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3256in" svg:height="6.7031in" svg:x="3.6748in" svg:y="16.3236in">
            <draw:object draw:notify-on-update-of-ranges="Sheet1.A1:Sheet1.A1 Sheet1.A2:Sheet1.A100 Sheet1.B1:Sheet1.B1 Sheet1.B2:Sheet1.B100 Sheet1.A1:Sheet1.A1 Sheet1.A2:Sheet1.A100 Sheet1.C1:Sheet1.C1 Sheet1.C2:Sheet1.C100 Sheet1.A1:Sheet1.A1 Sheet1.A2:Sheet1.A100 Sheet1.D1:Sheet1.D1 Sheet1.D2:Sheet1.D100 Sheet1.A1:Sheet1.A1 Sheet1.A2:Sheet1.A100 Sheet1.E1:Sheet1.E1 Sheet1.E2:Sheet1.E100 Sheet1.A1:Sheet1.A1 Sheet1.A2:Sheet1.A100 Sheet1.F1:Sheet1.F1 Sheet1.F2:Sheet1.F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2969in" svg:height="6.9165in" svg:x="3.6823in" svg:y="22.95in">
            <draw:object draw:notify-on-update-of-ranges="Sheet1.I1:Sheet1.I1 Sheet1.I2:Sheet1.I769 Sheet1.J1:Sheet1.J1 Sheet1.J2:Sheet1.J769 Sheet1.I1:Sheet1.I1 Sheet1.I2:Sheet1.I769 Sheet1.K1:Sheet1.K1 Sheet1.K2:Sheet1.K769 Sheet1.I1:Sheet1.I1 Sheet1.I2:Sheet1.I769 Sheet1.L1:Sheet1.L1 Sheet1.L2:Sheet1.L769 Sheet1.I1:Sheet1.I1 Sheet1.I2:Sheet1.I769 Sheet1.M1:Sheet1.M1 Sheet1.M2:Sheet1.M769 Sheet1.I1:Sheet1.I1 Sheet1.I2:Sheet1.I769 Sheet1.N1:Sheet1.N1 Sheet1.N2:Sheet1.N7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Charge-Capacity </text:p>
          </table:table-cell>
          <table:table-cell office:value-type="string" calcext:value-type="string">
            <text:p>Discharge-Capacity</text:p>
          </table:table-cell>
          <table:table-cell office:value-type="string" calcext:value-type="string">
            <text:p>Voltage Efficiency</text:p>
          </table:table-cell>
          <table:table-cell office:value-type="string" calcext:value-type="string">
            <text:p>Current Efficiency</text:p>
          </table:table-cell>
          <table:table-cell office:value-type="string" calcext:value-type="string">
            <text:p>Energy Efficiency</text:p>
          </table:table-cell>
          <table:table-cell table:number-columns-repeated="2"/>
          <table:table-cell office:value-type="string" calcext:value-type="string">
            <text:p>Cycle</text:p>
          </table:table-cell>
          <table:table-cell office:value-type="string" calcext:value-type="string">
            <text:p>Charge-Capacity </text:p>
          </table:table-cell>
          <table:table-cell office:value-type="string" calcext:value-type="string">
            <text:p>Discharge-Capacity</text:p>
          </table:table-cell>
          <table:table-cell office:value-type="string" calcext:value-type="string">
            <text:p>Voltage Efficiency</text:p>
          </table:table-cell>
          <table:table-cell office:value-type="string" calcext:value-type="string">
            <text:p>Current Efficiency</text:p>
          </table:table-cell>
          <table:table-cell office:value-type="string" calcext:value-type="string">
            <text:p>Energy 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4" calcext:value-type="float">
            <text:p>43.4</text:p>
          </table:table-cell>
          <table:table-cell office:value-type="float" office:value="40.3" calcext:value-type="float">
            <text:p>40.3</text:p>
          </table:table-cell>
          <table:table-cell office:value-type="float" office:value="64.545242" calcext:value-type="float">
            <text:p>64.545242</text:p>
          </table:table-cell>
          <table:table-cell office:value-type="float" office:value="92.918316" calcext:value-type="float">
            <text:p>92.918316</text:p>
          </table:table-cell>
          <table:table-cell office:value-type="float" office:value="59.974352" calcext:value-type="float">
            <text:p>59.974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4.8" calcext:value-type="float">
            <text:p>274.8</text:p>
          </table:table-cell>
          <table:table-cell office:value-type="float" office:value="152.3" calcext:value-type="float">
            <text:p>152.3</text:p>
          </table:table-cell>
          <table:table-cell office:value-type="float" office:value="41.50543" calcext:value-type="float">
            <text:p>41.50543</text:p>
          </table:table-cell>
          <table:table-cell office:value-type="float" office:value="55.42247" calcext:value-type="float">
            <text:p>55.42247</text:p>
          </table:table-cell>
          <table:table-cell office:value-type="float" office:value="23.003335" calcext:value-type="float">
            <text:p>23.003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4" calcext:value-type="float">
            <text:p>43.4</text:p>
          </table:table-cell>
          <table:table-cell office:value-type="float" office:value="41.4" calcext:value-type="float">
            <text:p>41.4</text:p>
          </table:table-cell>
          <table:table-cell office:value-type="float" office:value="65.29445" calcext:value-type="float">
            <text:p>65.29445</text:p>
          </table:table-cell>
          <table:table-cell office:value-type="float" office:value="95.439197" calcext:value-type="float">
            <text:p>95.439197</text:p>
          </table:table-cell>
          <table:table-cell office:value-type="float" office:value="62.316498" calcext:value-type="float">
            <text:p>62.3164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5.5" calcext:value-type="float">
            <text:p>165.5</text:p>
          </table:table-cell>
          <table:table-cell office:value-type="float" office:value="158.8" calcext:value-type="float">
            <text:p>158.8</text:p>
          </table:table-cell>
          <table:table-cell office:value-type="float" office:value="71.10599" calcext:value-type="float">
            <text:p>71.10599</text:p>
          </table:table-cell>
          <table:table-cell office:value-type="float" office:value="95.9598" calcext:value-type="float">
            <text:p>95.9598</text:p>
          </table:table-cell>
          <table:table-cell office:value-type="float" office:value="68.233166" calcext:value-type="float">
            <text:p>68.233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2" calcext:value-type="float">
            <text:p>45.2</text:p>
          </table:table-cell>
          <table:table-cell office:value-type="float" office:value="42.7" calcext:value-type="float">
            <text:p>42.7</text:p>
          </table:table-cell>
          <table:table-cell office:value-type="float" office:value="64.64223" calcext:value-type="float">
            <text:p>64.64223</text:p>
          </table:table-cell>
          <table:table-cell office:value-type="float" office:value="94.405494" calcext:value-type="float">
            <text:p>94.405494</text:p>
          </table:table-cell>
          <table:table-cell office:value-type="float" office:value="61.025817" calcext:value-type="float">
            <text:p>61.0258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0.2" calcext:value-type="float">
            <text:p>170.2</text:p>
          </table:table-cell>
          <table:table-cell office:value-type="float" office:value="163.3" calcext:value-type="float">
            <text:p>163.3</text:p>
          </table:table-cell>
          <table:table-cell office:value-type="float" office:value="71.677836" calcext:value-type="float">
            <text:p>71.677836</text:p>
          </table:table-cell>
          <table:table-cell office:value-type="float" office:value="95.96788" calcext:value-type="float">
            <text:p>95.96788</text:p>
          </table:table-cell>
          <table:table-cell office:value-type="float" office:value="68.7877" calcext:value-type="float">
            <text:p>68.7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.1" calcext:value-type="float">
            <text:p>46.1</text:p>
          </table:table-cell>
          <table:table-cell office:value-type="float" office:value="45.9" calcext:value-type="float">
            <text:p>45.9</text:p>
          </table:table-cell>
          <table:table-cell office:value-type="float" office:value="69.259775" calcext:value-type="float">
            <text:p>69.259775</text:p>
          </table:table-cell>
          <table:table-cell office:value-type="float" office:value="99.605141" calcext:value-type="float">
            <text:p>99.605141</text:p>
          </table:table-cell>
          <table:table-cell office:value-type="float" office:value="68.986297" calcext:value-type="float">
            <text:p>68.9862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4.5" calcext:value-type="float">
            <text:p>174.5</text:p>
          </table:table-cell>
          <table:table-cell office:value-type="float" office:value="166.8" calcext:value-type="float">
            <text:p>166.8</text:p>
          </table:table-cell>
          <table:table-cell office:value-type="float" office:value="71.749021" calcext:value-type="float">
            <text:p>71.749021</text:p>
          </table:table-cell>
          <table:table-cell office:value-type="float" office:value="95.549418" calcext:value-type="float">
            <text:p>95.549418</text:p>
          </table:table-cell>
          <table:table-cell office:value-type="float" office:value="68.555771" calcext:value-type="float">
            <text:p>68.555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3" calcext:value-type="float">
            <text:p>49.3</text:p>
          </table:table-cell>
          <table:table-cell office:value-type="float" office:value="47.2" calcext:value-type="float">
            <text:p>47.2</text:p>
          </table:table-cell>
          <table:table-cell office:value-type="float" office:value="67.192229" calcext:value-type="float">
            <text:p>67.192229</text:p>
          </table:table-cell>
          <table:table-cell office:value-type="float" office:value="95.618439" calcext:value-type="float">
            <text:p>95.618439</text:p>
          </table:table-cell>
          <table:table-cell office:value-type="float" office:value="64.248161" calcext:value-type="float">
            <text:p>64.2481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5.4" calcext:value-type="float">
            <text:p>175.4</text:p>
          </table:table-cell>
          <table:table-cell office:value-type="float" office:value="166.9" calcext:value-type="float">
            <text:p>166.9</text:p>
          </table:table-cell>
          <table:table-cell office:value-type="float" office:value="71.850121" calcext:value-type="float">
            <text:p>71.850121</text:p>
          </table:table-cell>
          <table:table-cell office:value-type="float" office:value="95.16051" calcext:value-type="float">
            <text:p>95.16051</text:p>
          </table:table-cell>
          <table:table-cell office:value-type="float" office:value="68.372942" calcext:value-type="float">
            <text:p>68.372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4" calcext:value-type="float">
            <text:p>50.4</text:p>
          </table:table-cell>
          <table:table-cell office:value-type="float" office:value="48.8" calcext:value-type="float">
            <text:p>48.8</text:p>
          </table:table-cell>
          <table:table-cell office:value-type="float" office:value="68.228273" calcext:value-type="float">
            <text:p>68.228273</text:p>
          </table:table-cell>
          <table:table-cell office:value-type="float" office:value="96.78459" calcext:value-type="float">
            <text:p>96.78459</text:p>
          </table:table-cell>
          <table:table-cell office:value-type="float" office:value="66.034454" calcext:value-type="float">
            <text:p>66.0344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0.4" calcext:value-type="float">
            <text:p>170.4</text:p>
          </table:table-cell>
          <table:table-cell office:value-type="float" office:value="164.6" calcext:value-type="float">
            <text:p>164.6</text:p>
          </table:table-cell>
          <table:table-cell office:value-type="float" office:value="72.223907" calcext:value-type="float">
            <text:p>72.223907</text:p>
          </table:table-cell>
          <table:table-cell office:value-type="float" office:value="96.607031" calcext:value-type="float">
            <text:p>96.607031</text:p>
          </table:table-cell>
          <table:table-cell office:value-type="float" office:value="69.773372" calcext:value-type="float">
            <text:p>69.773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2" calcext:value-type="float">
            <text:p>52.2</text:p>
          </table:table-cell>
          <table:table-cell office:value-type="float" office:value="53.1" calcext:value-type="float">
            <text:p>53.1</text:p>
          </table:table-cell>
          <table:table-cell office:value-type="float" office:value="70.418495" calcext:value-type="float">
            <text:p>70.418495</text:p>
          </table:table-cell>
          <table:table-cell office:value-type="float" office:value="101.738406" calcext:value-type="float">
            <text:p>101.738406</text:p>
          </table:table-cell>
          <table:table-cell office:value-type="float" office:value="71.642654" calcext:value-type="float">
            <text:p>71.6426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1.5" calcext:value-type="float">
            <text:p>171.5</text:p>
          </table:table-cell>
          <table:table-cell office:value-type="float" office:value="162.8" calcext:value-type="float">
            <text:p>162.8</text:p>
          </table:table-cell>
          <table:table-cell office:value-type="float" office:value="71.26382" calcext:value-type="float">
            <text:p>71.26382</text:p>
          </table:table-cell>
          <table:table-cell office:value-type="float" office:value="94.944401" calcext:value-type="float">
            <text:p>94.944401</text:p>
          </table:table-cell>
          <table:table-cell office:value-type="float" office:value="67.661006" calcext:value-type="float">
            <text:p>67.66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6" calcext:value-type="float">
            <text:p>56.6</text:p>
          </table:table-cell>
          <table:table-cell office:value-type="float" office:value="52.4" calcext:value-type="float">
            <text:p>52.4</text:p>
          </table:table-cell>
          <table:table-cell office:value-type="float" office:value="64.557871" calcext:value-type="float">
            <text:p>64.557871</text:p>
          </table:table-cell>
          <table:table-cell office:value-type="float" office:value="92.66246" calcext:value-type="float">
            <text:p>92.66246</text:p>
          </table:table-cell>
          <table:table-cell office:value-type="float" office:value="59.820911" calcext:value-type="float">
            <text:p>59.8209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8.9" calcext:value-type="float">
            <text:p>168.9</text:p>
          </table:table-cell>
          <table:table-cell office:value-type="float" office:value="162.6" calcext:value-type="float">
            <text:p>162.6</text:p>
          </table:table-cell>
          <table:table-cell office:value-type="float" office:value="72.099945" calcext:value-type="float">
            <text:p>72.099945</text:p>
          </table:table-cell>
          <table:table-cell office:value-type="float" office:value="96.257215" calcext:value-type="float">
            <text:p>96.257215</text:p>
          </table:table-cell>
          <table:table-cell office:value-type="float" office:value="69.401399" calcext:value-type="float">
            <text:p>69.401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.7</text:p>
          </table:table-cell>
          <table:table-cell office:value-type="float" office:value="54.8" calcext:value-type="float">
            <text:p>54.8</text:p>
          </table:table-cell>
          <table:table-cell office:value-type="float" office:value="69.297776" calcext:value-type="float">
            <text:p>69.297776</text:p>
          </table:table-cell>
          <table:table-cell office:value-type="float" office:value="96.501697" calcext:value-type="float">
            <text:p>96.501697</text:p>
          </table:table-cell>
          <table:table-cell office:value-type="float" office:value="66.87353" calcext:value-type="float">
            <text:p>66.8735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9.3" calcext:value-type="float">
            <text:p>169.3</text:p>
          </table:table-cell>
          <table:table-cell office:value-type="float" office:value="163.3" calcext:value-type="float">
            <text:p>163.3</text:p>
          </table:table-cell>
          <table:table-cell office:value-type="float" office:value="71.985074" calcext:value-type="float">
            <text:p>71.985074</text:p>
          </table:table-cell>
          <table:table-cell office:value-type="float" office:value="96.475307" calcext:value-type="float">
            <text:p>96.475307</text:p>
          </table:table-cell>
          <table:table-cell office:value-type="float" office:value="69.447821" calcext:value-type="float">
            <text:p>69.4478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.8" calcext:value-type="float">
            <text:p>57.8</text:p>
          </table:table-cell>
          <table:table-cell office:value-type="float" office:value="56.9" calcext:value-type="float">
            <text:p>56.9</text:p>
          </table:table-cell>
          <table:table-cell office:value-type="float" office:value="69.164382" calcext:value-type="float">
            <text:p>69.164382</text:p>
          </table:table-cell>
          <table:table-cell office:value-type="float" office:value="98.45495" calcext:value-type="float">
            <text:p>98.45495</text:p>
          </table:table-cell>
          <table:table-cell office:value-type="float" office:value="68.095758" calcext:value-type="float">
            <text:p>68.09575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9.3" calcext:value-type="float">
            <text:p>169.3</text:p>
          </table:table-cell>
          <table:table-cell office:value-type="float" office:value="161.5" calcext:value-type="float">
            <text:p>161.5</text:p>
          </table:table-cell>
          <table:table-cell office:value-type="float" office:value="71.589006" calcext:value-type="float">
            <text:p>71.589006</text:p>
          </table:table-cell>
          <table:table-cell office:value-type="float" office:value="95.409161" calcext:value-type="float">
            <text:p>95.409161</text:p>
          </table:table-cell>
          <table:table-cell office:value-type="float" office:value="68.30247" calcext:value-type="float">
            <text:p>68.30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" calcext:value-type="float">
            <text:p>60.5</text:p>
          </table:table-cell>
          <table:table-cell office:value-type="float" office:value="58.6" calcext:value-type="float">
            <text:p>58.6</text:p>
          </table:table-cell>
          <table:table-cell office:value-type="float" office:value="69.826465" calcext:value-type="float">
            <text:p>69.826465</text:p>
          </table:table-cell>
          <table:table-cell office:value-type="float" office:value="96.731786" calcext:value-type="float">
            <text:p>96.731786</text:p>
          </table:table-cell>
          <table:table-cell office:value-type="float" office:value="67.544387" calcext:value-type="float">
            <text:p>67.54438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6.8" calcext:value-type="float">
            <text:p>166.8</text:p>
          </table:table-cell>
          <table:table-cell office:value-type="float" office:value="159.4" calcext:value-type="float">
            <text:p>159.4</text:p>
          </table:table-cell>
          <table:table-cell office:value-type="float" office:value="71.736279" calcext:value-type="float">
            <text:p>71.736279</text:p>
          </table:table-cell>
          <table:table-cell office:value-type="float" office:value="95.554915" calcext:value-type="float">
            <text:p>95.554915</text:p>
          </table:table-cell>
          <table:table-cell office:value-type="float" office:value="68.547541" calcext:value-type="float">
            <text:p>68.5475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.1" calcext:value-type="float">
            <text:p>63.1</text:p>
          </table:table-cell>
          <table:table-cell office:value-type="float" office:value="61.6" calcext:value-type="float">
            <text:p>61.6</text:p>
          </table:table-cell>
          <table:table-cell office:value-type="float" office:value="70.565361" calcext:value-type="float">
            <text:p>70.565361</text:p>
          </table:table-cell>
          <table:table-cell office:value-type="float" office:value="97.725277" calcext:value-type="float">
            <text:p>97.725277</text:p>
          </table:table-cell>
          <table:table-cell office:value-type="float" office:value="68.960194" calcext:value-type="float">
            <text:p>68.96019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.3" calcext:value-type="float">
            <text:p>165.3</text:p>
          </table:table-cell>
          <table:table-cell office:value-type="float" office:value="158.8" calcext:value-type="float">
            <text:p>158.8</text:p>
          </table:table-cell>
          <table:table-cell office:value-type="float" office:value="71.87569" calcext:value-type="float">
            <text:p>71.87569</text:p>
          </table:table-cell>
          <table:table-cell office:value-type="float" office:value="96.063962" calcext:value-type="float">
            <text:p>96.063962</text:p>
          </table:table-cell>
          <table:table-cell office:value-type="float" office:value="69.046636" calcext:value-type="float">
            <text:p>69.046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.4" calcext:value-type="float">
            <text:p>65.4</text:p>
          </table:table-cell>
          <table:table-cell office:value-type="float" office:value="62.9" calcext:value-type="float">
            <text:p>62.9</text:p>
          </table:table-cell>
          <table:table-cell office:value-type="float" office:value="69.017818" calcext:value-type="float">
            <text:p>69.017818</text:p>
          </table:table-cell>
          <table:table-cell office:value-type="float" office:value="96.13392" calcext:value-type="float">
            <text:p>96.13392</text:p>
          </table:table-cell>
          <table:table-cell office:value-type="float" office:value="66.349534" calcext:value-type="float">
            <text:p>66.34953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3.3" calcext:value-type="float">
            <text:p>163.3</text:p>
          </table:table-cell>
          <table:table-cell office:value-type="float" office:value="157.4" calcext:value-type="float">
            <text:p>157.4</text:p>
          </table:table-cell>
          <table:table-cell office:value-type="float" office:value="71.687432" calcext:value-type="float">
            <text:p>71.687432</text:p>
          </table:table-cell>
          <table:table-cell office:value-type="float" office:value="96.348649" calcext:value-type="float">
            <text:p>96.348649</text:p>
          </table:table-cell>
          <table:table-cell office:value-type="float" office:value="69.069872" calcext:value-type="float">
            <text:p>69.069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.1" calcext:value-type="float">
            <text:p>67.1</text:p>
          </table:table-cell>
          <table:table-cell office:value-type="float" office:value="68.1" calcext:value-type="float">
            <text:p>68.1</text:p>
          </table:table-cell>
          <table:table-cell office:value-type="float" office:value="72.759351" calcext:value-type="float">
            <text:p>72.759351</text:p>
          </table:table-cell>
          <table:table-cell office:value-type="float" office:value="101.620048" calcext:value-type="float">
            <text:p>101.620048</text:p>
          </table:table-cell>
          <table:table-cell office:value-type="float" office:value="73.938087" calcext:value-type="float">
            <text:p>73.93808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155.7" calcext:value-type="float">
            <text:p>155.7</text:p>
          </table:table-cell>
          <table:table-cell office:value-type="float" office:value="71.388725" calcext:value-type="float">
            <text:p>71.388725</text:p>
          </table:table-cell>
          <table:table-cell office:value-type="float" office:value="95.5642" calcext:value-type="float">
            <text:p>95.5642</text:p>
          </table:table-cell>
          <table:table-cell office:value-type="float" office:value="68.222064" calcext:value-type="float">
            <text:p>68.222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6" calcext:value-type="float">
            <text:p>71.6</text:p>
          </table:table-cell>
          <table:table-cell office:value-type="float" office:value="69" calcext:value-type="float">
            <text:p>69</text:p>
          </table:table-cell>
          <table:table-cell office:value-type="float" office:value="69.908092" calcext:value-type="float">
            <text:p>69.908092</text:p>
          </table:table-cell>
          <table:table-cell office:value-type="float" office:value="96.458993" calcext:value-type="float">
            <text:p>96.458993</text:p>
          </table:table-cell>
          <table:table-cell office:value-type="float" office:value="67.432641" calcext:value-type="float">
            <text:p>67.4326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1.9" calcext:value-type="float">
            <text:p>161.9</text:p>
          </table:table-cell>
          <table:table-cell office:value-type="float" office:value="154.8" calcext:value-type="float">
            <text:p>154.8</text:p>
          </table:table-cell>
          <table:table-cell office:value-type="float" office:value="71.361908" calcext:value-type="float">
            <text:p>71.361908</text:p>
          </table:table-cell>
          <table:table-cell office:value-type="float" office:value="95.647366" calcext:value-type="float">
            <text:p>95.647366</text:p>
          </table:table-cell>
          <table:table-cell office:value-type="float" office:value="68.255786" calcext:value-type="float">
            <text:p>68.2557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.4" calcext:value-type="float">
            <text:p>73.4</text:p>
          </table:table-cell>
          <table:table-cell office:value-type="float" office:value="72.7" calcext:value-type="float">
            <text:p>72.7</text:p>
          </table:table-cell>
          <table:table-cell office:value-type="float" office:value="71.755121" calcext:value-type="float">
            <text:p>71.755121</text:p>
          </table:table-cell>
          <table:table-cell office:value-type="float" office:value="99.005989" calcext:value-type="float">
            <text:p>99.005989</text:p>
          </table:table-cell>
          <table:table-cell office:value-type="float" office:value="71.041868" calcext:value-type="float">
            <text:p>71.0418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1.2" calcext:value-type="float">
            <text:p>161.2</text:p>
          </table:table-cell>
          <table:table-cell office:value-type="float" office:value="155" calcext:value-type="float">
            <text:p>155</text:p>
          </table:table-cell>
          <table:table-cell office:value-type="float" office:value="71.69862" calcext:value-type="float">
            <text:p>71.69862</text:p>
          </table:table-cell>
          <table:table-cell office:value-type="float" office:value="96.188924" calcext:value-type="float">
            <text:p>96.188924</text:p>
          </table:table-cell>
          <table:table-cell office:value-type="float" office:value="68.966131" calcext:value-type="float">
            <text:p>68.966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.5" calcext:value-type="float">
            <text:p>76.5</text:p>
          </table:table-cell>
          <table:table-cell office:value-type="float" office:value="72.7" calcext:value-type="float">
            <text:p>72.7</text:p>
          </table:table-cell>
          <table:table-cell office:value-type="float" office:value="69.325964" calcext:value-type="float">
            <text:p>69.325964</text:p>
          </table:table-cell>
          <table:table-cell office:value-type="float" office:value="95.021179" calcext:value-type="float">
            <text:p>95.021179</text:p>
          </table:table-cell>
          <table:table-cell office:value-type="float" office:value="65.874348" calcext:value-type="float">
            <text:p>65.87434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1.2" calcext:value-type="float">
            <text:p>161.2</text:p>
          </table:table-cell>
          <table:table-cell office:value-type="float" office:value="154.3" calcext:value-type="float">
            <text:p>154.3</text:p>
          </table:table-cell>
          <table:table-cell office:value-type="float" office:value="71.190779" calcext:value-type="float">
            <text:p>71.190779</text:p>
          </table:table-cell>
          <table:table-cell office:value-type="float" office:value="95.738359" calcext:value-type="float">
            <text:p>95.738359</text:p>
          </table:table-cell>
          <table:table-cell office:value-type="float" office:value="68.156884" calcext:value-type="float">
            <text:p>68.1568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.5" calcext:value-type="float">
            <text:p>76.5</text:p>
          </table:table-cell>
          <table:table-cell office:value-type="float" office:value="74.6" calcext:value-type="float">
            <text:p>74.6</text:p>
          </table:table-cell>
          <table:table-cell office:value-type="float" office:value="70.819928" calcext:value-type="float">
            <text:p>70.819928</text:p>
          </table:table-cell>
          <table:table-cell office:value-type="float" office:value="97.647639" calcext:value-type="float">
            <text:p>97.647639</text:p>
          </table:table-cell>
          <table:table-cell office:value-type="float" office:value="69.153988" calcext:value-type="float">
            <text:p>69.15398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9.9" calcext:value-type="float">
            <text:p>159.9</text:p>
          </table:table-cell>
          <table:table-cell office:value-type="float" office:value="153.4" calcext:value-type="float">
            <text:p>153.4</text:p>
          </table:table-cell>
          <table:table-cell office:value-type="float" office:value="71.281097" calcext:value-type="float">
            <text:p>71.281097</text:p>
          </table:table-cell>
          <table:table-cell office:value-type="float" office:value="95.932203" calcext:value-type="float">
            <text:p>95.932203</text:p>
          </table:table-cell>
          <table:table-cell office:value-type="float" office:value="68.381527" calcext:value-type="float">
            <text:p>68.381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float" office:value="76.3" calcext:value-type="float">
            <text:p>76.3</text:p>
          </table:table-cell>
          <table:table-cell office:value-type="float" office:value="70.566819" calcext:value-type="float">
            <text:p>70.566819</text:p>
          </table:table-cell>
          <table:table-cell office:value-type="float" office:value="96.122589" calcext:value-type="float">
            <text:p>96.122589</text:p>
          </table:table-cell>
          <table:table-cell office:value-type="float" office:value="67.830653" calcext:value-type="float">
            <text:p>67.83065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9.2" calcext:value-type="float">
            <text:p>159.2</text:p>
          </table:table-cell>
          <table:table-cell office:value-type="float" office:value="152.9" calcext:value-type="float">
            <text:p>152.9</text:p>
          </table:table-cell>
          <table:table-cell office:value-type="float" office:value="71.593932" calcext:value-type="float">
            <text:p>71.593932</text:p>
          </table:table-cell>
          <table:table-cell office:value-type="float" office:value="96.033725" calcext:value-type="float">
            <text:p>96.033725</text:p>
          </table:table-cell>
          <table:table-cell office:value-type="float" office:value="68.75432" calcext:value-type="float">
            <text:p>68.75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7" calcext:value-type="float">
            <text:p>79.7</text:p>
          </table:table-cell>
          <table:table-cell office:value-type="float" office:value="77.5" calcext:value-type="float">
            <text:p>77.5</text:p>
          </table:table-cell>
          <table:table-cell office:value-type="float" office:value="71.305008" calcext:value-type="float">
            <text:p>71.305008</text:p>
          </table:table-cell>
          <table:table-cell office:value-type="float" office:value="97.267035" calcext:value-type="float">
            <text:p>97.267035</text:p>
          </table:table-cell>
          <table:table-cell office:value-type="float" office:value="69.356267" calcext:value-type="float">
            <text:p>69.3562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9.2" calcext:value-type="float">
            <text:p>159.2</text:p>
          </table:table-cell>
          <table:table-cell office:value-type="float" office:value="152.3" calcext:value-type="float">
            <text:p>152.3</text:p>
          </table:table-cell>
          <table:table-cell office:value-type="float" office:value="71.221696" calcext:value-type="float">
            <text:p>71.221696</text:p>
          </table:table-cell>
          <table:table-cell office:value-type="float" office:value="95.684099" calcext:value-type="float">
            <text:p>95.684099</text:p>
          </table:table-cell>
          <table:table-cell office:value-type="float" office:value="68.147838" calcext:value-type="float">
            <text:p>68.1478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3" calcext:value-type="float">
            <text:p>81.3</text:p>
          </table:table-cell>
          <table:table-cell office:value-type="float" office:value="78.8" calcext:value-type="float">
            <text:p>78.8</text:p>
          </table:table-cell>
          <table:table-cell office:value-type="float" office:value="71.070458" calcext:value-type="float">
            <text:p>71.070458</text:p>
          </table:table-cell>
          <table:table-cell office:value-type="float" office:value="96.88658" calcext:value-type="float">
            <text:p>96.88658</text:p>
          </table:table-cell>
          <table:table-cell office:value-type="float" office:value="68.857737" calcext:value-type="float">
            <text:p>68.85773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9.5" calcext:value-type="float">
            <text:p>159.5</text:p>
          </table:table-cell>
          <table:table-cell office:value-type="float" office:value="153.4" calcext:value-type="float">
            <text:p>153.4</text:p>
          </table:table-cell>
          <table:table-cell office:value-type="float" office:value="71.408279" calcext:value-type="float">
            <text:p>71.408279</text:p>
          </table:table-cell>
          <table:table-cell office:value-type="float" office:value="96.149531" calcext:value-type="float">
            <text:p>96.149531</text:p>
          </table:table-cell>
          <table:table-cell office:value-type="float" office:value="68.658725" calcext:value-type="float">
            <text:p>68.6587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83.3" calcext:value-type="float">
            <text:p>83.3</text:p>
          </table:table-cell>
          <table:table-cell office:value-type="float" office:value="73.314674" calcext:value-type="float">
            <text:p>73.314674</text:p>
          </table:table-cell>
          <table:table-cell office:value-type="float" office:value="100.422356" calcext:value-type="float">
            <text:p>100.422356</text:p>
          </table:table-cell>
          <table:table-cell office:value-type="float" office:value="73.624323" calcext:value-type="float">
            <text:p>73.6243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8.6" calcext:value-type="float">
            <text:p>158.6</text:p>
          </table:table-cell>
          <table:table-cell office:value-type="float" office:value="152.7" calcext:value-type="float">
            <text:p>152.7</text:p>
          </table:table-cell>
          <table:table-cell office:value-type="float" office:value="71.502933" calcext:value-type="float">
            <text:p>71.502933</text:p>
          </table:table-cell>
          <table:table-cell office:value-type="float" office:value="96.241031" calcext:value-type="float">
            <text:p>96.241031</text:p>
          </table:table-cell>
          <table:table-cell office:value-type="float" office:value="68.81516" calcext:value-type="float">
            <text:p>68.815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.7" calcext:value-type="float">
            <text:p>87.7</text:p>
          </table:table-cell>
          <table:table-cell office:value-type="float" office:value="84.9" calcext:value-type="float">
            <text:p>84.9</text:p>
          </table:table-cell>
          <table:table-cell office:value-type="float" office:value="71.092997" calcext:value-type="float">
            <text:p>71.092997</text:p>
          </table:table-cell>
          <table:table-cell office:value-type="float" office:value="96.901488" calcext:value-type="float">
            <text:p>96.901488</text:p>
          </table:table-cell>
          <table:table-cell office:value-type="float" office:value="68.890172" calcext:value-type="float">
            <text:p>68.89017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9.2" calcext:value-type="float">
            <text:p>159.2</text:p>
          </table:table-cell>
          <table:table-cell office:value-type="float" office:value="151.8" calcext:value-type="float">
            <text:p>151.8</text:p>
          </table:table-cell>
          <table:table-cell office:value-type="float" office:value="70.863176" calcext:value-type="float">
            <text:p>70.863176</text:p>
          </table:table-cell>
          <table:table-cell office:value-type="float" office:value="95.345004" calcext:value-type="float">
            <text:p>95.345004</text:p>
          </table:table-cell>
          <table:table-cell office:value-type="float" office:value="67.564498" calcext:value-type="float">
            <text:p>67.5644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6" calcext:value-type="float">
            <text:p>89.6</text:p>
          </table:table-cell>
          <table:table-cell office:value-type="float" office:value="87.3" calcext:value-type="float">
            <text:p>87.3</text:p>
          </table:table-cell>
          <table:table-cell office:value-type="float" office:value="71.958076" calcext:value-type="float">
            <text:p>71.958076</text:p>
          </table:table-cell>
          <table:table-cell office:value-type="float" office:value="97.381985" calcext:value-type="float">
            <text:p>97.381985</text:p>
          </table:table-cell>
          <table:table-cell office:value-type="float" office:value="70.074203" calcext:value-type="float">
            <text:p>70.07420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5.7" calcext:value-type="float">
            <text:p>155.7</text:p>
          </table:table-cell>
          <table:table-cell office:value-type="float" office:value="148.3" calcext:value-type="float">
            <text:p>148.3</text:p>
          </table:table-cell>
          <table:table-cell office:value-type="float" office:value="70.735379" calcext:value-type="float">
            <text:p>70.735379</text:p>
          </table:table-cell>
          <table:table-cell office:value-type="float" office:value="95.239865" calcext:value-type="float">
            <text:p>95.239865</text:p>
          </table:table-cell>
          <table:table-cell office:value-type="float" office:value="67.36828" calcext:value-type="float">
            <text:p>67.368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.8" calcext:value-type="float">
            <text:p>91.8</text:p>
          </table:table-cell>
          <table:table-cell office:value-type="float" office:value="88.4" calcext:value-type="float">
            <text:p>88.4</text:p>
          </table:table-cell>
          <table:table-cell office:value-type="float" office:value="71.723667" calcext:value-type="float">
            <text:p>71.723667</text:p>
          </table:table-cell>
          <table:table-cell office:value-type="float" office:value="96.261318" calcext:value-type="float">
            <text:p>96.261318</text:p>
          </table:table-cell>
          <table:table-cell office:value-type="float" office:value="69.042147" calcext:value-type="float">
            <text:p>69.04214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5.2" calcext:value-type="float">
            <text:p>155.2</text:p>
          </table:table-cell>
          <table:table-cell office:value-type="float" office:value="148.9" calcext:value-type="float">
            <text:p>148.9</text:p>
          </table:table-cell>
          <table:table-cell office:value-type="float" office:value="70.772311" calcext:value-type="float">
            <text:p>70.772311</text:p>
          </table:table-cell>
          <table:table-cell office:value-type="float" office:value="95.923828" calcext:value-type="float">
            <text:p>95.923828</text:p>
          </table:table-cell>
          <table:table-cell office:value-type="float" office:value="67.88751" calcext:value-type="float">
            <text:p>67.887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91.3" calcext:value-type="float">
            <text:p>91.3</text:p>
          </table:table-cell>
          <table:table-cell office:value-type="float" office:value="73.34256" calcext:value-type="float">
            <text:p>73.34256</text:p>
          </table:table-cell>
          <table:table-cell office:value-type="float" office:value="99.227855" calcext:value-type="float">
            <text:p>99.227855</text:p>
          </table:table-cell>
          <table:table-cell office:value-type="float" office:value="72.776249" calcext:value-type="float">
            <text:p>72.77624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54.8" calcext:value-type="float">
            <text:p>154.8</text:p>
          </table:table-cell>
          <table:table-cell office:value-type="float" office:value="148.7" calcext:value-type="float">
            <text:p>148.7</text:p>
          </table:table-cell>
          <table:table-cell office:value-type="float" office:value="70.994634" calcext:value-type="float">
            <text:p>70.994634</text:p>
          </table:table-cell>
          <table:table-cell office:value-type="float" office:value="96.027205" calcext:value-type="float">
            <text:p>96.027205</text:p>
          </table:table-cell>
          <table:table-cell office:value-type="float" office:value="68.174162" calcext:value-type="float">
            <text:p>68.1741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.2" calcext:value-type="float">
            <text:p>96.2</text:p>
          </table:table-cell>
          <table:table-cell office:value-type="float" office:value="94" calcext:value-type="float">
            <text:p>94</text:p>
          </table:table-cell>
          <table:table-cell office:value-type="float" office:value="71.989177" calcext:value-type="float">
            <text:p>71.989177</text:p>
          </table:table-cell>
          <table:table-cell office:value-type="float" office:value="97.747851" calcext:value-type="float">
            <text:p>97.747851</text:p>
          </table:table-cell>
          <table:table-cell office:value-type="float" office:value="70.367873" calcext:value-type="float">
            <text:p>70.36787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54.1" calcext:value-type="float">
            <text:p>154.1</text:p>
          </table:table-cell>
          <table:table-cell office:value-type="float" office:value="147.8" calcext:value-type="float">
            <text:p>147.8</text:p>
          </table:table-cell>
          <table:table-cell office:value-type="float" office:value="70.800495" calcext:value-type="float">
            <text:p>70.800495</text:p>
          </table:table-cell>
          <table:table-cell office:value-type="float" office:value="95.892731" calcext:value-type="float">
            <text:p>95.892731</text:p>
          </table:table-cell>
          <table:table-cell office:value-type="float" office:value="67.892528" calcext:value-type="float">
            <text:p>67.8925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94.5" calcext:value-type="float">
            <text:p>94.5</text:p>
          </table:table-cell>
          <table:table-cell office:value-type="float" office:value="71.626831" calcext:value-type="float">
            <text:p>71.626831</text:p>
          </table:table-cell>
          <table:table-cell office:value-type="float" office:value="96.488562" calcext:value-type="float">
            <text:p>96.488562</text:p>
          </table:table-cell>
          <table:table-cell office:value-type="float" office:value="69.111699" calcext:value-type="float">
            <text:p>69.11169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3.4" calcext:value-type="float">
            <text:p>153.4</text:p>
          </table:table-cell>
          <table:table-cell office:value-type="float" office:value="146.9" calcext:value-type="float">
            <text:p>146.9</text:p>
          </table:table-cell>
          <table:table-cell office:value-type="float" office:value="70.694555" calcext:value-type="float">
            <text:p>70.694555</text:p>
          </table:table-cell>
          <table:table-cell office:value-type="float" office:value="95.761149" calcext:value-type="float">
            <text:p>95.761149</text:p>
          </table:table-cell>
          <table:table-cell office:value-type="float" office:value="67.697918" calcext:value-type="float">
            <text:p>67.6979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.4" calcext:value-type="float">
            <text:p>99.4</text:p>
          </table:table-cell>
          <table:table-cell office:value-type="float" office:value="96.3" calcext:value-type="float">
            <text:p>96.3</text:p>
          </table:table-cell>
          <table:table-cell office:value-type="float" office:value="71.897768" calcext:value-type="float">
            <text:p>71.897768</text:p>
          </table:table-cell>
          <table:table-cell office:value-type="float" office:value="96.905343" calcext:value-type="float">
            <text:p>96.905343</text:p>
          </table:table-cell>
          <table:table-cell office:value-type="float" office:value="69.672779" calcext:value-type="float">
            <text:p>69.67277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53.6" calcext:value-type="float">
            <text:p>153.6</text:p>
          </table:table-cell>
          <table:table-cell office:value-type="float" office:value="146.7" calcext:value-type="float">
            <text:p>146.7</text:p>
          </table:table-cell>
          <table:table-cell office:value-type="float" office:value="70.465475" calcext:value-type="float">
            <text:p>70.465475</text:p>
          </table:table-cell>
          <table:table-cell office:value-type="float" office:value="95.528866" calcext:value-type="float">
            <text:p>95.528866</text:p>
          </table:table-cell>
          <table:table-cell office:value-type="float" office:value="67.314869" calcext:value-type="float">
            <text:p>67.3148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.7" calcext:value-type="float">
            <text:p>100.7</text:p>
          </table:table-cell>
          <table:table-cell office:value-type="float" office:value="98" calcext:value-type="float">
            <text:p>98</text:p>
          </table:table-cell>
          <table:table-cell office:value-type="float" office:value="72.803951" calcext:value-type="float">
            <text:p>72.803951</text:p>
          </table:table-cell>
          <table:table-cell office:value-type="float" office:value="97.306747" calcext:value-type="float">
            <text:p>97.306747</text:p>
          </table:table-cell>
          <table:table-cell office:value-type="float" office:value="70.843157" calcext:value-type="float">
            <text:p>70.84315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2.5" calcext:value-type="float">
            <text:p>152.5</text:p>
          </table:table-cell>
          <table:table-cell office:value-type="float" office:value="146.9" calcext:value-type="float">
            <text:p>146.9</text:p>
          </table:table-cell>
          <table:table-cell office:value-type="float" office:value="71.313241" calcext:value-type="float">
            <text:p>71.313241</text:p>
          </table:table-cell>
          <table:table-cell office:value-type="float" office:value="96.324387" calcext:value-type="float">
            <text:p>96.324387</text:p>
          </table:table-cell>
          <table:table-cell office:value-type="float" office:value="68.692042" calcext:value-type="float">
            <text:p>68.692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.7" calcext:value-type="float">
            <text:p>102.7</text:p>
          </table:table-cell>
          <table:table-cell office:value-type="float" office:value="101" calcext:value-type="float">
            <text:p>101</text:p>
          </table:table-cell>
          <table:table-cell office:value-type="float" office:value="73.323638" calcext:value-type="float">
            <text:p>73.323638</text:p>
          </table:table-cell>
          <table:table-cell office:value-type="float" office:value="98.416404" calcext:value-type="float">
            <text:p>98.416404</text:p>
          </table:table-cell>
          <table:table-cell office:value-type="float" office:value="72.162488" calcext:value-type="float">
            <text:p>72.16248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53.4" calcext:value-type="float">
            <text:p>153.4</text:p>
          </table:table-cell>
          <table:table-cell office:value-type="float" office:value="147.8" calcext:value-type="float">
            <text:p>147.8</text:p>
          </table:table-cell>
          <table:table-cell office:value-type="float" office:value="70.995571" calcext:value-type="float">
            <text:p>70.995571</text:p>
          </table:table-cell>
          <table:table-cell office:value-type="float" office:value="96.344943" calcext:value-type="float">
            <text:p>96.344943</text:p>
          </table:table-cell>
          <table:table-cell office:value-type="float" office:value="68.400642" calcext:value-type="float">
            <text:p>68.4006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.3" calcext:value-type="float">
            <text:p>106.3</text:p>
          </table:table-cell>
          <table:table-cell office:value-type="float" office:value="103" calcext:value-type="float">
            <text:p>103</text:p>
          </table:table-cell>
          <table:table-cell office:value-type="float" office:value="72.46271" calcext:value-type="float">
            <text:p>72.46271</text:p>
          </table:table-cell>
          <table:table-cell office:value-type="float" office:value="96.920646" calcext:value-type="float">
            <text:p>96.920646</text:p>
          </table:table-cell>
          <table:table-cell office:value-type="float" office:value="70.231327" calcext:value-type="float">
            <text:p>70.2313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3.8" calcext:value-type="float">
            <text:p>153.8</text:p>
          </table:table-cell>
          <table:table-cell office:value-type="float" office:value="147.4" calcext:value-type="float">
            <text:p>147.4</text:p>
          </table:table-cell>
          <table:table-cell office:value-type="float" office:value="70.956557" calcext:value-type="float">
            <text:p>70.956557</text:p>
          </table:table-cell>
          <table:table-cell office:value-type="float" office:value="95.891572" calcext:value-type="float">
            <text:p>95.891572</text:p>
          </table:table-cell>
          <table:table-cell office:value-type="float" office:value="68.041358" calcext:value-type="float">
            <text:p>68.0413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.5" calcext:value-type="float">
            <text:p>107.5</text:p>
          </table:table-cell>
          <table:table-cell office:value-type="float" office:value="103.9" calcext:value-type="float">
            <text:p>103.9</text:p>
          </table:table-cell>
          <table:table-cell office:value-type="float" office:value="72.220944" calcext:value-type="float">
            <text:p>72.220944</text:p>
          </table:table-cell>
          <table:table-cell office:value-type="float" office:value="96.637387" calcext:value-type="float">
            <text:p>96.637387</text:p>
          </table:table-cell>
          <table:table-cell office:value-type="float" office:value="69.792432" calcext:value-type="float">
            <text:p>69.7924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54.3" calcext:value-type="float">
            <text:p>154.3</text:p>
          </table:table-cell>
          <table:table-cell office:value-type="float" office:value="146.2" calcext:value-type="float">
            <text:p>146.2</text:p>
          </table:table-cell>
          <table:table-cell office:value-type="float" office:value="70.349032" calcext:value-type="float">
            <text:p>70.349032</text:p>
          </table:table-cell>
          <table:table-cell office:value-type="float" office:value="94.728302" calcext:value-type="float">
            <text:p>94.728302</text:p>
          </table:table-cell>
          <table:table-cell office:value-type="float" office:value="66.640444" calcext:value-type="float">
            <text:p>66.6404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7" calcext:value-type="float">
            <text:p>107.7</text:p>
          </table:table-cell>
          <table:table-cell office:value-type="float" office:value="73.490716" calcext:value-type="float">
            <text:p>73.490716</text:p>
          </table:table-cell>
          <table:table-cell office:value-type="float" office:value="98.513255" calcext:value-type="float">
            <text:p>98.513255</text:p>
          </table:table-cell>
          <table:table-cell office:value-type="float" office:value="72.398097" calcext:value-type="float">
            <text:p>72.39809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50.5" calcext:value-type="float">
            <text:p>150.5</text:p>
          </table:table-cell>
          <table:table-cell office:value-type="float" office:value="144.5" calcext:value-type="float">
            <text:p>144.5</text:p>
          </table:table-cell>
          <table:table-cell office:value-type="float" office:value="70.88659" calcext:value-type="float">
            <text:p>70.88659</text:p>
          </table:table-cell>
          <table:table-cell office:value-type="float" office:value="96.039773" calcext:value-type="float">
            <text:p>96.039773</text:p>
          </table:table-cell>
          <table:table-cell office:value-type="float" office:value="68.07932" calcext:value-type="float">
            <text:p>68.079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1.9" calcext:value-type="float">
            <text:p>111.9</text:p>
          </table:table-cell>
          <table:table-cell office:value-type="float" office:value="108.3" calcext:value-type="float">
            <text:p>108.3</text:p>
          </table:table-cell>
          <table:table-cell office:value-type="float" office:value="72.594084" calcext:value-type="float">
            <text:p>72.594084</text:p>
          </table:table-cell>
          <table:table-cell office:value-type="float" office:value="96.766893" calcext:value-type="float">
            <text:p>96.766893</text:p>
          </table:table-cell>
          <table:table-cell office:value-type="float" office:value="70.247039" calcext:value-type="float">
            <text:p>70.2470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43.1" calcext:value-type="float">
            <text:p>143.1</text:p>
          </table:table-cell>
          <table:table-cell office:value-type="float" office:value="70.102937" calcext:value-type="float">
            <text:p>70.102937</text:p>
          </table:table-cell>
          <table:table-cell office:value-type="float" office:value="95.421398" calcext:value-type="float">
            <text:p>95.421398</text:p>
          </table:table-cell>
          <table:table-cell office:value-type="float" office:value="66.893202" calcext:value-type="float">
            <text:p>66.893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.1" calcext:value-type="float">
            <text:p>113.1</text:p>
          </table:table-cell>
          <table:table-cell office:value-type="float" office:value="109.3" calcext:value-type="float">
            <text:p>109.3</text:p>
          </table:table-cell>
          <table:table-cell office:value-type="float" office:value="72.670912" calcext:value-type="float">
            <text:p>72.670912</text:p>
          </table:table-cell>
          <table:table-cell office:value-type="float" office:value="96.645302" calcext:value-type="float">
            <text:p>96.645302</text:p>
          </table:table-cell>
          <table:table-cell office:value-type="float" office:value="70.233023" calcext:value-type="float">
            <text:p>70.23302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46.2" calcext:value-type="float">
            <text:p>146.2</text:p>
          </table:table-cell>
          <table:table-cell office:value-type="float" office:value="140.2" calcext:value-type="float">
            <text:p>140.2</text:p>
          </table:table-cell>
          <table:table-cell office:value-type="float" office:value="70.395607" calcext:value-type="float">
            <text:p>70.395607</text:p>
          </table:table-cell>
          <table:table-cell office:value-type="float" office:value="95.918796" calcext:value-type="float">
            <text:p>95.918796</text:p>
          </table:table-cell>
          <table:table-cell office:value-type="float" office:value="67.522618" calcext:value-type="float">
            <text:p>67.5226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5.3" calcext:value-type="float">
            <text:p>115.3</text:p>
          </table:table-cell>
          <table:table-cell office:value-type="float" office:value="113.9" calcext:value-type="float">
            <text:p>113.9</text:p>
          </table:table-cell>
          <table:table-cell office:value-type="float" office:value="74.325624" calcext:value-type="float">
            <text:p>74.325624</text:p>
          </table:table-cell>
          <table:table-cell office:value-type="float" office:value="98.738086" calcext:value-type="float">
            <text:p>98.738086</text:p>
          </table:table-cell>
          <table:table-cell office:value-type="float" office:value="73.387698" calcext:value-type="float">
            <text:p>73.38769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47.1" calcext:value-type="float">
            <text:p>147.1</text:p>
          </table:table-cell>
          <table:table-cell office:value-type="float" office:value="140.6" calcext:value-type="float">
            <text:p>140.6</text:p>
          </table:table-cell>
          <table:table-cell office:value-type="float" office:value="70.483057" calcext:value-type="float">
            <text:p>70.483057</text:p>
          </table:table-cell>
          <table:table-cell office:value-type="float" office:value="95.578679" calcext:value-type="float">
            <text:p>95.578679</text:p>
          </table:table-cell>
          <table:table-cell office:value-type="float" office:value="67.366775" calcext:value-type="float">
            <text:p>67.3667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8.6" calcext:value-type="float">
            <text:p>118.6</text:p>
          </table:table-cell>
          <table:table-cell office:value-type="float" office:value="115.7" calcext:value-type="float">
            <text:p>115.7</text:p>
          </table:table-cell>
          <table:table-cell office:value-type="float" office:value="72.995192" calcext:value-type="float">
            <text:p>72.995192</text:p>
          </table:table-cell>
          <table:table-cell office:value-type="float" office:value="97.564627" calcext:value-type="float">
            <text:p>97.564627</text:p>
          </table:table-cell>
          <table:table-cell office:value-type="float" office:value="71.217487" calcext:value-type="float">
            <text:p>71.21748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46.7" calcext:value-type="float">
            <text:p>146.7</text:p>
          </table:table-cell>
          <table:table-cell office:value-type="float" office:value="140.6" calcext:value-type="float">
            <text:p>140.6</text:p>
          </table:table-cell>
          <table:table-cell office:value-type="float" office:value="70.472249" calcext:value-type="float">
            <text:p>70.472249</text:p>
          </table:table-cell>
          <table:table-cell office:value-type="float" office:value="95.810821" calcext:value-type="float">
            <text:p>95.810821</text:p>
          </table:table-cell>
          <table:table-cell office:value-type="float" office:value="67.52004" calcext:value-type="float">
            <text:p>67.52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.7" calcext:value-type="float">
            <text:p>120.7</text:p>
          </table:table-cell>
          <table:table-cell office:value-type="float" office:value="116.6" calcext:value-type="float">
            <text:p>116.6</text:p>
          </table:table-cell>
          <table:table-cell office:value-type="float" office:value="72.807691" calcext:value-type="float">
            <text:p>72.807691</text:p>
          </table:table-cell>
          <table:table-cell office:value-type="float" office:value="96.547513" calcext:value-type="float">
            <text:p>96.547513</text:p>
          </table:table-cell>
          <table:table-cell office:value-type="float" office:value="70.294015" calcext:value-type="float">
            <text:p>70.29401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6.2" calcext:value-type="float">
            <text:p>146.2</text:p>
          </table:table-cell>
          <table:table-cell office:value-type="float" office:value="140.4" calcext:value-type="float">
            <text:p>140.4</text:p>
          </table:table-cell>
          <table:table-cell office:value-type="float" office:value="70.508935" calcext:value-type="float">
            <text:p>70.508935</text:p>
          </table:table-cell>
          <table:table-cell office:value-type="float" office:value="96.042089" calcext:value-type="float">
            <text:p>96.042089</text:p>
          </table:table-cell>
          <table:table-cell office:value-type="float" office:value="67.718254" calcext:value-type="float">
            <text:p>67.7182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1.6" calcext:value-type="float">
            <text:p>121.6</text:p>
          </table:table-cell>
          <table:table-cell office:value-type="float" office:value="118" calcext:value-type="float">
            <text:p>118</text:p>
          </table:table-cell>
          <table:table-cell office:value-type="float" office:value="73.164306" calcext:value-type="float">
            <text:p>73.164306</text:p>
          </table:table-cell>
          <table:table-cell office:value-type="float" office:value="97.02557" calcext:value-type="float">
            <text:p>97.02557</text:p>
          </table:table-cell>
          <table:table-cell office:value-type="float" office:value="70.988085" calcext:value-type="float">
            <text:p>70.9880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46.4" calcext:value-type="float">
            <text:p>146.4</text:p>
          </table:table-cell>
          <table:table-cell office:value-type="float" office:value="140" calcext:value-type="float">
            <text:p>140</text:p>
          </table:table-cell>
          <table:table-cell office:value-type="float" office:value="70.266743" calcext:value-type="float">
            <text:p>70.266743</text:p>
          </table:table-cell>
          <table:table-cell office:value-type="float" office:value="95.679585" calcext:value-type="float">
            <text:p>95.679585</text:p>
          </table:table-cell>
          <table:table-cell office:value-type="float" office:value="67.230928" calcext:value-type="float">
            <text:p>67.2309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2.9" calcext:value-type="float">
            <text:p>122.9</text:p>
          </table:table-cell>
          <table:table-cell office:value-type="float" office:value="118.2" calcext:value-type="float">
            <text:p>118.2</text:p>
          </table:table-cell>
          <table:table-cell office:value-type="float" office:value="72.591787" calcext:value-type="float">
            <text:p>72.591787</text:p>
          </table:table-cell>
          <table:table-cell office:value-type="float" office:value="96.172406" calcext:value-type="float">
            <text:p>96.172406</text:p>
          </table:table-cell>
          <table:table-cell office:value-type="float" office:value="69.813268" calcext:value-type="float">
            <text:p>69.81326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44.7" calcext:value-type="float">
            <text:p>144.7</text:p>
          </table:table-cell>
          <table:table-cell office:value-type="float" office:value="139.8" calcext:value-type="float">
            <text:p>139.8</text:p>
          </table:table-cell>
          <table:table-cell office:value-type="float" office:value="71.003084" calcext:value-type="float">
            <text:p>71.003084</text:p>
          </table:table-cell>
          <table:table-cell office:value-type="float" office:value="96.631498" calcext:value-type="float">
            <text:p>96.631498</text:p>
          </table:table-cell>
          <table:table-cell office:value-type="float" office:value="68.611344" calcext:value-type="float">
            <text:p>68.6113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3.6" calcext:value-type="float">
            <text:p>123.6</text:p>
          </table:table-cell>
          <table:table-cell office:value-type="float" office:value="122.9" calcext:value-type="float">
            <text:p>122.9</text:p>
          </table:table-cell>
          <table:table-cell office:value-type="float" office:value="75.002535" calcext:value-type="float">
            <text:p>75.002535</text:p>
          </table:table-cell>
          <table:table-cell office:value-type="float" office:value="99.419214" calcext:value-type="float">
            <text:p>99.419214</text:p>
          </table:table-cell>
          <table:table-cell office:value-type="float" office:value="74.566931" calcext:value-type="float">
            <text:p>74.56693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7.4" calcext:value-type="float">
            <text:p>147.4</text:p>
          </table:table-cell>
          <table:table-cell office:value-type="float" office:value="140.6" calcext:value-type="float">
            <text:p>140.6</text:p>
          </table:table-cell>
          <table:table-cell office:value-type="float" office:value="70.52713" calcext:value-type="float">
            <text:p>70.52713</text:p>
          </table:table-cell>
          <table:table-cell office:value-type="float" office:value="95.342919" calcext:value-type="float">
            <text:p>95.342919</text:p>
          </table:table-cell>
          <table:table-cell office:value-type="float" office:value="67.242625" calcext:value-type="float">
            <text:p>67.242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8.9" calcext:value-type="float">
            <text:p>128.9</text:p>
          </table:table-cell>
          <table:table-cell office:value-type="float" office:value="125.1" calcext:value-type="float">
            <text:p>125.1</text:p>
          </table:table-cell>
          <table:table-cell office:value-type="float" office:value="73.494678" calcext:value-type="float">
            <text:p>73.494678</text:p>
          </table:table-cell>
          <table:table-cell office:value-type="float" office:value="97.051579" calcext:value-type="float">
            <text:p>97.051579</text:p>
          </table:table-cell>
          <table:table-cell office:value-type="float" office:value="71.327746" calcext:value-type="float">
            <text:p>71.32774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7.8" calcext:value-type="float">
            <text:p>147.8</text:p>
          </table:table-cell>
          <table:table-cell office:value-type="float" office:value="141.5" calcext:value-type="float">
            <text:p>141.5</text:p>
          </table:table-cell>
          <table:table-cell office:value-type="float" office:value="70.613227" calcext:value-type="float">
            <text:p>70.613227</text:p>
          </table:table-cell>
          <table:table-cell office:value-type="float" office:value="95.71931" calcext:value-type="float">
            <text:p>95.71931</text:p>
          </table:table-cell>
          <table:table-cell office:value-type="float" office:value="67.590494" calcext:value-type="float">
            <text:p>67.5904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.1" calcext:value-type="float">
            <text:p>130.1</text:p>
          </table:table-cell>
          <table:table-cell office:value-type="float" office:value="124.9" calcext:value-type="float">
            <text:p>124.9</text:p>
          </table:table-cell>
          <table:table-cell office:value-type="float" office:value="72.929074" calcext:value-type="float">
            <text:p>72.929074</text:p>
          </table:table-cell>
          <table:table-cell office:value-type="float" office:value="95.971513" calcext:value-type="float">
            <text:p>95.971513</text:p>
          </table:table-cell>
          <table:table-cell office:value-type="float" office:value="69.991136" calcext:value-type="float">
            <text:p>69.99113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46.4" calcext:value-type="float">
            <text:p>146.4</text:p>
          </table:table-cell>
          <table:table-cell office:value-type="float" office:value="140.6" calcext:value-type="float">
            <text:p>140.6</text:p>
          </table:table-cell>
          <table:table-cell office:value-type="float" office:value="70.840478" calcext:value-type="float">
            <text:p>70.840478</text:p>
          </table:table-cell>
          <table:table-cell office:value-type="float" office:value="96.048128" calcext:value-type="float">
            <text:p>96.048128</text:p>
          </table:table-cell>
          <table:table-cell office:value-type="float" office:value="68.040953" calcext:value-type="float">
            <text:p>68.0409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8" calcext:value-type="float">
            <text:p>127.8</text:p>
          </table:table-cell>
          <table:table-cell office:value-type="float" office:value="74.193405" calcext:value-type="float">
            <text:p>74.193405</text:p>
          </table:table-cell>
          <table:table-cell office:value-type="float" office:value="98.043117" calcext:value-type="float">
            <text:p>98.043117</text:p>
          </table:table-cell>
          <table:table-cell office:value-type="float" office:value="72.741527" calcext:value-type="float">
            <text:p>72.74152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46.7" calcext:value-type="float">
            <text:p>146.7</text:p>
          </table:table-cell>
          <table:table-cell office:value-type="float" office:value="140.7" calcext:value-type="float">
            <text:p>140.7</text:p>
          </table:table-cell>
          <table:table-cell office:value-type="float" office:value="70.644397" calcext:value-type="float">
            <text:p>70.644397</text:p>
          </table:table-cell>
          <table:table-cell office:value-type="float" office:value="95.937665" calcext:value-type="float">
            <text:p>95.937665</text:p>
          </table:table-cell>
          <table:table-cell office:value-type="float" office:value="67.774585" calcext:value-type="float">
            <text:p>67.7745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.6" calcext:value-type="float">
            <text:p>133.6</text:p>
          </table:table-cell>
          <table:table-cell office:value-type="float" office:value="130" calcext:value-type="float">
            <text:p>130</text:p>
          </table:table-cell>
          <table:table-cell office:value-type="float" office:value="73.568732" calcext:value-type="float">
            <text:p>73.568732</text:p>
          </table:table-cell>
          <table:table-cell office:value-type="float" office:value="97.275808" calcext:value-type="float">
            <text:p>97.275808</text:p>
          </table:table-cell>
          <table:table-cell office:value-type="float" office:value="71.564579" calcext:value-type="float">
            <text:p>71.56457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47.8" calcext:value-type="float">
            <text:p>147.8</text:p>
          </table:table-cell>
          <table:table-cell office:value-type="float" office:value="141.3" calcext:value-type="float">
            <text:p>141.3</text:p>
          </table:table-cell>
          <table:table-cell office:value-type="float" office:value="70.537693" calcext:value-type="float">
            <text:p>70.537693</text:p>
          </table:table-cell>
          <table:table-cell office:value-type="float" office:value="95.602064" calcext:value-type="float">
            <text:p>95.602064</text:p>
          </table:table-cell>
          <table:table-cell office:value-type="float" office:value="67.435491" calcext:value-type="float">
            <text:p>67.4354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132.7" calcext:value-type="float">
            <text:p>132.7</text:p>
          </table:table-cell>
          <table:table-cell office:value-type="float" office:value="74.447331" calcext:value-type="float">
            <text:p>74.447331</text:p>
          </table:table-cell>
          <table:table-cell office:value-type="float" office:value="98.265791" calcext:value-type="float">
            <text:p>98.265791</text:p>
          </table:table-cell>
          <table:table-cell office:value-type="float" office:value="73.156259" calcext:value-type="float">
            <text:p>73.15625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46.4" calcext:value-type="float">
            <text:p>146.4</text:p>
          </table:table-cell>
          <table:table-cell office:value-type="float" office:value="140.6" calcext:value-type="float">
            <text:p>140.6</text:p>
          </table:table-cell>
          <table:table-cell office:value-type="float" office:value="70.344792" calcext:value-type="float">
            <text:p>70.344792</text:p>
          </table:table-cell>
          <table:table-cell office:value-type="float" office:value="96.048334" calcext:value-type="float">
            <text:p>96.048334</text:p>
          </table:table-cell>
          <table:table-cell office:value-type="float" office:value="67.565001" calcext:value-type="float">
            <text:p>67.565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8.4" calcext:value-type="float">
            <text:p>138.4</text:p>
          </table:table-cell>
          <table:table-cell office:value-type="float" office:value="133.9" calcext:value-type="float">
            <text:p>133.9</text:p>
          </table:table-cell>
          <table:table-cell office:value-type="float" office:value="73.381663" calcext:value-type="float">
            <text:p>73.381663</text:p>
          </table:table-cell>
          <table:table-cell office:value-type="float" office:value="96.729123" calcext:value-type="float">
            <text:p>96.729123</text:p>
          </table:table-cell>
          <table:table-cell office:value-type="float" office:value="70.981439" calcext:value-type="float">
            <text:p>70.98143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45.3" calcext:value-type="float">
            <text:p>145.3</text:p>
          </table:table-cell>
          <table:table-cell office:value-type="float" office:value="137.5" calcext:value-type="float">
            <text:p>137.5</text:p>
          </table:table-cell>
          <table:table-cell office:value-type="float" office:value="69.422641" calcext:value-type="float">
            <text:p>69.422641</text:p>
          </table:table-cell>
          <table:table-cell office:value-type="float" office:value="94.649987" calcext:value-type="float">
            <text:p>94.649987</text:p>
          </table:table-cell>
          <table:table-cell office:value-type="float" office:value="65.708521" calcext:value-type="float">
            <text:p>65.7085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.5" calcext:value-type="float">
            <text:p>139.5</text:p>
          </table:table-cell>
          <table:table-cell office:value-type="float" office:value="134.8" calcext:value-type="float">
            <text:p>134.8</text:p>
          </table:table-cell>
          <table:table-cell office:value-type="float" office:value="73.511609" calcext:value-type="float">
            <text:p>73.511609</text:p>
          </table:table-cell>
          <table:table-cell office:value-type="float" office:value="96.631148" calcext:value-type="float">
            <text:p>96.631148</text:p>
          </table:table-cell>
          <table:table-cell office:value-type="float" office:value="71.035112" calcext:value-type="float">
            <text:p>71.03511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42.6" calcext:value-type="float">
            <text:p>142.6</text:p>
          </table:table-cell>
          <table:table-cell office:value-type="float" office:value="137.1" calcext:value-type="float">
            <text:p>137.1</text:p>
          </table:table-cell>
          <table:table-cell office:value-type="float" office:value="70.513685" calcext:value-type="float">
            <text:p>70.513685</text:p>
          </table:table-cell>
          <table:table-cell office:value-type="float" office:value="96.197178" calcext:value-type="float">
            <text:p>96.197178</text:p>
          </table:table-cell>
          <table:table-cell office:value-type="float" office:value="67.832175" calcext:value-type="float">
            <text:p>67.8321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0.3" calcext:value-type="float">
            <text:p>140.3</text:p>
          </table:table-cell>
          <table:table-cell office:value-type="float" office:value="136.8" calcext:value-type="float">
            <text:p>136.8</text:p>
          </table:table-cell>
          <table:table-cell office:value-type="float" office:value="74.298824" calcext:value-type="float">
            <text:p>74.298824</text:p>
          </table:table-cell>
          <table:table-cell office:value-type="float" office:value="97.551559" calcext:value-type="float">
            <text:p>97.551559</text:p>
          </table:table-cell>
          <table:table-cell office:value-type="float" office:value="72.479661" calcext:value-type="float">
            <text:p>72.47966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42.6" calcext:value-type="float">
            <text:p>142.6</text:p>
          </table:table-cell>
          <table:table-cell office:value-type="float" office:value="137.3" calcext:value-type="float">
            <text:p>137.3</text:p>
          </table:table-cell>
          <table:table-cell office:value-type="float" office:value="70.56167" calcext:value-type="float">
            <text:p>70.56167</text:p>
          </table:table-cell>
          <table:table-cell office:value-type="float" office:value="96.325046" calcext:value-type="float">
            <text:p>96.325046</text:p>
          </table:table-cell>
          <table:table-cell office:value-type="float" office:value="67.968561" calcext:value-type="float">
            <text:p>67.9685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0.6" calcext:value-type="float">
            <text:p>140.6</text:p>
          </table:table-cell>
          <table:table-cell office:value-type="float" office:value="74.35456" calcext:value-type="float">
            <text:p>74.35456</text:p>
          </table:table-cell>
          <table:table-cell office:value-type="float" office:value="97.985463" calcext:value-type="float">
            <text:p>97.985463</text:p>
          </table:table-cell>
          <table:table-cell office:value-type="float" office:value="72.85666" calcext:value-type="float">
            <text:p>72.8566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42.9" calcext:value-type="float">
            <text:p>142.9</text:p>
          </table:table-cell>
          <table:table-cell office:value-type="float" office:value="137" calcext:value-type="float">
            <text:p>137</text:p>
          </table:table-cell>
          <table:table-cell office:value-type="float" office:value="70.133834" calcext:value-type="float">
            <text:p>70.133834</text:p>
          </table:table-cell>
          <table:table-cell office:value-type="float" office:value="95.830933" calcext:value-type="float">
            <text:p>95.830933</text:p>
          </table:table-cell>
          <table:table-cell office:value-type="float" office:value="67.209907" calcext:value-type="float">
            <text:p>67.2099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.2" calcext:value-type="float">
            <text:p>146.2</text:p>
          </table:table-cell>
          <table:table-cell office:value-type="float" office:value="141.7" calcext:value-type="float">
            <text:p>141.7</text:p>
          </table:table-cell>
          <table:table-cell office:value-type="float" office:value="73.975571" calcext:value-type="float">
            <text:p>73.975571</text:p>
          </table:table-cell>
          <table:table-cell office:value-type="float" office:value="96.905684" calcext:value-type="float">
            <text:p>96.905684</text:p>
          </table:table-cell>
          <table:table-cell office:value-type="float" office:value="71.686534" calcext:value-type="float">
            <text:p>71.68653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2.7" calcext:value-type="float">
            <text:p>142.7</text:p>
          </table:table-cell>
          <table:table-cell office:value-type="float" office:value="137" calcext:value-type="float">
            <text:p>137</text:p>
          </table:table-cell>
          <table:table-cell office:value-type="float" office:value="70.292653" calcext:value-type="float">
            <text:p>70.292653</text:p>
          </table:table-cell>
          <table:table-cell office:value-type="float" office:value="95.952918" calcext:value-type="float">
            <text:p>95.952918</text:p>
          </table:table-cell>
          <table:table-cell office:value-type="float" office:value="67.447851" calcext:value-type="float">
            <text:p>67.4478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.2" calcext:value-type="float">
            <text:p>148.2</text:p>
          </table:table-cell>
          <table:table-cell office:value-type="float" office:value="141.9" calcext:value-type="float">
            <text:p>141.9</text:p>
          </table:table-cell>
          <table:table-cell office:value-type="float" office:value="73.393226" calcext:value-type="float">
            <text:p>73.393226</text:p>
          </table:table-cell>
          <table:table-cell office:value-type="float" office:value="95.715607" calcext:value-type="float">
            <text:p>95.715607</text:p>
          </table:table-cell>
          <table:table-cell office:value-type="float" office:value="70.248772" calcext:value-type="float">
            <text:p>70.24877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43.6" calcext:value-type="float">
            <text:p>143.6</text:p>
          </table:table-cell>
          <table:table-cell office:value-type="float" office:value="137.7" calcext:value-type="float">
            <text:p>137.7</text:p>
          </table:table-cell>
          <table:table-cell office:value-type="float" office:value="70.602053" calcext:value-type="float">
            <text:p>70.602053</text:p>
          </table:table-cell>
          <table:table-cell office:value-type="float" office:value="95.853337" calcext:value-type="float">
            <text:p>95.853337</text:p>
          </table:table-cell>
          <table:table-cell office:value-type="float" office:value="67.674424" calcext:value-type="float">
            <text:p>67.6744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7.8" calcext:value-type="float">
            <text:p>147.8</text:p>
          </table:table-cell>
          <table:table-cell office:value-type="float" office:value="145.5" calcext:value-type="float">
            <text:p>145.5</text:p>
          </table:table-cell>
          <table:table-cell office:value-type="float" office:value="75.34313" calcext:value-type="float">
            <text:p>75.34313</text:p>
          </table:table-cell>
          <table:table-cell office:value-type="float" office:value="98.403718" calcext:value-type="float">
            <text:p>98.403718</text:p>
          </table:table-cell>
          <table:table-cell office:value-type="float" office:value="74.140441" calcext:value-type="float">
            <text:p>74.1404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3.5" calcext:value-type="float">
            <text:p>143.5</text:p>
          </table:table-cell>
          <table:table-cell office:value-type="float" office:value="137.1" calcext:value-type="float">
            <text:p>137.1</text:p>
          </table:table-cell>
          <table:table-cell office:value-type="float" office:value="70.096356" calcext:value-type="float">
            <text:p>70.096356</text:p>
          </table:table-cell>
          <table:table-cell office:value-type="float" office:value="95.595374" calcext:value-type="float">
            <text:p>95.595374</text:p>
          </table:table-cell>
          <table:table-cell office:value-type="float" office:value="67.008874" calcext:value-type="float">
            <text:p>67.0088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1.3" calcext:value-type="float">
            <text:p>151.3</text:p>
          </table:table-cell>
          <table:table-cell office:value-type="float" office:value="145.9" calcext:value-type="float">
            <text:p>145.9</text:p>
          </table:table-cell>
          <table:table-cell office:value-type="float" office:value="74.122315" calcext:value-type="float">
            <text:p>74.122315</text:p>
          </table:table-cell>
          <table:table-cell office:value-type="float" office:value="96.412865" calcext:value-type="float">
            <text:p>96.412865</text:p>
          </table:table-cell>
          <table:table-cell office:value-type="float" office:value="71.463448" calcext:value-type="float">
            <text:p>71.46344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40.9" calcext:value-type="float">
            <text:p>140.9</text:p>
          </table:table-cell>
          <table:table-cell office:value-type="float" office:value="135" calcext:value-type="float">
            <text:p>135</text:p>
          </table:table-cell>
          <table:table-cell office:value-type="float" office:value="70.102138" calcext:value-type="float">
            <text:p>70.102138</text:p>
          </table:table-cell>
          <table:table-cell office:value-type="float" office:value="95.773611" calcext:value-type="float">
            <text:p>95.773611</text:p>
          </table:table-cell>
          <table:table-cell office:value-type="float" office:value="67.139349" calcext:value-type="float">
            <text:p>67.1393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2.2" calcext:value-type="float">
            <text:p>152.2</text:p>
          </table:table-cell>
          <table:table-cell office:value-type="float" office:value="150.2" calcext:value-type="float">
            <text:p>150.2</text:p>
          </table:table-cell>
          <table:table-cell office:value-type="float" office:value="75.588189" calcext:value-type="float">
            <text:p>75.588189</text:p>
          </table:table-cell>
          <table:table-cell office:value-type="float" office:value="98.687824" calcext:value-type="float">
            <text:p>98.687824</text:p>
          </table:table-cell>
          <table:table-cell office:value-type="float" office:value="74.596339" calcext:value-type="float">
            <text:p>74.59633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133.9" calcext:value-type="float">
            <text:p>133.9</text:p>
          </table:table-cell>
          <table:table-cell office:value-type="float" office:value="69.676571" calcext:value-type="float">
            <text:p>69.676571</text:p>
          </table:table-cell>
          <table:table-cell office:value-type="float" office:value="95.607803" calcext:value-type="float">
            <text:p>95.607803</text:p>
          </table:table-cell>
          <table:table-cell office:value-type="float" office:value="66.616239" calcext:value-type="float">
            <text:p>66.6162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6.5" calcext:value-type="float">
            <text:p>156.5</text:p>
          </table:table-cell>
          <table:table-cell office:value-type="float" office:value="151.8" calcext:value-type="float">
            <text:p>151.8</text:p>
          </table:table-cell>
          <table:table-cell office:value-type="float" office:value="74.530277" calcext:value-type="float">
            <text:p>74.530277</text:p>
          </table:table-cell>
          <table:table-cell office:value-type="float" office:value="96.997691" calcext:value-type="float">
            <text:p>96.997691</text:p>
          </table:table-cell>
          <table:table-cell office:value-type="float" office:value="72.292648" calcext:value-type="float">
            <text:p>72.29264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9.1" calcext:value-type="float">
            <text:p>139.1</text:p>
          </table:table-cell>
          <table:table-cell office:value-type="float" office:value="134.4" calcext:value-type="float">
            <text:p>134.4</text:p>
          </table:table-cell>
          <table:table-cell office:value-type="float" office:value="70.314485" calcext:value-type="float">
            <text:p>70.314485</text:p>
          </table:table-cell>
          <table:table-cell office:value-type="float" office:value="96.62162" calcext:value-type="float">
            <text:p>96.62162</text:p>
          </table:table-cell>
          <table:table-cell office:value-type="float" office:value="67.938994" calcext:value-type="float">
            <text:p>67.9389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.9" calcext:value-type="float">
            <text:p>158.9</text:p>
          </table:table-cell>
          <table:table-cell office:value-type="float" office:value="155.3" calcext:value-type="float">
            <text:p>155.3</text:p>
          </table:table-cell>
          <table:table-cell office:value-type="float" office:value="75.042798" calcext:value-type="float">
            <text:p>75.042798</text:p>
          </table:table-cell>
          <table:table-cell office:value-type="float" office:value="97.728028" calcext:value-type="float">
            <text:p>97.728028</text:p>
          </table:table-cell>
          <table:table-cell office:value-type="float" office:value="73.337847" calcext:value-type="float">
            <text:p>73.33784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40.2" calcext:value-type="float">
            <text:p>140.2</text:p>
          </table:table-cell>
          <table:table-cell office:value-type="float" office:value="133" calcext:value-type="float">
            <text:p>133</text:p>
          </table:table-cell>
          <table:table-cell office:value-type="float" office:value="69.626846" calcext:value-type="float">
            <text:p>69.626846</text:p>
          </table:table-cell>
          <table:table-cell office:value-type="float" office:value="94.84182" calcext:value-type="float">
            <text:p>94.84182</text:p>
          </table:table-cell>
          <table:table-cell office:value-type="float" office:value="66.035368" calcext:value-type="float">
            <text:p>66.0353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1.4" calcext:value-type="float">
            <text:p>161.4</text:p>
          </table:table-cell>
          <table:table-cell office:value-type="float" office:value="155.8" calcext:value-type="float">
            <text:p>155.8</text:p>
          </table:table-cell>
          <table:table-cell office:value-type="float" office:value="74.254699" calcext:value-type="float">
            <text:p>74.254699</text:p>
          </table:table-cell>
          <table:table-cell office:value-type="float" office:value="96.518466" calcext:value-type="float">
            <text:p>96.518466</text:p>
          </table:table-cell>
          <table:table-cell office:value-type="float" office:value="71.669496" calcext:value-type="float">
            <text:p>71.66949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38.8" calcext:value-type="float">
            <text:p>138.8</text:p>
          </table:table-cell>
          <table:table-cell office:value-type="float" office:value="132.8" calcext:value-type="float">
            <text:p>132.8</text:p>
          </table:table-cell>
          <table:table-cell office:value-type="float" office:value="69.979783" calcext:value-type="float">
            <text:p>69.979783</text:p>
          </table:table-cell>
          <table:table-cell office:value-type="float" office:value="95.7056" calcext:value-type="float">
            <text:p>95.7056</text:p>
          </table:table-cell>
          <table:table-cell office:value-type="float" office:value="66.974571" calcext:value-type="float">
            <text:p>66.9745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office:value-type="float" office:value="158.3" calcext:value-type="float">
            <text:p>158.3</text:p>
          </table:table-cell>
          <table:table-cell office:value-type="float" office:value="74.884432" calcext:value-type="float">
            <text:p>74.884432</text:p>
          </table:table-cell>
          <table:table-cell office:value-type="float" office:value="97.116579" calcext:value-type="float">
            <text:p>97.116579</text:p>
          </table:table-cell>
          <table:table-cell office:value-type="float" office:value="72.725199" calcext:value-type="float">
            <text:p>72.7251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32.3" calcext:value-type="float">
            <text:p>132.3</text:p>
          </table:table-cell>
          <table:table-cell office:value-type="float" office:value="70.226005" calcext:value-type="float">
            <text:p>70.226005</text:p>
          </table:table-cell>
          <table:table-cell office:value-type="float" office:value="95.813908" calcext:value-type="float">
            <text:p>95.813908</text:p>
          </table:table-cell>
          <table:table-cell office:value-type="float" office:value="67.286279" calcext:value-type="float">
            <text:p>67.2862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4.6" calcext:value-type="float">
            <text:p>164.6</text:p>
          </table:table-cell>
          <table:table-cell office:value-type="float" office:value="160.3" calcext:value-type="float">
            <text:p>160.3</text:p>
          </table:table-cell>
          <table:table-cell office:value-type="float" office:value="74.759803" calcext:value-type="float">
            <text:p>74.759803</text:p>
          </table:table-cell>
          <table:table-cell office:value-type="float" office:value="97.370248" calcext:value-type="float">
            <text:p>97.370248</text:p>
          </table:table-cell>
          <table:table-cell office:value-type="float" office:value="72.793805" calcext:value-type="float">
            <text:p>72.79380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131.9" calcext:value-type="float">
            <text:p>131.9</text:p>
          </table:table-cell>
          <table:table-cell office:value-type="float" office:value="69.818384" calcext:value-type="float">
            <text:p>69.818384</text:p>
          </table:table-cell>
          <table:table-cell office:value-type="float" office:value="95.548638" calcext:value-type="float">
            <text:p>95.548638</text:p>
          </table:table-cell>
          <table:table-cell office:value-type="float" office:value="66.710515" calcext:value-type="float">
            <text:p>66.7105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7.2" calcext:value-type="float">
            <text:p>167.2</text:p>
          </table:table-cell>
          <table:table-cell office:value-type="float" office:value="162.3" calcext:value-type="float">
            <text:p>162.3</text:p>
          </table:table-cell>
          <table:table-cell office:value-type="float" office:value="74.866434" calcext:value-type="float">
            <text:p>74.866434</text:p>
          </table:table-cell>
          <table:table-cell office:value-type="float" office:value="97.086306" calcext:value-type="float">
            <text:p>97.086306</text:p>
          </table:table-cell>
          <table:table-cell office:value-type="float" office:value="72.685055" calcext:value-type="float">
            <text:p>72.68505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37.9" calcext:value-type="float">
            <text:p>137.9</text:p>
          </table:table-cell>
          <table:table-cell office:value-type="float" office:value="133" calcext:value-type="float">
            <text:p>133</text:p>
          </table:table-cell>
          <table:table-cell office:value-type="float" office:value="70.367007" calcext:value-type="float">
            <text:p>70.367007</text:p>
          </table:table-cell>
          <table:table-cell office:value-type="float" office:value="96.460171" calcext:value-type="float">
            <text:p>96.460171</text:p>
          </table:table-cell>
          <table:table-cell office:value-type="float" office:value="67.876135" calcext:value-type="float">
            <text:p>67.8761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office:value-type="float" office:value="163.6" calcext:value-type="float">
            <text:p>163.6</text:p>
          </table:table-cell>
          <table:table-cell office:value-type="float" office:value="74.750525" calcext:value-type="float">
            <text:p>74.750525</text:p>
          </table:table-cell>
          <table:table-cell office:value-type="float" office:value="96.794466" calcext:value-type="float">
            <text:p>96.794466</text:p>
          </table:table-cell>
          <table:table-cell office:value-type="float" office:value="72.354372" calcext:value-type="float">
            <text:p>72.35437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38.9" calcext:value-type="float">
            <text:p>138.9</text:p>
          </table:table-cell>
          <table:table-cell office:value-type="float" office:value="132.8" calcext:value-type="float">
            <text:p>132.8</text:p>
          </table:table-cell>
          <table:table-cell office:value-type="float" office:value="69.514508" calcext:value-type="float">
            <text:p>69.514508</text:p>
          </table:table-cell>
          <table:table-cell office:value-type="float" office:value="95.581073" calcext:value-type="float">
            <text:p>95.581073</text:p>
          </table:table-cell>
          <table:table-cell office:value-type="float" office:value="66.442712" calcext:value-type="float">
            <text:p>66.4427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9.7" calcext:value-type="float">
            <text:p>169.7</text:p>
          </table:table-cell>
          <table:table-cell office:value-type="float" office:value="164.8" calcext:value-type="float">
            <text:p>164.8</text:p>
          </table:table-cell>
          <table:table-cell office:value-type="float" office:value="75.318578" calcext:value-type="float">
            <text:p>75.318578</text:p>
          </table:table-cell>
          <table:table-cell office:value-type="float" office:value="97.124513" calcext:value-type="float">
            <text:p>97.124513</text:p>
          </table:table-cell>
          <table:table-cell office:value-type="float" office:value="73.152802" calcext:value-type="float">
            <text:p>73.15280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37.3" calcext:value-type="float">
            <text:p>137.3</text:p>
          </table:table-cell>
          <table:table-cell office:value-type="float" office:value="131.5" calcext:value-type="float">
            <text:p>131.5</text:p>
          </table:table-cell>
          <table:table-cell office:value-type="float" office:value="69.724144" calcext:value-type="float">
            <text:p>69.724144</text:p>
          </table:table-cell>
          <table:table-cell office:value-type="float" office:value="95.790157" calcext:value-type="float">
            <text:p>95.790157</text:p>
          </table:table-cell>
          <table:table-cell office:value-type="float" office:value="66.788867" calcext:value-type="float">
            <text:p>66.7888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2.6" calcext:value-type="float">
            <text:p>172.6</text:p>
          </table:table-cell>
          <table:table-cell office:value-type="float" office:value="167.2" calcext:value-type="float">
            <text:p>167.2</text:p>
          </table:table-cell>
          <table:table-cell office:value-type="float" office:value="75.058153" calcext:value-type="float">
            <text:p>75.058153</text:p>
          </table:table-cell>
          <table:table-cell office:value-type="float" office:value="96.853027" calcext:value-type="float">
            <text:p>96.853027</text:p>
          </table:table-cell>
          <table:table-cell office:value-type="float" office:value="72.696093" calcext:value-type="float">
            <text:p>72.69609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7.1" calcext:value-type="float">
            <text:p>137.1</text:p>
          </table:table-cell>
          <table:table-cell office:value-type="float" office:value="131" calcext:value-type="float">
            <text:p>131</text:p>
          </table:table-cell>
          <table:table-cell office:value-type="float" office:value="69.669871" calcext:value-type="float">
            <text:p>69.669871</text:p>
          </table:table-cell>
          <table:table-cell office:value-type="float" office:value="95.520577" calcext:value-type="float">
            <text:p>95.520577</text:p>
          </table:table-cell>
          <table:table-cell office:value-type="float" office:value="66.549063" calcext:value-type="float">
            <text:p>66.5490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office:value-type="float" office:value="169.2" calcext:value-type="float">
            <text:p>169.2</text:p>
          </table:table-cell>
          <table:table-cell office:value-type="float" office:value="75.777349" calcext:value-type="float">
            <text:p>75.777349</text:p>
          </table:table-cell>
          <table:table-cell office:value-type="float" office:value="97.805231" calcext:value-type="float">
            <text:p>97.805231</text:p>
          </table:table-cell>
          <table:table-cell office:value-type="float" office:value="74.114211" calcext:value-type="float">
            <text:p>74.11421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36.6" calcext:value-type="float">
            <text:p>136.6</text:p>
          </table:table-cell>
          <table:table-cell office:value-type="float" office:value="131.2" calcext:value-type="float">
            <text:p>131.2</text:p>
          </table:table-cell>
          <table:table-cell office:value-type="float" office:value="70.016771" calcext:value-type="float">
            <text:p>70.016771</text:p>
          </table:table-cell>
          <table:table-cell office:value-type="float" office:value="96.030574" calcext:value-type="float">
            <text:p>96.030574</text:p>
          </table:table-cell>
          <table:table-cell office:value-type="float" office:value="67.237508" calcext:value-type="float">
            <text:p>67.2375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6.9" calcext:value-type="float">
            <text:p>176.9</text:p>
          </table:table-cell>
          <table:table-cell office:value-type="float" office:value="171" calcext:value-type="float">
            <text:p>171</text:p>
          </table:table-cell>
          <table:table-cell office:value-type="float" office:value="74.879937" calcext:value-type="float">
            <text:p>74.879937</text:p>
          </table:table-cell>
          <table:table-cell office:value-type="float" office:value="96.629345" calcext:value-type="float">
            <text:p>96.629345</text:p>
          </table:table-cell>
          <table:table-cell office:value-type="float" office:value="72.355993" calcext:value-type="float">
            <text:p>72.35599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35.7" calcext:value-type="float">
            <text:p>135.7</text:p>
          </table:table-cell>
          <table:table-cell office:value-type="float" office:value="130.1" calcext:value-type="float">
            <text:p>130.1</text:p>
          </table:table-cell>
          <table:table-cell office:value-type="float" office:value="69.707797" calcext:value-type="float">
            <text:p>69.707797</text:p>
          </table:table-cell>
          <table:table-cell office:value-type="float" office:value="95.869764" calcext:value-type="float">
            <text:p>95.869764</text:p>
          </table:table-cell>
          <table:table-cell office:value-type="float" office:value="66.828701" calcext:value-type="float">
            <text:p>66.8287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6.9" calcext:value-type="float">
            <text:p>176.9</text:p>
          </table:table-cell>
          <table:table-cell office:value-type="float" office:value="173.3" calcext:value-type="float">
            <text:p>173.3</text:p>
          </table:table-cell>
          <table:table-cell office:value-type="float" office:value="75.667316" calcext:value-type="float">
            <text:p>75.667316</text:p>
          </table:table-cell>
          <table:table-cell office:value-type="float" office:value="97.959146" calcext:value-type="float">
            <text:p>97.959146</text:p>
          </table:table-cell>
          <table:table-cell office:value-type="float" office:value="74.123056" calcext:value-type="float">
            <text:p>74.12305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35.5" calcext:value-type="float">
            <text:p>135.5</text:p>
          </table:table-cell>
          <table:table-cell office:value-type="float" office:value="130.1" calcext:value-type="float">
            <text:p>130.1</text:p>
          </table:table-cell>
          <table:table-cell office:value-type="float" office:value="69.608327" calcext:value-type="float">
            <text:p>69.608327</text:p>
          </table:table-cell>
          <table:table-cell office:value-type="float" office:value="96.00305" calcext:value-type="float">
            <text:p>96.00305</text:p>
          </table:table-cell>
          <table:table-cell office:value-type="float" office:value="66.826117" calcext:value-type="float">
            <text:p>66.8261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.5" calcext:value-type="float">
            <text:p>180.5</text:p>
          </table:table-cell>
          <table:table-cell office:value-type="float" office:value="173.5" calcext:value-type="float">
            <text:p>173.5</text:p>
          </table:table-cell>
          <table:table-cell office:value-type="float" office:value="74.578092" calcext:value-type="float">
            <text:p>74.578092</text:p>
          </table:table-cell>
          <table:table-cell office:value-type="float" office:value="96.093291" calcext:value-type="float">
            <text:p>96.093291</text:p>
          </table:table-cell>
          <table:table-cell office:value-type="float" office:value="71.664543" calcext:value-type="float">
            <text:p>71.66454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5.1" calcext:value-type="float">
            <text:p>135.1</text:p>
          </table:table-cell>
          <table:table-cell office:value-type="float" office:value="129.2" calcext:value-type="float">
            <text:p>129.2</text:p>
          </table:table-cell>
          <table:table-cell office:value-type="float" office:value="69.415862" calcext:value-type="float">
            <text:p>69.415862</text:p>
          </table:table-cell>
          <table:table-cell office:value-type="float" office:value="95.591237" calcext:value-type="float">
            <text:p>95.591237</text:p>
          </table:table-cell>
          <table:table-cell office:value-type="float" office:value="66.355481" calcext:value-type="float">
            <text:p>66.3554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174.9" calcext:value-type="float">
            <text:p>174.9</text:p>
          </table:table-cell>
          <table:table-cell office:value-type="float" office:value="75.393223" calcext:value-type="float">
            <text:p>75.393223</text:p>
          </table:table-cell>
          <table:table-cell office:value-type="float" office:value="97.186337" calcext:value-type="float">
            <text:p>97.186337</text:p>
          </table:table-cell>
          <table:table-cell office:value-type="float" office:value="73.271912" calcext:value-type="float">
            <text:p>73.27191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4.8" calcext:value-type="float">
            <text:p>134.8</text:p>
          </table:table-cell>
          <table:table-cell office:value-type="float" office:value="129.9" calcext:value-type="float">
            <text:p>129.9</text:p>
          </table:table-cell>
          <table:table-cell office:value-type="float" office:value="69.770281" calcext:value-type="float">
            <text:p>69.770281</text:p>
          </table:table-cell>
          <table:table-cell office:value-type="float" office:value="96.380337" calcext:value-type="float">
            <text:p>96.380337</text:p>
          </table:table-cell>
          <table:table-cell office:value-type="float" office:value="67.244832" calcext:value-type="float">
            <text:p>67.2448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1.8" calcext:value-type="float">
            <text:p>181.8</text:p>
          </table:table-cell>
          <table:table-cell office:value-type="float" office:value="176.7" calcext:value-type="float">
            <text:p>176.7</text:p>
          </table:table-cell>
          <table:table-cell office:value-type="float" office:value="75.312897" calcext:value-type="float">
            <text:p>75.312897</text:p>
          </table:table-cell>
          <table:table-cell office:value-type="float" office:value="97.220724" calcext:value-type="float">
            <text:p>97.220724</text:p>
          </table:table-cell>
          <table:table-cell office:value-type="float" office:value="73.219744" calcext:value-type="float">
            <text:p>73.21974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5.5" calcext:value-type="float">
            <text:p>135.5</text:p>
          </table:table-cell>
          <table:table-cell office:value-type="float" office:value="129.9" calcext:value-type="float">
            <text:p>129.9</text:p>
          </table:table-cell>
          <table:table-cell office:value-type="float" office:value="69.837788" calcext:value-type="float">
            <text:p>69.837788</text:p>
          </table:table-cell>
          <table:table-cell office:value-type="float" office:value="95.866667" calcext:value-type="float">
            <text:p>95.866667</text:p>
          </table:table-cell>
          <table:table-cell office:value-type="float" office:value="66.951159" calcext:value-type="float">
            <text:p>66.951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3.3" calcext:value-type="float">
            <text:p>183.3</text:p>
          </table:table-cell>
          <table:table-cell office:value-type="float" office:value="177.6" calcext:value-type="float">
            <text:p>177.6</text:p>
          </table:table-cell>
          <table:table-cell office:value-type="float" office:value="75.224558" calcext:value-type="float">
            <text:p>75.224558</text:p>
          </table:table-cell>
          <table:table-cell office:value-type="float" office:value="96.935204" calcext:value-type="float">
            <text:p>96.935204</text:p>
          </table:table-cell>
          <table:table-cell office:value-type="float" office:value="72.919079" calcext:value-type="float">
            <text:p>72.91907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35.7" calcext:value-type="float">
            <text:p>135.7</text:p>
          </table:table-cell>
          <table:table-cell office:value-type="float" office:value="129.7" calcext:value-type="float">
            <text:p>129.7</text:p>
          </table:table-cell>
          <table:table-cell office:value-type="float" office:value="69.424609" calcext:value-type="float">
            <text:p>69.424609</text:p>
          </table:table-cell>
          <table:table-cell office:value-type="float" office:value="95.603881" calcext:value-type="float">
            <text:p>95.603881</text:p>
          </table:table-cell>
          <table:table-cell office:value-type="float" office:value="66.372621" calcext:value-type="float">
            <text:p>66.3726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4.5" calcext:value-type="float">
            <text:p>184.5</text:p>
          </table:table-cell>
          <table:table-cell office:value-type="float" office:value="178" calcext:value-type="float">
            <text:p>178</text:p>
          </table:table-cell>
          <table:table-cell office:value-type="float" office:value="74.593062" calcext:value-type="float">
            <text:p>74.593062</text:p>
          </table:table-cell>
          <table:table-cell office:value-type="float" office:value="96.483124" calcext:value-type="float">
            <text:p>96.483124</text:p>
          </table:table-cell>
          <table:table-cell office:value-type="float" office:value="71.969717" calcext:value-type="float">
            <text:p>71.96971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35.1" calcext:value-type="float">
            <text:p>135.1</text:p>
          </table:table-cell>
          <table:table-cell office:value-type="float" office:value="128.1" calcext:value-type="float">
            <text:p>128.1</text:p>
          </table:table-cell>
          <table:table-cell office:value-type="float" office:value="69.003218" calcext:value-type="float">
            <text:p>69.003218</text:p>
          </table:table-cell>
          <table:table-cell office:value-type="float" office:value="94.784263" calcext:value-type="float">
            <text:p>94.784263</text:p>
          </table:table-cell>
          <table:table-cell office:value-type="float" office:value="65.404191" calcext:value-type="float">
            <text:p>65.4041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4.2" calcext:value-type="float">
            <text:p>184.2</text:p>
          </table:table-cell>
          <table:table-cell office:value-type="float" office:value="178.4" calcext:value-type="float">
            <text:p>178.4</text:p>
          </table:table-cell>
          <table:table-cell office:value-type="float" office:value="75.195505" calcext:value-type="float">
            <text:p>75.195505</text:p>
          </table:table-cell>
          <table:table-cell office:value-type="float" office:value="96.859133" calcext:value-type="float">
            <text:p>96.859133</text:p>
          </table:table-cell>
          <table:table-cell office:value-type="float" office:value="72.833714" calcext:value-type="float">
            <text:p>72.83371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33.5" calcext:value-type="float">
            <text:p>133.5</text:p>
          </table:table-cell>
          <table:table-cell office:value-type="float" office:value="128.5" calcext:value-type="float">
            <text:p>128.5</text:p>
          </table:table-cell>
          <table:table-cell office:value-type="float" office:value="69.810689" calcext:value-type="float">
            <text:p>69.810689</text:p>
          </table:table-cell>
          <table:table-cell office:value-type="float" office:value="96.211001" calcext:value-type="float">
            <text:p>96.211001</text:p>
          </table:table-cell>
          <table:table-cell office:value-type="float" office:value="67.165563" calcext:value-type="float">
            <text:p>67.1655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4.9" calcext:value-type="float">
            <text:p>184.9</text:p>
          </table:table-cell>
          <table:table-cell office:value-type="float" office:value="180.4" calcext:value-type="float">
            <text:p>180.4</text:p>
          </table:table-cell>
          <table:table-cell office:value-type="float" office:value="75.318263" calcext:value-type="float">
            <text:p>75.318263</text:p>
          </table:table-cell>
          <table:table-cell office:value-type="float" office:value="97.560791" calcext:value-type="float">
            <text:p>97.560791</text:p>
          </table:table-cell>
          <table:table-cell office:value-type="float" office:value="73.481093" calcext:value-type="float">
            <text:p>73.48109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2.6" calcext:value-type="float">
            <text:p>132.6</text:p>
          </table:table-cell>
          <table:table-cell office:value-type="float" office:value="126.8" calcext:value-type="float">
            <text:p>126.8</text:p>
          </table:table-cell>
          <table:table-cell office:value-type="float" office:value="69.28904" calcext:value-type="float">
            <text:p>69.28904</text:p>
          </table:table-cell>
          <table:table-cell office:value-type="float" office:value="95.643909" calcext:value-type="float">
            <text:p>95.643909</text:p>
          </table:table-cell>
          <table:table-cell office:value-type="float" office:value="66.270746" calcext:value-type="float">
            <text:p>66.2707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6.7" calcext:value-type="float">
            <text:p>186.7</text:p>
          </table:table-cell>
          <table:table-cell office:value-type="float" office:value="181.3" calcext:value-type="float">
            <text:p>181.3</text:p>
          </table:table-cell>
          <table:table-cell office:value-type="float" office:value="75.087743" calcext:value-type="float">
            <text:p>75.087743</text:p>
          </table:table-cell>
          <table:table-cell office:value-type="float" office:value="97.091787" calcext:value-type="float">
            <text:p>97.091787</text:p>
          </table:table-cell>
          <table:table-cell office:value-type="float" office:value="72.904032" calcext:value-type="float">
            <text:p>72.9040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31.9" calcext:value-type="float">
            <text:p>131.9</text:p>
          </table:table-cell>
          <table:table-cell office:value-type="float" office:value="126.7" calcext:value-type="float">
            <text:p>126.7</text:p>
          </table:table-cell>
          <table:table-cell office:value-type="float" office:value="69.646672" calcext:value-type="float">
            <text:p>69.646672</text:p>
          </table:table-cell>
          <table:table-cell office:value-type="float" office:value="96.030253" calcext:value-type="float">
            <text:p>96.030253</text:p>
          </table:table-cell>
          <table:table-cell office:value-type="float" office:value="66.881875" calcext:value-type="float">
            <text:p>66.881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8.2" calcext:value-type="float">
            <text:p>188.2</text:p>
          </table:table-cell>
          <table:table-cell office:value-type="float" office:value="179.7" calcext:value-type="float">
            <text:p>179.7</text:p>
          </table:table-cell>
          <table:table-cell office:value-type="float" office:value="74.048666" calcext:value-type="float">
            <text:p>74.048666</text:p>
          </table:table-cell>
          <table:table-cell office:value-type="float" office:value="95.483123" calcext:value-type="float">
            <text:p>95.483123</text:p>
          </table:table-cell>
          <table:table-cell office:value-type="float" office:value="70.703978" calcext:value-type="float">
            <text:p>70.70397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31.5" calcext:value-type="float">
            <text:p>131.5</text:p>
          </table:table-cell>
          <table:table-cell office:value-type="float" office:value="125" calcext:value-type="float">
            <text:p>125</text:p>
          </table:table-cell>
          <table:table-cell office:value-type="float" office:value="69.051286" calcext:value-type="float">
            <text:p>69.051286</text:p>
          </table:table-cell>
          <table:table-cell office:value-type="float" office:value="95.058357" calcext:value-type="float">
            <text:p>95.058357</text:p>
          </table:table-cell>
          <table:table-cell office:value-type="float" office:value="65.639018" calcext:value-type="float">
            <text:p>65.639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6.2" calcext:value-type="float">
            <text:p>186.2</text:p>
          </table:table-cell>
          <table:table-cell office:value-type="float" office:value="180.7" calcext:value-type="float">
            <text:p>180.7</text:p>
          </table:table-cell>
          <table:table-cell office:value-type="float" office:value="75.158147" calcext:value-type="float">
            <text:p>75.158147</text:p>
          </table:table-cell>
          <table:table-cell office:value-type="float" office:value="97.082534" calcext:value-type="float">
            <text:p>97.082534</text:p>
          </table:table-cell>
          <table:table-cell office:value-type="float" office:value="72.965434" calcext:value-type="float">
            <text:p>72.96543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30.4" calcext:value-type="float">
            <text:p>130.4</text:p>
          </table:table-cell>
          <table:table-cell office:value-type="float" office:value="126.3" calcext:value-type="float">
            <text:p>126.3</text:p>
          </table:table-cell>
          <table:table-cell office:value-type="float" office:value="69.779632" calcext:value-type="float">
            <text:p>69.779632</text:p>
          </table:table-cell>
          <table:table-cell office:value-type="float" office:value="96.814384" calcext:value-type="float">
            <text:p>96.814384</text:p>
          </table:table-cell>
          <table:table-cell office:value-type="float" office:value="67.556721" calcext:value-type="float">
            <text:p>67.5567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7.2" calcext:value-type="float">
            <text:p>187.2</text:p>
          </table:table-cell>
          <table:table-cell office:value-type="float" office:value="182" calcext:value-type="float">
            <text:p>182</text:p>
          </table:table-cell>
          <table:table-cell office:value-type="float" office:value="75.014395" calcext:value-type="float">
            <text:p>75.014395</text:p>
          </table:table-cell>
          <table:table-cell office:value-type="float" office:value="97.208927" calcext:value-type="float">
            <text:p>97.208927</text:p>
          </table:table-cell>
          <table:table-cell office:value-type="float" office:value="72.920688" calcext:value-type="float">
            <text:p>72.92068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1.7" calcext:value-type="float">
            <text:p>131.7</text:p>
          </table:table-cell>
          <table:table-cell office:value-type="float" office:value="125.6" calcext:value-type="float">
            <text:p>125.6</text:p>
          </table:table-cell>
          <table:table-cell office:value-type="float" office:value="68.924962" calcext:value-type="float">
            <text:p>68.924962</text:p>
          </table:table-cell>
          <table:table-cell office:value-type="float" office:value="95.336077" calcext:value-type="float">
            <text:p>95.336077</text:p>
          </table:table-cell>
          <table:table-cell office:value-type="float" office:value="65.710355" calcext:value-type="float">
            <text:p>65.7103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8.7" calcext:value-type="float">
            <text:p>188.7</text:p>
          </table:table-cell>
          <table:table-cell office:value-type="float" office:value="184.3" calcext:value-type="float">
            <text:p>184.3</text:p>
          </table:table-cell>
          <table:table-cell office:value-type="float" office:value="75.572395" calcext:value-type="float">
            <text:p>75.572395</text:p>
          </table:table-cell>
          <table:table-cell office:value-type="float" office:value="97.701957" calcext:value-type="float">
            <text:p>97.701957</text:p>
          </table:table-cell>
          <table:table-cell office:value-type="float" office:value="73.835709" calcext:value-type="float">
            <text:p>73.83570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0.8" calcext:value-type="float">
            <text:p>130.8</text:p>
          </table:table-cell>
          <table:table-cell office:value-type="float" office:value="124.7" calcext:value-type="float">
            <text:p>124.7</text:p>
          </table:table-cell>
          <table:table-cell office:value-type="float" office:value="68.876008" calcext:value-type="float">
            <text:p>68.876008</text:p>
          </table:table-cell>
          <table:table-cell office:value-type="float" office:value="95.303808" calcext:value-type="float">
            <text:p>95.303808</text:p>
          </table:table-cell>
          <table:table-cell office:value-type="float" office:value="65.641458" calcext:value-type="float">
            <text:p>65.6414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4.7" calcext:value-type="float">
            <text:p>184.7</text:p>
          </table:table-cell>
          <table:table-cell office:value-type="float" office:value="74.978633" calcext:value-type="float">
            <text:p>74.978633</text:p>
          </table:table-cell>
          <table:table-cell office:value-type="float" office:value="96.685604" calcext:value-type="float">
            <text:p>96.685604</text:p>
          </table:table-cell>
          <table:table-cell office:value-type="float" office:value="72.493545" calcext:value-type="float">
            <text:p>72.49354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30.3" calcext:value-type="float">
            <text:p>130.3</text:p>
          </table:table-cell>
          <table:table-cell office:value-type="float" office:value="125" calcext:value-type="float">
            <text:p>125</text:p>
          </table:table-cell>
          <table:table-cell office:value-type="float" office:value="69.404469" calcext:value-type="float">
            <text:p>69.404469</text:p>
          </table:table-cell>
          <table:table-cell office:value-type="float" office:value="95.975889" calcext:value-type="float">
            <text:p>95.975889</text:p>
          </table:table-cell>
          <table:table-cell office:value-type="float" office:value="66.611556" calcext:value-type="float">
            <text:p>66.611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0.9" calcext:value-type="float">
            <text:p>190.9</text:p>
          </table:table-cell>
          <table:table-cell office:value-type="float" office:value="183.6" calcext:value-type="float">
            <text:p>183.6</text:p>
          </table:table-cell>
          <table:table-cell office:value-type="float" office:value="74.483055" calcext:value-type="float">
            <text:p>74.483055</text:p>
          </table:table-cell>
          <table:table-cell office:value-type="float" office:value="96.225526" calcext:value-type="float">
            <text:p>96.225526</text:p>
          </table:table-cell>
          <table:table-cell office:value-type="float" office:value="71.671712" calcext:value-type="float">
            <text:p>71.67171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0.1" calcext:value-type="float">
            <text:p>130.1</text:p>
          </table:table-cell>
          <table:table-cell office:value-type="float" office:value="123.9" calcext:value-type="float">
            <text:p>123.9</text:p>
          </table:table-cell>
          <table:table-cell office:value-type="float" office:value="68.946173" calcext:value-type="float">
            <text:p>68.946173</text:p>
          </table:table-cell>
          <table:table-cell office:value-type="float" office:value="95.277748" calcext:value-type="float">
            <text:p>95.277748</text:p>
          </table:table-cell>
          <table:table-cell office:value-type="float" office:value="65.690361" calcext:value-type="float">
            <text:p>65.6903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0.7" calcext:value-type="float">
            <text:p>190.7</text:p>
          </table:table-cell>
          <table:table-cell office:value-type="float" office:value="186" calcext:value-type="float">
            <text:p>186</text:p>
          </table:table-cell>
          <table:table-cell office:value-type="float" office:value="75.386566" calcext:value-type="float">
            <text:p>75.386566</text:p>
          </table:table-cell>
          <table:table-cell office:value-type="float" office:value="97.540088" calcext:value-type="float">
            <text:p>97.540088</text:p>
          </table:table-cell>
          <table:table-cell office:value-type="float" office:value="73.532123" calcext:value-type="float">
            <text:p>73.53212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28.3" calcext:value-type="float">
            <text:p>128.3</text:p>
          </table:table-cell>
          <table:table-cell office:value-type="float" office:value="123.9" calcext:value-type="float">
            <text:p>123.9</text:p>
          </table:table-cell>
          <table:table-cell office:value-type="float" office:value="69.320832" calcext:value-type="float">
            <text:p>69.320832</text:p>
          </table:table-cell>
          <table:table-cell office:value-type="float" office:value="96.617252" calcext:value-type="float">
            <text:p>96.617252</text:p>
          </table:table-cell>
          <table:table-cell office:value-type="float" office:value="66.975883" calcext:value-type="float">
            <text:p>66.9758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1.9" calcext:value-type="float">
            <text:p>191.9</text:p>
          </table:table-cell>
          <table:table-cell office:value-type="float" office:value="186.5" calcext:value-type="float">
            <text:p>186.5</text:p>
          </table:table-cell>
          <table:table-cell office:value-type="float" office:value="75.061325" calcext:value-type="float">
            <text:p>75.061325</text:p>
          </table:table-cell>
          <table:table-cell office:value-type="float" office:value="97.178186" calcext:value-type="float">
            <text:p>97.178186</text:p>
          </table:table-cell>
          <table:table-cell office:value-type="float" office:value="72.943233" calcext:value-type="float">
            <text:p>72.94323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28.8" calcext:value-type="float">
            <text:p>128.8</text:p>
          </table:table-cell>
          <table:table-cell office:value-type="float" office:value="122.9" calcext:value-type="float">
            <text:p>122.9</text:p>
          </table:table-cell>
          <table:table-cell office:value-type="float" office:value="68.664946" calcext:value-type="float">
            <text:p>68.664946</text:p>
          </table:table-cell>
          <table:table-cell office:value-type="float" office:value="95.374257" calcext:value-type="float">
            <text:p>95.374257</text:p>
          </table:table-cell>
          <table:table-cell office:value-type="float" office:value="65.488682" calcext:value-type="float">
            <text:p>65.4886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2.7" calcext:value-type="float">
            <text:p>192.7</text:p>
          </table:table-cell>
          <table:table-cell office:value-type="float" office:value="186.2" calcext:value-type="float">
            <text:p>186.2</text:p>
          </table:table-cell>
          <table:table-cell office:value-type="float" office:value="74.866202" calcext:value-type="float">
            <text:p>74.866202</text:p>
          </table:table-cell>
          <table:table-cell office:value-type="float" office:value="96.626947" calcext:value-type="float">
            <text:p>96.626947</text:p>
          </table:table-cell>
          <table:table-cell office:value-type="float" office:value="72.340925" calcext:value-type="float">
            <text:p>72.34092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27.2" calcext:value-type="float">
            <text:p>127.2</text:p>
          </table:table-cell>
          <table:table-cell office:value-type="float" office:value="121.8" calcext:value-type="float">
            <text:p>121.8</text:p>
          </table:table-cell>
          <table:table-cell office:value-type="float" office:value="68.748155" calcext:value-type="float">
            <text:p>68.748155</text:p>
          </table:table-cell>
          <table:table-cell office:value-type="float" office:value="95.743195" calcext:value-type="float">
            <text:p>95.743195</text:p>
          </table:table-cell>
          <table:table-cell office:value-type="float" office:value="65.82168" calcext:value-type="float">
            <text:p>65.821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2.7" calcext:value-type="float">
            <text:p>192.7</text:p>
          </table:table-cell>
          <table:table-cell office:value-type="float" office:value="188.3" calcext:value-type="float">
            <text:p>188.3</text:p>
          </table:table-cell>
          <table:table-cell office:value-type="float" office:value="75.525434" calcext:value-type="float">
            <text:p>75.525434</text:p>
          </table:table-cell>
          <table:table-cell office:value-type="float" office:value="97.744945" calcext:value-type="float">
            <text:p>97.744945</text:p>
          </table:table-cell>
          <table:table-cell office:value-type="float" office:value="73.822294" calcext:value-type="float">
            <text:p>73.82229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27.7" calcext:value-type="float">
            <text:p>127.7</text:p>
          </table:table-cell>
          <table:table-cell office:value-type="float" office:value="121.8" calcext:value-type="float">
            <text:p>121.8</text:p>
          </table:table-cell>
          <table:table-cell office:value-type="float" office:value="68.831713" calcext:value-type="float">
            <text:p>68.831713</text:p>
          </table:table-cell>
          <table:table-cell office:value-type="float" office:value="95.331903" calcext:value-type="float">
            <text:p>95.331903</text:p>
          </table:table-cell>
          <table:table-cell office:value-type="float" office:value="65.618582" calcext:value-type="float">
            <text:p>65.6185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4.3" calcext:value-type="float">
            <text:p>194.3</text:p>
          </table:table-cell>
          <table:table-cell office:value-type="float" office:value="188.5" calcext:value-type="float">
            <text:p>188.5</text:p>
          </table:table-cell>
          <table:table-cell office:value-type="float" office:value="75.00555" calcext:value-type="float">
            <text:p>75.00555</text:p>
          </table:table-cell>
          <table:table-cell office:value-type="float" office:value="97.016439" calcext:value-type="float">
            <text:p>97.016439</text:p>
          </table:table-cell>
          <table:table-cell office:value-type="float" office:value="72.767713" calcext:value-type="float">
            <text:p>72.767713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27.6" calcext:value-type="float">
            <text:p>127.6</text:p>
          </table:table-cell>
          <table:table-cell office:value-type="float" office:value="123" calcext:value-type="float">
            <text:p>123</text:p>
          </table:table-cell>
          <table:table-cell office:value-type="float" office:value="69.346263" calcext:value-type="float">
            <text:p>69.346263</text:p>
          </table:table-cell>
          <table:table-cell office:value-type="float" office:value="96.458924" calcext:value-type="float">
            <text:p>96.458924</text:p>
          </table:table-cell>
          <table:table-cell office:value-type="float" office:value="66.890659" calcext:value-type="float">
            <text:p>66.8906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5.2" calcext:value-type="float">
            <text:p>195.2</text:p>
          </table:table-cell>
          <table:table-cell office:value-type="float" office:value="189.8" calcext:value-type="float">
            <text:p>189.8</text:p>
          </table:table-cell>
          <table:table-cell office:value-type="float" office:value="75.304791" calcext:value-type="float">
            <text:p>75.304791</text:p>
          </table:table-cell>
          <table:table-cell office:value-type="float" office:value="97.226598" calcext:value-type="float">
            <text:p>97.226598</text:p>
          </table:table-cell>
          <table:table-cell office:value-type="float" office:value="73.216286" calcext:value-type="float">
            <text:p>73.21628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120.7" calcext:value-type="float">
            <text:p>120.7</text:p>
          </table:table-cell>
          <table:table-cell office:value-type="float" office:value="68.405596" calcext:value-type="float">
            <text:p>68.405596</text:p>
          </table:table-cell>
          <table:table-cell office:value-type="float" office:value="95.013442" calcext:value-type="float">
            <text:p>95.013442</text:p>
          </table:table-cell>
          <table:table-cell office:value-type="float" office:value="64.994511" calcext:value-type="float">
            <text:p>64.9945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5.9" calcext:value-type="float">
            <text:p>195.9</text:p>
          </table:table-cell>
          <table:table-cell office:value-type="float" office:value="188.2" calcext:value-type="float">
            <text:p>188.2</text:p>
          </table:table-cell>
          <table:table-cell office:value-type="float" office:value="74.408288" calcext:value-type="float">
            <text:p>74.408288</text:p>
          </table:table-cell>
          <table:table-cell office:value-type="float" office:value="96.031684" calcext:value-type="float">
            <text:p>96.031684</text:p>
          </table:table-cell>
          <table:table-cell office:value-type="float" office:value="71.455532" calcext:value-type="float">
            <text:p>71.45553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25.9" calcext:value-type="float">
            <text:p>125.9</text:p>
          </table:table-cell>
          <table:table-cell office:value-type="float" office:value="121.6" calcext:value-type="float">
            <text:p>121.6</text:p>
          </table:table-cell>
          <table:table-cell office:value-type="float" office:value="69.653982" calcext:value-type="float">
            <text:p>69.653982</text:p>
          </table:table-cell>
          <table:table-cell office:value-type="float" office:value="96.559958" calcext:value-type="float">
            <text:p>96.559958</text:p>
          </table:table-cell>
          <table:table-cell office:value-type="float" office:value="67.257855" calcext:value-type="float">
            <text:p>67.2578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4.1" calcext:value-type="float">
            <text:p>194.1</text:p>
          </table:table-cell>
          <table:table-cell office:value-type="float" office:value="189.1" calcext:value-type="float">
            <text:p>189.1</text:p>
          </table:table-cell>
          <table:table-cell office:value-type="float" office:value="75.368324" calcext:value-type="float">
            <text:p>75.368324</text:p>
          </table:table-cell>
          <table:table-cell office:value-type="float" office:value="97.387166" calcext:value-type="float">
            <text:p>97.387166</text:p>
          </table:table-cell>
          <table:table-cell office:value-type="float" office:value="73.399074" calcext:value-type="float">
            <text:p>73.39907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26.5" calcext:value-type="float">
            <text:p>126.5</text:p>
          </table:table-cell>
          <table:table-cell office:value-type="float" office:value="121.2" calcext:value-type="float">
            <text:p>121.2</text:p>
          </table:table-cell>
          <table:table-cell office:value-type="float" office:value="69.023561" calcext:value-type="float">
            <text:p>69.023561</text:p>
          </table:table-cell>
          <table:table-cell office:value-type="float" office:value="95.856539" calcext:value-type="float">
            <text:p>95.856539</text:p>
          </table:table-cell>
          <table:table-cell office:value-type="float" office:value="66.163596" calcext:value-type="float">
            <text:p>66.1635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office:value-type="float" office:value="188.2" calcext:value-type="float">
            <text:p>188.2</text:p>
          </table:table-cell>
          <table:table-cell office:value-type="float" office:value="74.571348" calcext:value-type="float">
            <text:p>74.571348</text:p>
          </table:table-cell>
          <table:table-cell office:value-type="float" office:value="96.477679" calcext:value-type="float">
            <text:p>96.477679</text:p>
          </table:table-cell>
          <table:table-cell office:value-type="float" office:value="71.944706" calcext:value-type="float">
            <text:p>71.94470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26.7" calcext:value-type="float">
            <text:p>126.7</text:p>
          </table:table-cell>
          <table:table-cell office:value-type="float" office:value="121.8" calcext:value-type="float">
            <text:p>121.8</text:p>
          </table:table-cell>
          <table:table-cell office:value-type="float" office:value="69.345049" calcext:value-type="float">
            <text:p>69.345049</text:p>
          </table:table-cell>
          <table:table-cell office:value-type="float" office:value="96.148385" calcext:value-type="float">
            <text:p>96.148385</text:p>
          </table:table-cell>
          <table:table-cell office:value-type="float" office:value="66.674145" calcext:value-type="float">
            <text:p>66.6741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4.7" calcext:value-type="float">
            <text:p>194.7</text:p>
          </table:table-cell>
          <table:table-cell office:value-type="float" office:value="190.1" calcext:value-type="float">
            <text:p>190.1</text:p>
          </table:table-cell>
          <table:table-cell office:value-type="float" office:value="75.248947" calcext:value-type="float">
            <text:p>75.248947</text:p>
          </table:table-cell>
          <table:table-cell office:value-type="float" office:value="97.676411" calcext:value-type="float">
            <text:p>97.676411</text:p>
          </table:table-cell>
          <table:table-cell office:value-type="float" office:value="73.500471" calcext:value-type="float">
            <text:p>73.50047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26.8" calcext:value-type="float">
            <text:p>126.8</text:p>
          </table:table-cell>
          <table:table-cell office:value-type="float" office:value="121.8" calcext:value-type="float">
            <text:p>121.8</text:p>
          </table:table-cell>
          <table:table-cell office:value-type="float" office:value="69.014243" calcext:value-type="float">
            <text:p>69.014243</text:p>
          </table:table-cell>
          <table:table-cell office:value-type="float" office:value="96.012242" calcext:value-type="float">
            <text:p>96.012242</text:p>
          </table:table-cell>
          <table:table-cell office:value-type="float" office:value="66.262122" calcext:value-type="float">
            <text:p>66.2621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office:value-type="float" office:value="190.9" calcext:value-type="float">
            <text:p>190.9</text:p>
          </table:table-cell>
          <table:table-cell office:value-type="float" office:value="74.923568" calcext:value-type="float">
            <text:p>74.923568</text:p>
          </table:table-cell>
          <table:table-cell office:value-type="float" office:value="96.881029" calcext:value-type="float">
            <text:p>96.881029</text:p>
          </table:table-cell>
          <table:table-cell office:value-type="float" office:value="72.586724" calcext:value-type="float">
            <text:p>72.58672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69.157382" calcext:value-type="float">
            <text:p>69.157382</text:p>
          </table:table-cell>
          <table:table-cell office:value-type="float" office:value="96.018356" calcext:value-type="float">
            <text:p>96.018356</text:p>
          </table:table-cell>
          <table:table-cell office:value-type="float" office:value="66.403781" calcext:value-type="float">
            <text:p>66.4037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6.1" calcext:value-type="float">
            <text:p>196.1</text:p>
          </table:table-cell>
          <table:table-cell office:value-type="float" office:value="189.1" calcext:value-type="float">
            <text:p>189.1</text:p>
          </table:table-cell>
          <table:table-cell office:value-type="float" office:value="74.660924" calcext:value-type="float">
            <text:p>74.660924</text:p>
          </table:table-cell>
          <table:table-cell office:value-type="float" office:value="96.393742" calcext:value-type="float">
            <text:p>96.393742</text:p>
          </table:table-cell>
          <table:table-cell office:value-type="float" office:value="71.968458" calcext:value-type="float">
            <text:p>71.9684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27.4" calcext:value-type="float">
            <text:p>127.4</text:p>
          </table:table-cell>
          <table:table-cell office:value-type="float" office:value="120.7" calcext:value-type="float">
            <text:p>120.7</text:p>
          </table:table-cell>
          <table:table-cell office:value-type="float" office:value="68.304745" calcext:value-type="float">
            <text:p>68.304745</text:p>
          </table:table-cell>
          <table:table-cell office:value-type="float" office:value="94.750465" calcext:value-type="float">
            <text:p>94.750465</text:p>
          </table:table-cell>
          <table:table-cell office:value-type="float" office:value="64.719063" calcext:value-type="float">
            <text:p>64.7190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  <table:table-cell office:value-type="float" office:value="190.5" calcext:value-type="float">
            <text:p>190.5</text:p>
          </table:table-cell>
          <table:table-cell office:value-type="float" office:value="75.48076" calcext:value-type="float">
            <text:p>75.48076</text:p>
          </table:table-cell>
          <table:table-cell office:value-type="float" office:value="97.670964" calcext:value-type="float">
            <text:p>97.670964</text:p>
          </table:table-cell>
          <table:table-cell office:value-type="float" office:value="73.722786" calcext:value-type="float">
            <text:p>73.72278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20.3" calcext:value-type="float">
            <text:p>120.3</text:p>
          </table:table-cell>
          <table:table-cell office:value-type="float" office:value="69.272014" calcext:value-type="float">
            <text:p>69.272014</text:p>
          </table:table-cell>
          <table:table-cell office:value-type="float" office:value="96.241149" calcext:value-type="float">
            <text:p>96.241149</text:p>
          </table:table-cell>
          <table:table-cell office:value-type="float" office:value="66.668182" calcext:value-type="float">
            <text:p>66.6681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  <table:table-cell office:value-type="float" office:value="191.2" calcext:value-type="float">
            <text:p>191.2</text:p>
          </table:table-cell>
          <table:table-cell office:value-type="float" office:value="75.055998" calcext:value-type="float">
            <text:p>75.055998</text:p>
          </table:table-cell>
          <table:table-cell office:value-type="float" office:value="97.060277" calcext:value-type="float">
            <text:p>97.060277</text:p>
          </table:table-cell>
          <table:table-cell office:value-type="float" office:value="72.849559" calcext:value-type="float">
            <text:p>72.84955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20.7" calcext:value-type="float">
            <text:p>120.7</text:p>
          </table:table-cell>
          <table:table-cell office:value-type="float" office:value="69.244987" calcext:value-type="float">
            <text:p>69.244987</text:p>
          </table:table-cell>
          <table:table-cell office:value-type="float" office:value="96.534389" calcext:value-type="float">
            <text:p>96.534389</text:p>
          </table:table-cell>
          <table:table-cell office:value-type="float" office:value="66.845225" calcext:value-type="float">
            <text:p>66.8452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7.5" calcext:value-type="float">
            <text:p>197.5</text:p>
          </table:table-cell>
          <table:table-cell office:value-type="float" office:value="190.3" calcext:value-type="float">
            <text:p>190.3</text:p>
          </table:table-cell>
          <table:table-cell office:value-type="float" office:value="74.675014" calcext:value-type="float">
            <text:p>74.675014</text:p>
          </table:table-cell>
          <table:table-cell office:value-type="float" office:value="96.342471" calcext:value-type="float">
            <text:p>96.342471</text:p>
          </table:table-cell>
          <table:table-cell office:value-type="float" office:value="71.943753" calcext:value-type="float">
            <text:p>71.94375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26.3" calcext:value-type="float">
            <text:p>126.3</text:p>
          </table:table-cell>
          <table:table-cell office:value-type="float" office:value="119.8" calcext:value-type="float">
            <text:p>119.8</text:p>
          </table:table-cell>
          <table:table-cell office:value-type="float" office:value="68.171446" calcext:value-type="float">
            <text:p>68.171446</text:p>
          </table:table-cell>
          <table:table-cell office:value-type="float" office:value="94.848534" calcext:value-type="float">
            <text:p>94.848534</text:p>
          </table:table-cell>
          <table:table-cell office:value-type="float" office:value="64.659617" calcext:value-type="float">
            <text:p>64.6596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7.5" calcext:value-type="float">
            <text:p>197.5</text:p>
          </table:table-cell>
          <table:table-cell office:value-type="float" office:value="192.7" calcext:value-type="float">
            <text:p>192.7</text:p>
          </table:table-cell>
          <table:table-cell office:value-type="float" office:value="75.606929" calcext:value-type="float">
            <text:p>75.606929</text:p>
          </table:table-cell>
          <table:table-cell office:value-type="float" office:value="97.519264" calcext:value-type="float">
            <text:p>97.519264</text:p>
          </table:table-cell>
          <table:table-cell office:value-type="float" office:value="73.73132" calcext:value-type="float">
            <text:p>73.7313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25.4" calcext:value-type="float">
            <text:p>125.4</text:p>
          </table:table-cell>
          <table:table-cell office:value-type="float" office:value="121.2" calcext:value-type="float">
            <text:p>121.2</text:p>
          </table:table-cell>
          <table:table-cell office:value-type="float" office:value="69.256491" calcext:value-type="float">
            <text:p>69.256491</text:p>
          </table:table-cell>
          <table:table-cell office:value-type="float" office:value="96.683309" calcext:value-type="float">
            <text:p>96.683309</text:p>
          </table:table-cell>
          <table:table-cell office:value-type="float" office:value="66.959467" calcext:value-type="float">
            <text:p>66.959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.3" calcext:value-type="float">
            <text:p>198.3</text:p>
          </table:table-cell>
          <table:table-cell office:value-type="float" office:value="192.7" calcext:value-type="float">
            <text:p>192.7</text:p>
          </table:table-cell>
          <table:table-cell office:value-type="float" office:value="75.33245" calcext:value-type="float">
            <text:p>75.33245</text:p>
          </table:table-cell>
          <table:table-cell office:value-type="float" office:value="97.181021" calcext:value-type="float">
            <text:p>97.181021</text:p>
          </table:table-cell>
          <table:table-cell office:value-type="float" office:value="73.208843" calcext:value-type="float">
            <text:p>73.20884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25.4" calcext:value-type="float">
            <text:p>125.4</text:p>
          </table:table-cell>
          <table:table-cell office:value-type="float" office:value="118" calcext:value-type="float">
            <text:p>118</text:p>
          </table:table-cell>
          <table:table-cell office:value-type="float" office:value="67.498475" calcext:value-type="float">
            <text:p>67.498475</text:p>
          </table:table-cell>
          <table:table-cell office:value-type="float" office:value="94.093471" calcext:value-type="float">
            <text:p>94.093471</text:p>
          </table:table-cell>
          <table:table-cell office:value-type="float" office:value="63.511658" calcext:value-type="float">
            <text:p>63.511658</text:p>
          </table:table-cell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22.5" calcext:value-type="float">
            <text:p>122.5</text:p>
          </table:table-cell>
          <table:table-cell office:value-type="float" office:value="120" calcext:value-type="float">
            <text:p>120</text:p>
          </table:table-cell>
          <table:table-cell office:value-type="float" office:value="69.967485" calcext:value-type="float">
            <text:p>69.967485</text:p>
          </table:table-cell>
          <table:table-cell office:value-type="float" office:value="97.934423" calcext:value-type="float">
            <text:p>97.934423</text:p>
          </table:table-cell>
          <table:table-cell office:value-type="float" office:value="68.522253" calcext:value-type="float">
            <text:p>68.522253</text:p>
          </table:table-cell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float" office:value="123.8" calcext:value-type="float">
            <text:p>123.8</text:p>
          </table:table-cell>
          <table:table-cell office:value-type="float" office:value="118.2" calcext:value-type="float">
            <text:p>118.2</text:p>
          </table:table-cell>
          <table:table-cell office:value-type="float" office:value="68.440683" calcext:value-type="float">
            <text:p>68.440683</text:p>
          </table:table-cell>
          <table:table-cell office:value-type="float" office:value="95.473603" calcext:value-type="float">
            <text:p>95.473603</text:p>
          </table:table-cell>
          <table:table-cell office:value-type="float" office:value="65.342786" calcext:value-type="float">
            <text:p>65.342786</text:p>
          </table:table-cell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float" office:value="125.2" calcext:value-type="float">
            <text:p>125.2</text:p>
          </table:table-cell>
          <table:table-cell office:value-type="float" office:value="117.8" calcext:value-type="float">
            <text:p>117.8</text:p>
          </table:table-cell>
          <table:table-cell office:value-type="float" office:value="67.29505" calcext:value-type="float">
            <text:p>67.29505</text:p>
          </table:table-cell>
          <table:table-cell office:value-type="float" office:value="94.082205" calcext:value-type="float">
            <text:p>94.082205</text:p>
          </table:table-cell>
          <table:table-cell office:value-type="float" office:value="63.312667" calcext:value-type="float">
            <text:p>63.312667</text:p>
          </table:table-cell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120.5" calcext:value-type="float">
            <text:p>120.5</text:p>
          </table:table-cell>
          <table:table-cell office:value-type="float" office:value="117.3" calcext:value-type="float">
            <text:p>117.3</text:p>
          </table:table-cell>
          <table:table-cell office:value-type="float" office:value="69.090806" calcext:value-type="float">
            <text:p>69.090806</text:p>
          </table:table-cell>
          <table:table-cell office:value-type="float" office:value="97.301387" calcext:value-type="float">
            <text:p>97.301387</text:p>
          </table:table-cell>
          <table:table-cell office:value-type="float" office:value="67.226312" calcext:value-type="float">
            <text:p>67.226312</text:p>
          </table:table-cell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123.2" calcext:value-type="float">
            <text:p>123.2</text:p>
          </table:table-cell>
          <table:table-cell office:value-type="float" office:value="117.8" calcext:value-type="float">
            <text:p>117.8</text:p>
          </table:table-cell>
          <table:table-cell office:value-type="float" office:value="68.0922" calcext:value-type="float">
            <text:p>68.0922</text:p>
          </table:table-cell>
          <table:table-cell office:value-type="float" office:value="95.600496" calcext:value-type="float">
            <text:p>95.600496</text:p>
          </table:table-cell>
          <table:table-cell office:value-type="float" office:value="65.096481" calcext:value-type="float">
            <text:p>65.096481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21.6" calcext:value-type="float">
            <text:p>121.6</text:p>
          </table:table-cell>
          <table:table-cell office:value-type="float" office:value="117.1" calcext:value-type="float">
            <text:p>117.1</text:p>
          </table:table-cell>
          <table:table-cell office:value-type="float" office:value="68.74199" calcext:value-type="float">
            <text:p>68.74199</text:p>
          </table:table-cell>
          <table:table-cell office:value-type="float" office:value="96.283224" calcext:value-type="float">
            <text:p>96.283224</text:p>
          </table:table-cell>
          <table:table-cell office:value-type="float" office:value="66.187004" calcext:value-type="float">
            <text:p>66.187004</text:p>
          </table:table-cell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float" office:value="122.1" calcext:value-type="float">
            <text:p>122.1</text:p>
          </table:table-cell>
          <table:table-cell office:value-type="float" office:value="116.5" calcext:value-type="float">
            <text:p>116.5</text:p>
          </table:table-cell>
          <table:table-cell office:value-type="float" office:value="68.408759" calcext:value-type="float">
            <text:p>68.408759</text:p>
          </table:table-cell>
          <table:table-cell office:value-type="float" office:value="95.416078" calcext:value-type="float">
            <text:p>95.416078</text:p>
          </table:table-cell>
          <table:table-cell office:value-type="float" office:value="65.272954" calcext:value-type="float">
            <text:p>65.272954</text:p>
          </table:table-cell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120.2" calcext:value-type="float">
            <text:p>120.2</text:p>
          </table:table-cell>
          <table:table-cell office:value-type="float" office:value="115.8" calcext:value-type="float">
            <text:p>115.8</text:p>
          </table:table-cell>
          <table:table-cell office:value-type="float" office:value="68.688507" calcext:value-type="float">
            <text:p>68.688507</text:p>
          </table:table-cell>
          <table:table-cell office:value-type="float" office:value="96.388972" calcext:value-type="float">
            <text:p>96.388972</text:p>
          </table:table-cell>
          <table:table-cell office:value-type="float" office:value="66.208145" calcext:value-type="float">
            <text:p>66.208145</text:p>
          </table:table-cell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122.1" calcext:value-type="float">
            <text:p>122.1</text:p>
          </table:table-cell>
          <table:table-cell office:value-type="float" office:value="117.4" calcext:value-type="float">
            <text:p>117.4</text:p>
          </table:table-cell>
          <table:table-cell office:value-type="float" office:value="68.679298" calcext:value-type="float">
            <text:p>68.679298</text:p>
          </table:table-cell>
          <table:table-cell office:value-type="float" office:value="96.154485" calcext:value-type="float">
            <text:p>96.154485</text:p>
          </table:table-cell>
          <table:table-cell office:value-type="float" office:value="66.038225" calcext:value-type="float">
            <text:p>66.038225</text:p>
          </table:table-cell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122.7" calcext:value-type="float">
            <text:p>122.7</text:p>
          </table:table-cell>
          <table:table-cell office:value-type="float" office:value="118" calcext:value-type="float">
            <text:p>118</text:p>
          </table:table-cell>
          <table:table-cell office:value-type="float" office:value="68.673589" calcext:value-type="float">
            <text:p>68.673589</text:p>
          </table:table-cell>
          <table:table-cell office:value-type="float" office:value="96.175619" calcext:value-type="float">
            <text:p>96.175619</text:p>
          </table:table-cell>
          <table:table-cell office:value-type="float" office:value="66.047249" calcext:value-type="float">
            <text:p>66.047249</text:p>
          </table:table-cell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6.9" calcext:value-type="float">
            <text:p>116.9</text:p>
          </table:table-cell>
          <table:table-cell office:value-type="float" office:value="68.374757" calcext:value-type="float">
            <text:p>68.374757</text:p>
          </table:table-cell>
          <table:table-cell office:value-type="float" office:value="95.85319" calcext:value-type="float">
            <text:p>95.85319</text:p>
          </table:table-cell>
          <table:table-cell office:value-type="float" office:value="65.539386" calcext:value-type="float">
            <text:p>65.539386</text:p>
          </table:table-cell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float" office:value="120.2" calcext:value-type="float">
            <text:p>120.2</text:p>
          </table:table-cell>
          <table:table-cell office:value-type="float" office:value="115.3" calcext:value-type="float">
            <text:p>115.3</text:p>
          </table:table-cell>
          <table:table-cell office:value-type="float" office:value="68.029881" calcext:value-type="float">
            <text:p>68.029881</text:p>
          </table:table-cell>
          <table:table-cell office:value-type="float" office:value="95.93852" calcext:value-type="float">
            <text:p>95.93852</text:p>
          </table:table-cell>
          <table:table-cell office:value-type="float" office:value="65.26686" calcext:value-type="float">
            <text:p>65.26686</text:p>
          </table:table-cell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119.6" calcext:value-type="float">
            <text:p>119.6</text:p>
          </table:table-cell>
          <table:table-cell office:value-type="float" office:value="114.9" calcext:value-type="float">
            <text:p>114.9</text:p>
          </table:table-cell>
          <table:table-cell office:value-type="float" office:value="68.689095" calcext:value-type="float">
            <text:p>68.689095</text:p>
          </table:table-cell>
          <table:table-cell office:value-type="float" office:value="96.075016" calcext:value-type="float">
            <text:p>96.075016</text:p>
          </table:table-cell>
          <table:table-cell office:value-type="float" office:value="65.993059" calcext:value-type="float">
            <text:p>65.993059</text:p>
          </table:table-cell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8.2" calcext:value-type="float">
            <text:p>118.2</text:p>
          </table:table-cell>
          <table:table-cell office:value-type="float" office:value="69.147764" calcext:value-type="float">
            <text:p>69.147764</text:p>
          </table:table-cell>
          <table:table-cell office:value-type="float" office:value="96.888312" calcext:value-type="float">
            <text:p>96.888312</text:p>
          </table:table-cell>
          <table:table-cell office:value-type="float" office:value="66.996101" calcext:value-type="float">
            <text:p>66.996101</text:p>
          </table:table-cell>
        </table:table-row>
        <table:table-row table:style-name="ro1"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121.2" calcext:value-type="float">
            <text:p>121.2</text:p>
          </table:table-cell>
          <table:table-cell office:value-type="float" office:value="115.6" calcext:value-type="float">
            <text:p>115.6</text:p>
          </table:table-cell>
          <table:table-cell office:value-type="float" office:value="68.348797" calcext:value-type="float">
            <text:p>68.348797</text:p>
          </table:table-cell>
          <table:table-cell office:value-type="float" office:value="95.376783" calcext:value-type="float">
            <text:p>95.376783</text:p>
          </table:table-cell>
          <table:table-cell office:value-type="float" office:value="65.188884" calcext:value-type="float">
            <text:p>65.188884</text:p>
          </table:table-cell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float" office:value="122.5" calcext:value-type="float">
            <text:p>122.5</text:p>
          </table:table-cell>
          <table:table-cell office:value-type="float" office:value="117.8" calcext:value-type="float">
            <text:p>117.8</text:p>
          </table:table-cell>
          <table:table-cell office:value-type="float" office:value="68.885089" calcext:value-type="float">
            <text:p>68.885089</text:p>
          </table:table-cell>
          <table:table-cell office:value-type="float" office:value="96.167103" calcext:value-type="float">
            <text:p>96.167103</text:p>
          </table:table-cell>
          <table:table-cell office:value-type="float" office:value="66.244795" calcext:value-type="float">
            <text:p>66.244795</text:p>
          </table:table-cell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122.1" calcext:value-type="float">
            <text:p>122.1</text:p>
          </table:table-cell>
          <table:table-cell office:value-type="float" office:value="116.9" calcext:value-type="float">
            <text:p>116.9</text:p>
          </table:table-cell>
          <table:table-cell office:value-type="float" office:value="68.837852" calcext:value-type="float">
            <text:p>68.837852</text:p>
          </table:table-cell>
          <table:table-cell office:value-type="float" office:value="95.708607" calcext:value-type="float">
            <text:p>95.708607</text:p>
          </table:table-cell>
          <table:table-cell office:value-type="float" office:value="65.883749" calcext:value-type="float">
            <text:p>65.883749</text:p>
          </table:table-cell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float" office:value="121.1" calcext:value-type="float">
            <text:p>121.1</text:p>
          </table:table-cell>
          <table:table-cell office:value-type="float" office:value="116.4" calcext:value-type="float">
            <text:p>116.4</text:p>
          </table:table-cell>
          <table:table-cell office:value-type="float" office:value="69.057054" calcext:value-type="float">
            <text:p>69.057054</text:p>
          </table:table-cell>
          <table:table-cell office:value-type="float" office:value="96.120673" calcext:value-type="float">
            <text:p>96.120673</text:p>
          </table:table-cell>
          <table:table-cell office:value-type="float" office:value="66.378105" calcext:value-type="float">
            <text:p>66.378105</text:p>
          </table:table-cell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float" office:value="121.2" calcext:value-type="float">
            <text:p>121.2</text:p>
          </table:table-cell>
          <table:table-cell office:value-type="float" office:value="117.4" calcext:value-type="float">
            <text:p>117.4</text:p>
          </table:table-cell>
          <table:table-cell office:value-type="float" office:value="69.292313" calcext:value-type="float">
            <text:p>69.292313</text:p>
          </table:table-cell>
          <table:table-cell office:value-type="float" office:value="96.867557" calcext:value-type="float">
            <text:p>96.867557</text:p>
          </table:table-cell>
          <table:table-cell office:value-type="float" office:value="67.121771" calcext:value-type="float">
            <text:p>67.121771</text:p>
          </table:table-cell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6.5" calcext:value-type="float">
            <text:p>116.5</text:p>
          </table:table-cell>
          <table:table-cell office:value-type="float" office:value="68.74118" calcext:value-type="float">
            <text:p>68.74118</text:p>
          </table:table-cell>
          <table:table-cell office:value-type="float" office:value="95.557393" calcext:value-type="float">
            <text:p>95.557393</text:p>
          </table:table-cell>
          <table:table-cell office:value-type="float" office:value="65.687279" calcext:value-type="float">
            <text:p>65.687279</text:p>
          </table:table-cell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121.2" calcext:value-type="float">
            <text:p>121.2</text:p>
          </table:table-cell>
          <table:table-cell office:value-type="float" office:value="116.7" calcext:value-type="float">
            <text:p>116.7</text:p>
          </table:table-cell>
          <table:table-cell office:value-type="float" office:value="69.233694" calcext:value-type="float">
            <text:p>69.233694</text:p>
          </table:table-cell>
          <table:table-cell office:value-type="float" office:value="96.273312" calcext:value-type="float">
            <text:p>96.273312</text:p>
          </table:table-cell>
          <table:table-cell office:value-type="float" office:value="66.65357" calcext:value-type="float">
            <text:p>66.65357</text:p>
          </table:table-cell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office:value-type="float" office:value="121.4" calcext:value-type="float">
            <text:p>121.4</text:p>
          </table:table-cell>
          <table:table-cell office:value-type="float" office:value="115.6" calcext:value-type="float">
            <text:p>115.6</text:p>
          </table:table-cell>
          <table:table-cell office:value-type="float" office:value="68.73457" calcext:value-type="float">
            <text:p>68.73457</text:p>
          </table:table-cell>
          <table:table-cell office:value-type="float" office:value="95.236069" calcext:value-type="float">
            <text:p>95.236069</text:p>
          </table:table-cell>
          <table:table-cell office:value-type="float" office:value="65.460102" calcext:value-type="float">
            <text:p>65.460102</text:p>
          </table:table-cell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119.2" calcext:value-type="float">
            <text:p>119.2</text:p>
          </table:table-cell>
          <table:table-cell office:value-type="float" office:value="114.9" calcext:value-type="float">
            <text:p>114.9</text:p>
          </table:table-cell>
          <table:table-cell office:value-type="float" office:value="69.304785" calcext:value-type="float">
            <text:p>69.304785</text:p>
          </table:table-cell>
          <table:table-cell office:value-type="float" office:value="96.363306" calcext:value-type="float">
            <text:p>96.363306</text:p>
          </table:table-cell>
          <table:table-cell office:value-type="float" office:value="66.784382" calcext:value-type="float">
            <text:p>66.784382</text:p>
          </table:table-cell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float" office:value="120.5" calcext:value-type="float">
            <text:p>120.5</text:p>
          </table:table-cell>
          <table:table-cell office:value-type="float" office:value="116.5" calcext:value-type="float">
            <text:p>116.5</text:p>
          </table:table-cell>
          <table:table-cell office:value-type="float" office:value="69.259825" calcext:value-type="float">
            <text:p>69.259825</text:p>
          </table:table-cell>
          <table:table-cell office:value-type="float" office:value="96.700994" calcext:value-type="float">
            <text:p>96.700994</text:p>
          </table:table-cell>
          <table:table-cell office:value-type="float" office:value="66.974939" calcext:value-type="float">
            <text:p>66.974939</text:p>
          </table:table-cell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120.3" calcext:value-type="float">
            <text:p>120.3</text:p>
          </table:table-cell>
          <table:table-cell office:value-type="float" office:value="116.2" calcext:value-type="float">
            <text:p>116.2</text:p>
          </table:table-cell>
          <table:table-cell office:value-type="float" office:value="69.142788" calcext:value-type="float">
            <text:p>69.142788</text:p>
          </table:table-cell>
          <table:table-cell office:value-type="float" office:value="96.547383" calcext:value-type="float">
            <text:p>96.547383</text:p>
          </table:table-cell>
          <table:table-cell office:value-type="float" office:value="66.755552" calcext:value-type="float">
            <text:p>66.755552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121.1" calcext:value-type="float">
            <text:p>121.1</text:p>
          </table:table-cell>
          <table:table-cell office:value-type="float" office:value="115.6" calcext:value-type="float">
            <text:p>115.6</text:p>
          </table:table-cell>
          <table:table-cell office:value-type="float" office:value="68.407424" calcext:value-type="float">
            <text:p>68.407424</text:p>
          </table:table-cell>
          <table:table-cell office:value-type="float" office:value="95.52009" calcext:value-type="float">
            <text:p>95.52009</text:p>
          </table:table-cell>
          <table:table-cell office:value-type="float" office:value="65.342833" calcext:value-type="float">
            <text:p>65.342833</text:p>
          </table:table-cell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119.8" calcext:value-type="float">
            <text:p>119.8</text:p>
          </table:table-cell>
          <table:table-cell office:value-type="float" office:value="114.7" calcext:value-type="float">
            <text:p>114.7</text:p>
          </table:table-cell>
          <table:table-cell office:value-type="float" office:value="68.738789" calcext:value-type="float">
            <text:p>68.738789</text:p>
          </table:table-cell>
          <table:table-cell office:value-type="float" office:value="95.780741" calcext:value-type="float">
            <text:p>95.780741</text:p>
          </table:table-cell>
          <table:table-cell office:value-type="float" office:value="65.838521" calcext:value-type="float">
            <text:p>65.838521</text:p>
          </table:table-cell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float" office:value="119.4" calcext:value-type="float">
            <text:p>119.4</text:p>
          </table:table-cell>
          <table:table-cell office:value-type="float" office:value="114.9" calcext:value-type="float">
            <text:p>114.9</text:p>
          </table:table-cell>
          <table:table-cell office:value-type="float" office:value="69.063587" calcext:value-type="float">
            <text:p>69.063587</text:p>
          </table:table-cell>
          <table:table-cell office:value-type="float" office:value="96.219353" calcext:value-type="float">
            <text:p>96.219353</text:p>
          </table:table-cell>
          <table:table-cell office:value-type="float" office:value="66.452536" calcext:value-type="float">
            <text:p>66.452536</text:p>
          </table:table-cell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18.7" calcext:value-type="float">
            <text:p>118.7</text:p>
          </table:table-cell>
          <table:table-cell office:value-type="float" office:value="114.2" calcext:value-type="float">
            <text:p>114.2</text:p>
          </table:table-cell>
          <table:table-cell office:value-type="float" office:value="68.854148" calcext:value-type="float">
            <text:p>68.854148</text:p>
          </table:table-cell>
          <table:table-cell office:value-type="float" office:value="96.197633" calcext:value-type="float">
            <text:p>96.197633</text:p>
          </table:table-cell>
          <table:table-cell office:value-type="float" office:value="66.23606" calcext:value-type="float">
            <text:p>66.23606</text:p>
          </table:table-cell>
        </table:table-row>
        <table:table-row table:style-name="ro1">
          <table:table-cell table:number-columns-repeated="8"/>
          <table:table-cell office:value-type="float" office:value="129" calcext:value-type="float">
            <text:p>129</text:p>
          </table:table-cell>
          <table:table-cell office:value-type="float" office:value="118.7" calcext:value-type="float">
            <text:p>118.7</text:p>
          </table:table-cell>
          <table:table-cell office:value-type="float" office:value="113.1" calcext:value-type="float">
            <text:p>113.1</text:p>
          </table:table-cell>
          <table:table-cell office:value-type="float" office:value="68.088424" calcext:value-type="float">
            <text:p>68.088424</text:p>
          </table:table-cell>
          <table:table-cell office:value-type="float" office:value="95.283059" calcext:value-type="float">
            <text:p>95.283059</text:p>
          </table:table-cell>
          <table:table-cell office:value-type="float" office:value="64.876734" calcext:value-type="float">
            <text:p>64.876734</text:p>
          </table:table-cell>
        </table:table-row>
        <table:table-row table:style-name="ro1"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8" calcext:value-type="float">
            <text:p>113.8</text:p>
          </table:table-cell>
          <table:table-cell office:value-type="float" office:value="69.205975" calcext:value-type="float">
            <text:p>69.205975</text:p>
          </table:table-cell>
          <table:table-cell office:value-type="float" office:value="96.330592" calcext:value-type="float">
            <text:p>96.330592</text:p>
          </table:table-cell>
          <table:table-cell office:value-type="float" office:value="66.666525" calcext:value-type="float">
            <text:p>66.666525</text:p>
          </table:table-cell>
        </table:table-row>
        <table:table-row table:style-name="ro1">
          <table:table-cell table:number-columns-repeated="8"/>
          <table:table-cell office:value-type="float" office:value="131" calcext:value-type="float">
            <text:p>131</text:p>
          </table:table-cell>
          <table:table-cell office:value-type="float" office:value="119.6" calcext:value-type="float">
            <text:p>119.6</text:p>
          </table:table-cell>
          <table:table-cell office:value-type="float" office:value="115.8" calcext:value-type="float">
            <text:p>115.8</text:p>
          </table:table-cell>
          <table:table-cell office:value-type="float" office:value="69.430123" calcext:value-type="float">
            <text:p>69.430123</text:p>
          </table:table-cell>
          <table:table-cell office:value-type="float" office:value="96.8313" calcext:value-type="float">
            <text:p>96.8313</text:p>
          </table:table-cell>
          <table:table-cell office:value-type="float" office:value="67.230091" calcext:value-type="float">
            <text:p>67.230091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14.7" calcext:value-type="float">
            <text:p>114.7</text:p>
          </table:table-cell>
          <table:table-cell office:value-type="float" office:value="68.653236" calcext:value-type="float">
            <text:p>68.653236</text:p>
          </table:table-cell>
          <table:table-cell office:value-type="float" office:value="95.628257" calcext:value-type="float">
            <text:p>95.628257</text:p>
          </table:table-cell>
          <table:table-cell office:value-type="float" office:value="65.651893" calcext:value-type="float">
            <text:p>65.651893</text:p>
          </table:table-cell>
        </table:table-row>
        <table:table-row table:style-name="ro1">
          <table:table-cell table:number-columns-repeated="8"/>
          <table:table-cell office:value-type="float" office:value="133" calcext:value-type="float">
            <text:p>133</text:p>
          </table:table-cell>
          <table:table-cell office:value-type="float" office:value="119.8" calcext:value-type="float">
            <text:p>119.8</text:p>
          </table:table-cell>
          <table:table-cell office:value-type="float" office:value="115.6" calcext:value-type="float">
            <text:p>115.6</text:p>
          </table:table-cell>
          <table:table-cell office:value-type="float" office:value="69.334182" calcext:value-type="float">
            <text:p>69.334182</text:p>
          </table:table-cell>
          <table:table-cell office:value-type="float" office:value="96.534181" calcext:value-type="float">
            <text:p>96.534181</text:p>
          </table:table-cell>
          <table:table-cell office:value-type="float" office:value="66.931185" calcext:value-type="float">
            <text:p>66.931185</text:p>
          </table:table-cell>
        </table:table-row>
        <table:table-row table:style-name="ro1">
          <table:table-cell table:number-columns-repeated="8"/>
          <table:table-cell office:value-type="float" office:value="134" calcext:value-type="float">
            <text:p>134</text:p>
          </table:table-cell>
          <table:table-cell office:value-type="float" office:value="120.3" calcext:value-type="float">
            <text:p>120.3</text:p>
          </table:table-cell>
          <table:table-cell office:value-type="float" office:value="114.2" calcext:value-type="float">
            <text:p>114.2</text:p>
          </table:table-cell>
          <table:table-cell office:value-type="float" office:value="67.842514" calcext:value-type="float">
            <text:p>67.842514</text:p>
          </table:table-cell>
          <table:table-cell office:value-type="float" office:value="94.892918" calcext:value-type="float">
            <text:p>94.892918</text:p>
          </table:table-cell>
          <table:table-cell office:value-type="float" office:value="64.377742" calcext:value-type="float">
            <text:p>64.377742</text:p>
          </table:table-cell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118.7" calcext:value-type="float">
            <text:p>118.7</text:p>
          </table:table-cell>
          <table:table-cell office:value-type="float" office:value="115.1" calcext:value-type="float">
            <text:p>115.1</text:p>
          </table:table-cell>
          <table:table-cell office:value-type="float" office:value="69.454204" calcext:value-type="float">
            <text:p>69.454204</text:p>
          </table:table-cell>
          <table:table-cell office:value-type="float" office:value="96.957426" calcext:value-type="float">
            <text:p>96.957426</text:p>
          </table:table-cell>
          <table:table-cell office:value-type="float" office:value="67.341009" calcext:value-type="float">
            <text:p>67.341009</text:p>
          </table:table-cell>
        </table:table-row>
        <table:table-row table:style-name="ro1"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119.3" calcext:value-type="float">
            <text:p>119.3</text:p>
          </table:table-cell>
          <table:table-cell office:value-type="float" office:value="114.6" calcext:value-type="float">
            <text:p>114.6</text:p>
          </table:table-cell>
          <table:table-cell office:value-type="float" office:value="69.041392" calcext:value-type="float">
            <text:p>69.041392</text:p>
          </table:table-cell>
          <table:table-cell office:value-type="float" office:value="96.060017" calcext:value-type="float">
            <text:p>96.060017</text:p>
          </table:table-cell>
          <table:table-cell office:value-type="float" office:value="66.321173" calcext:value-type="float">
            <text:p>66.321173</text:p>
          </table:table-cell>
        </table:table-row>
        <table:table-row table:style-name="ro1"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120.3" calcext:value-type="float">
            <text:p>120.3</text:p>
          </table:table-cell>
          <table:table-cell office:value-type="float" office:value="115.1" calcext:value-type="float">
            <text:p>115.1</text:p>
          </table:table-cell>
          <table:table-cell office:value-type="float" office:value="68.740188" calcext:value-type="float">
            <text:p>68.740188</text:p>
          </table:table-cell>
          <table:table-cell office:value-type="float" office:value="95.644802" calcext:value-type="float">
            <text:p>95.644802</text:p>
          </table:table-cell>
          <table:table-cell office:value-type="float" office:value="65.746417" calcext:value-type="float">
            <text:p>65.746417</text:p>
          </table:table-cell>
        </table:table-row>
        <table:table-row table:style-name="ro1">
          <table:table-cell table:number-columns-repeated="8"/>
          <table:table-cell office:value-type="float" office:value="138" calcext:value-type="float">
            <text:p>138</text:p>
          </table:table-cell>
          <table:table-cell office:value-type="float" office:value="120.3" calcext:value-type="float">
            <text:p>120.3</text:p>
          </table:table-cell>
          <table:table-cell office:value-type="float" office:value="116.2" calcext:value-type="float">
            <text:p>116.2</text:p>
          </table:table-cell>
          <table:table-cell office:value-type="float" office:value="69.227679" calcext:value-type="float">
            <text:p>69.227679</text:p>
          </table:table-cell>
          <table:table-cell office:value-type="float" office:value="96.547186" calcext:value-type="float">
            <text:p>96.547186</text:p>
          </table:table-cell>
          <table:table-cell office:value-type="float" office:value="66.837377" calcext:value-type="float">
            <text:p>66.837377</text:p>
          </table:table-cell>
        </table:table-row>
        <table:table-row table:style-name="ro1">
          <table:table-cell table:number-columns-repeated="8"/>
          <table:table-cell office:value-type="float" office:value="139" calcext:value-type="float">
            <text:p>139</text:p>
          </table:table-cell>
          <table:table-cell office:value-type="float" office:value="118.3" calcext:value-type="float">
            <text:p>118.3</text:p>
          </table:table-cell>
          <table:table-cell office:value-type="float" office:value="112" calcext:value-type="float">
            <text:p>112</text:p>
          </table:table-cell>
          <table:table-cell office:value-type="float" office:value="67.624082" calcext:value-type="float">
            <text:p>67.624082</text:p>
          </table:table-cell>
          <table:table-cell office:value-type="float" office:value="94.655286" calcext:value-type="float">
            <text:p>94.655286</text:p>
          </table:table-cell>
          <table:table-cell office:value-type="float" office:value="64.009768" calcext:value-type="float">
            <text:p>64.009768</text:p>
          </table:table-cell>
        </table:table-row>
        <table:table-row table:style-name="ro1"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116.4" calcext:value-type="float">
            <text:p>116.4</text:p>
          </table:table-cell>
          <table:table-cell office:value-type="float" office:value="113.1" calcext:value-type="float">
            <text:p>113.1</text:p>
          </table:table-cell>
          <table:table-cell office:value-type="float" office:value="69.076055" calcext:value-type="float">
            <text:p>69.076055</text:p>
          </table:table-cell>
          <table:table-cell office:value-type="float" office:value="97.206752" calcext:value-type="float">
            <text:p>97.206752</text:p>
          </table:table-cell>
          <table:table-cell office:value-type="float" office:value="67.146589" calcext:value-type="float">
            <text:p>67.146589</text:p>
          </table:table-cell>
        </table:table-row>
        <table:table-row table:style-name="ro1">
          <table:table-cell table:number-columns-repeated="8"/>
          <table:table-cell office:value-type="float" office:value="141" calcext:value-type="float">
            <text:p>141</text:p>
          </table:table-cell>
          <table:table-cell office:value-type="float" office:value="116.7" calcext:value-type="float">
            <text:p>116.7</text:p>
          </table:table-cell>
          <table:table-cell office:value-type="float" office:value="111.8" calcext:value-type="float">
            <text:p>111.8</text:p>
          </table:table-cell>
          <table:table-cell office:value-type="float" office:value="68.690029" calcext:value-type="float">
            <text:p>68.690029</text:p>
          </table:table-cell>
          <table:table-cell office:value-type="float" office:value="95.817856" calcext:value-type="float">
            <text:p>95.817856</text:p>
          </table:table-cell>
          <table:table-cell office:value-type="float" office:value="65.817314" calcext:value-type="float">
            <text:p>65.817314</text:p>
          </table:table-cell>
        </table:table-row>
        <table:table-row table:style-name="ro1">
          <table:table-cell table:number-columns-repeated="8"/>
          <table:table-cell office:value-type="float" office:value="142" calcext:value-type="float">
            <text:p>142</text:p>
          </table:table-cell>
          <table:table-cell office:value-type="float" office:value="117.6" calcext:value-type="float">
            <text:p>117.6</text:p>
          </table:table-cell>
          <table:table-cell office:value-type="float" office:value="112.9" calcext:value-type="float">
            <text:p>112.9</text:p>
          </table:table-cell>
          <table:table-cell office:value-type="float" office:value="68.977178" calcext:value-type="float">
            <text:p>68.977178</text:p>
          </table:table-cell>
          <table:table-cell office:value-type="float" office:value="96.000181" calcext:value-type="float">
            <text:p>96.000181</text:p>
          </table:table-cell>
          <table:table-cell office:value-type="float" office:value="66.218216" calcext:value-type="float">
            <text:p>66.218216</text:p>
          </table:table-cell>
        </table:table-row>
        <table:table-row table:style-name="ro1">
          <table:table-cell table:number-columns-repeated="8"/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112.4" calcext:value-type="float">
            <text:p>112.4</text:p>
          </table:table-cell>
          <table:table-cell office:value-type="float" office:value="69.551505" calcext:value-type="float">
            <text:p>69.551505</text:p>
          </table:table-cell>
          <table:table-cell office:value-type="float" office:value="96.887962" calcext:value-type="float">
            <text:p>96.887962</text:p>
          </table:table-cell>
          <table:table-cell office:value-type="float" office:value="67.387036" calcext:value-type="float">
            <text:p>67.387036</text:p>
          </table:table-cell>
        </table:table-row>
        <table:table-row table:style-name="ro1"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118.5" calcext:value-type="float">
            <text:p>118.5</text:p>
          </table:table-cell>
          <table:table-cell office:value-type="float" office:value="114" calcext:value-type="float">
            <text:p>114</text:p>
          </table:table-cell>
          <table:table-cell office:value-type="float" office:value="69.000428" calcext:value-type="float">
            <text:p>69.000428</text:p>
          </table:table-cell>
          <table:table-cell office:value-type="float" office:value="96.187171" calcext:value-type="float">
            <text:p>96.187171</text:p>
          </table:table-cell>
          <table:table-cell office:value-type="float" office:value="66.36956" calcext:value-type="float">
            <text:p>66.36956</text:p>
          </table:table-cell>
        </table:table-row>
        <table:table-row table:style-name="ro1">
          <table:table-cell table:number-columns-repeated="8"/>
          <table:table-cell office:value-type="float" office:value="145" calcext:value-type="float">
            <text:p>145</text:p>
          </table:table-cell>
          <table:table-cell office:value-type="float" office:value="118.5" calcext:value-type="float">
            <text:p>118.5</text:p>
          </table:table-cell>
          <table:table-cell office:value-type="float" office:value="113.6" calcext:value-type="float">
            <text:p>113.6</text:p>
          </table:table-cell>
          <table:table-cell office:value-type="float" office:value="68.630978" calcext:value-type="float">
            <text:p>68.630978</text:p>
          </table:table-cell>
          <table:table-cell office:value-type="float" office:value="95.886682" calcext:value-type="float">
            <text:p>95.886682</text:p>
          </table:table-cell>
          <table:table-cell office:value-type="float" office:value="65.807968" calcext:value-type="float">
            <text:p>65.807968</text:p>
          </table:table-cell>
        </table:table-row>
        <table:table-row table:style-name="ro1">
          <table:table-cell table:number-columns-repeated="8"/>
          <table:table-cell office:value-type="float" office:value="146" calcext:value-type="float">
            <text:p>146</text:p>
          </table:table-cell>
          <table:table-cell office:value-type="float" office:value="117.3" calcext:value-type="float">
            <text:p>117.3</text:p>
          </table:table-cell>
          <table:table-cell office:value-type="float" office:value="113.3" calcext:value-type="float">
            <text:p>113.3</text:p>
          </table:table-cell>
          <table:table-cell office:value-type="float" office:value="69.235342" calcext:value-type="float">
            <text:p>69.235342</text:p>
          </table:table-cell>
          <table:table-cell office:value-type="float" office:value="96.612398" calcext:value-type="float">
            <text:p>96.612398</text:p>
          </table:table-cell>
          <table:table-cell office:value-type="float" office:value="66.889924" calcext:value-type="float">
            <text:p>66.889924</text:p>
          </table:table-cell>
        </table:table-row>
        <table:table-row table:style-name="ro1">
          <table:table-cell table:number-columns-repeated="8"/>
          <table:table-cell office:value-type="float" office:value="147" calcext:value-type="float">
            <text:p>147</text:p>
          </table:table-cell>
          <table:table-cell office:value-type="float" office:value="117.1" calcext:value-type="float">
            <text:p>117.1</text:p>
          </table:table-cell>
          <table:table-cell office:value-type="float" office:value="112.2" calcext:value-type="float">
            <text:p>112.2</text:p>
          </table:table-cell>
          <table:table-cell office:value-type="float" office:value="68.744052" calcext:value-type="float">
            <text:p>68.744052</text:p>
          </table:table-cell>
          <table:table-cell office:value-type="float" office:value="95.832799" calcext:value-type="float">
            <text:p>95.832799</text:p>
          </table:table-cell>
          <table:table-cell office:value-type="float" office:value="65.879349" calcext:value-type="float">
            <text:p>65.879349</text:p>
          </table:table-cell>
        </table:table-row>
        <table:table-row table:style-name="ro1"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116.7" calcext:value-type="float">
            <text:p>116.7</text:p>
          </table:table-cell>
          <table:table-cell office:value-type="float" office:value="112.6" calcext:value-type="float">
            <text:p>112.6</text:p>
          </table:table-cell>
          <table:table-cell office:value-type="float" office:value="69.288243" calcext:value-type="float">
            <text:p>69.288243</text:p>
          </table:table-cell>
          <table:table-cell office:value-type="float" office:value="96.439202" calcext:value-type="float">
            <text:p>96.439202</text:p>
          </table:table-cell>
          <table:table-cell office:value-type="float" office:value="66.821029" calcext:value-type="float">
            <text:p>66.821029</text:p>
          </table:table-cell>
        </table:table-row>
        <table:table-row table:style-name="ro1">
          <table:table-cell table:number-columns-repeated="8"/>
          <table:table-cell office:value-type="float" office:value="149" calcext:value-type="float">
            <text:p>149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6" calcext:value-type="float">
            <text:p>113.6</text:p>
          </table:table-cell>
          <table:table-cell office:value-type="float" office:value="69.074493" calcext:value-type="float">
            <text:p>69.074493</text:p>
          </table:table-cell>
          <table:table-cell office:value-type="float" office:value="96.179229" calcext:value-type="float">
            <text:p>96.179229</text:p>
          </table:table-cell>
          <table:table-cell office:value-type="float" office:value="66.435315" calcext:value-type="float">
            <text:p>66.435315</text:p>
          </table:table-cell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6" calcext:value-type="float">
            <text:p>113.6</text:p>
          </table:table-cell>
          <table:table-cell office:value-type="float" office:value="68.92936" calcext:value-type="float">
            <text:p>68.92936</text:p>
          </table:table-cell>
          <table:table-cell office:value-type="float" office:value="96.17954" calcext:value-type="float">
            <text:p>96.17954</text:p>
          </table:table-cell>
          <table:table-cell office:value-type="float" office:value="66.295941" calcext:value-type="float">
            <text:p>66.295941</text:p>
          </table:table-cell>
        </table:table-row>
        <table:table-row table:style-name="ro1">
          <table:table-cell table:number-columns-repeated="8"/>
          <table:table-cell office:value-type="float" office:value="151" calcext:value-type="float">
            <text:p>151</text:p>
          </table:table-cell>
          <table:table-cell office:value-type="float" office:value="118.5" calcext:value-type="float">
            <text:p>118.5</text:p>
          </table:table-cell>
          <table:table-cell office:value-type="float" office:value="114" calcext:value-type="float">
            <text:p>114</text:p>
          </table:table-cell>
          <table:table-cell office:value-type="float" office:value="68.905304" calcext:value-type="float">
            <text:p>68.905304</text:p>
          </table:table-cell>
          <table:table-cell office:value-type="float" office:value="96.185643" calcext:value-type="float">
            <text:p>96.185643</text:p>
          </table:table-cell>
          <table:table-cell office:value-type="float" office:value="66.27701" calcext:value-type="float">
            <text:p>66.27701</text:p>
          </table:table-cell>
        </table:table-row>
        <table:table-row table:style-name="ro1"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117.8" calcext:value-type="float">
            <text:p>117.8</text:p>
          </table:table-cell>
          <table:table-cell office:value-type="float" office:value="114" calcext:value-type="float">
            <text:p>114</text:p>
          </table:table-cell>
          <table:table-cell office:value-type="float" office:value="69.650132" calcext:value-type="float">
            <text:p>69.650132</text:p>
          </table:table-cell>
          <table:table-cell office:value-type="float" office:value="96.783249" calcext:value-type="float">
            <text:p>96.783249</text:p>
          </table:table-cell>
          <table:table-cell office:value-type="float" office:value="67.409661" calcext:value-type="float">
            <text:p>67.409661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120.7" calcext:value-type="float">
            <text:p>120.7</text:p>
          </table:table-cell>
          <table:table-cell office:value-type="float" office:value="114.4" calcext:value-type="float">
            <text:p>114.4</text:p>
          </table:table-cell>
          <table:table-cell office:value-type="float" office:value="68.572319" calcext:value-type="float">
            <text:p>68.572319</text:p>
          </table:table-cell>
          <table:table-cell office:value-type="float" office:value="94.761679" calcext:value-type="float">
            <text:p>94.761679</text:p>
          </table:table-cell>
          <table:table-cell office:value-type="float" office:value="64.980281" calcext:value-type="float">
            <text:p>64.980281</text:p>
          </table:table-cell>
        </table:table-row>
        <table:table-row table:style-name="ro1">
          <table:table-cell table:number-columns-repeated="8"/>
          <table:table-cell office:value-type="float" office:value="154" calcext:value-type="float">
            <text:p>154</text:p>
          </table:table-cell>
          <table:table-cell office:value-type="float" office:value="118.2" calcext:value-type="float">
            <text:p>118.2</text:p>
          </table:table-cell>
          <table:table-cell office:value-type="float" office:value="115.1" calcext:value-type="float">
            <text:p>115.1</text:p>
          </table:table-cell>
          <table:table-cell office:value-type="float" office:value="70.011376" calcext:value-type="float">
            <text:p>70.011376</text:p>
          </table:table-cell>
          <table:table-cell office:value-type="float" office:value="97.399201" calcext:value-type="float">
            <text:p>97.399201</text:p>
          </table:table-cell>
          <table:table-cell office:value-type="float" office:value="68.19052" calcext:value-type="float">
            <text:p>68.19052</text:p>
          </table:table-cell>
        </table:table-row>
        <table:table-row table:style-name="ro1">
          <table:table-cell table:number-columns-repeated="8"/>
          <table:table-cell office:value-type="float" office:value="155" calcext:value-type="float">
            <text:p>155</text:p>
          </table:table-cell>
          <table:table-cell office:value-type="float" office:value="119.6" calcext:value-type="float">
            <text:p>119.6</text:p>
          </table:table-cell>
          <table:table-cell office:value-type="float" office:value="114.7" calcext:value-type="float">
            <text:p>114.7</text:p>
          </table:table-cell>
          <table:table-cell office:value-type="float" office:value="69.397675" calcext:value-type="float">
            <text:p>69.397675</text:p>
          </table:table-cell>
          <table:table-cell office:value-type="float" office:value="95.919388" calcext:value-type="float">
            <text:p>95.919388</text:p>
          </table:table-cell>
          <table:table-cell office:value-type="float" office:value="66.565825" calcext:value-type="float">
            <text:p>66.565825</text:p>
          </table:table-cell>
        </table:table-row>
        <table:table-row table:style-name="ro1"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120.1" calcext:value-type="float">
            <text:p>120.1</text:p>
          </table:table-cell>
          <table:table-cell office:value-type="float" office:value="116.4" calcext:value-type="float">
            <text:p>116.4</text:p>
          </table:table-cell>
          <table:table-cell office:value-type="float" office:value="69.74594" calcext:value-type="float">
            <text:p>69.74594</text:p>
          </table:table-cell>
          <table:table-cell office:value-type="float" office:value="96.842889" calcext:value-type="float">
            <text:p>96.842889</text:p>
          </table:table-cell>
          <table:table-cell office:value-type="float" office:value="67.543983" calcext:value-type="float">
            <text:p>67.543983</text:p>
          </table:table-cell>
        </table:table-row>
        <table:table-row table:style-name="ro1">
          <table:table-cell table:number-columns-repeated="8"/>
          <table:table-cell office:value-type="float" office:value="157" calcext:value-type="float">
            <text:p>157</text:p>
          </table:table-cell>
          <table:table-cell office:value-type="float" office:value="119.4" calcext:value-type="float">
            <text:p>119.4</text:p>
          </table:table-cell>
          <table:table-cell office:value-type="float" office:value="113.6" calcext:value-type="float">
            <text:p>113.6</text:p>
          </table:table-cell>
          <table:table-cell office:value-type="float" office:value="68.8293" calcext:value-type="float">
            <text:p>68.8293</text:p>
          </table:table-cell>
          <table:table-cell office:value-type="float" office:value="95.16154" calcext:value-type="float">
            <text:p>95.16154</text:p>
          </table:table-cell>
          <table:table-cell office:value-type="float" office:value="65.499022" calcext:value-type="float">
            <text:p>65.499022</text:p>
          </table:table-cell>
        </table:table-row>
        <table:table-row table:style-name="ro1"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118.5" calcext:value-type="float">
            <text:p>118.5</text:p>
          </table:table-cell>
          <table:table-cell office:value-type="float" office:value="113.3" calcext:value-type="float">
            <text:p>113.3</text:p>
          </table:table-cell>
          <table:table-cell office:value-type="float" office:value="68.988465" calcext:value-type="float">
            <text:p>68.988465</text:p>
          </table:table-cell>
          <table:table-cell office:value-type="float" office:value="95.579847" calcext:value-type="float">
            <text:p>95.579847</text:p>
          </table:table-cell>
          <table:table-cell office:value-type="float" office:value="65.939069" calcext:value-type="float">
            <text:p>65.939069</text:p>
          </table:table-cell>
        </table:table-row>
        <table:table-row table:style-name="ro1">
          <table:table-cell table:number-columns-repeated="8"/>
          <table:table-cell office:value-type="float" office:value="159" calcext:value-type="float">
            <text:p>159</text:p>
          </table:table-cell>
          <table:table-cell office:value-type="float" office:value="118.7" calcext:value-type="float">
            <text:p>118.7</text:p>
          </table:table-cell>
          <table:table-cell office:value-type="float" office:value="115.4" calcext:value-type="float">
            <text:p>115.4</text:p>
          </table:table-cell>
          <table:table-cell office:value-type="float" office:value="70.190866" calcext:value-type="float">
            <text:p>70.190866</text:p>
          </table:table-cell>
          <table:table-cell office:value-type="float" office:value="97.256971" calcext:value-type="float">
            <text:p>97.256971</text:p>
          </table:table-cell>
          <table:table-cell office:value-type="float" office:value="68.26551" calcext:value-type="float">
            <text:p>68.26551</text:p>
          </table:table-cell>
        </table:table-row>
        <table:table-row table:style-name="ro1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119.1" calcext:value-type="float">
            <text:p>119.1</text:p>
          </table:table-cell>
          <table:table-cell office:value-type="float" office:value="114.5" calcext:value-type="float">
            <text:p>114.5</text:p>
          </table:table-cell>
          <table:table-cell office:value-type="float" office:value="69.510369" calcext:value-type="float">
            <text:p>69.510369</text:p>
          </table:table-cell>
          <table:table-cell office:value-type="float" office:value="96.208329" calcext:value-type="float">
            <text:p>96.208329</text:p>
          </table:table-cell>
          <table:table-cell office:value-type="float" office:value="66.874765" calcext:value-type="float">
            <text:p>66.874765</text:p>
          </table:table-cell>
        </table:table-row>
        <table:table-row table:style-name="ro1"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117.4" calcext:value-type="float">
            <text:p>117.4</text:p>
          </table:table-cell>
          <table:table-cell office:value-type="float" office:value="70.13258" calcext:value-type="float">
            <text:p>70.13258</text:p>
          </table:table-cell>
          <table:table-cell office:value-type="float" office:value="97.014884" calcext:value-type="float">
            <text:p>97.014884</text:p>
          </table:table-cell>
          <table:table-cell office:value-type="float" office:value="68.039041" calcext:value-type="float">
            <text:p>68.039041</text:p>
          </table:table-cell>
        </table:table-row>
        <table:table-row table:style-name="ro1"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122.1" calcext:value-type="float">
            <text:p>122.1</text:p>
          </table:table-cell>
          <table:table-cell office:value-type="float" office:value="116" calcext:value-type="float">
            <text:p>116</text:p>
          </table:table-cell>
          <table:table-cell office:value-type="float" office:value="68.999203" calcext:value-type="float">
            <text:p>68.999203</text:p>
          </table:table-cell>
          <table:table-cell office:value-type="float" office:value="94.969526" calcext:value-type="float">
            <text:p>94.969526</text:p>
          </table:table-cell>
          <table:table-cell office:value-type="float" office:value="65.528216" calcext:value-type="float">
            <text:p>65.528216</text:p>
          </table:table-cell>
        </table:table-row>
        <table:table-row table:style-name="ro1"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118" calcext:value-type="float">
            <text:p>118</text:p>
          </table:table-cell>
          <table:table-cell office:value-type="float" office:value="113.3" calcext:value-type="float">
            <text:p>113.3</text:p>
          </table:table-cell>
          <table:table-cell office:value-type="float" office:value="70.02215" calcext:value-type="float">
            <text:p>70.02215</text:p>
          </table:table-cell>
          <table:table-cell office:value-type="float" office:value="96.019626" calcext:value-type="float">
            <text:p>96.019626</text:p>
          </table:table-cell>
          <table:table-cell office:value-type="float" office:value="67.235007" calcext:value-type="float">
            <text:p>67.235007</text:p>
          </table:table-cell>
        </table:table-row>
        <table:table-row table:style-name="ro1"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70.392767" calcext:value-type="float">
            <text:p>70.392767</text:p>
          </table:table-cell>
          <table:table-cell office:value-type="float" office:value="97.462617" calcext:value-type="float">
            <text:p>97.462617</text:p>
          </table:table-cell>
          <table:table-cell office:value-type="float" office:value="68.606633" calcext:value-type="float">
            <text:p>68.606633</text:p>
          </table:table-cell>
        </table:table-row>
        <table:table-row table:style-name="ro1">
          <table:table-cell table:number-columns-repeated="8"/>
          <table:table-cell office:value-type="float" office:value="165" calcext:value-type="float">
            <text:p>165</text:p>
          </table:table-cell>
          <table:table-cell office:value-type="float" office:value="121.4" calcext:value-type="float">
            <text:p>121.4</text:p>
          </table:table-cell>
          <table:table-cell office:value-type="float" office:value="114.9" calcext:value-type="float">
            <text:p>114.9</text:p>
          </table:table-cell>
          <table:table-cell office:value-type="float" office:value="68.88745" calcext:value-type="float">
            <text:p>68.88745</text:p>
          </table:table-cell>
          <table:table-cell office:value-type="float" office:value="94.64119" calcext:value-type="float">
            <text:p>94.64119</text:p>
          </table:table-cell>
          <table:table-cell office:value-type="float" office:value="65.195902" calcext:value-type="float">
            <text:p>65.195902</text:p>
          </table:table-cell>
        </table:table-row>
        <table:table-row table:style-name="ro1">
          <table:table-cell table:number-columns-repeated="8"/>
          <table:table-cell office:value-type="float" office:value="166" calcext:value-type="float">
            <text:p>166</text:p>
          </table:table-cell>
          <table:table-cell office:value-type="float" office:value="119.6" calcext:value-type="float">
            <text:p>119.6</text:p>
          </table:table-cell>
          <table:table-cell office:value-type="float" office:value="116.2" calcext:value-type="float">
            <text:p>116.2</text:p>
          </table:table-cell>
          <table:table-cell office:value-type="float" office:value="70.333218" calcext:value-type="float">
            <text:p>70.333218</text:p>
          </table:table-cell>
          <table:table-cell office:value-type="float" office:value="97.127936" calcext:value-type="float">
            <text:p>97.127936</text:p>
          </table:table-cell>
          <table:table-cell office:value-type="float" office:value="68.313203" calcext:value-type="float">
            <text:p>68.313203</text:p>
          </table:table-cell>
        </table:table-row>
        <table:table-row table:style-name="ro1">
          <table:table-cell table:number-columns-repeated="8"/>
          <table:table-cell office:value-type="float" office:value="167" calcext:value-type="float">
            <text:p>167</text:p>
          </table:table-cell>
          <table:table-cell office:value-type="float" office:value="119.1" calcext:value-type="float">
            <text:p>119.1</text:p>
          </table:table-cell>
          <table:table-cell office:value-type="float" office:value="113.6" calcext:value-type="float">
            <text:p>113.6</text:p>
          </table:table-cell>
          <table:table-cell office:value-type="float" office:value="69.370887" calcext:value-type="float">
            <text:p>69.370887</text:p>
          </table:table-cell>
          <table:table-cell office:value-type="float" office:value="95.450491" calcext:value-type="float">
            <text:p>95.450491</text:p>
          </table:table-cell>
          <table:table-cell office:value-type="float" office:value="66.214852" calcext:value-type="float">
            <text:p>66.214852</text:p>
          </table:table-cell>
        </table:table-row>
        <table:table-row table:style-name="ro1"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119.8" calcext:value-type="float">
            <text:p>119.8</text:p>
          </table:table-cell>
          <table:table-cell office:value-type="float" office:value="115.3" calcext:value-type="float">
            <text:p>115.3</text:p>
          </table:table-cell>
          <table:table-cell office:value-type="float" office:value="69.991743" calcext:value-type="float">
            <text:p>69.991743</text:p>
          </table:table-cell>
          <table:table-cell office:value-type="float" office:value="96.226452" calcext:value-type="float">
            <text:p>96.226452</text:p>
          </table:table-cell>
          <table:table-cell office:value-type="float" office:value="67.35057" calcext:value-type="float">
            <text:p>67.35057</text:p>
          </table:table-cell>
        </table:table-row>
        <table:table-row table:style-name="ro1"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119.4" calcext:value-type="float">
            <text:p>119.4</text:p>
          </table:table-cell>
          <table:table-cell office:value-type="float" office:value="114" calcext:value-type="float">
            <text:p>114</text:p>
          </table:table-cell>
          <table:table-cell office:value-type="float" office:value="69.1215" calcext:value-type="float">
            <text:p>69.1215</text:p>
          </table:table-cell>
          <table:table-cell office:value-type="float" office:value="95.456474" calcext:value-type="float">
            <text:p>95.456474</text:p>
          </table:table-cell>
          <table:table-cell office:value-type="float" office:value="65.980947" calcext:value-type="float">
            <text:p>65.980947</text:p>
          </table:table-cell>
        </table:table-row>
        <table:table-row table:style-name="ro1"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118.5" calcext:value-type="float">
            <text:p>118.5</text:p>
          </table:table-cell>
          <table:table-cell office:value-type="float" office:value="112.9" calcext:value-type="float">
            <text:p>112.9</text:p>
          </table:table-cell>
          <table:table-cell office:value-type="float" office:value="69.43295" calcext:value-type="float">
            <text:p>69.43295</text:p>
          </table:table-cell>
          <table:table-cell office:value-type="float" office:value="95.274523" calcext:value-type="float">
            <text:p>95.274523</text:p>
          </table:table-cell>
          <table:table-cell office:value-type="float" office:value="66.151912" calcext:value-type="float">
            <text:p>66.151912</text:p>
          </table:table-cell>
        </table:table-row>
        <table:table-row table:style-name="ro1">
          <table:table-cell table:number-columns-repeated="8"/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 office:value-type="float" office:value="114.5" calcext:value-type="float">
            <text:p>114.5</text:p>
          </table:table-cell>
          <table:table-cell office:value-type="float" office:value="70.2494" calcext:value-type="float">
            <text:p>70.2494</text:p>
          </table:table-cell>
          <table:table-cell office:value-type="float" office:value="97.087126" calcext:value-type="float">
            <text:p>97.087126</text:p>
          </table:table-cell>
          <table:table-cell office:value-type="float" office:value="68.203124" calcext:value-type="float">
            <text:p>68.203124</text:p>
          </table:table-cell>
        </table:table-row>
        <table:table-row table:style-name="ro1"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118.9" calcext:value-type="float">
            <text:p>118.9</text:p>
          </table:table-cell>
          <table:table-cell office:value-type="float" office:value="115.6" calcext:value-type="float">
            <text:p>115.6</text:p>
          </table:table-cell>
          <table:table-cell office:value-type="float" office:value="70.468232" calcext:value-type="float">
            <text:p>70.468232</text:p>
          </table:table-cell>
          <table:table-cell office:value-type="float" office:value="97.265782" calcext:value-type="float">
            <text:p>97.265782</text:p>
          </table:table-cell>
          <table:table-cell office:value-type="float" office:value="68.541477" calcext:value-type="float">
            <text:p>68.541477</text:p>
          </table:table-cell>
        </table:table-row>
        <table:table-row table:style-name="ro1">
          <table:table-cell table:number-columns-repeated="8"/>
          <table:table-cell office:value-type="float" office:value="173" calcext:value-type="float">
            <text:p>173</text:p>
          </table:table-cell>
          <table:table-cell office:value-type="float" office:value="120.1" calcext:value-type="float">
            <text:p>120.1</text:p>
          </table:table-cell>
          <table:table-cell office:value-type="float" office:value="113.5" calcext:value-type="float">
            <text:p>113.5</text:p>
          </table:table-cell>
          <table:table-cell office:value-type="float" office:value="68.670866" calcext:value-type="float">
            <text:p>68.670866</text:p>
          </table:table-cell>
          <table:table-cell office:value-type="float" office:value="94.436245" calcext:value-type="float">
            <text:p>94.436245</text:p>
          </table:table-cell>
          <table:table-cell office:value-type="float" office:value="64.850187" calcext:value-type="float">
            <text:p>64.850187</text:p>
          </table:table-cell>
        </table:table-row>
        <table:table-row table:style-name="ro1"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4" calcext:value-type="float">
            <text:p>114.4</text:p>
          </table:table-cell>
          <table:table-cell office:value-type="float" office:value="70.088293" calcext:value-type="float">
            <text:p>70.088293</text:p>
          </table:table-cell>
          <table:table-cell office:value-type="float" office:value="97.080896" calcext:value-type="float">
            <text:p>97.080896</text:p>
          </table:table-cell>
          <table:table-cell office:value-type="float" office:value="68.042343" calcext:value-type="float">
            <text:p>68.042343</text:p>
          </table:table-cell>
        </table:table-row>
        <table:table-row table:style-name="ro1"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118" calcext:value-type="float">
            <text:p>118</text:p>
          </table:table-cell>
          <table:table-cell office:value-type="float" office:value="112.2" calcext:value-type="float">
            <text:p>112.2</text:p>
          </table:table-cell>
          <table:table-cell office:value-type="float" office:value="69.028983" calcext:value-type="float">
            <text:p>69.028983</text:p>
          </table:table-cell>
          <table:table-cell office:value-type="float" office:value="95.102011" calcext:value-type="float">
            <text:p>95.102011</text:p>
          </table:table-cell>
          <table:table-cell office:value-type="float" office:value="65.647951" calcext:value-type="float">
            <text:p>65.647951</text:p>
          </table:table-cell>
        </table:table-row>
        <table:table-row table:style-name="ro1"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117.1" calcext:value-type="float">
            <text:p>117.1</text:p>
          </table:table-cell>
          <table:table-cell office:value-type="float" office:value="112.2" calcext:value-type="float">
            <text:p>112.2</text:p>
          </table:table-cell>
          <table:table-cell office:value-type="float" office:value="69.579094" calcext:value-type="float">
            <text:p>69.579094</text:p>
          </table:table-cell>
          <table:table-cell office:value-type="float" office:value="95.8378" calcext:value-type="float">
            <text:p>95.8378</text:p>
          </table:table-cell>
          <table:table-cell office:value-type="float" office:value="66.683073" calcext:value-type="float">
            <text:p>66.683073</text:p>
          </table:table-cell>
        </table:table-row>
        <table:table-row table:style-name="ro1">
          <table:table-cell table:number-columns-repeated="8"/>
          <table:table-cell office:value-type="float" office:value="177" calcext:value-type="float">
            <text:p>177</text:p>
          </table:table-cell>
          <table:table-cell office:value-type="float" office:value="116.9" calcext:value-type="float">
            <text:p>116.9</text:p>
          </table:table-cell>
          <table:table-cell office:value-type="float" office:value="113.3" calcext:value-type="float">
            <text:p>113.3</text:p>
          </table:table-cell>
          <table:table-cell office:value-type="float" office:value="70.035242" calcext:value-type="float">
            <text:p>70.035242</text:p>
          </table:table-cell>
          <table:table-cell office:value-type="float" office:value="96.914646" calcext:value-type="float">
            <text:p>96.914646</text:p>
          </table:table-cell>
          <table:table-cell office:value-type="float" office:value="67.874407" calcext:value-type="float">
            <text:p>67.874407</text:p>
          </table:table-cell>
        </table:table-row>
        <table:table-row table:style-name="ro1"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116.5" calcext:value-type="float">
            <text:p>116.5</text:p>
          </table:table-cell>
          <table:table-cell office:value-type="float" office:value="112" calcext:value-type="float">
            <text:p>112</text:p>
          </table:table-cell>
          <table:table-cell office:value-type="float" office:value="69.506881" calcext:value-type="float">
            <text:p>69.506881</text:p>
          </table:table-cell>
          <table:table-cell office:value-type="float" office:value="96.122839" calcext:value-type="float">
            <text:p>96.122839</text:p>
          </table:table-cell>
          <table:table-cell office:value-type="float" office:value="66.811987" calcext:value-type="float">
            <text:p>66.811987</text:p>
          </table:table-cell>
        </table:table-row>
        <table:table-row table:style-name="ro1"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116.7" calcext:value-type="float">
            <text:p>116.7</text:p>
          </table:table-cell>
          <table:table-cell office:value-type="float" office:value="112.7" calcext:value-type="float">
            <text:p>112.7</text:p>
          </table:table-cell>
          <table:table-cell office:value-type="float" office:value="69.832701" calcext:value-type="float">
            <text:p>69.832701</text:p>
          </table:table-cell>
          <table:table-cell office:value-type="float" office:value="96.590808" calcext:value-type="float">
            <text:p>96.590808</text:p>
          </table:table-cell>
          <table:table-cell office:value-type="float" office:value="67.45197" calcext:value-type="float">
            <text:p>67.45197</text:p>
          </table:table-cell>
        </table:table-row>
        <table:table-row table:style-name="ro1"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68.689992" calcext:value-type="float">
            <text:p>68.689992</text:p>
          </table:table-cell>
          <table:table-cell office:value-type="float" office:value="94.949155" calcext:value-type="float">
            <text:p>94.949155</text:p>
          </table:table-cell>
          <table:table-cell office:value-type="float" office:value="65.220567" calcext:value-type="float">
            <text:p>65.220567</text:p>
          </table:table-cell>
        </table:table-row>
        <table:table-row table:style-name="ro1"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114.7" calcext:value-type="float">
            <text:p>114.7</text:p>
          </table:table-cell>
          <table:table-cell office:value-type="float" office:value="110.6" calcext:value-type="float">
            <text:p>110.6</text:p>
          </table:table-cell>
          <table:table-cell office:value-type="float" office:value="69.638166" calcext:value-type="float">
            <text:p>69.638166</text:p>
          </table:table-cell>
          <table:table-cell office:value-type="float" office:value="96.382206" calcext:value-type="float">
            <text:p>96.382206</text:p>
          </table:table-cell>
          <table:table-cell office:value-type="float" office:value="67.118801" calcext:value-type="float">
            <text:p>67.118801</text:p>
          </table:table-cell>
        </table:table-row>
        <table:table-row table:style-name="ro1"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115.6" calcext:value-type="float">
            <text:p>115.6</text:p>
          </table:table-cell>
          <table:table-cell office:value-type="float" office:value="111.5" calcext:value-type="float">
            <text:p>111.5</text:p>
          </table:table-cell>
          <table:table-cell office:value-type="float" office:value="69.543887" calcext:value-type="float">
            <text:p>69.543887</text:p>
          </table:table-cell>
          <table:table-cell office:value-type="float" office:value="96.409081" calcext:value-type="float">
            <text:p>96.409081</text:p>
          </table:table-cell>
          <table:table-cell office:value-type="float" office:value="67.046623" calcext:value-type="float">
            <text:p>67.046623</text:p>
          </table:table-cell>
        </table:table-row>
        <table:table-row table:style-name="ro1"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116.4" calcext:value-type="float">
            <text:p>116.4</text:p>
          </table:table-cell>
          <table:table-cell office:value-type="float" office:value="112.2" calcext:value-type="float">
            <text:p>112.2</text:p>
          </table:table-cell>
          <table:table-cell office:value-type="float" office:value="69.481441" calcext:value-type="float">
            <text:p>69.481441</text:p>
          </table:table-cell>
          <table:table-cell office:value-type="float" office:value="96.428106" calcext:value-type="float">
            <text:p>96.428106</text:p>
          </table:table-cell>
          <table:table-cell office:value-type="float" office:value="66.999638" calcext:value-type="float">
            <text:p>66.999638</text:p>
          </table:table-cell>
        </table:table-row>
        <table:table-row table:style-name="ro1"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115.1" calcext:value-type="float">
            <text:p>115.1</text:p>
          </table:table-cell>
          <table:table-cell office:value-type="float" office:value="110" calcext:value-type="float">
            <text:p>110</text:p>
          </table:table-cell>
          <table:table-cell office:value-type="float" office:value="68.837829" calcext:value-type="float">
            <text:p>68.837829</text:p>
          </table:table-cell>
          <table:table-cell office:value-type="float" office:value="95.602947" calcext:value-type="float">
            <text:p>95.602947</text:p>
          </table:table-cell>
          <table:table-cell office:value-type="float" office:value="65.810994" calcext:value-type="float">
            <text:p>65.810994</text:p>
          </table:table-cell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114.7" calcext:value-type="float">
            <text:p>114.7</text:p>
          </table:table-cell>
          <table:table-cell office:value-type="float" office:value="109.5" calcext:value-type="float">
            <text:p>109.5</text:p>
          </table:table-cell>
          <table:table-cell office:value-type="float" office:value="69.026833" calcext:value-type="float">
            <text:p>69.026833</text:p>
          </table:table-cell>
          <table:table-cell office:value-type="float" office:value="95.428507" calcext:value-type="float">
            <text:p>95.428507</text:p>
          </table:table-cell>
          <table:table-cell office:value-type="float" office:value="65.871277" calcext:value-type="float">
            <text:p>65.871277</text:p>
          </table:table-cell>
        </table:table-row>
        <table:table-row table:style-name="ro1"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112.7" calcext:value-type="float">
            <text:p>112.7</text:p>
          </table:table-cell>
          <table:table-cell office:value-type="float" office:value="110" calcext:value-type="float">
            <text:p>110</text:p>
          </table:table-cell>
          <table:table-cell office:value-type="float" office:value="70.160606" calcext:value-type="float">
            <text:p>70.160606</text:p>
          </table:table-cell>
          <table:table-cell office:value-type="float" office:value="97.594982" calcext:value-type="float">
            <text:p>97.594982</text:p>
          </table:table-cell>
          <table:table-cell office:value-type="float" office:value="68.473231" calcext:value-type="float">
            <text:p>68.473231</text:p>
          </table:table-cell>
        </table:table-row>
        <table:table-row table:style-name="ro1"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116.2" calcext:value-type="float">
            <text:p>116.2</text:p>
          </table:table-cell>
          <table:table-cell office:value-type="float" office:value="110.6" calcext:value-type="float">
            <text:p>110.6</text:p>
          </table:table-cell>
          <table:table-cell office:value-type="float" office:value="68.860666" calcext:value-type="float">
            <text:p>68.860666</text:p>
          </table:table-cell>
          <table:table-cell office:value-type="float" office:value="95.182248" calcext:value-type="float">
            <text:p>95.182248</text:p>
          </table:table-cell>
          <table:table-cell office:value-type="float" office:value="65.54313" calcext:value-type="float">
            <text:p>65.54313</text:p>
          </table:table-cell>
        </table:table-row>
        <table:table-row table:style-name="ro1"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office:value-type="float" office:value="110.8" calcext:value-type="float">
            <text:p>110.8</text:p>
          </table:table-cell>
          <table:table-cell office:value-type="float" office:value="69.598598" calcext:value-type="float">
            <text:p>69.598598</text:p>
          </table:table-cell>
          <table:table-cell office:value-type="float" office:value="97.146696" calcext:value-type="float">
            <text:p>97.146696</text:p>
          </table:table-cell>
          <table:table-cell office:value-type="float" office:value="67.612739" calcext:value-type="float">
            <text:p>67.612739</text:p>
          </table:table-cell>
        </table:table-row>
        <table:table-row table:style-name="ro1"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115.5" calcext:value-type="float">
            <text:p>115.5</text:p>
          </table:table-cell>
          <table:table-cell office:value-type="float" office:value="110.2" calcext:value-type="float">
            <text:p>110.2</text:p>
          </table:table-cell>
          <table:table-cell office:value-type="float" office:value="68.789734" calcext:value-type="float">
            <text:p>68.789734</text:p>
          </table:table-cell>
          <table:table-cell office:value-type="float" office:value="95.458903" calcext:value-type="float">
            <text:p>95.458903</text:p>
          </table:table-cell>
          <table:table-cell office:value-type="float" office:value="65.665926" calcext:value-type="float">
            <text:p>65.665926</text:p>
          </table:table-cell>
        </table:table-row>
        <table:table-row table:style-name="ro1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113.1" calcext:value-type="float">
            <text:p>113.1</text:p>
          </table:table-cell>
          <table:table-cell office:value-type="float" office:value="108.8" calcext:value-type="float">
            <text:p>108.8</text:p>
          </table:table-cell>
          <table:table-cell office:value-type="float" office:value="68.927694" calcext:value-type="float">
            <text:p>68.927694</text:p>
          </table:table-cell>
          <table:table-cell office:value-type="float" office:value="96.166924" calcext:value-type="float">
            <text:p>96.166924</text:p>
          </table:table-cell>
          <table:table-cell office:value-type="float" office:value="66.285643" calcext:value-type="float">
            <text:p>66.285643</text:p>
          </table:table-cell>
        </table:table-row>
        <table:table-row table:style-name="ro1"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113.3" calcext:value-type="float">
            <text:p>113.3</text:p>
          </table:table-cell>
          <table:table-cell office:value-type="float" office:value="109.7" calcext:value-type="float">
            <text:p>109.7</text:p>
          </table:table-cell>
          <table:table-cell office:value-type="float" office:value="69.543612" calcext:value-type="float">
            <text:p>69.543612</text:p>
          </table:table-cell>
          <table:table-cell office:value-type="float" office:value="96.80883" calcext:value-type="float">
            <text:p>96.80883</text:p>
          </table:table-cell>
          <table:table-cell office:value-type="float" office:value="67.324357" calcext:value-type="float">
            <text:p>67.324357</text:p>
          </table:table-cell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115.3" calcext:value-type="float">
            <text:p>115.3</text:p>
          </table:table-cell>
          <table:table-cell office:value-type="float" office:value="110.6" calcext:value-type="float">
            <text:p>110.6</text:p>
          </table:table-cell>
          <table:table-cell office:value-type="float" office:value="69.047884" calcext:value-type="float">
            <text:p>69.047884</text:p>
          </table:table-cell>
          <table:table-cell office:value-type="float" office:value="95.925458" calcext:value-type="float">
            <text:p>95.925458</text:p>
          </table:table-cell>
          <table:table-cell office:value-type="float" office:value="66.234499" calcext:value-type="float">
            <text:p>66.234499</text:p>
          </table:table-cell>
        </table:table-row>
        <table:table-row table:style-name="ro1"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112.9" calcext:value-type="float">
            <text:p>112.9</text:p>
          </table:table-cell>
          <table:table-cell office:value-type="float" office:value="108.2" calcext:value-type="float">
            <text:p>108.2</text:p>
          </table:table-cell>
          <table:table-cell office:value-type="float" office:value="68.910904" calcext:value-type="float">
            <text:p>68.910904</text:p>
          </table:table-cell>
          <table:table-cell office:value-type="float" office:value="95.842214" calcext:value-type="float">
            <text:p>95.842214</text:p>
          </table:table-cell>
          <table:table-cell office:value-type="float" office:value="66.045736" calcext:value-type="float">
            <text:p>66.045736</text:p>
          </table:table-cell>
        </table:table-row>
        <table:table-row table:style-name="ro1"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112.9" calcext:value-type="float">
            <text:p>112.9</text:p>
          </table:table-cell>
          <table:table-cell office:value-type="float" office:value="108.6" calcext:value-type="float">
            <text:p>108.6</text:p>
          </table:table-cell>
          <table:table-cell office:value-type="float" office:value="69.36052" calcext:value-type="float">
            <text:p>69.36052</text:p>
          </table:table-cell>
          <table:table-cell office:value-type="float" office:value="96.160113" calcext:value-type="float">
            <text:p>96.160113</text:p>
          </table:table-cell>
          <table:table-cell office:value-type="float" office:value="66.697155" calcext:value-type="float">
            <text:p>66.697155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9" calcext:value-type="float">
            <text:p>107.9</text:p>
          </table:table-cell>
          <table:table-cell office:value-type="float" office:value="69.304397" calcext:value-type="float">
            <text:p>69.304397</text:p>
          </table:table-cell>
          <table:table-cell office:value-type="float" office:value="96.13678" calcext:value-type="float">
            <text:p>96.13678</text:p>
          </table:table-cell>
          <table:table-cell office:value-type="float" office:value="66.627016" calcext:value-type="float">
            <text:p>66.627016</text:p>
          </table:table-cell>
        </table:table-row>
        <table:table-row table:style-name="ro1"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113.5" calcext:value-type="float">
            <text:p>113.5</text:p>
          </table:table-cell>
          <table:table-cell office:value-type="float" office:value="108.8" calcext:value-type="float">
            <text:p>108.8</text:p>
          </table:table-cell>
          <table:table-cell office:value-type="float" office:value="68.957483" calcext:value-type="float">
            <text:p>68.957483</text:p>
          </table:table-cell>
          <table:table-cell office:value-type="float" office:value="95.856322" calcext:value-type="float">
            <text:p>95.856322</text:p>
          </table:table-cell>
          <table:table-cell office:value-type="float" office:value="66.100107" calcext:value-type="float">
            <text:p>66.100107</text:p>
          </table:table-cell>
        </table:table-row>
        <table:table-row table:style-name="ro1">
          <table:table-cell table:number-columns-repeated="8"/>
          <table:table-cell office:value-type="float" office:value="197" calcext:value-type="float">
            <text:p>197</text:p>
          </table:table-cell>
          <table:table-cell office:value-type="float" office:value="111.3" calcext:value-type="float">
            <text:p>111.3</text:p>
          </table:table-cell>
          <table:table-cell office:value-type="float" office:value="107.9" calcext:value-type="float">
            <text:p>107.9</text:p>
          </table:table-cell>
          <table:table-cell office:value-type="float" office:value="69.754851" calcext:value-type="float">
            <text:p>69.754851</text:p>
          </table:table-cell>
          <table:table-cell office:value-type="float" office:value="96.915677" calcext:value-type="float">
            <text:p>96.915677</text:p>
          </table:table-cell>
          <table:table-cell office:value-type="float" office:value="67.603385" calcext:value-type="float">
            <text:p>67.603385</text:p>
          </table:table-cell>
        </table:table-row>
        <table:table-row table:style-name="ro1"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113.5" calcext:value-type="float">
            <text:p>113.5</text:p>
          </table:table-cell>
          <table:table-cell office:value-type="float" office:value="109.1" calcext:value-type="float">
            <text:p>109.1</text:p>
          </table:table-cell>
          <table:table-cell office:value-type="float" office:value="69.436546" calcext:value-type="float">
            <text:p>69.436546</text:p>
          </table:table-cell>
          <table:table-cell office:value-type="float" office:value="96.175736" calcext:value-type="float">
            <text:p>96.175736</text:p>
          </table:table-cell>
          <table:table-cell office:value-type="float" office:value="66.781109" calcext:value-type="float">
            <text:p>66.781109</text:p>
          </table:table-cell>
        </table:table-row>
        <table:table-row table:style-name="ro1">
          <table:table-cell table:number-columns-repeated="8"/>
          <table:table-cell office:value-type="float" office:value="199" calcext:value-type="float">
            <text:p>199</text:p>
          </table:table-cell>
          <table:table-cell office:value-type="float" office:value="113.1" calcext:value-type="float">
            <text:p>113.1</text:p>
          </table:table-cell>
          <table:table-cell office:value-type="float" office:value="108.6" calcext:value-type="float">
            <text:p>108.6</text:p>
          </table:table-cell>
          <table:table-cell office:value-type="float" office:value="69.273067" calcext:value-type="float">
            <text:p>69.273067</text:p>
          </table:table-cell>
          <table:table-cell office:value-type="float" office:value="96.004668" calcext:value-type="float">
            <text:p>96.004668</text:p>
          </table:table-cell>
          <table:table-cell office:value-type="float" office:value="66.505378" calcext:value-type="float">
            <text:p>66.505378</text:p>
          </table:table-cell>
        </table:table-row>
        <table:table-row table:style-name="ro1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112.2" calcext:value-type="float">
            <text:p>112.2</text:p>
          </table:table-cell>
          <table:table-cell office:value-type="float" office:value="106.8" calcext:value-type="float">
            <text:p>106.8</text:p>
          </table:table-cell>
          <table:table-cell office:value-type="float" office:value="68.429107" calcext:value-type="float">
            <text:p>68.429107</text:p>
          </table:table-cell>
          <table:table-cell office:value-type="float" office:value="95.172685" calcext:value-type="float">
            <text:p>95.172685</text:p>
          </table:table-cell>
          <table:table-cell office:value-type="float" office:value="65.125818" calcext:value-type="float">
            <text:p>65.125818</text:p>
          </table:table-cell>
        </table:table-row>
        <table:table-row table:style-name="ro1"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110.4" calcext:value-type="float">
            <text:p>110.4</text:p>
          </table:table-cell>
          <table:table-cell office:value-type="float" office:value="107.5" calcext:value-type="float">
            <text:p>107.5</text:p>
          </table:table-cell>
          <table:table-cell office:value-type="float" office:value="69.84672" calcext:value-type="float">
            <text:p>69.84672</text:p>
          </table:table-cell>
          <table:table-cell office:value-type="float" office:value="97.379852" calcext:value-type="float">
            <text:p>97.379852</text:p>
          </table:table-cell>
          <table:table-cell office:value-type="float" office:value="68.016633" calcext:value-type="float">
            <text:p>68.016633</text:p>
          </table:table-cell>
        </table:table-row>
        <table:table-row table:style-name="ro1"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111.5" calcext:value-type="float">
            <text:p>111.5</text:p>
          </table:table-cell>
          <table:table-cell office:value-type="float" office:value="106.6" calcext:value-type="float">
            <text:p>106.6</text:p>
          </table:table-cell>
          <table:table-cell office:value-type="float" office:value="68.662205" calcext:value-type="float">
            <text:p>68.662205</text:p>
          </table:table-cell>
          <table:table-cell office:value-type="float" office:value="95.622623" calcext:value-type="float">
            <text:p>95.622623</text:p>
          </table:table-cell>
          <table:table-cell office:value-type="float" office:value="65.656601" calcext:value-type="float">
            <text:p>65.656601</text:p>
          </table:table-cell>
        </table:table-row>
        <table:table-row table:style-name="ro1"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111.3" calcext:value-type="float">
            <text:p>111.3</text:p>
          </table:table-cell>
          <table:table-cell office:value-type="float" office:value="107.9" calcext:value-type="float">
            <text:p>107.9</text:p>
          </table:table-cell>
          <table:table-cell office:value-type="float" office:value="69.485058" calcext:value-type="float">
            <text:p>69.485058</text:p>
          </table:table-cell>
          <table:table-cell office:value-type="float" office:value="96.912728" calcext:value-type="float">
            <text:p>96.912728</text:p>
          </table:table-cell>
          <table:table-cell office:value-type="float" office:value="67.339865" calcext:value-type="float">
            <text:p>67.339865</text:p>
          </table:table-cell>
        </table:table-row>
        <table:table-row table:style-name="ro1">
          <table:table-cell table:number-columns-repeated="8"/>
          <table:table-cell office:value-type="float" office:value="204" calcext:value-type="float">
            <text:p>20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69.089266" calcext:value-type="float">
            <text:p>69.089266</text:p>
          </table:table-cell>
          <table:table-cell office:value-type="float" office:value="96.45079" calcext:value-type="float">
            <text:p>96.45079</text:p>
          </table:table-cell>
          <table:table-cell office:value-type="float" office:value="66.637143" calcext:value-type="float">
            <text:p>66.637143</text:p>
          </table:table-cell>
        </table:table-row>
        <table:table-row table:style-name="ro1">
          <table:table-cell table:number-columns-repeated="8"/>
          <table:table-cell office:value-type="float" office:value="205" calcext:value-type="float">
            <text:p>205</text:p>
          </table:table-cell>
          <table:table-cell office:value-type="float" office:value="110.6" calcext:value-type="float">
            <text:p>110.6</text:p>
          </table:table-cell>
          <table:table-cell office:value-type="float" office:value="105.5" calcext:value-type="float">
            <text:p>105.5</text:p>
          </table:table-cell>
          <table:table-cell office:value-type="float" office:value="68.608188" calcext:value-type="float">
            <text:p>68.608188</text:p>
          </table:table-cell>
          <table:table-cell office:value-type="float" office:value="95.424221" calcext:value-type="float">
            <text:p>95.424221</text:p>
          </table:table-cell>
          <table:table-cell office:value-type="float" office:value="65.468829" calcext:value-type="float">
            <text:p>65.468829</text:p>
          </table:table-cell>
        </table:table-row>
        <table:table-row table:style-name="ro1">
          <table:table-cell table:number-columns-repeated="8"/>
          <table:table-cell office:value-type="float" office:value="206" calcext:value-type="float">
            <text:p>206</text:p>
          </table:table-cell>
          <table:table-cell office:value-type="float" office:value="110.6" calcext:value-type="float">
            <text:p>110.6</text:p>
          </table:table-cell>
          <table:table-cell office:value-type="float" office:value="107" calcext:value-type="float">
            <text:p>107</text:p>
          </table:table-cell>
          <table:table-cell office:value-type="float" office:value="69.3244" calcext:value-type="float">
            <text:p>69.3244</text:p>
          </table:table-cell>
          <table:table-cell office:value-type="float" office:value="96.73142" calcext:value-type="float">
            <text:p>96.73142</text:p>
          </table:table-cell>
          <table:table-cell office:value-type="float" office:value="67.058477" calcext:value-type="float">
            <text:p>67.058477</text:p>
          </table:table-cell>
        </table:table-row>
        <table:table-row table:style-name="ro1">
          <table:table-cell table:number-columns-repeated="8"/>
          <table:table-cell office:value-type="float" office:value="207" calcext:value-type="float">
            <text:p>207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7" calcext:value-type="float">
            <text:p>107.7</text:p>
          </table:table-cell>
          <table:table-cell office:value-type="float" office:value="69.011916" calcext:value-type="float">
            <text:p>69.011916</text:p>
          </table:table-cell>
          <table:table-cell office:value-type="float" office:value="95.972929" calcext:value-type="float">
            <text:p>95.972929</text:p>
          </table:table-cell>
          <table:table-cell office:value-type="float" office:value="66.232757" calcext:value-type="float">
            <text:p>66.232757</text:p>
          </table:table-cell>
        </table:table-row>
        <table:table-row table:style-name="ro1">
          <table:table-cell table:number-columns-repeated="8"/>
          <table:table-cell office:value-type="float" office:value="208" calcext:value-type="float">
            <text:p>208</text:p>
          </table:table-cell>
          <table:table-cell office:value-type="float" office:value="111.1" calcext:value-type="float">
            <text:p>111.1</text:p>
          </table:table-cell>
          <table:table-cell office:value-type="float" office:value="107.1" calcext:value-type="float">
            <text:p>107.1</text:p>
          </table:table-cell>
          <table:table-cell office:value-type="float" office:value="69.104342" calcext:value-type="float">
            <text:p>69.104342</text:p>
          </table:table-cell>
          <table:table-cell office:value-type="float" office:value="96.425014" calcext:value-type="float">
            <text:p>96.425014</text:p>
          </table:table-cell>
          <table:table-cell office:value-type="float" office:value="66.633872" calcext:value-type="float">
            <text:p>66.633872</text:p>
          </table:table-cell>
        </table:table-row>
        <table:table-row table:style-name="ro1">
          <table:table-cell table:number-columns-repeated="8"/>
          <table:table-cell office:value-type="float" office:value="209" calcext:value-type="float">
            <text:p>209</text:p>
          </table:table-cell>
          <table:table-cell office:value-type="float" office:value="112" calcext:value-type="float">
            <text:p>112</text:p>
          </table:table-cell>
          <table:table-cell office:value-type="float" office:value="107.5" calcext:value-type="float">
            <text:p>107.5</text:p>
          </table:table-cell>
          <table:table-cell office:value-type="float" office:value="68.923216" calcext:value-type="float">
            <text:p>68.923216</text:p>
          </table:table-cell>
          <table:table-cell office:value-type="float" office:value="95.968516" calcext:value-type="float">
            <text:p>95.968516</text:p>
          </table:table-cell>
          <table:table-cell office:value-type="float" office:value="66.144588" calcext:value-type="float">
            <text:p>66.144588</text:p>
          </table:table-cell>
        </table:table-row>
        <table:table-row table:style-name="ro1">
          <table:table-cell table:number-columns-repeated="8"/>
          <table:table-cell office:value-type="float" office:value="210" calcext:value-type="float">
            <text:p>210</text:p>
          </table:table-cell>
          <table:table-cell office:value-type="float" office:value="110.4" calcext:value-type="float">
            <text:p>110.4</text:p>
          </table:table-cell>
          <table:table-cell office:value-type="float" office:value="106.1" calcext:value-type="float">
            <text:p>106.1</text:p>
          </table:table-cell>
          <table:table-cell office:value-type="float" office:value="69.106148" calcext:value-type="float">
            <text:p>69.106148</text:p>
          </table:table-cell>
          <table:table-cell office:value-type="float" office:value="96.071125" calcext:value-type="float">
            <text:p>96.071125</text:p>
          </table:table-cell>
          <table:table-cell office:value-type="float" office:value="66.391054" calcext:value-type="float">
            <text:p>66.391054</text:p>
          </table:table-cell>
        </table:table-row>
        <table:table-row table:style-name="ro1">
          <table:table-cell table:number-columns-repeated="8"/>
          <table:table-cell office:value-type="float" office:value="211" calcext:value-type="float">
            <text:p>211</text:p>
          </table:table-cell>
          <table:table-cell office:value-type="float" office:value="112.4" calcext:value-type="float">
            <text:p>112.4</text:p>
          </table:table-cell>
          <table:table-cell office:value-type="float" office:value="108" calcext:value-type="float">
            <text:p>108</text:p>
          </table:table-cell>
          <table:table-cell office:value-type="float" office:value="69.295232" calcext:value-type="float">
            <text:p>69.295232</text:p>
          </table:table-cell>
          <table:table-cell office:value-type="float" office:value="96.141218" calcext:value-type="float">
            <text:p>96.141218</text:p>
          </table:table-cell>
          <table:table-cell office:value-type="float" office:value="66.62128" calcext:value-type="float">
            <text:p>66.62128</text:p>
          </table:table-cell>
        </table:table-row>
        <table:table-row table:style-name="ro1">
          <table:table-cell table:number-columns-repeated="8"/>
          <table:table-cell office:value-type="float" office:value="212" calcext:value-type="float">
            <text:p>212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9" calcext:value-type="float">
            <text:p>105.9</text:p>
          </table:table-cell>
          <table:table-cell office:value-type="float" office:value="69.67447" calcext:value-type="float">
            <text:p>69.67447</text:p>
          </table:table-cell>
          <table:table-cell office:value-type="float" office:value="96.380034" calcext:value-type="float">
            <text:p>96.380034</text:p>
          </table:table-cell>
          <table:table-cell office:value-type="float" office:value="67.152278" calcext:value-type="float">
            <text:p>67.152278</text:p>
          </table:table-cell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3" calcext:value-type="float">
            <text:p>107.3</text:p>
          </table:table-cell>
          <table:table-cell office:value-type="float" office:value="69.381655" calcext:value-type="float">
            <text:p>69.381655</text:p>
          </table:table-cell>
          <table:table-cell office:value-type="float" office:value="95.958247" calcext:value-type="float">
            <text:p>95.958247</text:p>
          </table:table-cell>
          <table:table-cell office:value-type="float" office:value="66.57742" calcext:value-type="float">
            <text:p>66.57742</text:p>
          </table:table-cell>
        </table:table-row>
        <table:table-row table:style-name="ro1">
          <table:table-cell table:number-columns-repeated="8"/>
          <table:table-cell office:value-type="float" office:value="214" calcext:value-type="float">
            <text:p>214</text:p>
          </table:table-cell>
          <table:table-cell office:value-type="float" office:value="111.1" calcext:value-type="float">
            <text:p>111.1</text:p>
          </table:table-cell>
          <table:table-cell office:value-type="float" office:value="108.2" calcext:value-type="float">
            <text:p>108.2</text:p>
          </table:table-cell>
          <table:table-cell office:value-type="float" office:value="70.181098" calcext:value-type="float">
            <text:p>70.181098</text:p>
          </table:table-cell>
          <table:table-cell office:value-type="float" office:value="97.401981" calcext:value-type="float">
            <text:p>97.401981</text:p>
          </table:table-cell>
          <table:table-cell office:value-type="float" office:value="68.35778" calcext:value-type="float">
            <text:p>68.35778</text:p>
          </table:table-cell>
        </table:table-row>
        <table:table-row table:style-name="ro1">
          <table:table-cell table:number-columns-repeated="8"/>
          <table:table-cell office:value-type="float" office:value="215" calcext:value-type="float">
            <text:p>215</text:p>
          </table:table-cell>
          <table:table-cell office:value-type="float" office:value="113.6" calcext:value-type="float">
            <text:p>113.6</text:p>
          </table:table-cell>
          <table:table-cell office:value-type="float" office:value="109.1" calcext:value-type="float">
            <text:p>109.1</text:p>
          </table:table-cell>
          <table:table-cell office:value-type="float" office:value="69.339056" calcext:value-type="float">
            <text:p>69.339056</text:p>
          </table:table-cell>
          <table:table-cell office:value-type="float" office:value="96.028935" calcext:value-type="float">
            <text:p>96.028935</text:p>
          </table:table-cell>
          <table:table-cell office:value-type="float" office:value="66.585557" calcext:value-type="float">
            <text:p>66.585557</text:p>
          </table:table-cell>
        </table:table-row>
        <table:table-row table:style-name="ro1"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112" calcext:value-type="float">
            <text:p>112</text:p>
          </table:table-cell>
          <table:table-cell office:value-type="float" office:value="106.6" calcext:value-type="float">
            <text:p>106.6</text:p>
          </table:table-cell>
          <table:table-cell office:value-type="float" office:value="68.687891" calcext:value-type="float">
            <text:p>68.687891</text:p>
          </table:table-cell>
          <table:table-cell office:value-type="float" office:value="95.16129" calcext:value-type="float">
            <text:p>95.16129</text:p>
          </table:table-cell>
          <table:table-cell office:value-type="float" office:value="65.364283" calcext:value-type="float">
            <text:p>65.364283</text:p>
          </table:table-cell>
        </table:table-row>
        <table:table-row table:style-name="ro1">
          <table:table-cell table:number-columns-repeated="8"/>
          <table:table-cell office:value-type="float" office:value="217" calcext:value-type="float">
            <text:p>217</text:p>
          </table:table-cell>
          <table:table-cell office:value-type="float" office:value="110.8" calcext:value-type="float">
            <text:p>110.8</text:p>
          </table:table-cell>
          <table:table-cell office:value-type="float" office:value="107.5" calcext:value-type="float">
            <text:p>107.5</text:p>
          </table:table-cell>
          <table:table-cell office:value-type="float" office:value="70.084814" calcext:value-type="float">
            <text:p>70.084814</text:p>
          </table:table-cell>
          <table:table-cell office:value-type="float" office:value="97.062825" calcext:value-type="float">
            <text:p>97.062825</text:p>
          </table:table-cell>
          <table:table-cell office:value-type="float" office:value="68.0263" calcext:value-type="float">
            <text:p>68.0263</text:p>
          </table:table-cell>
        </table:table-row>
        <table:table-row table:style-name="ro1">
          <table:table-cell table:number-columns-repeated="8"/>
          <table:table-cell office:value-type="float" office:value="218" calcext:value-type="float">
            <text:p>218</text:p>
          </table:table-cell>
          <table:table-cell office:value-type="float" office:value="111.5" calcext:value-type="float">
            <text:p>111.5</text:p>
          </table:table-cell>
          <table:table-cell office:value-type="float" office:value="106.8" calcext:value-type="float">
            <text:p>106.8</text:p>
          </table:table-cell>
          <table:table-cell office:value-type="float" office:value="68.924092" calcext:value-type="float">
            <text:p>68.924092</text:p>
          </table:table-cell>
          <table:table-cell office:value-type="float" office:value="95.785251" calcext:value-type="float">
            <text:p>95.785251</text:p>
          </table:table-cell>
          <table:table-cell office:value-type="float" office:value="66.019114" calcext:value-type="float">
            <text:p>66.019114</text:p>
          </table:table-cell>
        </table:table-row>
        <table:table-row table:style-name="ro1">
          <table:table-cell table:number-columns-repeated="8"/>
          <table:table-cell office:value-type="float" office:value="219" calcext:value-type="float">
            <text:p>219</text:p>
          </table:table-cell>
          <table:table-cell office:value-type="float" office:value="110.4" calcext:value-type="float">
            <text:p>110.4</text:p>
          </table:table-cell>
          <table:table-cell office:value-type="float" office:value="107.5" calcext:value-type="float">
            <text:p>107.5</text:p>
          </table:table-cell>
          <table:table-cell office:value-type="float" office:value="69.750374" calcext:value-type="float">
            <text:p>69.750374</text:p>
          </table:table-cell>
          <table:table-cell office:value-type="float" office:value="97.374488" calcext:value-type="float">
            <text:p>97.374488</text:p>
          </table:table-cell>
          <table:table-cell office:value-type="float" office:value="67.91907" calcext:value-type="float">
            <text:p>67.91907</text:p>
          </table:table-cell>
        </table:table-row>
        <table:table-row table:style-name="ro1"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11.5" calcext:value-type="float">
            <text:p>111.5</text:p>
          </table:table-cell>
          <table:table-cell office:value-type="float" office:value="107" calcext:value-type="float">
            <text:p>107</text:p>
          </table:table-cell>
          <table:table-cell office:value-type="float" office:value="68.504114" calcext:value-type="float">
            <text:p>68.504114</text:p>
          </table:table-cell>
          <table:table-cell office:value-type="float" office:value="95.948158" calcext:value-type="float">
            <text:p>95.948158</text:p>
          </table:table-cell>
          <table:table-cell office:value-type="float" office:value="65.728436" calcext:value-type="float">
            <text:p>65.728436</text:p>
          </table:table-cell>
        </table:table-row>
        <table:table-row table:style-name="ro1">
          <table:table-cell table:number-columns-repeated="8"/>
          <table:table-cell office:value-type="float" office:value="221" calcext:value-type="float">
            <text:p>221</text:p>
          </table:table-cell>
          <table:table-cell office:value-type="float" office:value="111.3" calcext:value-type="float">
            <text:p>111.3</text:p>
          </table:table-cell>
          <table:table-cell office:value-type="float" office:value="106.1" calcext:value-type="float">
            <text:p>106.1</text:p>
          </table:table-cell>
          <table:table-cell office:value-type="float" office:value="68.548386" calcext:value-type="float">
            <text:p>68.548386</text:p>
          </table:table-cell>
          <table:table-cell office:value-type="float" office:value="95.297966" calcext:value-type="float">
            <text:p>95.297966</text:p>
          </table:table-cell>
          <table:table-cell office:value-type="float" office:value="65.325217" calcext:value-type="float">
            <text:p>65.325217</text:p>
          </table:table-cell>
        </table:table-row>
        <table:table-row table:style-name="ro1">
          <table:table-cell table:number-columns-repeated="8"/>
          <table:table-cell office:value-type="float" office:value="222" calcext:value-type="float">
            <text:p>222</text:p>
          </table:table-cell>
          <table:table-cell office:value-type="float" office:value="110.9" calcext:value-type="float">
            <text:p>110.9</text:p>
          </table:table-cell>
          <table:table-cell office:value-type="float" office:value="107.9" calcext:value-type="float">
            <text:p>107.9</text:p>
          </table:table-cell>
          <table:table-cell office:value-type="float" office:value="69.980599" calcext:value-type="float">
            <text:p>69.980599</text:p>
          </table:table-cell>
          <table:table-cell office:value-type="float" office:value="97.230084" calcext:value-type="float">
            <text:p>97.230084</text:p>
          </table:table-cell>
          <table:table-cell office:value-type="float" office:value="68.042195" calcext:value-type="float">
            <text:p>68.042195</text:p>
          </table:table-cell>
        </table:table-row>
        <table:table-row table:style-name="ro1">
          <table:table-cell table:number-columns-repeated="8"/>
          <table:table-cell office:value-type="float" office:value="223" calcext:value-type="float">
            <text:p>223</text:p>
          </table:table-cell>
          <table:table-cell office:value-type="float" office:value="111.8" calcext:value-type="float">
            <text:p>111.8</text:p>
          </table:table-cell>
          <table:table-cell office:value-type="float" office:value="106.6" calcext:value-type="float">
            <text:p>106.6</text:p>
          </table:table-cell>
          <table:table-cell office:value-type="float" office:value="68.485148" calcext:value-type="float">
            <text:p>68.485148</text:p>
          </table:table-cell>
          <table:table-cell office:value-type="float" office:value="95.320221" calcext:value-type="float">
            <text:p>95.320221</text:p>
          </table:table-cell>
          <table:table-cell office:value-type="float" office:value="65.280194" calcext:value-type="float">
            <text:p>65.280194</text:p>
          </table:table-cell>
        </table:table-row>
        <table:table-row table:style-name="ro1"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110.6" calcext:value-type="float">
            <text:p>110.6</text:p>
          </table:table-cell>
          <table:table-cell office:value-type="float" office:value="106.2" calcext:value-type="float">
            <text:p>106.2</text:p>
          </table:table-cell>
          <table:table-cell office:value-type="float" office:value="69.092979" calcext:value-type="float">
            <text:p>69.092979</text:p>
          </table:table-cell>
          <table:table-cell office:value-type="float" office:value="96.076986" calcext:value-type="float">
            <text:p>96.076986</text:p>
          </table:table-cell>
          <table:table-cell office:value-type="float" office:value="66.382452" calcext:value-type="float">
            <text:p>66.382452</text:p>
          </table:table-cell>
        </table:table-row>
        <table:table-row table:style-name="ro1">
          <table:table-cell table:number-columns-repeated="8"/>
          <table:table-cell office:value-type="float" office:value="225" calcext:value-type="float">
            <text:p>225</text:p>
          </table:table-cell>
          <table:table-cell office:value-type="float" office:value="110.7" calcext:value-type="float">
            <text:p>110.7</text:p>
          </table:table-cell>
          <table:table-cell office:value-type="float" office:value="107" calcext:value-type="float">
            <text:p>107</text:p>
          </table:table-cell>
          <table:table-cell office:value-type="float" office:value="69.77358" calcext:value-type="float">
            <text:p>69.77358</text:p>
          </table:table-cell>
          <table:table-cell office:value-type="float" office:value="96.571476" calcext:value-type="float">
            <text:p>96.571476</text:p>
          </table:table-cell>
          <table:table-cell office:value-type="float" office:value="67.381376" calcext:value-type="float">
            <text:p>67.381376</text:p>
          </table:table-cell>
        </table:table-row>
        <table:table-row table:style-name="ro1">
          <table:table-cell table:number-columns-repeated="8"/>
          <table:table-cell office:value-type="float" office:value="226" calcext:value-type="float">
            <text:p>226</text:p>
          </table:table-cell>
          <table:table-cell office:value-type="float" office:value="111.1" calcext:value-type="float">
            <text:p>111.1</text:p>
          </table:table-cell>
          <table:table-cell office:value-type="float" office:value="107.1" calcext:value-type="float">
            <text:p>107.1</text:p>
          </table:table-cell>
          <table:table-cell office:value-type="float" office:value="69.349027" calcext:value-type="float">
            <text:p>69.349027</text:p>
          </table:table-cell>
          <table:table-cell office:value-type="float" office:value="96.427077" calcext:value-type="float">
            <text:p>96.427077</text:p>
          </table:table-cell>
          <table:table-cell office:value-type="float" office:value="66.871239" calcext:value-type="float">
            <text:p>66.871239</text:p>
          </table:table-cell>
        </table:table-row>
        <table:table-row table:style-name="ro1">
          <table:table-cell table:number-columns-repeated="8"/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106.1" calcext:value-type="float">
            <text:p>106.1</text:p>
          </table:table-cell>
          <table:table-cell office:value-type="float" office:value="69.063163" calcext:value-type="float">
            <text:p>69.063163</text:p>
          </table:table-cell>
          <table:table-cell office:value-type="float" office:value="96.388223" calcext:value-type="float">
            <text:p>96.388223</text:p>
          </table:table-cell>
          <table:table-cell office:value-type="float" office:value="66.568756" calcext:value-type="float">
            <text:p>66.568756</text:p>
          </table:table-cell>
        </table:table-row>
        <table:table-row table:style-name="ro1"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110" calcext:value-type="float">
            <text:p>110</text:p>
          </table:table-cell>
          <table:table-cell office:value-type="float" office:value="106.1" calcext:value-type="float">
            <text:p>106.1</text:p>
          </table:table-cell>
          <table:table-cell office:value-type="float" office:value="69.029038" calcext:value-type="float">
            <text:p>69.029038</text:p>
          </table:table-cell>
          <table:table-cell office:value-type="float" office:value="96.380841" calcext:value-type="float">
            <text:p>96.380841</text:p>
          </table:table-cell>
          <table:table-cell office:value-type="float" office:value="66.530767" calcext:value-type="float">
            <text:p>66.530767</text:p>
          </table:table-cell>
        </table:table-row>
        <table:table-row table:style-name="ro1">
          <table:table-cell table:number-columns-repeated="8"/>
          <table:table-cell office:value-type="float" office:value="229" calcext:value-type="float">
            <text:p>229</text:p>
          </table:table-cell>
          <table:table-cell office:value-type="float" office:value="110.2" calcext:value-type="float">
            <text:p>110.2</text:p>
          </table:table-cell>
          <table:table-cell office:value-type="float" office:value="105.2" calcext:value-type="float">
            <text:p>105.2</text:p>
          </table:table-cell>
          <table:table-cell office:value-type="float" office:value="68.353294" calcext:value-type="float">
            <text:p>68.353294</text:p>
          </table:table-cell>
          <table:table-cell office:value-type="float" office:value="95.409922" calcext:value-type="float">
            <text:p>95.409922</text:p>
          </table:table-cell>
          <table:table-cell office:value-type="float" office:value="65.215825" calcext:value-type="float">
            <text:p>65.215825</text:p>
          </table:table-cell>
        </table:table-row>
        <table:table-row table:style-name="ro1">
          <table:table-cell table:number-columns-repeated="8"/>
          <table:table-cell office:value-type="float" office:value="230" calcext:value-type="float">
            <text:p>230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2" calcext:value-type="float">
            <text:p>106.2</text:p>
          </table:table-cell>
          <table:table-cell office:value-type="float" office:value="69.587213" calcext:value-type="float">
            <text:p>69.587213</text:p>
          </table:table-cell>
          <table:table-cell office:value-type="float" office:value="97.028897" calcext:value-type="float">
            <text:p>97.028897</text:p>
          </table:table-cell>
          <table:table-cell office:value-type="float" office:value="67.519705" calcext:value-type="float">
            <text:p>67.519705</text:p>
          </table:table-cell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office:value-type="float" office:value="110.6" calcext:value-type="float">
            <text:p>110.6</text:p>
          </table:table-cell>
          <table:table-cell office:value-type="float" office:value="106.6" calcext:value-type="float">
            <text:p>106.6</text:p>
          </table:table-cell>
          <table:table-cell office:value-type="float" office:value="69.15163" calcext:value-type="float">
            <text:p>69.15163</text:p>
          </table:table-cell>
          <table:table-cell office:value-type="float" office:value="96.403613" calcext:value-type="float">
            <text:p>96.403613</text:p>
          </table:table-cell>
          <table:table-cell office:value-type="float" office:value="66.66467" calcext:value-type="float">
            <text:p>66.66467</text:p>
          </table:table-cell>
        </table:table-row>
        <table:table-row table:style-name="ro1">
          <table:table-cell table:number-columns-repeated="8"/>
          <table:table-cell office:value-type="float" office:value="232" calcext:value-type="float">
            <text:p>232</text:p>
          </table:table-cell>
          <table:table-cell office:value-type="float" office:value="110.9" calcext:value-type="float">
            <text:p>110.9</text:p>
          </table:table-cell>
          <table:table-cell office:value-type="float" office:value="107" calcext:value-type="float">
            <text:p>107</text:p>
          </table:table-cell>
          <table:table-cell office:value-type="float" office:value="69.033163" calcext:value-type="float">
            <text:p>69.033163</text:p>
          </table:table-cell>
          <table:table-cell office:value-type="float" office:value="96.418279" calcext:value-type="float">
            <text:p>96.418279</text:p>
          </table:table-cell>
          <table:table-cell office:value-type="float" office:value="66.560588" calcext:value-type="float">
            <text:p>66.560588</text:p>
          </table:table-cell>
        </table:table-row>
        <table:table-row table:style-name="ro1">
          <table:table-cell table:number-columns-repeated="8"/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106.4" calcext:value-type="float">
            <text:p>106.4</text:p>
          </table:table-cell>
          <table:table-cell office:value-type="float" office:value="69.357871" calcext:value-type="float">
            <text:p>69.357871</text:p>
          </table:table-cell>
          <table:table-cell office:value-type="float" office:value="96.715938" calcext:value-type="float">
            <text:p>96.715938</text:p>
          </table:table-cell>
          <table:table-cell office:value-type="float" office:value="67.080116" calcext:value-type="float">
            <text:p>67.080116</text:p>
          </table:table-cell>
        </table:table-row>
        <table:table-row table:style-name="ro1">
          <table:table-cell table:number-columns-repeated="8"/>
          <table:table-cell office:value-type="float" office:value="234" calcext:value-type="float">
            <text:p>234</text:p>
          </table:table-cell>
          <table:table-cell office:value-type="float" office:value="109.8" calcext:value-type="float">
            <text:p>109.8</text:p>
          </table:table-cell>
          <table:table-cell office:value-type="float" office:value="105.1" calcext:value-type="float">
            <text:p>105.1</text:p>
          </table:table-cell>
          <table:table-cell office:value-type="float" office:value="68.557677" calcext:value-type="float">
            <text:p>68.557677</text:p>
          </table:table-cell>
          <table:table-cell office:value-type="float" office:value="95.718038" calcext:value-type="float">
            <text:p>95.718038</text:p>
          </table:table-cell>
          <table:table-cell office:value-type="float" office:value="65.622063" calcext:value-type="float">
            <text:p>65.622063</text:p>
          </table:table-cell>
        </table:table-row>
        <table:table-row table:style-name="ro1">
          <table:table-cell table:number-columns-repeated="8"/>
          <table:table-cell office:value-type="float" office:value="235" calcext:value-type="float">
            <text:p>235</text:p>
          </table:table-cell>
          <table:table-cell office:value-type="float" office:value="109.3" calcext:value-type="float">
            <text:p>109.3</text:p>
          </table:table-cell>
          <table:table-cell office:value-type="float" office:value="105.3" calcext:value-type="float">
            <text:p>105.3</text:p>
          </table:table-cell>
          <table:table-cell office:value-type="float" office:value="69.219587" calcext:value-type="float">
            <text:p>69.219587</text:p>
          </table:table-cell>
          <table:table-cell office:value-type="float" office:value="96.362824" calcext:value-type="float">
            <text:p>96.362824</text:p>
          </table:table-cell>
          <table:table-cell office:value-type="float" office:value="66.701949" calcext:value-type="float">
            <text:p>66.701949</text:p>
          </table:table-cell>
        </table:table-row>
        <table:table-row table:style-name="ro1">
          <table:table-cell table:number-columns-repeated="8"/>
          <table:table-cell office:value-type="float" office:value="236" calcext:value-type="float">
            <text:p>236</text:p>
          </table:table-cell>
          <table:table-cell office:value-type="float" office:value="110.2" calcext:value-type="float">
            <text:p>110.2</text:p>
          </table:table-cell>
          <table:table-cell office:value-type="float" office:value="105.1" calcext:value-type="float">
            <text:p>105.1</text:p>
          </table:table-cell>
          <table:table-cell office:value-type="float" office:value="68.399953" calcext:value-type="float">
            <text:p>68.399953</text:p>
          </table:table-cell>
          <table:table-cell office:value-type="float" office:value="95.407498" calcext:value-type="float">
            <text:p>95.407498</text:p>
          </table:table-cell>
          <table:table-cell office:value-type="float" office:value="65.258684" calcext:value-type="float">
            <text:p>65.258684</text:p>
          </table:table-cell>
        </table:table-row>
        <table:table-row table:style-name="ro1">
          <table:table-cell table:number-columns-repeated="8"/>
          <table:table-cell office:value-type="float" office:value="237" calcext:value-type="float">
            <text:p>237</text:p>
          </table:table-cell>
          <table:table-cell office:value-type="float" office:value="109.7" calcext:value-type="float">
            <text:p>109.7</text:p>
          </table:table-cell>
          <table:table-cell office:value-type="float" office:value="104.1" calcext:value-type="float">
            <text:p>104.1</text:p>
          </table:table-cell>
          <table:table-cell office:value-type="float" office:value="68.135965" calcext:value-type="float">
            <text:p>68.135965</text:p>
          </table:table-cell>
          <table:table-cell office:value-type="float" office:value="94.891584" calcext:value-type="float">
            <text:p>94.891584</text:p>
          </table:table-cell>
          <table:table-cell office:value-type="float" office:value="64.655296" calcext:value-type="float">
            <text:p>64.655296</text:p>
          </table:table-cell>
        </table:table-row>
        <table:table-row table:style-name="ro1">
          <table:table-cell table:number-columns-repeated="8"/>
          <table:table-cell office:value-type="float" office:value="238" calcext:value-type="float">
            <text:p>238</text:p>
          </table:table-cell>
          <table:table-cell office:value-type="float" office:value="107.1" calcext:value-type="float">
            <text:p>107.1</text:p>
          </table:table-cell>
          <table:table-cell office:value-type="float" office:value="105.1" calcext:value-type="float">
            <text:p>105.1</text:p>
          </table:table-cell>
          <table:table-cell office:value-type="float" office:value="70.083208" calcext:value-type="float">
            <text:p>70.083208</text:p>
          </table:table-cell>
          <table:table-cell office:value-type="float" office:value="98.141223" calcext:value-type="float">
            <text:p>98.141223</text:p>
          </table:table-cell>
          <table:table-cell office:value-type="float" office:value="68.780518" calcext:value-type="float">
            <text:p>68.780518</text:p>
          </table:table-cell>
        </table:table-row>
        <table:table-row table:style-name="ro1">
          <table:table-cell table:number-columns-repeated="8"/>
          <table:table-cell office:value-type="float" office:value="239" calcext:value-type="float">
            <text:p>239</text:p>
          </table:table-cell>
          <table:table-cell office:value-type="float" office:value="110.2" calcext:value-type="float">
            <text:p>110.2</text:p>
          </table:table-cell>
          <table:table-cell office:value-type="float" office:value="105.3" calcext:value-type="float">
            <text:p>105.3</text:p>
          </table:table-cell>
          <table:table-cell office:value-type="float" office:value="68.666456" calcext:value-type="float">
            <text:p>68.666456</text:p>
          </table:table-cell>
          <table:table-cell office:value-type="float" office:value="95.573757" calcext:value-type="float">
            <text:p>95.573757</text:p>
          </table:table-cell>
          <table:table-cell office:value-type="float" office:value="65.627112" calcext:value-type="float">
            <text:p>65.627112</text:p>
          </table:table-cell>
        </table:table-row>
        <table:table-row table:style-name="ro1"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109.1" calcext:value-type="float">
            <text:p>109.1</text:p>
          </table:table-cell>
          <table:table-cell office:value-type="float" office:value="105.5" calcext:value-type="float">
            <text:p>105.5</text:p>
          </table:table-cell>
          <table:table-cell office:value-type="float" office:value="69.162439" calcext:value-type="float">
            <text:p>69.162439</text:p>
          </table:table-cell>
          <table:table-cell office:value-type="float" office:value="96.681946" calcext:value-type="float">
            <text:p>96.681946</text:p>
          </table:table-cell>
          <table:table-cell office:value-type="float" office:value="66.867592" calcext:value-type="float">
            <text:p>66.867592</text:p>
          </table:table-cell>
        </table:table-row>
        <table:table-row table:style-name="ro1">
          <table:table-cell table:number-columns-repeated="8"/>
          <table:table-cell office:value-type="float" office:value="241" calcext:value-type="float">
            <text:p>241</text:p>
          </table:table-cell>
          <table:table-cell office:value-type="float" office:value="108.4" calcext:value-type="float">
            <text:p>108.4</text:p>
          </table:table-cell>
          <table:table-cell office:value-type="float" office:value="103.7" calcext:value-type="float">
            <text:p>103.7</text:p>
          </table:table-cell>
          <table:table-cell office:value-type="float" office:value="68.445561" calcext:value-type="float">
            <text:p>68.445561</text:p>
          </table:table-cell>
          <table:table-cell office:value-type="float" office:value="95.672318" calcext:value-type="float">
            <text:p>95.672318</text:p>
          </table:table-cell>
          <table:table-cell office:value-type="float" office:value="65.483455" calcext:value-type="float">
            <text:p>65.483455</text:p>
          </table:table-cell>
        </table:table-row>
        <table:table-row table:style-name="ro1">
          <table:table-cell table:number-columns-repeated="8"/>
          <table:table-cell office:value-type="float" office:value="242" calcext:value-type="float">
            <text:p>242</text:p>
          </table:table-cell>
          <table:table-cell office:value-type="float" office:value="107.1" calcext:value-type="float">
            <text:p>107.1</text:p>
          </table:table-cell>
          <table:table-cell office:value-type="float" office:value="104.6" calcext:value-type="float">
            <text:p>104.6</text:p>
          </table:table-cell>
          <table:table-cell office:value-type="float" office:value="69.624257" calcext:value-type="float">
            <text:p>69.624257</text:p>
          </table:table-cell>
          <table:table-cell office:value-type="float" office:value="97.639285" calcext:value-type="float">
            <text:p>97.639285</text:p>
          </table:table-cell>
          <table:table-cell office:value-type="float" office:value="67.980626" calcext:value-type="float">
            <text:p>67.980626</text:p>
          </table:table-cell>
        </table:table-row>
        <table:table-row table:style-name="ro1">
          <table:table-cell table:number-columns-repeated="8"/>
          <table:table-cell office:value-type="float" office:value="243" calcext:value-type="float">
            <text:p>243</text:p>
          </table:table-cell>
          <table:table-cell office:value-type="float" office:value="110.2" calcext:value-type="float">
            <text:p>110.2</text:p>
          </table:table-cell>
          <table:table-cell office:value-type="float" office:value="103.5" calcext:value-type="float">
            <text:p>103.5</text:p>
          </table:table-cell>
          <table:table-cell office:value-type="float" office:value="67.331529" calcext:value-type="float">
            <text:p>67.331529</text:p>
          </table:table-cell>
          <table:table-cell office:value-type="float" office:value="93.93225" calcext:value-type="float">
            <text:p>93.93225</text:p>
          </table:table-cell>
          <table:table-cell office:value-type="float" office:value="63.24602" calcext:value-type="float">
            <text:p>63.24602</text:p>
          </table:table-cell>
        </table:table-row>
        <table:table-row table:style-name="ro1"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106.4" calcext:value-type="float">
            <text:p>106.4</text:p>
          </table:table-cell>
          <table:table-cell office:value-type="float" office:value="103.2" calcext:value-type="float">
            <text:p>103.2</text:p>
          </table:table-cell>
          <table:table-cell office:value-type="float" office:value="69.320306" calcext:value-type="float">
            <text:p>69.320306</text:p>
          </table:table-cell>
          <table:table-cell office:value-type="float" office:value="96.941954" calcext:value-type="float">
            <text:p>96.941954</text:p>
          </table:table-cell>
          <table:table-cell office:value-type="float" office:value="67.200459" calcext:value-type="float">
            <text:p>67.200459</text:p>
          </table:table-cell>
        </table:table-row>
        <table:table-row table:style-name="ro1">
          <table:table-cell table:number-columns-repeated="8"/>
          <table:table-cell office:value-type="float" office:value="245" calcext:value-type="float">
            <text:p>245</text:p>
          </table:table-cell>
          <table:table-cell office:value-type="float" office:value="106.8" calcext:value-type="float">
            <text:p>106.8</text:p>
          </table:table-cell>
          <table:table-cell office:value-type="float" office:value="102.4" calcext:value-type="float">
            <text:p>102.4</text:p>
          </table:table-cell>
          <table:table-cell office:value-type="float" office:value="68.540599" calcext:value-type="float">
            <text:p>68.540599</text:p>
          </table:table-cell>
          <table:table-cell office:value-type="float" office:value="95.939055" calcext:value-type="float">
            <text:p>95.939055</text:p>
          </table:table-cell>
          <table:table-cell office:value-type="float" office:value="65.757202" calcext:value-type="float">
            <text:p>65.757202</text:p>
          </table:table-cell>
        </table:table-row>
        <table:table-row table:style-name="ro1">
          <table:table-cell table:number-columns-repeated="8"/>
          <table:table-cell office:value-type="float" office:value="246" calcext:value-type="float">
            <text:p>246</text:p>
          </table:table-cell>
          <table:table-cell office:value-type="float" office:value="105.7" calcext:value-type="float">
            <text:p>105.7</text:p>
          </table:table-cell>
          <table:table-cell office:value-type="float" office:value="102.3" calcext:value-type="float">
            <text:p>102.3</text:p>
          </table:table-cell>
          <table:table-cell office:value-type="float" office:value="68.919373" calcext:value-type="float">
            <text:p>68.919373</text:p>
          </table:table-cell>
          <table:table-cell office:value-type="float" office:value="96.753164" calcext:value-type="float">
            <text:p>96.753164</text:p>
          </table:table-cell>
          <table:table-cell office:value-type="float" office:value="66.681675" calcext:value-type="float">
            <text:p>66.681675</text:p>
          </table:table-cell>
        </table:table-row>
        <table:table-row table:style-name="ro1">
          <table:table-cell table:number-columns-repeated="8"/>
          <table:table-cell office:value-type="float" office:value="247" calcext:value-type="float">
            <text:p>247</text:p>
          </table:table-cell>
          <table:table-cell office:value-type="float" office:value="106.4" calcext:value-type="float">
            <text:p>106.4</text:p>
          </table:table-cell>
          <table:table-cell office:value-type="float" office:value="102.6" calcext:value-type="float">
            <text:p>102.6</text:p>
          </table:table-cell>
          <table:table-cell office:value-type="float" office:value="68.509893" calcext:value-type="float">
            <text:p>68.509893</text:p>
          </table:table-cell>
          <table:table-cell office:value-type="float" office:value="96.436201" calcext:value-type="float">
            <text:p>96.436201</text:p>
          </table:table-cell>
          <table:table-cell office:value-type="float" office:value="66.068338" calcext:value-type="float">
            <text:p>66.068338</text:p>
          </table:table-cell>
        </table:table-row>
        <table:table-row table:style-name="ro1"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06.6" calcext:value-type="float">
            <text:p>106.6</text:p>
          </table:table-cell>
          <table:table-cell office:value-type="float" office:value="102.3" calcext:value-type="float">
            <text:p>102.3</text:p>
          </table:table-cell>
          <table:table-cell office:value-type="float" office:value="68.376189" calcext:value-type="float">
            <text:p>68.376189</text:p>
          </table:table-cell>
          <table:table-cell office:value-type="float" office:value="95.930078" calcext:value-type="float">
            <text:p>95.930078</text:p>
          </table:table-cell>
          <table:table-cell office:value-type="float" office:value="65.593332" calcext:value-type="float">
            <text:p>65.593332</text:p>
          </table:table-cell>
        </table:table-row>
        <table:table-row table:style-name="ro1">
          <table:table-cell table:number-columns-repeated="8"/>
          <table:table-cell office:value-type="float" office:value="249" calcext:value-type="float">
            <text:p>249</text:p>
          </table:table-cell>
          <table:table-cell office:value-type="float" office:value="107" calcext:value-type="float">
            <text:p>107</text:p>
          </table:table-cell>
          <table:table-cell office:value-type="float" office:value="103.3" calcext:value-type="float">
            <text:p>103.3</text:p>
          </table:table-cell>
          <table:table-cell office:value-type="float" office:value="69.047291" calcext:value-type="float">
            <text:p>69.047291</text:p>
          </table:table-cell>
          <table:table-cell office:value-type="float" office:value="96.617858" calcext:value-type="float">
            <text:p>96.617858</text:p>
          </table:table-cell>
          <table:table-cell office:value-type="float" office:value="66.712013" calcext:value-type="float">
            <text:p>66.712013</text:p>
          </table:table-cell>
        </table:table-row>
        <table:table-row table:style-name="ro1"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106.8" calcext:value-type="float">
            <text:p>106.8</text:p>
          </table:table-cell>
          <table:table-cell office:value-type="float" office:value="103.5" calcext:value-type="float">
            <text:p>103.5</text:p>
          </table:table-cell>
          <table:table-cell office:value-type="float" office:value="68.8722" calcext:value-type="float">
            <text:p>68.8722</text:p>
          </table:table-cell>
          <table:table-cell office:value-type="float" office:value="96.955876" calcext:value-type="float">
            <text:p>96.955876</text:p>
          </table:table-cell>
          <table:table-cell office:value-type="float" office:value="66.775645" calcext:value-type="float">
            <text:p>66.775645</text:p>
          </table:table-cell>
        </table:table-row>
        <table:table-row table:style-name="ro1">
          <table:table-cell table:number-columns-repeated="8"/>
          <table:table-cell office:value-type="float" office:value="251" calcext:value-type="float">
            <text:p>251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7" calcext:value-type="float">
            <text:p>101.7</text:p>
          </table:table-cell>
          <table:table-cell office:value-type="float" office:value="67.952016" calcext:value-type="float">
            <text:p>67.952016</text:p>
          </table:table-cell>
          <table:table-cell office:value-type="float" office:value="94.784332" calcext:value-type="float">
            <text:p>94.784332</text:p>
          </table:table-cell>
          <table:table-cell office:value-type="float" office:value="64.407864" calcext:value-type="float">
            <text:p>64.407864</text:p>
          </table:table-cell>
        </table:table-row>
        <table:table-row table:style-name="ro1">
          <table:table-cell table:number-columns-repeated="8"/>
          <table:table-cell office:value-type="float" office:value="252" calcext:value-type="float">
            <text:p>252</text:p>
          </table:table-cell>
          <table:table-cell office:value-type="float" office:value="105" calcext:value-type="float">
            <text:p>105</text:p>
          </table:table-cell>
          <table:table-cell office:value-type="float" office:value="101.7" calcext:value-type="float">
            <text:p>101.7</text:p>
          </table:table-cell>
          <table:table-cell office:value-type="float" office:value="69.054247" calcext:value-type="float">
            <text:p>69.054247</text:p>
          </table:table-cell>
          <table:table-cell office:value-type="float" office:value="96.901466" calcext:value-type="float">
            <text:p>96.901466</text:p>
          </table:table-cell>
          <table:table-cell office:value-type="float" office:value="66.914578" calcext:value-type="float">
            <text:p>66.914578</text:p>
          </table:table-cell>
        </table:table-row>
        <table:table-row table:style-name="ro1">
          <table:table-cell table:number-columns-repeated="8"/>
          <table:table-cell office:value-type="float" office:value="253" calcext:value-type="float">
            <text:p>253</text:p>
          </table:table-cell>
          <table:table-cell office:value-type="float" office:value="106.4" calcext:value-type="float">
            <text:p>106.4</text:p>
          </table:table-cell>
          <table:table-cell office:value-type="float" office:value="102.4" calcext:value-type="float">
            <text:p>102.4</text:p>
          </table:table-cell>
          <table:table-cell office:value-type="float" office:value="68.252964" calcext:value-type="float">
            <text:p>68.252964</text:p>
          </table:table-cell>
          <table:table-cell office:value-type="float" office:value="96.264248" calcext:value-type="float">
            <text:p>96.264248</text:p>
          </table:table-cell>
          <table:table-cell office:value-type="float" office:value="65.703203" calcext:value-type="float">
            <text:p>65.703203</text:p>
          </table:table-cell>
        </table:table-row>
        <table:table-row table:style-name="ro1">
          <table:table-cell table:number-columns-repeated="8"/>
          <table:table-cell office:value-type="float" office:value="254" calcext:value-type="float">
            <text:p>254</text:p>
          </table:table-cell>
          <table:table-cell office:value-type="float" office:value="106.6" calcext:value-type="float">
            <text:p>106.6</text:p>
          </table:table-cell>
          <table:table-cell office:value-type="float" office:value="101.5" calcext:value-type="float">
            <text:p>101.5</text:p>
          </table:table-cell>
          <table:table-cell office:value-type="float" office:value="67.915413" calcext:value-type="float">
            <text:p>67.915413</text:p>
          </table:table-cell>
          <table:table-cell office:value-type="float" office:value="95.257637" calcext:value-type="float">
            <text:p>95.257637</text:p>
          </table:table-cell>
          <table:table-cell office:value-type="float" office:value="64.694618" calcext:value-type="float">
            <text:p>64.694618</text:p>
          </table:table-cell>
        </table:table-row>
        <table:table-row table:style-name="ro1">
          <table:table-cell table:number-columns-repeated="8"/>
          <table:table-cell office:value-type="float" office:value="255" calcext:value-type="float">
            <text:p>255</text:p>
          </table:table-cell>
          <table:table-cell office:value-type="float" office:value="105.2" calcext:value-type="float">
            <text:p>105.2</text:p>
          </table:table-cell>
          <table:table-cell office:value-type="float" office:value="101.2" calcext:value-type="float">
            <text:p>101.2</text:p>
          </table:table-cell>
          <table:table-cell office:value-type="float" office:value="68.935334" calcext:value-type="float">
            <text:p>68.935334</text:p>
          </table:table-cell>
          <table:table-cell office:value-type="float" office:value="96.222573" calcext:value-type="float">
            <text:p>96.222573</text:p>
          </table:table-cell>
          <table:table-cell office:value-type="float" office:value="66.331353" calcext:value-type="float">
            <text:p>66.331353</text:p>
          </table:table-cell>
        </table:table-row>
        <table:table-row table:style-name="ro1"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7" calcext:value-type="float">
            <text:p>103.7</text:p>
          </table:table-cell>
          <table:table-cell office:value-type="float" office:value="69.98281" calcext:value-type="float">
            <text:p>69.98281</text:p>
          </table:table-cell>
          <table:table-cell office:value-type="float" office:value="98.456114" calcext:value-type="float">
            <text:p>98.456114</text:p>
          </table:table-cell>
          <table:table-cell office:value-type="float" office:value="68.902355" calcext:value-type="float">
            <text:p>68.902355</text:p>
          </table:table-cell>
        </table:table-row>
        <table:table-row table:style-name="ro1">
          <table:table-cell table:number-columns-repeated="8"/>
          <table:table-cell office:value-type="float" office:value="257" calcext:value-type="float">
            <text:p>257</text:p>
          </table:table-cell>
          <table:table-cell office:value-type="float" office:value="107.3" calcext:value-type="float">
            <text:p>107.3</text:p>
          </table:table-cell>
          <table:table-cell office:value-type="float" office:value="102.3" calcext:value-type="float">
            <text:p>102.3</text:p>
          </table:table-cell>
          <table:table-cell office:value-type="float" office:value="68.233847" calcext:value-type="float">
            <text:p>68.233847</text:p>
          </table:table-cell>
          <table:table-cell office:value-type="float" office:value="95.289271" calcext:value-type="float">
            <text:p>95.289271</text:p>
          </table:table-cell>
          <table:table-cell office:value-type="float" office:value="65.019536" calcext:value-type="float">
            <text:p>65.019536</text:p>
          </table:table-cell>
        </table:table-row>
        <table:table-row table:style-name="ro1">
          <table:table-cell table:number-columns-repeated="8"/>
          <table:table-cell office:value-type="float" office:value="258" calcext:value-type="float">
            <text:p>258</text:p>
          </table:table-cell>
          <table:table-cell office:value-type="float" office:value="106.6" calcext:value-type="float">
            <text:p>106.6</text:p>
          </table:table-cell>
          <table:table-cell office:value-type="float" office:value="102.6" calcext:value-type="float">
            <text:p>102.6</text:p>
          </table:table-cell>
          <table:table-cell office:value-type="float" office:value="68.823575" calcext:value-type="float">
            <text:p>68.823575</text:p>
          </table:table-cell>
          <table:table-cell office:value-type="float" office:value="96.271822" calcext:value-type="float">
            <text:p>96.271822</text:p>
          </table:table-cell>
          <table:table-cell office:value-type="float" office:value="66.25771" calcext:value-type="float">
            <text:p>66.25771</text:p>
          </table:table-cell>
        </table:table-row>
        <table:table-row table:style-name="ro1">
          <table:table-cell table:number-columns-repeated="8"/>
          <table:table-cell office:value-type="float" office:value="259" calcext:value-type="float">
            <text:p>259</text:p>
          </table:table-cell>
          <table:table-cell office:value-type="float" office:value="106.4" calcext:value-type="float">
            <text:p>106.4</text:p>
          </table:table-cell>
          <table:table-cell office:value-type="float" office:value="102.4" calcext:value-type="float">
            <text:p>102.4</text:p>
          </table:table-cell>
          <table:table-cell office:value-type="float" office:value="69.206528" calcext:value-type="float">
            <text:p>69.206528</text:p>
          </table:table-cell>
          <table:table-cell office:value-type="float" office:value="96.267214" calcext:value-type="float">
            <text:p>96.267214</text:p>
          </table:table-cell>
          <table:table-cell office:value-type="float" office:value="66.623196" calcext:value-type="float">
            <text:p>66.623196</text:p>
          </table:table-cell>
        </table:table-row>
        <table:table-row table:style-name="ro1"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105.7" calcext:value-type="float">
            <text:p>105.7</text:p>
          </table:table-cell>
          <table:table-cell office:value-type="float" office:value="101.5" calcext:value-type="float">
            <text:p>101.5</text:p>
          </table:table-cell>
          <table:table-cell office:value-type="float" office:value="68.715303" calcext:value-type="float">
            <text:p>68.715303</text:p>
          </table:table-cell>
          <table:table-cell office:value-type="float" office:value="96.066923" calcext:value-type="float">
            <text:p>96.066923</text:p>
          </table:table-cell>
          <table:table-cell office:value-type="float" office:value="66.012677" calcext:value-type="float">
            <text:p>66.012677</text:p>
          </table:table-cell>
        </table:table-row>
        <table:table-row table:style-name="ro1">
          <table:table-cell table:number-columns-repeated="8"/>
          <table:table-cell office:value-type="float" office:value="261" calcext:value-type="float">
            <text:p>261</text:p>
          </table:table-cell>
          <table:table-cell office:value-type="float" office:value="106.1" calcext:value-type="float">
            <text:p>106.1</text:p>
          </table:table-cell>
          <table:table-cell office:value-type="float" office:value="102.6" calcext:value-type="float">
            <text:p>102.6</text:p>
          </table:table-cell>
          <table:table-cell office:value-type="float" office:value="68.917628" calcext:value-type="float">
            <text:p>68.917628</text:p>
          </table:table-cell>
          <table:table-cell office:value-type="float" office:value="96.763203" calcext:value-type="float">
            <text:p>96.763203</text:p>
          </table:table-cell>
          <table:table-cell office:value-type="float" office:value="66.686905" calcext:value-type="float">
            <text:p>66.686905</text:p>
          </table:table-cell>
        </table:table-row>
        <table:table-row table:style-name="ro1">
          <table:table-cell table:number-columns-repeated="8"/>
          <table:table-cell office:value-type="float" office:value="262" calcext:value-type="float">
            <text:p>262</text:p>
          </table:table-cell>
          <table:table-cell office:value-type="float" office:value="105.3" calcext:value-type="float">
            <text:p>105.3</text:p>
          </table:table-cell>
          <table:table-cell office:value-type="float" office:value="101.2" calcext:value-type="float">
            <text:p>101.2</text:p>
          </table:table-cell>
          <table:table-cell office:value-type="float" office:value="68.385098" calcext:value-type="float">
            <text:p>68.385098</text:p>
          </table:table-cell>
          <table:table-cell office:value-type="float" office:value="96.055742" calcext:value-type="float">
            <text:p>96.055742</text:p>
          </table:table-cell>
          <table:table-cell office:value-type="float" office:value="65.687813" calcext:value-type="float">
            <text:p>65.687813</text:p>
          </table:table-cell>
        </table:table-row>
        <table:table-row table:style-name="ro1">
          <table:table-cell table:number-columns-repeated="8"/>
          <table:table-cell office:value-type="float" office:value="263" calcext:value-type="float">
            <text:p>263</text:p>
          </table:table-cell>
          <table:table-cell office:value-type="float" office:value="104.2" calcext:value-type="float">
            <text:p>104.2</text:p>
          </table:table-cell>
          <table:table-cell office:value-type="float" office:value="100.6" calcext:value-type="float">
            <text:p>100.6</text:p>
          </table:table-cell>
          <table:table-cell office:value-type="float" office:value="68.816251" calcext:value-type="float">
            <text:p>68.816251</text:p>
          </table:table-cell>
          <table:table-cell office:value-type="float" office:value="96.531776" calcext:value-type="float">
            <text:p>96.531776</text:p>
          </table:table-cell>
          <table:table-cell office:value-type="float" office:value="66.42955" calcext:value-type="float">
            <text:p>66.42955</text:p>
          </table:table-cell>
        </table:table-row>
        <table:table-row table:style-name="ro1"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104.4" calcext:value-type="float">
            <text:p>104.4</text:p>
          </table:table-cell>
          <table:table-cell office:value-type="float" office:value="100.3" calcext:value-type="float">
            <text:p>100.3</text:p>
          </table:table-cell>
          <table:table-cell office:value-type="float" office:value="68.754933" calcext:value-type="float">
            <text:p>68.754933</text:p>
          </table:table-cell>
          <table:table-cell office:value-type="float" office:value="96.022357" calcext:value-type="float">
            <text:p>96.022357</text:p>
          </table:table-cell>
          <table:table-cell office:value-type="float" office:value="66.020107" calcext:value-type="float">
            <text:p>66.020107</text:p>
          </table:table-cell>
        </table:table-row>
        <table:table-row table:style-name="ro1">
          <table:table-cell table:number-columns-repeated="8"/>
          <table:table-cell office:value-type="float" office:value="265" calcext:value-type="float">
            <text:p>265</text:p>
          </table:table-cell>
          <table:table-cell office:value-type="float" office:value="103.9" calcext:value-type="float">
            <text:p>103.9</text:p>
          </table:table-cell>
          <table:table-cell office:value-type="float" office:value="100.3" calcext:value-type="float">
            <text:p>100.3</text:p>
          </table:table-cell>
          <table:table-cell office:value-type="float" office:value="68.635779" calcext:value-type="float">
            <text:p>68.635779</text:p>
          </table:table-cell>
          <table:table-cell office:value-type="float" office:value="96.52492" calcext:value-type="float">
            <text:p>96.52492</text:p>
          </table:table-cell>
          <table:table-cell office:value-type="float" office:value="66.25063" calcext:value-type="float">
            <text:p>66.25063</text:p>
          </table:table-cell>
        </table:table-row>
        <table:table-row table:style-name="ro1">
          <table:table-cell table:number-columns-repeated="8"/>
          <table:table-cell office:value-type="float" office:value="266" calcext:value-type="float">
            <text:p>266</text:p>
          </table:table-cell>
          <table:table-cell office:value-type="float" office:value="104.8" calcext:value-type="float">
            <text:p>104.8</text:p>
          </table:table-cell>
          <table:table-cell office:value-type="float" office:value="101.4" calcext:value-type="float">
            <text:p>101.4</text:p>
          </table:table-cell>
          <table:table-cell office:value-type="float" office:value="69.164419" calcext:value-type="float">
            <text:p>69.164419</text:p>
          </table:table-cell>
          <table:table-cell office:value-type="float" office:value="96.727906" calcext:value-type="float">
            <text:p>96.727906</text:p>
          </table:table-cell>
          <table:table-cell office:value-type="float" office:value="66.901294" calcext:value-type="float">
            <text:p>66.901294</text:p>
          </table:table-cell>
        </table:table-row>
        <table:table-row table:style-name="ro1">
          <table:table-cell table:number-columns-repeated="8"/>
          <table:table-cell office:value-type="float" office:value="267" calcext:value-type="float">
            <text:p>267</text:p>
          </table:table-cell>
          <table:table-cell office:value-type="float" office:value="105.3" calcext:value-type="float">
            <text:p>105.3</text:p>
          </table:table-cell>
          <table:table-cell office:value-type="float" office:value="102.6" calcext:value-type="float">
            <text:p>102.6</text:p>
          </table:table-cell>
          <table:table-cell office:value-type="float" office:value="69.482303" calcext:value-type="float">
            <text:p>69.482303</text:p>
          </table:table-cell>
          <table:table-cell office:value-type="float" office:value="97.432217" calcext:value-type="float">
            <text:p>97.432217</text:p>
          </table:table-cell>
          <table:table-cell office:value-type="float" office:value="67.698149" calcext:value-type="float">
            <text:p>67.698149</text:p>
          </table:table-cell>
        </table:table-row>
        <table:table-row table:style-name="ro1"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106.1" calcext:value-type="float">
            <text:p>106.1</text:p>
          </table:table-cell>
          <table:table-cell office:value-type="float" office:value="101.5" calcext:value-type="float">
            <text:p>101.5</text:p>
          </table:table-cell>
          <table:table-cell office:value-type="float" office:value="68.196035" calcext:value-type="float">
            <text:p>68.196035</text:p>
          </table:table-cell>
          <table:table-cell office:value-type="float" office:value="95.738014" calcext:value-type="float">
            <text:p>95.738014</text:p>
          </table:table-cell>
          <table:table-cell office:value-type="float" office:value="65.289529" calcext:value-type="float">
            <text:p>65.289529</text:p>
          </table:table-cell>
        </table:table-row>
        <table:table-row table:style-name="ro1">
          <table:table-cell table:number-columns-repeated="8"/>
          <table:table-cell office:value-type="float" office:value="269" calcext:value-type="float">
            <text:p>269</text:p>
          </table:table-cell>
          <table:table-cell office:value-type="float" office:value="105.7" calcext:value-type="float">
            <text:p>105.7</text:p>
          </table:table-cell>
          <table:table-cell office:value-type="float" office:value="101.9" calcext:value-type="float">
            <text:p>101.9</text:p>
          </table:table-cell>
          <table:table-cell office:value-type="float" office:value="68.545445" calcext:value-type="float">
            <text:p>68.545445</text:p>
          </table:table-cell>
          <table:table-cell office:value-type="float" office:value="96.417627" calcext:value-type="float">
            <text:p>96.417627</text:p>
          </table:table-cell>
          <table:table-cell office:value-type="float" office:value="66.089892" calcext:value-type="float">
            <text:p>66.089892</text:p>
          </table:table-cell>
        </table:table-row>
        <table:table-row table:style-name="ro1">
          <table:table-cell table:number-columns-repeated="8"/>
          <table:table-cell office:value-type="float" office:value="270" calcext:value-type="float">
            <text:p>270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4" calcext:value-type="float">
            <text:p>101.4</text:p>
          </table:table-cell>
          <table:table-cell office:value-type="float" office:value="68.403271" calcext:value-type="float">
            <text:p>68.403271</text:p>
          </table:table-cell>
          <table:table-cell office:value-type="float" office:value="96.062496" calcext:value-type="float">
            <text:p>96.062496</text:p>
          </table:table-cell>
          <table:table-cell office:value-type="float" office:value="65.70989" calcext:value-type="float">
            <text:p>65.70989</text:p>
          </table:table-cell>
        </table:table-row>
        <table:table-row table:style-name="ro1">
          <table:table-cell table:number-columns-repeated="8"/>
          <table:table-cell office:value-type="float" office:value="271" calcext:value-type="float">
            <text:p>27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68.706122" calcext:value-type="float">
            <text:p>68.706122</text:p>
          </table:table-cell>
          <table:table-cell office:value-type="float" office:value="96.215234" calcext:value-type="float">
            <text:p>96.215234</text:p>
          </table:table-cell>
          <table:table-cell office:value-type="float" office:value="66.105756" calcext:value-type="float">
            <text:p>66.105756</text:p>
          </table:table-cell>
        </table:table-row>
        <table:table-row table:style-name="ro1">
          <table:table-cell table:number-columns-repeated="8"/>
          <table:table-cell office:value-type="float" office:value="272" calcext:value-type="float">
            <text:p>272</text:p>
          </table:table-cell>
          <table:table-cell office:value-type="float" office:value="105.2" calcext:value-type="float">
            <text:p>105.2</text:p>
          </table:table-cell>
          <table:table-cell office:value-type="float" office:value="102.1" calcext:value-type="float">
            <text:p>102.1</text:p>
          </table:table-cell>
          <table:table-cell office:value-type="float" office:value="69.015252" calcext:value-type="float">
            <text:p>69.015252</text:p>
          </table:table-cell>
          <table:table-cell office:value-type="float" office:value="97.075868" calcext:value-type="float">
            <text:p>97.075868</text:p>
          </table:table-cell>
          <table:table-cell office:value-type="float" office:value="66.997154" calcext:value-type="float">
            <text:p>66.997154</text:p>
          </table:table-cell>
        </table:table-row>
        <table:table-row table:style-name="ro1">
          <table:table-cell table:number-columns-repeated="8"/>
          <table:table-cell office:value-type="float" office:value="273" calcext:value-type="float">
            <text:p>273</text:p>
          </table:table-cell>
          <table:table-cell office:value-type="float" office:value="105.9" calcext:value-type="float">
            <text:p>105.9</text:p>
          </table:table-cell>
          <table:table-cell office:value-type="float" office:value="102.1" calcext:value-type="float">
            <text:p>102.1</text:p>
          </table:table-cell>
          <table:table-cell office:value-type="float" office:value="68.616334" calcext:value-type="float">
            <text:p>68.616334</text:p>
          </table:table-cell>
          <table:table-cell office:value-type="float" office:value="96.416382" calcext:value-type="float">
            <text:p>96.416382</text:p>
          </table:table-cell>
          <table:table-cell office:value-type="float" office:value="66.157387" calcext:value-type="float">
            <text:p>66.157387</text:p>
          </table:table-cell>
        </table:table-row>
        <table:table-row table:style-name="ro1">
          <table:table-cell table:number-columns-repeated="8"/>
          <table:table-cell office:value-type="float" office:value="274" calcext:value-type="float">
            <text:p>274</text:p>
          </table:table-cell>
          <table:table-cell office:value-type="float" office:value="105.3" calcext:value-type="float">
            <text:p>105.3</text:p>
          </table:table-cell>
          <table:table-cell office:value-type="float" office:value="100.6" calcext:value-type="float">
            <text:p>100.6</text:p>
          </table:table-cell>
          <table:table-cell office:value-type="float" office:value="68.051824" calcext:value-type="float">
            <text:p>68.051824</text:p>
          </table:table-cell>
          <table:table-cell office:value-type="float" office:value="95.538797" calcext:value-type="float">
            <text:p>95.538797</text:p>
          </table:table-cell>
          <table:table-cell office:value-type="float" office:value="65.015894" calcext:value-type="float">
            <text:p>65.015894</text:p>
          </table:table-cell>
        </table:table-row>
        <table:table-row table:style-name="ro1">
          <table:table-cell table:number-columns-repeated="8"/>
          <table:table-cell office:value-type="float" office:value="275" calcext:value-type="float">
            <text:p>275</text:p>
          </table:table-cell>
          <table:table-cell office:value-type="float" office:value="103.2" calcext:value-type="float">
            <text:p>103.2</text:p>
          </table:table-cell>
          <table:table-cell office:value-type="float" office:value="99.4" calcext:value-type="float">
            <text:p>99.4</text:p>
          </table:table-cell>
          <table:table-cell office:value-type="float" office:value="68.456497" calcext:value-type="float">
            <text:p>68.456497</text:p>
          </table:table-cell>
          <table:table-cell office:value-type="float" office:value="96.318262" calcext:value-type="float">
            <text:p>96.318262</text:p>
          </table:table-cell>
          <table:table-cell office:value-type="float" office:value="65.936108" calcext:value-type="float">
            <text:p>65.936108</text:p>
          </table:table-cell>
        </table:table-row>
        <table:table-row table:style-name="ro1">
          <table:table-cell table:number-columns-repeated="8"/>
          <table:table-cell office:value-type="float" office:value="276" calcext:value-type="float">
            <text:p>276</text:p>
          </table:table-cell>
          <table:table-cell office:value-type="float" office:value="104.2" calcext:value-type="float">
            <text:p>104.2</text:p>
          </table:table-cell>
          <table:table-cell office:value-type="float" office:value="100.5" calcext:value-type="float">
            <text:p>100.5</text:p>
          </table:table-cell>
          <table:table-cell office:value-type="float" office:value="68.402517" calcext:value-type="float">
            <text:p>68.402517</text:p>
          </table:table-cell>
          <table:table-cell office:value-type="float" office:value="96.355747" calcext:value-type="float">
            <text:p>96.355747</text:p>
          </table:table-cell>
          <table:table-cell office:value-type="float" office:value="65.909756" calcext:value-type="float">
            <text:p>65.909756</text:p>
          </table:table-cell>
        </table:table-row>
        <table:table-row table:style-name="ro1">
          <table:table-cell table:number-columns-repeated="8"/>
          <table:table-cell office:value-type="float" office:value="277" calcext:value-type="float">
            <text:p>277</text:p>
          </table:table-cell>
          <table:table-cell office:value-type="float" office:value="103.9" calcext:value-type="float">
            <text:p>103.9</text:p>
          </table:table-cell>
          <table:table-cell office:value-type="float" office:value="101.4" calcext:value-type="float">
            <text:p>101.4</text:p>
          </table:table-cell>
          <table:table-cell office:value-type="float" office:value="69.508383" calcext:value-type="float">
            <text:p>69.508383</text:p>
          </table:table-cell>
          <table:table-cell office:value-type="float" office:value="97.566939" calcext:value-type="float">
            <text:p>97.566939</text:p>
          </table:table-cell>
          <table:table-cell office:value-type="float" office:value="67.817202" calcext:value-type="float">
            <text:p>67.817202</text:p>
          </table:table-cell>
        </table:table-row>
        <table:table-row table:style-name="ro1">
          <table:table-cell table:number-columns-repeated="8"/>
          <table:table-cell office:value-type="float" office:value="278" calcext:value-type="float">
            <text:p>278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5" calcext:value-type="float">
            <text:p>101.5</text:p>
          </table:table-cell>
          <table:table-cell office:value-type="float" office:value="68.293069" calcext:value-type="float">
            <text:p>68.293069</text:p>
          </table:table-cell>
          <table:table-cell office:value-type="float" office:value="96.230978" calcext:value-type="float">
            <text:p>96.230978</text:p>
          </table:table-cell>
          <table:table-cell office:value-type="float" office:value="65.719088" calcext:value-type="float">
            <text:p>65.719088</text:p>
          </table:table-cell>
        </table:table-row>
        <table:table-row table:style-name="ro1">
          <table:table-cell table:number-columns-repeated="8"/>
          <table:table-cell office:value-type="float" office:value="279" calcext:value-type="float">
            <text:p>279</text:p>
          </table:table-cell>
          <table:table-cell office:value-type="float" office:value="105.3" calcext:value-type="float">
            <text:p>105.3</text:p>
          </table:table-cell>
          <table:table-cell office:value-type="float" office:value="101.2" calcext:value-type="float">
            <text:p>101.2</text:p>
          </table:table-cell>
          <table:table-cell office:value-type="float" office:value="68.651447" calcext:value-type="float">
            <text:p>68.651447</text:p>
          </table:table-cell>
          <table:table-cell office:value-type="float" office:value="96.052949" calcext:value-type="float">
            <text:p>96.052949</text:p>
          </table:table-cell>
          <table:table-cell office:value-type="float" office:value="65.941739" calcext:value-type="float">
            <text:p>65.941739</text:p>
          </table:table-cell>
        </table:table-row>
        <table:table-row table:style-name="ro1"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105.5" calcext:value-type="float">
            <text:p>105.5</text:p>
          </table:table-cell>
          <table:table-cell office:value-type="float" office:value="102.3" calcext:value-type="float">
            <text:p>102.3</text:p>
          </table:table-cell>
          <table:table-cell office:value-type="float" office:value="69.139812" calcext:value-type="float">
            <text:p>69.139812</text:p>
          </table:table-cell>
          <table:table-cell office:value-type="float" office:value="96.919145" calcext:value-type="float">
            <text:p>96.919145</text:p>
          </table:table-cell>
          <table:table-cell office:value-type="float" office:value="67.009714" calcext:value-type="float">
            <text:p>67.009714</text:p>
          </table:table-cell>
        </table:table-row>
        <table:table-row table:style-name="ro1">
          <table:table-cell table:number-columns-repeated="8"/>
          <table:table-cell office:value-type="float" office:value="281" calcext:value-type="float">
            <text:p>281</text:p>
          </table:table-cell>
          <table:table-cell office:value-type="float" office:value="106.6" calcext:value-type="float">
            <text:p>106.6</text:p>
          </table:table-cell>
          <table:table-cell office:value-type="float" office:value="102.3" calcext:value-type="float">
            <text:p>102.3</text:p>
          </table:table-cell>
          <table:table-cell office:value-type="float" office:value="68.469565" calcext:value-type="float">
            <text:p>68.469565</text:p>
          </table:table-cell>
          <table:table-cell office:value-type="float" office:value="95.936547" calcext:value-type="float">
            <text:p>95.936547</text:p>
          </table:table-cell>
          <table:table-cell office:value-type="float" office:value="65.687336" calcext:value-type="float">
            <text:p>65.687336</text:p>
          </table:table-cell>
        </table:table-row>
        <table:table-row table:style-name="ro1">
          <table:table-cell table:number-columns-repeated="8"/>
          <table:table-cell office:value-type="float" office:value="282" calcext:value-type="float">
            <text:p>282</text:p>
          </table:table-cell>
          <table:table-cell office:value-type="float" office:value="106.6" calcext:value-type="float">
            <text:p>106.6</text:p>
          </table:table-cell>
          <table:table-cell office:value-type="float" office:value="102.6" calcext:value-type="float">
            <text:p>102.6</text:p>
          </table:table-cell>
          <table:table-cell office:value-type="float" office:value="68.927362" calcext:value-type="float">
            <text:p>68.927362</text:p>
          </table:table-cell>
          <table:table-cell office:value-type="float" office:value="96.270944" calcext:value-type="float">
            <text:p>96.270944</text:p>
          </table:table-cell>
          <table:table-cell office:value-type="float" office:value="66.357022" calcext:value-type="float">
            <text:p>66.357022</text:p>
          </table:table-cell>
        </table:table-row>
        <table:table-row table:style-name="ro1">
          <table:table-cell table:number-columns-repeated="8"/>
          <table:table-cell office:value-type="float" office:value="283" calcext:value-type="float">
            <text:p>283</text:p>
          </table:table-cell>
          <table:table-cell office:value-type="float" office:value="105.7" calcext:value-type="float">
            <text:p>105.7</text:p>
          </table:table-cell>
          <table:table-cell office:value-type="float" office:value="101.5" calcext:value-type="float">
            <text:p>101.5</text:p>
          </table:table-cell>
          <table:table-cell office:value-type="float" office:value="68.723015" calcext:value-type="float">
            <text:p>68.723015</text:p>
          </table:table-cell>
          <table:table-cell office:value-type="float" office:value="96.06651" calcext:value-type="float">
            <text:p>96.06651</text:p>
          </table:table-cell>
          <table:table-cell office:value-type="float" office:value="66.019803" calcext:value-type="float">
            <text:p>66.019803</text:p>
          </table:table-cell>
        </table:table-row>
        <table:table-row table:style-name="ro1"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105" calcext:value-type="float">
            <text:p>105</text:p>
          </table:table-cell>
          <table:table-cell office:value-type="float" office:value="100.8" calcext:value-type="float">
            <text:p>100.8</text:p>
          </table:table-cell>
          <table:table-cell office:value-type="float" office:value="68.429789" calcext:value-type="float">
            <text:p>68.429789</text:p>
          </table:table-cell>
          <table:table-cell office:value-type="float" office:value="96.041801" calcext:value-type="float">
            <text:p>96.041801</text:p>
          </table:table-cell>
          <table:table-cell office:value-type="float" office:value="65.721201" calcext:value-type="float">
            <text:p>65.721201</text:p>
          </table:table-cell>
        </table:table-row>
        <table:table-row table:style-name="ro1">
          <table:table-cell table:number-columns-repeated="8"/>
          <table:table-cell office:value-type="float" office:value="285" calcext:value-type="float">
            <text:p>285</text:p>
          </table:table-cell>
          <table:table-cell office:value-type="float" office:value="105" calcext:value-type="float">
            <text:p>105</text:p>
          </table:table-cell>
          <table:table-cell office:value-type="float" office:value="102.4" calcext:value-type="float">
            <text:p>102.4</text:p>
          </table:table-cell>
          <table:table-cell office:value-type="float" office:value="69.718826" calcext:value-type="float">
            <text:p>69.718826</text:p>
          </table:table-cell>
          <table:table-cell office:value-type="float" office:value="97.5945" calcext:value-type="float">
            <text:p>97.5945</text:p>
          </table:table-cell>
          <table:table-cell office:value-type="float" office:value="68.04174" calcext:value-type="float">
            <text:p>68.04174</text:p>
          </table:table-cell>
        </table:table-row>
        <table:table-row table:style-name="ro1">
          <table:table-cell table:number-columns-repeated="8"/>
          <table:table-cell office:value-type="float" office:value="286" calcext:value-type="float">
            <text:p>286</text:p>
          </table:table-cell>
          <table:table-cell office:value-type="float" office:value="105.3" calcext:value-type="float">
            <text:p>105.3</text:p>
          </table:table-cell>
          <table:table-cell office:value-type="float" office:value="100.8" calcext:value-type="float">
            <text:p>100.8</text:p>
          </table:table-cell>
          <table:table-cell office:value-type="float" office:value="68.326954" calcext:value-type="float">
            <text:p>68.326954</text:p>
          </table:table-cell>
          <table:table-cell office:value-type="float" office:value="95.712491" calcext:value-type="float">
            <text:p>95.712491</text:p>
          </table:table-cell>
          <table:table-cell office:value-type="float" office:value="65.397429" calcext:value-type="float">
            <text:p>65.397429</text:p>
          </table:table-cell>
        </table:table-row>
        <table:table-row table:style-name="ro1">
          <table:table-cell table:number-columns-repeated="8"/>
          <table:table-cell office:value-type="float" office:value="287" calcext:value-type="float">
            <text:p>287</text:p>
          </table:table-cell>
          <table:table-cell office:value-type="float" office:value="105.2" calcext:value-type="float">
            <text:p>105.2</text:p>
          </table:table-cell>
          <table:table-cell office:value-type="float" office:value="100.5" calcext:value-type="float">
            <text:p>100.5</text:p>
          </table:table-cell>
          <table:table-cell office:value-type="float" office:value="68.414714" calcext:value-type="float">
            <text:p>68.414714</text:p>
          </table:table-cell>
          <table:table-cell office:value-type="float" office:value="95.531359" calcext:value-type="float">
            <text:p>95.531359</text:p>
          </table:table-cell>
          <table:table-cell office:value-type="float" office:value="65.357506" calcext:value-type="float">
            <text:p>65.357506</text:p>
          </table:table-cell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104.6" calcext:value-type="float">
            <text:p>104.6</text:p>
          </table:table-cell>
          <table:table-cell office:value-type="float" office:value="100.6" calcext:value-type="float">
            <text:p>100.6</text:p>
          </table:table-cell>
          <table:table-cell office:value-type="float" office:value="69.275974" calcext:value-type="float">
            <text:p>69.275974</text:p>
          </table:table-cell>
          <table:table-cell office:value-type="float" office:value="96.200315" calcext:value-type="float">
            <text:p>96.200315</text:p>
          </table:table-cell>
          <table:table-cell office:value-type="float" office:value="66.643705" calcext:value-type="float">
            <text:p>66.643705</text:p>
          </table:table-cell>
        </table:table-row>
        <table:table-row table:style-name="ro1">
          <table:table-cell table:number-columns-repeated="8"/>
          <table:table-cell office:value-type="float" office:value="289" calcext:value-type="float">
            <text:p>289</text:p>
          </table:table-cell>
          <table:table-cell office:value-type="float" office:value="105" calcext:value-type="float">
            <text:p>105</text:p>
          </table:table-cell>
          <table:table-cell office:value-type="float" office:value="102.1" calcext:value-type="float">
            <text:p>102.1</text:p>
          </table:table-cell>
          <table:table-cell office:value-type="float" office:value="69.552818" calcext:value-type="float">
            <text:p>69.552818</text:p>
          </table:table-cell>
          <table:table-cell office:value-type="float" office:value="97.24454" calcext:value-type="float">
            <text:p>97.24454</text:p>
          </table:table-cell>
          <table:table-cell office:value-type="float" office:value="67.636318" calcext:value-type="float">
            <text:p>67.636318</text:p>
          </table:table-cell>
        </table:table-row>
        <table:table-row table:style-name="ro1">
          <table:table-cell table:number-columns-repeated="8"/>
          <table:table-cell office:value-type="float" office:value="290" calcext:value-type="float">
            <text:p>290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67.942834" calcext:value-type="float">
            <text:p>67.942834</text:p>
          </table:table-cell>
          <table:table-cell office:value-type="float" office:value="95.017182" calcext:value-type="float">
            <text:p>95.017182</text:p>
          </table:table-cell>
          <table:table-cell office:value-type="float" office:value="64.557366" calcext:value-type="float">
            <text:p>64.557366</text:p>
          </table:table-cell>
        </table:table-row>
        <table:table-row table:style-name="ro1">
          <table:table-cell table:number-columns-repeated="8"/>
          <table:table-cell office:value-type="float" office:value="291" calcext:value-type="float">
            <text:p>291</text:p>
          </table:table-cell>
          <table:table-cell office:value-type="float" office:value="103.2" calcext:value-type="float">
            <text:p>103.2</text:p>
          </table:table-cell>
          <table:table-cell office:value-type="float" office:value="100.5" calcext:value-type="float">
            <text:p>100.5</text:p>
          </table:table-cell>
          <table:table-cell office:value-type="float" office:value="69.499338" calcext:value-type="float">
            <text:p>69.499338</text:p>
          </table:table-cell>
          <table:table-cell office:value-type="float" office:value="97.371156" calcext:value-type="float">
            <text:p>97.371156</text:p>
          </table:table-cell>
          <table:table-cell office:value-type="float" office:value="67.672309" calcext:value-type="float">
            <text:p>67.672309</text:p>
          </table:table-cell>
        </table:table-row>
        <table:table-row table:style-name="ro1">
          <table:table-cell table:number-columns-repeated="8"/>
          <table:table-cell office:value-type="float" office:value="292" calcext:value-type="float">
            <text:p>292</text:p>
          </table:table-cell>
          <table:table-cell office:value-type="float" office:value="103.5" calcext:value-type="float">
            <text:p>103.5</text:p>
          </table:table-cell>
          <table:table-cell office:value-type="float" office:value="99.6" calcext:value-type="float">
            <text:p>99.6</text:p>
          </table:table-cell>
          <table:table-cell office:value-type="float" office:value="68.731592" calcext:value-type="float">
            <text:p>68.731592</text:p>
          </table:table-cell>
          <table:table-cell office:value-type="float" office:value="96.161758" calcext:value-type="float">
            <text:p>96.161758</text:p>
          </table:table-cell>
          <table:table-cell office:value-type="float" office:value="66.093507" calcext:value-type="float">
            <text:p>66.093507</text:p>
          </table:table-cell>
        </table:table-row>
        <table:table-row table:style-name="ro1">
          <table:table-cell table:number-columns-repeated="8"/>
          <table:table-cell office:value-type="float" office:value="293" calcext:value-type="float">
            <text:p>293</text:p>
          </table:table-cell>
          <table:table-cell office:value-type="float" office:value="103.9" calcext:value-type="float">
            <text:p>103.9</text:p>
          </table:table-cell>
          <table:table-cell office:value-type="float" office:value="99.4" calcext:value-type="float">
            <text:p>99.4</text:p>
          </table:table-cell>
          <table:table-cell office:value-type="float" office:value="68.118346" calcext:value-type="float">
            <text:p>68.118346</text:p>
          </table:table-cell>
          <table:table-cell office:value-type="float" office:value="95.655563" calcext:value-type="float">
            <text:p>95.655563</text:p>
          </table:table-cell>
          <table:table-cell office:value-type="float" office:value="65.158987" calcext:value-type="float">
            <text:p>65.158987</text:p>
          </table:table-cell>
        </table:table-row>
        <table:table-row table:style-name="ro1">
          <table:table-cell table:number-columns-repeated="8"/>
          <table:table-cell office:value-type="float" office:value="294" calcext:value-type="float">
            <text:p>294</text:p>
          </table:table-cell>
          <table:table-cell office:value-type="float" office:value="104.2" calcext:value-type="float">
            <text:p>104.2</text:p>
          </table:table-cell>
          <table:table-cell office:value-type="float" office:value="101.5" calcext:value-type="float">
            <text:p>101.5</text:p>
          </table:table-cell>
          <table:table-cell office:value-type="float" office:value="69.422596" calcext:value-type="float">
            <text:p>69.422596</text:p>
          </table:table-cell>
          <table:table-cell office:value-type="float" office:value="97.399547" calcext:value-type="float">
            <text:p>97.399547</text:p>
          </table:table-cell>
          <table:table-cell office:value-type="float" office:value="67.617294" calcext:value-type="float">
            <text:p>67.617294</text:p>
          </table:table-cell>
        </table:table-row>
        <table:table-row table:style-name="ro1">
          <table:table-cell table:number-columns-repeated="8"/>
          <table:table-cell office:value-type="float" office:value="295" calcext:value-type="float">
            <text:p>295</text:p>
          </table:table-cell>
          <table:table-cell office:value-type="float" office:value="104.1" calcext:value-type="float">
            <text:p>104.1</text:p>
          </table:table-cell>
          <table:table-cell office:value-type="float" office:value="100.5" calcext:value-type="float">
            <text:p>100.5</text:p>
          </table:table-cell>
          <table:table-cell office:value-type="float" office:value="68.865235" calcext:value-type="float">
            <text:p>68.865235</text:p>
          </table:table-cell>
          <table:table-cell office:value-type="float" office:value="96.524333" calcext:value-type="float">
            <text:p>96.524333</text:p>
          </table:table-cell>
          <table:table-cell office:value-type="float" office:value="66.471709" calcext:value-type="float">
            <text:p>66.471709</text:p>
          </table:table-cell>
        </table:table-row>
        <table:table-row table:style-name="ro1">
          <table:table-cell table:number-columns-repeated="8"/>
          <table:table-cell office:value-type="float" office:value="296" calcext:value-type="float">
            <text:p>296</text:p>
          </table:table-cell>
          <table:table-cell office:value-type="float" office:value="104.1" calcext:value-type="float">
            <text:p>104.1</text:p>
          </table:table-cell>
          <table:table-cell office:value-type="float" office:value="99.5" calcext:value-type="float">
            <text:p>99.5</text:p>
          </table:table-cell>
          <table:table-cell office:value-type="float" office:value="68.032487" calcext:value-type="float">
            <text:p>68.032487</text:p>
          </table:table-cell>
          <table:table-cell office:value-type="float" office:value="95.66202" calcext:value-type="float">
            <text:p>95.66202</text:p>
          </table:table-cell>
          <table:table-cell office:value-type="float" office:value="65.081252" calcext:value-type="float">
            <text:p>65.081252</text:p>
          </table:table-cell>
        </table:table-row>
        <table:table-row table:style-name="ro1">
          <table:table-cell table:number-columns-repeated="8"/>
          <table:table-cell office:value-type="float" office:value="297" calcext:value-type="float">
            <text:p>297</text:p>
          </table:table-cell>
          <table:table-cell office:value-type="float" office:value="103.3" calcext:value-type="float">
            <text:p>103.3</text:p>
          </table:table-cell>
          <table:table-cell office:value-type="float" office:value="99.2" calcext:value-type="float">
            <text:p>99.2</text:p>
          </table:table-cell>
          <table:table-cell office:value-type="float" office:value="68.549587" calcext:value-type="float">
            <text:p>68.549587</text:p>
          </table:table-cell>
          <table:table-cell office:value-type="float" office:value="95.980407" calcext:value-type="float">
            <text:p>95.980407</text:p>
          </table:table-cell>
          <table:table-cell office:value-type="float" office:value="65.794172" calcext:value-type="float">
            <text:p>65.794172</text:p>
          </table:table-cell>
        </table:table-row>
        <table:table-row table:style-name="ro1">
          <table:table-cell table:number-columns-repeated="8"/>
          <table:table-cell office:value-type="float" office:value="298" calcext:value-type="float">
            <text:p>298</text:p>
          </table:table-cell>
          <table:table-cell office:value-type="float" office:value="104.1" calcext:value-type="float">
            <text:p>104.1</text:p>
          </table:table-cell>
          <table:table-cell office:value-type="float" office:value="101" calcext:value-type="float">
            <text:p>101</text:p>
          </table:table-cell>
          <table:table-cell office:value-type="float" office:value="69.02834" calcext:value-type="float">
            <text:p>69.02834</text:p>
          </table:table-cell>
          <table:table-cell office:value-type="float" office:value="97.052497" calcext:value-type="float">
            <text:p>97.052497</text:p>
          </table:table-cell>
          <table:table-cell office:value-type="float" office:value="66.993728" calcext:value-type="float">
            <text:p>66.993728</text:p>
          </table:table-cell>
        </table:table-row>
        <table:table-row table:style-name="ro1">
          <table:table-cell table:number-columns-repeated="8"/>
          <table:table-cell office:value-type="float" office:value="299" calcext:value-type="float">
            <text:p>299</text:p>
          </table:table-cell>
          <table:table-cell office:value-type="float" office:value="103.7" calcext:value-type="float">
            <text:p>103.7</text:p>
          </table:table-cell>
          <table:table-cell office:value-type="float" office:value="100.1" calcext:value-type="float">
            <text:p>100.1</text:p>
          </table:table-cell>
          <table:table-cell office:value-type="float" office:value="68.524005" calcext:value-type="float">
            <text:p>68.524005</text:p>
          </table:table-cell>
          <table:table-cell office:value-type="float" office:value="96.516455" calcext:value-type="float">
            <text:p>96.516455</text:p>
          </table:table-cell>
          <table:table-cell office:value-type="float" office:value="66.136941" calcext:value-type="float">
            <text:p>66.136941</text:p>
          </table:table-cell>
        </table:table-row>
        <table:table-row table:style-name="ro1"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03.5" calcext:value-type="float">
            <text:p>103.5</text:p>
          </table:table-cell>
          <table:table-cell office:value-type="float" office:value="99.2" calcext:value-type="float">
            <text:p>99.2</text:p>
          </table:table-cell>
          <table:table-cell office:value-type="float" office:value="68.472133" calcext:value-type="float">
            <text:p>68.472133</text:p>
          </table:table-cell>
          <table:table-cell office:value-type="float" office:value="95.811518" calcext:value-type="float">
            <text:p>95.811518</text:p>
          </table:table-cell>
          <table:table-cell office:value-type="float" office:value="65.60419" calcext:value-type="float">
            <text:p>65.60419</text:p>
          </table:table-cell>
        </table:table-row>
        <table:table-row table:style-name="ro1">
          <table:table-cell table:number-columns-repeated="8"/>
          <table:table-cell office:value-type="float" office:value="301" calcext:value-type="float">
            <text:p>301</text:p>
          </table:table-cell>
          <table:table-cell office:value-type="float" office:value="103.3" calcext:value-type="float">
            <text:p>103.3</text:p>
          </table:table-cell>
          <table:table-cell office:value-type="float" office:value="98.8" calcext:value-type="float">
            <text:p>98.8</text:p>
          </table:table-cell>
          <table:table-cell office:value-type="float" office:value="68.406748" calcext:value-type="float">
            <text:p>68.406748</text:p>
          </table:table-cell>
          <table:table-cell office:value-type="float" office:value="95.630142" calcext:value-type="float">
            <text:p>95.630142</text:p>
          </table:table-cell>
          <table:table-cell office:value-type="float" office:value="65.41747" calcext:value-type="float">
            <text:p>65.41747</text:p>
          </table:table-cell>
        </table:table-row>
        <table:table-row table:style-name="ro1">
          <table:table-cell table:number-columns-repeated="8"/>
          <table:table-cell office:value-type="float" office:value="302" calcext:value-type="float">
            <text:p>302</text:p>
          </table:table-cell>
          <table:table-cell office:value-type="float" office:value="102.4" calcext:value-type="float">
            <text:p>102.4</text:p>
          </table:table-cell>
          <table:table-cell office:value-type="float" office:value="99.4" calcext:value-type="float">
            <text:p>99.4</text:p>
          </table:table-cell>
          <table:table-cell office:value-type="float" office:value="69.031862" calcext:value-type="float">
            <text:p>69.031862</text:p>
          </table:table-cell>
          <table:table-cell office:value-type="float" office:value="96.999372" calcext:value-type="float">
            <text:p>96.999372</text:p>
          </table:table-cell>
          <table:table-cell office:value-type="float" office:value="66.960473" calcext:value-type="float">
            <text:p>66.960473</text:p>
          </table:table-cell>
        </table:table-row>
        <table:table-row table:style-name="ro1">
          <table:table-cell table:number-columns-repeated="8"/>
          <table:table-cell office:value-type="float" office:value="303" calcext:value-type="float">
            <text:p>303</text:p>
          </table:table-cell>
          <table:table-cell office:value-type="float" office:value="102.3" calcext:value-type="float">
            <text:p>102.3</text:p>
          </table:table-cell>
          <table:table-cell office:value-type="float" office:value="98.8" calcext:value-type="float">
            <text:p>98.8</text:p>
          </table:table-cell>
          <table:table-cell office:value-type="float" office:value="69.282563" calcext:value-type="float">
            <text:p>69.282563</text:p>
          </table:table-cell>
          <table:table-cell office:value-type="float" office:value="96.639905" calcext:value-type="float">
            <text:p>96.639905</text:p>
          </table:table-cell>
          <table:table-cell office:value-type="float" office:value="66.954603" calcext:value-type="float">
            <text:p>66.954603</text:p>
          </table:table-cell>
        </table:table-row>
        <table:table-row table:style-name="ro1"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103" calcext:value-type="float">
            <text:p>103</text:p>
          </table:table-cell>
          <table:table-cell office:value-type="float" office:value="100.3" calcext:value-type="float">
            <text:p>100.3</text:p>
          </table:table-cell>
          <table:table-cell office:value-type="float" office:value="69.213637" calcext:value-type="float">
            <text:p>69.213637</text:p>
          </table:table-cell>
          <table:table-cell office:value-type="float" office:value="97.365993" calcext:value-type="float">
            <text:p>97.365993</text:p>
          </table:table-cell>
          <table:table-cell office:value-type="float" office:value="67.390545" calcext:value-type="float">
            <text:p>67.390545</text:p>
          </table:table-cell>
        </table:table-row>
        <table:table-row table:style-name="ro1">
          <table:table-cell table:number-columns-repeated="8"/>
          <table:table-cell office:value-type="float" office:value="305" calcext:value-type="float">
            <text:p>305</text:p>
          </table:table-cell>
          <table:table-cell office:value-type="float" office:value="103.7" calcext:value-type="float">
            <text:p>103.7</text:p>
          </table:table-cell>
          <table:table-cell office:value-type="float" office:value="99.4" calcext:value-type="float">
            <text:p>99.4</text:p>
          </table:table-cell>
          <table:table-cell office:value-type="float" office:value="68.501008" calcext:value-type="float">
            <text:p>68.501008</text:p>
          </table:table-cell>
          <table:table-cell office:value-type="float" office:value="95.818883" calcext:value-type="float">
            <text:p>95.818883</text:p>
          </table:table-cell>
          <table:table-cell office:value-type="float" office:value="65.636901" calcext:value-type="float">
            <text:p>65.636901</text:p>
          </table:table-cell>
        </table:table-row>
        <table:table-row table:style-name="ro1"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103.5" calcext:value-type="float">
            <text:p>103.5</text:p>
          </table:table-cell>
          <table:table-cell office:value-type="float" office:value="99.9" calcext:value-type="float">
            <text:p>99.9</text:p>
          </table:table-cell>
          <table:table-cell office:value-type="float" office:value="69.051347" calcext:value-type="float">
            <text:p>69.051347</text:p>
          </table:table-cell>
          <table:table-cell office:value-type="float" office:value="96.509599" calcext:value-type="float">
            <text:p>96.509599</text:p>
          </table:table-cell>
          <table:table-cell office:value-type="float" office:value="66.641178" calcext:value-type="float">
            <text:p>66.641178</text:p>
          </table:table-cell>
        </table:table-row>
        <table:table-row table:style-name="ro1">
          <table:table-cell table:number-columns-repeated="8"/>
          <table:table-cell office:value-type="float" office:value="307" calcext:value-type="float">
            <text:p>307</text:p>
          </table:table-cell>
          <table:table-cell office:value-type="float" office:value="103.2" calcext:value-type="float">
            <text:p>103.2</text:p>
          </table:table-cell>
          <table:table-cell office:value-type="float" office:value="99.6" calcext:value-type="float">
            <text:p>99.6</text:p>
          </table:table-cell>
          <table:table-cell office:value-type="float" office:value="69.042727" calcext:value-type="float">
            <text:p>69.042727</text:p>
          </table:table-cell>
          <table:table-cell office:value-type="float" office:value="96.498153" calcext:value-type="float">
            <text:p>96.498153</text:p>
          </table:table-cell>
          <table:table-cell office:value-type="float" office:value="66.624956" calcext:value-type="float">
            <text:p>66.624956</text:p>
          </table:table-cell>
        </table:table-row>
        <table:table-row table:style-name="ro1"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103.9" calcext:value-type="float">
            <text:p>103.9</text:p>
          </table:table-cell>
          <table:table-cell office:value-type="float" office:value="100.6" calcext:value-type="float">
            <text:p>100.6</text:p>
          </table:table-cell>
          <table:table-cell office:value-type="float" office:value="68.780098" calcext:value-type="float">
            <text:p>68.780098</text:p>
          </table:table-cell>
          <table:table-cell office:value-type="float" office:value="96.869565" calcext:value-type="float">
            <text:p>96.869565</text:p>
          </table:table-cell>
          <table:table-cell office:value-type="float" office:value="66.626982" calcext:value-type="float">
            <text:p>66.626982</text:p>
          </table:table-cell>
        </table:table-row>
        <table:table-row table:style-name="ro1">
          <table:table-cell table:number-columns-repeated="8"/>
          <table:table-cell office:value-type="float" office:value="309" calcext:value-type="float">
            <text:p>309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67.950938" calcext:value-type="float">
            <text:p>67.950938</text:p>
          </table:table-cell>
          <table:table-cell office:value-type="float" office:value="95.130831" calcext:value-type="float">
            <text:p>95.130831</text:p>
          </table:table-cell>
          <table:table-cell office:value-type="float" office:value="64.642292" calcext:value-type="float">
            <text:p>64.642292</text:p>
          </table:table-cell>
        </table:table-row>
        <table:table-row table:style-name="ro1">
          <table:table-cell table:number-columns-repeated="8"/>
          <table:table-cell office:value-type="float" office:value="310" calcext:value-type="float">
            <text:p>310</text:p>
          </table:table-cell>
          <table:table-cell office:value-type="float" office:value="103.2" calcext:value-type="float">
            <text:p>103.2</text:p>
          </table:table-cell>
          <table:table-cell office:value-type="float" office:value="99.6" calcext:value-type="float">
            <text:p>99.6</text:p>
          </table:table-cell>
          <table:table-cell office:value-type="float" office:value="68.770015" calcext:value-type="float">
            <text:p>68.770015</text:p>
          </table:table-cell>
          <table:table-cell office:value-type="float" office:value="96.497345" calcext:value-type="float">
            <text:p>96.497345</text:p>
          </table:table-cell>
          <table:table-cell office:value-type="float" office:value="66.361239" calcext:value-type="float">
            <text:p>66.361239</text:p>
          </table:table-cell>
        </table:table-row>
        <table:table-row table:style-name="ro1">
          <table:table-cell table:number-columns-repeated="8"/>
          <table:table-cell office:value-type="float" office:value="311" calcext:value-type="float">
            <text:p>311</text:p>
          </table:table-cell>
          <table:table-cell office:value-type="float" office:value="102.6" calcext:value-type="float">
            <text:p>102.6</text:p>
          </table:table-cell>
          <table:table-cell office:value-type="float" office:value="99.2" calcext:value-type="float">
            <text:p>99.2</text:p>
          </table:table-cell>
          <table:table-cell office:value-type="float" office:value="68.899052" calcext:value-type="float">
            <text:p>68.899052</text:p>
          </table:table-cell>
          <table:table-cell office:value-type="float" office:value="96.654563" calcext:value-type="float">
            <text:p>96.654563</text:p>
          </table:table-cell>
          <table:table-cell office:value-type="float" office:value="66.594077" calcext:value-type="float">
            <text:p>66.594077</text:p>
          </table:table-cell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102.4" calcext:value-type="float">
            <text:p>102.4</text:p>
          </table:table-cell>
          <table:table-cell office:value-type="float" office:value="97.9" calcext:value-type="float">
            <text:p>97.9</text:p>
          </table:table-cell>
          <table:table-cell office:value-type="float" office:value="68.142532" calcext:value-type="float">
            <text:p>68.142532</text:p>
          </table:table-cell>
          <table:table-cell office:value-type="float" office:value="95.59167" calcext:value-type="float">
            <text:p>95.59167</text:p>
          </table:table-cell>
          <table:table-cell office:value-type="float" office:value="65.138584" calcext:value-type="float">
            <text:p>65.138584</text:p>
          </table:table-cell>
        </table:table-row>
        <table:table-row table:style-name="ro1">
          <table:table-cell table:number-columns-repeated="8"/>
          <table:table-cell office:value-type="float" office:value="313" calcext:value-type="float">
            <text:p>313</text:p>
          </table:table-cell>
          <table:table-cell office:value-type="float" office:value="100.6" calcext:value-type="float">
            <text:p>100.6</text:p>
          </table:table-cell>
          <table:table-cell office:value-type="float" office:value="97.6" calcext:value-type="float">
            <text:p>97.6</text:p>
          </table:table-cell>
          <table:table-cell office:value-type="float" office:value="69.078822" calcext:value-type="float">
            <text:p>69.078822</text:p>
          </table:table-cell>
          <table:table-cell office:value-type="float" office:value="96.945552" calcext:value-type="float">
            <text:p>96.945552</text:p>
          </table:table-cell>
          <table:table-cell office:value-type="float" office:value="66.968846" calcext:value-type="float">
            <text:p>66.968846</text:p>
          </table:table-cell>
        </table:table-row>
        <table:table-row table:style-name="ro1">
          <table:table-cell table:number-columns-repeated="8"/>
          <table:table-cell office:value-type="float" office:value="314" calcext:value-type="float">
            <text:p>314</text:p>
          </table:table-cell>
          <table:table-cell office:value-type="float" office:value="102.4" calcext:value-type="float">
            <text:p>102.4</text:p>
          </table:table-cell>
          <table:table-cell office:value-type="float" office:value="98.8" calcext:value-type="float">
            <text:p>98.8</text:p>
          </table:table-cell>
          <table:table-cell office:value-type="float" office:value="68.332866" calcext:value-type="float">
            <text:p>68.332866</text:p>
          </table:table-cell>
          <table:table-cell office:value-type="float" office:value="96.473801" calcext:value-type="float">
            <text:p>96.473801</text:p>
          </table:table-cell>
          <table:table-cell office:value-type="float" office:value="65.923313" calcext:value-type="float">
            <text:p>65.923313</text:p>
          </table:table-cell>
        </table:table-row>
        <table:table-row table:style-name="ro1">
          <table:table-cell table:number-columns-repeated="8"/>
          <table:table-cell office:value-type="float" office:value="315" calcext:value-type="float">
            <text:p>315</text:p>
          </table:table-cell>
          <table:table-cell office:value-type="float" office:value="102.8" calcext:value-type="float">
            <text:p>102.8</text:p>
          </table:table-cell>
          <table:table-cell office:value-type="float" office:value="99.4" calcext:value-type="float">
            <text:p>99.4</text:p>
          </table:table-cell>
          <table:table-cell office:value-type="float" office:value="68.828235" calcext:value-type="float">
            <text:p>68.828235</text:p>
          </table:table-cell>
          <table:table-cell office:value-type="float" office:value="96.658431" calcext:value-type="float">
            <text:p>96.658431</text:p>
          </table:table-cell>
          <table:table-cell office:value-type="float" office:value="66.528292" calcext:value-type="float">
            <text:p>66.528292</text:p>
          </table:table-cell>
        </table:table-row>
        <table:table-row table:style-name="ro1">
          <table:table-cell table:number-columns-repeated="8"/>
          <table:table-cell office:value-type="float" office:value="316" calcext:value-type="float">
            <text:p>316</text:p>
          </table:table-cell>
          <table:table-cell office:value-type="float" office:value="102.8" calcext:value-type="float">
            <text:p>102.8</text:p>
          </table:table-cell>
          <table:table-cell office:value-type="float" office:value="98.5" calcext:value-type="float">
            <text:p>98.5</text:p>
          </table:table-cell>
          <table:table-cell office:value-type="float" office:value="68.320535" calcext:value-type="float">
            <text:p>68.320535</text:p>
          </table:table-cell>
          <table:table-cell office:value-type="float" office:value="95.783695" calcext:value-type="float">
            <text:p>95.783695</text:p>
          </table:table-cell>
          <table:table-cell office:value-type="float" office:value="65.439932" calcext:value-type="float">
            <text:p>65.439932</text:p>
          </table:table-cell>
        </table:table-row>
        <table:table-row table:style-name="ro1"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102.6" calcext:value-type="float">
            <text:p>102.6</text:p>
          </table:table-cell>
          <table:table-cell office:value-type="float" office:value="99.9" calcext:value-type="float">
            <text:p>99.9</text:p>
          </table:table-cell>
          <table:table-cell office:value-type="float" office:value="69.302093" calcext:value-type="float">
            <text:p>69.302093</text:p>
          </table:table-cell>
          <table:table-cell office:value-type="float" office:value="97.361084" calcext:value-type="float">
            <text:p>97.361084</text:p>
          </table:table-cell>
          <table:table-cell office:value-type="float" office:value="67.473269" calcext:value-type="float">
            <text:p>67.473269</text:p>
          </table:table-cell>
        </table:table-row>
        <table:table-row table:style-name="ro1">
          <table:table-cell table:number-columns-repeated="8"/>
          <table:table-cell office:value-type="float" office:value="318" calcext:value-type="float">
            <text:p>318</text:p>
          </table:table-cell>
          <table:table-cell office:value-type="float" office:value="103.7" calcext:value-type="float">
            <text:p>103.7</text:p>
          </table:table-cell>
          <table:table-cell office:value-type="float" office:value="99" calcext:value-type="float">
            <text:p>99</text:p>
          </table:table-cell>
          <table:table-cell office:value-type="float" office:value="68.095848" calcext:value-type="float">
            <text:p>68.095848</text:p>
          </table:table-cell>
          <table:table-cell office:value-type="float" office:value="95.471216" calcext:value-type="float">
            <text:p>95.471216</text:p>
          </table:table-cell>
          <table:table-cell office:value-type="float" office:value="65.011935" calcext:value-type="float">
            <text:p>65.011935</text:p>
          </table:table-cell>
        </table:table-row>
        <table:table-row table:style-name="ro1">
          <table:table-cell table:number-columns-repeated="8"/>
          <table:table-cell office:value-type="float" office:value="319" calcext:value-type="float">
            <text:p>319</text:p>
          </table:table-cell>
          <table:table-cell office:value-type="float" office:value="102.3" calcext:value-type="float">
            <text:p>102.3</text:p>
          </table:table-cell>
          <table:table-cell office:value-type="float" office:value="99" calcext:value-type="float">
            <text:p>99</text:p>
          </table:table-cell>
          <table:table-cell office:value-type="float" office:value="68.848415" calcext:value-type="float">
            <text:p>68.848415</text:p>
          </table:table-cell>
          <table:table-cell office:value-type="float" office:value="96.818895" calcext:value-type="float">
            <text:p>96.818895</text:p>
          </table:table-cell>
          <table:table-cell office:value-type="float" office:value="66.658275" calcext:value-type="float">
            <text:p>66.658275</text:p>
          </table:table-cell>
        </table:table-row>
        <table:table-row table:style-name="ro1"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102.8" calcext:value-type="float">
            <text:p>102.8</text:p>
          </table:table-cell>
          <table:table-cell office:value-type="float" office:value="98.5" calcext:value-type="float">
            <text:p>98.5</text:p>
          </table:table-cell>
          <table:table-cell office:value-type="float" office:value="68.164061" calcext:value-type="float">
            <text:p>68.164061</text:p>
          </table:table-cell>
          <table:table-cell office:value-type="float" office:value="95.784506" calcext:value-type="float">
            <text:p>95.784506</text:p>
          </table:table-cell>
          <table:table-cell office:value-type="float" office:value="65.290609" calcext:value-type="float">
            <text:p>65.290609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office:value-type="float" office:value="101.9" calcext:value-type="float">
            <text:p>101.9</text:p>
          </table:table-cell>
          <table:table-cell office:value-type="float" office:value="97.6" calcext:value-type="float">
            <text:p>97.6</text:p>
          </table:table-cell>
          <table:table-cell office:value-type="float" office:value="68.130718" calcext:value-type="float">
            <text:p>68.130718</text:p>
          </table:table-cell>
          <table:table-cell office:value-type="float" office:value="95.745499" calcext:value-type="float">
            <text:p>95.745499</text:p>
          </table:table-cell>
          <table:table-cell office:value-type="float" office:value="65.232096" calcext:value-type="float">
            <text:p>65.232096</text:p>
          </table:table-cell>
        </table:table-row>
        <table:table-row table:style-name="ro1"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99.9" calcext:value-type="float">
            <text:p>99.9</text:p>
          </table:table-cell>
          <table:table-cell office:value-type="float" office:value="95.8" calcext:value-type="float">
            <text:p>95.8</text:p>
          </table:table-cell>
          <table:table-cell office:value-type="float" office:value="67.979748" calcext:value-type="float">
            <text:p>67.979748</text:p>
          </table:table-cell>
          <table:table-cell office:value-type="float" office:value="95.840833" calcext:value-type="float">
            <text:p>95.840833</text:p>
          </table:table-cell>
          <table:table-cell office:value-type="float" office:value="65.152357" calcext:value-type="float">
            <text:p>65.152357</text:p>
          </table:table-cell>
        </table:table-row>
        <table:table-row table:style-name="ro1">
          <table:table-cell table:number-columns-repeated="8"/>
          <table:table-cell office:value-type="float" office:value="323" calcext:value-type="float">
            <text:p>323</text:p>
          </table:table-cell>
          <table:table-cell office:value-type="float" office:value="99.7" calcext:value-type="float">
            <text:p>99.7</text:p>
          </table:table-cell>
          <table:table-cell office:value-type="float" office:value="96.7" calcext:value-type="float">
            <text:p>96.7</text:p>
          </table:table-cell>
          <table:table-cell office:value-type="float" office:value="68.644565" calcext:value-type="float">
            <text:p>68.644565</text:p>
          </table:table-cell>
          <table:table-cell office:value-type="float" office:value="96.921125" calcext:value-type="float">
            <text:p>96.921125</text:p>
          </table:table-cell>
          <table:table-cell office:value-type="float" office:value="66.531085" calcext:value-type="float">
            <text:p>66.531085</text:p>
          </table:table-cell>
        </table:table-row>
        <table:table-row table:style-name="ro1"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101" calcext:value-type="float">
            <text:p>101</text:p>
          </table:table-cell>
          <table:table-cell office:value-type="float" office:value="97.2" calcext:value-type="float">
            <text:p>97.2</text:p>
          </table:table-cell>
          <table:table-cell office:value-type="float" office:value="68.430722" calcext:value-type="float">
            <text:p>68.430722</text:p>
          </table:table-cell>
          <table:table-cell office:value-type="float" office:value="96.243292" calcext:value-type="float">
            <text:p>96.243292</text:p>
          </table:table-cell>
          <table:table-cell office:value-type="float" office:value="65.85998" calcext:value-type="float">
            <text:p>65.85998</text:p>
          </table:table-cell>
        </table:table-row>
        <table:table-row table:style-name="ro1">
          <table:table-cell table:number-columns-repeated="8"/>
          <table:table-cell office:value-type="float" office:value="325" calcext:value-type="float">
            <text:p>325</text:p>
          </table:table-cell>
          <table:table-cell office:value-type="float" office:value="99.4" calcext:value-type="float">
            <text:p>99.4</text:p>
          </table:table-cell>
          <table:table-cell office:value-type="float" office:value="97.2" calcext:value-type="float">
            <text:p>97.2</text:p>
          </table:table-cell>
          <table:table-cell office:value-type="float" office:value="69.272811" calcext:value-type="float">
            <text:p>69.272811</text:p>
          </table:table-cell>
          <table:table-cell office:value-type="float" office:value="97.813944" calcext:value-type="float">
            <text:p>97.813944</text:p>
          </table:table-cell>
          <table:table-cell office:value-type="float" office:value="67.758468" calcext:value-type="float">
            <text:p>67.758468</text:p>
          </table:table-cell>
        </table:table-row>
        <table:table-row table:style-name="ro1"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102.6" calcext:value-type="float">
            <text:p>102.6</text:p>
          </table:table-cell>
          <table:table-cell office:value-type="float" office:value="98.5" calcext:value-type="float">
            <text:p>98.5</text:p>
          </table:table-cell>
          <table:table-cell office:value-type="float" office:value="68.095216" calcext:value-type="float">
            <text:p>68.095216</text:p>
          </table:table-cell>
          <table:table-cell office:value-type="float" office:value="95.952295" calcext:value-type="float">
            <text:p>95.952295</text:p>
          </table:table-cell>
          <table:table-cell office:value-type="float" office:value="65.338923" calcext:value-type="float">
            <text:p>65.338923</text:p>
          </table:table-cell>
        </table:table-row>
        <table:table-row table:style-name="ro1">
          <table:table-cell table:number-columns-repeated="8"/>
          <table:table-cell office:value-type="float" office:value="327" calcext:value-type="float">
            <text:p>327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67.735822" calcext:value-type="float">
            <text:p>67.735822</text:p>
          </table:table-cell>
          <table:table-cell office:value-type="float" office:value="95.517244" calcext:value-type="float">
            <text:p>95.517244</text:p>
          </table:table-cell>
          <table:table-cell office:value-type="float" office:value="64.699391" calcext:value-type="float">
            <text:p>64.699391</text:p>
          </table:table-cell>
        </table:table-row>
        <table:table-row table:style-name="ro1"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99.9" calcext:value-type="float">
            <text:p>99.9</text:p>
          </table:table-cell>
          <table:table-cell office:value-type="float" office:value="97.4" calcext:value-type="float">
            <text:p>97.4</text:p>
          </table:table-cell>
          <table:table-cell office:value-type="float" office:value="68.838634" calcext:value-type="float">
            <text:p>68.838634</text:p>
          </table:table-cell>
          <table:table-cell office:value-type="float" office:value="97.470065" calcext:value-type="float">
            <text:p>97.470065</text:p>
          </table:table-cell>
          <table:table-cell office:value-type="float" office:value="67.097061" calcext:value-type="float">
            <text:p>67.097061</text:p>
          </table:table-cell>
        </table:table-row>
        <table:table-row table:style-name="ro1">
          <table:table-cell table:number-columns-repeated="8"/>
          <table:table-cell office:value-type="float" office:value="329" calcext:value-type="float">
            <text:p>329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67.740061" calcext:value-type="float">
            <text:p>67.740061</text:p>
          </table:table-cell>
          <table:table-cell office:value-type="float" office:value="95.855136" calcext:value-type="float">
            <text:p>95.855136</text:p>
          </table:table-cell>
          <table:table-cell office:value-type="float" office:value="64.932327" calcext:value-type="float">
            <text:p>64.932327</text:p>
          </table:table-cell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office:value-type="float" office:value="101.4" calcext:value-type="float">
            <text:p>101.4</text:p>
          </table:table-cell>
          <table:table-cell office:value-type="float" office:value="98.5" calcext:value-type="float">
            <text:p>98.5</text:p>
          </table:table-cell>
          <table:table-cell office:value-type="float" office:value="68.853962" calcext:value-type="float">
            <text:p>68.853962</text:p>
          </table:table-cell>
          <table:table-cell office:value-type="float" office:value="97.14795" calcext:value-type="float">
            <text:p>97.14795</text:p>
          </table:table-cell>
          <table:table-cell office:value-type="float" office:value="66.890212" calcext:value-type="float">
            <text:p>66.890212</text:p>
          </table:table-cell>
        </table:table-row>
        <table:table-row table:style-name="ro1">
          <table:table-cell table:number-columns-repeated="8"/>
          <table:table-cell office:value-type="float" office:value="331" calcext:value-type="float">
            <text:p>331</text:p>
          </table:table-cell>
          <table:table-cell office:value-type="float" office:value="102.4" calcext:value-type="float">
            <text:p>102.4</text:p>
          </table:table-cell>
          <table:table-cell office:value-type="float" office:value="97.4" calcext:value-type="float">
            <text:p>97.4</text:p>
          </table:table-cell>
          <table:table-cell office:value-type="float" office:value="67.609424" calcext:value-type="float">
            <text:p>67.609424</text:p>
          </table:table-cell>
          <table:table-cell office:value-type="float" office:value="95.059368" calcext:value-type="float">
            <text:p>95.059368</text:p>
          </table:table-cell>
          <table:table-cell office:value-type="float" office:value="64.269091" calcext:value-type="float">
            <text:p>64.269091</text:p>
          </table:table-cell>
        </table:table-row>
        <table:table-row table:style-name="ro1"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99.6" calcext:value-type="float">
            <text:p>99.6</text:p>
          </table:table-cell>
          <table:table-cell office:value-type="float" office:value="97" calcext:value-type="float">
            <text:p>97</text:p>
          </table:table-cell>
          <table:table-cell office:value-type="float" office:value="68.839021" calcext:value-type="float">
            <text:p>68.839021</text:p>
          </table:table-cell>
          <table:table-cell office:value-type="float" office:value="97.456051" calcext:value-type="float">
            <text:p>97.456051</text:p>
          </table:table-cell>
          <table:table-cell office:value-type="float" office:value="67.087792" calcext:value-type="float">
            <text:p>67.087792</text:p>
          </table:table-cell>
        </table:table-row>
        <table:table-row table:style-name="ro1">
          <table:table-cell table:number-columns-repeated="8"/>
          <table:table-cell office:value-type="float" office:value="333" calcext:value-type="float">
            <text:p>333</text:p>
          </table:table-cell>
          <table:table-cell office:value-type="float" office:value="101.4" calcext:value-type="float">
            <text:p>101.4</text:p>
          </table:table-cell>
          <table:table-cell office:value-type="float" office:value="97.9" calcext:value-type="float">
            <text:p>97.9</text:p>
          </table:table-cell>
          <table:table-cell office:value-type="float" office:value="68.33869" calcext:value-type="float">
            <text:p>68.33869</text:p>
          </table:table-cell>
          <table:table-cell office:value-type="float" office:value="96.614041" calcext:value-type="float">
            <text:p>96.614041</text:p>
          </table:table-cell>
          <table:table-cell office:value-type="float" office:value="66.02477" calcext:value-type="float">
            <text:p>66.02477</text:p>
          </table:table-cell>
        </table:table-row>
        <table:table-row table:style-name="ro1">
          <table:table-cell table:number-columns-repeated="8"/>
          <table:table-cell office:value-type="float" office:value="334" calcext:value-type="float">
            <text:p>334</text:p>
          </table:table-cell>
          <table:table-cell office:value-type="float" office:value="101.2" calcext:value-type="float">
            <text:p>101.2</text:p>
          </table:table-cell>
          <table:table-cell office:value-type="float" office:value="96.5" calcext:value-type="float">
            <text:p>96.5</text:p>
          </table:table-cell>
          <table:table-cell office:value-type="float" office:value="67.619058" calcext:value-type="float">
            <text:p>67.619058</text:p>
          </table:table-cell>
          <table:table-cell office:value-type="float" office:value="95.358708" calcext:value-type="float">
            <text:p>95.358708</text:p>
          </table:table-cell>
          <table:table-cell office:value-type="float" office:value="64.48066" calcext:value-type="float">
            <text:p>64.48066</text:p>
          </table:table-cell>
        </table:table-row>
        <table:table-row table:style-name="ro1">
          <table:table-cell table:number-columns-repeated="8"/>
          <table:table-cell office:value-type="float" office:value="335" calcext:value-type="float">
            <text:p>335</text:p>
          </table:table-cell>
          <table:table-cell office:value-type="float" office:value="99.6" calcext:value-type="float">
            <text:p>99.6</text:p>
          </table:table-cell>
          <table:table-cell office:value-type="float" office:value="96.3" calcext:value-type="float">
            <text:p>96.3</text:p>
          </table:table-cell>
          <table:table-cell office:value-type="float" office:value="68.576876" calcext:value-type="float">
            <text:p>68.576876</text:p>
          </table:table-cell>
          <table:table-cell office:value-type="float" office:value="96.732106" calcext:value-type="float">
            <text:p>96.732106</text:p>
          </table:table-cell>
          <table:table-cell office:value-type="float" office:value="66.335856" calcext:value-type="float">
            <text:p>66.335856</text:p>
          </table:table-cell>
        </table:table-row>
        <table:table-row table:style-name="ro1"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100.3" calcext:value-type="float">
            <text:p>100.3</text:p>
          </table:table-cell>
          <table:table-cell office:value-type="float" office:value="96.8" calcext:value-type="float">
            <text:p>96.8</text:p>
          </table:table-cell>
          <table:table-cell office:value-type="float" office:value="68.299341" calcext:value-type="float">
            <text:p>68.299341</text:p>
          </table:table-cell>
          <table:table-cell office:value-type="float" office:value="96.578354" calcext:value-type="float">
            <text:p>96.578354</text:p>
          </table:table-cell>
          <table:table-cell office:value-type="float" office:value="65.962379" calcext:value-type="float">
            <text:p>65.962379</text:p>
          </table:table-cell>
        </table:table-row>
        <table:table-row table:style-name="ro1">
          <table:table-cell table:number-columns-repeated="8"/>
          <table:table-cell office:value-type="float" office:value="337" calcext:value-type="float">
            <text:p>337</text:p>
          </table:table-cell>
          <table:table-cell office:value-type="float" office:value="100.5" calcext:value-type="float">
            <text:p>100.5</text:p>
          </table:table-cell>
          <table:table-cell office:value-type="float" office:value="96.8" calcext:value-type="float">
            <text:p>96.8</text:p>
          </table:table-cell>
          <table:table-cell office:value-type="float" office:value="68.085421" calcext:value-type="float">
            <text:p>68.085421</text:p>
          </table:table-cell>
          <table:table-cell office:value-type="float" office:value="96.402878" calcext:value-type="float">
            <text:p>96.402878</text:p>
          </table:table-cell>
          <table:table-cell office:value-type="float" office:value="65.636305" calcext:value-type="float">
            <text:p>65.636305</text:p>
          </table:table-cell>
        </table:table-row>
        <table:table-row table:style-name="ro1">
          <table:table-cell table:number-columns-repeated="8"/>
          <table:table-cell office:value-type="float" office:value="338" calcext:value-type="float">
            <text:p>338</text:p>
          </table:table-cell>
          <table:table-cell office:value-type="float" office:value="100.1" calcext:value-type="float">
            <text:p>100.1</text:p>
          </table:table-cell>
          <table:table-cell office:value-type="float" office:value="96.1" calcext:value-type="float">
            <text:p>96.1</text:p>
          </table:table-cell>
          <table:table-cell office:value-type="float" office:value="68.009779" calcext:value-type="float">
            <text:p>68.009779</text:p>
          </table:table-cell>
          <table:table-cell office:value-type="float" office:value="96.028081" calcext:value-type="float">
            <text:p>96.028081</text:p>
          </table:table-cell>
          <table:table-cell office:value-type="float" office:value="65.308486" calcext:value-type="float">
            <text:p>65.308486</text:p>
          </table:table-cell>
        </table:table-row>
        <table:table-row table:style-name="ro1">
          <table:table-cell table:number-columns-repeated="8"/>
          <table:table-cell office:value-type="float" office:value="339" calcext:value-type="float">
            <text:p>339</text:p>
          </table:table-cell>
          <table:table-cell office:value-type="float" office:value="100.5" calcext:value-type="float">
            <text:p>100.5</text:p>
          </table:table-cell>
          <table:table-cell office:value-type="float" office:value="96.8" calcext:value-type="float">
            <text:p>96.8</text:p>
          </table:table-cell>
          <table:table-cell office:value-type="float" office:value="68.473602" calcext:value-type="float">
            <text:p>68.473602</text:p>
          </table:table-cell>
          <table:table-cell office:value-type="float" office:value="96.401895" calcext:value-type="float">
            <text:p>96.401895</text:p>
          </table:table-cell>
          <table:table-cell office:value-type="float" office:value="66.00985" calcext:value-type="float">
            <text:p>66.00985</text:p>
          </table:table-cell>
        </table:table-row>
        <table:table-row table:style-name="ro1"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100.8" calcext:value-type="float">
            <text:p>100.8</text:p>
          </table:table-cell>
          <table:table-cell office:value-type="float" office:value="97.2" calcext:value-type="float">
            <text:p>97.2</text:p>
          </table:table-cell>
          <table:table-cell office:value-type="float" office:value="68.17571" calcext:value-type="float">
            <text:p>68.17571</text:p>
          </table:table-cell>
          <table:table-cell office:value-type="float" office:value="96.414974" calcext:value-type="float">
            <text:p>96.414974</text:p>
          </table:table-cell>
          <table:table-cell office:value-type="float" office:value="65.731592" calcext:value-type="float">
            <text:p>65.731592</text:p>
          </table:table-cell>
        </table:table-row>
        <table:table-row table:style-name="ro1">
          <table:table-cell table:number-columns-repeated="8"/>
          <table:table-cell office:value-type="float" office:value="341" calcext:value-type="float">
            <text:p>341</text:p>
          </table:table-cell>
          <table:table-cell office:value-type="float" office:value="99.9" calcext:value-type="float">
            <text:p>99.9</text:p>
          </table:table-cell>
          <table:table-cell office:value-type="float" office:value="96.3" calcext:value-type="float">
            <text:p>96.3</text:p>
          </table:table-cell>
          <table:table-cell office:value-type="float" office:value="68.133225" calcext:value-type="float">
            <text:p>68.133225</text:p>
          </table:table-cell>
          <table:table-cell office:value-type="float" office:value="96.384258" calcext:value-type="float">
            <text:p>96.384258</text:p>
          </table:table-cell>
          <table:table-cell office:value-type="float" office:value="65.669703" calcext:value-type="float">
            <text:p>65.669703</text:p>
          </table:table-cell>
        </table:table-row>
        <table:table-row table:style-name="ro1"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99.9" calcext:value-type="float">
            <text:p>99.9</text:p>
          </table:table-cell>
          <table:table-cell office:value-type="float" office:value="96.3" calcext:value-type="float">
            <text:p>96.3</text:p>
          </table:table-cell>
          <table:table-cell office:value-type="float" office:value="68.063685" calcext:value-type="float">
            <text:p>68.063685</text:p>
          </table:table-cell>
          <table:table-cell office:value-type="float" office:value="96.385092" calcext:value-type="float">
            <text:p>96.385092</text:p>
          </table:table-cell>
          <table:table-cell office:value-type="float" office:value="65.603245" calcext:value-type="float">
            <text:p>65.603245</text:p>
          </table:table-cell>
        </table:table-row>
        <table:table-row table:style-name="ro1">
          <table:table-cell table:number-columns-repeated="8"/>
          <table:table-cell office:value-type="float" office:value="343" calcext:value-type="float">
            <text:p>343</text:p>
          </table:table-cell>
          <table:table-cell office:value-type="float" office:value="100.5" calcext:value-type="float">
            <text:p>100.5</text:p>
          </table:table-cell>
          <table:table-cell office:value-type="float" office:value="97.4" calcext:value-type="float">
            <text:p>97.4</text:p>
          </table:table-cell>
          <table:table-cell office:value-type="float" office:value="68.590491" calcext:value-type="float">
            <text:p>68.590491</text:p>
          </table:table-cell>
          <table:table-cell office:value-type="float" office:value="96.943891" calcext:value-type="float">
            <text:p>96.943891</text:p>
          </table:table-cell>
          <table:table-cell office:value-type="float" office:value="66.49429" calcext:value-type="float">
            <text:p>66.49429</text:p>
          </table:table-cell>
        </table:table-row>
        <table:table-row table:style-name="ro1"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100.5" calcext:value-type="float">
            <text:p>100.5</text:p>
          </table:table-cell>
          <table:table-cell office:value-type="float" office:value="95.9" calcext:value-type="float">
            <text:p>95.9</text:p>
          </table:table-cell>
          <table:table-cell office:value-type="float" office:value="67.786957" calcext:value-type="float">
            <text:p>67.786957</text:p>
          </table:table-cell>
          <table:table-cell office:value-type="float" office:value="95.501208" calcext:value-type="float">
            <text:p>95.501208</text:p>
          </table:table-cell>
          <table:table-cell office:value-type="float" office:value="64.737362" calcext:value-type="float">
            <text:p>64.737362</text:p>
          </table:table-cell>
        </table:table-row>
        <table:table-row table:style-name="ro1"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98.7" calcext:value-type="float">
            <text:p>98.7</text:p>
          </table:table-cell>
          <table:table-cell office:value-type="float" office:value="95.8" calcext:value-type="float">
            <text:p>95.8</text:p>
          </table:table-cell>
          <table:table-cell office:value-type="float" office:value="68.730898" calcext:value-type="float">
            <text:p>68.730898</text:p>
          </table:table-cell>
          <table:table-cell office:value-type="float" office:value="97.068745" calcext:value-type="float">
            <text:p>97.068745</text:p>
          </table:table-cell>
          <table:table-cell office:value-type="float" office:value="66.71622" calcext:value-type="float">
            <text:p>66.71622</text:p>
          </table:table-cell>
        </table:table-row>
        <table:table-row table:style-name="ro1">
          <table:table-cell table:number-columns-repeated="8"/>
          <table:table-cell office:value-type="float" office:value="346" calcext:value-type="float">
            <text:p>346</text:p>
          </table:table-cell>
          <table:table-cell office:value-type="float" office:value="100.5" calcext:value-type="float">
            <text:p>100.5</text:p>
          </table:table-cell>
          <table:table-cell office:value-type="float" office:value="96.3" calcext:value-type="float">
            <text:p>96.3</text:p>
          </table:table-cell>
          <table:table-cell office:value-type="float" office:value="68.184431" calcext:value-type="float">
            <text:p>68.184431</text:p>
          </table:table-cell>
          <table:table-cell office:value-type="float" office:value="95.867361" calcext:value-type="float">
            <text:p>95.867361</text:p>
          </table:table-cell>
          <table:table-cell office:value-type="float" office:value="65.366614" calcext:value-type="float">
            <text:p>65.366614</text:p>
          </table:table-cell>
        </table:table-row>
        <table:table-row table:style-name="ro1">
          <table:table-cell table:number-columns-repeated="8"/>
          <table:table-cell office:value-type="float" office:value="347" calcext:value-type="float">
            <text:p>347</text:p>
          </table:table-cell>
          <table:table-cell office:value-type="float" office:value="99" calcext:value-type="float">
            <text:p>99</text:p>
          </table:table-cell>
          <table:table-cell office:value-type="float" office:value="95.9" calcext:value-type="float">
            <text:p>95.9</text:p>
          </table:table-cell>
          <table:table-cell office:value-type="float" office:value="68.802528" calcext:value-type="float">
            <text:p>68.802528</text:p>
          </table:table-cell>
          <table:table-cell office:value-type="float" office:value="96.901068" calcext:value-type="float">
            <text:p>96.901068</text:p>
          </table:table-cell>
          <table:table-cell office:value-type="float" office:value="66.670385" calcext:value-type="float">
            <text:p>66.670385</text:p>
          </table:table-cell>
        </table:table-row>
        <table:table-row table:style-name="ro1"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100.1" calcext:value-type="float">
            <text:p>100.1</text:p>
          </table:table-cell>
          <table:table-cell office:value-type="float" office:value="96.3" calcext:value-type="float">
            <text:p>96.3</text:p>
          </table:table-cell>
          <table:table-cell office:value-type="float" office:value="68.375298" calcext:value-type="float">
            <text:p>68.375298</text:p>
          </table:table-cell>
          <table:table-cell office:value-type="float" office:value="96.209386" calcext:value-type="float">
            <text:p>96.209386</text:p>
          </table:table-cell>
          <table:table-cell office:value-type="float" office:value="65.783455" calcext:value-type="float">
            <text:p>65.783455</text:p>
          </table:table-cell>
        </table:table-row>
        <table:table-row table:style-name="ro1">
          <table:table-cell table:number-columns-repeated="8"/>
          <table:table-cell office:value-type="float" office:value="349" calcext:value-type="float">
            <text:p>349</text:p>
          </table:table-cell>
          <table:table-cell office:value-type="float" office:value="100.8" calcext:value-type="float">
            <text:p>100.8</text:p>
          </table:table-cell>
          <table:table-cell office:value-type="float" office:value="97.2" calcext:value-type="float">
            <text:p>97.2</text:p>
          </table:table-cell>
          <table:table-cell office:value-type="float" office:value="68.277929" calcext:value-type="float">
            <text:p>68.277929</text:p>
          </table:table-cell>
          <table:table-cell office:value-type="float" office:value="96.412583" calcext:value-type="float">
            <text:p>96.412583</text:p>
          </table:table-cell>
          <table:table-cell office:value-type="float" office:value="65.828515" calcext:value-type="float">
            <text:p>65.828515</text:p>
          </table:table-cell>
        </table:table-row>
        <table:table-row table:style-name="ro1"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99.7" calcext:value-type="float">
            <text:p>99.7</text:p>
          </table:table-cell>
          <table:table-cell office:value-type="float" office:value="95.6" calcext:value-type="float">
            <text:p>95.6</text:p>
          </table:table-cell>
          <table:table-cell office:value-type="float" office:value="68.166695" calcext:value-type="float">
            <text:p>68.166695</text:p>
          </table:table-cell>
          <table:table-cell office:value-type="float" office:value="95.831697" calcext:value-type="float">
            <text:p>95.831697</text:p>
          </table:table-cell>
          <table:table-cell office:value-type="float" office:value="65.3253" calcext:value-type="float">
            <text:p>65.3253</text:p>
          </table:table-cell>
        </table:table-row>
        <table:table-row table:style-name="ro1">
          <table:table-cell table:number-columns-repeated="8"/>
          <table:table-cell office:value-type="float" office:value="351" calcext:value-type="float">
            <text:p>351</text:p>
          </table:table-cell>
          <table:table-cell office:value-type="float" office:value="99.4" calcext:value-type="float">
            <text:p>99.4</text:p>
          </table:table-cell>
          <table:table-cell office:value-type="float" office:value="97.7" calcext:value-type="float">
            <text:p>97.7</text:p>
          </table:table-cell>
          <table:table-cell office:value-type="float" office:value="69.903114" calcext:value-type="float">
            <text:p>69.903114</text:p>
          </table:table-cell>
          <table:table-cell office:value-type="float" office:value="98.364558" calcext:value-type="float">
            <text:p>98.364558</text:p>
          </table:table-cell>
          <table:table-cell office:value-type="float" office:value="68.759889" calcext:value-type="float">
            <text:p>68.759889</text:p>
          </table:table-cell>
        </table:table-row>
        <table:table-row table:style-name="ro1">
          <table:table-cell table:number-columns-repeated="8"/>
          <table:table-cell office:value-type="float" office:value="352" calcext:value-type="float">
            <text:p>352</text:p>
          </table:table-cell>
          <table:table-cell office:value-type="float" office:value="102.8" calcext:value-type="float">
            <text:p>102.8</text:p>
          </table:table-cell>
          <table:table-cell office:value-type="float" office:value="98.6" calcext:value-type="float">
            <text:p>98.6</text:p>
          </table:table-cell>
          <table:table-cell office:value-type="float" office:value="68.08316" calcext:value-type="float">
            <text:p>68.08316</text:p>
          </table:table-cell>
          <table:table-cell office:value-type="float" office:value="95.95701" calcext:value-type="float">
            <text:p>95.95701</text:p>
          </table:table-cell>
          <table:table-cell office:value-type="float" office:value="65.330564" calcext:value-type="float">
            <text:p>65.330564</text:p>
          </table:table-cell>
        </table:table-row>
        <table:table-row table:style-name="ro1">
          <table:table-cell table:number-columns-repeated="8"/>
          <table:table-cell office:value-type="float" office:value="353" calcext:value-type="float">
            <text:p>353</text:p>
          </table:table-cell>
          <table:table-cell office:value-type="float" office:value="100.8" calcext:value-type="float">
            <text:p>100.8</text:p>
          </table:table-cell>
          <table:table-cell office:value-type="float" office:value="97" calcext:value-type="float">
            <text:p>97</text:p>
          </table:table-cell>
          <table:table-cell office:value-type="float" office:value="68.354445" calcext:value-type="float">
            <text:p>68.354445</text:p>
          </table:table-cell>
          <table:table-cell office:value-type="float" office:value="96.239918" calcext:value-type="float">
            <text:p>96.239918</text:p>
          </table:table-cell>
          <table:table-cell office:value-type="float" office:value="65.784261" calcext:value-type="float">
            <text:p>65.784261</text:p>
          </table:table-cell>
        </table:table-row>
        <table:table-row table:style-name="ro1">
          <table:table-cell table:number-columns-repeated="8"/>
          <table:table-cell office:value-type="float" office:value="354" calcext:value-type="float">
            <text:p>354</text:p>
          </table:table-cell>
          <table:table-cell office:value-type="float" office:value="100.3" calcext:value-type="float">
            <text:p>100.3</text:p>
          </table:table-cell>
          <table:table-cell office:value-type="float" office:value="95.9" calcext:value-type="float">
            <text:p>95.9</text:p>
          </table:table-cell>
          <table:table-cell office:value-type="float" office:value="68.053789" calcext:value-type="float">
            <text:p>68.053789</text:p>
          </table:table-cell>
          <table:table-cell office:value-type="float" office:value="95.674845" calcext:value-type="float">
            <text:p>95.674845</text:p>
          </table:table-cell>
          <table:table-cell office:value-type="float" office:value="65.110357" calcext:value-type="float">
            <text:p>65.110357</text:p>
          </table:table-cell>
        </table:table-row>
        <table:table-row table:style-name="ro1"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100.5" calcext:value-type="float">
            <text:p>100.5</text:p>
          </table:table-cell>
          <table:table-cell office:value-type="float" office:value="96.5" calcext:value-type="float">
            <text:p>96.5</text:p>
          </table:table-cell>
          <table:table-cell office:value-type="float" office:value="68.270691" calcext:value-type="float">
            <text:p>68.270691</text:p>
          </table:table-cell>
          <table:table-cell office:value-type="float" office:value="96.043133" calcext:value-type="float">
            <text:p>96.043133</text:p>
          </table:table-cell>
          <table:table-cell office:value-type="float" office:value="65.569311" calcext:value-type="float">
            <text:p>65.569311</text:p>
          </table:table-cell>
        </table:table-row>
        <table:table-row table:style-name="ro1"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100.3" calcext:value-type="float">
            <text:p>100.3</text:p>
          </table:table-cell>
          <table:table-cell office:value-type="float" office:value="98.1" calcext:value-type="float">
            <text:p>98.1</text:p>
          </table:table-cell>
          <table:table-cell office:value-type="float" office:value="69.558829" calcext:value-type="float">
            <text:p>69.558829</text:p>
          </table:table-cell>
          <table:table-cell office:value-type="float" office:value="97.832056" calcext:value-type="float">
            <text:p>97.832056</text:p>
          </table:table-cell>
          <table:table-cell office:value-type="float" office:value="68.050832" calcext:value-type="float">
            <text:p>68.050832</text:p>
          </table:table-cell>
        </table:table-row>
        <table:table-row table:style-name="ro1">
          <table:table-cell table:number-columns-repeated="8"/>
          <table:table-cell office:value-type="float" office:value="357" calcext:value-type="float">
            <text:p>357</text:p>
          </table:table-cell>
          <table:table-cell office:value-type="float" office:value="102.1" calcext:value-type="float">
            <text:p>102.1</text:p>
          </table:table-cell>
          <table:table-cell office:value-type="float" office:value="97.4" calcext:value-type="float">
            <text:p>97.4</text:p>
          </table:table-cell>
          <table:table-cell office:value-type="float" office:value="67.594047" calcext:value-type="float">
            <text:p>67.594047</text:p>
          </table:table-cell>
          <table:table-cell office:value-type="float" office:value="95.399788" calcext:value-type="float">
            <text:p>95.399788</text:p>
          </table:table-cell>
          <table:table-cell office:value-type="float" office:value="64.484577" calcext:value-type="float">
            <text:p>64.484577</text:p>
          </table:table-cell>
        </table:table-row>
        <table:table-row table:style-name="ro1"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98.8" calcext:value-type="float">
            <text:p>98.8</text:p>
          </table:table-cell>
          <table:table-cell office:value-type="float" office:value="95.2" calcext:value-type="float">
            <text:p>95.2</text:p>
          </table:table-cell>
          <table:table-cell office:value-type="float" office:value="68.246402" calcext:value-type="float">
            <text:p>68.246402</text:p>
          </table:table-cell>
          <table:table-cell office:value-type="float" office:value="96.341163" calcext:value-type="float">
            <text:p>96.341163</text:p>
          </table:table-cell>
          <table:table-cell office:value-type="float" office:value="65.749377" calcext:value-type="float">
            <text:p>65.749377</text:p>
          </table:table-cell>
        </table:table-row>
        <table:table-row table:style-name="ro1">
          <table:table-cell table:number-columns-repeated="8"/>
          <table:table-cell office:value-type="float" office:value="359" calcext:value-type="float">
            <text:p>359</text:p>
          </table:table-cell>
          <table:table-cell office:value-type="float" office:value="99" calcext:value-type="float">
            <text:p>99</text:p>
          </table:table-cell>
          <table:table-cell office:value-type="float" office:value="95.8" calcext:value-type="float">
            <text:p>95.8</text:p>
          </table:table-cell>
          <table:table-cell office:value-type="float" office:value="68.335532" calcext:value-type="float">
            <text:p>68.335532</text:p>
          </table:table-cell>
          <table:table-cell office:value-type="float" office:value="96.716957" calcext:value-type="float">
            <text:p>96.716957</text:p>
          </table:table-cell>
          <table:table-cell office:value-type="float" office:value="66.092046" calcext:value-type="float">
            <text:p>66.092046</text:p>
          </table:table-cell>
        </table:table-row>
        <table:table-row table:style-name="ro1"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100.8" calcext:value-type="float">
            <text:p>100.8</text:p>
          </table:table-cell>
          <table:table-cell office:value-type="float" office:value="96.8" calcext:value-type="float">
            <text:p>96.8</text:p>
          </table:table-cell>
          <table:table-cell office:value-type="float" office:value="68.163351" calcext:value-type="float">
            <text:p>68.163351</text:p>
          </table:table-cell>
          <table:table-cell office:value-type="float" office:value="96.060504" calcext:value-type="float">
            <text:p>96.060504</text:p>
          </table:table-cell>
          <table:table-cell office:value-type="float" office:value="65.478058" calcext:value-type="float">
            <text:p>65.478058</text:p>
          </table:table-cell>
        </table:table-row>
        <table:table-row table:style-name="ro1">
          <table:table-cell table:number-columns-repeated="8"/>
          <table:table-cell office:value-type="float" office:value="361" calcext:value-type="float">
            <text:p>361</text:p>
          </table:table-cell>
          <table:table-cell office:value-type="float" office:value="100.1" calcext:value-type="float">
            <text:p>100.1</text:p>
          </table:table-cell>
          <table:table-cell office:value-type="float" office:value="96.8" calcext:value-type="float">
            <text:p>96.8</text:p>
          </table:table-cell>
          <table:table-cell office:value-type="float" office:value="68.636975" calcext:value-type="float">
            <text:p>68.636975</text:p>
          </table:table-cell>
          <table:table-cell office:value-type="float" office:value="96.749881" calcext:value-type="float">
            <text:p>96.749881</text:p>
          </table:table-cell>
          <table:table-cell office:value-type="float" office:value="66.406192" calcext:value-type="float">
            <text:p>66.406192</text:p>
          </table:table-cell>
        </table:table-row>
        <table:table-row table:style-name="ro1"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100.3" calcext:value-type="float">
            <text:p>100.3</text:p>
          </table:table-cell>
          <table:table-cell office:value-type="float" office:value="97" calcext:value-type="float">
            <text:p>97</text:p>
          </table:table-cell>
          <table:table-cell office:value-type="float" office:value="68.664808" calcext:value-type="float">
            <text:p>68.664808</text:p>
          </table:table-cell>
          <table:table-cell office:value-type="float" office:value="96.758191" calcext:value-type="float">
            <text:p>96.758191</text:p>
          </table:table-cell>
          <table:table-cell office:value-type="float" office:value="66.438826" calcext:value-type="float">
            <text:p>66.438826</text:p>
          </table:table-cell>
        </table:table-row>
        <table:table-row table:style-name="ro1"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00.6" calcext:value-type="float">
            <text:p>100.6</text:p>
          </table:table-cell>
          <table:table-cell office:value-type="float" office:value="96.5" calcext:value-type="float">
            <text:p>96.5</text:p>
          </table:table-cell>
          <table:table-cell office:value-type="float" office:value="68.199382" calcext:value-type="float">
            <text:p>68.199382</text:p>
          </table:table-cell>
          <table:table-cell office:value-type="float" office:value="95.86435" calcext:value-type="float">
            <text:p>95.86435</text:p>
          </table:table-cell>
          <table:table-cell office:value-type="float" office:value="65.378895" calcext:value-type="float">
            <text:p>65.378895</text:p>
          </table:table-cell>
        </table:table-row>
        <table:table-row table:style-name="ro1">
          <table:table-cell table:number-columns-repeated="8"/>
          <table:table-cell office:value-type="float" office:value="364" calcext:value-type="float">
            <text:p>364</text:p>
          </table:table-cell>
          <table:table-cell office:value-type="float" office:value="100.1" calcext:value-type="float">
            <text:p>100.1</text:p>
          </table:table-cell>
          <table:table-cell office:value-type="float" office:value="96.1" calcext:value-type="float">
            <text:p>96.1</text:p>
          </table:table-cell>
          <table:table-cell office:value-type="float" office:value="68.425886" calcext:value-type="float">
            <text:p>68.425886</text:p>
          </table:table-cell>
          <table:table-cell office:value-type="float" office:value="96.024883" calcext:value-type="float">
            <text:p>96.024883</text:p>
          </table:table-cell>
          <table:table-cell office:value-type="float" office:value="65.705877" calcext:value-type="float">
            <text:p>65.705877</text:p>
          </table:table-cell>
        </table:table-row>
        <table:table-row table:style-name="ro1">
          <table:table-cell table:number-columns-repeated="8"/>
          <table:table-cell office:value-type="float" office:value="365" calcext:value-type="float">
            <text:p>365</text:p>
          </table:table-cell>
          <table:table-cell office:value-type="float" office:value="99.9" calcext:value-type="float">
            <text:p>99.9</text:p>
          </table:table-cell>
          <table:table-cell office:value-type="float" office:value="96.5" calcext:value-type="float">
            <text:p>96.5</text:p>
          </table:table-cell>
          <table:table-cell office:value-type="float" office:value="68.547501" calcext:value-type="float">
            <text:p>68.547501</text:p>
          </table:table-cell>
          <table:table-cell office:value-type="float" office:value="96.564078" calcext:value-type="float">
            <text:p>96.564078</text:p>
          </table:table-cell>
          <table:table-cell office:value-type="float" office:value="66.192263" calcext:value-type="float">
            <text:p>66.192263</text:p>
          </table:table-cell>
        </table:table-row>
        <table:table-row table:style-name="ro1">
          <table:table-cell table:number-columns-repeated="8"/>
          <table:table-cell office:value-type="float" office:value="366" calcext:value-type="float">
            <text:p>366</text:p>
          </table:table-cell>
          <table:table-cell office:value-type="float" office:value="99.2" calcext:value-type="float">
            <text:p>99.2</text:p>
          </table:table-cell>
          <table:table-cell office:value-type="float" office:value="95" calcext:value-type="float">
            <text:p>95</text:p>
          </table:table-cell>
          <table:table-cell office:value-type="float" office:value="68.120529" calcext:value-type="float">
            <text:p>68.120529</text:p>
          </table:table-cell>
          <table:table-cell office:value-type="float" office:value="95.807611" calcext:value-type="float">
            <text:p>95.807611</text:p>
          </table:table-cell>
          <table:table-cell office:value-type="float" office:value="65.264652" calcext:value-type="float">
            <text:p>65.264652</text:p>
          </table:table-cell>
        </table:table-row>
        <table:table-row table:style-name="ro1">
          <table:table-cell table:number-columns-repeated="8"/>
          <table:table-cell office:value-type="float" office:value="367" calcext:value-type="float">
            <text:p>367</text:p>
          </table:table-cell>
          <table:table-cell office:value-type="float" office:value="98.6" calcext:value-type="float">
            <text:p>98.6</text:p>
          </table:table-cell>
          <table:table-cell office:value-type="float" office:value="95.6" calcext:value-type="float">
            <text:p>95.6</text:p>
          </table:table-cell>
          <table:table-cell office:value-type="float" office:value="68.571602" calcext:value-type="float">
            <text:p>68.571602</text:p>
          </table:table-cell>
          <table:table-cell office:value-type="float" office:value="96.888876" calcext:value-type="float">
            <text:p>96.888876</text:p>
          </table:table-cell>
          <table:table-cell office:value-type="float" office:value="66.438254" calcext:value-type="float">
            <text:p>66.438254</text:p>
          </table:table-cell>
        </table:table-row>
        <table:table-row table:style-name="ro1"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99.7" calcext:value-type="float">
            <text:p>99.7</text:p>
          </table:table-cell>
          <table:table-cell office:value-type="float" office:value="96.8" calcext:value-type="float">
            <text:p>96.8</text:p>
          </table:table-cell>
          <table:table-cell office:value-type="float" office:value="68.771583" calcext:value-type="float">
            <text:p>68.771583</text:p>
          </table:table-cell>
          <table:table-cell office:value-type="float" office:value="97.102212" calcext:value-type="float">
            <text:p>97.102212</text:p>
          </table:table-cell>
          <table:table-cell office:value-type="float" office:value="66.778728" calcext:value-type="float">
            <text:p>66.778728</text:p>
          </table:table-cell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99.4" calcext:value-type="float">
            <text:p>99.4</text:p>
          </table:table-cell>
          <table:table-cell office:value-type="float" office:value="95.6" calcext:value-type="float">
            <text:p>95.6</text:p>
          </table:table-cell>
          <table:table-cell office:value-type="float" office:value="68.211996" calcext:value-type="float">
            <text:p>68.211996</text:p>
          </table:table-cell>
          <table:table-cell office:value-type="float" office:value="96.177625" calcext:value-type="float">
            <text:p>96.177625</text:p>
          </table:table-cell>
          <table:table-cell office:value-type="float" office:value="65.604677" calcext:value-type="float">
            <text:p>65.604677</text:p>
          </table:table-cell>
        </table:table-row>
        <table:table-row table:style-name="ro1"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99.2" calcext:value-type="float">
            <text:p>99.2</text:p>
          </table:table-cell>
          <table:table-cell office:value-type="float" office:value="95.6" calcext:value-type="float">
            <text:p>95.6</text:p>
          </table:table-cell>
          <table:table-cell office:value-type="float" office:value="68.314078" calcext:value-type="float">
            <text:p>68.314078</text:p>
          </table:table-cell>
          <table:table-cell office:value-type="float" office:value="96.35938" calcext:value-type="float">
            <text:p>96.35938</text:p>
          </table:table-cell>
          <table:table-cell office:value-type="float" office:value="65.827022" calcext:value-type="float">
            <text:p>65.827022</text:p>
          </table:table-cell>
        </table:table-row>
        <table:table-row table:style-name="ro1">
          <table:table-cell table:number-columns-repeated="8"/>
          <table:table-cell office:value-type="float" office:value="371" calcext:value-type="float">
            <text:p>371</text:p>
          </table:table-cell>
          <table:table-cell office:value-type="float" office:value="99.7" calcext:value-type="float">
            <text:p>99.7</text:p>
          </table:table-cell>
          <table:table-cell office:value-type="float" office:value="95.4" calcext:value-type="float">
            <text:p>95.4</text:p>
          </table:table-cell>
          <table:table-cell office:value-type="float" office:value="68.070642" calcext:value-type="float">
            <text:p>68.070642</text:p>
          </table:table-cell>
          <table:table-cell office:value-type="float" office:value="95.650466" calcext:value-type="float">
            <text:p>95.650466</text:p>
          </table:table-cell>
          <table:table-cell office:value-type="float" office:value="65.109886" calcext:value-type="float">
            <text:p>65.109886</text:p>
          </table:table-cell>
        </table:table-row>
        <table:table-row table:style-name="ro1">
          <table:table-cell table:number-columns-repeated="8"/>
          <table:table-cell office:value-type="float" office:value="372" calcext:value-type="float">
            <text:p>372</text:p>
          </table:table-cell>
          <table:table-cell office:value-type="float" office:value="98.1" calcext:value-type="float">
            <text:p>98.1</text:p>
          </table:table-cell>
          <table:table-cell office:value-type="float" office:value="94.7" calcext:value-type="float">
            <text:p>94.7</text:p>
          </table:table-cell>
          <table:table-cell office:value-type="float" office:value="68.232056" calcext:value-type="float">
            <text:p>68.232056</text:p>
          </table:table-cell>
          <table:table-cell office:value-type="float" office:value="96.499174" calcext:value-type="float">
            <text:p>96.499174</text:p>
          </table:table-cell>
          <table:table-cell office:value-type="float" office:value="65.84337" calcext:value-type="float">
            <text:p>65.84337</text:p>
          </table:table-cell>
        </table:table-row>
        <table:table-row table:style-name="ro1">
          <table:table-cell table:number-columns-repeated="8"/>
          <table:table-cell office:value-type="float" office:value="373" calcext:value-type="float">
            <text:p>373</text:p>
          </table:table-cell>
          <table:table-cell office:value-type="float" office:value="97.7" calcext:value-type="float">
            <text:p>97.7</text:p>
          </table:table-cell>
          <table:table-cell office:value-type="float" office:value="94.3" calcext:value-type="float">
            <text:p>94.3</text:p>
          </table:table-cell>
          <table:table-cell office:value-type="float" office:value="68.195369" calcext:value-type="float">
            <text:p>68.195369</text:p>
          </table:table-cell>
          <table:table-cell office:value-type="float" office:value="96.484575" calcext:value-type="float">
            <text:p>96.484575</text:p>
          </table:table-cell>
          <table:table-cell office:value-type="float" office:value="65.798012" calcext:value-type="float">
            <text:p>65.798012</text:p>
          </table:table-cell>
        </table:table-row>
        <table:table-row table:style-name="ro1">
          <table:table-cell table:number-columns-repeated="8"/>
          <table:table-cell office:value-type="float" office:value="374" calcext:value-type="float">
            <text:p>374</text:p>
          </table:table-cell>
          <table:table-cell office:value-type="float" office:value="97.7" calcext:value-type="float">
            <text:p>97.7</text:p>
          </table:table-cell>
          <table:table-cell office:value-type="float" office:value="94.1" calcext:value-type="float">
            <text:p>94.1</text:p>
          </table:table-cell>
          <table:table-cell office:value-type="float" office:value="67.94105" calcext:value-type="float">
            <text:p>67.94105</text:p>
          </table:table-cell>
          <table:table-cell office:value-type="float" office:value="96.302493" calcext:value-type="float">
            <text:p>96.302493</text:p>
          </table:table-cell>
          <table:table-cell office:value-type="float" office:value="65.428924" calcext:value-type="float">
            <text:p>65.428924</text:p>
          </table:table-cell>
        </table:table-row>
        <table:table-row table:style-name="ro1">
          <table:table-cell table:number-columns-repeated="8"/>
          <table:table-cell office:value-type="float" office:value="375" calcext:value-type="float">
            <text:p>375</text:p>
          </table:table-cell>
          <table:table-cell office:value-type="float" office:value="97.6" calcext:value-type="float">
            <text:p>97.6</text:p>
          </table:table-cell>
          <table:table-cell office:value-type="float" office:value="94.9" calcext:value-type="float">
            <text:p>94.9</text:p>
          </table:table-cell>
          <table:table-cell office:value-type="float" office:value="68.536774" calcext:value-type="float">
            <text:p>68.536774</text:p>
          </table:table-cell>
          <table:table-cell office:value-type="float" office:value="97.220443" calcext:value-type="float">
            <text:p>97.220443</text:p>
          </table:table-cell>
          <table:table-cell office:value-type="float" office:value="66.631755" calcext:value-type="float">
            <text:p>66.631755</text:p>
          </table:table-cell>
        </table:table-row>
        <table:table-row table:style-name="ro1">
          <table:table-cell table:number-columns-repeated="8"/>
          <table:table-cell office:value-type="float" office:value="376" calcext:value-type="float">
            <text:p>376</text:p>
          </table:table-cell>
          <table:table-cell office:value-type="float" office:value="99.2" calcext:value-type="float">
            <text:p>99.2</text:p>
          </table:table-cell>
          <table:table-cell office:value-type="float" office:value="95.2" calcext:value-type="float">
            <text:p>95.2</text:p>
          </table:table-cell>
          <table:table-cell office:value-type="float" office:value="68.059032" calcext:value-type="float">
            <text:p>68.059032</text:p>
          </table:table-cell>
          <table:table-cell office:value-type="float" office:value="95.995187" calcext:value-type="float">
            <text:p>95.995187</text:p>
          </table:table-cell>
          <table:table-cell office:value-type="float" office:value="65.333395" calcext:value-type="float">
            <text:p>65.333395</text:p>
          </table:table-cell>
        </table:table-row>
        <table:table-row table:style-name="ro1"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98.6" calcext:value-type="float">
            <text:p>98.6</text:p>
          </table:table-cell>
          <table:table-cell office:value-type="float" office:value="95.4" calcext:value-type="float">
            <text:p>95.4</text:p>
          </table:table-cell>
          <table:table-cell office:value-type="float" office:value="68.317405" calcext:value-type="float">
            <text:p>68.317405</text:p>
          </table:table-cell>
          <table:table-cell office:value-type="float" office:value="96.704002" calcext:value-type="float">
            <text:p>96.704002</text:p>
          </table:table-cell>
          <table:table-cell office:value-type="float" office:value="66.065665" calcext:value-type="float">
            <text:p>66.065665</text:p>
          </table:table-cell>
        </table:table-row>
        <table:table-row table:style-name="ro1">
          <table:table-cell table:number-columns-repeated="8"/>
          <table:table-cell office:value-type="float" office:value="378" calcext:value-type="float">
            <text:p>378</text:p>
          </table:table-cell>
          <table:table-cell office:value-type="float" office:value="98.6" calcext:value-type="float">
            <text:p>98.6</text:p>
          </table:table-cell>
          <table:table-cell office:value-type="float" office:value="95" calcext:value-type="float">
            <text:p>95</text:p>
          </table:table-cell>
          <table:table-cell office:value-type="float" office:value="67.977097" calcext:value-type="float">
            <text:p>67.977097</text:p>
          </table:table-cell>
          <table:table-cell office:value-type="float" office:value="96.333167" calcext:value-type="float">
            <text:p>96.333167</text:p>
          </table:table-cell>
          <table:table-cell office:value-type="float" office:value="65.48449" calcext:value-type="float">
            <text:p>65.48449</text:p>
          </table:table-cell>
        </table:table-row>
        <table:table-row table:style-name="ro1">
          <table:table-cell table:number-columns-repeated="8"/>
          <table:table-cell office:value-type="float" office:value="379" calcext:value-type="float">
            <text:p>379</text:p>
          </table:table-cell>
          <table:table-cell office:value-type="float" office:value="98.6" calcext:value-type="float">
            <text:p>98.6</text:p>
          </table:table-cell>
          <table:table-cell office:value-type="float" office:value="96.3" calcext:value-type="float">
            <text:p>96.3</text:p>
          </table:table-cell>
          <table:table-cell office:value-type="float" office:value="68.864621" calcext:value-type="float">
            <text:p>68.864621</text:p>
          </table:table-cell>
          <table:table-cell office:value-type="float" office:value="97.612229" calcext:value-type="float">
            <text:p>97.612229</text:p>
          </table:table-cell>
          <table:table-cell office:value-type="float" office:value="67.220291" calcext:value-type="float">
            <text:p>67.220291</text:p>
          </table:table-cell>
        </table:table-row>
        <table:table-row table:style-name="ro1"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100.8" calcext:value-type="float">
            <text:p>100.8</text:p>
          </table:table-cell>
          <table:table-cell office:value-type="float" office:value="95.4" calcext:value-type="float">
            <text:p>95.4</text:p>
          </table:table-cell>
          <table:table-cell office:value-type="float" office:value="66.937455" calcext:value-type="float">
            <text:p>66.937455</text:p>
          </table:table-cell>
          <table:table-cell office:value-type="float" office:value="94.628394" calcext:value-type="float">
            <text:p>94.628394</text:p>
          </table:table-cell>
          <table:table-cell office:value-type="float" office:value="63.341838" calcext:value-type="float">
            <text:p>63.341838</text:p>
          </table:table-cell>
        </table:table-row>
        <table:table-row table:style-name="ro1"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97.7" calcext:value-type="float">
            <text:p>97.7</text:p>
          </table:table-cell>
          <table:table-cell office:value-type="float" office:value="94.7" calcext:value-type="float">
            <text:p>94.7</text:p>
          </table:table-cell>
          <table:table-cell office:value-type="float" office:value="68.34428" calcext:value-type="float">
            <text:p>68.34428</text:p>
          </table:table-cell>
          <table:table-cell office:value-type="float" office:value="96.86276" calcext:value-type="float">
            <text:p>96.86276</text:p>
          </table:table-cell>
          <table:table-cell office:value-type="float" office:value="66.200156" calcext:value-type="float">
            <text:p>66.200156</text:p>
          </table:table-cell>
        </table:table-row>
        <table:table-row table:style-name="ro1">
          <table:table-cell table:number-columns-repeated="8"/>
          <table:table-cell office:value-type="float" office:value="382" calcext:value-type="float">
            <text:p>382</text:p>
          </table:table-cell>
          <table:table-cell office:value-type="float" office:value="98.1" calcext:value-type="float">
            <text:p>98.1</text:p>
          </table:table-cell>
          <table:table-cell office:value-type="float" office:value="94.3" calcext:value-type="float">
            <text:p>94.3</text:p>
          </table:table-cell>
          <table:table-cell office:value-type="float" office:value="68.006167" calcext:value-type="float">
            <text:p>68.006167</text:p>
          </table:table-cell>
          <table:table-cell office:value-type="float" office:value="96.13361" calcext:value-type="float">
            <text:p>96.13361</text:p>
          </table:table-cell>
          <table:table-cell office:value-type="float" office:value="65.376784" calcext:value-type="float">
            <text:p>65.376784</text:p>
          </table:table-cell>
        </table:table-row>
        <table:table-row table:style-name="ro1">
          <table:table-cell table:number-columns-repeated="8"/>
          <table:table-cell office:value-type="float" office:value="383" calcext:value-type="float">
            <text:p>383</text:p>
          </table:table-cell>
          <table:table-cell office:value-type="float" office:value="97" calcext:value-type="float">
            <text:p>97</text:p>
          </table:table-cell>
          <table:table-cell office:value-type="float" office:value="92.7" calcext:value-type="float">
            <text:p>92.7</text:p>
          </table:table-cell>
          <table:table-cell office:value-type="float" office:value="67.558923" calcext:value-type="float">
            <text:p>67.558923</text:p>
          </table:table-cell>
          <table:table-cell office:value-type="float" office:value="95.534753" calcext:value-type="float">
            <text:p>95.534753</text:p>
          </table:table-cell>
          <table:table-cell office:value-type="float" office:value="64.54225" calcext:value-type="float">
            <text:p>64.54225</text:p>
          </table:table-cell>
        </table:table-row>
        <table:table-row table:style-name="ro1">
          <table:table-cell table:number-columns-repeated="8"/>
          <table:table-cell office:value-type="float" office:value="384" calcext:value-type="float">
            <text:p>384</text:p>
          </table:table-cell>
          <table:table-cell office:value-type="float" office:value="96.5" calcext:value-type="float">
            <text:p>96.5</text:p>
          </table:table-cell>
          <table:table-cell office:value-type="float" office:value="93.6" calcext:value-type="float">
            <text:p>93.6</text:p>
          </table:table-cell>
          <table:table-cell office:value-type="float" office:value="68.518776" calcext:value-type="float">
            <text:p>68.518776</text:p>
          </table:table-cell>
          <table:table-cell office:value-type="float" office:value="97.007405" calcext:value-type="float">
            <text:p>97.007405</text:p>
          </table:table-cell>
          <table:table-cell office:value-type="float" office:value="66.468287" calcext:value-type="float">
            <text:p>66.468287</text:p>
          </table:table-cell>
        </table:table-row>
        <table:table-row table:style-name="ro1">
          <table:table-cell table:number-columns-repeated="8"/>
          <table:table-cell office:value-type="float" office:value="385" calcext:value-type="float">
            <text:p>385</text:p>
          </table:table-cell>
          <table:table-cell office:value-type="float" office:value="96.3" calcext:value-type="float">
            <text:p>96.3</text:p>
          </table:table-cell>
          <table:table-cell office:value-type="float" office:value="92.1" calcext:value-type="float">
            <text:p>92.1</text:p>
          </table:table-cell>
          <table:table-cell office:value-type="float" office:value="67.577067" calcext:value-type="float">
            <text:p>67.577067</text:p>
          </table:table-cell>
          <table:table-cell office:value-type="float" office:value="95.683035" calcext:value-type="float">
            <text:p>95.683035</text:p>
          </table:table-cell>
          <table:table-cell office:value-type="float" office:value="64.659789" calcext:value-type="float">
            <text:p>64.659789</text:p>
          </table:table-cell>
        </table:table-row>
        <table:table-row table:style-name="ro1"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96.3" calcext:value-type="float">
            <text:p>96.3</text:p>
          </table:table-cell>
          <table:table-cell office:value-type="float" office:value="93.6" calcext:value-type="float">
            <text:p>93.6</text:p>
          </table:table-cell>
          <table:table-cell office:value-type="float" office:value="68.729162" calcext:value-type="float">
            <text:p>68.729162</text:p>
          </table:table-cell>
          <table:table-cell office:value-type="float" office:value="97.186484" calcext:value-type="float">
            <text:p>97.186484</text:p>
          </table:table-cell>
          <table:table-cell office:value-type="float" office:value="66.795456" calcext:value-type="float">
            <text:p>66.795456</text:p>
          </table:table-cell>
        </table:table-row>
        <table:table-row table:style-name="ro1">
          <table:table-cell table:number-columns-repeated="8"/>
          <table:table-cell office:value-type="float" office:value="387" calcext:value-type="float">
            <text:p>387</text:p>
          </table:table-cell>
          <table:table-cell office:value-type="float" office:value="96.8" calcext:value-type="float">
            <text:p>96.8</text:p>
          </table:table-cell>
          <table:table-cell office:value-type="float" office:value="93.4" calcext:value-type="float">
            <text:p>93.4</text:p>
          </table:table-cell>
          <table:table-cell office:value-type="float" office:value="67.888821" calcext:value-type="float">
            <text:p>67.888821</text:p>
          </table:table-cell>
          <table:table-cell office:value-type="float" office:value="96.459496" calcext:value-type="float">
            <text:p>96.459496</text:p>
          </table:table-cell>
          <table:table-cell office:value-type="float" office:value="65.485215" calcext:value-type="float">
            <text:p>65.485215</text:p>
          </table:table-cell>
        </table:table-row>
        <table:table-row table:style-name="ro1"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95.8" calcext:value-type="float">
            <text:p>95.8</text:p>
          </table:table-cell>
          <table:table-cell office:value-type="float" office:value="92.7" calcext:value-type="float">
            <text:p>92.7</text:p>
          </table:table-cell>
          <table:table-cell office:value-type="float" office:value="68.052208" calcext:value-type="float">
            <text:p>68.052208</text:p>
          </table:table-cell>
          <table:table-cell office:value-type="float" office:value="96.791583" calcext:value-type="float">
            <text:p>96.791583</text:p>
          </table:table-cell>
          <table:table-cell office:value-type="float" office:value="65.868809" calcext:value-type="float">
            <text:p>65.868809</text:p>
          </table:table-cell>
        </table:table-row>
        <table:table-row table:style-name="ro1">
          <table:table-cell table:number-columns-repeated="8"/>
          <table:table-cell office:value-type="float" office:value="389" calcext:value-type="float">
            <text:p>389</text:p>
          </table:table-cell>
          <table:table-cell office:value-type="float" office:value="95.2" calcext:value-type="float">
            <text:p>95.2</text:p>
          </table:table-cell>
          <table:table-cell office:value-type="float" office:value="92.3" calcext:value-type="float">
            <text:p>92.3</text:p>
          </table:table-cell>
          <table:table-cell office:value-type="float" office:value="68.089512" calcext:value-type="float">
            <text:p>68.089512</text:p>
          </table:table-cell>
          <table:table-cell office:value-type="float" office:value="96.963894" calcext:value-type="float">
            <text:p>96.963894</text:p>
          </table:table-cell>
          <table:table-cell office:value-type="float" office:value="66.022242" calcext:value-type="float">
            <text:p>66.022242</text:p>
          </table:table-cell>
        </table:table-row>
        <table:table-row table:style-name="ro1">
          <table:table-cell table:number-columns-repeated="8"/>
          <table:table-cell office:value-type="float" office:value="390" calcext:value-type="float">
            <text:p>390</text:p>
          </table:table-cell>
          <table:table-cell office:value-type="float" office:value="96.3" calcext:value-type="float">
            <text:p>96.3</text:p>
          </table:table-cell>
          <table:table-cell office:value-type="float" office:value="92" calcext:value-type="float">
            <text:p>92</text:p>
          </table:table-cell>
          <table:table-cell office:value-type="float" office:value="66.934685" calcext:value-type="float">
            <text:p>66.934685</text:p>
          </table:table-cell>
          <table:table-cell office:value-type="float" office:value="95.500083" calcext:value-type="float">
            <text:p>95.500083</text:p>
          </table:table-cell>
          <table:table-cell office:value-type="float" office:value="63.92268" calcext:value-type="float">
            <text:p>63.92268</text:p>
          </table:table-cell>
        </table:table-row>
        <table:table-row table:style-name="ro1">
          <table:table-cell table:number-columns-repeated="8"/>
          <table:table-cell office:value-type="float" office:value="391" calcext:value-type="float">
            <text:p>391</text:p>
          </table:table-cell>
          <table:table-cell office:value-type="float" office:value="95.2" calcext:value-type="float">
            <text:p>95.2</text:p>
          </table:table-cell>
          <table:table-cell office:value-type="float" office:value="92.5" calcext:value-type="float">
            <text:p>92.5</text:p>
          </table:table-cell>
          <table:table-cell office:value-type="float" office:value="68.155158" calcext:value-type="float">
            <text:p>68.155158</text:p>
          </table:table-cell>
          <table:table-cell office:value-type="float" office:value="97.15285" calcext:value-type="float">
            <text:p>97.15285</text:p>
          </table:table-cell>
          <table:table-cell office:value-type="float" office:value="66.214678" calcext:value-type="float">
            <text:p>66.214678</text:p>
          </table:table-cell>
        </table:table-row>
        <table:table-row table:style-name="ro1"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95.9" calcext:value-type="float">
            <text:p>95.9</text:p>
          </table:table-cell>
          <table:table-cell office:value-type="float" office:value="91.2" calcext:value-type="float">
            <text:p>91.2</text:p>
          </table:table-cell>
          <table:table-cell office:value-type="float" office:value="67.115811" calcext:value-type="float">
            <text:p>67.115811</text:p>
          </table:table-cell>
          <table:table-cell office:value-type="float" office:value="95.102348" calcext:value-type="float">
            <text:p>95.102348</text:p>
          </table:table-cell>
          <table:table-cell office:value-type="float" office:value="63.828712" calcext:value-type="float">
            <text:p>63.828712</text:p>
          </table:table-cell>
        </table:table-row>
        <table:table-row table:style-name="ro1">
          <table:table-cell table:number-columns-repeated="8"/>
          <table:table-cell office:value-type="float" office:value="393" calcext:value-type="float">
            <text:p>393</text:p>
          </table:table-cell>
          <table:table-cell office:value-type="float" office:value="93.8" calcext:value-type="float">
            <text:p>93.8</text:p>
          </table:table-cell>
          <table:table-cell office:value-type="float" office:value="91.4" calcext:value-type="float">
            <text:p>91.4</text:p>
          </table:table-cell>
          <table:table-cell office:value-type="float" office:value="68.292842" calcext:value-type="float">
            <text:p>68.292842</text:p>
          </table:table-cell>
          <table:table-cell office:value-type="float" office:value="97.495139" calcext:value-type="float">
            <text:p>97.495139</text:p>
          </table:table-cell>
          <table:table-cell office:value-type="float" office:value="66.582201" calcext:value-type="float">
            <text:p>66.582201</text:p>
          </table:table-cell>
        </table:table-row>
        <table:table-row table:style-name="ro1">
          <table:table-cell table:number-columns-repeated="8"/>
          <table:table-cell office:value-type="float" office:value="394" calcext:value-type="float">
            <text:p>394</text:p>
          </table:table-cell>
          <table:table-cell office:value-type="float" office:value="94.9" calcext:value-type="float">
            <text:p>94.9</text:p>
          </table:table-cell>
          <table:table-cell office:value-type="float" office:value="91.1" calcext:value-type="float">
            <text:p>91.1</text:p>
          </table:table-cell>
          <table:table-cell office:value-type="float" office:value="67.230792" calcext:value-type="float">
            <text:p>67.230792</text:p>
          </table:table-cell>
          <table:table-cell office:value-type="float" office:value="95.999086" calcext:value-type="float">
            <text:p>95.999086</text:p>
          </table:table-cell>
          <table:table-cell office:value-type="float" office:value="64.540946" calcext:value-type="float">
            <text:p>64.540946</text:p>
          </table:table-cell>
        </table:table-row>
        <table:table-row table:style-name="ro1"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94.5" calcext:value-type="float">
            <text:p>94.5</text:p>
          </table:table-cell>
          <table:table-cell office:value-type="float" office:value="92.5" calcext:value-type="float">
            <text:p>92.5</text:p>
          </table:table-cell>
          <table:table-cell office:value-type="float" office:value="68.672741" calcext:value-type="float">
            <text:p>68.672741</text:p>
          </table:table-cell>
          <table:table-cell office:value-type="float" office:value="97.898439" calcext:value-type="float">
            <text:p>97.898439</text:p>
          </table:table-cell>
          <table:table-cell office:value-type="float" office:value="67.229542" calcext:value-type="float">
            <text:p>67.229542</text:p>
          </table:table-cell>
        </table:table-row>
        <table:table-row table:style-name="ro1">
          <table:table-cell table:number-columns-repeated="8"/>
          <table:table-cell office:value-type="float" office:value="396" calcext:value-type="float">
            <text:p>396</text:p>
          </table:table-cell>
          <table:table-cell office:value-type="float" office:value="95.4" calcext:value-type="float">
            <text:p>95.4</text:p>
          </table:table-cell>
          <table:table-cell office:value-type="float" office:value="91.2" calcext:value-type="float">
            <text:p>91.2</text:p>
          </table:table-cell>
          <table:table-cell office:value-type="float" office:value="67.015683" calcext:value-type="float">
            <text:p>67.015683</text:p>
          </table:table-cell>
          <table:table-cell office:value-type="float" office:value="95.645534" calcext:value-type="float">
            <text:p>95.645534</text:p>
          </table:table-cell>
          <table:table-cell office:value-type="float" office:value="64.097508" calcext:value-type="float">
            <text:p>64.097508</text:p>
          </table:table-cell>
        </table:table-row>
        <table:table-row table:style-name="ro1">
          <table:table-cell table:number-columns-repeated="8"/>
          <table:table-cell office:value-type="float" office:value="397" calcext:value-type="float">
            <text:p>397</text:p>
          </table:table-cell>
          <table:table-cell office:value-type="float" office:value="94.5" calcext:value-type="float">
            <text:p>94.5</text:p>
          </table:table-cell>
          <table:table-cell office:value-type="float" office:value="91.2" calcext:value-type="float">
            <text:p>91.2</text:p>
          </table:table-cell>
          <table:table-cell office:value-type="float" office:value="67.607767" calcext:value-type="float">
            <text:p>67.607767</text:p>
          </table:table-cell>
          <table:table-cell office:value-type="float" office:value="96.55795" calcext:value-type="float">
            <text:p>96.55795</text:p>
          </table:table-cell>
          <table:table-cell office:value-type="float" office:value="65.280674" calcext:value-type="float">
            <text:p>65.280674</text:p>
          </table:table-cell>
        </table:table-row>
        <table:table-row table:style-name="ro1">
          <table:table-cell table:number-columns-repeated="8"/>
          <table:table-cell office:value-type="float" office:value="398" calcext:value-type="float">
            <text:p>398</text:p>
          </table:table-cell>
          <table:table-cell office:value-type="float" office:value="95" calcext:value-type="float">
            <text:p>95</text:p>
          </table:table-cell>
          <table:table-cell office:value-type="float" office:value="92.9" calcext:value-type="float">
            <text:p>92.9</text:p>
          </table:table-cell>
          <table:table-cell office:value-type="float" office:value="68.02497" calcext:value-type="float">
            <text:p>68.02497</text:p>
          </table:table-cell>
          <table:table-cell office:value-type="float" office:value="97.715083" calcext:value-type="float">
            <text:p>97.715083</text:p>
          </table:table-cell>
          <table:table-cell office:value-type="float" office:value="66.470656" calcext:value-type="float">
            <text:p>66.470656</text:p>
          </table:table-cell>
        </table:table-row>
        <table:table-row table:style-name="ro1">
          <table:table-cell table:number-columns-repeated="8"/>
          <table:table-cell office:value-type="float" office:value="399" calcext:value-type="float">
            <text:p>399</text:p>
          </table:table-cell>
          <table:table-cell office:value-type="float" office:value="95" calcext:value-type="float">
            <text:p>95</text:p>
          </table:table-cell>
          <table:table-cell office:value-type="float" office:value="90.5" calcext:value-type="float">
            <text:p>90.5</text:p>
          </table:table-cell>
          <table:table-cell office:value-type="float" office:value="66.515671" calcext:value-type="float">
            <text:p>66.515671</text:p>
          </table:table-cell>
          <table:table-cell office:value-type="float" office:value="95.247065" calcext:value-type="float">
            <text:p>95.247065</text:p>
          </table:table-cell>
          <table:table-cell office:value-type="float" office:value="63.354224" calcext:value-type="float">
            <text:p>63.354224</text:p>
          </table:table-cell>
        </table:table-row>
        <table:table-row table:style-name="ro1"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67.620673" calcext:value-type="float">
            <text:p>67.620673</text:p>
          </table:table-cell>
          <table:table-cell office:value-type="float" office:value="95.948088" calcext:value-type="float">
            <text:p>95.948088</text:p>
          </table:table-cell>
          <table:table-cell office:value-type="float" office:value="64.880743" calcext:value-type="float">
            <text:p>64.880743</text:p>
          </table:table-cell>
        </table:table-row>
        <table:table-row table:style-name="ro1">
          <table:table-cell table:number-columns-repeated="8"/>
          <table:table-cell office:value-type="float" office:value="401" calcext:value-type="float">
            <text:p>401</text:p>
          </table:table-cell>
          <table:table-cell office:value-type="float" office:value="93.8" calcext:value-type="float">
            <text:p>93.8</text:p>
          </table:table-cell>
          <table:table-cell office:value-type="float" office:value="90.9" calcext:value-type="float">
            <text:p>90.9</text:p>
          </table:table-cell>
          <table:table-cell office:value-type="float" office:value="67.757101" calcext:value-type="float">
            <text:p>67.757101</text:p>
          </table:table-cell>
          <table:table-cell office:value-type="float" office:value="96.916232" calcext:value-type="float">
            <text:p>96.916232</text:p>
          </table:table-cell>
          <table:table-cell office:value-type="float" office:value="65.667629" calcext:value-type="float">
            <text:p>65.667629</text:p>
          </table:table-cell>
        </table:table-row>
        <table:table-row table:style-name="ro1">
          <table:table-cell table:number-columns-repeated="8"/>
          <table:table-cell office:value-type="float" office:value="402" calcext:value-type="float">
            <text:p>402</text:p>
          </table:table-cell>
          <table:table-cell office:value-type="float" office:value="94.3" calcext:value-type="float">
            <text:p>94.3</text:p>
          </table:table-cell>
          <table:table-cell office:value-type="float" office:value="91.2" calcext:value-type="float">
            <text:p>91.2</text:p>
          </table:table-cell>
          <table:table-cell office:value-type="float" office:value="67.527695" calcext:value-type="float">
            <text:p>67.527695</text:p>
          </table:table-cell>
          <table:table-cell office:value-type="float" office:value="96.746772" calcext:value-type="float">
            <text:p>96.746772</text:p>
          </table:table-cell>
          <table:table-cell office:value-type="float" office:value="65.330866" calcext:value-type="float">
            <text:p>65.330866</text:p>
          </table:table-cell>
        </table:table-row>
        <table:table-row table:style-name="ro1">
          <table:table-cell table:number-columns-repeated="8"/>
          <table:table-cell office:value-type="float" office:value="403" calcext:value-type="float">
            <text:p>403</text:p>
          </table:table-cell>
          <table:table-cell office:value-type="float" office:value="93.9" calcext:value-type="float">
            <text:p>93.9</text:p>
          </table:table-cell>
          <table:table-cell office:value-type="float" office:value="90.5" calcext:value-type="float">
            <text:p>90.5</text:p>
          </table:table-cell>
          <table:table-cell office:value-type="float" office:value="67.344491" calcext:value-type="float">
            <text:p>67.344491</text:p>
          </table:table-cell>
          <table:table-cell office:value-type="float" office:value="96.346154" calcext:value-type="float">
            <text:p>96.346154</text:p>
          </table:table-cell>
          <table:table-cell office:value-type="float" office:value="64.883827" calcext:value-type="float">
            <text:p>64.883827</text:p>
          </table:table-cell>
        </table:table-row>
        <table:table-row table:style-name="ro1">
          <table:table-cell table:number-columns-repeated="8"/>
          <table:table-cell office:value-type="float" office:value="404" calcext:value-type="float">
            <text:p>404</text:p>
          </table:table-cell>
          <table:table-cell office:value-type="float" office:value="92.9" calcext:value-type="float">
            <text:p>92.9</text:p>
          </table:table-cell>
          <table:table-cell office:value-type="float" office:value="89.6" calcext:value-type="float">
            <text:p>89.6</text:p>
          </table:table-cell>
          <table:table-cell office:value-type="float" office:value="67.423295" calcext:value-type="float">
            <text:p>67.423295</text:p>
          </table:table-cell>
          <table:table-cell office:value-type="float" office:value="96.50059" calcext:value-type="float">
            <text:p>96.50059</text:p>
          </table:table-cell>
          <table:table-cell office:value-type="float" office:value="65.063877" calcext:value-type="float">
            <text:p>65.063877</text:p>
          </table:table-cell>
        </table:table-row>
        <table:table-row table:style-name="ro1">
          <table:table-cell table:number-columns-repeated="8"/>
          <table:table-cell office:value-type="float" office:value="405" calcext:value-type="float">
            <text:p>405</text:p>
          </table:table-cell>
          <table:table-cell office:value-type="float" office:value="92.9" calcext:value-type="float">
            <text:p>92.9</text:p>
          </table:table-cell>
          <table:table-cell office:value-type="float" office:value="91.4" calcext:value-type="float">
            <text:p>91.4</text:p>
          </table:table-cell>
          <table:table-cell office:value-type="float" office:value="68.49619" calcext:value-type="float">
            <text:p>68.49619</text:p>
          </table:table-cell>
          <table:table-cell office:value-type="float" office:value="98.444874" calcext:value-type="float">
            <text:p>98.444874</text:p>
          </table:table-cell>
          <table:table-cell office:value-type="float" office:value="67.430988" calcext:value-type="float">
            <text:p>67.430988</text:p>
          </table:table-cell>
        </table:table-row>
        <table:table-row table:style-name="ro1">
          <table:table-cell table:number-columns-repeated="8"/>
          <table:table-cell office:value-type="float" office:value="406" calcext:value-type="float">
            <text:p>406</text:p>
          </table:table-cell>
          <table:table-cell office:value-type="float" office:value="95.6" calcext:value-type="float">
            <text:p>95.6</text:p>
          </table:table-cell>
          <table:table-cell office:value-type="float" office:value="91.1" calcext:value-type="float">
            <text:p>91.1</text:p>
          </table:table-cell>
          <table:table-cell office:value-type="float" office:value="66.73668" calcext:value-type="float">
            <text:p>66.73668</text:p>
          </table:table-cell>
          <table:table-cell office:value-type="float" office:value="95.276594" calcext:value-type="float">
            <text:p>95.276594</text:p>
          </table:table-cell>
          <table:table-cell office:value-type="float" office:value="63.584436" calcext:value-type="float">
            <text:p>63.584436</text:p>
          </table:table-cell>
        </table:table-row>
        <table:table-row table:style-name="ro1">
          <table:table-cell table:number-columns-repeated="8"/>
          <table:table-cell office:value-type="float" office:value="407" calcext:value-type="float">
            <text:p>407</text:p>
          </table:table-cell>
          <table:table-cell office:value-type="float" office:value="93.8" calcext:value-type="float">
            <text:p>93.8</text:p>
          </table:table-cell>
          <table:table-cell office:value-type="float" office:value="90.9" calcext:value-type="float">
            <text:p>90.9</text:p>
          </table:table-cell>
          <table:table-cell office:value-type="float" office:value="67.494093" calcext:value-type="float">
            <text:p>67.494093</text:p>
          </table:table-cell>
          <table:table-cell office:value-type="float" office:value="96.917148" calcext:value-type="float">
            <text:p>96.917148</text:p>
          </table:table-cell>
          <table:table-cell office:value-type="float" office:value="65.41335" calcext:value-type="float">
            <text:p>65.41335</text:p>
          </table:table-cell>
        </table:table-row>
        <table:table-row table:style-name="ro1">
          <table:table-cell table:number-columns-repeated="8"/>
          <table:table-cell office:value-type="float" office:value="408" calcext:value-type="float">
            <text:p>408</text:p>
          </table:table-cell>
          <table:table-cell office:value-type="float" office:value="93.2" calcext:value-type="float">
            <text:p>93.2</text:p>
          </table:table-cell>
          <table:table-cell office:value-type="float" office:value="90" calcext:value-type="float">
            <text:p>90</text:p>
          </table:table-cell>
          <table:table-cell office:value-type="float" office:value="67.210099" calcext:value-type="float">
            <text:p>67.210099</text:p>
          </table:table-cell>
          <table:table-cell office:value-type="float" office:value="96.515079" calcext:value-type="float">
            <text:p>96.515079</text:p>
          </table:table-cell>
          <table:table-cell office:value-type="float" office:value="64.86788" calcext:value-type="float">
            <text:p>64.86788</text:p>
          </table:table-cell>
        </table:table-row>
        <table:table-row table:style-name="ro1">
          <table:table-cell table:number-columns-repeated="8"/>
          <table:table-cell office:value-type="float" office:value="409" calcext:value-type="float">
            <text:p>409</text:p>
          </table:table-cell>
          <table:table-cell office:value-type="float" office:value="92.5" calcext:value-type="float">
            <text:p>92.5</text:p>
          </table:table-cell>
          <table:table-cell office:value-type="float" office:value="88.9" calcext:value-type="float">
            <text:p>88.9</text:p>
          </table:table-cell>
          <table:table-cell office:value-type="float" office:value="66.945484" calcext:value-type="float">
            <text:p>66.945484</text:p>
          </table:table-cell>
          <table:table-cell office:value-type="float" office:value="96.09375" calcext:value-type="float">
            <text:p>96.09375</text:p>
          </table:table-cell>
          <table:table-cell office:value-type="float" office:value="64.330426" calcext:value-type="float">
            <text:p>64.330426</text:p>
          </table:table-cell>
        </table:table-row>
        <table:table-row table:style-name="ro1">
          <table:table-cell table:number-columns-repeated="8"/>
          <table:table-cell office:value-type="float" office:value="410" calcext:value-type="float">
            <text:p>410</text:p>
          </table:table-cell>
          <table:table-cell office:value-type="float" office:value="92.5" calcext:value-type="float">
            <text:p>92.5</text:p>
          </table:table-cell>
          <table:table-cell office:value-type="float" office:value="89.8" calcext:value-type="float">
            <text:p>89.8</text:p>
          </table:table-cell>
          <table:table-cell office:value-type="float" office:value="67.749194" calcext:value-type="float">
            <text:p>67.749194</text:p>
          </table:table-cell>
          <table:table-cell office:value-type="float" office:value="97.069412" calcext:value-type="float">
            <text:p>97.069412</text:p>
          </table:table-cell>
          <table:table-cell office:value-type="float" office:value="65.763744" calcext:value-type="float">
            <text:p>65.763744</text:p>
          </table:table-cell>
        </table:table-row>
        <table:table-row table:style-name="ro1">
          <table:table-cell table:number-columns-repeated="8"/>
          <table:table-cell office:value-type="float" office:value="411" calcext:value-type="float">
            <text:p>411</text:p>
          </table:table-cell>
          <table:table-cell office:value-type="float" office:value="93" calcext:value-type="float">
            <text:p>93</text:p>
          </table:table-cell>
          <table:table-cell office:value-type="float" office:value="89.8" calcext:value-type="float">
            <text:p>89.8</text:p>
          </table:table-cell>
          <table:table-cell office:value-type="float" office:value="67.821803" calcext:value-type="float">
            <text:p>67.821803</text:p>
          </table:table-cell>
          <table:table-cell office:value-type="float" office:value="96.506552" calcext:value-type="float">
            <text:p>96.506552</text:p>
          </table:table-cell>
          <table:table-cell office:value-type="float" office:value="65.452483" calcext:value-type="float">
            <text:p>65.452483</text:p>
          </table:table-cell>
        </table:table-row>
        <table:table-row table:style-name="ro1">
          <table:table-cell table:number-columns-repeated="8"/>
          <table:table-cell office:value-type="float" office:value="412" calcext:value-type="float">
            <text:p>41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67.565636" calcext:value-type="float">
            <text:p>67.565636</text:p>
          </table:table-cell>
          <table:table-cell office:value-type="float" office:value="96.696788" calcext:value-type="float">
            <text:p>96.696788</text:p>
          </table:table-cell>
          <table:table-cell office:value-type="float" office:value="65.3338" calcext:value-type="float">
            <text:p>65.3338</text:p>
          </table:table-cell>
        </table:table-row>
        <table:table-row table:style-name="ro1">
          <table:table-cell table:number-columns-repeated="8"/>
          <table:table-cell office:value-type="float" office:value="413" calcext:value-type="float">
            <text:p>413</text:p>
          </table:table-cell>
          <table:table-cell office:value-type="float" office:value="92" calcext:value-type="float">
            <text:p>92</text:p>
          </table:table-cell>
          <table:table-cell office:value-type="float" office:value="88.9" calcext:value-type="float">
            <text:p>88.9</text:p>
          </table:table-cell>
          <table:table-cell office:value-type="float" office:value="67.572414" calcext:value-type="float">
            <text:p>67.572414</text:p>
          </table:table-cell>
          <table:table-cell office:value-type="float" office:value="96.659181" calcext:value-type="float">
            <text:p>96.659181</text:p>
          </table:table-cell>
          <table:table-cell office:value-type="float" office:value="65.314942" calcext:value-type="float">
            <text:p>65.314942</text:p>
          </table:table-cell>
        </table:table-row>
        <table:table-row table:style-name="ro1">
          <table:table-cell table:number-columns-repeated="8"/>
          <table:table-cell office:value-type="float" office:value="414" calcext:value-type="float">
            <text:p>414</text:p>
          </table:table-cell>
          <table:table-cell office:value-type="float" office:value="91.8" calcext:value-type="float">
            <text:p>91.8</text:p>
          </table:table-cell>
          <table:table-cell office:value-type="float" office:value="88.7" calcext:value-type="float">
            <text:p>88.7</text:p>
          </table:table-cell>
          <table:table-cell office:value-type="float" office:value="67.77171" calcext:value-type="float">
            <text:p>67.77171</text:p>
          </table:table-cell>
          <table:table-cell office:value-type="float" office:value="96.654391" calcext:value-type="float">
            <text:p>96.654391</text:p>
          </table:table-cell>
          <table:table-cell office:value-type="float" office:value="65.504333" calcext:value-type="float">
            <text:p>65.504333</text:p>
          </table:table-cell>
        </table:table-row>
        <table:table-row table:style-name="ro1">
          <table:table-cell table:number-columns-repeated="8"/>
          <table:table-cell office:value-type="float" office:value="415" calcext:value-type="float">
            <text:p>415</text:p>
          </table:table-cell>
          <table:table-cell office:value-type="float" office:value="92.5" calcext:value-type="float">
            <text:p>92.5</text:p>
          </table:table-cell>
          <table:table-cell office:value-type="float" office:value="90.5" calcext:value-type="float">
            <text:p>90.5</text:p>
          </table:table-cell>
          <table:table-cell office:value-type="float" office:value="68.170348" calcext:value-type="float">
            <text:p>68.170348</text:p>
          </table:table-cell>
          <table:table-cell office:value-type="float" office:value="97.854561" calcext:value-type="float">
            <text:p>97.854561</text:p>
          </table:table-cell>
          <table:table-cell office:value-type="float" office:value="66.707795" calcext:value-type="float">
            <text:p>66.707795</text:p>
          </table:table-cell>
        </table:table-row>
        <table:table-row table:style-name="ro1">
          <table:table-cell table:number-columns-repeated="8"/>
          <table:table-cell office:value-type="float" office:value="416" calcext:value-type="float">
            <text:p>416</text:p>
          </table:table-cell>
          <table:table-cell office:value-type="float" office:value="94.3" calcext:value-type="float">
            <text:p>94.3</text:p>
          </table:table-cell>
          <table:table-cell office:value-type="float" office:value="91.8" calcext:value-type="float">
            <text:p>91.8</text:p>
          </table:table-cell>
          <table:table-cell office:value-type="float" office:value="67.784294" calcext:value-type="float">
            <text:p>67.784294</text:p>
          </table:table-cell>
          <table:table-cell office:value-type="float" office:value="97.318289" calcext:value-type="float">
            <text:p>97.318289</text:p>
          </table:table-cell>
          <table:table-cell office:value-type="float" office:value="65.966515" calcext:value-type="float">
            <text:p>65.966515</text:p>
          </table:table-cell>
        </table:table-row>
        <table:table-row table:style-name="ro1">
          <table:table-cell table:number-columns-repeated="8"/>
          <table:table-cell office:value-type="float" office:value="417" calcext:value-type="float">
            <text:p>417</text:p>
          </table:table-cell>
          <table:table-cell office:value-type="float" office:value="94.7" calcext:value-type="float">
            <text:p>94.7</text:p>
          </table:table-cell>
          <table:table-cell office:value-type="float" office:value="90" calcext:value-type="float">
            <text:p>90</text:p>
          </table:table-cell>
          <table:table-cell office:value-type="float" office:value="66.367278" calcext:value-type="float">
            <text:p>66.367278</text:p>
          </table:table-cell>
          <table:table-cell office:value-type="float" office:value="95.038124" calcext:value-type="float">
            <text:p>95.038124</text:p>
          </table:table-cell>
          <table:table-cell office:value-type="float" office:value="63.074216" calcext:value-type="float">
            <text:p>63.074216</text:p>
          </table:table-cell>
        </table:table-row>
        <table:table-row table:style-name="ro1">
          <table:table-cell table:number-columns-repeated="8"/>
          <table:table-cell office:value-type="float" office:value="418" calcext:value-type="float">
            <text:p>418</text:p>
          </table:table-cell>
          <table:table-cell office:value-type="float" office:value="91.1" calcext:value-type="float">
            <text:p>91.1</text:p>
          </table:table-cell>
          <table:table-cell office:value-type="float" office:value="89.6" calcext:value-type="float">
            <text:p>89.6</text:p>
          </table:table-cell>
          <table:table-cell office:value-type="float" office:value="68.358321" calcext:value-type="float">
            <text:p>68.358321</text:p>
          </table:table-cell>
          <table:table-cell office:value-type="float" office:value="98.409982" calcext:value-type="float">
            <text:p>98.409982</text:p>
          </table:table-cell>
          <table:table-cell office:value-type="float" office:value="67.271411" calcext:value-type="float">
            <text:p>67.271411</text:p>
          </table:table-cell>
        </table:table-row>
        <table:table-row table:style-name="ro1">
          <table:table-cell table:number-columns-repeated="8"/>
          <table:table-cell office:value-type="float" office:value="419" calcext:value-type="float">
            <text:p>419</text:p>
          </table:table-cell>
          <table:table-cell office:value-type="float" office:value="94.3" calcext:value-type="float">
            <text:p>94.3</text:p>
          </table:table-cell>
          <table:table-cell office:value-type="float" office:value="89.6" calcext:value-type="float">
            <text:p>89.6</text:p>
          </table:table-cell>
          <table:table-cell office:value-type="float" office:value="66.362331" calcext:value-type="float">
            <text:p>66.362331</text:p>
          </table:table-cell>
          <table:table-cell office:value-type="float" office:value="95.016594" calcext:value-type="float">
            <text:p>95.016594</text:p>
          </table:table-cell>
          <table:table-cell office:value-type="float" office:value="63.055226" calcext:value-type="float">
            <text:p>63.055226</text:p>
          </table:table-cell>
        </table:table-row>
        <table:table-row table:style-name="ro1">
          <table:table-cell table:number-columns-repeated="8"/>
          <table:table-cell office:value-type="float" office:value="420" calcext:value-type="float">
            <text:p>420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68.252125" calcext:value-type="float">
            <text:p>68.252125</text:p>
          </table:table-cell>
          <table:table-cell office:value-type="float" office:value="97.263331" calcext:value-type="float">
            <text:p>97.263331</text:p>
          </table:table-cell>
          <table:table-cell office:value-type="float" office:value="66.38429" calcext:value-type="float">
            <text:p>66.38429</text:p>
          </table:table-cell>
        </table:table-row>
        <table:table-row table:style-name="ro1">
          <table:table-cell table:number-columns-repeated="8"/>
          <table:table-cell office:value-type="float" office:value="421" calcext:value-type="float">
            <text:p>421</text:p>
          </table:table-cell>
          <table:table-cell office:value-type="float" office:value="92.7" calcext:value-type="float">
            <text:p>92.7</text:p>
          </table:table-cell>
          <table:table-cell office:value-type="float" office:value="90" calcext:value-type="float">
            <text:p>90</text:p>
          </table:table-cell>
          <table:table-cell office:value-type="float" office:value="68.008516" calcext:value-type="float">
            <text:p>68.008516</text:p>
          </table:table-cell>
          <table:table-cell office:value-type="float" office:value="97.082482" calcext:value-type="float">
            <text:p>97.082482</text:p>
          </table:table-cell>
          <table:table-cell office:value-type="float" office:value="66.024356" calcext:value-type="float">
            <text:p>66.024356</text:p>
          </table:table-cell>
        </table:table-row>
        <table:table-row table:style-name="ro1">
          <table:table-cell table:number-columns-repeated="8"/>
          <table:table-cell office:value-type="float" office:value="422" calcext:value-type="float">
            <text:p>422</text:p>
          </table:table-cell>
          <table:table-cell office:value-type="float" office:value="92.3" calcext:value-type="float">
            <text:p>92.3</text:p>
          </table:table-cell>
          <table:table-cell office:value-type="float" office:value="88.9" calcext:value-type="float">
            <text:p>88.9</text:p>
          </table:table-cell>
          <table:table-cell office:value-type="float" office:value="67.349889" calcext:value-type="float">
            <text:p>67.349889</text:p>
          </table:table-cell>
          <table:table-cell office:value-type="float" office:value="96.285277" calcext:value-type="float">
            <text:p>96.285277</text:p>
          </table:table-cell>
          <table:table-cell office:value-type="float" office:value="64.848027" calcext:value-type="float">
            <text:p>64.848027</text:p>
          </table:table-cell>
        </table:table-row>
        <table:table-row table:style-name="ro1">
          <table:table-cell table:number-columns-repeated="8"/>
          <table:table-cell office:value-type="float" office:value="423" calcext:value-type="float">
            <text:p>423</text:p>
          </table:table-cell>
          <table:table-cell office:value-type="float" office:value="92" calcext:value-type="float">
            <text:p>92</text:p>
          </table:table-cell>
          <table:table-cell office:value-type="float" office:value="88.2" calcext:value-type="float">
            <text:p>88.2</text:p>
          </table:table-cell>
          <table:table-cell office:value-type="float" office:value="67.027845" calcext:value-type="float">
            <text:p>67.027845</text:p>
          </table:table-cell>
          <table:table-cell office:value-type="float" office:value="95.875095" calcext:value-type="float">
            <text:p>95.875095</text:p>
          </table:table-cell>
          <table:table-cell office:value-type="float" office:value="64.26301" calcext:value-type="float">
            <text:p>64.26301</text:p>
          </table:table-cell>
        </table:table-row>
        <table:table-row table:style-name="ro1">
          <table:table-cell table:number-columns-repeated="8"/>
          <table:table-cell office:value-type="float" office:value="424" calcext:value-type="float">
            <text:p>424</text:p>
          </table:table-cell>
          <table:table-cell office:value-type="float" office:value="91.1" calcext:value-type="float">
            <text:p>91.1</text:p>
          </table:table-cell>
          <table:table-cell office:value-type="float" office:value="88.9" calcext:value-type="float">
            <text:p>88.9</text:p>
          </table:table-cell>
          <table:table-cell office:value-type="float" office:value="68.327044" calcext:value-type="float">
            <text:p>68.327044</text:p>
          </table:table-cell>
          <table:table-cell office:value-type="float" office:value="97.621771" calcext:value-type="float">
            <text:p>97.621771</text:p>
          </table:table-cell>
          <table:table-cell office:value-type="float" office:value="66.70207" calcext:value-type="float">
            <text:p>66.70207</text:p>
          </table:table-cell>
        </table:table-row>
        <table:table-row table:style-name="ro1">
          <table:table-cell table:number-columns-repeated="8"/>
          <table:table-cell office:value-type="float" office:value="425" calcext:value-type="float">
            <text:p>425</text:p>
          </table:table-cell>
          <table:table-cell office:value-type="float" office:value="92.7" calcext:value-type="float">
            <text:p>92.7</text:p>
          </table:table-cell>
          <table:table-cell office:value-type="float" office:value="89.4" calcext:value-type="float">
            <text:p>89.4</text:p>
          </table:table-cell>
          <table:table-cell office:value-type="float" office:value="67.44461" calcext:value-type="float">
            <text:p>67.44461</text:p>
          </table:table-cell>
          <table:table-cell office:value-type="float" office:value="96.492064" calcext:value-type="float">
            <text:p>96.492064</text:p>
          </table:table-cell>
          <table:table-cell office:value-type="float" office:value="65.078697" calcext:value-type="float">
            <text:p>65.078697</text:p>
          </table:table-cell>
        </table:table-row>
        <table:table-row table:style-name="ro1">
          <table:table-cell table:number-columns-repeated="8"/>
          <table:table-cell office:value-type="float" office:value="426" calcext:value-type="float">
            <text:p>426</text:p>
          </table:table-cell>
          <table:table-cell office:value-type="float" office:value="91.6" calcext:value-type="float">
            <text:p>91.6</text:p>
          </table:table-cell>
          <table:table-cell office:value-type="float" office:value="88.7" calcext:value-type="float">
            <text:p>88.7</text:p>
          </table:table-cell>
          <table:table-cell office:value-type="float" office:value="67.56852" calcext:value-type="float">
            <text:p>67.56852</text:p>
          </table:table-cell>
          <table:table-cell office:value-type="float" office:value="96.847424" calcext:value-type="float">
            <text:p>96.847424</text:p>
          </table:table-cell>
          <table:table-cell office:value-type="float" office:value="65.438371" calcext:value-type="float">
            <text:p>65.438371</text:p>
          </table:table-cell>
        </table:table-row>
        <table:table-row table:style-name="ro1">
          <table:table-cell table:number-columns-repeated="8"/>
          <table:table-cell office:value-type="float" office:value="427" calcext:value-type="float">
            <text:p>427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67.983448" calcext:value-type="float">
            <text:p>67.983448</text:p>
          </table:table-cell>
          <table:table-cell office:value-type="float" office:value="97.263848" calcext:value-type="float">
            <text:p>97.263848</text:p>
          </table:table-cell>
          <table:table-cell office:value-type="float" office:value="66.123317" calcext:value-type="float">
            <text:p>66.123317</text:p>
          </table:table-cell>
        </table:table-row>
        <table:table-row table:style-name="ro1">
          <table:table-cell table:number-columns-repeated="8"/>
          <table:table-cell office:value-type="float" office:value="428" calcext:value-type="float">
            <text:p>428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67.27856" calcext:value-type="float">
            <text:p>67.27856</text:p>
          </table:table-cell>
          <table:table-cell office:value-type="float" office:value="96.318658" calcext:value-type="float">
            <text:p>96.318658</text:p>
          </table:table-cell>
          <table:table-cell office:value-type="float" office:value="64.801806" calcext:value-type="float">
            <text:p>64.801806</text:p>
          </table:table-cell>
        </table:table-row>
        <table:table-row table:style-name="ro1">
          <table:table-cell table:number-columns-repeated="8"/>
          <table:table-cell office:value-type="float" office:value="429" calcext:value-type="float">
            <text:p>429</text:p>
          </table:table-cell>
          <table:table-cell office:value-type="float" office:value="93.6" calcext:value-type="float">
            <text:p>93.6</text:p>
          </table:table-cell>
          <table:table-cell office:value-type="float" office:value="91.4" calcext:value-type="float">
            <text:p>91.4</text:p>
          </table:table-cell>
          <table:table-cell office:value-type="float" office:value="68.488389" calcext:value-type="float">
            <text:p>68.488389</text:p>
          </table:table-cell>
          <table:table-cell office:value-type="float" office:value="97.681272" calcext:value-type="float">
            <text:p>97.681272</text:p>
          </table:table-cell>
          <table:table-cell office:value-type="float" office:value="66.90033" calcext:value-type="float">
            <text:p>66.90033</text:p>
          </table:table-cell>
        </table:table-row>
        <table:table-row table:style-name="ro1">
          <table:table-cell table:number-columns-repeated="8"/>
          <table:table-cell office:value-type="float" office:value="430" calcext:value-type="float">
            <text:p>430</text:p>
          </table:table-cell>
          <table:table-cell office:value-type="float" office:value="93.9" calcext:value-type="float">
            <text:p>93.9</text:p>
          </table:table-cell>
          <table:table-cell office:value-type="float" office:value="89.8" calcext:value-type="float">
            <text:p>89.8</text:p>
          </table:table-cell>
          <table:table-cell office:value-type="float" office:value="67.053677" calcext:value-type="float">
            <text:p>67.053677</text:p>
          </table:table-cell>
          <table:table-cell office:value-type="float" office:value="95.574898" calcext:value-type="float">
            <text:p>95.574898</text:p>
          </table:table-cell>
          <table:table-cell office:value-type="float" office:value="64.086484" calcext:value-type="float">
            <text:p>64.086484</text:p>
          </table:table-cell>
        </table:table-row>
        <table:table-row table:style-name="ro1">
          <table:table-cell table:number-columns-repeated="8"/>
          <table:table-cell office:value-type="float" office:value="431" calcext:value-type="float">
            <text:p>431</text:p>
          </table:table-cell>
          <table:table-cell office:value-type="float" office:value="92.3" calcext:value-type="float">
            <text:p>92.3</text:p>
          </table:table-cell>
          <table:table-cell office:value-type="float" office:value="89.8" calcext:value-type="float">
            <text:p>89.8</text:p>
          </table:table-cell>
          <table:table-cell office:value-type="float" office:value="68.259236" calcext:value-type="float">
            <text:p>68.259236</text:p>
          </table:table-cell>
          <table:table-cell office:value-type="float" office:value="97.25769" calcext:value-type="float">
            <text:p>97.25769</text:p>
          </table:table-cell>
          <table:table-cell office:value-type="float" office:value="66.387356" calcext:value-type="float">
            <text:p>66.387356</text:p>
          </table:table-cell>
        </table:table-row>
        <table:table-row table:style-name="ro1">
          <table:table-cell table:number-columns-repeated="8"/>
          <table:table-cell office:value-type="float" office:value="432" calcext:value-type="float">
            <text:p>43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67.911312" calcext:value-type="float">
            <text:p>67.911312</text:p>
          </table:table-cell>
          <table:table-cell office:value-type="float" office:value="96.702195" calcext:value-type="float">
            <text:p>96.702195</text:p>
          </table:table-cell>
          <table:table-cell office:value-type="float" office:value="65.67173" calcext:value-type="float">
            <text:p>65.67173</text:p>
          </table:table-cell>
        </table:table-row>
        <table:table-row table:style-name="ro1">
          <table:table-cell table:number-columns-repeated="8"/>
          <table:table-cell office:value-type="float" office:value="433" calcext:value-type="float">
            <text:p>433</text:p>
          </table:table-cell>
          <table:table-cell office:value-type="float" office:value="93.4" calcext:value-type="float">
            <text:p>93.4</text:p>
          </table:table-cell>
          <table:table-cell office:value-type="float" office:value="91.4" calcext:value-type="float">
            <text:p>91.4</text:p>
          </table:table-cell>
          <table:table-cell office:value-type="float" office:value="68.33439" calcext:value-type="float">
            <text:p>68.33439</text:p>
          </table:table-cell>
          <table:table-cell office:value-type="float" office:value="97.874941" calcext:value-type="float">
            <text:p>97.874941</text:p>
          </table:table-cell>
          <table:table-cell office:value-type="float" office:value="66.882244" calcext:value-type="float">
            <text:p>66.882244</text:p>
          </table:table-cell>
        </table:table-row>
        <table:table-row table:style-name="ro1">
          <table:table-cell table:number-columns-repeated="8"/>
          <table:table-cell office:value-type="float" office:value="434" calcext:value-type="float">
            <text:p>434</text:p>
          </table:table-cell>
          <table:table-cell office:value-type="float" office:value="95.8" calcext:value-type="float">
            <text:p>95.8</text:p>
          </table:table-cell>
          <table:table-cell office:value-type="float" office:value="92.1" calcext:value-type="float">
            <text:p>92.1</text:p>
          </table:table-cell>
          <table:table-cell office:value-type="float" office:value="67.646354" calcext:value-type="float">
            <text:p>67.646354</text:p>
          </table:table-cell>
          <table:table-cell office:value-type="float" office:value="96.225446" calcext:value-type="float">
            <text:p>96.225446</text:p>
          </table:table-cell>
          <table:table-cell office:value-type="float" office:value="65.093006" calcext:value-type="float">
            <text:p>65.093006</text:p>
          </table:table-cell>
        </table:table-row>
        <table:table-row table:style-name="ro1">
          <table:table-cell table:number-columns-repeated="8"/>
          <table:table-cell office:value-type="float" office:value="435" calcext:value-type="float">
            <text:p>435</text:p>
          </table:table-cell>
          <table:table-cell office:value-type="float" office:value="94.1" calcext:value-type="float">
            <text:p>94.1</text:p>
          </table:table-cell>
          <table:table-cell office:value-type="float" office:value="90.3" calcext:value-type="float">
            <text:p>90.3</text:p>
          </table:table-cell>
          <table:table-cell office:value-type="float" office:value="67.690527" calcext:value-type="float">
            <text:p>67.690527</text:p>
          </table:table-cell>
          <table:table-cell office:value-type="float" office:value="95.970863" calcext:value-type="float">
            <text:p>95.970863</text:p>
          </table:table-cell>
          <table:table-cell office:value-type="float" office:value="64.963183" calcext:value-type="float">
            <text:p>64.963183</text:p>
          </table:table-cell>
        </table:table-row>
        <table:table-row table:style-name="ro1">
          <table:table-cell table:number-columns-repeated="8"/>
          <table:table-cell office:value-type="float" office:value="436" calcext:value-type="float">
            <text:p>436</text:p>
          </table:table-cell>
          <table:table-cell office:value-type="float" office:value="93.8" calcext:value-type="float">
            <text:p>93.8</text:p>
          </table:table-cell>
          <table:table-cell office:value-type="float" office:value="91.2" calcext:value-type="float">
            <text:p>91.2</text:p>
          </table:table-cell>
          <table:table-cell office:value-type="float" office:value="68.166719" calcext:value-type="float">
            <text:p>68.166719</text:p>
          </table:table-cell>
          <table:table-cell office:value-type="float" office:value="97.306176" calcext:value-type="float">
            <text:p>97.306176</text:p>
          </table:table-cell>
          <table:table-cell office:value-type="float" office:value="66.330427" calcext:value-type="float">
            <text:p>66.330427</text:p>
          </table:table-cell>
        </table:table-row>
        <table:table-row table:style-name="ro1">
          <table:table-cell table:number-columns-repeated="8"/>
          <table:table-cell office:value-type="float" office:value="437" calcext:value-type="float">
            <text:p>437</text:p>
          </table:table-cell>
          <table:table-cell office:value-type="float" office:value="94.5" calcext:value-type="float">
            <text:p>94.5</text:p>
          </table:table-cell>
          <table:table-cell office:value-type="float" office:value="92.3" calcext:value-type="float">
            <text:p>92.3</text:p>
          </table:table-cell>
          <table:table-cell office:value-type="float" office:value="68.251763" calcext:value-type="float">
            <text:p>68.251763</text:p>
          </table:table-cell>
          <table:table-cell office:value-type="float" office:value="97.704623" calcext:value-type="float">
            <text:p>97.704623</text:p>
          </table:table-cell>
          <table:table-cell office:value-type="float" office:value="66.685128" calcext:value-type="float">
            <text:p>66.685128</text:p>
          </table:table-cell>
        </table:table-row>
        <table:table-row table:style-name="ro1"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94.5" calcext:value-type="float">
            <text:p>94.5</text:p>
          </table:table-cell>
          <table:table-cell office:value-type="float" office:value="91.2" calcext:value-type="float">
            <text:p>91.2</text:p>
          </table:table-cell>
          <table:table-cell office:value-type="float" office:value="67.505668" calcext:value-type="float">
            <text:p>67.505668</text:p>
          </table:table-cell>
          <table:table-cell office:value-type="float" office:value="96.557828" calcext:value-type="float">
            <text:p>96.557828</text:p>
          </table:table-cell>
          <table:table-cell office:value-type="float" office:value="65.182007" calcext:value-type="float">
            <text:p>65.182007</text:p>
          </table:table-cell>
        </table:table-row>
        <table:table-row table:style-name="ro1">
          <table:table-cell table:number-columns-repeated="8"/>
          <table:table-cell office:value-type="float" office:value="439" calcext:value-type="float">
            <text:p>439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68.014281" calcext:value-type="float">
            <text:p>68.014281</text:p>
          </table:table-cell>
          <table:table-cell office:value-type="float" office:value="96.753397" calcext:value-type="float">
            <text:p>96.753397</text:p>
          </table:table-cell>
          <table:table-cell office:value-type="float" office:value="65.806127" calcext:value-type="float">
            <text:p>65.806127</text:p>
          </table:table-cell>
        </table:table-row>
        <table:table-row table:style-name="ro1">
          <table:table-cell table:number-columns-repeated="8"/>
          <table:table-cell office:value-type="float" office:value="440" calcext:value-type="float">
            <text:p>440</text:p>
          </table:table-cell>
          <table:table-cell office:value-type="float" office:value="94.3" calcext:value-type="float">
            <text:p>94.3</text:p>
          </table:table-cell>
          <table:table-cell office:value-type="float" office:value="90.1" calcext:value-type="float">
            <text:p>90.1</text:p>
          </table:table-cell>
          <table:table-cell office:value-type="float" office:value="66.915339" calcext:value-type="float">
            <text:p>66.915339</text:p>
          </table:table-cell>
          <table:table-cell office:value-type="float" office:value="95.603929" calcext:value-type="float">
            <text:p>95.603929</text:p>
          </table:table-cell>
          <table:table-cell office:value-type="float" office:value="63.973694" calcext:value-type="float">
            <text:p>63.973694</text:p>
          </table:table-cell>
        </table:table-row>
        <table:table-row table:style-name="ro1">
          <table:table-cell table:number-columns-repeated="8"/>
          <table:table-cell office:value-type="float" office:value="441" calcext:value-type="float">
            <text:p>441</text:p>
          </table:table-cell>
          <table:table-cell office:value-type="float" office:value="92.5" calcext:value-type="float">
            <text:p>92.5</text:p>
          </table:table-cell>
          <table:table-cell office:value-type="float" office:value="89.4" calcext:value-type="float">
            <text:p>89.4</text:p>
          </table:table-cell>
          <table:table-cell office:value-type="float" office:value="68.002823" calcext:value-type="float">
            <text:p>68.002823</text:p>
          </table:table-cell>
          <table:table-cell office:value-type="float" office:value="96.681685" calcext:value-type="float">
            <text:p>96.681685</text:p>
          </table:table-cell>
          <table:table-cell office:value-type="float" office:value="65.746275" calcext:value-type="float">
            <text:p>65.746275</text:p>
          </table:table-cell>
        </table:table-row>
        <table:table-row table:style-name="ro1">
          <table:table-cell table:number-columns-repeated="8"/>
          <table:table-cell office:value-type="float" office:value="442" calcext:value-type="float">
            <text:p>44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68.512173" calcext:value-type="float">
            <text:p>68.512173</text:p>
          </table:table-cell>
          <table:table-cell office:value-type="float" office:value="97.860361" calcext:value-type="float">
            <text:p>97.860361</text:p>
          </table:table-cell>
          <table:table-cell office:value-type="float" office:value="67.046259" calcext:value-type="float">
            <text:p>67.046259</text:p>
          </table:table-cell>
        </table:table-row>
        <table:table-row table:style-name="ro1">
          <table:table-cell table:number-columns-repeated="8"/>
          <table:table-cell office:value-type="float" office:value="443" calcext:value-type="float">
            <text:p>443</text:p>
          </table:table-cell>
          <table:table-cell office:value-type="float" office:value="93.9" calcext:value-type="float">
            <text:p>93.9</text:p>
          </table:table-cell>
          <table:table-cell office:value-type="float" office:value="90.3" calcext:value-type="float">
            <text:p>90.3</text:p>
          </table:table-cell>
          <table:table-cell office:value-type="float" office:value="67.617947" calcext:value-type="float">
            <text:p>67.617947</text:p>
          </table:table-cell>
          <table:table-cell office:value-type="float" office:value="96.153312" calcext:value-type="float">
            <text:p>96.153312</text:p>
          </table:table-cell>
          <table:table-cell office:value-type="float" office:value="65.016896" calcext:value-type="float">
            <text:p>65.016896</text:p>
          </table:table-cell>
        </table:table-row>
        <table:table-row table:style-name="ro1">
          <table:table-cell table:number-columns-repeated="8"/>
          <table:table-cell office:value-type="float" office:value="444" calcext:value-type="float">
            <text:p>444</text:p>
          </table:table-cell>
          <table:table-cell office:value-type="float" office:value="94.3" calcext:value-type="float">
            <text:p>94.3</text:p>
          </table:table-cell>
          <table:table-cell office:value-type="float" office:value="92.1" calcext:value-type="float">
            <text:p>92.1</text:p>
          </table:table-cell>
          <table:table-cell office:value-type="float" office:value="68.438134" calcext:value-type="float">
            <text:p>68.438134</text:p>
          </table:table-cell>
          <table:table-cell office:value-type="float" office:value="97.701871" calcext:value-type="float">
            <text:p>97.701871</text:p>
          </table:table-cell>
          <table:table-cell office:value-type="float" office:value="66.865337" calcext:value-type="float">
            <text:p>66.865337</text:p>
          </table:table-cell>
        </table:table-row>
        <table:table-row table:style-name="ro1">
          <table:table-cell table:number-columns-repeated="8"/>
          <table:table-cell office:value-type="float" office:value="445" calcext:value-type="float">
            <text:p>445</text:p>
          </table:table-cell>
          <table:table-cell office:value-type="float" office:value="94.3" calcext:value-type="float">
            <text:p>94.3</text:p>
          </table:table-cell>
          <table:table-cell office:value-type="float" office:value="91.1" calcext:value-type="float">
            <text:p>91.1</text:p>
          </table:table-cell>
          <table:table-cell office:value-type="float" office:value="67.78253" calcext:value-type="float">
            <text:p>67.78253</text:p>
          </table:table-cell>
          <table:table-cell office:value-type="float" office:value="96.551188" calcext:value-type="float">
            <text:p>96.551188</text:p>
          </table:table-cell>
          <table:table-cell office:value-type="float" office:value="65.444838" calcext:value-type="float">
            <text:p>65.444838</text:p>
          </table:table-cell>
        </table:table-row>
        <table:table-row table:style-name="ro1">
          <table:table-cell table:number-columns-repeated="8"/>
          <table:table-cell office:value-type="float" office:value="446" calcext:value-type="float">
            <text:p>446</text:p>
          </table:table-cell>
          <table:table-cell office:value-type="float" office:value="93.6" calcext:value-type="float">
            <text:p>93.6</text:p>
          </table:table-cell>
          <table:table-cell office:value-type="float" office:value="90.3" calcext:value-type="float">
            <text:p>90.3</text:p>
          </table:table-cell>
          <table:table-cell office:value-type="float" office:value="67.952184" calcext:value-type="float">
            <text:p>67.952184</text:p>
          </table:table-cell>
          <table:table-cell office:value-type="float" office:value="96.523346" calcext:value-type="float">
            <text:p>96.523346</text:p>
          </table:table-cell>
          <table:table-cell office:value-type="float" office:value="65.589722" calcext:value-type="float">
            <text:p>65.589722</text:p>
          </table:table-cell>
        </table:table-row>
        <table:table-row table:style-name="ro1">
          <table:table-cell table:number-columns-repeated="8"/>
          <table:table-cell office:value-type="float" office:value="447" calcext:value-type="float">
            <text:p>447</text:p>
          </table:table-cell>
          <table:table-cell office:value-type="float" office:value="93.8" calcext:value-type="float">
            <text:p>93.8</text:p>
          </table:table-cell>
          <table:table-cell office:value-type="float" office:value="91.1" calcext:value-type="float">
            <text:p>91.1</text:p>
          </table:table-cell>
          <table:table-cell office:value-type="float" office:value="68.366388" calcext:value-type="float">
            <text:p>68.366388</text:p>
          </table:table-cell>
          <table:table-cell office:value-type="float" office:value="97.110664" calcext:value-type="float">
            <text:p>97.110664</text:p>
          </table:table-cell>
          <table:table-cell office:value-type="float" office:value="66.391053" calcext:value-type="float">
            <text:p>66.391053</text:p>
          </table:table-cell>
        </table:table-row>
        <table:table-row table:style-name="ro1">
          <table:table-cell table:number-columns-repeated="8"/>
          <table:table-cell office:value-type="float" office:value="448" calcext:value-type="float">
            <text:p>448</text:p>
          </table:table-cell>
          <table:table-cell office:value-type="float" office:value="93.9" calcext:value-type="float">
            <text:p>93.9</text:p>
          </table:table-cell>
          <table:table-cell office:value-type="float" office:value="90.5" calcext:value-type="float">
            <text:p>90.5</text:p>
          </table:table-cell>
          <table:table-cell office:value-type="float" office:value="67.496726" calcext:value-type="float">
            <text:p>67.496726</text:p>
          </table:table-cell>
          <table:table-cell office:value-type="float" office:value="96.346219" calcext:value-type="float">
            <text:p>96.346219</text:p>
          </table:table-cell>
          <table:table-cell office:value-type="float" office:value="65.030543" calcext:value-type="float">
            <text:p>65.030543</text:p>
          </table:table-cell>
        </table:table-row>
        <table:table-row table:style-name="ro1">
          <table:table-cell table:number-columns-repeated="8"/>
          <table:table-cell office:value-type="float" office:value="449" calcext:value-type="float">
            <text:p>449</text:p>
          </table:table-cell>
          <table:table-cell office:value-type="float" office:value="92.7" calcext:value-type="float">
            <text:p>92.7</text:p>
          </table:table-cell>
          <table:table-cell office:value-type="float" office:value="89.8" calcext:value-type="float">
            <text:p>89.8</text:p>
          </table:table-cell>
          <table:table-cell office:value-type="float" office:value="67.96457" calcext:value-type="float">
            <text:p>67.96457</text:p>
          </table:table-cell>
          <table:table-cell office:value-type="float" office:value="96.879576" calcext:value-type="float">
            <text:p>96.879576</text:p>
          </table:table-cell>
          <table:table-cell office:value-type="float" office:value="65.843787" calcext:value-type="float">
            <text:p>65.843787</text:p>
          </table:table-cell>
        </table:table-row>
        <table:table-row table:style-name="ro1"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93.8" calcext:value-type="float">
            <text:p>93.8</text:p>
          </table:table-cell>
          <table:table-cell office:value-type="float" office:value="90.3" calcext:value-type="float">
            <text:p>90.3</text:p>
          </table:table-cell>
          <table:table-cell office:value-type="float" office:value="67.512259" calcext:value-type="float">
            <text:p>67.512259</text:p>
          </table:table-cell>
          <table:table-cell office:value-type="float" office:value="96.336054" calcext:value-type="float">
            <text:p>96.336054</text:p>
          </table:table-cell>
          <table:table-cell office:value-type="float" office:value="65.038646" calcext:value-type="float">
            <text:p>65.038646</text:p>
          </table:table-cell>
        </table:table-row>
        <table:table-row table:style-name="ro1">
          <table:table-cell table:number-columns-repeated="8"/>
          <table:table-cell office:value-type="float" office:value="451" calcext:value-type="float">
            <text:p>451</text:p>
          </table:table-cell>
          <table:table-cell office:value-type="float" office:value="93.2" calcext:value-type="float">
            <text:p>93.2</text:p>
          </table:table-cell>
          <table:table-cell office:value-type="float" office:value="90.2" calcext:value-type="float">
            <text:p>90.2</text:p>
          </table:table-cell>
          <table:table-cell office:value-type="float" office:value="67.773258" calcext:value-type="float">
            <text:p>67.773258</text:p>
          </table:table-cell>
          <table:table-cell office:value-type="float" office:value="96.709285" calcext:value-type="float">
            <text:p>96.709285</text:p>
          </table:table-cell>
          <table:table-cell office:value-type="float" office:value="65.543034" calcext:value-type="float">
            <text:p>65.543034</text:p>
          </table:table-cell>
        </table:table-row>
        <table:table-row table:style-name="ro1">
          <table:table-cell table:number-columns-repeated="8"/>
          <table:table-cell office:value-type="float" office:value="452" calcext:value-type="float">
            <text:p>452</text:p>
          </table:table-cell>
          <table:table-cell office:value-type="float" office:value="92.9" calcext:value-type="float">
            <text:p>92.9</text:p>
          </table:table-cell>
          <table:table-cell office:value-type="float" office:value="89.8" calcext:value-type="float">
            <text:p>89.8</text:p>
          </table:table-cell>
          <table:table-cell office:value-type="float" office:value="67.556067" calcext:value-type="float">
            <text:p>67.556067</text:p>
          </table:table-cell>
          <table:table-cell office:value-type="float" office:value="96.692607" calcext:value-type="float">
            <text:p>96.692607</text:p>
          </table:table-cell>
          <table:table-cell office:value-type="float" office:value="65.321723" calcext:value-type="float">
            <text:p>65.321723</text:p>
          </table:table-cell>
        </table:table-row>
        <table:table-row table:style-name="ro1">
          <table:table-cell table:number-columns-repeated="8"/>
          <table:table-cell office:value-type="float" office:value="453" calcext:value-type="float">
            <text:p>453</text:p>
          </table:table-cell>
          <table:table-cell office:value-type="float" office:value="91.2" calcext:value-type="float">
            <text:p>91.2</text:p>
          </table:table-cell>
          <table:table-cell office:value-type="float" office:value="88.3" calcext:value-type="float">
            <text:p>88.3</text:p>
          </table:table-cell>
          <table:table-cell office:value-type="float" office:value="67.301553" calcext:value-type="float">
            <text:p>67.301553</text:p>
          </table:table-cell>
          <table:table-cell office:value-type="float" office:value="96.831683" calcext:value-type="float">
            <text:p>96.831683</text:p>
          </table:table-cell>
          <table:table-cell office:value-type="float" office:value="65.169226" calcext:value-type="float">
            <text:p>65.169226</text:p>
          </table:table-cell>
        </table:table-row>
        <table:table-row table:style-name="ro1">
          <table:table-cell table:number-columns-repeated="8"/>
          <table:table-cell office:value-type="float" office:value="454" calcext:value-type="float">
            <text:p>454</text:p>
          </table:table-cell>
          <table:table-cell office:value-type="float" office:value="91.1" calcext:value-type="float">
            <text:p>91.1</text:p>
          </table:table-cell>
          <table:table-cell office:value-type="float" office:value="88.9" calcext:value-type="float">
            <text:p>88.9</text:p>
          </table:table-cell>
          <table:table-cell office:value-type="float" office:value="67.868573" calcext:value-type="float">
            <text:p>67.868573</text:p>
          </table:table-cell>
          <table:table-cell office:value-type="float" office:value="97.615431" calcext:value-type="float">
            <text:p>97.615431</text:p>
          </table:table-cell>
          <table:table-cell office:value-type="float" office:value="66.2502" calcext:value-type="float">
            <text:p>66.2502</text:p>
          </table:table-cell>
        </table:table-row>
        <table:table-row table:style-name="ro1">
          <table:table-cell table:number-columns-repeated="8"/>
          <table:table-cell office:value-type="float" office:value="455" calcext:value-type="float">
            <text:p>455</text:p>
          </table:table-cell>
          <table:table-cell office:value-type="float" office:value="92.9" calcext:value-type="float">
            <text:p>92.9</text:p>
          </table:table-cell>
          <table:table-cell office:value-type="float" office:value="88.9" calcext:value-type="float">
            <text:p>88.9</text:p>
          </table:table-cell>
          <table:table-cell office:value-type="float" office:value="66.711911" calcext:value-type="float">
            <text:p>66.711911</text:p>
          </table:table-cell>
          <table:table-cell office:value-type="float" office:value="95.722498" calcext:value-type="float">
            <text:p>95.722498</text:p>
          </table:table-cell>
          <table:table-cell office:value-type="float" office:value="63.858308" calcext:value-type="float">
            <text:p>63.858308</text:p>
          </table:table-cell>
        </table:table-row>
        <table:table-row table:style-name="ro1">
          <table:table-cell table:number-columns-repeated="8"/>
          <table:table-cell office:value-type="float" office:value="456" calcext:value-type="float">
            <text:p>456</text:p>
          </table:table-cell>
          <table:table-cell office:value-type="float" office:value="90.5" calcext:value-type="float">
            <text:p>90.5</text:p>
          </table:table-cell>
          <table:table-cell office:value-type="float" office:value="86.9" calcext:value-type="float">
            <text:p>86.9</text:p>
          </table:table-cell>
          <table:table-cell office:value-type="float" office:value="67.016067" calcext:value-type="float">
            <text:p>67.016067</text:p>
          </table:table-cell>
          <table:table-cell office:value-type="float" office:value="96.008559" calcext:value-type="float">
            <text:p>96.008559</text:p>
          </table:table-cell>
          <table:table-cell office:value-type="float" office:value="64.34116" calcext:value-type="float">
            <text:p>64.34116</text:p>
          </table:table-cell>
        </table:table-row>
        <table:table-row table:style-name="ro1">
          <table:table-cell table:number-columns-repeated="8"/>
          <table:table-cell office:value-type="float" office:value="457" calcext:value-type="float">
            <text:p>457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68.185916" calcext:value-type="float">
            <text:p>68.185916</text:p>
          </table:table-cell>
          <table:table-cell office:value-type="float" office:value="97.99264" calcext:value-type="float">
            <text:p>97.99264</text:p>
          </table:table-cell>
          <table:table-cell office:value-type="float" office:value="66.81718" calcext:value-type="float">
            <text:p>66.81718</text:p>
          </table:table-cell>
        </table:table-row>
        <table:table-row table:style-name="ro1">
          <table:table-cell table:number-columns-repeated="8"/>
          <table:table-cell office:value-type="float" office:value="458" calcext:value-type="float">
            <text:p>458</text:p>
          </table:table-cell>
          <table:table-cell office:value-type="float" office:value="91.6" calcext:value-type="float">
            <text:p>91.6</text:p>
          </table:table-cell>
          <table:table-cell office:value-type="float" office:value="88.5" calcext:value-type="float">
            <text:p>88.5</text:p>
          </table:table-cell>
          <table:table-cell office:value-type="float" office:value="67.631077" calcext:value-type="float">
            <text:p>67.631077</text:p>
          </table:table-cell>
          <table:table-cell office:value-type="float" office:value="96.648004" calcext:value-type="float">
            <text:p>96.648004</text:p>
          </table:table-cell>
          <table:table-cell office:value-type="float" office:value="65.364086" calcext:value-type="float">
            <text:p>65.364086</text:p>
          </table:table-cell>
        </table:table-row>
        <table:table-row table:style-name="ro1">
          <table:table-cell table:number-columns-repeated="8"/>
          <table:table-cell office:value-type="float" office:value="459" calcext:value-type="float">
            <text:p>459</text:p>
          </table:table-cell>
          <table:table-cell office:value-type="float" office:value="91.4" calcext:value-type="float">
            <text:p>91.4</text:p>
          </table:table-cell>
          <table:table-cell office:value-type="float" office:value="88.9" calcext:value-type="float">
            <text:p>88.9</text:p>
          </table:table-cell>
          <table:table-cell office:value-type="float" office:value="67.769818" calcext:value-type="float">
            <text:p>67.769818</text:p>
          </table:table-cell>
          <table:table-cell office:value-type="float" office:value="97.233202" calcext:value-type="float">
            <text:p>97.233202</text:p>
          </table:table-cell>
          <table:table-cell office:value-type="float" office:value="65.894763" calcext:value-type="float">
            <text:p>65.894763</text:p>
          </table:table-cell>
        </table:table-row>
        <table:table-row table:style-name="ro1">
          <table:table-cell table:number-columns-repeated="8"/>
          <table:table-cell office:value-type="float" office:value="460" calcext:value-type="float">
            <text:p>460</text:p>
          </table:table-cell>
          <table:table-cell office:value-type="float" office:value="90.9" calcext:value-type="float">
            <text:p>90.9</text:p>
          </table:table-cell>
          <table:table-cell office:value-type="float" office:value="87.4" calcext:value-type="float">
            <text:p>87.4</text:p>
          </table:table-cell>
          <table:table-cell office:value-type="float" office:value="66.979721" calcext:value-type="float">
            <text:p>66.979721</text:p>
          </table:table-cell>
          <table:table-cell office:value-type="float" office:value="96.221686" calcext:value-type="float">
            <text:p>96.221686</text:p>
          </table:table-cell>
          <table:table-cell office:value-type="float" office:value="64.449017" calcext:value-type="float">
            <text:p>64.449017</text:p>
          </table:table-cell>
        </table:table-row>
        <table:table-row table:style-name="ro1">
          <table:table-cell table:number-columns-repeated="8"/>
          <table:table-cell office:value-type="float" office:value="461" calcext:value-type="float">
            <text:p>461</text:p>
          </table:table-cell>
          <table:table-cell office:value-type="float" office:value="91.1" calcext:value-type="float">
            <text:p>91.1</text:p>
          </table:table-cell>
          <table:table-cell office:value-type="float" office:value="88.2" calcext:value-type="float">
            <text:p>88.2</text:p>
          </table:table-cell>
          <table:table-cell office:value-type="float" office:value="67.34188" calcext:value-type="float">
            <text:p>67.34188</text:p>
          </table:table-cell>
          <table:table-cell office:value-type="float" office:value="96.826283" calcext:value-type="float">
            <text:p>96.826283</text:p>
          </table:table-cell>
          <table:table-cell office:value-type="float" office:value="65.204639" calcext:value-type="float">
            <text:p>65.204639</text:p>
          </table:table-cell>
        </table:table-row>
        <table:table-row table:style-name="ro1">
          <table:table-cell table:number-columns-repeated="8"/>
          <table:table-cell office:value-type="float" office:value="462" calcext:value-type="float">
            <text:p>462</text:p>
          </table:table-cell>
          <table:table-cell office:value-type="float" office:value="91.2" calcext:value-type="float">
            <text:p>91.2</text:p>
          </table:table-cell>
          <table:table-cell office:value-type="float" office:value="88.5" calcext:value-type="float">
            <text:p>88.5</text:p>
          </table:table-cell>
          <table:table-cell office:value-type="float" office:value="67.630797" calcext:value-type="float">
            <text:p>67.630797</text:p>
          </table:table-cell>
          <table:table-cell office:value-type="float" office:value="97.024484" calcext:value-type="float">
            <text:p>97.024484</text:p>
          </table:table-cell>
          <table:table-cell office:value-type="float" office:value="65.618432" calcext:value-type="float">
            <text:p>65.618432</text:p>
          </table:table-cell>
        </table:table-row>
        <table:table-row table:style-name="ro1">
          <table:table-cell table:number-columns-repeated="8"/>
          <table:table-cell office:value-type="float" office:value="463" calcext:value-type="float">
            <text:p>463</text:p>
          </table:table-cell>
          <table:table-cell office:value-type="float" office:value="91.6" calcext:value-type="float">
            <text:p>91.6</text:p>
          </table:table-cell>
          <table:table-cell office:value-type="float" office:value="88.4" calcext:value-type="float">
            <text:p>88.4</text:p>
          </table:table-cell>
          <table:table-cell office:value-type="float" office:value="67.148793" calcext:value-type="float">
            <text:p>67.148793</text:p>
          </table:table-cell>
          <table:table-cell office:value-type="float" office:value="96.450284" calcext:value-type="float">
            <text:p>96.450284</text:p>
          </table:table-cell>
          <table:table-cell office:value-type="float" office:value="64.765202" calcext:value-type="float">
            <text:p>64.765202</text:p>
          </table:table-cell>
        </table:table-row>
        <table:table-row table:style-name="ro1">
          <table:table-cell table:number-columns-repeated="8"/>
          <table:table-cell office:value-type="float" office:value="464" calcext:value-type="float">
            <text:p>464</text:p>
          </table:table-cell>
          <table:table-cell office:value-type="float" office:value="89.8" calcext:value-type="float">
            <text:p>89.8</text:p>
          </table:table-cell>
          <table:table-cell office:value-type="float" office:value="86.2" calcext:value-type="float">
            <text:p>86.2</text:p>
          </table:table-cell>
          <table:table-cell office:value-type="float" office:value="66.710575" calcext:value-type="float">
            <text:p>66.710575</text:p>
          </table:table-cell>
          <table:table-cell office:value-type="float" office:value="95.973005" calcext:value-type="float">
            <text:p>95.973005</text:p>
          </table:table-cell>
          <table:table-cell office:value-type="float" office:value="64.024144" calcext:value-type="float">
            <text:p>64.024144</text:p>
          </table:table-cell>
        </table:table-row>
        <table:table-row table:style-name="ro1">
          <table:table-cell table:number-columns-repeated="8"/>
          <table:table-cell office:value-type="float" office:value="465" calcext:value-type="float">
            <text:p>465</text:p>
          </table:table-cell>
          <table:table-cell office:value-type="float" office:value="89.8" calcext:value-type="float">
            <text:p>89.8</text:p>
          </table:table-cell>
          <table:table-cell office:value-type="float" office:value="87.4" calcext:value-type="float">
            <text:p>87.4</text:p>
          </table:table-cell>
          <table:table-cell office:value-type="float" office:value="67.615035" calcext:value-type="float">
            <text:p>67.615035</text:p>
          </table:table-cell>
          <table:table-cell office:value-type="float" office:value="97.384416" calcext:value-type="float">
            <text:p>97.384416</text:p>
          </table:table-cell>
          <table:table-cell office:value-type="float" office:value="65.846508" calcext:value-type="float">
            <text:p>65.846508</text:p>
          </table:table-cell>
        </table:table-row>
        <table:table-row table:style-name="ro1">
          <table:table-cell table:number-columns-repeated="8"/>
          <table:table-cell office:value-type="float" office:value="466" calcext:value-type="float">
            <text:p>466</text:p>
          </table:table-cell>
          <table:table-cell office:value-type="float" office:value="91.1" calcext:value-type="float">
            <text:p>91.1</text:p>
          </table:table-cell>
          <table:table-cell office:value-type="float" office:value="88.3" calcext:value-type="float">
            <text:p>88.3</text:p>
          </table:table-cell>
          <table:table-cell office:value-type="float" office:value="67.443631" calcext:value-type="float">
            <text:p>67.443631</text:p>
          </table:table-cell>
          <table:table-cell office:value-type="float" office:value="97.020203" calcext:value-type="float">
            <text:p>97.020203</text:p>
          </table:table-cell>
          <table:table-cell office:value-type="float" office:value="65.433947" calcext:value-type="float">
            <text:p>65.433947</text:p>
          </table:table-cell>
        </table:table-row>
        <table:table-row table:style-name="ro1">
          <table:table-cell table:number-columns-repeated="8"/>
          <table:table-cell office:value-type="float" office:value="467" calcext:value-type="float">
            <text:p>467</text:p>
          </table:table-cell>
          <table:table-cell office:value-type="float" office:value="89.3" calcext:value-type="float">
            <text:p>89.3</text:p>
          </table:table-cell>
          <table:table-cell office:value-type="float" office:value="86.7" calcext:value-type="float">
            <text:p>86.7</text:p>
          </table:table-cell>
          <table:table-cell office:value-type="float" office:value="67.267373" calcext:value-type="float">
            <text:p>67.267373</text:p>
          </table:table-cell>
          <table:table-cell office:value-type="float" office:value="97.165992" calcext:value-type="float">
            <text:p>97.165992</text:p>
          </table:table-cell>
          <table:table-cell office:value-type="float" office:value="65.36101" calcext:value-type="float">
            <text:p>65.36101</text:p>
          </table:table-cell>
        </table:table-row>
        <table:table-row table:style-name="ro1">
          <table:table-cell table:number-columns-repeated="8"/>
          <table:table-cell office:value-type="float" office:value="468" calcext:value-type="float">
            <text:p>468</text:p>
          </table:table-cell>
          <table:table-cell office:value-type="float" office:value="89.4" calcext:value-type="float">
            <text:p>89.4</text:p>
          </table:table-cell>
          <table:table-cell office:value-type="float" office:value="85.8" calcext:value-type="float">
            <text:p>85.8</text:p>
          </table:table-cell>
          <table:table-cell office:value-type="float" office:value="66.545232" calcext:value-type="float">
            <text:p>66.545232</text:p>
          </table:table-cell>
          <table:table-cell office:value-type="float" office:value="95.955796" calcext:value-type="float">
            <text:p>95.955796</text:p>
          </table:table-cell>
          <table:table-cell office:value-type="float" office:value="63.854007" calcext:value-type="float">
            <text:p>63.854007</text:p>
          </table:table-cell>
        </table:table-row>
        <table:table-row table:style-name="ro1">
          <table:table-cell table:number-columns-repeated="8"/>
          <table:table-cell office:value-type="float" office:value="469" calcext:value-type="float">
            <text:p>469</text:p>
          </table:table-cell>
          <table:table-cell office:value-type="float" office:value="89.6" calcext:value-type="float">
            <text:p>89.6</text:p>
          </table:table-cell>
          <table:table-cell office:value-type="float" office:value="88.9" calcext:value-type="float">
            <text:p>88.9</text:p>
          </table:table-cell>
          <table:table-cell office:value-type="float" office:value="68.464173" calcext:value-type="float">
            <text:p>68.464173</text:p>
          </table:table-cell>
          <table:table-cell office:value-type="float" office:value="99.191882" calcext:value-type="float">
            <text:p>99.191882</text:p>
          </table:table-cell>
          <table:table-cell office:value-type="float" office:value="67.910902" calcext:value-type="float">
            <text:p>67.910902</text:p>
          </table:table-cell>
        </table:table-row>
        <table:table-row table:style-name="ro1">
          <table:table-cell table:number-columns-repeated="8"/>
          <table:table-cell office:value-type="float" office:value="470" calcext:value-type="float">
            <text:p>470</text:p>
          </table:table-cell>
          <table:table-cell office:value-type="float" office:value="91.4" calcext:value-type="float">
            <text:p>91.4</text:p>
          </table:table-cell>
          <table:table-cell office:value-type="float" office:value="86.2" calcext:value-type="float">
            <text:p>86.2</text:p>
          </table:table-cell>
          <table:table-cell office:value-type="float" office:value="65.604455" calcext:value-type="float">
            <text:p>65.604455</text:p>
          </table:table-cell>
          <table:table-cell office:value-type="float" office:value="94.271572" calcext:value-type="float">
            <text:p>94.271572</text:p>
          </table:table-cell>
          <table:table-cell office:value-type="float" office:value="61.846351" calcext:value-type="float">
            <text:p>61.846351</text:p>
          </table:table-cell>
        </table:table-row>
        <table:table-row table:style-name="ro1">
          <table:table-cell table:number-columns-repeated="8"/>
          <table:table-cell office:value-type="float" office:value="471" calcext:value-type="float">
            <text:p>471</text:p>
          </table:table-cell>
          <table:table-cell office:value-type="float" office:value="89.1" calcext:value-type="float">
            <text:p>89.1</text:p>
          </table:table-cell>
          <table:table-cell office:value-type="float" office:value="86.7" calcext:value-type="float">
            <text:p>86.7</text:p>
          </table:table-cell>
          <table:table-cell office:value-type="float" office:value="67.336763" calcext:value-type="float">
            <text:p>67.336763</text:p>
          </table:table-cell>
          <table:table-cell office:value-type="float" office:value="97.366826" calcext:value-type="float">
            <text:p>97.366826</text:p>
          </table:table-cell>
          <table:table-cell office:value-type="float" office:value="65.563669" calcext:value-type="float">
            <text:p>65.563669</text:p>
          </table:table-cell>
        </table:table-row>
        <table:table-row table:style-name="ro1">
          <table:table-cell table:number-columns-repeated="8"/>
          <table:table-cell office:value-type="float" office:value="472" calcext:value-type="float">
            <text:p>472</text:p>
          </table:table-cell>
          <table:table-cell office:value-type="float" office:value="88.5" calcext:value-type="float">
            <text:p>88.5</text:p>
          </table:table-cell>
          <table:table-cell office:value-type="float" office:value="85.8" calcext:value-type="float">
            <text:p>85.8</text:p>
          </table:table-cell>
          <table:table-cell office:value-type="float" office:value="67.086727" calcext:value-type="float">
            <text:p>67.086727</text:p>
          </table:table-cell>
          <table:table-cell office:value-type="float" office:value="96.940658" calcext:value-type="float">
            <text:p>96.940658</text:p>
          </table:table-cell>
          <table:table-cell office:value-type="float" office:value="65.034314" calcext:value-type="float">
            <text:p>65.034314</text:p>
          </table:table-cell>
        </table:table-row>
        <table:table-row table:style-name="ro1">
          <table:table-cell table:number-columns-repeated="8"/>
          <table:table-cell office:value-type="float" office:value="473" calcext:value-type="float">
            <text:p>473</text:p>
          </table:table-cell>
          <table:table-cell office:value-type="float" office:value="90" calcext:value-type="float">
            <text:p>90</text:p>
          </table:table-cell>
          <table:table-cell office:value-type="float" office:value="87.3" calcext:value-type="float">
            <text:p>87.3</text:p>
          </table:table-cell>
          <table:table-cell office:value-type="float" office:value="67.370711" calcext:value-type="float">
            <text:p>67.370711</text:p>
          </table:table-cell>
          <table:table-cell office:value-type="float" office:value="96.985043" calcext:value-type="float">
            <text:p>96.985043</text:p>
          </table:table-cell>
          <table:table-cell office:value-type="float" office:value="65.339513" calcext:value-type="float">
            <text:p>65.339513</text:p>
          </table:table-cell>
        </table:table-row>
        <table:table-row table:style-name="ro1">
          <table:table-cell table:number-columns-repeated="8"/>
          <table:table-cell office:value-type="float" office:value="474" calcext:value-type="float">
            <text:p>474</text:p>
          </table:table-cell>
          <table:table-cell office:value-type="float" office:value="88.7" calcext:value-type="float">
            <text:p>88.7</text:p>
          </table:table-cell>
          <table:table-cell office:value-type="float" office:value="86" calcext:value-type="float">
            <text:p>86</text:p>
          </table:table-cell>
          <table:table-cell office:value-type="float" office:value="67.527678" calcext:value-type="float">
            <text:p>67.527678</text:p>
          </table:table-cell>
          <table:table-cell office:value-type="float" office:value="96.945068" calcext:value-type="float">
            <text:p>96.945068</text:p>
          </table:table-cell>
          <table:table-cell office:value-type="float" office:value="65.464753" calcext:value-type="float">
            <text:p>65.464753</text:p>
          </table:table-cell>
        </table:table-row>
        <table:table-row table:style-name="ro1">
          <table:table-cell table:number-columns-repeated="8"/>
          <table:table-cell office:value-type="float" office:value="475" calcext:value-type="float">
            <text:p>475</text:p>
          </table:table-cell>
          <table:table-cell office:value-type="float" office:value="90.5" calcext:value-type="float">
            <text:p>90.5</text:p>
          </table:table-cell>
          <table:table-cell office:value-type="float" office:value="87.8" calcext:value-type="float">
            <text:p>87.8</text:p>
          </table:table-cell>
          <table:table-cell office:value-type="float" office:value="67.340173" calcext:value-type="float">
            <text:p>67.340173</text:p>
          </table:table-cell>
          <table:table-cell office:value-type="float" office:value="97.005731" calcext:value-type="float">
            <text:p>97.005731</text:p>
          </table:table-cell>
          <table:table-cell office:value-type="float" office:value="65.323826" calcext:value-type="float">
            <text:p>65.323826</text:p>
          </table:table-cell>
        </table:table-row>
        <table:table-row table:style-name="ro1">
          <table:table-cell table:number-columns-repeated="8"/>
          <table:table-cell office:value-type="float" office:value="476" calcext:value-type="float">
            <text:p>47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67.717041" calcext:value-type="float">
            <text:p>67.717041</text:p>
          </table:table-cell>
          <table:table-cell office:value-type="float" office:value="97.793964" calcext:value-type="float">
            <text:p>97.793964</text:p>
          </table:table-cell>
          <table:table-cell office:value-type="float" office:value="66.223178" calcext:value-type="float">
            <text:p>66.223178</text:p>
          </table:table-cell>
        </table:table-row>
        <table:table-row table:style-name="ro1">
          <table:table-cell table:number-columns-repeated="8"/>
          <table:table-cell office:value-type="float" office:value="477" calcext:value-type="float">
            <text:p>477</text:p>
          </table:table-cell>
          <table:table-cell office:value-type="float" office:value="90" calcext:value-type="float">
            <text:p>90</text:p>
          </table:table-cell>
          <table:table-cell office:value-type="float" office:value="85.8" calcext:value-type="float">
            <text:p>85.8</text:p>
          </table:table-cell>
          <table:table-cell office:value-type="float" office:value="66.413857" calcext:value-type="float">
            <text:p>66.413857</text:p>
          </table:table-cell>
          <table:table-cell office:value-type="float" office:value="95.380643" calcext:value-type="float">
            <text:p>95.380643</text:p>
          </table:table-cell>
          <table:table-cell office:value-type="float" office:value="63.345963" calcext:value-type="float">
            <text:p>63.345963</text:p>
          </table:table-cell>
        </table:table-row>
        <table:table-row table:style-name="ro1">
          <table:table-cell table:number-columns-repeated="8"/>
          <table:table-cell office:value-type="float" office:value="478" calcext:value-type="float">
            <text:p>478</text:p>
          </table:table-cell>
          <table:table-cell office:value-type="float" office:value="88.7" calcext:value-type="float">
            <text:p>88.7</text:p>
          </table:table-cell>
          <table:table-cell office:value-type="float" office:value="85.3" calcext:value-type="float">
            <text:p>85.3</text:p>
          </table:table-cell>
          <table:table-cell office:value-type="float" office:value="66.87469" calcext:value-type="float">
            <text:p>66.87469</text:p>
          </table:table-cell>
          <table:table-cell office:value-type="float" office:value="96.132225" calcext:value-type="float">
            <text:p>96.132225</text:p>
          </table:table-cell>
          <table:table-cell office:value-type="float" office:value="64.288128" calcext:value-type="float">
            <text:p>64.288128</text:p>
          </table:table-cell>
        </table:table-row>
        <table:table-row table:style-name="ro1">
          <table:table-cell table:number-columns-repeated="8"/>
          <table:table-cell office:value-type="float" office:value="479" calcext:value-type="float">
            <text:p>479</text:p>
          </table:table-cell>
          <table:table-cell office:value-type="float" office:value="86.9" calcext:value-type="float">
            <text:p>86.9</text:p>
          </table:table-cell>
          <table:table-cell office:value-type="float" office:value="84" calcext:value-type="float">
            <text:p>84</text:p>
          </table:table-cell>
          <table:table-cell office:value-type="float" office:value="66.690679" calcext:value-type="float">
            <text:p>66.690679</text:p>
          </table:table-cell>
          <table:table-cell office:value-type="float" office:value="96.671519" calcext:value-type="float">
            <text:p>96.671519</text:p>
          </table:table-cell>
          <table:table-cell office:value-type="float" office:value="64.470893" calcext:value-type="float">
            <text:p>64.470893</text:p>
          </table:table-cell>
        </table:table-row>
        <table:table-row table:style-name="ro1">
          <table:table-cell table:number-columns-repeated="8"/>
          <table:table-cell office:value-type="float" office:value="480" calcext:value-type="float">
            <text:p>480</text:p>
          </table:table-cell>
          <table:table-cell office:value-type="float" office:value="87.6" calcext:value-type="float">
            <text:p>87.6</text:p>
          </table:table-cell>
          <table:table-cell office:value-type="float" office:value="86.5" calcext:value-type="float">
            <text:p>86.5</text:p>
          </table:table-cell>
          <table:table-cell office:value-type="float" office:value="68.139706" calcext:value-type="float">
            <text:p>68.139706</text:p>
          </table:table-cell>
          <table:table-cell office:value-type="float" office:value="98.768593" calcext:value-type="float">
            <text:p>98.768593</text:p>
          </table:table-cell>
          <table:table-cell office:value-type="float" office:value="67.300629" calcext:value-type="float">
            <text:p>67.300629</text:p>
          </table:table-cell>
        </table:table-row>
        <table:table-row table:style-name="ro1">
          <table:table-cell table:number-columns-repeated="8"/>
          <table:table-cell office:value-type="float" office:value="481" calcext:value-type="float">
            <text:p>481</text:p>
          </table:table-cell>
          <table:table-cell office:value-type="float" office:value="90" calcext:value-type="float">
            <text:p>90</text:p>
          </table:table-cell>
          <table:table-cell office:value-type="float" office:value="86.2" calcext:value-type="float">
            <text:p>86.2</text:p>
          </table:table-cell>
          <table:table-cell office:value-type="float" office:value="66.147536" calcext:value-type="float">
            <text:p>66.147536</text:p>
          </table:table-cell>
          <table:table-cell office:value-type="float" office:value="95.783211" calcext:value-type="float">
            <text:p>95.783211</text:p>
          </table:table-cell>
          <table:table-cell office:value-type="float" office:value="63.358234" calcext:value-type="float">
            <text:p>63.358234</text:p>
          </table:table-cell>
        </table:table-row>
        <table:table-row table:style-name="ro1">
          <table:table-cell table:number-columns-repeated="8"/>
          <table:table-cell office:value-type="float" office:value="482" calcext:value-type="float">
            <text:p>482</text:p>
          </table:table-cell>
          <table:table-cell office:value-type="float" office:value="87.6" calcext:value-type="float">
            <text:p>87.6</text:p>
          </table:table-cell>
          <table:table-cell office:value-type="float" office:value="84.6" calcext:value-type="float">
            <text:p>84.6</text:p>
          </table:table-cell>
          <table:table-cell office:value-type="float" office:value="66.49908" calcext:value-type="float">
            <text:p>66.49908</text:p>
          </table:table-cell>
          <table:table-cell office:value-type="float" office:value="96.495896" calcext:value-type="float">
            <text:p>96.495896</text:p>
          </table:table-cell>
          <table:table-cell office:value-type="float" office:value="64.168883" calcext:value-type="float">
            <text:p>64.168883</text:p>
          </table:table-cell>
        </table:table-row>
        <table:table-row table:style-name="ro1">
          <table:table-cell table:number-columns-repeated="8"/>
          <table:table-cell office:value-type="float" office:value="483" calcext:value-type="float">
            <text:p>483</text:p>
          </table:table-cell>
          <table:table-cell office:value-type="float" office:value="87.8" calcext:value-type="float">
            <text:p>87.8</text:p>
          </table:table-cell>
          <table:table-cell office:value-type="float" office:value="84.7" calcext:value-type="float">
            <text:p>84.7</text:p>
          </table:table-cell>
          <table:table-cell office:value-type="float" office:value="66.761503" calcext:value-type="float">
            <text:p>66.761503</text:p>
          </table:table-cell>
          <table:table-cell office:value-type="float" office:value="96.501017" calcext:value-type="float">
            <text:p>96.501017</text:p>
          </table:table-cell>
          <table:table-cell office:value-type="float" office:value="64.425529" calcext:value-type="float">
            <text:p>64.425529</text:p>
          </table:table-cell>
        </table:table-row>
        <table:table-row table:style-name="ro1">
          <table:table-cell table:number-columns-repeated="8"/>
          <table:table-cell office:value-type="float" office:value="484" calcext:value-type="float">
            <text:p>484</text:p>
          </table:table-cell>
          <table:table-cell office:value-type="float" office:value="87.3" calcext:value-type="float">
            <text:p>87.3</text:p>
          </table:table-cell>
          <table:table-cell office:value-type="float" office:value="85.8" calcext:value-type="float">
            <text:p>85.8</text:p>
          </table:table-cell>
          <table:table-cell office:value-type="float" office:value="67.811158" calcext:value-type="float">
            <text:p>67.811158</text:p>
          </table:table-cell>
          <table:table-cell office:value-type="float" office:value="98.346502" calcext:value-type="float">
            <text:p>98.346502</text:p>
          </table:table-cell>
          <table:table-cell office:value-type="float" office:value="66.689902" calcext:value-type="float">
            <text:p>66.689902</text:p>
          </table:table-cell>
        </table:table-row>
        <table:table-row table:style-name="ro1">
          <table:table-cell table:number-columns-repeated="8"/>
          <table:table-cell office:value-type="float" office:value="485" calcext:value-type="float">
            <text:p>485</text:p>
          </table:table-cell>
          <table:table-cell office:value-type="float" office:value="88.2" calcext:value-type="float">
            <text:p>88.2</text:p>
          </table:table-cell>
          <table:table-cell office:value-type="float" office:value="84.9" calcext:value-type="float">
            <text:p>84.9</text:p>
          </table:table-cell>
          <table:table-cell office:value-type="float" office:value="66.592238" calcext:value-type="float">
            <text:p>66.592238</text:p>
          </table:table-cell>
          <table:table-cell office:value-type="float" office:value="96.310565" calcext:value-type="float">
            <text:p>96.310565</text:p>
          </table:table-cell>
          <table:table-cell office:value-type="float" office:value="64.135361" calcext:value-type="float">
            <text:p>64.135361</text:p>
          </table:table-cell>
        </table:table-row>
        <table:table-row table:style-name="ro1">
          <table:table-cell table:number-columns-repeated="8"/>
          <table:table-cell office:value-type="float" office:value="486" calcext:value-type="float">
            <text:p>486</text:p>
          </table:table-cell>
          <table:table-cell office:value-type="float" office:value="88.4" calcext:value-type="float">
            <text:p>88.4</text:p>
          </table:table-cell>
          <table:table-cell office:value-type="float" office:value="85.1" calcext:value-type="float">
            <text:p>85.1</text:p>
          </table:table-cell>
          <table:table-cell office:value-type="float" office:value="66.487104" calcext:value-type="float">
            <text:p>66.487104</text:p>
          </table:table-cell>
          <table:table-cell office:value-type="float" office:value="96.316293" calcext:value-type="float">
            <text:p>96.316293</text:p>
          </table:table-cell>
          <table:table-cell office:value-type="float" office:value="64.037914" calcext:value-type="float">
            <text:p>64.037914</text:p>
          </table:table-cell>
        </table:table-row>
        <table:table-row table:style-name="ro1">
          <table:table-cell table:number-columns-repeated="8"/>
          <table:table-cell office:value-type="float" office:value="487" calcext:value-type="float">
            <text:p>487</text:p>
          </table:table-cell>
          <table:table-cell office:value-type="float" office:value="87.8" calcext:value-type="float">
            <text:p>87.8</text:p>
          </table:table-cell>
          <table:table-cell office:value-type="float" office:value="85.1" calcext:value-type="float">
            <text:p>85.1</text:p>
          </table:table-cell>
          <table:table-cell office:value-type="float" office:value="66.989841" calcext:value-type="float">
            <text:p>66.989841</text:p>
          </table:table-cell>
          <table:table-cell office:value-type="float" office:value="96.913488" calcext:value-type="float">
            <text:p>96.913488</text:p>
          </table:table-cell>
          <table:table-cell office:value-type="float" office:value="64.922192" calcext:value-type="float">
            <text:p>64.922192</text:p>
          </table:table-cell>
        </table:table-row>
        <table:table-row table:style-name="ro1">
          <table:table-cell table:number-columns-repeated="8"/>
          <table:table-cell office:value-type="float" office:value="488" calcext:value-type="float">
            <text:p>488</text:p>
          </table:table-cell>
          <table:table-cell office:value-type="float" office:value="87.4" calcext:value-type="float">
            <text:p>87.4</text:p>
          </table:table-cell>
          <table:table-cell office:value-type="float" office:value="84.4" calcext:value-type="float">
            <text:p>84.4</text:p>
          </table:table-cell>
          <table:table-cell office:value-type="float" office:value="66.807214" calcext:value-type="float">
            <text:p>66.807214</text:p>
          </table:table-cell>
          <table:table-cell office:value-type="float" office:value="96.486684" calcext:value-type="float">
            <text:p>96.486684</text:p>
          </table:table-cell>
          <table:table-cell office:value-type="float" office:value="64.460065" calcext:value-type="float">
            <text:p>64.460065</text:p>
          </table:table-cell>
        </table:table-row>
        <table:table-row table:style-name="ro1">
          <table:table-cell table:number-columns-repeated="8"/>
          <table:table-cell office:value-type="float" office:value="489" calcext:value-type="float">
            <text:p>489</text:p>
          </table:table-cell>
          <table:table-cell office:value-type="float" office:value="87.4" calcext:value-type="float">
            <text:p>87.4</text:p>
          </table:table-cell>
          <table:table-cell office:value-type="float" office:value="85.3" calcext:value-type="float">
            <text:p>85.3</text:p>
          </table:table-cell>
          <table:table-cell office:value-type="float" office:value="67.131909" calcext:value-type="float">
            <text:p>67.131909</text:p>
          </table:table-cell>
          <table:table-cell office:value-type="float" office:value="97.519717" calcext:value-type="float">
            <text:p>97.519717</text:p>
          </table:table-cell>
          <table:table-cell office:value-type="float" office:value="65.466848" calcext:value-type="float">
            <text:p>65.466848</text:p>
          </table:table-cell>
        </table:table-row>
        <table:table-row table:style-name="ro1">
          <table:table-cell table:number-columns-repeated="8"/>
          <table:table-cell office:value-type="float" office:value="490" calcext:value-type="float">
            <text:p>490</text:p>
          </table:table-cell>
          <table:table-cell office:value-type="float" office:value="87.8" calcext:value-type="float">
            <text:p>87.8</text:p>
          </table:table-cell>
          <table:table-cell office:value-type="float" office:value="84.7" calcext:value-type="float">
            <text:p>84.7</text:p>
          </table:table-cell>
          <table:table-cell office:value-type="float" office:value="66.586426" calcext:value-type="float">
            <text:p>66.586426</text:p>
          </table:table-cell>
          <table:table-cell office:value-type="float" office:value="96.501966" calcext:value-type="float">
            <text:p>96.501966</text:p>
          </table:table-cell>
          <table:table-cell office:value-type="float" office:value="64.25721" calcext:value-type="float">
            <text:p>64.25721</text:p>
          </table:table-cell>
        </table:table-row>
        <table:table-row table:style-name="ro1">
          <table:table-cell table:number-columns-repeated="8"/>
          <table:table-cell office:value-type="float" office:value="491" calcext:value-type="float">
            <text:p>491</text:p>
          </table:table-cell>
          <table:table-cell office:value-type="float" office:value="87.8" calcext:value-type="float">
            <text:p>87.8</text:p>
          </table:table-cell>
          <table:table-cell office:value-type="float" office:value="84.4" calcext:value-type="float">
            <text:p>84.4</text:p>
          </table:table-cell>
          <table:table-cell office:value-type="float" office:value="66.538227" calcext:value-type="float">
            <text:p>66.538227</text:p>
          </table:table-cell>
          <table:table-cell office:value-type="float" office:value="96.093177" calcext:value-type="float">
            <text:p>96.093177</text:p>
          </table:table-cell>
          <table:table-cell office:value-type="float" office:value="63.938696" calcext:value-type="float">
            <text:p>63.938696</text:p>
          </table:table-cell>
        </table:table-row>
        <table:table-row table:style-name="ro1">
          <table:table-cell table:number-columns-repeated="8"/>
          <table:table-cell office:value-type="float" office:value="492" calcext:value-type="float">
            <text:p>492</text:p>
          </table:table-cell>
          <table:table-cell office:value-type="float" office:value="87.1" calcext:value-type="float">
            <text:p>87.1</text:p>
          </table:table-cell>
          <table:table-cell office:value-type="float" office:value="84" calcext:value-type="float">
            <text:p>84</text:p>
          </table:table-cell>
          <table:table-cell office:value-type="float" office:value="66.883413" calcext:value-type="float">
            <text:p>66.883413</text:p>
          </table:table-cell>
          <table:table-cell office:value-type="float" office:value="96.475421" calcext:value-type="float">
            <text:p>96.475421</text:p>
          </table:table-cell>
          <table:table-cell office:value-type="float" office:value="64.526055" calcext:value-type="float">
            <text:p>64.526055</text:p>
          </table:table-cell>
        </table:table-row>
        <table:table-row table:style-name="ro1">
          <table:table-cell table:number-columns-repeated="8"/>
          <table:table-cell office:value-type="float" office:value="493" calcext:value-type="float">
            <text:p>493</text:p>
          </table:table-cell>
          <table:table-cell office:value-type="float" office:value="86.9" calcext:value-type="float">
            <text:p>86.9</text:p>
          </table:table-cell>
          <table:table-cell office:value-type="float" office:value="85.5" calcext:value-type="float">
            <text:p>85.5</text:p>
          </table:table-cell>
          <table:table-cell office:value-type="float" office:value="67.862388" calcext:value-type="float">
            <text:p>67.862388</text:p>
          </table:table-cell>
          <table:table-cell office:value-type="float" office:value="98.339595" calcext:value-type="float">
            <text:p>98.339595</text:p>
          </table:table-cell>
          <table:table-cell office:value-type="float" office:value="66.735598" calcext:value-type="float">
            <text:p>66.735598</text:p>
          </table:table-cell>
        </table:table-row>
        <table:table-row table:style-name="ro1">
          <table:table-cell table:number-columns-repeated="8"/>
          <table:table-cell office:value-type="float" office:value="494" calcext:value-type="float">
            <text:p>494</text:p>
          </table:table-cell>
          <table:table-cell office:value-type="float" office:value="88.4" calcext:value-type="float">
            <text:p>88.4</text:p>
          </table:table-cell>
          <table:table-cell office:value-type="float" office:value="84.9" calcext:value-type="float">
            <text:p>84.9</text:p>
          </table:table-cell>
          <table:table-cell office:value-type="float" office:value="66.304934" calcext:value-type="float">
            <text:p>66.304934</text:p>
          </table:table-cell>
          <table:table-cell office:value-type="float" office:value="96.114666" calcext:value-type="float">
            <text:p>96.114666</text:p>
          </table:table-cell>
          <table:table-cell office:value-type="float" office:value="63.728766" calcext:value-type="float">
            <text:p>63.728766</text:p>
          </table:table-cell>
        </table:table-row>
        <table:table-row table:style-name="ro1">
          <table:table-cell table:number-columns-repeated="8"/>
          <table:table-cell office:value-type="float" office:value="495" calcext:value-type="float">
            <text:p>495</text:p>
          </table:table-cell>
          <table:table-cell office:value-type="float" office:value="87.4" calcext:value-type="float">
            <text:p>87.4</text:p>
          </table:table-cell>
          <table:table-cell office:value-type="float" office:value="84" calcext:value-type="float">
            <text:p>84</text:p>
          </table:table-cell>
          <table:table-cell office:value-type="float" office:value="66.382257" calcext:value-type="float">
            <text:p>66.382257</text:p>
          </table:table-cell>
          <table:table-cell office:value-type="float" office:value="96.073264" calcext:value-type="float">
            <text:p>96.073264</text:p>
          </table:table-cell>
          <table:table-cell office:value-type="float" office:value="63.775601" calcext:value-type="float">
            <text:p>63.775601</text:p>
          </table:table-cell>
        </table:table-row>
        <table:table-row table:style-name="ro1">
          <table:table-cell table:number-columns-repeated="8"/>
          <table:table-cell office:value-type="float" office:value="496" calcext:value-type="float">
            <text:p>496</text:p>
          </table:table-cell>
          <table:table-cell office:value-type="float" office:value="87.6" calcext:value-type="float">
            <text:p>87.6</text:p>
          </table:table-cell>
          <table:table-cell office:value-type="float" office:value="86.9" calcext:value-type="float">
            <text:p>86.9</text:p>
          </table:table-cell>
          <table:table-cell office:value-type="float" office:value="68.317691" calcext:value-type="float">
            <text:p>68.317691</text:p>
          </table:table-cell>
          <table:table-cell office:value-type="float" office:value="99.173371" calcext:value-type="float">
            <text:p>99.173371</text:p>
          </table:table-cell>
          <table:table-cell office:value-type="float" office:value="67.752957" calcext:value-type="float">
            <text:p>67.752957</text:p>
          </table:table-cell>
        </table:table-row>
        <table:table-row table:style-name="ro1">
          <table:table-cell table:number-columns-repeated="8"/>
          <table:table-cell office:value-type="float" office:value="497" calcext:value-type="float">
            <text:p>497</text:p>
          </table:table-cell>
          <table:table-cell office:value-type="float" office:value="89.4" calcext:value-type="float">
            <text:p>89.4</text:p>
          </table:table-cell>
          <table:table-cell office:value-type="float" office:value="84.6" calcext:value-type="float">
            <text:p>84.6</text:p>
          </table:table-cell>
          <table:table-cell office:value-type="float" office:value="65.553112" calcext:value-type="float">
            <text:p>65.553112</text:p>
          </table:table-cell>
          <table:table-cell office:value-type="float" office:value="94.542507" calcext:value-type="float">
            <text:p>94.542507</text:p>
          </table:table-cell>
          <table:table-cell office:value-type="float" office:value="61.975555" calcext:value-type="float">
            <text:p>61.975555</text:p>
          </table:table-cell>
        </table:table-row>
        <table:table-row table:style-name="ro1">
          <table:table-cell table:number-columns-repeated="8"/>
          <table:table-cell office:value-type="float" office:value="498" calcext:value-type="float">
            <text:p>498</text:p>
          </table:table-cell>
          <table:table-cell office:value-type="float" office:value="86.5" calcext:value-type="float">
            <text:p>86.5</text:p>
          </table:table-cell>
          <table:table-cell office:value-type="float" office:value="83.8" calcext:value-type="float">
            <text:p>83.8</text:p>
          </table:table-cell>
          <table:table-cell office:value-type="float" office:value="66.708952" calcext:value-type="float">
            <text:p>66.708952</text:p>
          </table:table-cell>
          <table:table-cell office:value-type="float" office:value="96.87314" calcext:value-type="float">
            <text:p>96.87314</text:p>
          </table:table-cell>
          <table:table-cell office:value-type="float" office:value="64.623057" calcext:value-type="float">
            <text:p>64.623057</text:p>
          </table:table-cell>
        </table:table-row>
        <table:table-row table:style-name="ro1">
          <table:table-cell table:number-columns-repeated="8"/>
          <table:table-cell office:value-type="float" office:value="499" calcext:value-type="float">
            <text:p>499</text:p>
          </table:table-cell>
          <table:table-cell office:value-type="float" office:value="87.4" calcext:value-type="float">
            <text:p>87.4</text:p>
          </table:table-cell>
          <table:table-cell office:value-type="float" office:value="85.6" calcext:value-type="float">
            <text:p>85.6</text:p>
          </table:table-cell>
          <table:table-cell office:value-type="float" office:value="67.590273" calcext:value-type="float">
            <text:p>67.590273</text:p>
          </table:table-cell>
          <table:table-cell office:value-type="float" office:value="97.933963" calcext:value-type="float">
            <text:p>97.933963</text:p>
          </table:table-cell>
          <table:table-cell office:value-type="float" office:value="66.193833" calcext:value-type="float">
            <text:p>66.193833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88.2" calcext:value-type="float">
            <text:p>88.2</text:p>
          </table:table-cell>
          <table:table-cell office:value-type="float" office:value="85.1" calcext:value-type="float">
            <text:p>85.1</text:p>
          </table:table-cell>
          <table:table-cell office:value-type="float" office:value="66.755138" calcext:value-type="float">
            <text:p>66.755138</text:p>
          </table:table-cell>
          <table:table-cell office:value-type="float" office:value="96.52" calcext:value-type="float">
            <text:p>96.52</text:p>
          </table:table-cell>
          <table:table-cell office:value-type="float" office:value="64.432059" calcext:value-type="float">
            <text:p>64.432059</text:p>
          </table:table-cell>
        </table:table-row>
        <table:table-row table:style-name="ro1">
          <table:table-cell table:number-columns-repeated="8"/>
          <table:table-cell office:value-type="float" office:value="501" calcext:value-type="float">
            <text:p>501</text:p>
          </table:table-cell>
          <table:table-cell office:value-type="float" office:value="86.5" calcext:value-type="float">
            <text:p>86.5</text:p>
          </table:table-cell>
          <table:table-cell office:value-type="float" office:value="83.5" calcext:value-type="float">
            <text:p>83.5</text:p>
          </table:table-cell>
          <table:table-cell office:value-type="float" office:value="66.626835" calcext:value-type="float">
            <text:p>66.626835</text:p>
          </table:table-cell>
          <table:table-cell office:value-type="float" office:value="96.443609" calcext:value-type="float">
            <text:p>96.443609</text:p>
          </table:table-cell>
          <table:table-cell office:value-type="float" office:value="64.257325" calcext:value-type="float">
            <text:p>64.257325</text:p>
          </table:table-cell>
        </table:table-row>
        <table:table-row table:style-name="ro1">
          <table:table-cell table:number-columns-repeated="8"/>
          <table:table-cell office:value-type="float" office:value="502" calcext:value-type="float">
            <text:p>502</text:p>
          </table:table-cell>
          <table:table-cell office:value-type="float" office:value="86" calcext:value-type="float">
            <text:p>86</text:p>
          </table:table-cell>
          <table:table-cell office:value-type="float" office:value="83.1" calcext:value-type="float">
            <text:p>83.1</text:p>
          </table:table-cell>
          <table:table-cell office:value-type="float" office:value="66.551986" calcext:value-type="float">
            <text:p>66.551986</text:p>
          </table:table-cell>
          <table:table-cell office:value-type="float" office:value="96.636848" calcext:value-type="float">
            <text:p>96.636848</text:p>
          </table:table-cell>
          <table:table-cell office:value-type="float" office:value="64.313741" calcext:value-type="float">
            <text:p>64.313741</text:p>
          </table:table-cell>
        </table:table-row>
        <table:table-row table:style-name="ro1">
          <table:table-cell table:number-columns-repeated="8"/>
          <table:table-cell office:value-type="float" office:value="503" calcext:value-type="float">
            <text:p>503</text:p>
          </table:table-cell>
          <table:table-cell office:value-type="float" office:value="85.3" calcext:value-type="float">
            <text:p>85.3</text:p>
          </table:table-cell>
          <table:table-cell office:value-type="float" office:value="82.6" calcext:value-type="float">
            <text:p>82.6</text:p>
          </table:table-cell>
          <table:table-cell office:value-type="float" office:value="66.549404" calcext:value-type="float">
            <text:p>66.549404</text:p>
          </table:table-cell>
          <table:table-cell office:value-type="float" office:value="96.823073" calcext:value-type="float">
            <text:p>96.823073</text:p>
          </table:table-cell>
          <table:table-cell office:value-type="float" office:value="64.435178" calcext:value-type="float">
            <text:p>64.435178</text:p>
          </table:table-cell>
        </table:table-row>
        <table:table-row table:style-name="ro1">
          <table:table-cell table:number-columns-repeated="8"/>
          <table:table-cell office:value-type="float" office:value="504" calcext:value-type="float">
            <text:p>504</text:p>
          </table:table-cell>
          <table:table-cell office:value-type="float" office:value="86.5" calcext:value-type="float">
            <text:p>86.5</text:p>
          </table:table-cell>
          <table:table-cell office:value-type="float" office:value="84.2" calcext:value-type="float">
            <text:p>84.2</text:p>
          </table:table-cell>
          <table:table-cell office:value-type="float" office:value="67.066584" calcext:value-type="float">
            <text:p>67.066584</text:p>
          </table:table-cell>
          <table:table-cell office:value-type="float" office:value="97.286975" calcext:value-type="float">
            <text:p>97.286975</text:p>
          </table:table-cell>
          <table:table-cell office:value-type="float" office:value="65.247051" calcext:value-type="float">
            <text:p>65.247051</text:p>
          </table:table-cell>
        </table:table-row>
        <table:table-row table:style-name="ro1">
          <table:table-cell table:number-columns-repeated="8"/>
          <table:table-cell office:value-type="float" office:value="505" calcext:value-type="float">
            <text:p>505</text:p>
          </table:table-cell>
          <table:table-cell office:value-type="float" office:value="85.6" calcext:value-type="float">
            <text:p>85.6</text:p>
          </table:table-cell>
          <table:table-cell office:value-type="float" office:value="83.5" calcext:value-type="float">
            <text:p>83.5</text:p>
          </table:table-cell>
          <table:table-cell office:value-type="float" office:value="66.952036" calcext:value-type="float">
            <text:p>66.952036</text:p>
          </table:table-cell>
          <table:table-cell office:value-type="float" office:value="97.463682" calcext:value-type="float">
            <text:p>97.463682</text:p>
          </table:table-cell>
          <table:table-cell office:value-type="float" office:value="65.25392" calcext:value-type="float">
            <text:p>65.25392</text:p>
          </table:table-cell>
        </table:table-row>
        <table:table-row table:style-name="ro1">
          <table:table-cell table:number-columns-repeated="8"/>
          <table:table-cell office:value-type="float" office:value="506" calcext:value-type="float">
            <text:p>506</text:p>
          </table:table-cell>
          <table:table-cell office:value-type="float" office:value="87.6" calcext:value-type="float">
            <text:p>87.6</text:p>
          </table:table-cell>
          <table:table-cell office:value-type="float" office:value="83.5" calcext:value-type="float">
            <text:p>83.5</text:p>
          </table:table-cell>
          <table:table-cell office:value-type="float" office:value="65.592268" calcext:value-type="float">
            <text:p>65.592268</text:p>
          </table:table-cell>
          <table:table-cell office:value-type="float" office:value="95.259724" calcext:value-type="float">
            <text:p>95.259724</text:p>
          </table:table-cell>
          <table:table-cell office:value-type="float" office:value="62.483014" calcext:value-type="float">
            <text:p>62.483014</text:p>
          </table:table-cell>
        </table:table-row>
        <table:table-row table:style-name="ro1">
          <table:table-cell table:number-columns-repeated="8"/>
          <table:table-cell office:value-type="float" office:value="507" calcext:value-type="float">
            <text:p>507</text:p>
          </table:table-cell>
          <table:table-cell office:value-type="float" office:value="86.4" calcext:value-type="float">
            <text:p>86.4</text:p>
          </table:table-cell>
          <table:table-cell office:value-type="float" office:value="84.4" calcext:value-type="float">
            <text:p>84.4</text:p>
          </table:table-cell>
          <table:table-cell office:value-type="float" office:value="67.52096" calcext:value-type="float">
            <text:p>67.52096</text:p>
          </table:table-cell>
          <table:table-cell office:value-type="float" office:value="97.700719" calcext:value-type="float">
            <text:p>97.700719</text:p>
          </table:table-cell>
          <table:table-cell office:value-type="float" office:value="65.968463" calcext:value-type="float">
            <text:p>65.968463</text:p>
          </table:table-cell>
        </table:table-row>
        <table:table-row table:style-name="ro1">
          <table:table-cell table:number-columns-repeated="8"/>
          <table:table-cell office:value-type="float" office:value="508" calcext:value-type="float">
            <text:p>508</text:p>
          </table:table-cell>
          <table:table-cell office:value-type="float" office:value="86" calcext:value-type="float">
            <text:p>86</text:p>
          </table:table-cell>
          <table:table-cell office:value-type="float" office:value="83.5" calcext:value-type="float">
            <text:p>83.5</text:p>
          </table:table-cell>
          <table:table-cell office:value-type="float" office:value="66.718597" calcext:value-type="float">
            <text:p>66.718597</text:p>
          </table:table-cell>
          <table:table-cell office:value-type="float" office:value="97.066142" calcext:value-type="float">
            <text:p>97.066142</text:p>
          </table:table-cell>
          <table:table-cell office:value-type="float" office:value="64.761168" calcext:value-type="float">
            <text:p>64.761168</text:p>
          </table:table-cell>
        </table:table-row>
        <table:table-row table:style-name="ro1">
          <table:table-cell table:number-columns-repeated="8"/>
          <table:table-cell office:value-type="float" office:value="509" calcext:value-type="float">
            <text:p>509</text:p>
          </table:table-cell>
          <table:table-cell office:value-type="float" office:value="85.3" calcext:value-type="float">
            <text:p>85.3</text:p>
          </table:table-cell>
          <table:table-cell office:value-type="float" office:value="81.8" calcext:value-type="float">
            <text:p>81.8</text:p>
          </table:table-cell>
          <table:table-cell office:value-type="float" office:value="65.62968" calcext:value-type="float">
            <text:p>65.62968</text:p>
          </table:table-cell>
          <table:table-cell office:value-type="float" office:value="95.974753" calcext:value-type="float">
            <text:p>95.974753</text:p>
          </table:table-cell>
          <table:table-cell office:value-type="float" office:value="62.987923" calcext:value-type="float">
            <text:p>62.987923</text:p>
          </table:table-cell>
        </table:table-row>
        <table:table-row table:style-name="ro1">
          <table:table-cell table:number-columns-repeated="8"/>
          <table:table-cell office:value-type="float" office:value="510" calcext:value-type="float">
            <text:p>510</text:p>
          </table:table-cell>
          <table:table-cell office:value-type="float" office:value="84.4" calcext:value-type="float">
            <text:p>84.4</text:p>
          </table:table-cell>
          <table:table-cell office:value-type="float" office:value="81.5" calcext:value-type="float">
            <text:p>81.5</text:p>
          </table:table-cell>
          <table:table-cell office:value-type="float" office:value="66.223736" calcext:value-type="float">
            <text:p>66.223736</text:p>
          </table:table-cell>
          <table:table-cell office:value-type="float" office:value="96.577827" calcext:value-type="float">
            <text:p>96.577827</text:p>
          </table:table-cell>
          <table:table-cell office:value-type="float" office:value="63.957445" calcext:value-type="float">
            <text:p>63.957445</text:p>
          </table:table-cell>
        </table:table-row>
        <table:table-row table:style-name="ro1">
          <table:table-cell table:number-columns-repeated="8"/>
          <table:table-cell office:value-type="float" office:value="511" calcext:value-type="float">
            <text:p>511</text:p>
          </table:table-cell>
          <table:table-cell office:value-type="float" office:value="85.6" calcext:value-type="float">
            <text:p>85.6</text:p>
          </table:table-cell>
          <table:table-cell office:value-type="float" office:value="83.3" calcext:value-type="float">
            <text:p>83.3</text:p>
          </table:table-cell>
          <table:table-cell office:value-type="float" office:value="66.755861" calcext:value-type="float">
            <text:p>66.755861</text:p>
          </table:table-cell>
          <table:table-cell office:value-type="float" office:value="97.25933" calcext:value-type="float">
            <text:p>97.25933</text:p>
          </table:table-cell>
          <table:table-cell office:value-type="float" office:value="64.926303" calcext:value-type="float">
            <text:p>64.926303</text:p>
          </table:table-cell>
        </table:table-row>
        <table:table-row table:style-name="ro1">
          <table:table-cell table:number-columns-repeated="8"/>
          <table:table-cell office:value-type="float" office:value="512" calcext:value-type="float">
            <text:p>512</text:p>
          </table:table-cell>
          <table:table-cell office:value-type="float" office:value="85.5" calcext:value-type="float">
            <text:p>85.5</text:p>
          </table:table-cell>
          <table:table-cell office:value-type="float" office:value="82.9" calcext:value-type="float">
            <text:p>82.9</text:p>
          </table:table-cell>
          <table:table-cell office:value-type="float" office:value="66.922098" calcext:value-type="float">
            <text:p>66.922098</text:p>
          </table:table-cell>
          <table:table-cell office:value-type="float" office:value="97.040169" calcext:value-type="float">
            <text:p>97.040169</text:p>
          </table:table-cell>
          <table:table-cell office:value-type="float" office:value="64.941317" calcext:value-type="float">
            <text:p>64.941317</text:p>
          </table:table-cell>
        </table:table-row>
        <table:table-row table:style-name="ro1">
          <table:table-cell table:number-columns-repeated="8"/>
          <table:table-cell office:value-type="float" office:value="513" calcext:value-type="float">
            <text:p>513</text:p>
          </table:table-cell>
          <table:table-cell office:value-type="float" office:value="85.8" calcext:value-type="float">
            <text:p>85.8</text:p>
          </table:table-cell>
          <table:table-cell office:value-type="float" office:value="83.1" calcext:value-type="float">
            <text:p>83.1</text:p>
          </table:table-cell>
          <table:table-cell office:value-type="float" office:value="66.627778" calcext:value-type="float">
            <text:p>66.627778</text:p>
          </table:table-cell>
          <table:table-cell office:value-type="float" office:value="96.845666" calcext:value-type="float">
            <text:p>96.845666</text:p>
          </table:table-cell>
          <table:table-cell office:value-type="float" office:value="64.526115" calcext:value-type="float">
            <text:p>64.526115</text:p>
          </table:table-cell>
        </table:table-row>
        <table:table-row table:style-name="ro1">
          <table:table-cell table:number-columns-repeated="8"/>
          <table:table-cell office:value-type="float" office:value="514" calcext:value-type="float">
            <text:p>514</text:p>
          </table:table-cell>
          <table:table-cell office:value-type="float" office:value="85.6" calcext:value-type="float">
            <text:p>85.6</text:p>
          </table:table-cell>
          <table:table-cell office:value-type="float" office:value="82.8" calcext:value-type="float">
            <text:p>82.8</text:p>
          </table:table-cell>
          <table:table-cell office:value-type="float" office:value="66.520795" calcext:value-type="float">
            <text:p>66.520795</text:p>
          </table:table-cell>
          <table:table-cell office:value-type="float" office:value="96.62097" calcext:value-type="float">
            <text:p>96.62097</text:p>
          </table:table-cell>
          <table:table-cell office:value-type="float" office:value="64.273037" calcext:value-type="float">
            <text:p>64.273037</text:p>
          </table:table-cell>
        </table:table-row>
        <table:table-row table:style-name="ro1">
          <table:table-cell table:number-columns-repeated="8"/>
          <table:table-cell office:value-type="float" office:value="515" calcext:value-type="float">
            <text:p>515</text:p>
          </table:table-cell>
          <table:table-cell office:value-type="float" office:value="86.4" calcext:value-type="float">
            <text:p>86.4</text:p>
          </table:table-cell>
          <table:table-cell office:value-type="float" office:value="84.9" calcext:value-type="float">
            <text:p>84.9</text:p>
          </table:table-cell>
          <table:table-cell office:value-type="float" office:value="67.541154" calcext:value-type="float">
            <text:p>67.541154</text:p>
          </table:table-cell>
          <table:table-cell office:value-type="float" office:value="98.330316" calcext:value-type="float">
            <text:p>98.330316</text:p>
          </table:table-cell>
          <table:table-cell office:value-type="float" office:value="66.41343" calcext:value-type="float">
            <text:p>66.41343</text:p>
          </table:table-cell>
        </table:table-row>
        <table:table-row table:style-name="ro1">
          <table:table-cell table:number-columns-repeated="8"/>
          <table:table-cell office:value-type="float" office:value="516" calcext:value-type="float">
            <text:p>516</text:p>
          </table:table-cell>
          <table:table-cell office:value-type="float" office:value="86.4" calcext:value-type="float">
            <text:p>86.4</text:p>
          </table:table-cell>
          <table:table-cell office:value-type="float" office:value="83.3" calcext:value-type="float">
            <text:p>83.3</text:p>
          </table:table-cell>
          <table:table-cell office:value-type="float" office:value="66.400233" calcext:value-type="float">
            <text:p>66.400233</text:p>
          </table:table-cell>
          <table:table-cell office:value-type="float" office:value="96.443446" calcext:value-type="float">
            <text:p>96.443446</text:p>
          </table:table-cell>
          <table:table-cell office:value-type="float" office:value="64.038672" calcext:value-type="float">
            <text:p>64.038672</text:p>
          </table:table-cell>
        </table:table-row>
        <table:table-row table:style-name="ro1">
          <table:table-cell table:number-columns-repeated="8"/>
          <table:table-cell office:value-type="float" office:value="517" calcext:value-type="float">
            <text:p>517</text:p>
          </table:table-cell>
          <table:table-cell office:value-type="float" office:value="86.5" calcext:value-type="float">
            <text:p>86.5</text:p>
          </table:table-cell>
          <table:table-cell office:value-type="float" office:value="83.8" calcext:value-type="float">
            <text:p>83.8</text:p>
          </table:table-cell>
          <table:table-cell office:value-type="float" office:value="66.720374" calcext:value-type="float">
            <text:p>66.720374</text:p>
          </table:table-cell>
          <table:table-cell office:value-type="float" office:value="96.866354" calcext:value-type="float">
            <text:p>96.866354</text:p>
          </table:table-cell>
          <table:table-cell office:value-type="float" office:value="64.629594" calcext:value-type="float">
            <text:p>64.629594</text:p>
          </table:table-cell>
        </table:table-row>
        <table:table-row table:style-name="ro1">
          <table:table-cell table:number-columns-repeated="8"/>
          <table:table-cell office:value-type="float" office:value="518" calcext:value-type="float">
            <text:p>518</text:p>
          </table:table-cell>
          <table:table-cell office:value-type="float" office:value="86.9" calcext:value-type="float">
            <text:p>86.9</text:p>
          </table:table-cell>
          <table:table-cell office:value-type="float" office:value="83.7" calcext:value-type="float">
            <text:p>83.7</text:p>
          </table:table-cell>
          <table:table-cell office:value-type="float" office:value="66.578801" calcext:value-type="float">
            <text:p>66.578801</text:p>
          </table:table-cell>
          <table:table-cell office:value-type="float" office:value="96.252966" calcext:value-type="float">
            <text:p>96.252966</text:p>
          </table:table-cell>
          <table:table-cell office:value-type="float" office:value="64.084071" calcext:value-type="float">
            <text:p>64.084071</text:p>
          </table:table-cell>
        </table:table-row>
        <table:table-row table:style-name="ro1">
          <table:table-cell table:number-columns-repeated="8"/>
          <table:table-cell office:value-type="float" office:value="519" calcext:value-type="float">
            <text:p>519</text:p>
          </table:table-cell>
          <table:table-cell office:value-type="float" office:value="85.5" calcext:value-type="float">
            <text:p>85.5</text:p>
          </table:table-cell>
          <table:table-cell office:value-type="float" office:value="83.5" calcext:value-type="float">
            <text:p>83.5</text:p>
          </table:table-cell>
          <table:table-cell office:value-type="float" office:value="66.854422" calcext:value-type="float">
            <text:p>66.854422</text:p>
          </table:table-cell>
          <table:table-cell office:value-type="float" office:value="97.67045" calcext:value-type="float">
            <text:p>97.67045</text:p>
          </table:table-cell>
          <table:table-cell office:value-type="float" office:value="65.297015" calcext:value-type="float">
            <text:p>65.297015</text:p>
          </table:table-cell>
        </table:table-row>
        <table:table-row table:style-name="ro1">
          <table:table-cell table:number-columns-repeated="8"/>
          <table:table-cell office:value-type="float" office:value="520" calcext:value-type="float">
            <text:p>520</text:p>
          </table:table-cell>
          <table:table-cell office:value-type="float" office:value="85.6" calcext:value-type="float">
            <text:p>85.6</text:p>
          </table:table-cell>
          <table:table-cell office:value-type="float" office:value="82.4" calcext:value-type="float">
            <text:p>82.4</text:p>
          </table:table-cell>
          <table:table-cell office:value-type="float" office:value="65.96416" calcext:value-type="float">
            <text:p>65.96416</text:p>
          </table:table-cell>
          <table:table-cell office:value-type="float" office:value="96.198435" calcext:value-type="float">
            <text:p>96.198435</text:p>
          </table:table-cell>
          <table:table-cell office:value-type="float" office:value="63.456489" calcext:value-type="float">
            <text:p>63.456489</text:p>
          </table:table-cell>
        </table:table-row>
        <table:table-row table:style-name="ro1">
          <table:table-cell table:number-columns-repeated="8"/>
          <table:table-cell office:value-type="float" office:value="521" calcext:value-type="float">
            <text:p>521</text:p>
          </table:table-cell>
          <table:table-cell office:value-type="float" office:value="85.3" calcext:value-type="float">
            <text:p>85.3</text:p>
          </table:table-cell>
          <table:table-cell office:value-type="float" office:value="82.4" calcext:value-type="float">
            <text:p>82.4</text:p>
          </table:table-cell>
          <table:table-cell office:value-type="float" office:value="66.213511" calcext:value-type="float">
            <text:p>66.213511</text:p>
          </table:table-cell>
          <table:table-cell office:value-type="float" office:value="96.609878" calcext:value-type="float">
            <text:p>96.609878</text:p>
          </table:table-cell>
          <table:table-cell office:value-type="float" office:value="63.968792" calcext:value-type="float">
            <text:p>63.968792</text:p>
          </table:table-cell>
        </table:table-row>
        <table:table-row table:style-name="ro1">
          <table:table-cell table:number-columns-repeated="8"/>
          <table:table-cell office:value-type="float" office:value="522" calcext:value-type="float">
            <text:p>522</text:p>
          </table:table-cell>
          <table:table-cell office:value-type="float" office:value="85.6" calcext:value-type="float">
            <text:p>85.6</text:p>
          </table:table-cell>
          <table:table-cell office:value-type="float" office:value="82.8" calcext:value-type="float">
            <text:p>82.8</text:p>
          </table:table-cell>
          <table:table-cell office:value-type="float" office:value="66.572164" calcext:value-type="float">
            <text:p>66.572164</text:p>
          </table:table-cell>
          <table:table-cell office:value-type="float" office:value="96.624698" calcext:value-type="float">
            <text:p>96.624698</text:p>
          </table:table-cell>
          <table:table-cell office:value-type="float" office:value="64.325153" calcext:value-type="float">
            <text:p>64.325153</text:p>
          </table:table-cell>
        </table:table-row>
        <table:table-row table:style-name="ro1">
          <table:table-cell table:number-columns-repeated="8"/>
          <table:table-cell office:value-type="float" office:value="523" calcext:value-type="float">
            <text:p>523</text:p>
          </table:table-cell>
          <table:table-cell office:value-type="float" office:value="84.9" calcext:value-type="float">
            <text:p>84.9</text:p>
          </table:table-cell>
          <table:table-cell office:value-type="float" office:value="82.6" calcext:value-type="float">
            <text:p>82.6</text:p>
          </table:table-cell>
          <table:table-cell office:value-type="float" office:value="66.968639" calcext:value-type="float">
            <text:p>66.968639</text:p>
          </table:table-cell>
          <table:table-cell office:value-type="float" office:value="97.236719" calcext:value-type="float">
            <text:p>97.236719</text:p>
          </table:table-cell>
          <table:table-cell office:value-type="float" office:value="65.118107" calcext:value-type="float">
            <text:p>65.118107</text:p>
          </table:table-cell>
        </table:table-row>
        <table:table-row table:style-name="ro1">
          <table:table-cell table:number-columns-repeated="8"/>
          <table:table-cell office:value-type="float" office:value="524" calcext:value-type="float">
            <text:p>524</text:p>
          </table:table-cell>
          <table:table-cell office:value-type="float" office:value="85.5" calcext:value-type="float">
            <text:p>85.5</text:p>
          </table:table-cell>
          <table:table-cell office:value-type="float" office:value="82.9" calcext:value-type="float">
            <text:p>82.9</text:p>
          </table:table-cell>
          <table:table-cell office:value-type="float" office:value="66.792297" calcext:value-type="float">
            <text:p>66.792297</text:p>
          </table:table-cell>
          <table:table-cell office:value-type="float" office:value="97.041836" calcext:value-type="float">
            <text:p>97.041836</text:p>
          </table:table-cell>
          <table:table-cell office:value-type="float" office:value="64.816471" calcext:value-type="float">
            <text:p>64.816471</text:p>
          </table:table-cell>
        </table:table-row>
        <table:table-row table:style-name="ro1">
          <table:table-cell table:number-columns-repeated="8"/>
          <table:table-cell office:value-type="float" office:value="525" calcext:value-type="float">
            <text:p>525</text:p>
          </table:table-cell>
          <table:table-cell office:value-type="float" office:value="85.1" calcext:value-type="float">
            <text:p>85.1</text:p>
          </table:table-cell>
          <table:table-cell office:value-type="float" office:value="82.4" calcext:value-type="float">
            <text:p>82.4</text:p>
          </table:table-cell>
          <table:table-cell office:value-type="float" office:value="66.677171" calcext:value-type="float">
            <text:p>66.677171</text:p>
          </table:table-cell>
          <table:table-cell office:value-type="float" office:value="96.818937" calcext:value-type="float">
            <text:p>96.818937</text:p>
          </table:table-cell>
          <table:table-cell office:value-type="float" office:value="64.556128" calcext:value-type="float">
            <text:p>64.556128</text:p>
          </table:table-cell>
        </table:table-row>
        <table:table-row table:style-name="ro1">
          <table:table-cell table:number-columns-repeated="8"/>
          <table:table-cell office:value-type="float" office:value="526" calcext:value-type="float">
            <text:p>526</text:p>
          </table:table-cell>
          <table:table-cell office:value-type="float" office:value="85.1" calcext:value-type="float">
            <text:p>85.1</text:p>
          </table:table-cell>
          <table:table-cell office:value-type="float" office:value="82.8" calcext:value-type="float">
            <text:p>82.8</text:p>
          </table:table-cell>
          <table:table-cell office:value-type="float" office:value="67.227218" calcext:value-type="float">
            <text:p>67.227218</text:p>
          </table:table-cell>
          <table:table-cell office:value-type="float" office:value="97.237228" calcext:value-type="float">
            <text:p>97.237228</text:p>
          </table:table-cell>
          <table:table-cell office:value-type="float" office:value="65.369883" calcext:value-type="float">
            <text:p>65.369883</text:p>
          </table:table-cell>
        </table:table-row>
        <table:table-row table:style-name="ro1">
          <table:table-cell table:number-columns-repeated="8"/>
          <table:table-cell office:value-type="float" office:value="527" calcext:value-type="float">
            <text:p>527</text:p>
          </table:table-cell>
          <table:table-cell office:value-type="float" office:value="85.5" calcext:value-type="float">
            <text:p>85.5</text:p>
          </table:table-cell>
          <table:table-cell office:value-type="float" office:value="82.6" calcext:value-type="float">
            <text:p>82.6</text:p>
          </table:table-cell>
          <table:table-cell office:value-type="float" office:value="66.611752" calcext:value-type="float">
            <text:p>66.611752</text:p>
          </table:table-cell>
          <table:table-cell office:value-type="float" office:value="96.621347" calcext:value-type="float">
            <text:p>96.621347</text:p>
          </table:table-cell>
          <table:table-cell office:value-type="float" office:value="64.361172" calcext:value-type="float">
            <text:p>64.361172</text:p>
          </table:table-cell>
        </table:table-row>
        <table:table-row table:style-name="ro1">
          <table:table-cell table:number-columns-repeated="8"/>
          <table:table-cell office:value-type="float" office:value="528" calcext:value-type="float">
            <text:p>528</text:p>
          </table:table-cell>
          <table:table-cell office:value-type="float" office:value="86.2" calcext:value-type="float">
            <text:p>86.2</text:p>
          </table:table-cell>
          <table:table-cell office:value-type="float" office:value="84.6" calcext:value-type="float">
            <text:p>84.6</text:p>
          </table:table-cell>
          <table:table-cell office:value-type="float" office:value="67.757309" calcext:value-type="float">
            <text:p>67.757309</text:p>
          </table:table-cell>
          <table:table-cell office:value-type="float" office:value="98.112157" calcext:value-type="float">
            <text:p>98.112157</text:p>
          </table:table-cell>
          <table:table-cell office:value-type="float" office:value="66.478157" calcext:value-type="float">
            <text:p>66.478157</text:p>
          </table:table-cell>
        </table:table-row>
        <table:table-row table:style-name="ro1">
          <table:table-cell table:number-columns-repeated="8"/>
          <table:table-cell office:value-type="float" office:value="529" calcext:value-type="float">
            <text:p>529</text:p>
          </table:table-cell>
          <table:table-cell office:value-type="float" office:value="87.1" calcext:value-type="float">
            <text:p>87.1</text:p>
          </table:table-cell>
          <table:table-cell office:value-type="float" office:value="83.3" calcext:value-type="float">
            <text:p>83.3</text:p>
          </table:table-cell>
          <table:table-cell office:value-type="float" office:value="65.921381" calcext:value-type="float">
            <text:p>65.921381</text:p>
          </table:table-cell>
          <table:table-cell office:value-type="float" office:value="95.640169" calcext:value-type="float">
            <text:p>95.640169</text:p>
          </table:table-cell>
          <table:table-cell office:value-type="float" office:value="63.04732" calcext:value-type="float">
            <text:p>63.04732</text:p>
          </table:table-cell>
        </table:table-row>
        <table:table-row table:style-name="ro1">
          <table:table-cell table:number-columns-repeated="8"/>
          <table:table-cell office:value-type="float" office:value="530" calcext:value-type="float">
            <text:p>530</text:p>
          </table:table-cell>
          <table:table-cell office:value-type="float" office:value="84.7" calcext:value-type="float">
            <text:p>84.7</text:p>
          </table:table-cell>
          <table:table-cell office:value-type="float" office:value="82" calcext:value-type="float">
            <text:p>82</text:p>
          </table:table-cell>
          <table:table-cell office:value-type="float" office:value="66.765665" calcext:value-type="float">
            <text:p>66.765665</text:p>
          </table:table-cell>
          <table:table-cell office:value-type="float" office:value="96.801468" calcext:value-type="float">
            <text:p>96.801468</text:p>
          </table:table-cell>
          <table:table-cell office:value-type="float" office:value="64.630144" calcext:value-type="float">
            <text:p>64.630144</text:p>
          </table:table-cell>
        </table:table-row>
        <table:table-row table:style-name="ro1">
          <table:table-cell table:number-columns-repeated="8"/>
          <table:table-cell office:value-type="float" office:value="531" calcext:value-type="float">
            <text:p>531</text:p>
          </table:table-cell>
          <table:table-cell office:value-type="float" office:value="85.6" calcext:value-type="float">
            <text:p>85.6</text:p>
          </table:table-cell>
          <table:table-cell office:value-type="float" office:value="82.8" calcext:value-type="float">
            <text:p>82.8</text:p>
          </table:table-cell>
          <table:table-cell office:value-type="float" office:value="66.585674" calcext:value-type="float">
            <text:p>66.585674</text:p>
          </table:table-cell>
          <table:table-cell office:value-type="float" office:value="96.624698" calcext:value-type="float">
            <text:p>96.624698</text:p>
          </table:table-cell>
          <table:table-cell office:value-type="float" office:value="64.338206" calcext:value-type="float">
            <text:p>64.338206</text:p>
          </table:table-cell>
        </table:table-row>
        <table:table-row table:style-name="ro1">
          <table:table-cell table:number-columns-repeated="8"/>
          <table:table-cell office:value-type="float" office:value="532" calcext:value-type="float">
            <text:p>532</text:p>
          </table:table-cell>
          <table:table-cell office:value-type="float" office:value="84.6" calcext:value-type="float">
            <text:p>84.6</text:p>
          </table:table-cell>
          <table:table-cell office:value-type="float" office:value="82.6" calcext:value-type="float">
            <text:p>82.6</text:p>
          </table:table-cell>
          <table:table-cell office:value-type="float" office:value="67.379638" calcext:value-type="float">
            <text:p>67.379638</text:p>
          </table:table-cell>
          <table:table-cell office:value-type="float" office:value="97.649288" calcext:value-type="float">
            <text:p>97.649288</text:p>
          </table:table-cell>
          <table:table-cell office:value-type="float" office:value="65.795736" calcext:value-type="float">
            <text:p>65.795736</text:p>
          </table:table-cell>
        </table:table-row>
        <table:table-row table:style-name="ro1">
          <table:table-cell table:number-columns-repeated="8"/>
          <table:table-cell office:value-type="float" office:value="533" calcext:value-type="float">
            <text:p>533</text:p>
          </table:table-cell>
          <table:table-cell office:value-type="float" office:value="84.9" calcext:value-type="float">
            <text:p>84.9</text:p>
          </table:table-cell>
          <table:table-cell office:value-type="float" office:value="81.8" calcext:value-type="float">
            <text:p>81.8</text:p>
          </table:table-cell>
          <table:table-cell office:value-type="float" office:value="66.403704" calcext:value-type="float">
            <text:p>66.403704</text:p>
          </table:table-cell>
          <table:table-cell office:value-type="float" office:value="96.383278" calcext:value-type="float">
            <text:p>96.383278</text:p>
          </table:table-cell>
          <table:table-cell office:value-type="float" office:value="64.002067" calcext:value-type="float">
            <text:p>64.002067</text:p>
          </table:table-cell>
        </table:table-row>
        <table:table-row table:style-name="ro1">
          <table:table-cell table:number-columns-repeated="8"/>
          <table:table-cell office:value-type="float" office:value="534" calcext:value-type="float">
            <text:p>534</text:p>
          </table:table-cell>
          <table:table-cell office:value-type="float" office:value="85.5" calcext:value-type="float">
            <text:p>85.5</text:p>
          </table:table-cell>
          <table:table-cell office:value-type="float" office:value="83.1" calcext:value-type="float">
            <text:p>83.1</text:p>
          </table:table-cell>
          <table:table-cell office:value-type="float" office:value="66.889532" calcext:value-type="float">
            <text:p>66.889532</text:p>
          </table:table-cell>
          <table:table-cell office:value-type="float" office:value="97.249635" calcext:value-type="float">
            <text:p>97.249635</text:p>
          </table:table-cell>
          <table:table-cell office:value-type="float" office:value="65.049826" calcext:value-type="float">
            <text:p>65.049826</text:p>
          </table:table-cell>
        </table:table-row>
        <table:table-row table:style-name="ro1">
          <table:table-cell table:number-columns-repeated="8"/>
          <table:table-cell office:value-type="float" office:value="535" calcext:value-type="float">
            <text:p>535</text:p>
          </table:table-cell>
          <table:table-cell office:value-type="float" office:value="84.9" calcext:value-type="float">
            <text:p>84.9</text:p>
          </table:table-cell>
          <table:table-cell office:value-type="float" office:value="82" calcext:value-type="float">
            <text:p>82</text:p>
          </table:table-cell>
          <table:table-cell office:value-type="float" office:value="66.64767" calcext:value-type="float">
            <text:p>66.64767</text:p>
          </table:table-cell>
          <table:table-cell office:value-type="float" office:value="96.59202" calcext:value-type="float">
            <text:p>96.59202</text:p>
          </table:table-cell>
          <table:table-cell office:value-type="float" office:value="64.376331" calcext:value-type="float">
            <text:p>64.376331</text:p>
          </table:table-cell>
        </table:table-row>
        <table:table-row table:style-name="ro1">
          <table:table-cell table:number-columns-repeated="8"/>
          <table:table-cell office:value-type="float" office:value="536" calcext:value-type="float">
            <text:p>536</text:p>
          </table:table-cell>
          <table:table-cell office:value-type="float" office:value="84.2" calcext:value-type="float">
            <text:p>84.2</text:p>
          </table:table-cell>
          <table:table-cell office:value-type="float" office:value="81.1" calcext:value-type="float">
            <text:p>81.1</text:p>
          </table:table-cell>
          <table:table-cell office:value-type="float" office:value="66.207002" calcext:value-type="float">
            <text:p>66.207002</text:p>
          </table:table-cell>
          <table:table-cell office:value-type="float" office:value="96.351859" calcext:value-type="float">
            <text:p>96.351859</text:p>
          </table:table-cell>
          <table:table-cell office:value-type="float" office:value="63.791677" calcext:value-type="float">
            <text:p>63.791677</text:p>
          </table:table-cell>
        </table:table-row>
        <table:table-row table:style-name="ro1">
          <table:table-cell table:number-columns-repeated="8"/>
          <table:table-cell office:value-type="float" office:value="537" calcext:value-type="float">
            <text:p>537</text:p>
          </table:table-cell>
          <table:table-cell office:value-type="float" office:value="83.7" calcext:value-type="float">
            <text:p>83.7</text:p>
          </table:table-cell>
          <table:table-cell office:value-type="float" office:value="80.8" calcext:value-type="float">
            <text:p>80.8</text:p>
          </table:table-cell>
          <table:table-cell office:value-type="float" office:value="66.481036" calcext:value-type="float">
            <text:p>66.481036</text:p>
          </table:table-cell>
          <table:table-cell office:value-type="float" office:value="96.549292" calcext:value-type="float">
            <text:p>96.549292</text:p>
          </table:table-cell>
          <table:table-cell office:value-type="float" office:value="64.186969" calcext:value-type="float">
            <text:p>64.186969</text:p>
          </table:table-cell>
        </table:table-row>
        <table:table-row table:style-name="ro1">
          <table:table-cell table:number-columns-repeated="8"/>
          <table:table-cell office:value-type="float" office:value="538" calcext:value-type="float">
            <text:p>538</text:p>
          </table:table-cell>
          <table:table-cell office:value-type="float" office:value="84.2" calcext:value-type="float">
            <text:p>84.2</text:p>
          </table:table-cell>
          <table:table-cell office:value-type="float" office:value="82" calcext:value-type="float">
            <text:p>82</text:p>
          </table:table-cell>
          <table:table-cell office:value-type="float" office:value="66.891951" calcext:value-type="float">
            <text:p>66.891951</text:p>
          </table:table-cell>
          <table:table-cell office:value-type="float" office:value="97.426545" calcext:value-type="float">
            <text:p>97.426545</text:p>
          </table:table-cell>
          <table:table-cell office:value-type="float" office:value="65.170517" calcext:value-type="float">
            <text:p>65.170517</text:p>
          </table:table-cell>
        </table:table-row>
        <table:table-row table:style-name="ro1">
          <table:table-cell table:number-columns-repeated="8"/>
          <table:table-cell office:value-type="float" office:value="539" calcext:value-type="float">
            <text:p>539</text:p>
          </table:table-cell>
          <table:table-cell office:value-type="float" office:value="83.7" calcext:value-type="float">
            <text:p>83.7</text:p>
          </table:table-cell>
          <table:table-cell office:value-type="float" office:value="82.6" calcext:value-type="float">
            <text:p>82.6</text:p>
          </table:table-cell>
          <table:table-cell office:value-type="float" office:value="67.461242" calcext:value-type="float">
            <text:p>67.461242</text:p>
          </table:table-cell>
          <table:table-cell office:value-type="float" office:value="98.701141" calcext:value-type="float">
            <text:p>98.701141</text:p>
          </table:table-cell>
          <table:table-cell office:value-type="float" office:value="66.585015" calcext:value-type="float">
            <text:p>66.585015</text:p>
          </table:table-cell>
        </table:table-row>
        <table:table-row table:style-name="ro1">
          <table:table-cell table:number-columns-repeated="8"/>
          <table:table-cell office:value-type="float" office:value="540" calcext:value-type="float">
            <text:p>54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5.569245" calcext:value-type="float">
            <text:p>65.569245</text:p>
          </table:table-cell>
          <table:table-cell office:value-type="float" office:value="95.378302" calcext:value-type="float">
            <text:p>95.378302</text:p>
          </table:table-cell>
          <table:table-cell office:value-type="float" office:value="62.538833" calcext:value-type="float">
            <text:p>62.538833</text:p>
          </table:table-cell>
        </table:table-row>
        <table:table-row table:style-name="ro1">
          <table:table-cell table:number-columns-repeated="8"/>
          <table:table-cell office:value-type="float" office:value="541" calcext:value-type="float">
            <text:p>54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67.129446" calcext:value-type="float">
            <text:p>67.129446</text:p>
          </table:table-cell>
          <table:table-cell office:value-type="float" office:value="97.635354" calcext:value-type="float">
            <text:p>97.635354</text:p>
          </table:table-cell>
          <table:table-cell office:value-type="float" office:value="65.542072" calcext:value-type="float">
            <text:p>65.542072</text:p>
          </table:table-cell>
        </table:table-row>
        <table:table-row table:style-name="ro1">
          <table:table-cell table:number-columns-repeated="8"/>
          <table:table-cell office:value-type="float" office:value="542" calcext:value-type="float">
            <text:p>542</text:p>
          </table:table-cell>
          <table:table-cell office:value-type="float" office:value="85.6" calcext:value-type="float">
            <text:p>85.6</text:p>
          </table:table-cell>
          <table:table-cell office:value-type="float" office:value="81.7" calcext:value-type="float">
            <text:p>81.7</text:p>
          </table:table-cell>
          <table:table-cell office:value-type="float" office:value="65.479206" calcext:value-type="float">
            <text:p>65.479206</text:p>
          </table:table-cell>
          <table:table-cell office:value-type="float" office:value="95.357995" calcext:value-type="float">
            <text:p>95.357995</text:p>
          </table:table-cell>
          <table:table-cell office:value-type="float" office:value="62.439658" calcext:value-type="float">
            <text:p>62.439658</text:p>
          </table:table-cell>
        </table:table-row>
        <table:table-row table:style-name="ro1">
          <table:table-cell table:number-columns-repeated="8"/>
          <table:table-cell office:value-type="float" office:value="543" calcext:value-type="float">
            <text:p>543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66.807786" calcext:value-type="float">
            <text:p>66.807786</text:p>
          </table:table-cell>
          <table:table-cell office:value-type="float" office:value="97.842825" calcext:value-type="float">
            <text:p>97.842825</text:p>
          </table:table-cell>
          <table:table-cell office:value-type="float" office:value="65.366625" calcext:value-type="float">
            <text:p>65.366625</text:p>
          </table:table-cell>
        </table:table-row>
        <table:table-row table:style-name="ro1">
          <table:table-cell table:number-columns-repeated="8"/>
          <table:table-cell office:value-type="float" office:value="544" calcext:value-type="float">
            <text:p>544</text:p>
          </table:table-cell>
          <table:table-cell office:value-type="float" office:value="85.1" calcext:value-type="float">
            <text:p>85.1</text:p>
          </table:table-cell>
          <table:table-cell office:value-type="float" office:value="82.4" calcext:value-type="float">
            <text:p>82.4</text:p>
          </table:table-cell>
          <table:table-cell office:value-type="float" office:value="66.651589" calcext:value-type="float">
            <text:p>66.651589</text:p>
          </table:table-cell>
          <table:table-cell office:value-type="float" office:value="96.813773" calcext:value-type="float">
            <text:p>96.813773</text:p>
          </table:table-cell>
          <table:table-cell office:value-type="float" office:value="64.527918" calcext:value-type="float">
            <text:p>64.527918</text:p>
          </table:table-cell>
        </table:table-row>
        <table:table-row table:style-name="ro1">
          <table:table-cell table:number-columns-repeated="8"/>
          <table:table-cell office:value-type="float" office:value="545" calcext:value-type="float">
            <text:p>545</text:p>
          </table:table-cell>
          <table:table-cell office:value-type="float" office:value="85.6" calcext:value-type="float">
            <text:p>85.6</text:p>
          </table:table-cell>
          <table:table-cell office:value-type="float" office:value="83.1" calcext:value-type="float">
            <text:p>83.1</text:p>
          </table:table-cell>
          <table:table-cell office:value-type="float" office:value="66.780612" calcext:value-type="float">
            <text:p>66.780612</text:p>
          </table:table-cell>
          <table:table-cell office:value-type="float" office:value="97.041749" calcext:value-type="float">
            <text:p>97.041749</text:p>
          </table:table-cell>
          <table:table-cell office:value-type="float" office:value="64.805074" calcext:value-type="float">
            <text:p>64.805074</text:p>
          </table:table-cell>
        </table:table-row>
        <table:table-row table:style-name="ro1">
          <table:table-cell table:number-columns-repeated="8"/>
          <table:table-cell office:value-type="float" office:value="546" calcext:value-type="float">
            <text:p>546</text:p>
          </table:table-cell>
          <table:table-cell office:value-type="float" office:value="84.6" calcext:value-type="float">
            <text:p>84.6</text:p>
          </table:table-cell>
          <table:table-cell office:value-type="float" office:value="82.4" calcext:value-type="float">
            <text:p>82.4</text:p>
          </table:table-cell>
          <table:table-cell office:value-type="float" office:value="66.94232" calcext:value-type="float">
            <text:p>66.94232</text:p>
          </table:table-cell>
          <table:table-cell office:value-type="float" office:value="97.438879" calcext:value-type="float">
            <text:p>97.438879</text:p>
          </table:table-cell>
          <table:table-cell office:value-type="float" office:value="65.227846" calcext:value-type="float">
            <text:p>65.227846</text:p>
          </table:table-cell>
        </table:table-row>
        <table:table-row table:style-name="ro1">
          <table:table-cell table:number-columns-repeated="8"/>
          <table:table-cell office:value-type="float" office:value="547" calcext:value-type="float">
            <text:p>547</text:p>
          </table:table-cell>
          <table:table-cell office:value-type="float" office:value="86.5" calcext:value-type="float">
            <text:p>86.5</text:p>
          </table:table-cell>
          <table:table-cell office:value-type="float" office:value="83.3" calcext:value-type="float">
            <text:p>83.3</text:p>
          </table:table-cell>
          <table:table-cell office:value-type="float" office:value="66.415098" calcext:value-type="float">
            <text:p>66.415098</text:p>
          </table:table-cell>
          <table:table-cell office:value-type="float" office:value="96.242171" calcext:value-type="float">
            <text:p>96.242171</text:p>
          </table:table-cell>
          <table:table-cell office:value-type="float" office:value="63.919333" calcext:value-type="float">
            <text:p>63.919333</text:p>
          </table:table-cell>
        </table:table-row>
        <table:table-row table:style-name="ro1">
          <table:table-cell table:number-columns-repeated="8"/>
          <table:table-cell office:value-type="float" office:value="548" calcext:value-type="float">
            <text:p>548</text:p>
          </table:table-cell>
          <table:table-cell office:value-type="float" office:value="85.5" calcext:value-type="float">
            <text:p>85.5</text:p>
          </table:table-cell>
          <table:table-cell office:value-type="float" office:value="82" calcext:value-type="float">
            <text:p>82</text:p>
          </table:table-cell>
          <table:table-cell office:value-type="float" office:value="66.079342" calcext:value-type="float">
            <text:p>66.079342</text:p>
          </table:table-cell>
          <table:table-cell office:value-type="float" office:value="95.987963" calcext:value-type="float">
            <text:p>95.987963</text:p>
          </table:table-cell>
          <table:table-cell office:value-type="float" office:value="63.428214" calcext:value-type="float">
            <text:p>63.428214</text:p>
          </table:table-cell>
        </table:table-row>
        <table:table-row table:style-name="ro1">
          <table:table-cell table:number-columns-repeated="8"/>
          <table:table-cell office:value-type="float" office:value="549" calcext:value-type="float">
            <text:p>549</text:p>
          </table:table-cell>
          <table:table-cell office:value-type="float" office:value="83.8" calcext:value-type="float">
            <text:p>83.8</text:p>
          </table:table-cell>
          <table:table-cell office:value-type="float" office:value="80.9" calcext:value-type="float">
            <text:p>80.9</text:p>
          </table:table-cell>
          <table:table-cell office:value-type="float" office:value="66.192203" calcext:value-type="float">
            <text:p>66.192203</text:p>
          </table:table-cell>
          <table:table-cell office:value-type="float" office:value="96.553781" calcext:value-type="float">
            <text:p>96.553781</text:p>
          </table:table-cell>
          <table:table-cell office:value-type="float" office:value="63.911075" calcext:value-type="float">
            <text:p>63.911075</text:p>
          </table:table-cell>
        </table:table-row>
        <table:table-row table:style-name="ro1">
          <table:table-cell table:number-columns-repeated="8"/>
          <table:table-cell office:value-type="float" office:value="550" calcext:value-type="float">
            <text:p>550</text:p>
          </table:table-cell>
          <table:table-cell office:value-type="float" office:value="83.8" calcext:value-type="float">
            <text:p>83.8</text:p>
          </table:table-cell>
          <table:table-cell office:value-type="float" office:value="81.8" calcext:value-type="float">
            <text:p>81.8</text:p>
          </table:table-cell>
          <table:table-cell office:value-type="float" office:value="66.903417" calcext:value-type="float">
            <text:p>66.903417</text:p>
          </table:table-cell>
          <table:table-cell office:value-type="float" office:value="97.63234" calcext:value-type="float">
            <text:p>97.63234</text:p>
          </table:table-cell>
          <table:table-cell office:value-type="float" office:value="65.319371" calcext:value-type="float">
            <text:p>65.319371</text:p>
          </table:table-cell>
        </table:table-row>
        <table:table-row table:style-name="ro1">
          <table:table-cell table:number-columns-repeated="8"/>
          <table:table-cell office:value-type="float" office:value="551" calcext:value-type="float">
            <text:p>551</text:p>
          </table:table-cell>
          <table:table-cell office:value-type="float" office:value="84" calcext:value-type="float">
            <text:p>84</text:p>
          </table:table-cell>
          <table:table-cell office:value-type="float" office:value="80.9" calcext:value-type="float">
            <text:p>80.9</text:p>
          </table:table-cell>
          <table:table-cell office:value-type="float" office:value="65.974615" calcext:value-type="float">
            <text:p>65.974615</text:p>
          </table:table-cell>
          <table:table-cell office:value-type="float" office:value="96.346497" calcext:value-type="float">
            <text:p>96.346497</text:p>
          </table:table-cell>
          <table:table-cell office:value-type="float" office:value="63.56423" calcext:value-type="float">
            <text:p>63.56423</text:p>
          </table:table-cell>
        </table:table-row>
        <table:table-row table:style-name="ro1">
          <table:table-cell table:number-columns-repeated="8"/>
          <table:table-cell office:value-type="float" office:value="552" calcext:value-type="float">
            <text:p>552</text:p>
          </table:table-cell>
          <table:table-cell office:value-type="float" office:value="83.5" calcext:value-type="float">
            <text:p>83.5</text:p>
          </table:table-cell>
          <table:table-cell office:value-type="float" office:value="81.8" calcext:value-type="float">
            <text:p>81.8</text:p>
          </table:table-cell>
          <table:table-cell office:value-type="float" office:value="67.19169" calcext:value-type="float">
            <text:p>67.19169</text:p>
          </table:table-cell>
          <table:table-cell office:value-type="float" office:value="98.050284" calcext:value-type="float">
            <text:p>98.050284</text:p>
          </table:table-cell>
          <table:table-cell office:value-type="float" office:value="65.881643" calcext:value-type="float">
            <text:p>65.881643</text:p>
          </table:table-cell>
        </table:table-row>
        <table:table-row table:style-name="ro1">
          <table:table-cell table:number-columns-repeated="8"/>
          <table:table-cell office:value-type="float" office:value="553" calcext:value-type="float">
            <text:p>553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65.777263" calcext:value-type="float">
            <text:p>65.777263</text:p>
          </table:table-cell>
          <table:table-cell office:value-type="float" office:value="95.681058" calcext:value-type="float">
            <text:p>95.681058</text:p>
          </table:table-cell>
          <table:table-cell office:value-type="float" office:value="62.936381" calcext:value-type="float">
            <text:p>62.936381</text:p>
          </table:table-cell>
        </table:table-row>
        <table:table-row table:style-name="ro1">
          <table:table-cell table:number-columns-repeated="8"/>
          <table:table-cell office:value-type="float" office:value="554" calcext:value-type="float">
            <text:p>55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66.859229" calcext:value-type="float">
            <text:p>66.859229</text:p>
          </table:table-cell>
          <table:table-cell office:value-type="float" office:value="97.631792" calcext:value-type="float">
            <text:p>97.631792</text:p>
          </table:table-cell>
          <table:table-cell office:value-type="float" office:value="65.275863" calcext:value-type="float">
            <text:p>65.275863</text:p>
          </table:table-cell>
        </table:table-row>
        <table:table-row table:style-name="ro1">
          <table:table-cell table:number-columns-repeated="8"/>
          <table:table-cell office:value-type="float" office:value="555" calcext:value-type="float">
            <text:p>555</text:p>
          </table:table-cell>
          <table:table-cell office:value-type="float" office:value="84.4" calcext:value-type="float">
            <text:p>84.4</text:p>
          </table:table-cell>
          <table:table-cell office:value-type="float" office:value="82" calcext:value-type="float">
            <text:p>82</text:p>
          </table:table-cell>
          <table:table-cell office:value-type="float" office:value="66.885817" calcext:value-type="float">
            <text:p>66.885817</text:p>
          </table:table-cell>
          <table:table-cell office:value-type="float" office:value="97.217317" calcext:value-type="float">
            <text:p>97.217317</text:p>
          </table:table-cell>
          <table:table-cell office:value-type="float" office:value="65.024597" calcext:value-type="float">
            <text:p>65.024597</text:p>
          </table:table-cell>
        </table:table-row>
        <table:table-row table:style-name="ro1">
          <table:table-cell table:number-columns-repeated="8"/>
          <table:table-cell office:value-type="float" office:value="556" calcext:value-type="float">
            <text:p>556</text:p>
          </table:table-cell>
          <table:table-cell office:value-type="float" office:value="84.9" calcext:value-type="float">
            <text:p>84.9</text:p>
          </table:table-cell>
          <table:table-cell office:value-type="float" office:value="82.8" calcext:value-type="float">
            <text:p>82.8</text:p>
          </table:table-cell>
          <table:table-cell office:value-type="float" office:value="66.970292" calcext:value-type="float">
            <text:p>66.970292</text:p>
          </table:table-cell>
          <table:table-cell office:value-type="float" office:value="97.453318" calcext:value-type="float">
            <text:p>97.453318</text:p>
          </table:table-cell>
          <table:table-cell office:value-type="float" office:value="65.264772" calcext:value-type="float">
            <text:p>65.264772</text:p>
          </table:table-cell>
        </table:table-row>
        <table:table-row table:style-name="ro1">
          <table:table-cell table:number-columns-repeated="8"/>
          <table:table-cell office:value-type="float" office:value="557" calcext:value-type="float">
            <text:p>557</text:p>
          </table:table-cell>
          <table:table-cell office:value-type="float" office:value="84.4" calcext:value-type="float">
            <text:p>84.4</text:p>
          </table:table-cell>
          <table:table-cell office:value-type="float" office:value="80.6" calcext:value-type="float">
            <text:p>80.6</text:p>
          </table:table-cell>
          <table:table-cell office:value-type="float" office:value="65.503696" calcext:value-type="float">
            <text:p>65.503696</text:p>
          </table:table-cell>
          <table:table-cell office:value-type="float" office:value="95.502741" calcext:value-type="float">
            <text:p>95.502741</text:p>
          </table:table-cell>
          <table:table-cell office:value-type="float" office:value="62.557826" calcext:value-type="float">
            <text:p>62.557826</text:p>
          </table:table-cell>
        </table:table-row>
        <table:table-row table:style-name="ro1">
          <table:table-cell table:number-columns-repeated="8"/>
          <table:table-cell office:value-type="float" office:value="558" calcext:value-type="float">
            <text:p>558</text:p>
          </table:table-cell>
          <table:table-cell office:value-type="float" office:value="84.4" calcext:value-type="float">
            <text:p>84.4</text:p>
          </table:table-cell>
          <table:table-cell office:value-type="float" office:value="82.2" calcext:value-type="float">
            <text:p>82.2</text:p>
          </table:table-cell>
          <table:table-cell office:value-type="float" office:value="66.508095" calcext:value-type="float">
            <text:p>66.508095</text:p>
          </table:table-cell>
          <table:table-cell office:value-type="float" office:value="97.424273" calcext:value-type="float">
            <text:p>97.424273</text:p>
          </table:table-cell>
          <table:table-cell office:value-type="float" office:value="64.795028" calcext:value-type="float">
            <text:p>64.795028</text:p>
          </table:table-cell>
        </table:table-row>
        <table:table-row table:style-name="ro1">
          <table:table-cell table:number-columns-repeated="8"/>
          <table:table-cell office:value-type="float" office:value="559" calcext:value-type="float">
            <text:p>559</text:p>
          </table:table-cell>
          <table:table-cell office:value-type="float" office:value="84.6" calcext:value-type="float">
            <text:p>84.6</text:p>
          </table:table-cell>
          <table:table-cell office:value-type="float" office:value="82.2" calcext:value-type="float">
            <text:p>82.2</text:p>
          </table:table-cell>
          <table:table-cell office:value-type="float" office:value="66.851764" calcext:value-type="float">
            <text:p>66.851764</text:p>
          </table:table-cell>
          <table:table-cell office:value-type="float" office:value="97.224412" calcext:value-type="float">
            <text:p>97.224412</text:p>
          </table:table-cell>
          <table:table-cell office:value-type="float" office:value="64.996234" calcext:value-type="float">
            <text:p>64.996234</text:p>
          </table:table-cell>
        </table:table-row>
        <table:table-row table:style-name="ro1">
          <table:table-cell table:number-columns-repeated="8"/>
          <table:table-cell office:value-type="float" office:value="560" calcext:value-type="float">
            <text:p>560</text:p>
          </table:table-cell>
          <table:table-cell office:value-type="float" office:value="84.6" calcext:value-type="float">
            <text:p>84.6</text:p>
          </table:table-cell>
          <table:table-cell office:value-type="float" office:value="82" calcext:value-type="float">
            <text:p>82</text:p>
          </table:table-cell>
          <table:table-cell office:value-type="float" office:value="66.694802" calcext:value-type="float">
            <text:p>66.694802</text:p>
          </table:table-cell>
          <table:table-cell office:value-type="float" office:value="97.010577" calcext:value-type="float">
            <text:p>97.010577</text:p>
          </table:table-cell>
          <table:table-cell office:value-type="float" office:value="64.701012" calcext:value-type="float">
            <text:p>64.701012</text:p>
          </table:table-cell>
        </table:table-row>
        <table:table-row table:style-name="ro1">
          <table:table-cell table:number-columns-repeated="8"/>
          <table:table-cell office:value-type="float" office:value="561" calcext:value-type="float">
            <text:p>561</text:p>
          </table:table-cell>
          <table:table-cell office:value-type="float" office:value="85.8" calcext:value-type="float">
            <text:p>85.8</text:p>
          </table:table-cell>
          <table:table-cell office:value-type="float" office:value="82.6" calcext:value-type="float">
            <text:p>82.6</text:p>
          </table:table-cell>
          <table:table-cell office:value-type="float" office:value="66.358695" calcext:value-type="float">
            <text:p>66.358695</text:p>
          </table:table-cell>
          <table:table-cell office:value-type="float" office:value="96.208883" calcext:value-type="float">
            <text:p>96.208883</text:p>
          </table:table-cell>
          <table:table-cell office:value-type="float" office:value="63.842959" calcext:value-type="float">
            <text:p>63.842959</text:p>
          </table:table-cell>
        </table:table-row>
        <table:table-row table:style-name="ro1">
          <table:table-cell table:number-columns-repeated="8"/>
          <table:table-cell office:value-type="float" office:value="562" calcext:value-type="float">
            <text:p>562</text:p>
          </table:table-cell>
          <table:table-cell office:value-type="float" office:value="84.6" calcext:value-type="float">
            <text:p>84.6</text:p>
          </table:table-cell>
          <table:table-cell office:value-type="float" office:value="82.8" calcext:value-type="float">
            <text:p>82.8</text:p>
          </table:table-cell>
          <table:table-cell office:value-type="float" office:value="66.970562" calcext:value-type="float">
            <text:p>66.970562</text:p>
          </table:table-cell>
          <table:table-cell office:value-type="float" office:value="97.861491" calcext:value-type="float">
            <text:p>97.861491</text:p>
          </table:table-cell>
          <table:table-cell office:value-type="float" office:value="65.538391" calcext:value-type="float">
            <text:p>65.538391</text:p>
          </table:table-cell>
        </table:table-row>
        <table:table-row table:style-name="ro1">
          <table:table-cell table:number-columns-repeated="8"/>
          <table:table-cell office:value-type="float" office:value="563" calcext:value-type="float">
            <text:p>563</text:p>
          </table:table-cell>
          <table:table-cell office:value-type="float" office:value="86" calcext:value-type="float">
            <text:p>86</text:p>
          </table:table-cell>
          <table:table-cell office:value-type="float" office:value="84.2" calcext:value-type="float">
            <text:p>84.2</text:p>
          </table:table-cell>
          <table:table-cell office:value-type="float" office:value="67.045944" calcext:value-type="float">
            <text:p>67.045944</text:p>
          </table:table-cell>
          <table:table-cell office:value-type="float" office:value="97.898315" calcext:value-type="float">
            <text:p>97.898315</text:p>
          </table:table-cell>
          <table:table-cell office:value-type="float" office:value="65.636849" calcext:value-type="float">
            <text:p>65.636849</text:p>
          </table:table-cell>
        </table:table-row>
        <table:table-row table:style-name="ro1">
          <table:table-cell table:number-columns-repeated="8"/>
          <table:table-cell office:value-type="float" office:value="564" calcext:value-type="float">
            <text:p>564</text:p>
          </table:table-cell>
          <table:table-cell office:value-type="float" office:value="85.6" calcext:value-type="float">
            <text:p>85.6</text:p>
          </table:table-cell>
          <table:table-cell office:value-type="float" office:value="81.3" calcext:value-type="float">
            <text:p>81.3</text:p>
          </table:table-cell>
          <table:table-cell office:value-type="float" office:value="65.267265" calcext:value-type="float">
            <text:p>65.267265</text:p>
          </table:table-cell>
          <table:table-cell office:value-type="float" office:value="94.94498" calcext:value-type="float">
            <text:p>94.94498</text:p>
          </table:table-cell>
          <table:table-cell office:value-type="float" office:value="61.967992" calcext:value-type="float">
            <text:p>61.967992</text:p>
          </table:table-cell>
        </table:table-row>
        <table:table-row table:style-name="ro1">
          <table:table-cell table:number-columns-repeated="8"/>
          <table:table-cell office:value-type="float" office:value="565" calcext:value-type="float">
            <text:p>565</text:p>
          </table:table-cell>
          <table:table-cell office:value-type="float" office:value="84.7" calcext:value-type="float">
            <text:p>84.7</text:p>
          </table:table-cell>
          <table:table-cell office:value-type="float" office:value="81.8" calcext:value-type="float">
            <text:p>81.8</text:p>
          </table:table-cell>
          <table:table-cell office:value-type="float" office:value="66.551833" calcext:value-type="float">
            <text:p>66.551833</text:p>
          </table:table-cell>
          <table:table-cell office:value-type="float" office:value="96.594485" calcext:value-type="float">
            <text:p>96.594485</text:p>
          </table:table-cell>
          <table:table-cell office:value-type="float" office:value="64.285401" calcext:value-type="float">
            <text:p>64.285401</text:p>
          </table:table-cell>
        </table:table-row>
        <table:table-row table:style-name="ro1">
          <table:table-cell table:number-columns-repeated="8"/>
          <table:table-cell office:value-type="float" office:value="566" calcext:value-type="float">
            <text:p>566</text:p>
          </table:table-cell>
          <table:table-cell office:value-type="float" office:value="83.3" calcext:value-type="float">
            <text:p>83.3</text:p>
          </table:table-cell>
          <table:table-cell office:value-type="float" office:value="81.3" calcext:value-type="float">
            <text:p>81.3</text:p>
          </table:table-cell>
          <table:table-cell office:value-type="float" office:value="66.798485" calcext:value-type="float">
            <text:p>66.798485</text:p>
          </table:table-cell>
          <table:table-cell office:value-type="float" office:value="97.614907" calcext:value-type="float">
            <text:p>97.614907</text:p>
          </table:table-cell>
          <table:table-cell office:value-type="float" office:value="65.205279" calcext:value-type="float">
            <text:p>65.205279</text:p>
          </table:table-cell>
        </table:table-row>
        <table:table-row table:style-name="ro1">
          <table:table-cell table:number-columns-repeated="8"/>
          <table:table-cell office:value-type="float" office:value="567" calcext:value-type="float">
            <text:p>567</text:p>
          </table:table-cell>
          <table:table-cell office:value-type="float" office:value="85.6" calcext:value-type="float">
            <text:p>85.6</text:p>
          </table:table-cell>
          <table:table-cell office:value-type="float" office:value="82.8" calcext:value-type="float">
            <text:p>82.8</text:p>
          </table:table-cell>
          <table:table-cell office:value-type="float" office:value="66.424216" calcext:value-type="float">
            <text:p>66.424216</text:p>
          </table:table-cell>
          <table:table-cell office:value-type="float" office:value="96.625155" calcext:value-type="float">
            <text:p>96.625155</text:p>
          </table:table-cell>
          <table:table-cell office:value-type="float" office:value="64.182502" calcext:value-type="float">
            <text:p>64.182502</text:p>
          </table:table-cell>
        </table:table-row>
        <table:table-row table:style-name="ro1">
          <table:table-cell table:number-columns-repeated="8"/>
          <table:table-cell office:value-type="float" office:value="568" calcext:value-type="float">
            <text:p>568</text:p>
          </table:table-cell>
          <table:table-cell office:value-type="float" office:value="84.2" calcext:value-type="float">
            <text:p>84.2</text:p>
          </table:table-cell>
          <table:table-cell office:value-type="float" office:value="80.9" calcext:value-type="float">
            <text:p>80.9</text:p>
          </table:table-cell>
          <table:table-cell office:value-type="float" office:value="66.232974" calcext:value-type="float">
            <text:p>66.232974</text:p>
          </table:table-cell>
          <table:table-cell office:value-type="float" office:value="96.137492" calcext:value-type="float">
            <text:p>96.137492</text:p>
          </table:table-cell>
          <table:table-cell office:value-type="float" office:value="63.67472" calcext:value-type="float">
            <text:p>63.67472</text:p>
          </table:table-cell>
        </table:table-row>
        <table:table-row table:style-name="ro1">
          <table:table-cell table:number-columns-repeated="8"/>
          <table:table-cell office:value-type="float" office:value="569" calcext:value-type="float">
            <text:p>569</text:p>
          </table:table-cell>
          <table:table-cell office:value-type="float" office:value="83.8" calcext:value-type="float">
            <text:p>83.8</text:p>
          </table:table-cell>
          <table:table-cell office:value-type="float" office:value="82.4" calcext:value-type="float">
            <text:p>82.4</text:p>
          </table:table-cell>
          <table:table-cell office:value-type="float" office:value="67.470502" calcext:value-type="float">
            <text:p>67.470502</text:p>
          </table:table-cell>
          <table:table-cell office:value-type="float" office:value="98.273243" calcext:value-type="float">
            <text:p>98.273243</text:p>
          </table:table-cell>
          <table:table-cell office:value-type="float" office:value="66.305451" calcext:value-type="float">
            <text:p>66.305451</text:p>
          </table:table-cell>
        </table:table-row>
        <table:table-row table:style-name="ro1">
          <table:table-cell table:number-columns-repeated="8"/>
          <table:table-cell office:value-type="float" office:value="570" calcext:value-type="float">
            <text:p>570</text:p>
          </table:table-cell>
          <table:table-cell office:value-type="float" office:value="84.9" calcext:value-type="float">
            <text:p>84.9</text:p>
          </table:table-cell>
          <table:table-cell office:value-type="float" office:value="81.5" calcext:value-type="float">
            <text:p>81.5</text:p>
          </table:table-cell>
          <table:table-cell office:value-type="float" office:value="65.988574" calcext:value-type="float">
            <text:p>65.988574</text:p>
          </table:table-cell>
          <table:table-cell office:value-type="float" office:value="95.958033" calcext:value-type="float">
            <text:p>95.958033</text:p>
          </table:table-cell>
          <table:table-cell office:value-type="float" office:value="63.321338" calcext:value-type="float">
            <text:p>63.321338</text:p>
          </table:table-cell>
        </table:table-row>
        <table:table-row table:style-name="ro1">
          <table:table-cell table:number-columns-repeated="8"/>
          <table:table-cell office:value-type="float" office:value="571" calcext:value-type="float">
            <text:p>571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66.860494" calcext:value-type="float">
            <text:p>66.860494</text:p>
          </table:table-cell>
          <table:table-cell office:value-type="float" office:value="97.420944" calcext:value-type="float">
            <text:p>97.420944</text:p>
          </table:table-cell>
          <table:table-cell office:value-type="float" office:value="65.136124" calcext:value-type="float">
            <text:p>65.136124</text:p>
          </table:table-cell>
        </table:table-row>
        <table:table-row table:style-name="ro1">
          <table:table-cell table:number-columns-repeated="8"/>
          <table:table-cell office:value-type="float" office:value="572" calcext:value-type="float">
            <text:p>572</text:p>
          </table:table-cell>
          <table:table-cell office:value-type="float" office:value="84" calcext:value-type="float">
            <text:p>84</text:p>
          </table:table-cell>
          <table:table-cell office:value-type="float" office:value="80.9" calcext:value-type="float">
            <text:p>80.9</text:p>
          </table:table-cell>
          <table:table-cell office:value-type="float" office:value="65.972556" calcext:value-type="float">
            <text:p>65.972556</text:p>
          </table:table-cell>
          <table:table-cell office:value-type="float" office:value="96.343239" calcext:value-type="float">
            <text:p>96.343239</text:p>
          </table:table-cell>
          <table:table-cell office:value-type="float" office:value="63.560098" calcext:value-type="float">
            <text:p>63.560098</text:p>
          </table:table-cell>
        </table:table-row>
        <table:table-row table:style-name="ro1">
          <table:table-cell table:number-columns-repeated="8"/>
          <table:table-cell office:value-type="float" office:value="573" calcext:value-type="float">
            <text:p>573</text:p>
          </table:table-cell>
          <table:table-cell office:value-type="float" office:value="85.1" calcext:value-type="float">
            <text:p>85.1</text:p>
          </table:table-cell>
          <table:table-cell office:value-type="float" office:value="81.7" calcext:value-type="float">
            <text:p>81.7</text:p>
          </table:table-cell>
          <table:table-cell office:value-type="float" office:value="66.307826" calcext:value-type="float">
            <text:p>66.307826</text:p>
          </table:table-cell>
          <table:table-cell office:value-type="float" office:value="95.966671" calcext:value-type="float">
            <text:p>95.966671</text:p>
          </table:table-cell>
          <table:table-cell office:value-type="float" office:value="63.633413" calcext:value-type="float">
            <text:p>63.633413</text:p>
          </table:table-cell>
        </table:table-row>
        <table:table-row table:style-name="ro1">
          <table:table-cell table:number-columns-repeated="8"/>
          <table:table-cell office:value-type="float" office:value="574" calcext:value-type="float">
            <text:p>574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  <table:table-cell office:value-type="float" office:value="66.977525" calcext:value-type="float">
            <text:p>66.977525</text:p>
          </table:table-cell>
          <table:table-cell office:value-type="float" office:value="97.412671" calcext:value-type="float">
            <text:p>97.412671</text:p>
          </table:table-cell>
          <table:table-cell office:value-type="float" office:value="65.244596" calcext:value-type="float">
            <text:p>65.244596</text:p>
          </table:table-cell>
        </table:table-row>
        <table:table-row table:style-name="ro1">
          <table:table-cell table:number-columns-repeated="8"/>
          <table:table-cell office:value-type="float" office:value="575" calcext:value-type="float">
            <text:p>575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  <table:table-cell office:value-type="float" office:value="67.029305" calcext:value-type="float">
            <text:p>67.029305</text:p>
          </table:table-cell>
          <table:table-cell office:value-type="float" office:value="97.410888" calcext:value-type="float">
            <text:p>97.410888</text:p>
          </table:table-cell>
          <table:table-cell office:value-type="float" office:value="65.293841" calcext:value-type="float">
            <text:p>65.293841</text:p>
          </table:table-cell>
        </table:table-row>
        <table:table-row table:style-name="ro1">
          <table:table-cell table:number-columns-repeated="8"/>
          <table:table-cell office:value-type="float" office:value="576" calcext:value-type="float">
            <text:p>576</text:p>
          </table:table-cell>
          <table:table-cell office:value-type="float" office:value="82.8" calcext:value-type="float">
            <text:p>82.8</text:p>
          </table:table-cell>
          <table:table-cell office:value-type="float" office:value="79.9" calcext:value-type="float">
            <text:p>79.9</text:p>
          </table:table-cell>
          <table:table-cell office:value-type="float" office:value="66.217017" calcext:value-type="float">
            <text:p>66.217017</text:p>
          </table:table-cell>
          <table:table-cell office:value-type="float" office:value="96.504998" calcext:value-type="float">
            <text:p>96.504998</text:p>
          </table:table-cell>
          <table:table-cell office:value-type="float" office:value="63.902731" calcext:value-type="float">
            <text:p>63.902731</text:p>
          </table:table-cell>
        </table:table-row>
        <table:table-row table:style-name="ro1">
          <table:table-cell table:number-columns-repeated="8"/>
          <table:table-cell office:value-type="float" office:value="577" calcext:value-type="float">
            <text:p>577</text:p>
          </table:table-cell>
          <table:table-cell office:value-type="float" office:value="83.5" calcext:value-type="float">
            <text:p>83.5</text:p>
          </table:table-cell>
          <table:table-cell office:value-type="float" office:value="81.3" calcext:value-type="float">
            <text:p>81.3</text:p>
          </table:table-cell>
          <table:table-cell office:value-type="float" office:value="66.682123" calcext:value-type="float">
            <text:p>66.682123</text:p>
          </table:table-cell>
          <table:table-cell office:value-type="float" office:value="97.404938" calcext:value-type="float">
            <text:p>97.404938</text:p>
          </table:table-cell>
          <table:table-cell office:value-type="float" office:value="64.951681" calcext:value-type="float">
            <text:p>64.951681</text:p>
          </table:table-cell>
        </table:table-row>
        <table:table-row table:style-name="ro1">
          <table:table-cell table:number-columns-repeated="8"/>
          <table:table-cell office:value-type="float" office:value="578" calcext:value-type="float">
            <text:p>578</text:p>
          </table:table-cell>
          <table:table-cell office:value-type="float" office:value="83.1" calcext:value-type="float">
            <text:p>83.1</text:p>
          </table:table-cell>
          <table:table-cell office:value-type="float" office:value="81.1" calcext:value-type="float">
            <text:p>81.1</text:p>
          </table:table-cell>
          <table:table-cell office:value-type="float" office:value="66.827045" calcext:value-type="float">
            <text:p>66.827045</text:p>
          </table:table-cell>
          <table:table-cell office:value-type="float" office:value="97.604128" calcext:value-type="float">
            <text:p>97.604128</text:p>
          </table:table-cell>
          <table:table-cell office:value-type="float" office:value="65.225955" calcext:value-type="float">
            <text:p>65.225955</text:p>
          </table:table-cell>
        </table:table-row>
        <table:table-row table:style-name="ro1">
          <table:table-cell table:number-columns-repeated="8"/>
          <table:table-cell office:value-type="float" office:value="579" calcext:value-type="float">
            <text:p>579</text:p>
          </table:table-cell>
          <table:table-cell office:value-type="float" office:value="83.3" calcext:value-type="float">
            <text:p>83.3</text:p>
          </table:table-cell>
          <table:table-cell office:value-type="float" office:value="80.6" calcext:value-type="float">
            <text:p>80.6</text:p>
          </table:table-cell>
          <table:table-cell office:value-type="float" office:value="66.418274" calcext:value-type="float">
            <text:p>66.418274</text:p>
          </table:table-cell>
          <table:table-cell office:value-type="float" office:value="96.750835" calcext:value-type="float">
            <text:p>96.750835</text:p>
          </table:table-cell>
          <table:table-cell office:value-type="float" office:value="64.260234" calcext:value-type="float">
            <text:p>64.260234</text:p>
          </table:table-cell>
        </table:table-row>
        <table:table-row table:style-name="ro1">
          <table:table-cell table:number-columns-repeated="8"/>
          <table:table-cell office:value-type="float" office:value="580" calcext:value-type="float">
            <text:p>580</text:p>
          </table:table-cell>
          <table:table-cell office:value-type="float" office:value="84.7" calcext:value-type="float">
            <text:p>84.7</text:p>
          </table:table-cell>
          <table:table-cell office:value-type="float" office:value="82.6" calcext:value-type="float">
            <text:p>82.6</text:p>
          </table:table-cell>
          <table:table-cell office:value-type="float" office:value="66.600072" calcext:value-type="float">
            <text:p>66.600072</text:p>
          </table:table-cell>
          <table:table-cell office:value-type="float" office:value="97.443482" calcext:value-type="float">
            <text:p>97.443482</text:p>
          </table:table-cell>
          <table:table-cell office:value-type="float" office:value="64.897429" calcext:value-type="float">
            <text:p>64.897429</text:p>
          </table:table-cell>
        </table:table-row>
        <table:table-row table:style-name="ro1">
          <table:table-cell table:number-columns-repeated="8"/>
          <table:table-cell office:value-type="float" office:value="581" calcext:value-type="float">
            <text:p>581</text:p>
          </table:table-cell>
          <table:table-cell office:value-type="float" office:value="83.7" calcext:value-type="float">
            <text:p>83.7</text:p>
          </table:table-cell>
          <table:table-cell office:value-type="float" office:value="79.9" calcext:value-type="float">
            <text:p>79.9</text:p>
          </table:table-cell>
          <table:table-cell office:value-type="float" office:value="65.438238" calcext:value-type="float">
            <text:p>65.438238</text:p>
          </table:table-cell>
          <table:table-cell office:value-type="float" office:value="95.460243" calcext:value-type="float">
            <text:p>95.460243</text:p>
          </table:table-cell>
          <table:table-cell office:value-type="float" office:value="62.467501" calcext:value-type="float">
            <text:p>62.467501</text:p>
          </table:table-cell>
        </table:table-row>
        <table:table-row table:style-name="ro1">
          <table:table-cell table:number-columns-repeated="8"/>
          <table:table-cell office:value-type="float" office:value="582" calcext:value-type="float">
            <text:p>582</text:p>
          </table:table-cell>
          <table:table-cell office:value-type="float" office:value="82.4" calcext:value-type="float">
            <text:p>82.4</text:p>
          </table:table-cell>
          <table:table-cell office:value-type="float" office:value="80.6" calcext:value-type="float">
            <text:p>80.6</text:p>
          </table:table-cell>
          <table:table-cell office:value-type="float" office:value="66.914446" calcext:value-type="float">
            <text:p>66.914446</text:p>
          </table:table-cell>
          <table:table-cell office:value-type="float" office:value="97.80449" calcext:value-type="float">
            <text:p>97.80449</text:p>
          </table:table-cell>
          <table:table-cell office:value-type="float" office:value="65.445333" calcext:value-type="float">
            <text:p>65.445333</text:p>
          </table:table-cell>
        </table:table-row>
        <table:table-row table:style-name="ro1">
          <table:table-cell table:number-columns-repeated="8"/>
          <table:table-cell office:value-type="float" office:value="583" calcext:value-type="float">
            <text:p>583</text:p>
          </table:table-cell>
          <table:table-cell office:value-type="float" office:value="83.1" calcext:value-type="float">
            <text:p>83.1</text:p>
          </table:table-cell>
          <table:table-cell office:value-type="float" office:value="80.9" calcext:value-type="float">
            <text:p>80.9</text:p>
          </table:table-cell>
          <table:table-cell office:value-type="float" office:value="66.650225" calcext:value-type="float">
            <text:p>66.650225</text:p>
          </table:table-cell>
          <table:table-cell office:value-type="float" office:value="97.39331" calcext:value-type="float">
            <text:p>97.39331</text:p>
          </table:table-cell>
          <table:table-cell office:value-type="float" office:value="64.912861" calcext:value-type="float">
            <text:p>64.912861</text:p>
          </table:table-cell>
        </table:table-row>
        <table:table-row table:style-name="ro1">
          <table:table-cell table:number-columns-repeated="8"/>
          <table:table-cell office:value-type="float" office:value="584" calcext:value-type="float">
            <text:p>584</text:p>
          </table:table-cell>
          <table:table-cell office:value-type="float" office:value="83.7" calcext:value-type="float">
            <text:p>83.7</text:p>
          </table:table-cell>
          <table:table-cell office:value-type="float" office:value="80.4" calcext:value-type="float">
            <text:p>80.4</text:p>
          </table:table-cell>
          <table:table-cell office:value-type="float" office:value="65.866935" calcext:value-type="float">
            <text:p>65.866935</text:p>
          </table:table-cell>
          <table:table-cell office:value-type="float" office:value="96.11266" calcext:value-type="float">
            <text:p>96.11266</text:p>
          </table:table-cell>
          <table:table-cell office:value-type="float" office:value="63.306463" calcext:value-type="float">
            <text:p>63.306463</text:p>
          </table:table-cell>
        </table:table-row>
        <table:table-row table:style-name="ro1">
          <table:table-cell table:number-columns-repeated="8"/>
          <table:table-cell office:value-type="float" office:value="585" calcext:value-type="float">
            <text:p>585</text:p>
          </table:table-cell>
          <table:table-cell office:value-type="float" office:value="84.7" calcext:value-type="float">
            <text:p>84.7</text:p>
          </table:table-cell>
          <table:table-cell office:value-type="float" office:value="81.1" calcext:value-type="float">
            <text:p>81.1</text:p>
          </table:table-cell>
          <table:table-cell office:value-type="float" office:value="66.128987" calcext:value-type="float">
            <text:p>66.128987</text:p>
          </table:table-cell>
          <table:table-cell office:value-type="float" office:value="95.73715" calcext:value-type="float">
            <text:p>95.73715</text:p>
          </table:table-cell>
          <table:table-cell office:value-type="float" office:value="63.310008" calcext:value-type="float">
            <text:p>63.310008</text:p>
          </table:table-cell>
        </table:table-row>
        <table:table-row table:style-name="ro1">
          <table:table-cell table:number-columns-repeated="8"/>
          <table:table-cell office:value-type="float" office:value="586" calcext:value-type="float">
            <text:p>586</text:p>
          </table:table-cell>
          <table:table-cell office:value-type="float" office:value="82.9" calcext:value-type="float">
            <text:p>82.9</text:p>
          </table:table-cell>
          <table:table-cell office:value-type="float" office:value="81.1" calcext:value-type="float">
            <text:p>81.1</text:p>
          </table:table-cell>
          <table:table-cell office:value-type="float" office:value="66.983681" calcext:value-type="float">
            <text:p>66.983681</text:p>
          </table:table-cell>
          <table:table-cell office:value-type="float" office:value="97.826222" calcext:value-type="float">
            <text:p>97.826222</text:p>
          </table:table-cell>
          <table:table-cell office:value-type="float" office:value="65.527605" calcext:value-type="float">
            <text:p>65.527605</text:p>
          </table:table-cell>
        </table:table-row>
        <table:table-row table:style-name="ro1">
          <table:table-cell table:number-columns-repeated="8"/>
          <table:table-cell office:value-type="float" office:value="587" calcext:value-type="float">
            <text:p>587</text:p>
          </table:table-cell>
          <table:table-cell office:value-type="float" office:value="82.6" calcext:value-type="float">
            <text:p>82.6</text:p>
          </table:table-cell>
          <table:table-cell office:value-type="float" office:value="79.9" calcext:value-type="float">
            <text:p>79.9</text:p>
          </table:table-cell>
          <table:table-cell office:value-type="float" office:value="66.147462" calcext:value-type="float">
            <text:p>66.147462</text:p>
          </table:table-cell>
          <table:table-cell office:value-type="float" office:value="96.715236" calcext:value-type="float">
            <text:p>96.715236</text:p>
          </table:table-cell>
          <table:table-cell office:value-type="float" office:value="63.974674" calcext:value-type="float">
            <text:p>63.974674</text:p>
          </table:table-cell>
        </table:table-row>
        <table:table-row table:style-name="ro1">
          <table:table-cell table:number-columns-repeated="8"/>
          <table:table-cell office:value-type="float" office:value="588" calcext:value-type="float">
            <text:p>588</text:p>
          </table:table-cell>
          <table:table-cell office:value-type="float" office:value="82" calcext:value-type="float">
            <text:p>82</text:p>
          </table:table-cell>
          <table:table-cell office:value-type="float" office:value="79.7" calcext:value-type="float">
            <text:p>79.7</text:p>
          </table:table-cell>
          <table:table-cell office:value-type="float" office:value="66.262735" calcext:value-type="float">
            <text:p>66.262735</text:p>
          </table:table-cell>
          <table:table-cell office:value-type="float" office:value="97.142057" calcext:value-type="float">
            <text:p>97.142057</text:p>
          </table:table-cell>
          <table:table-cell office:value-type="float" office:value="64.368984" calcext:value-type="float">
            <text:p>64.368984</text:p>
          </table:table-cell>
        </table:table-row>
        <table:table-row table:style-name="ro1">
          <table:table-cell table:number-columns-repeated="8"/>
          <table:table-cell office:value-type="float" office:value="589" calcext:value-type="float">
            <text:p>589</text:p>
          </table:table-cell>
          <table:table-cell office:value-type="float" office:value="82" calcext:value-type="float">
            <text:p>82</text:p>
          </table:table-cell>
          <table:table-cell office:value-type="float" office:value="79.7" calcext:value-type="float">
            <text:p>79.7</text:p>
          </table:table-cell>
          <table:table-cell office:value-type="float" office:value="66.592015" calcext:value-type="float">
            <text:p>66.592015</text:p>
          </table:table-cell>
          <table:table-cell office:value-type="float" office:value="97.13602" calcext:value-type="float">
            <text:p>97.13602</text:p>
          </table:table-cell>
          <table:table-cell office:value-type="float" office:value="64.684833" calcext:value-type="float">
            <text:p>64.684833</text:p>
          </table:table-cell>
        </table:table-row>
        <table:table-row table:style-name="ro1">
          <table:table-cell table:number-columns-repeated="8"/>
          <table:table-cell office:value-type="float" office:value="590" calcext:value-type="float">
            <text:p>590</text:p>
          </table:table-cell>
          <table:table-cell office:value-type="float" office:value="82.6" calcext:value-type="float">
            <text:p>82.6</text:p>
          </table:table-cell>
          <table:table-cell office:value-type="float" office:value="79.7" calcext:value-type="float">
            <text:p>79.7</text:p>
          </table:table-cell>
          <table:table-cell office:value-type="float" office:value="65.985325" calcext:value-type="float">
            <text:p>65.985325</text:p>
          </table:table-cell>
          <table:table-cell office:value-type="float" office:value="96.500748" calcext:value-type="float">
            <text:p>96.500748</text:p>
          </table:table-cell>
          <table:table-cell office:value-type="float" office:value="63.676332" calcext:value-type="float">
            <text:p>63.676332</text:p>
          </table:table-cell>
        </table:table-row>
        <table:table-row table:style-name="ro1">
          <table:table-cell table:number-columns-repeated="8"/>
          <table:table-cell office:value-type="float" office:value="591" calcext:value-type="float">
            <text:p>591</text:p>
          </table:table-cell>
          <table:table-cell office:value-type="float" office:value="81.5" calcext:value-type="float">
            <text:p>81.5</text:p>
          </table:table-cell>
          <table:table-cell office:value-type="float" office:value="78.8" calcext:value-type="float">
            <text:p>78.8</text:p>
          </table:table-cell>
          <table:table-cell office:value-type="float" office:value="66.451107" calcext:value-type="float">
            <text:p>66.451107</text:p>
          </table:table-cell>
          <table:table-cell office:value-type="float" office:value="96.67491" calcext:value-type="float">
            <text:p>96.67491</text:p>
          </table:table-cell>
          <table:table-cell office:value-type="float" office:value="64.241548" calcext:value-type="float">
            <text:p>64.241548</text:p>
          </table:table-cell>
        </table:table-row>
        <table:table-row table:style-name="ro1">
          <table:table-cell table:number-columns-repeated="8"/>
          <table:table-cell office:value-type="float" office:value="592" calcext:value-type="float">
            <text:p>592</text:p>
          </table:table-cell>
          <table:table-cell office:value-type="float" office:value="82.4" calcext:value-type="float">
            <text:p>82.4</text:p>
          </table:table-cell>
          <table:table-cell office:value-type="float" office:value="79.3" calcext:value-type="float">
            <text:p>79.3</text:p>
          </table:table-cell>
          <table:table-cell office:value-type="float" office:value="66.382039" calcext:value-type="float">
            <text:p>66.382039</text:p>
          </table:table-cell>
          <table:table-cell office:value-type="float" office:value="96.280487" calcext:value-type="float">
            <text:p>96.280487</text:p>
          </table:table-cell>
          <table:table-cell office:value-type="float" office:value="63.91295" calcext:value-type="float">
            <text:p>63.91295</text:p>
          </table:table-cell>
        </table:table-row>
        <table:table-row table:style-name="ro1">
          <table:table-cell table:number-columns-repeated="8"/>
          <table:table-cell office:value-type="float" office:value="593" calcext:value-type="float">
            <text:p>593</text:p>
          </table:table-cell>
          <table:table-cell office:value-type="float" office:value="82.4" calcext:value-type="float">
            <text:p>82.4</text:p>
          </table:table-cell>
          <table:table-cell office:value-type="float" office:value="80.8" calcext:value-type="float">
            <text:p>80.8</text:p>
          </table:table-cell>
          <table:table-cell office:value-type="float" office:value="67.127969" calcext:value-type="float">
            <text:p>67.127969</text:p>
          </table:table-cell>
          <table:table-cell office:value-type="float" office:value="98.0354" calcext:value-type="float">
            <text:p>98.0354</text:p>
          </table:table-cell>
          <table:table-cell office:value-type="float" office:value="65.809172" calcext:value-type="float">
            <text:p>65.809172</text:p>
          </table:table-cell>
        </table:table-row>
        <table:table-row table:style-name="ro1">
          <table:table-cell table:number-columns-repeated="8"/>
          <table:table-cell office:value-type="float" office:value="594" calcext:value-type="float">
            <text:p>594</text:p>
          </table:table-cell>
          <table:table-cell office:value-type="float" office:value="84" calcext:value-type="float">
            <text:p>84</text:p>
          </table:table-cell>
          <table:table-cell office:value-type="float" office:value="81.1" calcext:value-type="float">
            <text:p>81.1</text:p>
          </table:table-cell>
          <table:table-cell office:value-type="float" office:value="66.362052" calcext:value-type="float">
            <text:p>66.362052</text:p>
          </table:table-cell>
          <table:table-cell office:value-type="float" office:value="96.554899" calcext:value-type="float">
            <text:p>96.554899</text:p>
          </table:table-cell>
          <table:table-cell office:value-type="float" office:value="64.075813" calcext:value-type="float">
            <text:p>64.075813</text:p>
          </table:table-cell>
        </table:table-row>
        <table:table-row table:style-name="ro1">
          <table:table-cell table:number-columns-repeated="8"/>
          <table:table-cell office:value-type="float" office:value="595" calcext:value-type="float">
            <text:p>595</text:p>
          </table:table-cell>
          <table:table-cell office:value-type="float" office:value="82.8" calcext:value-type="float">
            <text:p>82.8</text:p>
          </table:table-cell>
          <table:table-cell office:value-type="float" office:value="80.6" calcext:value-type="float">
            <text:p>80.6</text:p>
          </table:table-cell>
          <table:table-cell office:value-type="float" office:value="66.686473" calcext:value-type="float">
            <text:p>66.686473</text:p>
          </table:table-cell>
          <table:table-cell office:value-type="float" office:value="97.382828" calcext:value-type="float">
            <text:p>97.382828</text:p>
          </table:table-cell>
          <table:table-cell office:value-type="float" office:value="64.941174" calcext:value-type="float">
            <text:p>64.941174</text:p>
          </table:table-cell>
        </table:table-row>
        <table:table-row table:style-name="ro1">
          <table:table-cell table:number-columns-repeated="8"/>
          <table:table-cell office:value-type="float" office:value="596" calcext:value-type="float">
            <text:p>596</text:p>
          </table:table-cell>
          <table:table-cell office:value-type="float" office:value="83.5" calcext:value-type="float">
            <text:p>83.5</text:p>
          </table:table-cell>
          <table:table-cell office:value-type="float" office:value="80.4" calcext:value-type="float">
            <text:p>80.4</text:p>
          </table:table-cell>
          <table:table-cell office:value-type="float" office:value="65.936022" calcext:value-type="float">
            <text:p>65.936022</text:p>
          </table:table-cell>
          <table:table-cell office:value-type="float" office:value="96.318497" calcext:value-type="float">
            <text:p>96.318497</text:p>
          </table:table-cell>
          <table:table-cell office:value-type="float" office:value="63.508585" calcext:value-type="float">
            <text:p>63.508585</text:p>
          </table:table-cell>
        </table:table-row>
        <table:table-row table:style-name="ro1">
          <table:table-cell table:number-columns-repeated="8"/>
          <table:table-cell office:value-type="float" office:value="597" calcext:value-type="float">
            <text:p>597</text:p>
          </table:table-cell>
          <table:table-cell office:value-type="float" office:value="82.6" calcext:value-type="float">
            <text:p>82.6</text:p>
          </table:table-cell>
          <table:table-cell office:value-type="float" office:value="80.2" calcext:value-type="float">
            <text:p>80.2</text:p>
          </table:table-cell>
          <table:table-cell office:value-type="float" office:value="66.503667" calcext:value-type="float">
            <text:p>66.503667</text:p>
          </table:table-cell>
          <table:table-cell office:value-type="float" office:value="97.147517" calcext:value-type="float">
            <text:p>97.147517</text:p>
          </table:table-cell>
          <table:table-cell office:value-type="float" office:value="64.606661" calcext:value-type="float">
            <text:p>64.606661</text:p>
          </table:table-cell>
        </table:table-row>
        <table:table-row table:style-name="ro1">
          <table:table-cell table:number-columns-repeated="8"/>
          <table:table-cell office:value-type="float" office:value="598" calcext:value-type="float">
            <text:p>598</text:p>
          </table:table-cell>
          <table:table-cell office:value-type="float" office:value="83.7" calcext:value-type="float">
            <text:p>83.7</text:p>
          </table:table-cell>
          <table:table-cell office:value-type="float" office:value="81.3" calcext:value-type="float">
            <text:p>81.3</text:p>
          </table:table-cell>
          <table:table-cell office:value-type="float" office:value="66.591853" calcext:value-type="float">
            <text:p>66.591853</text:p>
          </table:table-cell>
          <table:table-cell office:value-type="float" office:value="97.18669" calcext:value-type="float">
            <text:p>97.18669</text:p>
          </table:table-cell>
          <table:table-cell office:value-type="float" office:value="64.718418" calcext:value-type="float">
            <text:p>64.718418</text:p>
          </table:table-cell>
        </table:table-row>
        <table:table-row table:style-name="ro1">
          <table:table-cell table:number-columns-repeated="8"/>
          <table:table-cell office:value-type="float" office:value="599" calcext:value-type="float">
            <text:p>599</text:p>
          </table:table-cell>
          <table:table-cell office:value-type="float" office:value="82" calcext:value-type="float">
            <text:p>82</text:p>
          </table:table-cell>
          <table:table-cell office:value-type="float" office:value="78.4" calcext:value-type="float">
            <text:p>78.4</text:p>
          </table:table-cell>
          <table:table-cell office:value-type="float" office:value="65.461437" calcext:value-type="float">
            <text:p>65.461437</text:p>
          </table:table-cell>
          <table:table-cell office:value-type="float" office:value="95.592261" calcext:value-type="float">
            <text:p>95.592261</text:p>
          </table:table-cell>
          <table:table-cell office:value-type="float" office:value="62.576068" calcext:value-type="float">
            <text:p>62.576068</text:p>
          </table:table-cell>
        </table:table-row>
        <table:table-row table:style-name="ro1"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81.5" calcext:value-type="float">
            <text:p>81.5</text:p>
          </table:table-cell>
          <table:table-cell office:value-type="float" office:value="78.6" calcext:value-type="float">
            <text:p>78.6</text:p>
          </table:table-cell>
          <table:table-cell office:value-type="float" office:value="66.081691" calcext:value-type="float">
            <text:p>66.081691</text:p>
          </table:table-cell>
          <table:table-cell office:value-type="float" office:value="96.450174" calcext:value-type="float">
            <text:p>96.450174</text:p>
          </table:table-cell>
          <table:table-cell office:value-type="float" office:value="63.735906" calcext:value-type="float">
            <text:p>63.735906</text:p>
          </table:table-cell>
        </table:table-row>
        <table:table-row table:style-name="ro1">
          <table:table-cell table:number-columns-repeated="8"/>
          <table:table-cell office:value-type="float" office:value="601" calcext:value-type="float">
            <text:p>601</text:p>
          </table:table-cell>
          <table:table-cell office:value-type="float" office:value="80.9" calcext:value-type="float">
            <text:p>80.9</text:p>
          </table:table-cell>
          <table:table-cell office:value-type="float" office:value="79.1" calcext:value-type="float">
            <text:p>79.1</text:p>
          </table:table-cell>
          <table:table-cell office:value-type="float" office:value="66.663358" calcext:value-type="float">
            <text:p>66.663358</text:p>
          </table:table-cell>
          <table:table-cell office:value-type="float" office:value="97.766314" calcext:value-type="float">
            <text:p>97.766314</text:p>
          </table:table-cell>
          <table:table-cell office:value-type="float" office:value="65.174308" calcext:value-type="float">
            <text:p>65.174308</text:p>
          </table:table-cell>
        </table:table-row>
        <table:table-row table:style-name="ro1">
          <table:table-cell table:number-columns-repeated="8"/>
          <table:table-cell office:value-type="float" office:value="602" calcext:value-type="float">
            <text:p>602</text:p>
          </table:table-cell>
          <table:table-cell office:value-type="float" office:value="81.8" calcext:value-type="float">
            <text:p>81.8</text:p>
          </table:table-cell>
          <table:table-cell office:value-type="float" office:value="79.1" calcext:value-type="float">
            <text:p>79.1</text:p>
          </table:table-cell>
          <table:table-cell office:value-type="float" office:value="66.071919" calcext:value-type="float">
            <text:p>66.071919</text:p>
          </table:table-cell>
          <table:table-cell office:value-type="float" office:value="96.689763" calcext:value-type="float">
            <text:p>96.689763</text:p>
          </table:table-cell>
          <table:table-cell office:value-type="float" office:value="63.884781" calcext:value-type="float">
            <text:p>63.884781</text:p>
          </table:table-cell>
        </table:table-row>
        <table:table-row table:style-name="ro1">
          <table:table-cell table:number-columns-repeated="8"/>
          <table:table-cell office:value-type="float" office:value="603" calcext:value-type="float">
            <text:p>603</text:p>
          </table:table-cell>
          <table:table-cell office:value-type="float" office:value="82" calcext:value-type="float">
            <text:p>82</text:p>
          </table:table-cell>
          <table:table-cell office:value-type="float" office:value="80.6" calcext:value-type="float">
            <text:p>80.6</text:p>
          </table:table-cell>
          <table:table-cell office:value-type="float" office:value="67.145293" calcext:value-type="float">
            <text:p>67.145293</text:p>
          </table:table-cell>
          <table:table-cell office:value-type="float" office:value="98.234405" calcext:value-type="float">
            <text:p>98.234405</text:p>
          </table:table-cell>
          <table:table-cell office:value-type="float" office:value="65.959779" calcext:value-type="float">
            <text:p>65.959779</text:p>
          </table:table-cell>
        </table:table-row>
        <table:table-row table:style-name="ro1">
          <table:table-cell table:number-columns-repeated="8"/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office:value-type="float" office:value="77.9" calcext:value-type="float">
            <text:p>77.9</text:p>
          </table:table-cell>
          <table:table-cell office:value-type="float" office:value="65.033181" calcext:value-type="float">
            <text:p>65.033181</text:p>
          </table:table-cell>
          <table:table-cell office:value-type="float" office:value="94.938274" calcext:value-type="float">
            <text:p>94.938274</text:p>
          </table:table-cell>
          <table:table-cell office:value-type="float" office:value="61.741379" calcext:value-type="float">
            <text:p>61.741379</text:p>
          </table:table-cell>
        </table:table-row>
        <table:table-row table:style-name="ro1">
          <table:table-cell table:number-columns-repeated="8"/>
          <table:table-cell office:value-type="float" office:value="605" calcext:value-type="float">
            <text:p>605</text:p>
          </table:table-cell>
          <table:table-cell office:value-type="float" office:value="81.1" calcext:value-type="float">
            <text:p>81.1</text:p>
          </table:table-cell>
          <table:table-cell office:value-type="float" office:value="78.2" calcext:value-type="float">
            <text:p>78.2</text:p>
          </table:table-cell>
          <table:table-cell office:value-type="float" office:value="66.239932" calcext:value-type="float">
            <text:p>66.239932</text:p>
          </table:table-cell>
          <table:table-cell office:value-type="float" office:value="96.441848" calcext:value-type="float">
            <text:p>96.441848</text:p>
          </table:table-cell>
          <table:table-cell office:value-type="float" office:value="63.883014" calcext:value-type="float">
            <text:p>63.883014</text:p>
          </table:table-cell>
        </table:table-row>
        <table:table-row table:style-name="ro1">
          <table:table-cell table:number-columns-repeated="8"/>
          <table:table-cell office:value-type="float" office:value="606" calcext:value-type="float">
            <text:p>606</text:p>
          </table:table-cell>
          <table:table-cell office:value-type="float" office:value="81.7" calcext:value-type="float">
            <text:p>81.7</text:p>
          </table:table-cell>
          <table:table-cell office:value-type="float" office:value="80.9" calcext:value-type="float">
            <text:p>80.9</text:p>
          </table:table-cell>
          <table:table-cell office:value-type="float" office:value="67.571196" calcext:value-type="float">
            <text:p>67.571196</text:p>
          </table:table-cell>
          <table:table-cell office:value-type="float" office:value="99.105893" calcext:value-type="float">
            <text:p>99.105893</text:p>
          </table:table-cell>
          <table:table-cell office:value-type="float" office:value="66.967037" calcext:value-type="float">
            <text:p>66.967037</text:p>
          </table:table-cell>
        </table:table-row>
        <table:table-row table:style-name="ro1">
          <table:table-cell table:number-columns-repeated="8"/>
          <table:table-cell office:value-type="float" office:value="607" calcext:value-type="float">
            <text:p>607</text:p>
          </table:table-cell>
          <table:table-cell office:value-type="float" office:value="83.8" calcext:value-type="float">
            <text:p>83.8</text:p>
          </table:table-cell>
          <table:table-cell office:value-type="float" office:value="80.2" calcext:value-type="float">
            <text:p>80.2</text:p>
          </table:table-cell>
          <table:table-cell office:value-type="float" office:value="65.563084" calcext:value-type="float">
            <text:p>65.563084</text:p>
          </table:table-cell>
          <table:table-cell office:value-type="float" office:value="95.695008" calcext:value-type="float">
            <text:p>95.695008</text:p>
          </table:table-cell>
          <table:table-cell office:value-type="float" office:value="62.740598" calcext:value-type="float">
            <text:p>62.740598</text:p>
          </table:table-cell>
        </table:table-row>
        <table:table-row table:style-name="ro1">
          <table:table-cell table:number-columns-repeated="8"/>
          <table:table-cell office:value-type="float" office:value="608" calcext:value-type="float">
            <text:p>608</text:p>
          </table:table-cell>
          <table:table-cell office:value-type="float" office:value="82.4" calcext:value-type="float">
            <text:p>82.4</text:p>
          </table:table-cell>
          <table:table-cell office:value-type="float" office:value="80.4" calcext:value-type="float">
            <text:p>80.4</text:p>
          </table:table-cell>
          <table:table-cell office:value-type="float" office:value="67.048867" calcext:value-type="float">
            <text:p>67.048867</text:p>
          </table:table-cell>
          <table:table-cell office:value-type="float" office:value="97.587841" calcext:value-type="float">
            <text:p>97.587841</text:p>
          </table:table-cell>
          <table:table-cell office:value-type="float" office:value="65.431542" calcext:value-type="float">
            <text:p>65.431542</text:p>
          </table:table-cell>
        </table:table-row>
        <table:table-row table:style-name="ro1">
          <table:table-cell table:number-columns-repeated="8"/>
          <table:table-cell office:value-type="float" office:value="609" calcext:value-type="float">
            <text:p>609</text:p>
          </table:table-cell>
          <table:table-cell office:value-type="float" office:value="83.1" calcext:value-type="float">
            <text:p>83.1</text:p>
          </table:table-cell>
          <table:table-cell office:value-type="float" office:value="80.9" calcext:value-type="float">
            <text:p>80.9</text:p>
          </table:table-cell>
          <table:table-cell office:value-type="float" office:value="66.646588" calcext:value-type="float">
            <text:p>66.646588</text:p>
          </table:table-cell>
          <table:table-cell office:value-type="float" office:value="97.391304" calcext:value-type="float">
            <text:p>97.391304</text:p>
          </table:table-cell>
          <table:table-cell office:value-type="float" office:value="64.907982" calcext:value-type="float">
            <text:p>64.907982</text:p>
          </table:table-cell>
        </table:table-row>
        <table:table-row table:style-name="ro1">
          <table:table-cell table:number-columns-repeated="8"/>
          <table:table-cell office:value-type="float" office:value="610" calcext:value-type="float">
            <text:p>610</text:p>
          </table:table-cell>
          <table:table-cell office:value-type="float" office:value="82.8" calcext:value-type="float">
            <text:p>82.8</text:p>
          </table:table-cell>
          <table:table-cell office:value-type="float" office:value="80.6" calcext:value-type="float">
            <text:p>80.6</text:p>
          </table:table-cell>
          <table:table-cell office:value-type="float" office:value="66.404603" calcext:value-type="float">
            <text:p>66.404603</text:p>
          </table:table-cell>
          <table:table-cell office:value-type="float" office:value="97.379397" calcext:value-type="float">
            <text:p>97.379397</text:p>
          </table:table-cell>
          <table:table-cell office:value-type="float" office:value="64.664402" calcext:value-type="float">
            <text:p>64.664402</text:p>
          </table:table-cell>
        </table:table-row>
        <table:table-row table:style-name="ro1">
          <table:table-cell table:number-columns-repeated="8"/>
          <table:table-cell office:value-type="float" office:value="611" calcext:value-type="float">
            <text:p>611</text:p>
          </table:table-cell>
          <table:table-cell office:value-type="float" office:value="83.5" calcext:value-type="float">
            <text:p>83.5</text:p>
          </table:table-cell>
          <table:table-cell office:value-type="float" office:value="80" calcext:value-type="float">
            <text:p>80</text:p>
          </table:table-cell>
          <table:table-cell office:value-type="float" office:value="65.792093" calcext:value-type="float">
            <text:p>65.792093</text:p>
          </table:table-cell>
          <table:table-cell office:value-type="float" office:value="95.88761" calcext:value-type="float">
            <text:p>95.88761</text:p>
          </table:table-cell>
          <table:table-cell office:value-type="float" office:value="63.086465" calcext:value-type="float">
            <text:p>63.086465</text:p>
          </table:table-cell>
        </table:table-row>
        <table:table-row table:style-name="ro1">
          <table:table-cell table:number-columns-repeated="8"/>
          <table:table-cell office:value-type="float" office:value="612" calcext:value-type="float">
            <text:p>612</text:p>
          </table:table-cell>
          <table:table-cell office:value-type="float" office:value="82.4" calcext:value-type="float">
            <text:p>82.4</text:p>
          </table:table-cell>
          <table:table-cell office:value-type="float" office:value="80" calcext:value-type="float">
            <text:p>80</text:p>
          </table:table-cell>
          <table:table-cell office:value-type="float" office:value="66.676048" calcext:value-type="float">
            <text:p>66.676048</text:p>
          </table:table-cell>
          <table:table-cell office:value-type="float" office:value="97.149042" calcext:value-type="float">
            <text:p>97.149042</text:p>
          </table:table-cell>
          <table:table-cell office:value-type="float" office:value="64.775142" calcext:value-type="float">
            <text:p>64.775142</text:p>
          </table:table-cell>
        </table:table-row>
        <table:table-row table:style-name="ro1">
          <table:table-cell table:number-columns-repeated="8"/>
          <table:table-cell office:value-type="float" office:value="613" calcext:value-type="float">
            <text:p>613</text:p>
          </table:table-cell>
          <table:table-cell office:value-type="float" office:value="81.5" calcext:value-type="float">
            <text:p>81.5</text:p>
          </table:table-cell>
          <table:table-cell office:value-type="float" office:value="77.9" calcext:value-type="float">
            <text:p>77.9</text:p>
          </table:table-cell>
          <table:table-cell office:value-type="float" office:value="65.754944" calcext:value-type="float">
            <text:p>65.754944</text:p>
          </table:table-cell>
          <table:table-cell office:value-type="float" office:value="95.566155" calcext:value-type="float">
            <text:p>95.566155</text:p>
          </table:table-cell>
          <table:table-cell office:value-type="float" office:value="62.839472" calcext:value-type="float">
            <text:p>62.839472</text:p>
          </table:table-cell>
        </table:table-row>
        <table:table-row table:style-name="ro1">
          <table:table-cell table:number-columns-repeated="8"/>
          <table:table-cell office:value-type="float" office:value="614" calcext:value-type="float">
            <text:p>614</text:p>
          </table:table-cell>
          <table:table-cell office:value-type="float" office:value="80.8" calcext:value-type="float">
            <text:p>80.8</text:p>
          </table:table-cell>
          <table:table-cell office:value-type="float" office:value="78.4" calcext:value-type="float">
            <text:p>78.4</text:p>
          </table:table-cell>
          <table:table-cell office:value-type="float" office:value="66.530748" calcext:value-type="float">
            <text:p>66.530748</text:p>
          </table:table-cell>
          <table:table-cell office:value-type="float" office:value="97.092214" calcext:value-type="float">
            <text:p>97.092214</text:p>
          </table:table-cell>
          <table:table-cell office:value-type="float" office:value="64.596176" calcext:value-type="float">
            <text:p>64.596176</text:p>
          </table:table-cell>
        </table:table-row>
        <table:table-row table:style-name="ro1">
          <table:table-cell table:number-columns-repeated="8"/>
          <table:table-cell office:value-type="float" office:value="615" calcext:value-type="float">
            <text:p>615</text:p>
          </table:table-cell>
          <table:table-cell office:value-type="float" office:value="82.4" calcext:value-type="float">
            <text:p>82.4</text:p>
          </table:table-cell>
          <table:table-cell office:value-type="float" office:value="79.5" calcext:value-type="float">
            <text:p>79.5</text:p>
          </table:table-cell>
          <table:table-cell office:value-type="float" office:value="66.272891" calcext:value-type="float">
            <text:p>66.272891</text:p>
          </table:table-cell>
          <table:table-cell office:value-type="float" office:value="96.489099" calcext:value-type="float">
            <text:p>96.489099</text:p>
          </table:table-cell>
          <table:table-cell office:value-type="float" office:value="63.946115" calcext:value-type="float">
            <text:p>63.946115</text:p>
          </table:table-cell>
        </table:table-row>
        <table:table-row table:style-name="ro1">
          <table:table-cell table:number-columns-repeated="8"/>
          <table:table-cell office:value-type="float" office:value="616" calcext:value-type="float">
            <text:p>616</text:p>
          </table:table-cell>
          <table:table-cell office:value-type="float" office:value="80.9" calcext:value-type="float">
            <text:p>80.9</text:p>
          </table:table-cell>
          <table:table-cell office:value-type="float" office:value="80.6" calcext:value-type="float">
            <text:p>80.6</text:p>
          </table:table-cell>
          <table:table-cell office:value-type="float" office:value="68.021418" calcext:value-type="float">
            <text:p>68.021418</text:p>
          </table:table-cell>
          <table:table-cell office:value-type="float" office:value="99.551062" calcext:value-type="float">
            <text:p>99.551062</text:p>
          </table:table-cell>
          <table:table-cell office:value-type="float" office:value="67.716044" calcext:value-type="float">
            <text:p>67.716044</text:p>
          </table:table-cell>
        </table:table-row>
        <table:table-row table:style-name="ro1">
          <table:table-cell table:number-columns-repeated="8"/>
          <table:table-cell office:value-type="float" office:value="617" calcext:value-type="float">
            <text:p>617</text:p>
          </table:table-cell>
          <table:table-cell office:value-type="float" office:value="83.7" calcext:value-type="float">
            <text:p>83.7</text:p>
          </table:table-cell>
          <table:table-cell office:value-type="float" office:value="80.2" calcext:value-type="float">
            <text:p>80.2</text:p>
          </table:table-cell>
          <table:table-cell office:value-type="float" office:value="65.659677" calcext:value-type="float">
            <text:p>65.659677</text:p>
          </table:table-cell>
          <table:table-cell office:value-type="float" office:value="95.890842" calcext:value-type="float">
            <text:p>95.890842</text:p>
          </table:table-cell>
          <table:table-cell office:value-type="float" office:value="62.961617" calcext:value-type="float">
            <text:p>62.961617</text:p>
          </table:table-cell>
        </table:table-row>
        <table:table-row table:style-name="ro1">
          <table:table-cell table:number-columns-repeated="8"/>
          <table:table-cell office:value-type="float" office:value="618" calcext:value-type="float">
            <text:p>618</text:p>
          </table:table-cell>
          <table:table-cell office:value-type="float" office:value="82.2" calcext:value-type="float">
            <text:p>82.2</text:p>
          </table:table-cell>
          <table:table-cell office:value-type="float" office:value="80" calcext:value-type="float">
            <text:p>80</text:p>
          </table:table-cell>
          <table:table-cell office:value-type="float" office:value="66.717185" calcext:value-type="float">
            <text:p>66.717185</text:p>
          </table:table-cell>
          <table:table-cell office:value-type="float" office:value="97.361052" calcext:value-type="float">
            <text:p>97.361052</text:p>
          </table:table-cell>
          <table:table-cell office:value-type="float" office:value="64.956554" calcext:value-type="float">
            <text:p>64.956554</text:p>
          </table:table-cell>
        </table:table-row>
        <table:table-row table:style-name="ro1">
          <table:table-cell table:number-columns-repeated="8"/>
          <table:table-cell office:value-type="float" office:value="619" calcext:value-type="float">
            <text:p>619</text:p>
          </table:table-cell>
          <table:table-cell office:value-type="float" office:value="83.1" calcext:value-type="float">
            <text:p>83.1</text:p>
          </table:table-cell>
          <table:table-cell office:value-type="float" office:value="80.2" calcext:value-type="float">
            <text:p>80.2</text:p>
          </table:table-cell>
          <table:table-cell office:value-type="float" office:value="66.208743" calcext:value-type="float">
            <text:p>66.208743</text:p>
          </table:table-cell>
          <table:table-cell office:value-type="float" office:value="96.517258" calcext:value-type="float">
            <text:p>96.517258</text:p>
          </table:table-cell>
          <table:table-cell office:value-type="float" office:value="63.902863" calcext:value-type="float">
            <text:p>63.902863</text:p>
          </table:table-cell>
        </table:table-row>
        <table:table-row table:style-name="ro1">
          <table:table-cell table:number-columns-repeated="8"/>
          <table:table-cell office:value-type="float" office:value="620" calcext:value-type="float">
            <text:p>620</text:p>
          </table:table-cell>
          <table:table-cell office:value-type="float" office:value="81.7" calcext:value-type="float">
            <text:p>81.7</text:p>
          </table:table-cell>
          <table:table-cell office:value-type="float" office:value="79" calcext:value-type="float">
            <text:p>79</text:p>
          </table:table-cell>
          <table:table-cell office:value-type="float" office:value="66.301234" calcext:value-type="float">
            <text:p>66.301234</text:p>
          </table:table-cell>
          <table:table-cell office:value-type="float" office:value="96.685565" calcext:value-type="float">
            <text:p>96.685565</text:p>
          </table:table-cell>
          <table:table-cell office:value-type="float" office:value="64.103723" calcext:value-type="float">
            <text:p>64.103723</text:p>
          </table:table-cell>
        </table:table-row>
        <table:table-row table:style-name="ro1">
          <table:table-cell table:number-columns-repeated="8"/>
          <table:table-cell office:value-type="float" office:value="621" calcext:value-type="float">
            <text:p>621</text:p>
          </table:table-cell>
          <table:table-cell office:value-type="float" office:value="81.8" calcext:value-type="float">
            <text:p>81.8</text:p>
          </table:table-cell>
          <table:table-cell office:value-type="float" office:value="79.1" calcext:value-type="float">
            <text:p>79.1</text:p>
          </table:table-cell>
          <table:table-cell office:value-type="float" office:value="66.294645" calcext:value-type="float">
            <text:p>66.294645</text:p>
          </table:table-cell>
          <table:table-cell office:value-type="float" office:value="96.683413" calcext:value-type="float">
            <text:p>96.683413</text:p>
          </table:table-cell>
          <table:table-cell office:value-type="float" office:value="64.095926" calcext:value-type="float">
            <text:p>64.095926</text:p>
          </table:table-cell>
        </table:table-row>
        <table:table-row table:style-name="ro1">
          <table:table-cell table:number-columns-repeated="8"/>
          <table:table-cell office:value-type="float" office:value="622" calcext:value-type="float">
            <text:p>622</text:p>
          </table:table-cell>
          <table:table-cell office:value-type="float" office:value="82" calcext:value-type="float">
            <text:p>82</text:p>
          </table:table-cell>
          <table:table-cell office:value-type="float" office:value="80.6" calcext:value-type="float">
            <text:p>80.6</text:p>
          </table:table-cell>
          <table:table-cell office:value-type="float" office:value="67.047249" calcext:value-type="float">
            <text:p>67.047249</text:p>
          </table:table-cell>
          <table:table-cell office:value-type="float" office:value="98.235925" calcext:value-type="float">
            <text:p>98.235925</text:p>
          </table:table-cell>
          <table:table-cell office:value-type="float" office:value="65.864486" calcext:value-type="float">
            <text:p>65.864486</text:p>
          </table:table-cell>
        </table:table-row>
        <table:table-row table:style-name="ro1">
          <table:table-cell table:number-columns-repeated="8"/>
          <table:table-cell office:value-type="float" office:value="623" calcext:value-type="float">
            <text:p>623</text:p>
          </table:table-cell>
          <table:table-cell office:value-type="float" office:value="83.1" calcext:value-type="float">
            <text:p>83.1</text:p>
          </table:table-cell>
          <table:table-cell office:value-type="float" office:value="79.7" calcext:value-type="float">
            <text:p>79.7</text:p>
          </table:table-cell>
          <table:table-cell office:value-type="float" office:value="65.947199" calcext:value-type="float">
            <text:p>65.947199</text:p>
          </table:table-cell>
          <table:table-cell office:value-type="float" office:value="95.865566" calcext:value-type="float">
            <text:p>95.865566</text:p>
          </table:table-cell>
          <table:table-cell office:value-type="float" office:value="63.220655" calcext:value-type="float">
            <text:p>63.220655</text:p>
          </table:table-cell>
        </table:table-row>
        <table:table-row table:style-name="ro1">
          <table:table-cell table:number-columns-repeated="8"/>
          <table:table-cell office:value-type="float" office:value="624" calcext:value-type="float">
            <text:p>624</text:p>
          </table:table-cell>
          <table:table-cell office:value-type="float" office:value="82.6" calcext:value-type="float">
            <text:p>82.6</text:p>
          </table:table-cell>
          <table:table-cell office:value-type="float" office:value="80.9" calcext:value-type="float">
            <text:p>80.9</text:p>
          </table:table-cell>
          <table:table-cell office:value-type="float" office:value="67.176739" calcext:value-type="float">
            <text:p>67.176739</text:p>
          </table:table-cell>
          <table:table-cell office:value-type="float" office:value="98.029685" calcext:value-type="float">
            <text:p>98.029685</text:p>
          </table:table-cell>
          <table:table-cell office:value-type="float" office:value="65.853146" calcext:value-type="float">
            <text:p>65.853146</text:p>
          </table:table-cell>
        </table:table-row>
        <table:table-row table:style-name="ro1">
          <table:table-cell table:number-columns-repeated="8"/>
          <table:table-cell office:value-type="float" office:value="625" calcext:value-type="float">
            <text:p>625</text:p>
          </table:table-cell>
          <table:table-cell office:value-type="float" office:value="81.7" calcext:value-type="float">
            <text:p>81.7</text:p>
          </table:table-cell>
          <table:table-cell office:value-type="float" office:value="78.4" calcext:value-type="float">
            <text:p>78.4</text:p>
          </table:table-cell>
          <table:table-cell office:value-type="float" office:value="65.723655" calcext:value-type="float">
            <text:p>65.723655</text:p>
          </table:table-cell>
          <table:table-cell office:value-type="float" office:value="96.015902" calcext:value-type="float">
            <text:p>96.015902</text:p>
          </table:table-cell>
          <table:table-cell office:value-type="float" office:value="63.105161" calcext:value-type="float">
            <text:p>63.105161</text:p>
          </table:table-cell>
        </table:table-row>
        <table:table-row table:style-name="ro1">
          <table:table-cell table:number-columns-repeated="8"/>
          <table:table-cell office:value-type="float" office:value="626" calcext:value-type="float">
            <text:p>626</text:p>
          </table:table-cell>
          <table:table-cell office:value-type="float" office:value="81.7" calcext:value-type="float">
            <text:p>81.7</text:p>
          </table:table-cell>
          <table:table-cell office:value-type="float" office:value="78.8" calcext:value-type="float">
            <text:p>78.8</text:p>
          </table:table-cell>
          <table:table-cell office:value-type="float" office:value="66.09212" calcext:value-type="float">
            <text:p>66.09212</text:p>
          </table:table-cell>
          <table:table-cell office:value-type="float" office:value="96.462562" calcext:value-type="float">
            <text:p>96.462562</text:p>
          </table:table-cell>
          <table:table-cell office:value-type="float" office:value="63.754152" calcext:value-type="float">
            <text:p>63.754152</text:p>
          </table:table-cell>
        </table:table-row>
        <table:table-row table:style-name="ro1">
          <table:table-cell table:number-columns-repeated="8"/>
          <table:table-cell office:value-type="float" office:value="627" calcext:value-type="float">
            <text:p>627</text:p>
          </table:table-cell>
          <table:table-cell office:value-type="float" office:value="80.9" calcext:value-type="float">
            <text:p>80.9</text:p>
          </table:table-cell>
          <table:table-cell office:value-type="float" office:value="79.3" calcext:value-type="float">
            <text:p>79.3</text:p>
          </table:table-cell>
          <table:table-cell office:value-type="float" office:value="67.031027" calcext:value-type="float">
            <text:p>67.031027</text:p>
          </table:table-cell>
          <table:table-cell office:value-type="float" office:value="97.983068" calcext:value-type="float">
            <text:p>97.983068</text:p>
          </table:table-cell>
          <table:table-cell office:value-type="float" office:value="65.679057" calcext:value-type="float">
            <text:p>65.679057</text:p>
          </table:table-cell>
        </table:table-row>
        <table:table-row table:style-name="ro1">
          <table:table-cell table:number-columns-repeated="8"/>
          <table:table-cell office:value-type="float" office:value="628" calcext:value-type="float">
            <text:p>628</text:p>
          </table:table-cell>
          <table:table-cell office:value-type="float" office:value="81.3" calcext:value-type="float">
            <text:p>81.3</text:p>
          </table:table-cell>
          <table:table-cell office:value-type="float" office:value="78.4" calcext:value-type="float">
            <text:p>78.4</text:p>
          </table:table-cell>
          <table:table-cell office:value-type="float" office:value="65.946915" calcext:value-type="float">
            <text:p>65.946915</text:p>
          </table:table-cell>
          <table:table-cell office:value-type="float" office:value="96.443971" calcext:value-type="float">
            <text:p>96.443971</text:p>
          </table:table-cell>
          <table:table-cell office:value-type="float" office:value="63.601823" calcext:value-type="float">
            <text:p>63.601823</text:p>
          </table:table-cell>
        </table:table-row>
        <table:table-row table:style-name="ro1">
          <table:table-cell table:number-columns-repeated="8"/>
          <table:table-cell office:value-type="float" office:value="629" calcext:value-type="float">
            <text:p>629</text:p>
          </table:table-cell>
          <table:table-cell office:value-type="float" office:value="81.8" calcext:value-type="float">
            <text:p>81.8</text:p>
          </table:table-cell>
          <table:table-cell office:value-type="float" office:value="79.5" calcext:value-type="float">
            <text:p>79.5</text:p>
          </table:table-cell>
          <table:table-cell office:value-type="float" office:value="66.473924" calcext:value-type="float">
            <text:p>66.473924</text:p>
          </table:table-cell>
          <table:table-cell office:value-type="float" office:value="97.130155" calcext:value-type="float">
            <text:p>97.130155</text:p>
          </table:table-cell>
          <table:table-cell office:value-type="float" office:value="64.566226" calcext:value-type="float">
            <text:p>64.566226</text:p>
          </table:table-cell>
        </table:table-row>
        <table:table-row table:style-name="ro1">
          <table:table-cell table:number-columns-repeated="8"/>
          <table:table-cell office:value-type="float" office:value="630" calcext:value-type="float">
            <text:p>630</text:p>
          </table:table-cell>
          <table:table-cell office:value-type="float" office:value="81.8" calcext:value-type="float">
            <text:p>81.8</text:p>
          </table:table-cell>
          <table:table-cell office:value-type="float" office:value="78.1" calcext:value-type="float">
            <text:p>78.1</text:p>
          </table:table-cell>
          <table:table-cell office:value-type="float" office:value="64.875599" calcext:value-type="float">
            <text:p>64.875599</text:p>
          </table:table-cell>
          <table:table-cell office:value-type="float" office:value="95.364427" calcext:value-type="float">
            <text:p>95.364427</text:p>
          </table:table-cell>
          <table:table-cell office:value-type="float" office:value="61.868244" calcext:value-type="float">
            <text:p>61.868244</text:p>
          </table:table-cell>
        </table:table-row>
        <table:table-row table:style-name="ro1">
          <table:table-cell table:number-columns-repeated="8"/>
          <table:table-cell office:value-type="float" office:value="631" calcext:value-type="float">
            <text:p>631</text:p>
          </table:table-cell>
          <table:table-cell office:value-type="float" office:value="80.4" calcext:value-type="float">
            <text:p>80.4</text:p>
          </table:table-cell>
          <table:table-cell office:value-type="float" office:value="78.8" calcext:value-type="float">
            <text:p>78.8</text:p>
          </table:table-cell>
          <table:table-cell office:value-type="float" office:value="66.994575" calcext:value-type="float">
            <text:p>66.994575</text:p>
          </table:table-cell>
          <table:table-cell office:value-type="float" office:value="97.983113" calcext:value-type="float">
            <text:p>97.983113</text:p>
          </table:table-cell>
          <table:table-cell office:value-type="float" office:value="65.64337" calcext:value-type="float">
            <text:p>65.64337</text:p>
          </table:table-cell>
        </table:table-row>
        <table:table-row table:style-name="ro1">
          <table:table-cell table:number-columns-repeated="8"/>
          <table:table-cell office:value-type="float" office:value="632" calcext:value-type="float">
            <text:p>632</text:p>
          </table:table-cell>
          <table:table-cell office:value-type="float" office:value="81.8" calcext:value-type="float">
            <text:p>81.8</text:p>
          </table:table-cell>
          <table:table-cell office:value-type="float" office:value="81.1" calcext:value-type="float">
            <text:p>81.1</text:p>
          </table:table-cell>
          <table:table-cell office:value-type="float" office:value="67.631448" calcext:value-type="float">
            <text:p>67.631448</text:p>
          </table:table-cell>
          <table:table-cell office:value-type="float" office:value="99.115015" calcext:value-type="float">
            <text:p>99.115015</text:p>
          </table:table-cell>
          <table:table-cell office:value-type="float" office:value="67.032921" calcext:value-type="float">
            <text:p>67.032921</text:p>
          </table:table-cell>
        </table:table-row>
        <table:table-row table:style-name="ro1">
          <table:table-cell table:number-columns-repeated="8"/>
          <table:table-cell office:value-type="float" office:value="633" calcext:value-type="float">
            <text:p>633</text:p>
          </table:table-cell>
          <table:table-cell office:value-type="float" office:value="82.4" calcext:value-type="float">
            <text:p>82.4</text:p>
          </table:table-cell>
          <table:table-cell office:value-type="float" office:value="78.8" calcext:value-type="float">
            <text:p>78.8</text:p>
          </table:table-cell>
          <table:table-cell office:value-type="float" office:value="65.386143" calcext:value-type="float">
            <text:p>65.386143</text:p>
          </table:table-cell>
          <table:table-cell office:value-type="float" office:value="95.609945" calcext:value-type="float">
            <text:p>95.609945</text:p>
          </table:table-cell>
          <table:table-cell office:value-type="float" office:value="62.515656" calcext:value-type="float">
            <text:p>62.515656</text:p>
          </table:table-cell>
        </table:table-row>
        <table:table-row table:style-name="ro1">
          <table:table-cell table:number-columns-repeated="8"/>
          <table:table-cell office:value-type="float" office:value="634" calcext:value-type="float">
            <text:p>634</text:p>
          </table:table-cell>
          <table:table-cell office:value-type="float" office:value="80.9" calcext:value-type="float">
            <text:p>80.9</text:p>
          </table:table-cell>
          <table:table-cell office:value-type="float" office:value="79.3" calcext:value-type="float">
            <text:p>79.3</text:p>
          </table:table-cell>
          <table:table-cell office:value-type="float" office:value="66.635985" calcext:value-type="float">
            <text:p>66.635985</text:p>
          </table:table-cell>
          <table:table-cell office:value-type="float" office:value="97.993539" calcext:value-type="float">
            <text:p>97.993539</text:p>
          </table:table-cell>
          <table:table-cell office:value-type="float" office:value="65.298961" calcext:value-type="float">
            <text:p>65.298961</text:p>
          </table:table-cell>
        </table:table-row>
        <table:table-row table:style-name="ro1">
          <table:table-cell table:number-columns-repeated="8"/>
          <table:table-cell office:value-type="float" office:value="635" calcext:value-type="float">
            <text:p>635</text:p>
          </table:table-cell>
          <table:table-cell office:value-type="float" office:value="82.4" calcext:value-type="float">
            <text:p>82.4</text:p>
          </table:table-cell>
          <table:table-cell office:value-type="float" office:value="77.9" calcext:value-type="float">
            <text:p>77.9</text:p>
          </table:table-cell>
          <table:table-cell office:value-type="float" office:value="64.999495" calcext:value-type="float">
            <text:p>64.999495</text:p>
          </table:table-cell>
          <table:table-cell office:value-type="float" office:value="94.515984" calcext:value-type="float">
            <text:p>94.515984</text:p>
          </table:table-cell>
          <table:table-cell office:value-type="float" office:value="61.434912" calcext:value-type="float">
            <text:p>61.434912</text:p>
          </table:table-cell>
        </table:table-row>
        <table:table-row table:style-name="ro1">
          <table:table-cell table:number-columns-repeated="8"/>
          <table:table-cell office:value-type="float" office:value="636" calcext:value-type="float">
            <text:p>636</text:p>
          </table:table-cell>
          <table:table-cell office:value-type="float" office:value="80.2" calcext:value-type="float">
            <text:p>80.2</text:p>
          </table:table-cell>
          <table:table-cell office:value-type="float" office:value="79" calcext:value-type="float">
            <text:p>79</text:p>
          </table:table-cell>
          <table:table-cell office:value-type="float" office:value="67.349612" calcext:value-type="float">
            <text:p>67.349612</text:p>
          </table:table-cell>
          <table:table-cell office:value-type="float" office:value="98.426556" calcext:value-type="float">
            <text:p>98.426556</text:p>
          </table:table-cell>
          <table:table-cell office:value-type="float" office:value="66.289904" calcext:value-type="float">
            <text:p>66.289904</text:p>
          </table:table-cell>
        </table:table-row>
        <table:table-row table:style-name="ro1">
          <table:table-cell table:number-columns-repeated="8"/>
          <table:table-cell office:value-type="float" office:value="637" calcext:value-type="float">
            <text:p>637</text:p>
          </table:table-cell>
          <table:table-cell office:value-type="float" office:value="82" calcext:value-type="float">
            <text:p>82</text:p>
          </table:table-cell>
          <table:table-cell office:value-type="float" office:value="78.4" calcext:value-type="float">
            <text:p>78.4</text:p>
          </table:table-cell>
          <table:table-cell office:value-type="float" office:value="65.364253" calcext:value-type="float">
            <text:p>65.364253</text:p>
          </table:table-cell>
          <table:table-cell office:value-type="float" office:value="95.601136" calcext:value-type="float">
            <text:p>95.601136</text:p>
          </table:table-cell>
          <table:table-cell office:value-type="float" office:value="62.488968" calcext:value-type="float">
            <text:p>62.488968</text:p>
          </table:table-cell>
        </table:table-row>
        <table:table-row table:style-name="ro1">
          <table:table-cell table:number-columns-repeated="8"/>
          <table:table-cell office:value-type="float" office:value="638" calcext:value-type="float">
            <text:p>638</text:p>
          </table:table-cell>
          <table:table-cell office:value-type="float" office:value="80" calcext:value-type="float">
            <text:p>80</text:p>
          </table:table-cell>
          <table:table-cell office:value-type="float" office:value="77.9" calcext:value-type="float">
            <text:p>77.9</text:p>
          </table:table-cell>
          <table:table-cell office:value-type="float" office:value="66.496873" calcext:value-type="float">
            <text:p>66.496873</text:p>
          </table:table-cell>
          <table:table-cell office:value-type="float" office:value="97.290459" calcext:value-type="float">
            <text:p>97.290459</text:p>
          </table:table-cell>
          <table:table-cell office:value-type="float" office:value="64.695113" calcext:value-type="float">
            <text:p>64.695113</text:p>
          </table:table-cell>
        </table:table-row>
        <table:table-row table:style-name="ro1">
          <table:table-cell table:number-columns-repeated="8"/>
          <table:table-cell office:value-type="float" office:value="639" calcext:value-type="float">
            <text:p>639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66.266548" calcext:value-type="float">
            <text:p>66.266548</text:p>
          </table:table-cell>
          <table:table-cell office:value-type="float" office:value="97.74378" calcext:value-type="float">
            <text:p>97.74378</text:p>
          </table:table-cell>
          <table:table-cell office:value-type="float" office:value="64.771429" calcext:value-type="float">
            <text:p>64.771429</text:p>
          </table:table-cell>
        </table:table-row>
        <table:table-row table:style-name="ro1">
          <table:table-cell table:number-columns-repeated="8"/>
          <table:table-cell office:value-type="float" office:value="640" calcext:value-type="float">
            <text:p>640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65.622531" calcext:value-type="float">
            <text:p>65.622531</text:p>
          </table:table-cell>
          <table:table-cell office:value-type="float" office:value="95.971495" calcext:value-type="float">
            <text:p>95.971495</text:p>
          </table:table-cell>
          <table:table-cell office:value-type="float" office:value="62.978924" calcext:value-type="float">
            <text:p>62.978924</text:p>
          </table:table-cell>
        </table:table-row>
        <table:table-row table:style-name="ro1">
          <table:table-cell table:number-columns-repeated="8"/>
          <table:table-cell office:value-type="float" office:value="641" calcext:value-type="float">
            <text:p>641</text:p>
          </table:table-cell>
          <table:table-cell office:value-type="float" office:value="79.7" calcext:value-type="float">
            <text:p>79.7</text:p>
          </table:table-cell>
          <table:table-cell office:value-type="float" office:value="77.5" calcext:value-type="float">
            <text:p>77.5</text:p>
          </table:table-cell>
          <table:table-cell office:value-type="float" office:value="66.140293" calcext:value-type="float">
            <text:p>66.140293</text:p>
          </table:table-cell>
          <table:table-cell office:value-type="float" office:value="97.272508" calcext:value-type="float">
            <text:p>97.272508</text:p>
          </table:table-cell>
          <table:table-cell office:value-type="float" office:value="64.336322" calcext:value-type="float">
            <text:p>64.336322</text:p>
          </table:table-cell>
        </table:table-row>
        <table:table-row table:style-name="ro1">
          <table:table-cell table:number-columns-repeated="8"/>
          <table:table-cell office:value-type="float" office:value="642" calcext:value-type="float">
            <text:p>642</text:p>
          </table:table-cell>
          <table:table-cell office:value-type="float" office:value="80.6" calcext:value-type="float">
            <text:p>80.6</text:p>
          </table:table-cell>
          <table:table-cell office:value-type="float" office:value="77.3" calcext:value-type="float">
            <text:p>77.3</text:p>
          </table:table-cell>
          <table:table-cell office:value-type="float" office:value="65.760612" calcext:value-type="float">
            <text:p>65.760612</text:p>
          </table:table-cell>
          <table:table-cell office:value-type="float" office:value="95.962279" calcext:value-type="float">
            <text:p>95.962279</text:p>
          </table:table-cell>
          <table:table-cell office:value-type="float" office:value="63.105381" calcext:value-type="float">
            <text:p>63.105381</text:p>
          </table:table-cell>
        </table:table-row>
        <table:table-row table:style-name="ro1">
          <table:table-cell table:number-columns-repeated="8"/>
          <table:table-cell office:value-type="float" office:value="643" calcext:value-type="float">
            <text:p>643</text:p>
          </table:table-cell>
          <table:table-cell office:value-type="float" office:value="79.7" calcext:value-type="float">
            <text:p>79.7</text:p>
          </table:table-cell>
          <table:table-cell office:value-type="float" office:value="77.3" calcext:value-type="float">
            <text:p>77.3</text:p>
          </table:table-cell>
          <table:table-cell office:value-type="float" office:value="66.26212" calcext:value-type="float">
            <text:p>66.26212</text:p>
          </table:table-cell>
          <table:table-cell office:value-type="float" office:value="97.04811" calcext:value-type="float">
            <text:p>97.04811</text:p>
          </table:table-cell>
          <table:table-cell office:value-type="float" office:value="64.306136" calcext:value-type="float">
            <text:p>64.306136</text:p>
          </table:table-cell>
        </table:table-row>
        <table:table-row table:style-name="ro1">
          <table:table-cell table:number-columns-repeated="8"/>
          <table:table-cell office:value-type="float" office:value="644" calcext:value-type="float">
            <text:p>644</text:p>
          </table:table-cell>
          <table:table-cell office:value-type="float" office:value="80.9" calcext:value-type="float">
            <text:p>80.9</text:p>
          </table:table-cell>
          <table:table-cell office:value-type="float" office:value="79.1" calcext:value-type="float">
            <text:p>79.1</text:p>
          </table:table-cell>
          <table:table-cell office:value-type="float" office:value="66.700506" calcext:value-type="float">
            <text:p>66.700506</text:p>
          </table:table-cell>
          <table:table-cell office:value-type="float" office:value="97.766473" calcext:value-type="float">
            <text:p>97.766473</text:p>
          </table:table-cell>
          <table:table-cell office:value-type="float" office:value="65.210733" calcext:value-type="float">
            <text:p>65.210733</text:p>
          </table:table-cell>
        </table:table-row>
        <table:table-row table:style-name="ro1">
          <table:table-cell table:number-columns-repeated="8"/>
          <table:table-cell office:value-type="float" office:value="645" calcext:value-type="float">
            <text:p>645</text:p>
          </table:table-cell>
          <table:table-cell office:value-type="float" office:value="80.8" calcext:value-type="float">
            <text:p>80.8</text:p>
          </table:table-cell>
          <table:table-cell office:value-type="float" office:value="78.6" calcext:value-type="float">
            <text:p>78.6</text:p>
          </table:table-cell>
          <table:table-cell office:value-type="float" office:value="66.158119" calcext:value-type="float">
            <text:p>66.158119</text:p>
          </table:table-cell>
          <table:table-cell office:value-type="float" office:value="97.319564" calcext:value-type="float">
            <text:p>97.319564</text:p>
          </table:table-cell>
          <table:table-cell office:value-type="float" office:value="64.384792" calcext:value-type="float">
            <text:p>64.384792</text:p>
          </table:table-cell>
        </table:table-row>
        <table:table-row table:style-name="ro1">
          <table:table-cell table:number-columns-repeated="8"/>
          <table:table-cell office:value-type="float" office:value="646" calcext:value-type="float">
            <text:p>646</text:p>
          </table:table-cell>
          <table:table-cell office:value-type="float" office:value="80.6" calcext:value-type="float">
            <text:p>80.6</text:p>
          </table:table-cell>
          <table:table-cell office:value-type="float" office:value="78.1" calcext:value-type="float">
            <text:p>78.1</text:p>
          </table:table-cell>
          <table:table-cell office:value-type="float" office:value="65.982065" calcext:value-type="float">
            <text:p>65.982065</text:p>
          </table:table-cell>
          <table:table-cell office:value-type="float" office:value="96.859746" calcext:value-type="float">
            <text:p>96.859746</text:p>
          </table:table-cell>
          <table:table-cell office:value-type="float" office:value="63.91006" calcext:value-type="float">
            <text:p>63.91006</text:p>
          </table:table-cell>
        </table:table-row>
        <table:table-row table:style-name="ro1">
          <table:table-cell table:number-columns-repeated="8"/>
          <table:table-cell office:value-type="float" office:value="647" calcext:value-type="float">
            <text:p>647</text:p>
          </table:table-cell>
          <table:table-cell office:value-type="float" office:value="81.1" calcext:value-type="float">
            <text:p>81.1</text:p>
          </table:table-cell>
          <table:table-cell office:value-type="float" office:value="77.9" calcext:value-type="float">
            <text:p>77.9</text:p>
          </table:table-cell>
          <table:table-cell office:value-type="float" office:value="65.360128" calcext:value-type="float">
            <text:p>65.360128</text:p>
          </table:table-cell>
          <table:table-cell office:value-type="float" office:value="95.988996" calcext:value-type="float">
            <text:p>95.988996</text:p>
          </table:table-cell>
          <table:table-cell office:value-type="float" office:value="62.738531" calcext:value-type="float">
            <text:p>62.738531</text:p>
          </table:table-cell>
        </table:table-row>
        <table:table-row table:style-name="ro1">
          <table:table-cell table:number-columns-repeated="8"/>
          <table:table-cell office:value-type="float" office:value="648" calcext:value-type="float">
            <text:p>648</text:p>
          </table:table-cell>
          <table:table-cell office:value-type="float" office:value="80.4" calcext:value-type="float">
            <text:p>80.4</text:p>
          </table:table-cell>
          <table:table-cell office:value-type="float" office:value="78.2" calcext:value-type="float">
            <text:p>78.2</text:p>
          </table:table-cell>
          <table:table-cell office:value-type="float" office:value="66.620012" calcext:value-type="float">
            <text:p>66.620012</text:p>
          </table:table-cell>
          <table:table-cell office:value-type="float" office:value="97.305557" calcext:value-type="float">
            <text:p>97.305557</text:p>
          </table:table-cell>
          <table:table-cell office:value-type="float" office:value="64.824974" calcext:value-type="float">
            <text:p>64.824974</text:p>
          </table:table-cell>
        </table:table-row>
        <table:table-row table:style-name="ro1">
          <table:table-cell table:number-columns-repeated="8"/>
          <table:table-cell office:value-type="float" office:value="649" calcext:value-type="float">
            <text:p>649</text:p>
          </table:table-cell>
          <table:table-cell office:value-type="float" office:value="80.6" calcext:value-type="float">
            <text:p>80.6</text:p>
          </table:table-cell>
          <table:table-cell office:value-type="float" office:value="78.1" calcext:value-type="float">
            <text:p>78.1</text:p>
          </table:table-cell>
          <table:table-cell office:value-type="float" office:value="65.953592" calcext:value-type="float">
            <text:p>65.953592</text:p>
          </table:table-cell>
          <table:table-cell office:value-type="float" office:value="96.866571" calcext:value-type="float">
            <text:p>96.866571</text:p>
          </table:table-cell>
          <table:table-cell office:value-type="float" office:value="63.886983" calcext:value-type="float">
            <text:p>63.886983</text:p>
          </table:table-cell>
        </table:table-row>
        <table:table-row table:style-name="ro1">
          <table:table-cell table:number-columns-repeated="8"/>
          <table:table-cell office:value-type="float" office:value="650" calcext:value-type="float">
            <text:p>650</text:p>
          </table:table-cell>
          <table:table-cell office:value-type="float" office:value="80.4" calcext:value-type="float">
            <text:p>80.4</text:p>
          </table:table-cell>
          <table:table-cell office:value-type="float" office:value="77.5" calcext:value-type="float">
            <text:p>77.5</text:p>
          </table:table-cell>
          <table:table-cell office:value-type="float" office:value="66.118753" calcext:value-type="float">
            <text:p>66.118753</text:p>
          </table:table-cell>
          <table:table-cell office:value-type="float" office:value="96.406723" calcext:value-type="float">
            <text:p>96.406723</text:p>
          </table:table-cell>
          <table:table-cell office:value-type="float" office:value="63.742923" calcext:value-type="float">
            <text:p>63.742923</text:p>
          </table:table-cell>
        </table:table-row>
        <table:table-row table:style-name="ro1">
          <table:table-cell table:number-columns-repeated="8"/>
          <table:table-cell office:value-type="float" office:value="651" calcext:value-type="float">
            <text:p>651</text:p>
          </table:table-cell>
          <table:table-cell office:value-type="float" office:value="79.1" calcext:value-type="float">
            <text:p>79.1</text:p>
          </table:table-cell>
          <table:table-cell office:value-type="float" office:value="77" calcext:value-type="float">
            <text:p>77</text:p>
          </table:table-cell>
          <table:table-cell office:value-type="float" office:value="66.471666" calcext:value-type="float">
            <text:p>66.471666</text:p>
          </table:table-cell>
          <table:table-cell office:value-type="float" office:value="97.25701" calcext:value-type="float">
            <text:p>97.25701</text:p>
          </table:table-cell>
          <table:table-cell office:value-type="float" office:value="64.648354" calcext:value-type="float">
            <text:p>64.648354</text:p>
          </table:table-cell>
        </table:table-row>
        <table:table-row table:style-name="ro1">
          <table:table-cell table:number-columns-repeated="8"/>
          <table:table-cell office:value-type="float" office:value="652" calcext:value-type="float">
            <text:p>652</text:p>
          </table:table-cell>
          <table:table-cell office:value-type="float" office:value="79.5" calcext:value-type="float">
            <text:p>79.5</text:p>
          </table:table-cell>
          <table:table-cell office:value-type="float" office:value="78.2" calcext:value-type="float">
            <text:p>78.2</text:p>
          </table:table-cell>
          <table:table-cell office:value-type="float" office:value="67.13612" calcext:value-type="float">
            <text:p>67.13612</text:p>
          </table:table-cell>
          <table:table-cell office:value-type="float" office:value="98.408847" calcext:value-type="float">
            <text:p>98.408847</text:p>
          </table:table-cell>
          <table:table-cell office:value-type="float" office:value="66.067881" calcext:value-type="float">
            <text:p>66.067881</text:p>
          </table:table-cell>
        </table:table-row>
        <table:table-row table:style-name="ro1">
          <table:table-cell table:number-columns-repeated="8"/>
          <table:table-cell office:value-type="float" office:value="653" calcext:value-type="float">
            <text:p>653</text:p>
          </table:table-cell>
          <table:table-cell office:value-type="float" office:value="80.9" calcext:value-type="float">
            <text:p>80.9</text:p>
          </table:table-cell>
          <table:table-cell office:value-type="float" office:value="77.9" calcext:value-type="float">
            <text:p>77.9</text:p>
          </table:table-cell>
          <table:table-cell office:value-type="float" office:value="65.811328" calcext:value-type="float">
            <text:p>65.811328</text:p>
          </table:table-cell>
          <table:table-cell office:value-type="float" office:value="96.202868" calcext:value-type="float">
            <text:p>96.202868</text:p>
          </table:table-cell>
          <table:table-cell office:value-type="float" office:value="63.312386" calcext:value-type="float">
            <text:p>63.312386</text:p>
          </table:table-cell>
        </table:table-row>
        <table:table-row table:style-name="ro1">
          <table:table-cell table:number-columns-repeated="8"/>
          <table:table-cell office:value-type="float" office:value="654" calcext:value-type="float">
            <text:p>654</text:p>
          </table:table-cell>
          <table:table-cell office:value-type="float" office:value="80" calcext:value-type="float">
            <text:p>80</text:p>
          </table:table-cell>
          <table:table-cell office:value-type="float" office:value="78.1" calcext:value-type="float">
            <text:p>78.1</text:p>
          </table:table-cell>
          <table:table-cell office:value-type="float" office:value="66.254508" calcext:value-type="float">
            <text:p>66.254508</text:p>
          </table:table-cell>
          <table:table-cell office:value-type="float" office:value="97.522007" calcext:value-type="float">
            <text:p>97.522007</text:p>
          </table:table-cell>
          <table:table-cell office:value-type="float" office:value="64.612726" calcext:value-type="float">
            <text:p>64.612726</text:p>
          </table:table-cell>
        </table:table-row>
        <table:table-row table:style-name="ro1">
          <table:table-cell table:number-columns-repeated="8"/>
          <table:table-cell office:value-type="float" office:value="655" calcext:value-type="float">
            <text:p>655</text:p>
          </table:table-cell>
          <table:table-cell office:value-type="float" office:value="80.9" calcext:value-type="float">
            <text:p>80.9</text:p>
          </table:table-cell>
          <table:table-cell office:value-type="float" office:value="77.2" calcext:value-type="float">
            <text:p>77.2</text:p>
          </table:table-cell>
          <table:table-cell office:value-type="float" office:value="65.343665" calcext:value-type="float">
            <text:p>65.343665</text:p>
          </table:table-cell>
          <table:table-cell office:value-type="float" office:value="95.310273" calcext:value-type="float">
            <text:p>95.310273</text:p>
          </table:table-cell>
          <table:table-cell office:value-type="float" office:value="62.279225" calcext:value-type="float">
            <text:p>62.279225</text:p>
          </table:table-cell>
        </table:table-row>
        <table:table-row table:style-name="ro1">
          <table:table-cell table:number-columns-repeated="8"/>
          <table:table-cell office:value-type="float" office:value="656" calcext:value-type="float">
            <text:p>656</text:p>
          </table:table-cell>
          <table:table-cell office:value-type="float" office:value="79" calcext:value-type="float">
            <text:p>79</text:p>
          </table:table-cell>
          <table:table-cell office:value-type="float" office:value="76.8" calcext:value-type="float">
            <text:p>76.8</text:p>
          </table:table-cell>
          <table:table-cell office:value-type="float" office:value="66.257978" calcext:value-type="float">
            <text:p>66.257978</text:p>
          </table:table-cell>
          <table:table-cell office:value-type="float" office:value="97.257287" calcext:value-type="float">
            <text:p>97.257287</text:p>
          </table:table-cell>
          <table:table-cell office:value-type="float" office:value="64.440711" calcext:value-type="float">
            <text:p>64.440711</text:p>
          </table:table-cell>
        </table:table-row>
        <table:table-row table:style-name="ro1">
          <table:table-cell table:number-columns-repeated="8"/>
          <table:table-cell office:value-type="float" office:value="657" calcext:value-type="float">
            <text:p>657</text:p>
          </table:table-cell>
          <table:table-cell office:value-type="float" office:value="78.8" calcext:value-type="float">
            <text:p>78.8</text:p>
          </table:table-cell>
          <table:table-cell office:value-type="float" office:value="76.2" calcext:value-type="float">
            <text:p>76.2</text:p>
          </table:table-cell>
          <table:table-cell office:value-type="float" office:value="66.07805" calcext:value-type="float">
            <text:p>66.07805</text:p>
          </table:table-cell>
          <table:table-cell office:value-type="float" office:value="96.788172" calcext:value-type="float">
            <text:p>96.788172</text:p>
          </table:table-cell>
          <table:table-cell office:value-type="float" office:value="63.955736" calcext:value-type="float">
            <text:p>63.955736</text:p>
          </table:table-cell>
        </table:table-row>
        <table:table-row table:style-name="ro1">
          <table:table-cell table:number-columns-repeated="8"/>
          <table:table-cell office:value-type="float" office:value="658" calcext:value-type="float">
            <text:p>658</text:p>
          </table:table-cell>
          <table:table-cell office:value-type="float" office:value="78.4" calcext:value-type="float">
            <text:p>78.4</text:p>
          </table:table-cell>
          <table:table-cell office:value-type="float" office:value="76.2" calcext:value-type="float">
            <text:p>76.2</text:p>
          </table:table-cell>
          <table:table-cell office:value-type="float" office:value="66.081604" calcext:value-type="float">
            <text:p>66.081604</text:p>
          </table:table-cell>
          <table:table-cell office:value-type="float" office:value="97.242463" calcext:value-type="float">
            <text:p>97.242463</text:p>
          </table:table-cell>
          <table:table-cell office:value-type="float" office:value="64.259379" calcext:value-type="float">
            <text:p>64.259379</text:p>
          </table:table-cell>
        </table:table-row>
        <table:table-row table:style-name="ro1">
          <table:table-cell table:number-columns-repeated="8"/>
          <table:table-cell office:value-type="float" office:value="659" calcext:value-type="float">
            <text:p>659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66.477972" calcext:value-type="float">
            <text:p>66.477972</text:p>
          </table:table-cell>
          <table:table-cell office:value-type="float" office:value="97.489743" calcext:value-type="float">
            <text:p>97.489743</text:p>
          </table:table-cell>
          <table:table-cell office:value-type="float" office:value="64.809204" calcext:value-type="float">
            <text:p>64.809204</text:p>
          </table:table-cell>
        </table:table-row>
        <table:table-row table:style-name="ro1">
          <table:table-cell table:number-columns-repeated="8"/>
          <table:table-cell office:value-type="float" office:value="660" calcext:value-type="float">
            <text:p>660</text:p>
          </table:table-cell>
          <table:table-cell office:value-type="float" office:value="79.5" calcext:value-type="float">
            <text:p>79.5</text:p>
          </table:table-cell>
          <table:table-cell office:value-type="float" office:value="76.6" calcext:value-type="float">
            <text:p>76.6</text:p>
          </table:table-cell>
          <table:table-cell office:value-type="float" office:value="65.80736" calcext:value-type="float">
            <text:p>65.80736</text:p>
          </table:table-cell>
          <table:table-cell office:value-type="float" office:value="96.354882" calcext:value-type="float">
            <text:p>96.354882</text:p>
          </table:table-cell>
          <table:table-cell office:value-type="float" office:value="63.408604" calcext:value-type="float">
            <text:p>63.408604</text:p>
          </table:table-cell>
        </table:table-row>
        <table:table-row table:style-name="ro1">
          <table:table-cell table:number-columns-repeated="8"/>
          <table:table-cell office:value-type="float" office:value="661" calcext:value-type="float">
            <text:p>661</text:p>
          </table:table-cell>
          <table:table-cell office:value-type="float" office:value="79.3" calcext:value-type="float">
            <text:p>79.3</text:p>
          </table:table-cell>
          <table:table-cell office:value-type="float" office:value="77.3" calcext:value-type="float">
            <text:p>77.3</text:p>
          </table:table-cell>
          <table:table-cell office:value-type="float" office:value="66.456591" calcext:value-type="float">
            <text:p>66.456591</text:p>
          </table:table-cell>
          <table:table-cell office:value-type="float" office:value="97.492896" calcext:value-type="float">
            <text:p>97.492896</text:p>
          </table:table-cell>
          <table:table-cell office:value-type="float" office:value="64.790455" calcext:value-type="float">
            <text:p>64.790455</text:p>
          </table:table-cell>
        </table:table-row>
        <table:table-row table:style-name="ro1">
          <table:table-cell table:number-columns-repeated="8"/>
          <table:table-cell office:value-type="float" office:value="662" calcext:value-type="float">
            <text:p>662</text:p>
          </table:table-cell>
          <table:table-cell office:value-type="float" office:value="80.2" calcext:value-type="float">
            <text:p>80.2</text:p>
          </table:table-cell>
          <table:table-cell office:value-type="float" office:value="77.2" calcext:value-type="float">
            <text:p>77.2</text:p>
          </table:table-cell>
          <table:table-cell office:value-type="float" office:value="65.542427" calcext:value-type="float">
            <text:p>65.542427</text:p>
          </table:table-cell>
          <table:table-cell office:value-type="float" office:value="96.164378" calcext:value-type="float">
            <text:p>96.164378</text:p>
          </table:table-cell>
          <table:table-cell office:value-type="float" office:value="63.028467" calcext:value-type="float">
            <text:p>63.028467</text:p>
          </table:table-cell>
        </table:table-row>
        <table:table-row table:style-name="ro1">
          <table:table-cell table:number-columns-repeated="8"/>
          <table:table-cell office:value-type="float" office:value="663" calcext:value-type="float">
            <text:p>663</text:p>
          </table:table-cell>
          <table:table-cell office:value-type="float" office:value="79.1" calcext:value-type="float">
            <text:p>79.1</text:p>
          </table:table-cell>
          <table:table-cell office:value-type="float" office:value="77.7" calcext:value-type="float">
            <text:p>77.7</text:p>
          </table:table-cell>
          <table:table-cell office:value-type="float" office:value="66.986722" calcext:value-type="float">
            <text:p>66.986722</text:p>
          </table:table-cell>
          <table:table-cell office:value-type="float" office:value="98.174026" calcext:value-type="float">
            <text:p>98.174026</text:p>
          </table:table-cell>
          <table:table-cell office:value-type="float" office:value="65.763562" calcext:value-type="float">
            <text:p>65.763562</text:p>
          </table:table-cell>
        </table:table-row>
        <table:table-row table:style-name="ro1">
          <table:table-cell table:number-columns-repeated="8"/>
          <table:table-cell office:value-type="float" office:value="664" calcext:value-type="float">
            <text:p>664</text:p>
          </table:table-cell>
          <table:table-cell office:value-type="float" office:value="81.1" calcext:value-type="float">
            <text:p>81.1</text:p>
          </table:table-cell>
          <table:table-cell office:value-type="float" office:value="78.8" calcext:value-type="float">
            <text:p>78.8</text:p>
          </table:table-cell>
          <table:table-cell office:value-type="float" office:value="66.290816" calcext:value-type="float">
            <text:p>66.290816</text:p>
          </table:table-cell>
          <table:table-cell office:value-type="float" office:value="97.10764" calcext:value-type="float">
            <text:p>97.10764</text:p>
          </table:table-cell>
          <table:table-cell office:value-type="float" office:value="64.373447" calcext:value-type="float">
            <text:p>64.373447</text:p>
          </table:table-cell>
        </table:table-row>
        <table:table-row table:style-name="ro1">
          <table:table-cell table:number-columns-repeated="8"/>
          <table:table-cell office:value-type="float" office:value="665" calcext:value-type="float">
            <text:p>665</text:p>
          </table:table-cell>
          <table:table-cell office:value-type="float" office:value="80.9" calcext:value-type="float">
            <text:p>80.9</text:p>
          </table:table-cell>
          <table:table-cell office:value-type="float" office:value="78.1" calcext:value-type="float">
            <text:p>78.1</text:p>
          </table:table-cell>
          <table:table-cell office:value-type="float" office:value="66.113636" calcext:value-type="float">
            <text:p>66.113636</text:p>
          </table:table-cell>
          <table:table-cell office:value-type="float" office:value="96.432087" calcext:value-type="float">
            <text:p>96.432087</text:p>
          </table:table-cell>
          <table:table-cell office:value-type="float" office:value="63.754758" calcext:value-type="float">
            <text:p>63.754758</text:p>
          </table:table-cell>
        </table:table-row>
        <table:table-row table:style-name="ro1">
          <table:table-cell table:number-columns-repeated="8"/>
          <table:table-cell office:value-type="float" office:value="666" calcext:value-type="float">
            <text:p>666</text:p>
          </table:table-cell>
          <table:table-cell office:value-type="float" office:value="80.6" calcext:value-type="float">
            <text:p>80.6</text:p>
          </table:table-cell>
          <table:table-cell office:value-type="float" office:value="78.8" calcext:value-type="float">
            <text:p>78.8</text:p>
          </table:table-cell>
          <table:table-cell office:value-type="float" office:value="66.597603" calcext:value-type="float">
            <text:p>66.597603</text:p>
          </table:table-cell>
          <table:table-cell office:value-type="float" office:value="97.756837" calcext:value-type="float">
            <text:p>97.756837</text:p>
          </table:table-cell>
          <table:table-cell office:value-type="float" office:value="65.10371" calcext:value-type="float">
            <text:p>65.10371</text:p>
          </table:table-cell>
        </table:table-row>
        <table:table-row table:style-name="ro1">
          <table:table-cell table:number-columns-repeated="8"/>
          <table:table-cell office:value-type="float" office:value="667" calcext:value-type="float">
            <text:p>667</text:p>
          </table:table-cell>
          <table:table-cell office:value-type="float" office:value="80.9" calcext:value-type="float">
            <text:p>80.9</text:p>
          </table:table-cell>
          <table:table-cell office:value-type="float" office:value="77.2" calcext:value-type="float">
            <text:p>77.2</text:p>
          </table:table-cell>
          <table:table-cell office:value-type="float" office:value="65.123715" calcext:value-type="float">
            <text:p>65.123715</text:p>
          </table:table-cell>
          <table:table-cell office:value-type="float" office:value="95.316425" calcext:value-type="float">
            <text:p>95.316425</text:p>
          </table:table-cell>
          <table:table-cell office:value-type="float" office:value="62.073597" calcext:value-type="float">
            <text:p>62.073597</text:p>
          </table:table-cell>
        </table:table-row>
        <table:table-row table:style-name="ro1">
          <table:table-cell table:number-columns-repeated="8"/>
          <table:table-cell office:value-type="float" office:value="668" calcext:value-type="float">
            <text:p>668</text:p>
          </table:table-cell>
          <table:table-cell office:value-type="float" office:value="79.3" calcext:value-type="float">
            <text:p>79.3</text:p>
          </table:table-cell>
          <table:table-cell office:value-type="float" office:value="77.1" calcext:value-type="float">
            <text:p>77.1</text:p>
          </table:table-cell>
          <table:table-cell office:value-type="float" office:value="66.496135" calcext:value-type="float">
            <text:p>66.496135</text:p>
          </table:table-cell>
          <table:table-cell office:value-type="float" office:value="97.266572" calcext:value-type="float">
            <text:p>97.266572</text:p>
          </table:table-cell>
          <table:table-cell office:value-type="float" office:value="64.678511" calcext:value-type="float">
            <text:p>64.678511</text:p>
          </table:table-cell>
        </table:table-row>
        <table:table-row table:style-name="ro1">
          <table:table-cell table:number-columns-repeated="8"/>
          <table:table-cell office:value-type="float" office:value="669" calcext:value-type="float">
            <text:p>669</text:p>
          </table:table-cell>
          <table:table-cell office:value-type="float" office:value="79.3" calcext:value-type="float">
            <text:p>79.3</text:p>
          </table:table-cell>
          <table:table-cell office:value-type="float" office:value="77.3" calcext:value-type="float">
            <text:p>77.3</text:p>
          </table:table-cell>
          <table:table-cell office:value-type="float" office:value="66.64429" calcext:value-type="float">
            <text:p>66.64429</text:p>
          </table:table-cell>
          <table:table-cell office:value-type="float" office:value="97.49547" calcext:value-type="float">
            <text:p>97.49547</text:p>
          </table:table-cell>
          <table:table-cell office:value-type="float" office:value="64.975163" calcext:value-type="float">
            <text:p>64.975163</text:p>
          </table:table-cell>
        </table:table-row>
        <table:table-row table:style-name="ro1">
          <table:table-cell table:number-columns-repeated="8"/>
          <table:table-cell office:value-type="float" office:value="670" calcext:value-type="float">
            <text:p>670</text:p>
          </table:table-cell>
          <table:table-cell office:value-type="float" office:value="80" calcext:value-type="float">
            <text:p>80</text:p>
          </table:table-cell>
          <table:table-cell office:value-type="float" office:value="78.1" calcext:value-type="float">
            <text:p>78.1</text:p>
          </table:table-cell>
          <table:table-cell office:value-type="float" office:value="66.880926" calcext:value-type="float">
            <text:p>66.880926</text:p>
          </table:table-cell>
          <table:table-cell office:value-type="float" office:value="97.517945" calcext:value-type="float">
            <text:p>97.517945</text:p>
          </table:table-cell>
          <table:table-cell office:value-type="float" office:value="65.220905" calcext:value-type="float">
            <text:p>65.220905</text:p>
          </table:table-cell>
        </table:table-row>
        <table:table-row table:style-name="ro1">
          <table:table-cell table:number-columns-repeated="8"/>
          <table:table-cell office:value-type="float" office:value="671" calcext:value-type="float">
            <text:p>671</text:p>
          </table:table-cell>
          <table:table-cell office:value-type="float" office:value="82" calcext:value-type="float">
            <text:p>82</text:p>
          </table:table-cell>
          <table:table-cell office:value-type="float" office:value="78.4" calcext:value-type="float">
            <text:p>78.4</text:p>
          </table:table-cell>
          <table:table-cell office:value-type="float" office:value="65.665081" calcext:value-type="float">
            <text:p>65.665081</text:p>
          </table:table-cell>
          <table:table-cell office:value-type="float" office:value="95.596938" calcext:value-type="float">
            <text:p>95.596938</text:p>
          </table:table-cell>
          <table:table-cell office:value-type="float" office:value="62.773806" calcext:value-type="float">
            <text:p>62.773806</text:p>
          </table:table-cell>
        </table:table-row>
        <table:table-row table:style-name="ro1">
          <table:table-cell table:number-columns-repeated="8"/>
          <table:table-cell office:value-type="float" office:value="672" calcext:value-type="float">
            <text:p>672</text:p>
          </table:table-cell>
          <table:table-cell office:value-type="float" office:value="79.5" calcext:value-type="float">
            <text:p>79.5</text:p>
          </table:table-cell>
          <table:table-cell office:value-type="float" office:value="78.1" calcext:value-type="float">
            <text:p>78.1</text:p>
          </table:table-cell>
          <table:table-cell office:value-type="float" office:value="67.273353" calcext:value-type="float">
            <text:p>67.273353</text:p>
          </table:table-cell>
          <table:table-cell office:value-type="float" office:value="98.181818" calcext:value-type="float">
            <text:p>98.181818</text:p>
          </table:table-cell>
          <table:table-cell office:value-type="float" office:value="66.050202" calcext:value-type="float">
            <text:p>66.050202</text:p>
          </table:table-cell>
        </table:table-row>
        <table:table-row table:style-name="ro1">
          <table:table-cell table:number-columns-repeated="8"/>
          <table:table-cell office:value-type="float" office:value="673" calcext:value-type="float">
            <text:p>673</text:p>
          </table:table-cell>
          <table:table-cell office:value-type="float" office:value="81.5" calcext:value-type="float">
            <text:p>81.5</text:p>
          </table:table-cell>
          <table:table-cell office:value-type="float" office:value="78.8" calcext:value-type="float">
            <text:p>78.8</text:p>
          </table:table-cell>
          <table:table-cell office:value-type="float" office:value="66.277424" calcext:value-type="float">
            <text:p>66.277424</text:p>
          </table:table-cell>
          <table:table-cell office:value-type="float" office:value="96.670035" calcext:value-type="float">
            <text:p>96.670035</text:p>
          </table:table-cell>
          <table:table-cell office:value-type="float" office:value="64.070409" calcext:value-type="float">
            <text:p>64.070409</text:p>
          </table:table-cell>
        </table:table-row>
        <table:table-row table:style-name="ro1">
          <table:table-cell table:number-columns-repeated="8"/>
          <table:table-cell office:value-type="float" office:value="674" calcext:value-type="float">
            <text:p>674</text:p>
          </table:table-cell>
          <table:table-cell office:value-type="float" office:value="80.8" calcext:value-type="float">
            <text:p>80.8</text:p>
          </table:table-cell>
          <table:table-cell office:value-type="float" office:value="77.7" calcext:value-type="float">
            <text:p>77.7</text:p>
          </table:table-cell>
          <table:table-cell office:value-type="float" office:value="66.04184" calcext:value-type="float">
            <text:p>66.04184</text:p>
          </table:table-cell>
          <table:table-cell office:value-type="float" office:value="96.197861" calcext:value-type="float">
            <text:p>96.197861</text:p>
          </table:table-cell>
          <table:table-cell office:value-type="float" office:value="63.530837" calcext:value-type="float">
            <text:p>63.530837</text:p>
          </table:table-cell>
        </table:table-row>
        <table:table-row table:style-name="ro1">
          <table:table-cell table:number-columns-repeated="8"/>
          <table:table-cell office:value-type="float" office:value="675" calcext:value-type="float">
            <text:p>675</text:p>
          </table:table-cell>
          <table:table-cell office:value-type="float" office:value="80.2" calcext:value-type="float">
            <text:p>80.2</text:p>
          </table:table-cell>
          <table:table-cell office:value-type="float" office:value="78.2" calcext:value-type="float">
            <text:p>78.2</text:p>
          </table:table-cell>
          <table:table-cell office:value-type="float" office:value="66.708335" calcext:value-type="float">
            <text:p>66.708335</text:p>
          </table:table-cell>
          <table:table-cell office:value-type="float" office:value="97.519406" calcext:value-type="float">
            <text:p>97.519406</text:p>
          </table:table-cell>
          <table:table-cell office:value-type="float" office:value="65.053572" calcext:value-type="float">
            <text:p>65.053572</text:p>
          </table:table-cell>
        </table:table-row>
        <table:table-row table:style-name="ro1">
          <table:table-cell table:number-columns-repeated="8"/>
          <table:table-cell office:value-type="float" office:value="676" calcext:value-type="float">
            <text:p>676</text:p>
          </table:table-cell>
          <table:table-cell office:value-type="float" office:value="79.7" calcext:value-type="float">
            <text:p>79.7</text:p>
          </table:table-cell>
          <table:table-cell office:value-type="float" office:value="77.1" calcext:value-type="float">
            <text:p>77.1</text:p>
          </table:table-cell>
          <table:table-cell office:value-type="float" office:value="66.083334" calcext:value-type="float">
            <text:p>66.083334</text:p>
          </table:table-cell>
          <table:table-cell office:value-type="float" office:value="96.824351" calcext:value-type="float">
            <text:p>96.824351</text:p>
          </table:table-cell>
          <table:table-cell office:value-type="float" office:value="63.984759" calcext:value-type="float">
            <text:p>63.984759</text:p>
          </table:table-cell>
        </table:table-row>
        <table:table-row table:style-name="ro1">
          <table:table-cell table:number-columns-repeated="8"/>
          <table:table-cell office:value-type="float" office:value="677" calcext:value-type="float">
            <text:p>677</text:p>
          </table:table-cell>
          <table:table-cell office:value-type="float" office:value="82" calcext:value-type="float">
            <text:p>82</text:p>
          </table:table-cell>
          <table:table-cell office:value-type="float" office:value="79.7" calcext:value-type="float">
            <text:p>79.7</text:p>
          </table:table-cell>
          <table:table-cell office:value-type="float" office:value="66.553319" calcext:value-type="float">
            <text:p>66.553319</text:p>
          </table:table-cell>
          <table:table-cell office:value-type="float" office:value="97.136564" calcext:value-type="float">
            <text:p>97.136564</text:p>
          </table:table-cell>
          <table:table-cell office:value-type="float" office:value="64.647607" calcext:value-type="float">
            <text:p>64.647607</text:p>
          </table:table-cell>
        </table:table-row>
        <table:table-row table:style-name="ro1">
          <table:table-cell table:number-columns-repeated="8"/>
          <table:table-cell office:value-type="float" office:value="678" calcext:value-type="float">
            <text:p>678</text:p>
          </table:table-cell>
          <table:table-cell office:value-type="float" office:value="80.6" calcext:value-type="float">
            <text:p>80.6</text:p>
          </table:table-cell>
          <table:table-cell office:value-type="float" office:value="77.9" calcext:value-type="float">
            <text:p>77.9</text:p>
          </table:table-cell>
          <table:table-cell office:value-type="float" office:value="66.410467" calcext:value-type="float">
            <text:p>66.410467</text:p>
          </table:table-cell>
          <table:table-cell office:value-type="float" office:value="96.633068" calcext:value-type="float">
            <text:p>96.633068</text:p>
          </table:table-cell>
          <table:table-cell office:value-type="float" office:value="64.174472" calcext:value-type="float">
            <text:p>64.174472</text:p>
          </table:table-cell>
        </table:table-row>
        <table:table-row table:style-name="ro1">
          <table:table-cell table:number-columns-repeated="8"/>
          <table:table-cell office:value-type="float" office:value="679" calcext:value-type="float">
            <text:p>679</text:p>
          </table:table-cell>
          <table:table-cell office:value-type="float" office:value="79.9" calcext:value-type="float">
            <text:p>79.9</text:p>
          </table:table-cell>
          <table:table-cell office:value-type="float" office:value="78" calcext:value-type="float">
            <text:p>78</text:p>
          </table:table-cell>
          <table:table-cell office:value-type="float" office:value="67.128024" calcext:value-type="float">
            <text:p>67.128024</text:p>
          </table:table-cell>
          <table:table-cell office:value-type="float" office:value="97.738577" calcext:value-type="float">
            <text:p>97.738577</text:p>
          </table:table-cell>
          <table:table-cell office:value-type="float" office:value="65.609975" calcext:value-type="float">
            <text:p>65.609975</text:p>
          </table:table-cell>
        </table:table-row>
        <table:table-row table:style-name="ro1">
          <table:table-cell table:number-columns-repeated="8"/>
          <table:table-cell office:value-type="float" office:value="680" calcext:value-type="float">
            <text:p>680</text:p>
          </table:table-cell>
          <table:table-cell office:value-type="float" office:value="80.2" calcext:value-type="float">
            <text:p>80.2</text:p>
          </table:table-cell>
          <table:table-cell office:value-type="float" office:value="78.1" calcext:value-type="float">
            <text:p>78.1</text:p>
          </table:table-cell>
          <table:table-cell office:value-type="float" office:value="66.558416" calcext:value-type="float">
            <text:p>66.558416</text:p>
          </table:table-cell>
          <table:table-cell office:value-type="float" office:value="97.300094" calcext:value-type="float">
            <text:p>97.300094</text:p>
          </table:table-cell>
          <table:table-cell office:value-type="float" office:value="64.761401" calcext:value-type="float">
            <text:p>64.761401</text:p>
          </table:table-cell>
        </table:table-row>
        <table:table-row table:style-name="ro1">
          <table:table-cell table:number-columns-repeated="8"/>
          <table:table-cell office:value-type="float" office:value="681" calcext:value-type="float">
            <text:p>681</text:p>
          </table:table-cell>
          <table:table-cell office:value-type="float" office:value="82" calcext:value-type="float">
            <text:p>82</text:p>
          </table:table-cell>
          <table:table-cell office:value-type="float" office:value="79.5" calcext:value-type="float">
            <text:p>79.5</text:p>
          </table:table-cell>
          <table:table-cell office:value-type="float" office:value="66.586494" calcext:value-type="float">
            <text:p>66.586494</text:p>
          </table:table-cell>
          <table:table-cell office:value-type="float" office:value="96.917284" calcext:value-type="float">
            <text:p>96.917284</text:p>
          </table:table-cell>
          <table:table-cell office:value-type="float" office:value="64.533822" calcext:value-type="float">
            <text:p>64.533822</text:p>
          </table:table-cell>
        </table:table-row>
        <table:table-row table:style-name="ro1">
          <table:table-cell table:number-columns-repeated="8"/>
          <table:table-cell office:value-type="float" office:value="682" calcext:value-type="float">
            <text:p>682</text:p>
          </table:table-cell>
          <table:table-cell office:value-type="float" office:value="81.7" calcext:value-type="float">
            <text:p>81.7</text:p>
          </table:table-cell>
          <table:table-cell office:value-type="float" office:value="79.7" calcext:value-type="float">
            <text:p>79.7</text:p>
          </table:table-cell>
          <table:table-cell office:value-type="float" office:value="66.879846" calcext:value-type="float">
            <text:p>66.879846</text:p>
          </table:table-cell>
          <table:table-cell office:value-type="float" office:value="97.566372" calcext:value-type="float">
            <text:p>97.566372</text:p>
          </table:table-cell>
          <table:table-cell office:value-type="float" office:value="65.252239" calcext:value-type="float">
            <text:p>65.252239</text:p>
          </table:table-cell>
        </table:table-row>
        <table:table-row table:style-name="ro1">
          <table:table-cell table:number-columns-repeated="8"/>
          <table:table-cell office:value-type="float" office:value="683" calcext:value-type="float">
            <text:p>683</text:p>
          </table:table-cell>
          <table:table-cell office:value-type="float" office:value="81.5" calcext:value-type="float">
            <text:p>81.5</text:p>
          </table:table-cell>
          <table:table-cell office:value-type="float" office:value="78.1" calcext:value-type="float">
            <text:p>78.1</text:p>
          </table:table-cell>
          <table:table-cell office:value-type="float" office:value="65.813605" calcext:value-type="float">
            <text:p>65.813605</text:p>
          </table:table-cell>
          <table:table-cell office:value-type="float" office:value="95.788162" calcext:value-type="float">
            <text:p>95.788162</text:p>
          </table:table-cell>
          <table:table-cell office:value-type="float" office:value="63.041643" calcext:value-type="float">
            <text:p>63.041643</text:p>
          </table:table-cell>
        </table:table-row>
        <table:table-row table:style-name="ro1">
          <table:table-cell table:number-columns-repeated="8"/>
          <table:table-cell office:value-type="float" office:value="684" calcext:value-type="float">
            <text:p>684</text:p>
          </table:table-cell>
          <table:table-cell office:value-type="float" office:value="81.7" calcext:value-type="float">
            <text:p>81.7</text:p>
          </table:table-cell>
          <table:table-cell office:value-type="float" office:value="79" calcext:value-type="float">
            <text:p>79</text:p>
          </table:table-cell>
          <table:table-cell office:value-type="float" office:value="66.685908" calcext:value-type="float">
            <text:p>66.685908</text:p>
          </table:table-cell>
          <table:table-cell office:value-type="float" office:value="96.680429" calcext:value-type="float">
            <text:p>96.680429</text:p>
          </table:table-cell>
          <table:table-cell office:value-type="float" office:value="64.472223" calcext:value-type="float">
            <text:p>64.472223</text:p>
          </table:table-cell>
        </table:table-row>
        <table:table-row table:style-name="ro1">
          <table:table-cell table:number-columns-repeated="8"/>
          <table:table-cell office:value-type="float" office:value="685" calcext:value-type="float">
            <text:p>685</text:p>
          </table:table-cell>
          <table:table-cell office:value-type="float" office:value="80.2" calcext:value-type="float">
            <text:p>80.2</text:p>
          </table:table-cell>
          <table:table-cell office:value-type="float" office:value="77.5" calcext:value-type="float">
            <text:p>77.5</text:p>
          </table:table-cell>
          <table:table-cell office:value-type="float" office:value="66.072085" calcext:value-type="float">
            <text:p>66.072085</text:p>
          </table:table-cell>
          <table:table-cell office:value-type="float" office:value="96.621622" calcext:value-type="float">
            <text:p>96.621622</text:p>
          </table:table-cell>
          <table:table-cell office:value-type="float" office:value="63.83992" calcext:value-type="float">
            <text:p>63.83992</text:p>
          </table:table-cell>
        </table:table-row>
        <table:table-row table:style-name="ro1">
          <table:table-cell table:number-columns-repeated="8"/>
          <table:table-cell office:value-type="float" office:value="686" calcext:value-type="float">
            <text:p>686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66.539237" calcext:value-type="float">
            <text:p>66.539237</text:p>
          </table:table-cell>
          <table:table-cell office:value-type="float" office:value="97.287155" calcext:value-type="float">
            <text:p>97.287155</text:p>
          </table:table-cell>
          <table:table-cell office:value-type="float" office:value="64.734131" calcext:value-type="float">
            <text:p>64.734131</text:p>
          </table:table-cell>
        </table:table-row>
        <table:table-row table:style-name="ro1">
          <table:table-cell table:number-columns-repeated="8"/>
          <table:table-cell office:value-type="float" office:value="687" calcext:value-type="float">
            <text:p>687</text:p>
          </table:table-cell>
          <table:table-cell office:value-type="float" office:value="80.4" calcext:value-type="float">
            <text:p>80.4</text:p>
          </table:table-cell>
          <table:table-cell office:value-type="float" office:value="77.5" calcext:value-type="float">
            <text:p>77.5</text:p>
          </table:table-cell>
          <table:table-cell office:value-type="float" office:value="65.887439" calcext:value-type="float">
            <text:p>65.887439</text:p>
          </table:table-cell>
          <table:table-cell office:value-type="float" office:value="96.401385" calcext:value-type="float">
            <text:p>96.401385</text:p>
          </table:table-cell>
          <table:table-cell office:value-type="float" office:value="63.516404" calcext:value-type="float">
            <text:p>63.516404</text:p>
          </table:table-cell>
        </table:table-row>
        <table:table-row table:style-name="ro1">
          <table:table-cell table:number-columns-repeated="8"/>
          <table:table-cell office:value-type="float" office:value="688" calcext:value-type="float">
            <text:p>68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office:value-type="float" office:value="66.864454" calcext:value-type="float">
            <text:p>66.864454</text:p>
          </table:table-cell>
          <table:table-cell office:value-type="float" office:value="97.740581" calcext:value-type="float">
            <text:p>97.740581</text:p>
          </table:table-cell>
          <table:table-cell office:value-type="float" office:value="65.353706" calcext:value-type="float">
            <text:p>65.353706</text:p>
          </table:table-cell>
        </table:table-row>
        <table:table-row table:style-name="ro1">
          <table:table-cell table:number-columns-repeated="8"/>
          <table:table-cell office:value-type="float" office:value="689" calcext:value-type="float">
            <text:p>689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66.430757" calcext:value-type="float">
            <text:p>66.430757</text:p>
          </table:table-cell>
          <table:table-cell office:value-type="float" office:value="97.284866" calcext:value-type="float">
            <text:p>97.284866</text:p>
          </table:table-cell>
          <table:table-cell office:value-type="float" office:value="64.627073" calcext:value-type="float">
            <text:p>64.627073</text:p>
          </table:table-cell>
        </table:table-row>
        <table:table-row table:style-name="ro1">
          <table:table-cell table:number-columns-repeated="8"/>
          <table:table-cell office:value-type="float" office:value="690" calcext:value-type="float">
            <text:p>690</text:p>
          </table:table-cell>
          <table:table-cell office:value-type="float" office:value="81.1" calcext:value-type="float">
            <text:p>81.1</text:p>
          </table:table-cell>
          <table:table-cell office:value-type="float" office:value="78.6" calcext:value-type="float">
            <text:p>78.6</text:p>
          </table:table-cell>
          <table:table-cell office:value-type="float" office:value="66.139322" calcext:value-type="float">
            <text:p>66.139322</text:p>
          </table:table-cell>
          <table:table-cell office:value-type="float" office:value="96.879905" calcext:value-type="float">
            <text:p>96.879905</text:p>
          </table:table-cell>
          <table:table-cell office:value-type="float" office:value="64.075712" calcext:value-type="float">
            <text:p>64.075712</text:p>
          </table:table-cell>
        </table:table-row>
        <table:table-row table:style-name="ro1">
          <table:table-cell table:number-columns-repeated="8"/>
          <table:table-cell office:value-type="float" office:value="691" calcext:value-type="float">
            <text:p>691</text:p>
          </table:table-cell>
          <table:table-cell office:value-type="float" office:value="81.3" calcext:value-type="float">
            <text:p>81.3</text:p>
          </table:table-cell>
          <table:table-cell office:value-type="float" office:value="79.1" calcext:value-type="float">
            <text:p>79.1</text:p>
          </table:table-cell>
          <table:table-cell office:value-type="float" office:value="66.653842" calcext:value-type="float">
            <text:p>66.653842</text:p>
          </table:table-cell>
          <table:table-cell office:value-type="float" office:value="97.331283" calcext:value-type="float">
            <text:p>97.331283</text:p>
          </table:table-cell>
          <table:table-cell office:value-type="float" office:value="64.87504" calcext:value-type="float">
            <text:p>64.87504</text:p>
          </table:table-cell>
        </table:table-row>
        <table:table-row table:style-name="ro1">
          <table:table-cell table:number-columns-repeated="8"/>
          <table:table-cell office:value-type="float" office:value="692" calcext:value-type="float">
            <text:p>692</text:p>
          </table:table-cell>
          <table:table-cell office:value-type="float" office:value="81.3" calcext:value-type="float">
            <text:p>81.3</text:p>
          </table:table-cell>
          <table:table-cell office:value-type="float" office:value="77.5" calcext:value-type="float">
            <text:p>77.5</text:p>
          </table:table-cell>
          <table:table-cell office:value-type="float" office:value="65.708135" calcext:value-type="float">
            <text:p>65.708135</text:p>
          </table:table-cell>
          <table:table-cell office:value-type="float" office:value="95.333333" calcext:value-type="float">
            <text:p>95.333333</text:p>
          </table:table-cell>
          <table:table-cell office:value-type="float" office:value="62.641755" calcext:value-type="float">
            <text:p>62.641755</text:p>
          </table:table-cell>
        </table:table-row>
        <table:table-row table:style-name="ro1">
          <table:table-cell table:number-columns-repeated="8"/>
          <table:table-cell office:value-type="float" office:value="693" calcext:value-type="float">
            <text:p>693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67.93894" calcext:value-type="float">
            <text:p>67.93894</text:p>
          </table:table-cell>
          <table:table-cell office:value-type="float" office:value="98.86981" calcext:value-type="float">
            <text:p>98.86981</text:p>
          </table:table-cell>
          <table:table-cell office:value-type="float" office:value="67.171101" calcext:value-type="float">
            <text:p>67.171101</text:p>
          </table:table-cell>
        </table:table-row>
        <table:table-row table:style-name="ro1">
          <table:table-cell table:number-columns-repeated="8"/>
          <table:table-cell office:value-type="float" office:value="694" calcext:value-type="float">
            <text:p>694</text:p>
          </table:table-cell>
          <table:table-cell office:value-type="float" office:value="81.1" calcext:value-type="float">
            <text:p>81.1</text:p>
          </table:table-cell>
          <table:table-cell office:value-type="float" office:value="77" calcext:value-type="float">
            <text:p>77</text:p>
          </table:table-cell>
          <table:table-cell office:value-type="float" office:value="65.236706" calcext:value-type="float">
            <text:p>65.236706</text:p>
          </table:table-cell>
          <table:table-cell office:value-type="float" office:value="94.876478" calcext:value-type="float">
            <text:p>94.876478</text:p>
          </table:table-cell>
          <table:table-cell office:value-type="float" office:value="61.89429" calcext:value-type="float">
            <text:p>61.89429</text:p>
          </table:table-cell>
        </table:table-row>
        <table:table-row table:style-name="ro1">
          <table:table-cell table:number-columns-repeated="8"/>
          <table:table-cell office:value-type="float" office:value="695" calcext:value-type="float">
            <text:p>695</text:p>
          </table:table-cell>
          <table:table-cell office:value-type="float" office:value="80.6" calcext:value-type="float">
            <text:p>80.6</text:p>
          </table:table-cell>
          <table:table-cell office:value-type="float" office:value="78.4" calcext:value-type="float">
            <text:p>78.4</text:p>
          </table:table-cell>
          <table:table-cell office:value-type="float" office:value="66.761924" calcext:value-type="float">
            <text:p>66.761924</text:p>
          </table:table-cell>
          <table:table-cell office:value-type="float" office:value="97.30637" calcext:value-type="float">
            <text:p>97.30637</text:p>
          </table:table-cell>
          <table:table-cell office:value-type="float" office:value="64.963605" calcext:value-type="float">
            <text:p>64.963605</text:p>
          </table:table-cell>
        </table:table-row>
        <table:table-row table:style-name="ro1">
          <table:table-cell table:number-columns-repeated="8"/>
          <table:table-cell office:value-type="float" office:value="696" calcext:value-type="float">
            <text:p>696</text:p>
          </table:table-cell>
          <table:table-cell office:value-type="float" office:value="79.5" calcext:value-type="float">
            <text:p>79.5</text:p>
          </table:table-cell>
          <table:table-cell office:value-type="float" office:value="76.8" calcext:value-type="float">
            <text:p>76.8</text:p>
          </table:table-cell>
          <table:table-cell office:value-type="float" office:value="66.485905" calcext:value-type="float">
            <text:p>66.485905</text:p>
          </table:table-cell>
          <table:table-cell office:value-type="float" office:value="96.587836" calcext:value-type="float">
            <text:p>96.587836</text:p>
          </table:table-cell>
          <table:table-cell office:value-type="float" office:value="64.217297" calcext:value-type="float">
            <text:p>64.217297</text:p>
          </table:table-cell>
        </table:table-row>
        <table:table-row table:style-name="ro1">
          <table:table-cell table:number-columns-repeated="8"/>
          <table:table-cell office:value-type="float" office:value="697" calcext:value-type="float">
            <text:p>697</text:p>
          </table:table-cell>
          <table:table-cell office:value-type="float" office:value="80.8" calcext:value-type="float">
            <text:p>80.8</text:p>
          </table:table-cell>
          <table:table-cell office:value-type="float" office:value="79.1" calcext:value-type="float">
            <text:p>79.1</text:p>
          </table:table-cell>
          <table:table-cell office:value-type="float" office:value="67.02223" calcext:value-type="float">
            <text:p>67.02223</text:p>
          </table:table-cell>
          <table:table-cell office:value-type="float" office:value="97.985215" calcext:value-type="float">
            <text:p>97.985215</text:p>
          </table:table-cell>
          <table:table-cell office:value-type="float" office:value="65.671876" calcext:value-type="float">
            <text:p>65.671876</text:p>
          </table:table-cell>
        </table:table-row>
        <table:table-row table:style-name="ro1">
          <table:table-cell table:number-columns-repeated="8"/>
          <table:table-cell office:value-type="float" office:value="698" calcext:value-type="float">
            <text:p>698</text:p>
          </table:table-cell>
          <table:table-cell office:value-type="float" office:value="80.6" calcext:value-type="float">
            <text:p>80.6</text:p>
          </table:table-cell>
          <table:table-cell office:value-type="float" office:value="78.4" calcext:value-type="float">
            <text:p>78.4</text:p>
          </table:table-cell>
          <table:table-cell office:value-type="float" office:value="66.620982" calcext:value-type="float">
            <text:p>66.620982</text:p>
          </table:table-cell>
          <table:table-cell office:value-type="float" office:value="97.31143" calcext:value-type="float">
            <text:p>97.31143</text:p>
          </table:table-cell>
          <table:table-cell office:value-type="float" office:value="64.82983" calcext:value-type="float">
            <text:p>64.82983</text:p>
          </table:table-cell>
        </table:table-row>
        <table:table-row table:style-name="ro1">
          <table:table-cell table:number-columns-repeated="8"/>
          <table:table-cell office:value-type="float" office:value="699" calcext:value-type="float">
            <text:p>699</text:p>
          </table:table-cell>
          <table:table-cell office:value-type="float" office:value="81.7" calcext:value-type="float">
            <text:p>81.7</text:p>
          </table:table-cell>
          <table:table-cell office:value-type="float" office:value="78.4" calcext:value-type="float">
            <text:p>78.4</text:p>
          </table:table-cell>
          <table:table-cell office:value-type="float" office:value="65.828552" calcext:value-type="float">
            <text:p>65.828552</text:p>
          </table:table-cell>
          <table:table-cell office:value-type="float" office:value="96.015577" calcext:value-type="float">
            <text:p>96.015577</text:p>
          </table:table-cell>
          <table:table-cell office:value-type="float" office:value="63.205664" calcext:value-type="float">
            <text:p>63.205664</text:p>
          </table:table-cell>
        </table:table-row>
        <table:table-row table:style-name="ro1"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79.5" calcext:value-type="float">
            <text:p>79.5</text:p>
          </table:table-cell>
          <table:table-cell office:value-type="float" office:value="77" calcext:value-type="float">
            <text:p>77</text:p>
          </table:table-cell>
          <table:table-cell office:value-type="float" office:value="66.276514" calcext:value-type="float">
            <text:p>66.276514</text:p>
          </table:table-cell>
          <table:table-cell office:value-type="float" office:value="96.819197" calcext:value-type="float">
            <text:p>96.819197</text:p>
          </table:table-cell>
          <table:table-cell office:value-type="float" office:value="64.168388" calcext:value-type="float">
            <text:p>64.168388</text:p>
          </table:table-cell>
        </table:table-row>
        <table:table-row table:style-name="ro1">
          <table:table-cell table:number-columns-repeated="8"/>
          <table:table-cell office:value-type="float" office:value="701" calcext:value-type="float">
            <text:p>701</text:p>
          </table:table-cell>
          <table:table-cell office:value-type="float" office:value="80.6" calcext:value-type="float">
            <text:p>80.6</text:p>
          </table:table-cell>
          <table:table-cell office:value-type="float" office:value="78" calcext:value-type="float">
            <text:p>78</text:p>
          </table:table-cell>
          <table:table-cell office:value-type="float" office:value="66.938826" calcext:value-type="float">
            <text:p>66.938826</text:p>
          </table:table-cell>
          <table:table-cell office:value-type="float" office:value="96.85908" calcext:value-type="float">
            <text:p>96.85908</text:p>
          </table:table-cell>
          <table:table-cell office:value-type="float" office:value="64.836332" calcext:value-type="float">
            <text:p>64.836332</text:p>
          </table:table-cell>
        </table:table-row>
        <table:table-row table:style-name="ro1">
          <table:table-cell table:number-columns-repeated="8"/>
          <table:table-cell office:value-type="float" office:value="702" calcext:value-type="float">
            <text:p>702</text:p>
          </table:table-cell>
          <table:table-cell office:value-type="float" office:value="80" calcext:value-type="float">
            <text:p>80</text:p>
          </table:table-cell>
          <table:table-cell office:value-type="float" office:value="77.9" calcext:value-type="float">
            <text:p>77.9</text:p>
          </table:table-cell>
          <table:table-cell office:value-type="float" office:value="66.841349" calcext:value-type="float">
            <text:p>66.841349</text:p>
          </table:table-cell>
          <table:table-cell office:value-type="float" office:value="97.292209" calcext:value-type="float">
            <text:p>97.292209</text:p>
          </table:table-cell>
          <table:table-cell office:value-type="float" office:value="65.031425" calcext:value-type="float">
            <text:p>65.031425</text:p>
          </table:table-cell>
        </table:table-row>
        <table:table-row table:style-name="ro1">
          <table:table-cell table:number-columns-repeated="8"/>
          <table:table-cell office:value-type="float" office:value="703" calcext:value-type="float">
            <text:p>703</text:p>
          </table:table-cell>
          <table:table-cell office:value-type="float" office:value="80.6" calcext:value-type="float">
            <text:p>80.6</text:p>
          </table:table-cell>
          <table:table-cell office:value-type="float" office:value="79" calcext:value-type="float">
            <text:p>79</text:p>
          </table:table-cell>
          <table:table-cell office:value-type="float" office:value="67.127014" calcext:value-type="float">
            <text:p>67.127014</text:p>
          </table:table-cell>
          <table:table-cell office:value-type="float" office:value="97.981029" calcext:value-type="float">
            <text:p>97.981029</text:p>
          </table:table-cell>
          <table:table-cell office:value-type="float" office:value="65.771739" calcext:value-type="float">
            <text:p>65.771739</text:p>
          </table:table-cell>
        </table:table-row>
        <table:table-row table:style-name="ro1">
          <table:table-cell table:number-columns-repeated="8"/>
          <table:table-cell office:value-type="float" office:value="704" calcext:value-type="float">
            <text:p>704</text:p>
          </table:table-cell>
          <table:table-cell office:value-type="float" office:value="81.3" calcext:value-type="float">
            <text:p>81.3</text:p>
          </table:table-cell>
          <table:table-cell office:value-type="float" office:value="77.5" calcext:value-type="float">
            <text:p>77.5</text:p>
          </table:table-cell>
          <table:table-cell office:value-type="float" office:value="65.646016" calcext:value-type="float">
            <text:p>65.646016</text:p>
          </table:table-cell>
          <table:table-cell office:value-type="float" office:value="95.331082" calcext:value-type="float">
            <text:p>95.331082</text:p>
          </table:table-cell>
          <table:table-cell office:value-type="float" office:value="62.581057" calcext:value-type="float">
            <text:p>62.581057</text:p>
          </table:table-cell>
        </table:table-row>
        <table:table-row table:style-name="ro1">
          <table:table-cell table:number-columns-repeated="8"/>
          <table:table-cell office:value-type="float" office:value="705" calcext:value-type="float">
            <text:p>705</text:p>
          </table:table-cell>
          <table:table-cell office:value-type="float" office:value="80.4" calcext:value-type="float">
            <text:p>80.4</text:p>
          </table:table-cell>
          <table:table-cell office:value-type="float" office:value="78.8" calcext:value-type="float">
            <text:p>78.8</text:p>
          </table:table-cell>
          <table:table-cell office:value-type="float" office:value="67.259542" calcext:value-type="float">
            <text:p>67.259542</text:p>
          </table:table-cell>
          <table:table-cell office:value-type="float" office:value="97.976852" calcext:value-type="float">
            <text:p>97.976852</text:p>
          </table:table-cell>
          <table:table-cell office:value-type="float" office:value="65.898782" calcext:value-type="float">
            <text:p>65.898782</text:p>
          </table:table-cell>
        </table:table-row>
        <table:table-row table:style-name="ro1">
          <table:table-cell table:number-columns-repeated="8"/>
          <table:table-cell office:value-type="float" office:value="706" calcext:value-type="float">
            <text:p>706</text:p>
          </table:table-cell>
          <table:table-cell office:value-type="float" office:value="81.1" calcext:value-type="float">
            <text:p>81.1</text:p>
          </table:table-cell>
          <table:table-cell office:value-type="float" office:value="78.8" calcext:value-type="float">
            <text:p>78.8</text:p>
          </table:table-cell>
          <table:table-cell office:value-type="float" office:value="66.353269" calcext:value-type="float">
            <text:p>66.353269</text:p>
          </table:table-cell>
          <table:table-cell office:value-type="float" office:value="97.101476" calcext:value-type="float">
            <text:p>97.101476</text:p>
          </table:table-cell>
          <table:table-cell office:value-type="float" office:value="64.430004" calcext:value-type="float">
            <text:p>64.430004</text:p>
          </table:table-cell>
        </table:table-row>
        <table:table-row table:style-name="ro1">
          <table:table-cell table:number-columns-repeated="8"/>
          <table:table-cell office:value-type="float" office:value="707" calcext:value-type="float">
            <text:p>707</text:p>
          </table:table-cell>
          <table:table-cell office:value-type="float" office:value="81.3" calcext:value-type="float">
            <text:p>81.3</text:p>
          </table:table-cell>
          <table:table-cell office:value-type="float" office:value="79.5" calcext:value-type="float">
            <text:p>79.5</text:p>
          </table:table-cell>
          <table:table-cell office:value-type="float" office:value="67.150988" calcext:value-type="float">
            <text:p>67.150988</text:p>
          </table:table-cell>
          <table:table-cell office:value-type="float" office:value="97.777322" calcext:value-type="float">
            <text:p>97.777322</text:p>
          </table:table-cell>
          <table:table-cell office:value-type="float" office:value="65.658438" calcext:value-type="float">
            <text:p>65.658438</text:p>
          </table:table-cell>
        </table:table-row>
        <table:table-row table:style-name="ro1">
          <table:table-cell table:number-columns-repeated="8"/>
          <table:table-cell office:value-type="float" office:value="708" calcext:value-type="float">
            <text:p>708</text:p>
          </table:table-cell>
          <table:table-cell office:value-type="float" office:value="81.8" calcext:value-type="float">
            <text:p>81.8</text:p>
          </table:table-cell>
          <table:table-cell office:value-type="float" office:value="77.5" calcext:value-type="float">
            <text:p>77.5</text:p>
          </table:table-cell>
          <table:table-cell office:value-type="float" office:value="65.331333" calcext:value-type="float">
            <text:p>65.331333</text:p>
          </table:table-cell>
          <table:table-cell office:value-type="float" office:value="94.701076" calcext:value-type="float">
            <text:p>94.701076</text:p>
          </table:table-cell>
          <table:table-cell office:value-type="float" office:value="61.869475" calcext:value-type="float">
            <text:p>61.869475</text:p>
          </table:table-cell>
        </table:table-row>
        <table:table-row table:style-name="ro1">
          <table:table-cell table:number-columns-repeated="8"/>
          <table:table-cell office:value-type="float" office:value="709" calcext:value-type="float">
            <text:p>709</text:p>
          </table:table-cell>
          <table:table-cell office:value-type="float" office:value="79.7" calcext:value-type="float">
            <text:p>79.7</text:p>
          </table:table-cell>
          <table:table-cell office:value-type="float" office:value="77.3" calcext:value-type="float">
            <text:p>77.3</text:p>
          </table:table-cell>
          <table:table-cell office:value-type="float" office:value="66.592908" calcext:value-type="float">
            <text:p>66.592908</text:p>
          </table:table-cell>
          <table:table-cell office:value-type="float" office:value="97.054184" calcext:value-type="float">
            <text:p>97.054184</text:p>
          </table:table-cell>
          <table:table-cell office:value-type="float" office:value="64.631204" calcext:value-type="float">
            <text:p>64.631204</text:p>
          </table:table-cell>
        </table:table-row>
        <table:table-row table:style-name="ro1">
          <table:table-cell table:number-columns-repeated="8"/>
          <table:table-cell office:value-type="float" office:value="710" calcext:value-type="float">
            <text:p>710</text:p>
          </table:table-cell>
          <table:table-cell office:value-type="float" office:value="78.6" calcext:value-type="float">
            <text:p>78.6</text:p>
          </table:table-cell>
          <table:table-cell office:value-type="float" office:value="76.1" calcext:value-type="float">
            <text:p>76.1</text:p>
          </table:table-cell>
          <table:table-cell office:value-type="float" office:value="66.465785" calcext:value-type="float">
            <text:p>66.465785</text:p>
          </table:table-cell>
          <table:table-cell office:value-type="float" office:value="96.780549" calcext:value-type="float">
            <text:p>96.780549</text:p>
          </table:table-cell>
          <table:table-cell office:value-type="float" office:value="64.325951" calcext:value-type="float">
            <text:p>64.325951</text:p>
          </table:table-cell>
        </table:table-row>
        <table:table-row table:style-name="ro1">
          <table:table-cell table:number-columns-repeated="8"/>
          <table:table-cell office:value-type="float" office:value="711" calcext:value-type="float">
            <text:p>711</text:p>
          </table:table-cell>
          <table:table-cell office:value-type="float" office:value="79.3" calcext:value-type="float">
            <text:p>79.3</text:p>
          </table:table-cell>
          <table:table-cell office:value-type="float" office:value="77.5" calcext:value-type="float">
            <text:p>77.5</text:p>
          </table:table-cell>
          <table:table-cell office:value-type="float" office:value="66.621921" calcext:value-type="float">
            <text:p>66.621921</text:p>
          </table:table-cell>
          <table:table-cell office:value-type="float" office:value="97.722096" calcext:value-type="float">
            <text:p>97.722096</text:p>
          </table:table-cell>
          <table:table-cell office:value-type="float" office:value="65.104338" calcext:value-type="float">
            <text:p>65.104338</text:p>
          </table:table-cell>
        </table:table-row>
        <table:table-row table:style-name="ro1">
          <table:table-cell table:number-columns-repeated="8"/>
          <table:table-cell office:value-type="float" office:value="712" calcext:value-type="float">
            <text:p>712</text:p>
          </table:table-cell>
          <table:table-cell office:value-type="float" office:value="79" calcext:value-type="float">
            <text:p>79</text:p>
          </table:table-cell>
          <table:table-cell office:value-type="float" office:value="76.6" calcext:value-type="float">
            <text:p>76.6</text:p>
          </table:table-cell>
          <table:table-cell office:value-type="float" office:value="66.214465" calcext:value-type="float">
            <text:p>66.214465</text:p>
          </table:table-cell>
          <table:table-cell office:value-type="float" office:value="97.024116" calcext:value-type="float">
            <text:p>97.024116</text:p>
          </table:table-cell>
          <table:table-cell office:value-type="float" office:value="64.243999" calcext:value-type="float">
            <text:p>64.243999</text:p>
          </table:table-cell>
        </table:table-row>
        <table:table-row table:style-name="ro1">
          <table:table-cell table:number-columns-repeated="8"/>
          <table:table-cell office:value-type="float" office:value="713" calcext:value-type="float">
            <text:p>713</text:p>
          </table:table-cell>
          <table:table-cell office:value-type="float" office:value="79.1" calcext:value-type="float">
            <text:p>79.1</text:p>
          </table:table-cell>
          <table:table-cell office:value-type="float" office:value="75" calcext:value-type="float">
            <text:p>75</text:p>
          </table:table-cell>
          <table:table-cell office:value-type="float" office:value="64.289636" calcext:value-type="float">
            <text:p>64.289636</text:p>
          </table:table-cell>
          <table:table-cell office:value-type="float" office:value="94.748858" calcext:value-type="float">
            <text:p>94.748858</text:p>
          </table:table-cell>
          <table:table-cell office:value-type="float" office:value="60.913696" calcext:value-type="float">
            <text:p>60.913696</text:p>
          </table:table-cell>
        </table:table-row>
        <table:table-row table:style-name="ro1">
          <table:table-cell table:number-columns-repeated="8"/>
          <table:table-cell office:value-type="float" office:value="714" calcext:value-type="float">
            <text:p>714</text:p>
          </table:table-cell>
          <table:table-cell office:value-type="float" office:value="76.6" calcext:value-type="float">
            <text:p>76.6</text:p>
          </table:table-cell>
          <table:table-cell office:value-type="float" office:value="73.7" calcext:value-type="float">
            <text:p>73.7</text:p>
          </table:table-cell>
          <table:table-cell office:value-type="float" office:value="65.392268" calcext:value-type="float">
            <text:p>65.392268</text:p>
          </table:table-cell>
          <table:table-cell office:value-type="float" office:value="96.22428" calcext:value-type="float">
            <text:p>96.22428</text:p>
          </table:table-cell>
          <table:table-cell office:value-type="float" office:value="62.92324" calcext:value-type="float">
            <text:p>62.92324</text:p>
          </table:table-cell>
        </table:table-row>
        <table:table-row table:style-name="ro1">
          <table:table-cell table:number-columns-repeated="8"/>
          <table:table-cell office:value-type="float" office:value="715" calcext:value-type="float">
            <text:p>715</text:p>
          </table:table-cell>
          <table:table-cell office:value-type="float" office:value="77.1" calcext:value-type="float">
            <text:p>77.1</text:p>
          </table:table-cell>
          <table:table-cell office:value-type="float" office:value="75.7" calcext:value-type="float">
            <text:p>75.7</text:p>
          </table:table-cell>
          <table:table-cell office:value-type="float" office:value="66.825793" calcext:value-type="float">
            <text:p>66.825793</text:p>
          </table:table-cell>
          <table:table-cell office:value-type="float" office:value="98.126381" calcext:value-type="float">
            <text:p>98.126381</text:p>
          </table:table-cell>
          <table:table-cell office:value-type="float" office:value="65.573732" calcext:value-type="float">
            <text:p>65.573732</text:p>
          </table:table-cell>
        </table:table-row>
        <table:table-row table:style-name="ro1">
          <table:table-cell table:number-columns-repeated="8"/>
          <table:table-cell office:value-type="float" office:value="716" calcext:value-type="float">
            <text:p>716</text:p>
          </table:table-cell>
          <table:table-cell office:value-type="float" office:value="78.8" calcext:value-type="float">
            <text:p>78.8</text:p>
          </table:table-cell>
          <table:table-cell office:value-type="float" office:value="76.2" calcext:value-type="float">
            <text:p>76.2</text:p>
          </table:table-cell>
          <table:table-cell office:value-type="float" office:value="66.180165" calcext:value-type="float">
            <text:p>66.180165</text:p>
          </table:table-cell>
          <table:table-cell office:value-type="float" office:value="96.785715" calcext:value-type="float">
            <text:p>96.785715</text:p>
          </table:table-cell>
          <table:table-cell office:value-type="float" office:value="64.052946" calcext:value-type="float">
            <text:p>64.052946</text:p>
          </table:table-cell>
        </table:table-row>
        <table:table-row table:style-name="ro1">
          <table:table-cell table:number-columns-repeated="8"/>
          <table:table-cell office:value-type="float" office:value="717" calcext:value-type="float">
            <text:p>717</text:p>
          </table:table-cell>
          <table:table-cell office:value-type="float" office:value="77.9" calcext:value-type="float">
            <text:p>77.9</text:p>
          </table:table-cell>
          <table:table-cell office:value-type="float" office:value="76.1" calcext:value-type="float">
            <text:p>76.1</text:p>
          </table:table-cell>
          <table:table-cell office:value-type="float" office:value="66.525564" calcext:value-type="float">
            <text:p>66.525564</text:p>
          </table:table-cell>
          <table:table-cell office:value-type="float" office:value="97.676678" calcext:value-type="float">
            <text:p>97.676678</text:p>
          </table:table-cell>
          <table:table-cell office:value-type="float" office:value="64.979961" calcext:value-type="float">
            <text:p>64.979961</text:p>
          </table:table-cell>
        </table:table-row>
        <table:table-row table:style-name="ro1">
          <table:table-cell table:number-columns-repeated="8"/>
          <table:table-cell office:value-type="float" office:value="718" calcext:value-type="float">
            <text:p>718</text:p>
          </table:table-cell>
          <table:table-cell office:value-type="float" office:value="79.1" calcext:value-type="float">
            <text:p>79.1</text:p>
          </table:table-cell>
          <table:table-cell office:value-type="float" office:value="76.1" calcext:value-type="float">
            <text:p>76.1</text:p>
          </table:table-cell>
          <table:table-cell office:value-type="float" office:value="65.860662" calcext:value-type="float">
            <text:p>65.860662</text:p>
          </table:table-cell>
          <table:table-cell office:value-type="float" office:value="96.116434" calcext:value-type="float">
            <text:p>96.116434</text:p>
          </table:table-cell>
          <table:table-cell office:value-type="float" office:value="63.30292" calcext:value-type="float">
            <text:p>63.30292</text:p>
          </table:table-cell>
        </table:table-row>
        <table:table-row table:style-name="ro1">
          <table:table-cell table:number-columns-repeated="8"/>
          <table:table-cell office:value-type="float" office:value="719" calcext:value-type="float">
            <text:p>719</text:p>
          </table:table-cell>
          <table:table-cell office:value-type="float" office:value="78.2" calcext:value-type="float">
            <text:p>78.2</text:p>
          </table:table-cell>
          <table:table-cell office:value-type="float" office:value="75" calcext:value-type="float">
            <text:p>75</text:p>
          </table:table-cell>
          <table:table-cell office:value-type="float" office:value="65.468231" calcext:value-type="float">
            <text:p>65.468231</text:p>
          </table:table-cell>
          <table:table-cell office:value-type="float" office:value="95.845086" calcext:value-type="float">
            <text:p>95.845086</text:p>
          </table:table-cell>
          <table:table-cell office:value-type="float" office:value="62.748083" calcext:value-type="float">
            <text:p>62.748083</text:p>
          </table:table-cell>
        </table:table-row>
        <table:table-row table:style-name="ro1">
          <table:table-cell table:number-columns-repeated="8"/>
          <table:table-cell office:value-type="float" office:value="720" calcext:value-type="float">
            <text:p>720</text:p>
          </table:table-cell>
          <table:table-cell office:value-type="float" office:value="76.2" calcext:value-type="float">
            <text:p>76.2</text:p>
          </table:table-cell>
          <table:table-cell office:value-type="float" office:value="75" calcext:value-type="float">
            <text:p>75</text:p>
          </table:table-cell>
          <table:table-cell office:value-type="float" office:value="67.018195" calcext:value-type="float">
            <text:p>67.018195</text:p>
          </table:table-cell>
          <table:table-cell office:value-type="float" office:value="98.347755" calcext:value-type="float">
            <text:p>98.347755</text:p>
          </table:table-cell>
          <table:table-cell office:value-type="float" office:value="65.91089" calcext:value-type="float">
            <text:p>65.91089</text:p>
          </table:table-cell>
        </table:table-row>
        <table:table-row table:style-name="ro1">
          <table:table-cell table:number-columns-repeated="8"/>
          <table:table-cell office:value-type="float" office:value="721" calcext:value-type="float">
            <text:p>721</text:p>
          </table:table-cell>
          <table:table-cell office:value-type="float" office:value="76.6" calcext:value-type="float">
            <text:p>76.6</text:p>
          </table:table-cell>
          <table:table-cell office:value-type="float" office:value="73.4" calcext:value-type="float">
            <text:p>73.4</text:p>
          </table:table-cell>
          <table:table-cell office:value-type="float" office:value="64.877256" calcext:value-type="float">
            <text:p>64.877256</text:p>
          </table:table-cell>
          <table:table-cell office:value-type="float" office:value="95.754717" calcext:value-type="float">
            <text:p>95.754717</text:p>
          </table:table-cell>
          <table:table-cell office:value-type="float" office:value="62.123033" calcext:value-type="float">
            <text:p>62.123033</text:p>
          </table:table-cell>
        </table:table-row>
        <table:table-row table:style-name="ro1">
          <table:table-cell table:number-columns-repeated="8"/>
          <table:table-cell office:value-type="float" office:value="722" calcext:value-type="float">
            <text:p>722</text:p>
          </table:table-cell>
          <table:table-cell office:value-type="float" office:value="77.1" calcext:value-type="float">
            <text:p>77.1</text:p>
          </table:table-cell>
          <table:table-cell office:value-type="float" office:value="75.7" calcext:value-type="float">
            <text:p>75.7</text:p>
          </table:table-cell>
          <table:table-cell office:value-type="float" office:value="66.856026" calcext:value-type="float">
            <text:p>66.856026</text:p>
          </table:table-cell>
          <table:table-cell office:value-type="float" office:value="98.124344" calcext:value-type="float">
            <text:p>98.124344</text:p>
          </table:table-cell>
          <table:table-cell office:value-type="float" office:value="65.602037" calcext:value-type="float">
            <text:p>65.602037</text:p>
          </table:table-cell>
        </table:table-row>
        <table:table-row table:style-name="ro1">
          <table:table-cell table:number-columns-repeated="8"/>
          <table:table-cell office:value-type="float" office:value="723" calcext:value-type="float">
            <text:p>723</text:p>
          </table:table-cell>
          <table:table-cell office:value-type="float" office:value="77.5" calcext:value-type="float">
            <text:p>77.5</text:p>
          </table:table-cell>
          <table:table-cell office:value-type="float" office:value="74.6" calcext:value-type="float">
            <text:p>74.6</text:p>
          </table:table-cell>
          <table:table-cell office:value-type="float" office:value="65.482616" calcext:value-type="float">
            <text:p>65.482616</text:p>
          </table:table-cell>
          <table:table-cell office:value-type="float" office:value="96.275527" calcext:value-type="float">
            <text:p>96.275527</text:p>
          </table:table-cell>
          <table:table-cell office:value-type="float" office:value="63.043733" calcext:value-type="float">
            <text:p>63.043733</text:p>
          </table:table-cell>
        </table:table-row>
        <table:table-row table:style-name="ro1">
          <table:table-cell table:number-columns-repeated="8"/>
          <table:table-cell office:value-type="float" office:value="724" calcext:value-type="float">
            <text:p>724</text:p>
          </table:table-cell>
          <table:table-cell office:value-type="float" office:value="76.8" calcext:value-type="float">
            <text:p>76.8</text:p>
          </table:table-cell>
          <table:table-cell office:value-type="float" office:value="74.8" calcext:value-type="float">
            <text:p>74.8</text:p>
          </table:table-cell>
          <table:table-cell office:value-type="float" office:value="66.357965" calcext:value-type="float">
            <text:p>66.357965</text:p>
          </table:table-cell>
          <table:table-cell office:value-type="float" office:value="97.416106" calcext:value-type="float">
            <text:p>97.416106</text:p>
          </table:table-cell>
          <table:table-cell office:value-type="float" office:value="64.643346" calcext:value-type="float">
            <text:p>64.643346</text:p>
          </table:table-cell>
        </table:table-row>
        <table:table-row table:style-name="ro1">
          <table:table-cell table:number-columns-repeated="8"/>
          <table:table-cell office:value-type="float" office:value="725" calcext:value-type="float">
            <text:p>725</text:p>
          </table:table-cell>
          <table:table-cell office:value-type="float" office:value="77.3" calcext:value-type="float">
            <text:p>77.3</text:p>
          </table:table-cell>
          <table:table-cell office:value-type="float" office:value="74.1" calcext:value-type="float">
            <text:p>74.1</text:p>
          </table:table-cell>
          <table:table-cell office:value-type="float" office:value="65.330469" calcext:value-type="float">
            <text:p>65.330469</text:p>
          </table:table-cell>
          <table:table-cell office:value-type="float" office:value="95.791158" calcext:value-type="float">
            <text:p>95.791158</text:p>
          </table:table-cell>
          <table:table-cell office:value-type="float" office:value="62.580813" calcext:value-type="float">
            <text:p>62.580813</text:p>
          </table:table-cell>
        </table:table-row>
        <table:table-row table:style-name="ro1">
          <table:table-cell table:number-columns-repeated="8"/>
          <table:table-cell office:value-type="float" office:value="726" calcext:value-type="float">
            <text:p>726</text:p>
          </table:table-cell>
          <table:table-cell office:value-type="float" office:value="77" calcext:value-type="float">
            <text:p>77</text:p>
          </table:table-cell>
          <table:table-cell office:value-type="float" office:value="74.8" calcext:value-type="float">
            <text:p>74.8</text:p>
          </table:table-cell>
          <table:table-cell office:value-type="float" office:value="66.04448" calcext:value-type="float">
            <text:p>66.04448</text:p>
          </table:table-cell>
          <table:table-cell office:value-type="float" office:value="97.18095" calcext:value-type="float">
            <text:p>97.18095</text:p>
          </table:table-cell>
          <table:table-cell office:value-type="float" office:value="64.182653" calcext:value-type="float">
            <text:p>64.182653</text:p>
          </table:table-cell>
        </table:table-row>
        <table:table-row table:style-name="ro1">
          <table:table-cell table:number-columns-repeated="8"/>
          <table:table-cell office:value-type="float" office:value="727" calcext:value-type="float">
            <text:p>727</text:p>
          </table:table-cell>
          <table:table-cell office:value-type="float" office:value="77.9" calcext:value-type="float">
            <text:p>77.9</text:p>
          </table:table-cell>
          <table:table-cell office:value-type="float" office:value="75.3" calcext:value-type="float">
            <text:p>75.3</text:p>
          </table:table-cell>
          <table:table-cell office:value-type="float" office:value="65.829241" calcext:value-type="float">
            <text:p>65.829241</text:p>
          </table:table-cell>
          <table:table-cell office:value-type="float" office:value="96.745528" calcext:value-type="float">
            <text:p>96.745528</text:p>
          </table:table-cell>
          <table:table-cell office:value-type="float" office:value="63.686846" calcext:value-type="float">
            <text:p>63.686846</text:p>
          </table:table-cell>
        </table:table-row>
        <table:table-row table:style-name="ro1">
          <table:table-cell table:number-columns-repeated="8"/>
          <table:table-cell office:value-type="float" office:value="728" calcext:value-type="float">
            <text:p>728</text:p>
          </table:table-cell>
          <table:table-cell office:value-type="float" office:value="76.8" calcext:value-type="float">
            <text:p>76.8</text:p>
          </table:table-cell>
          <table:table-cell office:value-type="float" office:value="75.3" calcext:value-type="float">
            <text:p>75.3</text:p>
          </table:table-cell>
          <table:table-cell office:value-type="float" office:value="66.719543" calcext:value-type="float">
            <text:p>66.719543</text:p>
          </table:table-cell>
          <table:table-cell office:value-type="float" office:value="98.119763" calcext:value-type="float">
            <text:p>98.119763</text:p>
          </table:table-cell>
          <table:table-cell office:value-type="float" office:value="65.465058" calcext:value-type="float">
            <text:p>65.465058</text:p>
          </table:table-cell>
        </table:table-row>
        <table:table-row table:style-name="ro1">
          <table:table-cell table:number-columns-repeated="8"/>
          <table:table-cell office:value-type="float" office:value="729" calcext:value-type="float">
            <text:p>729</text:p>
          </table:table-cell>
          <table:table-cell office:value-type="float" office:value="77" calcext:value-type="float">
            <text:p>77</text:p>
          </table:table-cell>
          <table:table-cell office:value-type="float" office:value="73.4" calcext:value-type="float">
            <text:p>73.4</text:p>
          </table:table-cell>
          <table:table-cell office:value-type="float" office:value="64.715771" calcext:value-type="float">
            <text:p>64.715771</text:p>
          </table:table-cell>
          <table:table-cell office:value-type="float" office:value="95.30295" calcext:value-type="float">
            <text:p>95.30295</text:p>
          </table:table-cell>
          <table:table-cell office:value-type="float" office:value="61.676038" calcext:value-type="float">
            <text:p>61.676038</text:p>
          </table:table-cell>
        </table:table-row>
        <table:table-row table:style-name="ro1">
          <table:table-cell table:number-columns-repeated="8"/>
          <table:table-cell office:value-type="float" office:value="730" calcext:value-type="float">
            <text:p>730</text:p>
          </table:table-cell>
          <table:table-cell office:value-type="float" office:value="75.9" calcext:value-type="float">
            <text:p>75.9</text:p>
          </table:table-cell>
          <table:table-cell office:value-type="float" office:value="73.9" calcext:value-type="float">
            <text:p>73.9</text:p>
          </table:table-cell>
          <table:table-cell office:value-type="float" office:value="66.045328" calcext:value-type="float">
            <text:p>66.045328</text:p>
          </table:table-cell>
          <table:table-cell office:value-type="float" office:value="97.379883" calcext:value-type="float">
            <text:p>97.379883</text:p>
          </table:table-cell>
          <table:table-cell office:value-type="float" office:value="64.314863" calcext:value-type="float">
            <text:p>64.314863</text:p>
          </table:table-cell>
        </table:table-row>
        <table:table-row table:style-name="ro1">
          <table:table-cell table:number-columns-repeated="8"/>
          <table:table-cell office:value-type="float" office:value="731" calcext:value-type="float">
            <text:p>731</text:p>
          </table:table-cell>
          <table:table-cell office:value-type="float" office:value="75.9" calcext:value-type="float">
            <text:p>75.9</text:p>
          </table:table-cell>
          <table:table-cell office:value-type="float" office:value="73.5" calcext:value-type="float">
            <text:p>73.5</text:p>
          </table:table-cell>
          <table:table-cell office:value-type="float" office:value="65.824419" calcext:value-type="float">
            <text:p>65.824419</text:p>
          </table:table-cell>
          <table:table-cell office:value-type="float" office:value="96.902633" calcext:value-type="float">
            <text:p>96.902633</text:p>
          </table:table-cell>
          <table:table-cell office:value-type="float" office:value="63.785595" calcext:value-type="float">
            <text:p>63.785595</text:p>
          </table:table-cell>
        </table:table-row>
        <table:table-row table:style-name="ro1">
          <table:table-cell table:number-columns-repeated="8"/>
          <table:table-cell office:value-type="float" office:value="732" calcext:value-type="float">
            <text:p>732</text:p>
          </table:table-cell>
          <table:table-cell office:value-type="float" office:value="76.8" calcext:value-type="float">
            <text:p>76.8</text:p>
          </table:table-cell>
          <table:table-cell office:value-type="float" office:value="76.1" calcext:value-type="float">
            <text:p>76.1</text:p>
          </table:table-cell>
          <table:table-cell office:value-type="float" office:value="67.213321" calcext:value-type="float">
            <text:p>67.213321</text:p>
          </table:table-cell>
          <table:table-cell office:value-type="float" office:value="99.065343" calcext:value-type="float">
            <text:p>99.065343</text:p>
          </table:table-cell>
          <table:table-cell office:value-type="float" office:value="66.585107" calcext:value-type="float">
            <text:p>66.585107</text:p>
          </table:table-cell>
        </table:table-row>
        <table:table-row table:style-name="ro1">
          <table:table-cell table:number-columns-repeated="8"/>
          <table:table-cell office:value-type="float" office:value="733" calcext:value-type="float">
            <text:p>733</text:p>
          </table:table-cell>
          <table:table-cell office:value-type="float" office:value="78.1" calcext:value-type="float">
            <text:p>78.1</text:p>
          </table:table-cell>
          <table:table-cell office:value-type="float" office:value="74.1" calcext:value-type="float">
            <text:p>74.1</text:p>
          </table:table-cell>
          <table:table-cell office:value-type="float" office:value="64.637855" calcext:value-type="float">
            <text:p>64.637855</text:p>
          </table:table-cell>
          <table:table-cell office:value-type="float" office:value="94.909271" calcext:value-type="float">
            <text:p>94.909271</text:p>
          </table:table-cell>
          <table:table-cell office:value-type="float" office:value="61.347316" calcext:value-type="float">
            <text:p>61.347316</text:p>
          </table:table-cell>
        </table:table-row>
        <table:table-row table:style-name="ro1">
          <table:table-cell table:number-columns-repeated="8"/>
          <table:table-cell office:value-type="float" office:value="734" calcext:value-type="float">
            <text:p>734</text:p>
          </table:table-cell>
          <table:table-cell office:value-type="float" office:value="76.2" calcext:value-type="float">
            <text:p>76.2</text:p>
          </table:table-cell>
          <table:table-cell office:value-type="float" office:value="74.3" calcext:value-type="float">
            <text:p>74.3</text:p>
          </table:table-cell>
          <table:table-cell office:value-type="float" office:value="65.880666" calcext:value-type="float">
            <text:p>65.880666</text:p>
          </table:table-cell>
          <table:table-cell office:value-type="float" office:value="97.393422" calcext:value-type="float">
            <text:p>97.393422</text:p>
          </table:table-cell>
          <table:table-cell office:value-type="float" office:value="64.163435" calcext:value-type="float">
            <text:p>64.163435</text:p>
          </table:table-cell>
        </table:table-row>
        <table:table-row table:style-name="ro1">
          <table:table-cell table:number-columns-repeated="8"/>
          <table:table-cell office:value-type="float" office:value="735" calcext:value-type="float">
            <text:p>735</text:p>
          </table:table-cell>
          <table:table-cell office:value-type="float" office:value="75.7" calcext:value-type="float">
            <text:p>75.7</text:p>
          </table:table-cell>
          <table:table-cell office:value-type="float" office:value="73.4" calcext:value-type="float">
            <text:p>73.4</text:p>
          </table:table-cell>
          <table:table-cell office:value-type="float" office:value="65.73153" calcext:value-type="float">
            <text:p>65.73153</text:p>
          </table:table-cell>
          <table:table-cell office:value-type="float" office:value="96.892937" calcext:value-type="float">
            <text:p>96.892937</text:p>
          </table:table-cell>
          <table:table-cell office:value-type="float" office:value="63.68921" calcext:value-type="float">
            <text:p>63.68921</text:p>
          </table:table-cell>
        </table:table-row>
        <table:table-row table:style-name="ro1">
          <table:table-cell table:number-columns-repeated="8"/>
          <table:table-cell office:value-type="float" office:value="736" calcext:value-type="float">
            <text:p>736</text:p>
          </table:table-cell>
          <table:table-cell office:value-type="float" office:value="76.1" calcext:value-type="float">
            <text:p>76.1</text:p>
          </table:table-cell>
          <table:table-cell office:value-type="float" office:value="73.7" calcext:value-type="float">
            <text:p>73.7</text:p>
          </table:table-cell>
          <table:table-cell office:value-type="float" office:value="65.414663" calcext:value-type="float">
            <text:p>65.414663</text:p>
          </table:table-cell>
          <table:table-cell office:value-type="float" office:value="96.912114" calcext:value-type="float">
            <text:p>96.912114</text:p>
          </table:table-cell>
          <table:table-cell office:value-type="float" office:value="63.394733" calcext:value-type="float">
            <text:p>63.394733</text:p>
          </table:table-cell>
        </table:table-row>
        <table:table-row table:style-name="ro1">
          <table:table-cell table:number-columns-repeated="8"/>
          <table:table-cell office:value-type="float" office:value="737" calcext:value-type="float">
            <text:p>737</text:p>
          </table:table-cell>
          <table:table-cell office:value-type="float" office:value="75.3" calcext:value-type="float">
            <text:p>75.3</text:p>
          </table:table-cell>
          <table:table-cell office:value-type="float" office:value="73.5" calcext:value-type="float">
            <text:p>73.5</text:p>
          </table:table-cell>
          <table:table-cell office:value-type="float" office:value="66.047603" calcext:value-type="float">
            <text:p>66.047603</text:p>
          </table:table-cell>
          <table:table-cell office:value-type="float" office:value="97.602918" calcext:value-type="float">
            <text:p>97.602918</text:p>
          </table:table-cell>
          <table:table-cell office:value-type="float" office:value="64.464388" calcext:value-type="float">
            <text:p>64.464388</text:p>
          </table:table-cell>
        </table:table-row>
        <table:table-row table:style-name="ro1">
          <table:table-cell table:number-columns-repeated="8"/>
          <table:table-cell office:value-type="float" office:value="738" calcext:value-type="float">
            <text:p>738</text:p>
          </table:table-cell>
          <table:table-cell office:value-type="float" office:value="76.4" calcext:value-type="float">
            <text:p>76.4</text:p>
          </table:table-cell>
          <table:table-cell office:value-type="float" office:value="73.2" calcext:value-type="float">
            <text:p>73.2</text:p>
          </table:table-cell>
          <table:table-cell office:value-type="float" office:value="64.813443" calcext:value-type="float">
            <text:p>64.813443</text:p>
          </table:table-cell>
          <table:table-cell office:value-type="float" office:value="95.738232" calcext:value-type="float">
            <text:p>95.738232</text:p>
          </table:table-cell>
          <table:table-cell office:value-type="float" office:value="62.051244" calcext:value-type="float">
            <text:p>62.051244</text:p>
          </table:table-cell>
        </table:table-row>
        <table:table-row table:style-name="ro1">
          <table:table-cell table:number-columns-repeated="8"/>
          <table:table-cell office:value-type="float" office:value="739" calcext:value-type="float">
            <text:p>739</text:p>
          </table:table-cell>
          <table:table-cell office:value-type="float" office:value="75.9" calcext:value-type="float">
            <text:p>75.9</text:p>
          </table:table-cell>
          <table:table-cell office:value-type="float" office:value="73.2" calcext:value-type="float">
            <text:p>73.2</text:p>
          </table:table-cell>
          <table:table-cell office:value-type="float" office:value="65.469201" calcext:value-type="float">
            <text:p>65.469201</text:p>
          </table:table-cell>
          <table:table-cell office:value-type="float" office:value="96.427709" calcext:value-type="float">
            <text:p>96.427709</text:p>
          </table:table-cell>
          <table:table-cell office:value-type="float" office:value="63.130451" calcext:value-type="float">
            <text:p>63.130451</text:p>
          </table:table-cell>
        </table:table-row>
        <table:table-row table:style-name="ro1">
          <table:table-cell table:number-columns-repeated="8"/>
          <table:table-cell office:value-type="float" office:value="740" calcext:value-type="float">
            <text:p>740</text:p>
          </table:table-cell>
          <table:table-cell office:value-type="float" office:value="75.2" calcext:value-type="float">
            <text:p>75.2</text:p>
          </table:table-cell>
          <table:table-cell office:value-type="float" office:value="73.9" calcext:value-type="float">
            <text:p>73.9</text:p>
          </table:table-cell>
          <table:table-cell office:value-type="float" office:value="66.29008" calcext:value-type="float">
            <text:p>66.29008</text:p>
          </table:table-cell>
          <table:table-cell office:value-type="float" office:value="98.311874" calcext:value-type="float">
            <text:p>98.311874</text:p>
          </table:table-cell>
          <table:table-cell office:value-type="float" office:value="65.17102" calcext:value-type="float">
            <text:p>65.17102</text:p>
          </table:table-cell>
        </table:table-row>
        <table:table-row table:style-name="ro1">
          <table:table-cell table:number-columns-repeated="8"/>
          <table:table-cell office:value-type="float" office:value="741" calcext:value-type="float">
            <text:p>741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65.865413" calcext:value-type="float">
            <text:p>65.865413</text:p>
          </table:table-cell>
          <table:table-cell office:value-type="float" office:value="97.639436" calcext:value-type="float">
            <text:p>97.639436</text:p>
          </table:table-cell>
          <table:table-cell office:value-type="float" office:value="64.310618" calcext:value-type="float">
            <text:p>64.310618</text:p>
          </table:table-cell>
        </table:table-row>
        <table:table-row table:style-name="ro1">
          <table:table-cell table:number-columns-repeated="8"/>
          <table:table-cell office:value-type="float" office:value="742" calcext:value-type="float">
            <text:p>742</text:p>
          </table:table-cell>
          <table:table-cell office:value-type="float" office:value="76.2" calcext:value-type="float">
            <text:p>76.2</text:p>
          </table:table-cell>
          <table:table-cell office:value-type="float" office:value="73.7" calcext:value-type="float">
            <text:p>73.7</text:p>
          </table:table-cell>
          <table:table-cell office:value-type="float" office:value="65.179059" calcext:value-type="float">
            <text:p>65.179059</text:p>
          </table:table-cell>
          <table:table-cell office:value-type="float" office:value="96.684504" calcext:value-type="float">
            <text:p>96.684504</text:p>
          </table:table-cell>
          <table:table-cell office:value-type="float" office:value="63.01805" calcext:value-type="float">
            <text:p>63.01805</text:p>
          </table:table-cell>
        </table:table-row>
        <table:table-row table:style-name="ro1">
          <table:table-cell table:number-columns-repeated="8"/>
          <table:table-cell office:value-type="float" office:value="743" calcext:value-type="float">
            <text:p>743</text:p>
          </table:table-cell>
          <table:table-cell office:value-type="float" office:value="76.1" calcext:value-type="float">
            <text:p>76.1</text:p>
          </table:table-cell>
          <table:table-cell office:value-type="float" office:value="73.9" calcext:value-type="float">
            <text:p>73.9</text:p>
          </table:table-cell>
          <table:table-cell office:value-type="float" office:value="65.503413" calcext:value-type="float">
            <text:p>65.503413</text:p>
          </table:table-cell>
          <table:table-cell office:value-type="float" office:value="97.146513" calcext:value-type="float">
            <text:p>97.146513</text:p>
          </table:table-cell>
          <table:table-cell office:value-type="float" office:value="63.634282" calcext:value-type="float">
            <text:p>63.634282</text:p>
          </table:table-cell>
        </table:table-row>
        <table:table-row table:style-name="ro1">
          <table:table-cell table:number-columns-repeated="8"/>
          <table:table-cell office:value-type="float" office:value="744" calcext:value-type="float">
            <text:p>744</text:p>
          </table:table-cell>
          <table:table-cell office:value-type="float" office:value="77" calcext:value-type="float">
            <text:p>77</text:p>
          </table:table-cell>
          <table:table-cell office:value-type="float" office:value="74.1" calcext:value-type="float">
            <text:p>74.1</text:p>
          </table:table-cell>
          <table:table-cell office:value-type="float" office:value="65.380135" calcext:value-type="float">
            <text:p>65.380135</text:p>
          </table:table-cell>
          <table:table-cell office:value-type="float" office:value="96.247258" calcext:value-type="float">
            <text:p>96.247258</text:p>
          </table:table-cell>
          <table:table-cell office:value-type="float" office:value="62.926587" calcext:value-type="float">
            <text:p>62.926587</text:p>
          </table:table-cell>
        </table:table-row>
        <table:table-row table:style-name="ro1">
          <table:table-cell table:number-columns-repeated="8"/>
          <table:table-cell office:value-type="float" office:value="745" calcext:value-type="float">
            <text:p>745</text:p>
          </table:table-cell>
          <table:table-cell office:value-type="float" office:value="75.9" calcext:value-type="float">
            <text:p>75.9</text:p>
          </table:table-cell>
          <table:table-cell office:value-type="float" office:value="73.2" calcext:value-type="float">
            <text:p>73.2</text:p>
          </table:table-cell>
          <table:table-cell office:value-type="float" office:value="65.363332" calcext:value-type="float">
            <text:p>65.363332</text:p>
          </table:table-cell>
          <table:table-cell office:value-type="float" office:value="96.427277" calcext:value-type="float">
            <text:p>96.427277</text:p>
          </table:table-cell>
          <table:table-cell office:value-type="float" office:value="63.028082" calcext:value-type="float">
            <text:p>63.028082</text:p>
          </table:table-cell>
        </table:table-row>
        <table:table-row table:style-name="ro1">
          <table:table-cell table:number-columns-repeated="8"/>
          <table:table-cell office:value-type="float" office:value="746" calcext:value-type="float">
            <text:p>746</text:p>
          </table:table-cell>
          <table:table-cell office:value-type="float" office:value="76.1" calcext:value-type="float">
            <text:p>76.1</text:p>
          </table:table-cell>
          <table:table-cell office:value-type="float" office:value="74.1" calcext:value-type="float">
            <text:p>74.1</text:p>
          </table:table-cell>
          <table:table-cell office:value-type="float" office:value="65.702564" calcext:value-type="float">
            <text:p>65.702564</text:p>
          </table:table-cell>
          <table:table-cell office:value-type="float" office:value="97.380811" calcext:value-type="float">
            <text:p>97.380811</text:p>
          </table:table-cell>
          <table:table-cell office:value-type="float" office:value="63.98169" calcext:value-type="float">
            <text:p>63.98169</text:p>
          </table:table-cell>
        </table:table-row>
        <table:table-row table:style-name="ro1">
          <table:table-cell table:number-columns-repeated="8"/>
          <table:table-cell office:value-type="float" office:value="747" calcext:value-type="float">
            <text:p>747</text:p>
          </table:table-cell>
          <table:table-cell office:value-type="float" office:value="76.8" calcext:value-type="float">
            <text:p>76.8</text:p>
          </table:table-cell>
          <table:table-cell office:value-type="float" office:value="75" calcext:value-type="float">
            <text:p>75</text:p>
          </table:table-cell>
          <table:table-cell office:value-type="float" office:value="65.919508" calcext:value-type="float">
            <text:p>65.919508</text:p>
          </table:table-cell>
          <table:table-cell office:value-type="float" office:value="97.642922" calcext:value-type="float">
            <text:p>97.642922</text:p>
          </table:table-cell>
          <table:table-cell office:value-type="float" office:value="64.365733" calcext:value-type="float">
            <text:p>64.365733</text:p>
          </table:table-cell>
        </table:table-row>
        <table:table-row table:style-name="ro1">
          <table:table-cell table:number-columns-repeated="8"/>
          <table:table-cell office:value-type="float" office:value="748" calcext:value-type="float">
            <text:p>748</text:p>
          </table:table-cell>
          <table:table-cell office:value-type="float" office:value="77" calcext:value-type="float">
            <text:p>77</text:p>
          </table:table-cell>
          <table:table-cell office:value-type="float" office:value="73.7" calcext:value-type="float">
            <text:p>73.7</text:p>
          </table:table-cell>
          <table:table-cell office:value-type="float" office:value="65.123024" calcext:value-type="float">
            <text:p>65.123024</text:p>
          </table:table-cell>
          <table:table-cell office:value-type="float" office:value="95.774511" calcext:value-type="float">
            <text:p>95.774511</text:p>
          </table:table-cell>
          <table:table-cell office:value-type="float" office:value="62.371257" calcext:value-type="float">
            <text:p>62.371257</text:p>
          </table:table-cell>
        </table:table-row>
        <table:table-row table:style-name="ro1">
          <table:table-cell table:number-columns-repeated="8"/>
          <table:table-cell office:value-type="float" office:value="749" calcext:value-type="float">
            <text:p>749</text:p>
          </table:table-cell>
          <table:table-cell office:value-type="float" office:value="75.3" calcext:value-type="float">
            <text:p>75.3</text:p>
          </table:table-cell>
          <table:table-cell office:value-type="float" office:value="72.8" calcext:value-type="float">
            <text:p>72.8</text:p>
          </table:table-cell>
          <table:table-cell office:value-type="float" office:value="65.662511" calcext:value-type="float">
            <text:p>65.662511</text:p>
          </table:table-cell>
          <table:table-cell office:value-type="float" office:value="96.64912" calcext:value-type="float">
            <text:p>96.64912</text:p>
          </table:table-cell>
          <table:table-cell office:value-type="float" office:value="63.462239" calcext:value-type="float">
            <text:p>63.462239</text:p>
          </table:table-cell>
        </table:table-row>
        <table:table-row table:style-name="ro1">
          <table:table-cell table:number-columns-repeated="8"/>
          <table:table-cell office:value-type="float" office:value="750" calcext:value-type="float">
            <text:p>750</text:p>
          </table:table-cell>
          <table:table-cell office:value-type="float" office:value="73.9" calcext:value-type="float">
            <text:p>73.9</text:p>
          </table:table-cell>
          <table:table-cell office:value-type="float" office:value="72.6" calcext:value-type="float">
            <text:p>72.6</text:p>
          </table:table-cell>
          <table:table-cell office:value-type="float" office:value="66.341786" calcext:value-type="float">
            <text:p>66.341786</text:p>
          </table:table-cell>
          <table:table-cell office:value-type="float" office:value="98.287284" calcext:value-type="float">
            <text:p>98.287284</text:p>
          </table:table-cell>
          <table:table-cell office:value-type="float" office:value="65.20554" calcext:value-type="float">
            <text:p>65.20554</text:p>
          </table:table-cell>
        </table:table-row>
        <table:table-row table:style-name="ro1">
          <table:table-cell table:number-columns-repeated="8"/>
          <table:table-cell office:value-type="float" office:value="751" calcext:value-type="float">
            <text:p>751</text:p>
          </table:table-cell>
          <table:table-cell office:value-type="float" office:value="75.5" calcext:value-type="float">
            <text:p>75.5</text:p>
          </table:table-cell>
          <table:table-cell office:value-type="float" office:value="73" calcext:value-type="float">
            <text:p>73</text:p>
          </table:table-cell>
          <table:table-cell office:value-type="float" office:value="65.233817" calcext:value-type="float">
            <text:p>65.233817</text:p>
          </table:table-cell>
          <table:table-cell office:value-type="float" office:value="96.655021" calcext:value-type="float">
            <text:p>96.655021</text:p>
          </table:table-cell>
          <table:table-cell office:value-type="float" office:value="63.051759" calcext:value-type="float">
            <text:p>63.051759</text:p>
          </table:table-cell>
        </table:table-row>
        <table:table-row table:style-name="ro1">
          <table:table-cell table:number-columns-repeated="8"/>
          <table:table-cell office:value-type="float" office:value="752" calcext:value-type="float">
            <text:p>752</text:p>
          </table:table-cell>
          <table:table-cell office:value-type="float" office:value="76.2" calcext:value-type="float">
            <text:p>76.2</text:p>
          </table:table-cell>
          <table:table-cell office:value-type="float" office:value="74.1" calcext:value-type="float">
            <text:p>74.1</text:p>
          </table:table-cell>
          <table:table-cell office:value-type="float" office:value="65.623596" calcext:value-type="float">
            <text:p>65.623596</text:p>
          </table:table-cell>
          <table:table-cell office:value-type="float" office:value="97.16077" calcext:value-type="float">
            <text:p>97.16077</text:p>
          </table:table-cell>
          <table:table-cell office:value-type="float" office:value="63.760392" calcext:value-type="float">
            <text:p>63.760392</text:p>
          </table:table-cell>
        </table:table-row>
        <table:table-row table:style-name="ro1">
          <table:table-cell table:number-columns-repeated="8"/>
          <table:table-cell office:value-type="float" office:value="753" calcext:value-type="float">
            <text:p>753</text:p>
          </table:table-cell>
          <table:table-cell office:value-type="float" office:value="76.6" calcext:value-type="float">
            <text:p>76.6</text:p>
          </table:table-cell>
          <table:table-cell office:value-type="float" office:value="74.1" calcext:value-type="float">
            <text:p>74.1</text:p>
          </table:table-cell>
          <table:table-cell office:value-type="float" office:value="65.889473" calcext:value-type="float">
            <text:p>65.889473</text:p>
          </table:table-cell>
          <table:table-cell office:value-type="float" office:value="96.693728" calcext:value-type="float">
            <text:p>96.693728</text:p>
          </table:table-cell>
          <table:table-cell office:value-type="float" office:value="63.710987" calcext:value-type="float">
            <text:p>63.710987</text:p>
          </table:table-cell>
        </table:table-row>
        <table:table-row table:style-name="ro1">
          <table:table-cell table:number-columns-repeated="8"/>
          <table:table-cell office:value-type="float" office:value="754" calcext:value-type="float">
            <text:p>754</text:p>
          </table:table-cell>
          <table:table-cell office:value-type="float" office:value="77.2" calcext:value-type="float">
            <text:p>77.2</text:p>
          </table:table-cell>
          <table:table-cell office:value-type="float" office:value="75" calcext:value-type="float">
            <text:p>75</text:p>
          </table:table-cell>
          <table:table-cell office:value-type="float" office:value="65.639917" calcext:value-type="float">
            <text:p>65.639917</text:p>
          </table:table-cell>
          <table:table-cell office:value-type="float" office:value="97.188645" calcext:value-type="float">
            <text:p>97.188645</text:p>
          </table:table-cell>
          <table:table-cell office:value-type="float" office:value="63.794546" calcext:value-type="float">
            <text:p>63.794546</text:p>
          </table:table-cell>
        </table:table-row>
        <table:table-row table:style-name="ro1">
          <table:table-cell table:number-columns-repeated="8"/>
          <table:table-cell office:value-type="float" office:value="755" calcext:value-type="float">
            <text:p>755</text:p>
          </table:table-cell>
          <table:table-cell office:value-type="float" office:value="76.4" calcext:value-type="float">
            <text:p>76.4</text:p>
          </table:table-cell>
          <table:table-cell office:value-type="float" office:value="73.9" calcext:value-type="float">
            <text:p>73.9</text:p>
          </table:table-cell>
          <table:table-cell office:value-type="float" office:value="65.36761" calcext:value-type="float">
            <text:p>65.36761</text:p>
          </table:table-cell>
          <table:table-cell office:value-type="float" office:value="96.684944" calcext:value-type="float">
            <text:p>96.684944</text:p>
          </table:table-cell>
          <table:table-cell office:value-type="float" office:value="63.200637" calcext:value-type="float">
            <text:p>63.200637</text:p>
          </table:table-cell>
        </table:table-row>
        <table:table-row table:style-name="ro1">
          <table:table-cell table:number-columns-repeated="8"/>
          <table:table-cell office:value-type="float" office:value="756" calcext:value-type="float">
            <text:p>756</text:p>
          </table:table-cell>
          <table:table-cell office:value-type="float" office:value="75" calcext:value-type="float">
            <text:p>75</text:p>
          </table:table-cell>
          <table:table-cell office:value-type="float" office:value="72.6" calcext:value-type="float">
            <text:p>72.6</text:p>
          </table:table-cell>
          <table:table-cell office:value-type="float" office:value="65.333865" calcext:value-type="float">
            <text:p>65.333865</text:p>
          </table:table-cell>
          <table:table-cell office:value-type="float" office:value="96.864399" calcext:value-type="float">
            <text:p>96.864399</text:p>
          </table:table-cell>
          <table:table-cell office:value-type="float" office:value="63.285256" calcext:value-type="float">
            <text:p>63.285256</text:p>
          </table:table-cell>
        </table:table-row>
        <table:table-row table:style-name="ro1">
          <table:table-cell table:number-columns-repeated="8"/>
          <table:table-cell office:value-type="float" office:value="757" calcext:value-type="float">
            <text:p>757</text:p>
          </table:table-cell>
          <table:table-cell office:value-type="float" office:value="75.7" calcext:value-type="float">
            <text:p>75.7</text:p>
          </table:table-cell>
          <table:table-cell office:value-type="float" office:value="73.2" calcext:value-type="float">
            <text:p>73.2</text:p>
          </table:table-cell>
          <table:table-cell office:value-type="float" office:value="65.429986" calcext:value-type="float">
            <text:p>65.429986</text:p>
          </table:table-cell>
          <table:table-cell office:value-type="float" office:value="96.662913" calcext:value-type="float">
            <text:p>96.662913</text:p>
          </table:table-cell>
          <table:table-cell office:value-type="float" office:value="63.24653" calcext:value-type="float">
            <text:p>63.24653</text:p>
          </table:table-cell>
        </table:table-row>
        <table:table-row table:style-name="ro1">
          <table:table-cell table:number-columns-repeated="8"/>
          <table:table-cell office:value-type="float" office:value="758" calcext:value-type="float">
            <text:p>758</text:p>
          </table:table-cell>
          <table:table-cell office:value-type="float" office:value="76.2" calcext:value-type="float">
            <text:p>76.2</text:p>
          </table:table-cell>
          <table:table-cell office:value-type="float" office:value="75" calcext:value-type="float">
            <text:p>75</text:p>
          </table:table-cell>
          <table:table-cell office:value-type="float" office:value="66.583925" calcext:value-type="float">
            <text:p>66.583925</text:p>
          </table:table-cell>
          <table:table-cell office:value-type="float" office:value="98.342216" calcext:value-type="float">
            <text:p>98.342216</text:p>
          </table:table-cell>
          <table:table-cell office:value-type="float" office:value="65.480107" calcext:value-type="float">
            <text:p>65.480107</text:p>
          </table:table-cell>
        </table:table-row>
        <table:table-row table:style-name="ro1">
          <table:table-cell table:number-columns-repeated="8"/>
          <table:table-cell office:value-type="float" office:value="759" calcext:value-type="float">
            <text:p>759</text:p>
          </table:table-cell>
          <table:table-cell office:value-type="float" office:value="77.1" calcext:value-type="float">
            <text:p>77.1</text:p>
          </table:table-cell>
          <table:table-cell office:value-type="float" office:value="73.4" calcext:value-type="float">
            <text:p>73.4</text:p>
          </table:table-cell>
          <table:table-cell office:value-type="float" office:value="64.860507" calcext:value-type="float">
            <text:p>64.860507</text:p>
          </table:table-cell>
          <table:table-cell office:value-type="float" office:value="95.086394" calcext:value-type="float">
            <text:p>95.086394</text:p>
          </table:table-cell>
          <table:table-cell office:value-type="float" office:value="61.673518" calcext:value-type="float">
            <text:p>61.673518</text:p>
          </table:table-cell>
        </table:table-row>
        <table:table-row table:style-name="ro1">
          <table:table-cell table:number-columns-repeated="8"/>
          <table:table-cell office:value-type="float" office:value="760" calcext:value-type="float">
            <text:p>760</text:p>
          </table:table-cell>
          <table:table-cell office:value-type="float" office:value="76.4" calcext:value-type="float">
            <text:p>76.4</text:p>
          </table:table-cell>
          <table:table-cell office:value-type="float" office:value="74.8" calcext:value-type="float">
            <text:p>74.8</text:p>
          </table:table-cell>
          <table:table-cell office:value-type="float" office:value="66.81657" calcext:value-type="float">
            <text:p>66.81657</text:p>
          </table:table-cell>
          <table:table-cell office:value-type="float" office:value="97.873322" calcext:value-type="float">
            <text:p>97.873322</text:p>
          </table:table-cell>
          <table:table-cell office:value-type="float" office:value="65.395597" calcext:value-type="float">
            <text:p>65.395597</text:p>
          </table:table-cell>
        </table:table-row>
        <table:table-row table:style-name="ro1">
          <table:table-cell table:number-columns-repeated="8"/>
          <table:table-cell office:value-type="float" office:value="761" calcext:value-type="float">
            <text:p>761</text:p>
          </table:table-cell>
          <table:table-cell office:value-type="float" office:value="76.4" calcext:value-type="float">
            <text:p>76.4</text:p>
          </table:table-cell>
          <table:table-cell office:value-type="float" office:value="74.8" calcext:value-type="float">
            <text:p>74.8</text:p>
          </table:table-cell>
          <table:table-cell office:value-type="float" office:value="66.658947" calcext:value-type="float">
            <text:p>66.658947</text:p>
          </table:table-cell>
          <table:table-cell office:value-type="float" office:value="97.871336" calcext:value-type="float">
            <text:p>97.871336</text:p>
          </table:table-cell>
          <table:table-cell office:value-type="float" office:value="65.240002" calcext:value-type="float">
            <text:p>65.240002</text:p>
          </table:table-cell>
        </table:table-row>
        <table:table-row table:style-name="ro1">
          <table:table-cell table:number-columns-repeated="8"/>
          <table:table-cell office:value-type="float" office:value="762" calcext:value-type="float">
            <text:p>762</text:p>
          </table:table-cell>
          <table:table-cell office:value-type="float" office:value="77.3" calcext:value-type="float">
            <text:p>77.3</text:p>
          </table:table-cell>
          <table:table-cell office:value-type="float" office:value="73.7" calcext:value-type="float">
            <text:p>73.7</text:p>
          </table:table-cell>
          <table:table-cell office:value-type="float" office:value="64.7766" calcext:value-type="float">
            <text:p>64.7766</text:p>
          </table:table-cell>
          <table:table-cell office:value-type="float" office:value="95.327103" calcext:value-type="float">
            <text:p>95.327103</text:p>
          </table:table-cell>
          <table:table-cell office:value-type="float" office:value="61.749656" calcext:value-type="float">
            <text:p>61.749656</text:p>
          </table:table-cell>
        </table:table-row>
        <table:table-row table:style-name="ro1">
          <table:table-cell table:number-columns-repeated="8"/>
          <table:table-cell office:value-type="float" office:value="763" calcext:value-type="float">
            <text:p>763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67.148985" calcext:value-type="float">
            <text:p>67.148985</text:p>
          </table:table-cell>
          <table:table-cell office:value-type="float" office:value="98.099762" calcext:value-type="float">
            <text:p>98.099762</text:p>
          </table:table-cell>
          <table:table-cell office:value-type="float" office:value="65.872995" calcext:value-type="float">
            <text:p>65.872995</text:p>
          </table:table-cell>
        </table:table-row>
        <table:table-row table:style-name="ro1">
          <table:table-cell table:number-columns-repeated="8"/>
          <table:table-cell office:value-type="float" office:value="764" calcext:value-type="float">
            <text:p>764</text:p>
          </table:table-cell>
          <table:table-cell office:value-type="float" office:value="76.4" calcext:value-type="float">
            <text:p>76.4</text:p>
          </table:table-cell>
          <table:table-cell office:value-type="float" office:value="74.6" calcext:value-type="float">
            <text:p>74.6</text:p>
          </table:table-cell>
          <table:table-cell office:value-type="float" office:value="66.464931" calcext:value-type="float">
            <text:p>66.464931</text:p>
          </table:table-cell>
          <table:table-cell office:value-type="float" office:value="97.635934" calcext:value-type="float">
            <text:p>97.635934</text:p>
          </table:table-cell>
          <table:table-cell office:value-type="float" office:value="64.893656" calcext:value-type="float">
            <text:p>64.893656</text:p>
          </table:table-cell>
        </table:table-row>
        <table:table-row table:style-name="ro1">
          <table:table-cell table:number-columns-repeated="8"/>
          <table:table-cell office:value-type="float" office:value="765" calcext:value-type="float">
            <text:p>765</text:p>
          </table:table-cell>
          <table:table-cell office:value-type="float" office:value="78.6" calcext:value-type="float">
            <text:p>78.6</text:p>
          </table:table-cell>
          <table:table-cell office:value-type="float" office:value="76.8" calcext:value-type="float">
            <text:p>76.8</text:p>
          </table:table-cell>
          <table:table-cell office:value-type="float" office:value="66.465367" calcext:value-type="float">
            <text:p>66.465367</text:p>
          </table:table-cell>
          <table:table-cell office:value-type="float" office:value="97.700211" calcext:value-type="float">
            <text:p>97.700211</text:p>
          </table:table-cell>
          <table:table-cell office:value-type="float" office:value="64.936803" calcext:value-type="float">
            <text:p>64.936803</text:p>
          </table:table-cell>
        </table:table-row>
        <table:table-row table:style-name="ro1">
          <table:table-cell table:number-columns-repeated="8"/>
          <table:table-cell office:value-type="float" office:value="766" calcext:value-type="float">
            <text:p>766</text:p>
          </table:table-cell>
          <table:table-cell office:value-type="float" office:value="77.9" calcext:value-type="float">
            <text:p>77.9</text:p>
          </table:table-cell>
          <table:table-cell office:value-type="float" office:value="73.4" calcext:value-type="float">
            <text:p>73.4</text:p>
          </table:table-cell>
          <table:table-cell office:value-type="float" office:value="64.376247" calcext:value-type="float">
            <text:p>64.376247</text:p>
          </table:table-cell>
          <table:table-cell office:value-type="float" office:value="94.196636" calcext:value-type="float">
            <text:p>94.196636</text:p>
          </table:table-cell>
          <table:table-cell office:value-type="float" office:value="60.640259" calcext:value-type="float">
            <text:p>60.640259</text:p>
          </table:table-cell>
        </table:table-row>
        <table:table-row table:style-name="ro1">
          <table:table-cell table:number-columns-repeated="8"/>
          <table:table-cell office:value-type="float" office:value="767" calcext:value-type="float">
            <text:p>767</text:p>
          </table:table-cell>
          <table:table-cell office:value-type="float" office:value="76.1" calcext:value-type="float">
            <text:p>76.1</text:p>
          </table:table-cell>
          <table:table-cell office:value-type="float" office:value="74.8" calcext:value-type="float">
            <text:p>74.8</text:p>
          </table:table-cell>
          <table:table-cell office:value-type="float" office:value="66.790358" calcext:value-type="float">
            <text:p>66.790358</text:p>
          </table:table-cell>
          <table:table-cell office:value-type="float" office:value="98.330828" calcext:value-type="float">
            <text:p>98.330828</text:p>
          </table:table-cell>
          <table:table-cell office:value-type="float" office:value="65.675512" calcext:value-type="float">
            <text:p>65.675512</text:p>
          </table:table-cell>
        </table:table-row>
        <table:table-row table:style-name="ro1">
          <table:table-cell table:number-columns-repeated="8"/>
          <table:table-cell office:value-type="float" office:value="768" calcext:value-type="float">
            <text:p>768</text:p>
          </table:table-cell>
          <table:table-cell office:value-type="float" office:value="76.4" calcext:value-type="float">
            <text:p>76.4</text:p>
          </table:table-cell>
          <table:table-cell office:value-type="float" office:value="73.7" calcext:value-type="float">
            <text:p>73.7</text:p>
          </table:table-cell>
          <table:table-cell office:value-type="float" office:value="65.792554" calcext:value-type="float">
            <text:p>65.792554</text:p>
          </table:table-cell>
          <table:table-cell office:value-type="float" office:value="96.457109" calcext:value-type="float">
            <text:p>96.457109</text:p>
          </table:table-cell>
          <table:table-cell office:value-type="float" office:value="63.461596" calcext:value-type="float">
            <text:p>63.461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8:11:21.013289268</meta:creation-date>
    <dc:date>2023-03-30T20:02:45.918185573</dc:date>
    <meta:editing-duration>PT1H51M25S</meta:editing-duration>
    <meta:editing-cycles>1</meta:editing-cycles>
    <meta:document-statistic meta:table-count="1" meta:cell-count="5214" meta:object-count="2"/>
    <meta:generator>LibreOffice/7.5.1.2$Linux_X86_64 LibreOffice_project/fcbaee479e84c6cd81291587d2ee68cba099e129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5cm" chart:symbol-height="0.1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308cm" svg:height="17.027cm" xlink:href=".." xlink:type="simple" chart:class="chart:scatter" chart:style-name="ch1">
        <chart:title svg:x="12.951cm" svg:y="0.476cm" chart:style-name="ch2">
          <text:p>MXene-UT-CP-0.1mg/cm2</text:p>
        </chart:title>
        <chart:legend chart:legend-position="end" svg:x="27.563cm" svg:y="7.218cm" style:legend-expansion="high" chart:style-name="ch3"/>
        <chart:plot-area chart:style-name="ch4" table:cell-range-address="Sheet1.A1:Sheet1.F100" chart:data-source-has-labels="row" svg:x="1.637cm" svg:y="1.595cm" svg:width="24.113cm" svg:height="15.092cm">
          <chart:coordinate-region svg:x="2.444cm" svg:y="1.794cm" svg:width="22.498cm" svg:height="14.246cm"/>
          <chart:axis chart:dimension="x" chart:name="primary-x" chart:style-name="ch5"/>
          <chart:axis chart:dimension="y" chart:name="primary-y" chart:style-name="ch6">
            <chart:title svg:x="0.451cm" svg:y="10.31cm" chart:style-name="ch7">
              <text:p>Capacity (mAh)</text:p>
            </chart:title>
            <chart:grid chart:style-name="ch8" chart:class="major"/>
          </chart:axis>
          <chart:axis chart:dimension="y" chart:name="secondary-y" chart:style-name="ch9">
            <chart:title svg:x="26.376cm" svg:y="10.071cm" chart:style-name="ch7">
              <text:p>Efficiency %</text:p>
            </chart:title>
          </chart:axis>
          <chart:series chart:attached-axis="primary-y" chart:style-name="ch10" chart:values-cell-range-address="Sheet1.B2:Sheet1.B100" chart:label-cell-address="Sheet1.B1:Sheet1.B1" chart:class="chart:scatter">
            <chart:domain table:cell-range-address="Sheet1.A2:Sheet1.A100"/>
            <chart:data-point chart:repeated="99"/>
          </chart:series>
          <chart:series chart:attached-axis="primary-y" chart:style-name="ch11" chart:values-cell-range-address="Sheet1.C2:Sheet1.C100" chart:label-cell-address="Sheet1.C1:Sheet1.C1" chart:class="chart:scatter">
            <chart:data-point chart:repeated="99"/>
          </chart:series>
          <chart:series chart:attached-axis="secondary-y" chart:style-name="ch12" chart:values-cell-range-address="Sheet1.D2:Sheet1.D100" chart:label-cell-address="Sheet1.D1:Sheet1.D1" chart:class="chart:scatter">
            <chart:data-point chart:repeated="99"/>
          </chart:series>
          <chart:series chart:attached-axis="secondary-y" chart:style-name="ch13" chart:values-cell-range-address="Sheet1.E2:Sheet1.E100" chart:label-cell-address="Sheet1.E1:Sheet1.E1" chart:class="chart:scatter">
            <chart:data-point chart:repeated="99"/>
          </chart:series>
          <chart:series chart:attached-axis="secondary-y" chart:style-name="ch14" chart:values-cell-range-address="Sheet1.F2:Sheet1.F100" chart:label-cell-address="Sheet1.F1:Sheet1.F1" chart:class="chart:scatter"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arge-Capacity </text:p>
                <draw:g>
                  <svg:desc>Sheet1.B1:Sheet1.B1</svg:desc>
                </draw:g>
              </table:table-cell>
              <table:table-cell office:value-type="string">
                <text:p>Discharge-Capacity</text:p>
                <draw:g>
                  <svg:desc>Sheet1.C1:Sheet1.C1</svg:desc>
                </draw:g>
              </table:table-cell>
              <table:table-cell office:value-type="string">
                <text:p>Voltage Efficiency</text:p>
                <draw:g>
                  <svg:desc>Sheet1.D1:Sheet1.D1</svg:desc>
                </draw:g>
              </table:table-cell>
              <table:table-cell office:value-type="string">
                <text:p>Current Efficiency</text:p>
                <draw:g>
                  <svg:desc>Sheet1.E1:Sheet1.E1</svg:desc>
                </draw:g>
              </table:table-cell>
              <table:table-cell office:value-type="string">
                <text:p>Energy Efficienc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00</svg:desc>
                </draw:g>
              </table:table-cell>
              <table:table-cell office:value-type="float" office:value="43.4">
                <text:p>43.4</text:p>
                <draw:g>
                  <svg:desc>Sheet1.B2:Sheet1.B100</svg:desc>
                </draw:g>
              </table:table-cell>
              <table:table-cell office:value-type="float" office:value="40.3">
                <text:p>40.3</text:p>
                <draw:g>
                  <svg:desc>Sheet1.C2:Sheet1.C100</svg:desc>
                </draw:g>
              </table:table-cell>
              <table:table-cell office:value-type="float" office:value="64.545242">
                <text:p>64.545242</text:p>
                <draw:g>
                  <svg:desc>Sheet1.D2:Sheet1.D100</svg:desc>
                </draw:g>
              </table:table-cell>
              <table:table-cell office:value-type="float" office:value="92.918316">
                <text:p>92.918316</text:p>
                <draw:g>
                  <svg:desc>Sheet1.E2:Sheet1.E100</svg:desc>
                </draw:g>
              </table:table-cell>
              <table:table-cell office:value-type="float" office:value="59.974352">
                <text:p>59.974352</text:p>
                <draw:g>
                  <svg:desc>Sheet1.F2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3.4">
                <text:p>43.4</text:p>
              </table:table-cell>
              <table:table-cell office:value-type="float" office:value="41.4">
                <text:p>41.4</text:p>
              </table:table-cell>
              <table:table-cell office:value-type="float" office:value="65.29445">
                <text:p>65.29445</text:p>
              </table:table-cell>
              <table:table-cell office:value-type="float" office:value="95.439197">
                <text:p>95.439197</text:p>
              </table:table-cell>
              <table:table-cell office:value-type="float" office:value="62.316498">
                <text:p>62.316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5.2">
                <text:p>45.2</text:p>
              </table:table-cell>
              <table:table-cell office:value-type="float" office:value="42.7">
                <text:p>42.7</text:p>
              </table:table-cell>
              <table:table-cell office:value-type="float" office:value="64.64223">
                <text:p>64.64223</text:p>
              </table:table-cell>
              <table:table-cell office:value-type="float" office:value="94.405494">
                <text:p>94.405494</text:p>
              </table:table-cell>
              <table:table-cell office:value-type="float" office:value="61.025817">
                <text:p>61.025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6.1">
                <text:p>46.1</text:p>
              </table:table-cell>
              <table:table-cell office:value-type="float" office:value="45.9">
                <text:p>45.9</text:p>
              </table:table-cell>
              <table:table-cell office:value-type="float" office:value="69.259775">
                <text:p>69.259775</text:p>
              </table:table-cell>
              <table:table-cell office:value-type="float" office:value="99.605141">
                <text:p>99.605141</text:p>
              </table:table-cell>
              <table:table-cell office:value-type="float" office:value="68.986297">
                <text:p>68.986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9.3">
                <text:p>49.3</text:p>
              </table:table-cell>
              <table:table-cell office:value-type="float" office:value="47.2">
                <text:p>47.2</text:p>
              </table:table-cell>
              <table:table-cell office:value-type="float" office:value="67.192229">
                <text:p>67.192229</text:p>
              </table:table-cell>
              <table:table-cell office:value-type="float" office:value="95.618439">
                <text:p>95.618439</text:p>
              </table:table-cell>
              <table:table-cell office:value-type="float" office:value="64.248161">
                <text:p>64.248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0.4">
                <text:p>50.4</text:p>
              </table:table-cell>
              <table:table-cell office:value-type="float" office:value="48.8">
                <text:p>48.8</text:p>
              </table:table-cell>
              <table:table-cell office:value-type="float" office:value="68.228273">
                <text:p>68.228273</text:p>
              </table:table-cell>
              <table:table-cell office:value-type="float" office:value="96.78459">
                <text:p>96.78459</text:p>
              </table:table-cell>
              <table:table-cell office:value-type="float" office:value="66.034454">
                <text:p>66.03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2.2">
                <text:p>52.2</text:p>
              </table:table-cell>
              <table:table-cell office:value-type="float" office:value="53.1">
                <text:p>53.1</text:p>
              </table:table-cell>
              <table:table-cell office:value-type="float" office:value="70.418495">
                <text:p>70.418495</text:p>
              </table:table-cell>
              <table:table-cell office:value-type="float" office:value="101.738406">
                <text:p>101.738406</text:p>
              </table:table-cell>
              <table:table-cell office:value-type="float" office:value="71.642654">
                <text:p>71.642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6.6">
                <text:p>56.6</text:p>
              </table:table-cell>
              <table:table-cell office:value-type="float" office:value="52.4">
                <text:p>52.4</text:p>
              </table:table-cell>
              <table:table-cell office:value-type="float" office:value="64.557871">
                <text:p>64.557871</text:p>
              </table:table-cell>
              <table:table-cell office:value-type="float" office:value="92.66246">
                <text:p>92.66246</text:p>
              </table:table-cell>
              <table:table-cell office:value-type="float" office:value="59.820911">
                <text:p>59.820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6.7">
                <text:p>56.7</text:p>
              </table:table-cell>
              <table:table-cell office:value-type="float" office:value="54.8">
                <text:p>54.8</text:p>
              </table:table-cell>
              <table:table-cell office:value-type="float" office:value="69.297776">
                <text:p>69.297776</text:p>
              </table:table-cell>
              <table:table-cell office:value-type="float" office:value="96.501697">
                <text:p>96.501697</text:p>
              </table:table-cell>
              <table:table-cell office:value-type="float" office:value="66.87353">
                <text:p>66.87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.8">
                <text:p>57.8</text:p>
              </table:table-cell>
              <table:table-cell office:value-type="float" office:value="56.9">
                <text:p>56.9</text:p>
              </table:table-cell>
              <table:table-cell office:value-type="float" office:value="69.164382">
                <text:p>69.164382</text:p>
              </table:table-cell>
              <table:table-cell office:value-type="float" office:value="98.45495">
                <text:p>98.45495</text:p>
              </table:table-cell>
              <table:table-cell office:value-type="float" office:value="68.095758">
                <text:p>68.095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0.5">
                <text:p>60.5</text:p>
              </table:table-cell>
              <table:table-cell office:value-type="float" office:value="58.6">
                <text:p>58.6</text:p>
              </table:table-cell>
              <table:table-cell office:value-type="float" office:value="69.826465">
                <text:p>69.826465</text:p>
              </table:table-cell>
              <table:table-cell office:value-type="float" office:value="96.731786">
                <text:p>96.731786</text:p>
              </table:table-cell>
              <table:table-cell office:value-type="float" office:value="67.544387">
                <text:p>67.544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63.1">
                <text:p>63.1</text:p>
              </table:table-cell>
              <table:table-cell office:value-type="float" office:value="61.6">
                <text:p>61.6</text:p>
              </table:table-cell>
              <table:table-cell office:value-type="float" office:value="70.565361">
                <text:p>70.565361</text:p>
              </table:table-cell>
              <table:table-cell office:value-type="float" office:value="97.725277">
                <text:p>97.725277</text:p>
              </table:table-cell>
              <table:table-cell office:value-type="float" office:value="68.960194">
                <text:p>68.960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5.4">
                <text:p>65.4</text:p>
              </table:table-cell>
              <table:table-cell office:value-type="float" office:value="62.9">
                <text:p>62.9</text:p>
              </table:table-cell>
              <table:table-cell office:value-type="float" office:value="69.017818">
                <text:p>69.017818</text:p>
              </table:table-cell>
              <table:table-cell office:value-type="float" office:value="96.13392">
                <text:p>96.13392</text:p>
              </table:table-cell>
              <table:table-cell office:value-type="float" office:value="66.349534">
                <text:p>66.349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7.1">
                <text:p>67.1</text:p>
              </table:table-cell>
              <table:table-cell office:value-type="float" office:value="68.1">
                <text:p>68.1</text:p>
              </table:table-cell>
              <table:table-cell office:value-type="float" office:value="72.759351">
                <text:p>72.759351</text:p>
              </table:table-cell>
              <table:table-cell office:value-type="float" office:value="101.620048">
                <text:p>101.620048</text:p>
              </table:table-cell>
              <table:table-cell office:value-type="float" office:value="73.938087">
                <text:p>73.938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1.6">
                <text:p>71.6</text:p>
              </table:table-cell>
              <table:table-cell office:value-type="float" office:value="69">
                <text:p>69</text:p>
              </table:table-cell>
              <table:table-cell office:value-type="float" office:value="69.908092">
                <text:p>69.908092</text:p>
              </table:table-cell>
              <table:table-cell office:value-type="float" office:value="96.458993">
                <text:p>96.458993</text:p>
              </table:table-cell>
              <table:table-cell office:value-type="float" office:value="67.432641">
                <text:p>67.432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73.4">
                <text:p>73.4</text:p>
              </table:table-cell>
              <table:table-cell office:value-type="float" office:value="72.7">
                <text:p>72.7</text:p>
              </table:table-cell>
              <table:table-cell office:value-type="float" office:value="71.755121">
                <text:p>71.755121</text:p>
              </table:table-cell>
              <table:table-cell office:value-type="float" office:value="99.005989">
                <text:p>99.005989</text:p>
              </table:table-cell>
              <table:table-cell office:value-type="float" office:value="71.041868">
                <text:p>71.041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76.5">
                <text:p>76.5</text:p>
              </table:table-cell>
              <table:table-cell office:value-type="float" office:value="72.7">
                <text:p>72.7</text:p>
              </table:table-cell>
              <table:table-cell office:value-type="float" office:value="69.325964">
                <text:p>69.325964</text:p>
              </table:table-cell>
              <table:table-cell office:value-type="float" office:value="95.021179">
                <text:p>95.021179</text:p>
              </table:table-cell>
              <table:table-cell office:value-type="float" office:value="65.874348">
                <text:p>65.874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76.5">
                <text:p>76.5</text:p>
              </table:table-cell>
              <table:table-cell office:value-type="float" office:value="74.6">
                <text:p>74.6</text:p>
              </table:table-cell>
              <table:table-cell office:value-type="float" office:value="70.819928">
                <text:p>70.819928</text:p>
              </table:table-cell>
              <table:table-cell office:value-type="float" office:value="97.647639">
                <text:p>97.647639</text:p>
              </table:table-cell>
              <table:table-cell office:value-type="float" office:value="69.153988">
                <text:p>69.153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9.3">
                <text:p>79.3</text:p>
              </table:table-cell>
              <table:table-cell office:value-type="float" office:value="76.3">
                <text:p>76.3</text:p>
              </table:table-cell>
              <table:table-cell office:value-type="float" office:value="70.566819">
                <text:p>70.566819</text:p>
              </table:table-cell>
              <table:table-cell office:value-type="float" office:value="96.122589">
                <text:p>96.122589</text:p>
              </table:table-cell>
              <table:table-cell office:value-type="float" office:value="67.830653">
                <text:p>67.830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9.7">
                <text:p>79.7</text:p>
              </table:table-cell>
              <table:table-cell office:value-type="float" office:value="77.5">
                <text:p>77.5</text:p>
              </table:table-cell>
              <table:table-cell office:value-type="float" office:value="71.305008">
                <text:p>71.305008</text:p>
              </table:table-cell>
              <table:table-cell office:value-type="float" office:value="97.267035">
                <text:p>97.267035</text:p>
              </table:table-cell>
              <table:table-cell office:value-type="float" office:value="69.356267">
                <text:p>69.356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1.3">
                <text:p>81.3</text:p>
              </table:table-cell>
              <table:table-cell office:value-type="float" office:value="78.8">
                <text:p>78.8</text:p>
              </table:table-cell>
              <table:table-cell office:value-type="float" office:value="71.070458">
                <text:p>71.070458</text:p>
              </table:table-cell>
              <table:table-cell office:value-type="float" office:value="96.88658">
                <text:p>96.88658</text:p>
              </table:table-cell>
              <table:table-cell office:value-type="float" office:value="68.857737">
                <text:p>68.857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  <table:table-cell office:value-type="float" office:value="83.3">
                <text:p>83.3</text:p>
              </table:table-cell>
              <table:table-cell office:value-type="float" office:value="73.314674">
                <text:p>73.314674</text:p>
              </table:table-cell>
              <table:table-cell office:value-type="float" office:value="100.422356">
                <text:p>100.422356</text:p>
              </table:table-cell>
              <table:table-cell office:value-type="float" office:value="73.624323">
                <text:p>73.624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87.7">
                <text:p>87.7</text:p>
              </table:table-cell>
              <table:table-cell office:value-type="float" office:value="84.9">
                <text:p>84.9</text:p>
              </table:table-cell>
              <table:table-cell office:value-type="float" office:value="71.092997">
                <text:p>71.092997</text:p>
              </table:table-cell>
              <table:table-cell office:value-type="float" office:value="96.901488">
                <text:p>96.901488</text:p>
              </table:table-cell>
              <table:table-cell office:value-type="float" office:value="68.890172">
                <text:p>68.890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9.6">
                <text:p>89.6</text:p>
              </table:table-cell>
              <table:table-cell office:value-type="float" office:value="87.3">
                <text:p>87.3</text:p>
              </table:table-cell>
              <table:table-cell office:value-type="float" office:value="71.958076">
                <text:p>71.958076</text:p>
              </table:table-cell>
              <table:table-cell office:value-type="float" office:value="97.381985">
                <text:p>97.381985</text:p>
              </table:table-cell>
              <table:table-cell office:value-type="float" office:value="70.074203">
                <text:p>70.074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1.8">
                <text:p>91.8</text:p>
              </table:table-cell>
              <table:table-cell office:value-type="float" office:value="88.4">
                <text:p>88.4</text:p>
              </table:table-cell>
              <table:table-cell office:value-type="float" office:value="71.723667">
                <text:p>71.723667</text:p>
              </table:table-cell>
              <table:table-cell office:value-type="float" office:value="96.261318">
                <text:p>96.261318</text:p>
              </table:table-cell>
              <table:table-cell office:value-type="float" office:value="69.042147">
                <text:p>69.042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91.3">
                <text:p>91.3</text:p>
              </table:table-cell>
              <table:table-cell office:value-type="float" office:value="73.34256">
                <text:p>73.34256</text:p>
              </table:table-cell>
              <table:table-cell office:value-type="float" office:value="99.227855">
                <text:p>99.227855</text:p>
              </table:table-cell>
              <table:table-cell office:value-type="float" office:value="72.776249">
                <text:p>72.776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6.2">
                <text:p>96.2</text:p>
              </table:table-cell>
              <table:table-cell office:value-type="float" office:value="94">
                <text:p>94</text:p>
              </table:table-cell>
              <table:table-cell office:value-type="float" office:value="71.989177">
                <text:p>71.989177</text:p>
              </table:table-cell>
              <table:table-cell office:value-type="float" office:value="97.747851">
                <text:p>97.747851</text:p>
              </table:table-cell>
              <table:table-cell office:value-type="float" office:value="70.367873">
                <text:p>70.367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94.5">
                <text:p>94.5</text:p>
              </table:table-cell>
              <table:table-cell office:value-type="float" office:value="71.626831">
                <text:p>71.626831</text:p>
              </table:table-cell>
              <table:table-cell office:value-type="float" office:value="96.488562">
                <text:p>96.488562</text:p>
              </table:table-cell>
              <table:table-cell office:value-type="float" office:value="69.111699">
                <text:p>69.111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9.4">
                <text:p>99.4</text:p>
              </table:table-cell>
              <table:table-cell office:value-type="float" office:value="96.3">
                <text:p>96.3</text:p>
              </table:table-cell>
              <table:table-cell office:value-type="float" office:value="71.897768">
                <text:p>71.897768</text:p>
              </table:table-cell>
              <table:table-cell office:value-type="float" office:value="96.905343">
                <text:p>96.905343</text:p>
              </table:table-cell>
              <table:table-cell office:value-type="float" office:value="69.672779">
                <text:p>69.672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00.7">
                <text:p>100.7</text:p>
              </table:table-cell>
              <table:table-cell office:value-type="float" office:value="98">
                <text:p>98</text:p>
              </table:table-cell>
              <table:table-cell office:value-type="float" office:value="72.803951">
                <text:p>72.803951</text:p>
              </table:table-cell>
              <table:table-cell office:value-type="float" office:value="97.306747">
                <text:p>97.306747</text:p>
              </table:table-cell>
              <table:table-cell office:value-type="float" office:value="70.843157">
                <text:p>70.8431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02.7">
                <text:p>102.7</text:p>
              </table:table-cell>
              <table:table-cell office:value-type="float" office:value="101">
                <text:p>101</text:p>
              </table:table-cell>
              <table:table-cell office:value-type="float" office:value="73.323638">
                <text:p>73.323638</text:p>
              </table:table-cell>
              <table:table-cell office:value-type="float" office:value="98.416404">
                <text:p>98.416404</text:p>
              </table:table-cell>
              <table:table-cell office:value-type="float" office:value="72.162488">
                <text:p>72.162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06.3">
                <text:p>106.3</text:p>
              </table:table-cell>
              <table:table-cell office:value-type="float" office:value="103">
                <text:p>103</text:p>
              </table:table-cell>
              <table:table-cell office:value-type="float" office:value="72.46271">
                <text:p>72.46271</text:p>
              </table:table-cell>
              <table:table-cell office:value-type="float" office:value="96.920646">
                <text:p>96.920646</text:p>
              </table:table-cell>
              <table:table-cell office:value-type="float" office:value="70.231327">
                <text:p>70.231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07.5">
                <text:p>107.5</text:p>
              </table:table-cell>
              <table:table-cell office:value-type="float" office:value="103.9">
                <text:p>103.9</text:p>
              </table:table-cell>
              <table:table-cell office:value-type="float" office:value="72.220944">
                <text:p>72.220944</text:p>
              </table:table-cell>
              <table:table-cell office:value-type="float" office:value="96.637387">
                <text:p>96.637387</text:p>
              </table:table-cell>
              <table:table-cell office:value-type="float" office:value="69.792432">
                <text:p>69.792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09.3">
                <text:p>109.3</text:p>
              </table:table-cell>
              <table:table-cell office:value-type="float" office:value="107.7">
                <text:p>107.7</text:p>
              </table:table-cell>
              <table:table-cell office:value-type="float" office:value="73.490716">
                <text:p>73.490716</text:p>
              </table:table-cell>
              <table:table-cell office:value-type="float" office:value="98.513255">
                <text:p>98.513255</text:p>
              </table:table-cell>
              <table:table-cell office:value-type="float" office:value="72.398097">
                <text:p>72.398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11.9">
                <text:p>111.9</text:p>
              </table:table-cell>
              <table:table-cell office:value-type="float" office:value="108.3">
                <text:p>108.3</text:p>
              </table:table-cell>
              <table:table-cell office:value-type="float" office:value="72.594084">
                <text:p>72.594084</text:p>
              </table:table-cell>
              <table:table-cell office:value-type="float" office:value="96.766893">
                <text:p>96.766893</text:p>
              </table:table-cell>
              <table:table-cell office:value-type="float" office:value="70.247039">
                <text:p>70.247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13.1">
                <text:p>113.1</text:p>
              </table:table-cell>
              <table:table-cell office:value-type="float" office:value="109.3">
                <text:p>109.3</text:p>
              </table:table-cell>
              <table:table-cell office:value-type="float" office:value="72.670912">
                <text:p>72.670912</text:p>
              </table:table-cell>
              <table:table-cell office:value-type="float" office:value="96.645302">
                <text:p>96.645302</text:p>
              </table:table-cell>
              <table:table-cell office:value-type="float" office:value="70.233023">
                <text:p>70.233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15.3">
                <text:p>115.3</text:p>
              </table:table-cell>
              <table:table-cell office:value-type="float" office:value="113.9">
                <text:p>113.9</text:p>
              </table:table-cell>
              <table:table-cell office:value-type="float" office:value="74.325624">
                <text:p>74.325624</text:p>
              </table:table-cell>
              <table:table-cell office:value-type="float" office:value="98.738086">
                <text:p>98.738086</text:p>
              </table:table-cell>
              <table:table-cell office:value-type="float" office:value="73.387698">
                <text:p>73.387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18.6">
                <text:p>118.6</text:p>
              </table:table-cell>
              <table:table-cell office:value-type="float" office:value="115.7">
                <text:p>115.7</text:p>
              </table:table-cell>
              <table:table-cell office:value-type="float" office:value="72.995192">
                <text:p>72.995192</text:p>
              </table:table-cell>
              <table:table-cell office:value-type="float" office:value="97.564627">
                <text:p>97.564627</text:p>
              </table:table-cell>
              <table:table-cell office:value-type="float" office:value="71.217487">
                <text:p>71.217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20.7">
                <text:p>120.7</text:p>
              </table:table-cell>
              <table:table-cell office:value-type="float" office:value="116.6">
                <text:p>116.6</text:p>
              </table:table-cell>
              <table:table-cell office:value-type="float" office:value="72.807691">
                <text:p>72.807691</text:p>
              </table:table-cell>
              <table:table-cell office:value-type="float" office:value="96.547513">
                <text:p>96.547513</text:p>
              </table:table-cell>
              <table:table-cell office:value-type="float" office:value="70.294015">
                <text:p>70.294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21.6">
                <text:p>121.6</text:p>
              </table:table-cell>
              <table:table-cell office:value-type="float" office:value="118">
                <text:p>118</text:p>
              </table:table-cell>
              <table:table-cell office:value-type="float" office:value="73.164306">
                <text:p>73.164306</text:p>
              </table:table-cell>
              <table:table-cell office:value-type="float" office:value="97.02557">
                <text:p>97.02557</text:p>
              </table:table-cell>
              <table:table-cell office:value-type="float" office:value="70.988085">
                <text:p>70.988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22.9">
                <text:p>122.9</text:p>
              </table:table-cell>
              <table:table-cell office:value-type="float" office:value="118.2">
                <text:p>118.2</text:p>
              </table:table-cell>
              <table:table-cell office:value-type="float" office:value="72.591787">
                <text:p>72.591787</text:p>
              </table:table-cell>
              <table:table-cell office:value-type="float" office:value="96.172406">
                <text:p>96.172406</text:p>
              </table:table-cell>
              <table:table-cell office:value-type="float" office:value="69.813268">
                <text:p>69.813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23.6">
                <text:p>123.6</text:p>
              </table:table-cell>
              <table:table-cell office:value-type="float" office:value="122.9">
                <text:p>122.9</text:p>
              </table:table-cell>
              <table:table-cell office:value-type="float" office:value="75.002535">
                <text:p>75.002535</text:p>
              </table:table-cell>
              <table:table-cell office:value-type="float" office:value="99.419214">
                <text:p>99.419214</text:p>
              </table:table-cell>
              <table:table-cell office:value-type="float" office:value="74.566931">
                <text:p>74.566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28.9">
                <text:p>128.9</text:p>
              </table:table-cell>
              <table:table-cell office:value-type="float" office:value="125.1">
                <text:p>125.1</text:p>
              </table:table-cell>
              <table:table-cell office:value-type="float" office:value="73.494678">
                <text:p>73.494678</text:p>
              </table:table-cell>
              <table:table-cell office:value-type="float" office:value="97.051579">
                <text:p>97.051579</text:p>
              </table:table-cell>
              <table:table-cell office:value-type="float" office:value="71.327746">
                <text:p>71.3277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30.1">
                <text:p>130.1</text:p>
              </table:table-cell>
              <table:table-cell office:value-type="float" office:value="124.9">
                <text:p>124.9</text:p>
              </table:table-cell>
              <table:table-cell office:value-type="float" office:value="72.929074">
                <text:p>72.929074</text:p>
              </table:table-cell>
              <table:table-cell office:value-type="float" office:value="95.971513">
                <text:p>95.971513</text:p>
              </table:table-cell>
              <table:table-cell office:value-type="float" office:value="69.991136">
                <text:p>69.991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30.3">
                <text:p>130.3</text:p>
              </table:table-cell>
              <table:table-cell office:value-type="float" office:value="127.8">
                <text:p>127.8</text:p>
              </table:table-cell>
              <table:table-cell office:value-type="float" office:value="74.193405">
                <text:p>74.193405</text:p>
              </table:table-cell>
              <table:table-cell office:value-type="float" office:value="98.043117">
                <text:p>98.043117</text:p>
              </table:table-cell>
              <table:table-cell office:value-type="float" office:value="72.741527">
                <text:p>72.741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33.6">
                <text:p>133.6</text:p>
              </table:table-cell>
              <table:table-cell office:value-type="float" office:value="130">
                <text:p>130</text:p>
              </table:table-cell>
              <table:table-cell office:value-type="float" office:value="73.568732">
                <text:p>73.568732</text:p>
              </table:table-cell>
              <table:table-cell office:value-type="float" office:value="97.275808">
                <text:p>97.275808</text:p>
              </table:table-cell>
              <table:table-cell office:value-type="float" office:value="71.564579">
                <text:p>71.564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35">
                <text:p>135</text:p>
              </table:table-cell>
              <table:table-cell office:value-type="float" office:value="132.7">
                <text:p>132.7</text:p>
              </table:table-cell>
              <table:table-cell office:value-type="float" office:value="74.447331">
                <text:p>74.447331</text:p>
              </table:table-cell>
              <table:table-cell office:value-type="float" office:value="98.265791">
                <text:p>98.265791</text:p>
              </table:table-cell>
              <table:table-cell office:value-type="float" office:value="73.156259">
                <text:p>73.156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38.4">
                <text:p>138.4</text:p>
              </table:table-cell>
              <table:table-cell office:value-type="float" office:value="133.9">
                <text:p>133.9</text:p>
              </table:table-cell>
              <table:table-cell office:value-type="float" office:value="73.381663">
                <text:p>73.381663</text:p>
              </table:table-cell>
              <table:table-cell office:value-type="float" office:value="96.729123">
                <text:p>96.729123</text:p>
              </table:table-cell>
              <table:table-cell office:value-type="float" office:value="70.981439">
                <text:p>70.9814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39.5">
                <text:p>139.5</text:p>
              </table:table-cell>
              <table:table-cell office:value-type="float" office:value="134.8">
                <text:p>134.8</text:p>
              </table:table-cell>
              <table:table-cell office:value-type="float" office:value="73.511609">
                <text:p>73.511609</text:p>
              </table:table-cell>
              <table:table-cell office:value-type="float" office:value="96.631148">
                <text:p>96.631148</text:p>
              </table:table-cell>
              <table:table-cell office:value-type="float" office:value="71.035112">
                <text:p>71.035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40.3">
                <text:p>140.3</text:p>
              </table:table-cell>
              <table:table-cell office:value-type="float" office:value="136.8">
                <text:p>136.8</text:p>
              </table:table-cell>
              <table:table-cell office:value-type="float" office:value="74.298824">
                <text:p>74.298824</text:p>
              </table:table-cell>
              <table:table-cell office:value-type="float" office:value="97.551559">
                <text:p>97.551559</text:p>
              </table:table-cell>
              <table:table-cell office:value-type="float" office:value="72.479661">
                <text:p>72.4796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43.5">
                <text:p>143.5</text:p>
              </table:table-cell>
              <table:table-cell office:value-type="float" office:value="140.6">
                <text:p>140.6</text:p>
              </table:table-cell>
              <table:table-cell office:value-type="float" office:value="74.35456">
                <text:p>74.35456</text:p>
              </table:table-cell>
              <table:table-cell office:value-type="float" office:value="97.985463">
                <text:p>97.985463</text:p>
              </table:table-cell>
              <table:table-cell office:value-type="float" office:value="72.85666">
                <text:p>72.85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46.2">
                <text:p>146.2</text:p>
              </table:table-cell>
              <table:table-cell office:value-type="float" office:value="141.7">
                <text:p>141.7</text:p>
              </table:table-cell>
              <table:table-cell office:value-type="float" office:value="73.975571">
                <text:p>73.975571</text:p>
              </table:table-cell>
              <table:table-cell office:value-type="float" office:value="96.905684">
                <text:p>96.905684</text:p>
              </table:table-cell>
              <table:table-cell office:value-type="float" office:value="71.686534">
                <text:p>71.686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48.2">
                <text:p>148.2</text:p>
              </table:table-cell>
              <table:table-cell office:value-type="float" office:value="141.9">
                <text:p>141.9</text:p>
              </table:table-cell>
              <table:table-cell office:value-type="float" office:value="73.393226">
                <text:p>73.393226</text:p>
              </table:table-cell>
              <table:table-cell office:value-type="float" office:value="95.715607">
                <text:p>95.715607</text:p>
              </table:table-cell>
              <table:table-cell office:value-type="float" office:value="70.248772">
                <text:p>70.2487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47.8">
                <text:p>147.8</text:p>
              </table:table-cell>
              <table:table-cell office:value-type="float" office:value="145.5">
                <text:p>145.5</text:p>
              </table:table-cell>
              <table:table-cell office:value-type="float" office:value="75.34313">
                <text:p>75.34313</text:p>
              </table:table-cell>
              <table:table-cell office:value-type="float" office:value="98.403718">
                <text:p>98.403718</text:p>
              </table:table-cell>
              <table:table-cell office:value-type="float" office:value="74.140441">
                <text:p>74.140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51.3">
                <text:p>151.3</text:p>
              </table:table-cell>
              <table:table-cell office:value-type="float" office:value="145.9">
                <text:p>145.9</text:p>
              </table:table-cell>
              <table:table-cell office:value-type="float" office:value="74.122315">
                <text:p>74.122315</text:p>
              </table:table-cell>
              <table:table-cell office:value-type="float" office:value="96.412865">
                <text:p>96.412865</text:p>
              </table:table-cell>
              <table:table-cell office:value-type="float" office:value="71.463448">
                <text:p>71.463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52.2">
                <text:p>152.2</text:p>
              </table:table-cell>
              <table:table-cell office:value-type="float" office:value="150.2">
                <text:p>150.2</text:p>
              </table:table-cell>
              <table:table-cell office:value-type="float" office:value="75.588189">
                <text:p>75.588189</text:p>
              </table:table-cell>
              <table:table-cell office:value-type="float" office:value="98.687824">
                <text:p>98.687824</text:p>
              </table:table-cell>
              <table:table-cell office:value-type="float" office:value="74.596339">
                <text:p>74.596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56.5">
                <text:p>156.5</text:p>
              </table:table-cell>
              <table:table-cell office:value-type="float" office:value="151.8">
                <text:p>151.8</text:p>
              </table:table-cell>
              <table:table-cell office:value-type="float" office:value="74.530277">
                <text:p>74.530277</text:p>
              </table:table-cell>
              <table:table-cell office:value-type="float" office:value="96.997691">
                <text:p>96.997691</text:p>
              </table:table-cell>
              <table:table-cell office:value-type="float" office:value="72.292648">
                <text:p>72.292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58.9">
                <text:p>158.9</text:p>
              </table:table-cell>
              <table:table-cell office:value-type="float" office:value="155.3">
                <text:p>155.3</text:p>
              </table:table-cell>
              <table:table-cell office:value-type="float" office:value="75.042798">
                <text:p>75.042798</text:p>
              </table:table-cell>
              <table:table-cell office:value-type="float" office:value="97.728028">
                <text:p>97.728028</text:p>
              </table:table-cell>
              <table:table-cell office:value-type="float" office:value="73.337847">
                <text:p>73.337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61.4">
                <text:p>161.4</text:p>
              </table:table-cell>
              <table:table-cell office:value-type="float" office:value="155.8">
                <text:p>155.8</text:p>
              </table:table-cell>
              <table:table-cell office:value-type="float" office:value="74.254699">
                <text:p>74.254699</text:p>
              </table:table-cell>
              <table:table-cell office:value-type="float" office:value="96.518466">
                <text:p>96.518466</text:p>
              </table:table-cell>
              <table:table-cell office:value-type="float" office:value="71.669496">
                <text:p>71.669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63">
                <text:p>163</text:p>
              </table:table-cell>
              <table:table-cell office:value-type="float" office:value="158.3">
                <text:p>158.3</text:p>
              </table:table-cell>
              <table:table-cell office:value-type="float" office:value="74.884432">
                <text:p>74.884432</text:p>
              </table:table-cell>
              <table:table-cell office:value-type="float" office:value="97.116579">
                <text:p>97.116579</text:p>
              </table:table-cell>
              <table:table-cell office:value-type="float" office:value="72.725199">
                <text:p>72.725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64.6">
                <text:p>164.6</text:p>
              </table:table-cell>
              <table:table-cell office:value-type="float" office:value="160.3">
                <text:p>160.3</text:p>
              </table:table-cell>
              <table:table-cell office:value-type="float" office:value="74.759803">
                <text:p>74.759803</text:p>
              </table:table-cell>
              <table:table-cell office:value-type="float" office:value="97.370248">
                <text:p>97.370248</text:p>
              </table:table-cell>
              <table:table-cell office:value-type="float" office:value="72.793805">
                <text:p>72.793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67.2">
                <text:p>167.2</text:p>
              </table:table-cell>
              <table:table-cell office:value-type="float" office:value="162.3">
                <text:p>162.3</text:p>
              </table:table-cell>
              <table:table-cell office:value-type="float" office:value="74.866434">
                <text:p>74.866434</text:p>
              </table:table-cell>
              <table:table-cell office:value-type="float" office:value="97.086306">
                <text:p>97.086306</text:p>
              </table:table-cell>
              <table:table-cell office:value-type="float" office:value="72.685055">
                <text:p>72.685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163.6">
                <text:p>163.6</text:p>
              </table:table-cell>
              <table:table-cell office:value-type="float" office:value="74.750525">
                <text:p>74.750525</text:p>
              </table:table-cell>
              <table:table-cell office:value-type="float" office:value="96.794466">
                <text:p>96.794466</text:p>
              </table:table-cell>
              <table:table-cell office:value-type="float" office:value="72.354372">
                <text:p>72.354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69.7">
                <text:p>169.7</text:p>
              </table:table-cell>
              <table:table-cell office:value-type="float" office:value="164.8">
                <text:p>164.8</text:p>
              </table:table-cell>
              <table:table-cell office:value-type="float" office:value="75.318578">
                <text:p>75.318578</text:p>
              </table:table-cell>
              <table:table-cell office:value-type="float" office:value="97.124513">
                <text:p>97.124513</text:p>
              </table:table-cell>
              <table:table-cell office:value-type="float" office:value="73.152802">
                <text:p>73.152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72.6">
                <text:p>172.6</text:p>
              </table:table-cell>
              <table:table-cell office:value-type="float" office:value="167.2">
                <text:p>167.2</text:p>
              </table:table-cell>
              <table:table-cell office:value-type="float" office:value="75.058153">
                <text:p>75.058153</text:p>
              </table:table-cell>
              <table:table-cell office:value-type="float" office:value="96.853027">
                <text:p>96.853027</text:p>
              </table:table-cell>
              <table:table-cell office:value-type="float" office:value="72.696093">
                <text:p>72.696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73">
                <text:p>173</text:p>
              </table:table-cell>
              <table:table-cell office:value-type="float" office:value="169.2">
                <text:p>169.2</text:p>
              </table:table-cell>
              <table:table-cell office:value-type="float" office:value="75.777349">
                <text:p>75.777349</text:p>
              </table:table-cell>
              <table:table-cell office:value-type="float" office:value="97.805231">
                <text:p>97.805231</text:p>
              </table:table-cell>
              <table:table-cell office:value-type="float" office:value="74.114211">
                <text:p>74.114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76.9">
                <text:p>176.9</text:p>
              </table:table-cell>
              <table:table-cell office:value-type="float" office:value="171">
                <text:p>171</text:p>
              </table:table-cell>
              <table:table-cell office:value-type="float" office:value="74.879937">
                <text:p>74.879937</text:p>
              </table:table-cell>
              <table:table-cell office:value-type="float" office:value="96.629345">
                <text:p>96.629345</text:p>
              </table:table-cell>
              <table:table-cell office:value-type="float" office:value="72.355993">
                <text:p>72.355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76.9">
                <text:p>176.9</text:p>
              </table:table-cell>
              <table:table-cell office:value-type="float" office:value="173.3">
                <text:p>173.3</text:p>
              </table:table-cell>
              <table:table-cell office:value-type="float" office:value="75.667316">
                <text:p>75.667316</text:p>
              </table:table-cell>
              <table:table-cell office:value-type="float" office:value="97.959146">
                <text:p>97.959146</text:p>
              </table:table-cell>
              <table:table-cell office:value-type="float" office:value="74.123056">
                <text:p>74.123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80.5">
                <text:p>180.5</text:p>
              </table:table-cell>
              <table:table-cell office:value-type="float" office:value="173.5">
                <text:p>173.5</text:p>
              </table:table-cell>
              <table:table-cell office:value-type="float" office:value="74.578092">
                <text:p>74.578092</text:p>
              </table:table-cell>
              <table:table-cell office:value-type="float" office:value="96.093291">
                <text:p>96.093291</text:p>
              </table:table-cell>
              <table:table-cell office:value-type="float" office:value="71.664543">
                <text:p>71.664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174.9">
                <text:p>174.9</text:p>
              </table:table-cell>
              <table:table-cell office:value-type="float" office:value="75.393223">
                <text:p>75.393223</text:p>
              </table:table-cell>
              <table:table-cell office:value-type="float" office:value="97.186337">
                <text:p>97.186337</text:p>
              </table:table-cell>
              <table:table-cell office:value-type="float" office:value="73.271912">
                <text:p>73.271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81.8">
                <text:p>181.8</text:p>
              </table:table-cell>
              <table:table-cell office:value-type="float" office:value="176.7">
                <text:p>176.7</text:p>
              </table:table-cell>
              <table:table-cell office:value-type="float" office:value="75.312897">
                <text:p>75.312897</text:p>
              </table:table-cell>
              <table:table-cell office:value-type="float" office:value="97.220724">
                <text:p>97.220724</text:p>
              </table:table-cell>
              <table:table-cell office:value-type="float" office:value="73.219744">
                <text:p>73.219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83.3">
                <text:p>183.3</text:p>
              </table:table-cell>
              <table:table-cell office:value-type="float" office:value="177.6">
                <text:p>177.6</text:p>
              </table:table-cell>
              <table:table-cell office:value-type="float" office:value="75.224558">
                <text:p>75.224558</text:p>
              </table:table-cell>
              <table:table-cell office:value-type="float" office:value="96.935204">
                <text:p>96.935204</text:p>
              </table:table-cell>
              <table:table-cell office:value-type="float" office:value="72.919079">
                <text:p>72.919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84.5">
                <text:p>184.5</text:p>
              </table:table-cell>
              <table:table-cell office:value-type="float" office:value="178">
                <text:p>178</text:p>
              </table:table-cell>
              <table:table-cell office:value-type="float" office:value="74.593062">
                <text:p>74.593062</text:p>
              </table:table-cell>
              <table:table-cell office:value-type="float" office:value="96.483124">
                <text:p>96.483124</text:p>
              </table:table-cell>
              <table:table-cell office:value-type="float" office:value="71.969717">
                <text:p>71.9697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84.2">
                <text:p>184.2</text:p>
              </table:table-cell>
              <table:table-cell office:value-type="float" office:value="178.4">
                <text:p>178.4</text:p>
              </table:table-cell>
              <table:table-cell office:value-type="float" office:value="75.195505">
                <text:p>75.195505</text:p>
              </table:table-cell>
              <table:table-cell office:value-type="float" office:value="96.859133">
                <text:p>96.859133</text:p>
              </table:table-cell>
              <table:table-cell office:value-type="float" office:value="72.833714">
                <text:p>72.8337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84.9">
                <text:p>184.9</text:p>
              </table:table-cell>
              <table:table-cell office:value-type="float" office:value="180.4">
                <text:p>180.4</text:p>
              </table:table-cell>
              <table:table-cell office:value-type="float" office:value="75.318263">
                <text:p>75.318263</text:p>
              </table:table-cell>
              <table:table-cell office:value-type="float" office:value="97.560791">
                <text:p>97.560791</text:p>
              </table:table-cell>
              <table:table-cell office:value-type="float" office:value="73.481093">
                <text:p>73.4810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86.7">
                <text:p>186.7</text:p>
              </table:table-cell>
              <table:table-cell office:value-type="float" office:value="181.3">
                <text:p>181.3</text:p>
              </table:table-cell>
              <table:table-cell office:value-type="float" office:value="75.087743">
                <text:p>75.087743</text:p>
              </table:table-cell>
              <table:table-cell office:value-type="float" office:value="97.091787">
                <text:p>97.091787</text:p>
              </table:table-cell>
              <table:table-cell office:value-type="float" office:value="72.904032">
                <text:p>72.904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88.2">
                <text:p>188.2</text:p>
              </table:table-cell>
              <table:table-cell office:value-type="float" office:value="179.7">
                <text:p>179.7</text:p>
              </table:table-cell>
              <table:table-cell office:value-type="float" office:value="74.048666">
                <text:p>74.048666</text:p>
              </table:table-cell>
              <table:table-cell office:value-type="float" office:value="95.483123">
                <text:p>95.483123</text:p>
              </table:table-cell>
              <table:table-cell office:value-type="float" office:value="70.703978">
                <text:p>70.7039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86.2">
                <text:p>186.2</text:p>
              </table:table-cell>
              <table:table-cell office:value-type="float" office:value="180.7">
                <text:p>180.7</text:p>
              </table:table-cell>
              <table:table-cell office:value-type="float" office:value="75.158147">
                <text:p>75.158147</text:p>
              </table:table-cell>
              <table:table-cell office:value-type="float" office:value="97.082534">
                <text:p>97.082534</text:p>
              </table:table-cell>
              <table:table-cell office:value-type="float" office:value="72.965434">
                <text:p>72.965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87.2">
                <text:p>187.2</text:p>
              </table:table-cell>
              <table:table-cell office:value-type="float" office:value="182">
                <text:p>182</text:p>
              </table:table-cell>
              <table:table-cell office:value-type="float" office:value="75.014395">
                <text:p>75.014395</text:p>
              </table:table-cell>
              <table:table-cell office:value-type="float" office:value="97.208927">
                <text:p>97.208927</text:p>
              </table:table-cell>
              <table:table-cell office:value-type="float" office:value="72.920688">
                <text:p>72.920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88.7">
                <text:p>188.7</text:p>
              </table:table-cell>
              <table:table-cell office:value-type="float" office:value="184.3">
                <text:p>184.3</text:p>
              </table:table-cell>
              <table:table-cell office:value-type="float" office:value="75.572395">
                <text:p>75.572395</text:p>
              </table:table-cell>
              <table:table-cell office:value-type="float" office:value="97.701957">
                <text:p>97.701957</text:p>
              </table:table-cell>
              <table:table-cell office:value-type="float" office:value="73.835709">
                <text:p>73.835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91">
                <text:p>191</text:p>
              </table:table-cell>
              <table:table-cell office:value-type="float" office:value="184.7">
                <text:p>184.7</text:p>
              </table:table-cell>
              <table:table-cell office:value-type="float" office:value="74.978633">
                <text:p>74.978633</text:p>
              </table:table-cell>
              <table:table-cell office:value-type="float" office:value="96.685604">
                <text:p>96.685604</text:p>
              </table:table-cell>
              <table:table-cell office:value-type="float" office:value="72.493545">
                <text:p>72.493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90.9">
                <text:p>190.9</text:p>
              </table:table-cell>
              <table:table-cell office:value-type="float" office:value="183.6">
                <text:p>183.6</text:p>
              </table:table-cell>
              <table:table-cell office:value-type="float" office:value="74.483055">
                <text:p>74.483055</text:p>
              </table:table-cell>
              <table:table-cell office:value-type="float" office:value="96.225526">
                <text:p>96.225526</text:p>
              </table:table-cell>
              <table:table-cell office:value-type="float" office:value="71.671712">
                <text:p>71.671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90.7">
                <text:p>190.7</text:p>
              </table:table-cell>
              <table:table-cell office:value-type="float" office:value="186">
                <text:p>186</text:p>
              </table:table-cell>
              <table:table-cell office:value-type="float" office:value="75.386566">
                <text:p>75.386566</text:p>
              </table:table-cell>
              <table:table-cell office:value-type="float" office:value="97.540088">
                <text:p>97.540088</text:p>
              </table:table-cell>
              <table:table-cell office:value-type="float" office:value="73.532123">
                <text:p>73.532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91.9">
                <text:p>191.9</text:p>
              </table:table-cell>
              <table:table-cell office:value-type="float" office:value="186.5">
                <text:p>186.5</text:p>
              </table:table-cell>
              <table:table-cell office:value-type="float" office:value="75.061325">
                <text:p>75.061325</text:p>
              </table:table-cell>
              <table:table-cell office:value-type="float" office:value="97.178186">
                <text:p>97.178186</text:p>
              </table:table-cell>
              <table:table-cell office:value-type="float" office:value="72.943233">
                <text:p>72.9432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92.7">
                <text:p>192.7</text:p>
              </table:table-cell>
              <table:table-cell office:value-type="float" office:value="186.2">
                <text:p>186.2</text:p>
              </table:table-cell>
              <table:table-cell office:value-type="float" office:value="74.866202">
                <text:p>74.866202</text:p>
              </table:table-cell>
              <table:table-cell office:value-type="float" office:value="96.626947">
                <text:p>96.626947</text:p>
              </table:table-cell>
              <table:table-cell office:value-type="float" office:value="72.340925">
                <text:p>72.340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92.7">
                <text:p>192.7</text:p>
              </table:table-cell>
              <table:table-cell office:value-type="float" office:value="188.3">
                <text:p>188.3</text:p>
              </table:table-cell>
              <table:table-cell office:value-type="float" office:value="75.525434">
                <text:p>75.525434</text:p>
              </table:table-cell>
              <table:table-cell office:value-type="float" office:value="97.744945">
                <text:p>97.744945</text:p>
              </table:table-cell>
              <table:table-cell office:value-type="float" office:value="73.822294">
                <text:p>73.822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94.3">
                <text:p>194.3</text:p>
              </table:table-cell>
              <table:table-cell office:value-type="float" office:value="188.5">
                <text:p>188.5</text:p>
              </table:table-cell>
              <table:table-cell office:value-type="float" office:value="75.00555">
                <text:p>75.00555</text:p>
              </table:table-cell>
              <table:table-cell office:value-type="float" office:value="97.016439">
                <text:p>97.016439</text:p>
              </table:table-cell>
              <table:table-cell office:value-type="float" office:value="72.767713">
                <text:p>72.7677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95.2">
                <text:p>195.2</text:p>
              </table:table-cell>
              <table:table-cell office:value-type="float" office:value="189.8">
                <text:p>189.8</text:p>
              </table:table-cell>
              <table:table-cell office:value-type="float" office:value="75.304791">
                <text:p>75.304791</text:p>
              </table:table-cell>
              <table:table-cell office:value-type="float" office:value="97.226598">
                <text:p>97.226598</text:p>
              </table:table-cell>
              <table:table-cell office:value-type="float" office:value="73.216286">
                <text:p>73.2162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95.9">
                <text:p>195.9</text:p>
              </table:table-cell>
              <table:table-cell office:value-type="float" office:value="188.2">
                <text:p>188.2</text:p>
              </table:table-cell>
              <table:table-cell office:value-type="float" office:value="74.408288">
                <text:p>74.408288</text:p>
              </table:table-cell>
              <table:table-cell office:value-type="float" office:value="96.031684">
                <text:p>96.031684</text:p>
              </table:table-cell>
              <table:table-cell office:value-type="float" office:value="71.455532">
                <text:p>71.4555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94.1">
                <text:p>194.1</text:p>
              </table:table-cell>
              <table:table-cell office:value-type="float" office:value="189.1">
                <text:p>189.1</text:p>
              </table:table-cell>
              <table:table-cell office:value-type="float" office:value="75.368324">
                <text:p>75.368324</text:p>
              </table:table-cell>
              <table:table-cell office:value-type="float" office:value="97.387166">
                <text:p>97.387166</text:p>
              </table:table-cell>
              <table:table-cell office:value-type="float" office:value="73.399074">
                <text:p>73.399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95">
                <text:p>195</text:p>
              </table:table-cell>
              <table:table-cell office:value-type="float" office:value="188.2">
                <text:p>188.2</text:p>
              </table:table-cell>
              <table:table-cell office:value-type="float" office:value="74.571348">
                <text:p>74.571348</text:p>
              </table:table-cell>
              <table:table-cell office:value-type="float" office:value="96.477679">
                <text:p>96.477679</text:p>
              </table:table-cell>
              <table:table-cell office:value-type="float" office:value="71.944706">
                <text:p>71.944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94.7">
                <text:p>194.7</text:p>
              </table:table-cell>
              <table:table-cell office:value-type="float" office:value="190.1">
                <text:p>190.1</text:p>
              </table:table-cell>
              <table:table-cell office:value-type="float" office:value="75.248947">
                <text:p>75.248947</text:p>
              </table:table-cell>
              <table:table-cell office:value-type="float" office:value="97.676411">
                <text:p>97.676411</text:p>
              </table:table-cell>
              <table:table-cell office:value-type="float" office:value="73.500471">
                <text:p>73.500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97">
                <text:p>197</text:p>
              </table:table-cell>
              <table:table-cell office:value-type="float" office:value="190.9">
                <text:p>190.9</text:p>
              </table:table-cell>
              <table:table-cell office:value-type="float" office:value="74.923568">
                <text:p>74.923568</text:p>
              </table:table-cell>
              <table:table-cell office:value-type="float" office:value="96.881029">
                <text:p>96.881029</text:p>
              </table:table-cell>
              <table:table-cell office:value-type="float" office:value="72.586724">
                <text:p>72.586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96.1">
                <text:p>196.1</text:p>
              </table:table-cell>
              <table:table-cell office:value-type="float" office:value="189.1">
                <text:p>189.1</text:p>
              </table:table-cell>
              <table:table-cell office:value-type="float" office:value="74.660924">
                <text:p>74.660924</text:p>
              </table:table-cell>
              <table:table-cell office:value-type="float" office:value="96.393742">
                <text:p>96.393742</text:p>
              </table:table-cell>
              <table:table-cell office:value-type="float" office:value="71.968458">
                <text:p>71.968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95">
                <text:p>195</text:p>
              </table:table-cell>
              <table:table-cell office:value-type="float" office:value="190.5">
                <text:p>190.5</text:p>
              </table:table-cell>
              <table:table-cell office:value-type="float" office:value="75.48076">
                <text:p>75.48076</text:p>
              </table:table-cell>
              <table:table-cell office:value-type="float" office:value="97.670964">
                <text:p>97.670964</text:p>
              </table:table-cell>
              <table:table-cell office:value-type="float" office:value="73.722786">
                <text:p>73.7227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97">
                <text:p>197</text:p>
              </table:table-cell>
              <table:table-cell office:value-type="float" office:value="191.2">
                <text:p>191.2</text:p>
              </table:table-cell>
              <table:table-cell office:value-type="float" office:value="75.055998">
                <text:p>75.055998</text:p>
              </table:table-cell>
              <table:table-cell office:value-type="float" office:value="97.060277">
                <text:p>97.060277</text:p>
              </table:table-cell>
              <table:table-cell office:value-type="float" office:value="72.849559">
                <text:p>72.8495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97.5">
                <text:p>197.5</text:p>
              </table:table-cell>
              <table:table-cell office:value-type="float" office:value="190.3">
                <text:p>190.3</text:p>
              </table:table-cell>
              <table:table-cell office:value-type="float" office:value="74.675014">
                <text:p>74.675014</text:p>
              </table:table-cell>
              <table:table-cell office:value-type="float" office:value="96.342471">
                <text:p>96.342471</text:p>
              </table:table-cell>
              <table:table-cell office:value-type="float" office:value="71.943753">
                <text:p>71.9437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97.5">
                <text:p>197.5</text:p>
              </table:table-cell>
              <table:table-cell office:value-type="float" office:value="192.7">
                <text:p>192.7</text:p>
              </table:table-cell>
              <table:table-cell office:value-type="float" office:value="75.606929">
                <text:p>75.606929</text:p>
              </table:table-cell>
              <table:table-cell office:value-type="float" office:value="97.519264">
                <text:p>97.519264</text:p>
              </table:table-cell>
              <table:table-cell office:value-type="float" office:value="73.73132">
                <text:p>73.73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98.3">
                <text:p>198.3</text:p>
              </table:table-cell>
              <table:table-cell office:value-type="float" office:value="192.7">
                <text:p>192.7</text:p>
              </table:table-cell>
              <table:table-cell office:value-type="float" office:value="75.33245">
                <text:p>75.33245</text:p>
              </table:table-cell>
              <table:table-cell office:value-type="float" office:value="97.181021">
                <text:p>97.181021</text:p>
              </table:table-cell>
              <table:table-cell office:value-type="float" office:value="73.208843">
                <text:p>73.208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235cm" svg:height="17.569cm" xlink:href=".." xlink:type="simple" chart:class="chart:scatter" chart:style-name="ch1">
        <chart:title svg:x="14.277cm" svg:y="0.487cm" chart:style-name="ch2">
          <text:p>HT both side</text:p>
        </chart:title>
        <chart:legend chart:legend-position="end" svg:x="27.49cm" svg:y="7.489cm" style:legend-expansion="high" chart:style-name="ch3"/>
        <chart:plot-area chart:style-name="ch4" table:cell-range-address="Sheet1.I1:Sheet1.N769" chart:data-source-has-labels="row" svg:x="1.635cm" svg:y="1.617cm" svg:width="25.231cm" svg:height="14.62cm">
          <chart:coordinate-region svg:x="2.442cm" svg:y="1.816cm" svg:width="23.616cm" svg:height="13.774cm"/>
          <chart:axis chart:dimension="x" chart:name="primary-x" chart:style-name="ch5">
            <chart:title svg:x="13.783cm" svg:y="16.588cm" chart:style-name="ch6">
              <text:p>Cycle</text:p>
            </chart:title>
          </chart:axis>
          <chart:axis chart:dimension="y" chart:name="primary-y" chart:style-name="ch7">
            <chart:title svg:x="0.451cm" svg:y="10.096cm" chart:style-name="ch8">
              <text:p>Capacity (mAh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J2:Sheet1.J769" chart:label-cell-address="Sheet1.J1:Sheet1.J1" chart:class="chart:scatter">
            <chart:domain table:cell-range-address="Sheet1.I2:Sheet1.I769"/>
            <chart:data-point chart:repeated="768"/>
          </chart:series>
          <chart:series chart:attached-axis="primary-y" chart:style-name="ch12" chart:values-cell-range-address="Sheet1.K2:Sheet1.K769" chart:label-cell-address="Sheet1.K1:Sheet1.K1" chart:class="chart:scatter">
            <chart:data-point chart:repeated="768"/>
          </chart:series>
          <chart:series chart:attached-axis="secondary-y" chart:style-name="ch13" chart:values-cell-range-address="Sheet1.L2:Sheet1.L769" chart:label-cell-address="Sheet1.L1:Sheet1.L1" chart:class="chart:scatter">
            <chart:data-point chart:repeated="768"/>
          </chart:series>
          <chart:series chart:attached-axis="secondary-y" chart:style-name="ch14" chart:values-cell-range-address="Sheet1.M2:Sheet1.M769" chart:label-cell-address="Sheet1.M1:Sheet1.M1" chart:class="chart:scatter">
            <chart:data-point chart:repeated="768"/>
          </chart:series>
          <chart:series chart:attached-axis="secondary-y" chart:style-name="ch15" chart:values-cell-range-address="Sheet1.N2:Sheet1.N769" chart:label-cell-address="Sheet1.N1:Sheet1.N1" chart:class="chart:scatter">
            <chart:data-point chart:repeated="76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harge-Capacity </text:p>
                <draw:g>
                  <svg:desc>Sheet1.J1:Sheet1.J1</svg:desc>
                </draw:g>
              </table:table-cell>
              <table:table-cell office:value-type="string">
                <text:p>Discharge-Capacity</text:p>
                <draw:g>
                  <svg:desc>Sheet1.K1:Sheet1.K1</svg:desc>
                </draw:g>
              </table:table-cell>
              <table:table-cell office:value-type="string">
                <text:p>Voltage Efficiency</text:p>
                <draw:g>
                  <svg:desc>Sheet1.L1:Sheet1.L1</svg:desc>
                </draw:g>
              </table:table-cell>
              <table:table-cell office:value-type="string">
                <text:p>Current Efficiency</text:p>
                <draw:g>
                  <svg:desc>Sheet1.M1:Sheet1.M1</svg:desc>
                </draw:g>
              </table:table-cell>
              <table:table-cell office:value-type="string">
                <text:p>Energy Efficiency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:Sheet1.I769</svg:desc>
                </draw:g>
              </table:table-cell>
              <table:table-cell office:value-type="float" office:value="274.8">
                <text:p>274.8</text:p>
                <draw:g>
                  <svg:desc>Sheet1.J2:Sheet1.J769</svg:desc>
                </draw:g>
              </table:table-cell>
              <table:table-cell office:value-type="float" office:value="152.3">
                <text:p>152.3</text:p>
                <draw:g>
                  <svg:desc>Sheet1.K2:Sheet1.K769</svg:desc>
                </draw:g>
              </table:table-cell>
              <table:table-cell office:value-type="float" office:value="41.50543">
                <text:p>41.50543</text:p>
                <draw:g>
                  <svg:desc>Sheet1.L2:Sheet1.L769</svg:desc>
                </draw:g>
              </table:table-cell>
              <table:table-cell office:value-type="float" office:value="55.42247">
                <text:p>55.42247</text:p>
                <draw:g>
                  <svg:desc>Sheet1.M2:Sheet1.M769</svg:desc>
                </draw:g>
              </table:table-cell>
              <table:table-cell office:value-type="float" office:value="23.003335">
                <text:p>23.003335</text:p>
                <draw:g>
                  <svg:desc>Sheet1.N2:Sheet1.N7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5.5">
                <text:p>165.5</text:p>
              </table:table-cell>
              <table:table-cell office:value-type="float" office:value="158.8">
                <text:p>158.8</text:p>
              </table:table-cell>
              <table:table-cell office:value-type="float" office:value="71.10599">
                <text:p>71.10599</text:p>
              </table:table-cell>
              <table:table-cell office:value-type="float" office:value="95.9598">
                <text:p>95.9598</text:p>
              </table:table-cell>
              <table:table-cell office:value-type="float" office:value="68.233166">
                <text:p>68.23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0.2">
                <text:p>170.2</text:p>
              </table:table-cell>
              <table:table-cell office:value-type="float" office:value="163.3">
                <text:p>163.3</text:p>
              </table:table-cell>
              <table:table-cell office:value-type="float" office:value="71.677836">
                <text:p>71.677836</text:p>
              </table:table-cell>
              <table:table-cell office:value-type="float" office:value="95.96788">
                <text:p>95.96788</text:p>
              </table:table-cell>
              <table:table-cell office:value-type="float" office:value="68.7877">
                <text:p>68.7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4.5">
                <text:p>174.5</text:p>
              </table:table-cell>
              <table:table-cell office:value-type="float" office:value="166.8">
                <text:p>166.8</text:p>
              </table:table-cell>
              <table:table-cell office:value-type="float" office:value="71.749021">
                <text:p>71.749021</text:p>
              </table:table-cell>
              <table:table-cell office:value-type="float" office:value="95.549418">
                <text:p>95.549418</text:p>
              </table:table-cell>
              <table:table-cell office:value-type="float" office:value="68.555771">
                <text:p>68.555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5.4">
                <text:p>175.4</text:p>
              </table:table-cell>
              <table:table-cell office:value-type="float" office:value="166.9">
                <text:p>166.9</text:p>
              </table:table-cell>
              <table:table-cell office:value-type="float" office:value="71.850121">
                <text:p>71.850121</text:p>
              </table:table-cell>
              <table:table-cell office:value-type="float" office:value="95.16051">
                <text:p>95.16051</text:p>
              </table:table-cell>
              <table:table-cell office:value-type="float" office:value="68.372942">
                <text:p>68.372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0.4">
                <text:p>170.4</text:p>
              </table:table-cell>
              <table:table-cell office:value-type="float" office:value="164.6">
                <text:p>164.6</text:p>
              </table:table-cell>
              <table:table-cell office:value-type="float" office:value="72.223907">
                <text:p>72.223907</text:p>
              </table:table-cell>
              <table:table-cell office:value-type="float" office:value="96.607031">
                <text:p>96.607031</text:p>
              </table:table-cell>
              <table:table-cell office:value-type="float" office:value="69.773372">
                <text:p>69.773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1.5">
                <text:p>171.5</text:p>
              </table:table-cell>
              <table:table-cell office:value-type="float" office:value="162.8">
                <text:p>162.8</text:p>
              </table:table-cell>
              <table:table-cell office:value-type="float" office:value="71.26382">
                <text:p>71.26382</text:p>
              </table:table-cell>
              <table:table-cell office:value-type="float" office:value="94.944401">
                <text:p>94.944401</text:p>
              </table:table-cell>
              <table:table-cell office:value-type="float" office:value="67.661006">
                <text:p>67.661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8.9">
                <text:p>168.9</text:p>
              </table:table-cell>
              <table:table-cell office:value-type="float" office:value="162.6">
                <text:p>162.6</text:p>
              </table:table-cell>
              <table:table-cell office:value-type="float" office:value="72.099945">
                <text:p>72.099945</text:p>
              </table:table-cell>
              <table:table-cell office:value-type="float" office:value="96.257215">
                <text:p>96.257215</text:p>
              </table:table-cell>
              <table:table-cell office:value-type="float" office:value="69.401399">
                <text:p>69.401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9.3">
                <text:p>169.3</text:p>
              </table:table-cell>
              <table:table-cell office:value-type="float" office:value="163.3">
                <text:p>163.3</text:p>
              </table:table-cell>
              <table:table-cell office:value-type="float" office:value="71.985074">
                <text:p>71.985074</text:p>
              </table:table-cell>
              <table:table-cell office:value-type="float" office:value="96.475307">
                <text:p>96.475307</text:p>
              </table:table-cell>
              <table:table-cell office:value-type="float" office:value="69.447821">
                <text:p>69.447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9.3">
                <text:p>169.3</text:p>
              </table:table-cell>
              <table:table-cell office:value-type="float" office:value="161.5">
                <text:p>161.5</text:p>
              </table:table-cell>
              <table:table-cell office:value-type="float" office:value="71.589006">
                <text:p>71.589006</text:p>
              </table:table-cell>
              <table:table-cell office:value-type="float" office:value="95.409161">
                <text:p>95.409161</text:p>
              </table:table-cell>
              <table:table-cell office:value-type="float" office:value="68.30247">
                <text:p>68.30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6.8">
                <text:p>166.8</text:p>
              </table:table-cell>
              <table:table-cell office:value-type="float" office:value="159.4">
                <text:p>159.4</text:p>
              </table:table-cell>
              <table:table-cell office:value-type="float" office:value="71.736279">
                <text:p>71.736279</text:p>
              </table:table-cell>
              <table:table-cell office:value-type="float" office:value="95.554915">
                <text:p>95.554915</text:p>
              </table:table-cell>
              <table:table-cell office:value-type="float" office:value="68.547541">
                <text:p>68.547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5.3">
                <text:p>165.3</text:p>
              </table:table-cell>
              <table:table-cell office:value-type="float" office:value="158.8">
                <text:p>158.8</text:p>
              </table:table-cell>
              <table:table-cell office:value-type="float" office:value="71.87569">
                <text:p>71.87569</text:p>
              </table:table-cell>
              <table:table-cell office:value-type="float" office:value="96.063962">
                <text:p>96.063962</text:p>
              </table:table-cell>
              <table:table-cell office:value-type="float" office:value="69.046636">
                <text:p>69.046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3.3">
                <text:p>163.3</text:p>
              </table:table-cell>
              <table:table-cell office:value-type="float" office:value="157.4">
                <text:p>157.4</text:p>
              </table:table-cell>
              <table:table-cell office:value-type="float" office:value="71.687432">
                <text:p>71.687432</text:p>
              </table:table-cell>
              <table:table-cell office:value-type="float" office:value="96.348649">
                <text:p>96.348649</text:p>
              </table:table-cell>
              <table:table-cell office:value-type="float" office:value="69.069872">
                <text:p>69.069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3">
                <text:p>163</text:p>
              </table:table-cell>
              <table:table-cell office:value-type="float" office:value="155.7">
                <text:p>155.7</text:p>
              </table:table-cell>
              <table:table-cell office:value-type="float" office:value="71.388725">
                <text:p>71.388725</text:p>
              </table:table-cell>
              <table:table-cell office:value-type="float" office:value="95.5642">
                <text:p>95.5642</text:p>
              </table:table-cell>
              <table:table-cell office:value-type="float" office:value="68.222064">
                <text:p>68.222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1.9">
                <text:p>161.9</text:p>
              </table:table-cell>
              <table:table-cell office:value-type="float" office:value="154.8">
                <text:p>154.8</text:p>
              </table:table-cell>
              <table:table-cell office:value-type="float" office:value="71.361908">
                <text:p>71.361908</text:p>
              </table:table-cell>
              <table:table-cell office:value-type="float" office:value="95.647366">
                <text:p>95.647366</text:p>
              </table:table-cell>
              <table:table-cell office:value-type="float" office:value="68.255786">
                <text:p>68.255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1.2">
                <text:p>161.2</text:p>
              </table:table-cell>
              <table:table-cell office:value-type="float" office:value="155">
                <text:p>155</text:p>
              </table:table-cell>
              <table:table-cell office:value-type="float" office:value="71.69862">
                <text:p>71.69862</text:p>
              </table:table-cell>
              <table:table-cell office:value-type="float" office:value="96.188924">
                <text:p>96.188924</text:p>
              </table:table-cell>
              <table:table-cell office:value-type="float" office:value="68.966131">
                <text:p>68.966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1.2">
                <text:p>161.2</text:p>
              </table:table-cell>
              <table:table-cell office:value-type="float" office:value="154.3">
                <text:p>154.3</text:p>
              </table:table-cell>
              <table:table-cell office:value-type="float" office:value="71.190779">
                <text:p>71.190779</text:p>
              </table:table-cell>
              <table:table-cell office:value-type="float" office:value="95.738359">
                <text:p>95.738359</text:p>
              </table:table-cell>
              <table:table-cell office:value-type="float" office:value="68.156884">
                <text:p>68.156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9.9">
                <text:p>159.9</text:p>
              </table:table-cell>
              <table:table-cell office:value-type="float" office:value="153.4">
                <text:p>153.4</text:p>
              </table:table-cell>
              <table:table-cell office:value-type="float" office:value="71.281097">
                <text:p>71.281097</text:p>
              </table:table-cell>
              <table:table-cell office:value-type="float" office:value="95.932203">
                <text:p>95.932203</text:p>
              </table:table-cell>
              <table:table-cell office:value-type="float" office:value="68.381527">
                <text:p>68.381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9.2">
                <text:p>159.2</text:p>
              </table:table-cell>
              <table:table-cell office:value-type="float" office:value="152.9">
                <text:p>152.9</text:p>
              </table:table-cell>
              <table:table-cell office:value-type="float" office:value="71.593932">
                <text:p>71.593932</text:p>
              </table:table-cell>
              <table:table-cell office:value-type="float" office:value="96.033725">
                <text:p>96.033725</text:p>
              </table:table-cell>
              <table:table-cell office:value-type="float" office:value="68.75432">
                <text:p>68.75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9.2">
                <text:p>159.2</text:p>
              </table:table-cell>
              <table:table-cell office:value-type="float" office:value="152.3">
                <text:p>152.3</text:p>
              </table:table-cell>
              <table:table-cell office:value-type="float" office:value="71.221696">
                <text:p>71.221696</text:p>
              </table:table-cell>
              <table:table-cell office:value-type="float" office:value="95.684099">
                <text:p>95.684099</text:p>
              </table:table-cell>
              <table:table-cell office:value-type="float" office:value="68.147838">
                <text:p>68.147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9.5">
                <text:p>159.5</text:p>
              </table:table-cell>
              <table:table-cell office:value-type="float" office:value="153.4">
                <text:p>153.4</text:p>
              </table:table-cell>
              <table:table-cell office:value-type="float" office:value="71.408279">
                <text:p>71.408279</text:p>
              </table:table-cell>
              <table:table-cell office:value-type="float" office:value="96.149531">
                <text:p>96.149531</text:p>
              </table:table-cell>
              <table:table-cell office:value-type="float" office:value="68.658725">
                <text:p>68.658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8.6">
                <text:p>158.6</text:p>
              </table:table-cell>
              <table:table-cell office:value-type="float" office:value="152.7">
                <text:p>152.7</text:p>
              </table:table-cell>
              <table:table-cell office:value-type="float" office:value="71.502933">
                <text:p>71.502933</text:p>
              </table:table-cell>
              <table:table-cell office:value-type="float" office:value="96.241031">
                <text:p>96.241031</text:p>
              </table:table-cell>
              <table:table-cell office:value-type="float" office:value="68.81516">
                <text:p>68.81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9.2">
                <text:p>159.2</text:p>
              </table:table-cell>
              <table:table-cell office:value-type="float" office:value="151.8">
                <text:p>151.8</text:p>
              </table:table-cell>
              <table:table-cell office:value-type="float" office:value="70.863176">
                <text:p>70.863176</text:p>
              </table:table-cell>
              <table:table-cell office:value-type="float" office:value="95.345004">
                <text:p>95.345004</text:p>
              </table:table-cell>
              <table:table-cell office:value-type="float" office:value="67.564498">
                <text:p>67.56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5.7">
                <text:p>155.7</text:p>
              </table:table-cell>
              <table:table-cell office:value-type="float" office:value="148.3">
                <text:p>148.3</text:p>
              </table:table-cell>
              <table:table-cell office:value-type="float" office:value="70.735379">
                <text:p>70.735379</text:p>
              </table:table-cell>
              <table:table-cell office:value-type="float" office:value="95.239865">
                <text:p>95.239865</text:p>
              </table:table-cell>
              <table:table-cell office:value-type="float" office:value="67.36828">
                <text:p>67.36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5.2">
                <text:p>155.2</text:p>
              </table:table-cell>
              <table:table-cell office:value-type="float" office:value="148.9">
                <text:p>148.9</text:p>
              </table:table-cell>
              <table:table-cell office:value-type="float" office:value="70.772311">
                <text:p>70.772311</text:p>
              </table:table-cell>
              <table:table-cell office:value-type="float" office:value="95.923828">
                <text:p>95.923828</text:p>
              </table:table-cell>
              <table:table-cell office:value-type="float" office:value="67.88751">
                <text:p>67.88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4.8">
                <text:p>154.8</text:p>
              </table:table-cell>
              <table:table-cell office:value-type="float" office:value="148.7">
                <text:p>148.7</text:p>
              </table:table-cell>
              <table:table-cell office:value-type="float" office:value="70.994634">
                <text:p>70.994634</text:p>
              </table:table-cell>
              <table:table-cell office:value-type="float" office:value="96.027205">
                <text:p>96.027205</text:p>
              </table:table-cell>
              <table:table-cell office:value-type="float" office:value="68.174162">
                <text:p>68.174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4.1">
                <text:p>154.1</text:p>
              </table:table-cell>
              <table:table-cell office:value-type="float" office:value="147.8">
                <text:p>147.8</text:p>
              </table:table-cell>
              <table:table-cell office:value-type="float" office:value="70.800495">
                <text:p>70.800495</text:p>
              </table:table-cell>
              <table:table-cell office:value-type="float" office:value="95.892731">
                <text:p>95.892731</text:p>
              </table:table-cell>
              <table:table-cell office:value-type="float" office:value="67.892528">
                <text:p>67.892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3.4">
                <text:p>153.4</text:p>
              </table:table-cell>
              <table:table-cell office:value-type="float" office:value="146.9">
                <text:p>146.9</text:p>
              </table:table-cell>
              <table:table-cell office:value-type="float" office:value="70.694555">
                <text:p>70.694555</text:p>
              </table:table-cell>
              <table:table-cell office:value-type="float" office:value="95.761149">
                <text:p>95.761149</text:p>
              </table:table-cell>
              <table:table-cell office:value-type="float" office:value="67.697918">
                <text:p>67.6979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3.6">
                <text:p>153.6</text:p>
              </table:table-cell>
              <table:table-cell office:value-type="float" office:value="146.7">
                <text:p>146.7</text:p>
              </table:table-cell>
              <table:table-cell office:value-type="float" office:value="70.465475">
                <text:p>70.465475</text:p>
              </table:table-cell>
              <table:table-cell office:value-type="float" office:value="95.528866">
                <text:p>95.528866</text:p>
              </table:table-cell>
              <table:table-cell office:value-type="float" office:value="67.314869">
                <text:p>67.314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2.5">
                <text:p>152.5</text:p>
              </table:table-cell>
              <table:table-cell office:value-type="float" office:value="146.9">
                <text:p>146.9</text:p>
              </table:table-cell>
              <table:table-cell office:value-type="float" office:value="71.313241">
                <text:p>71.313241</text:p>
              </table:table-cell>
              <table:table-cell office:value-type="float" office:value="96.324387">
                <text:p>96.324387</text:p>
              </table:table-cell>
              <table:table-cell office:value-type="float" office:value="68.692042">
                <text:p>68.692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3.4">
                <text:p>153.4</text:p>
              </table:table-cell>
              <table:table-cell office:value-type="float" office:value="147.8">
                <text:p>147.8</text:p>
              </table:table-cell>
              <table:table-cell office:value-type="float" office:value="70.995571">
                <text:p>70.995571</text:p>
              </table:table-cell>
              <table:table-cell office:value-type="float" office:value="96.344943">
                <text:p>96.344943</text:p>
              </table:table-cell>
              <table:table-cell office:value-type="float" office:value="68.400642">
                <text:p>68.400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3.8">
                <text:p>153.8</text:p>
              </table:table-cell>
              <table:table-cell office:value-type="float" office:value="147.4">
                <text:p>147.4</text:p>
              </table:table-cell>
              <table:table-cell office:value-type="float" office:value="70.956557">
                <text:p>70.956557</text:p>
              </table:table-cell>
              <table:table-cell office:value-type="float" office:value="95.891572">
                <text:p>95.891572</text:p>
              </table:table-cell>
              <table:table-cell office:value-type="float" office:value="68.041358">
                <text:p>68.041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4.3">
                <text:p>154.3</text:p>
              </table:table-cell>
              <table:table-cell office:value-type="float" office:value="146.2">
                <text:p>146.2</text:p>
              </table:table-cell>
              <table:table-cell office:value-type="float" office:value="70.349032">
                <text:p>70.349032</text:p>
              </table:table-cell>
              <table:table-cell office:value-type="float" office:value="94.728302">
                <text:p>94.728302</text:p>
              </table:table-cell>
              <table:table-cell office:value-type="float" office:value="66.640444">
                <text:p>66.640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0.5">
                <text:p>150.5</text:p>
              </table:table-cell>
              <table:table-cell office:value-type="float" office:value="144.5">
                <text:p>144.5</text:p>
              </table:table-cell>
              <table:table-cell office:value-type="float" office:value="70.88659">
                <text:p>70.88659</text:p>
              </table:table-cell>
              <table:table-cell office:value-type="float" office:value="96.039773">
                <text:p>96.039773</text:p>
              </table:table-cell>
              <table:table-cell office:value-type="float" office:value="68.07932">
                <text:p>68.07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143.1">
                <text:p>143.1</text:p>
              </table:table-cell>
              <table:table-cell office:value-type="float" office:value="70.102937">
                <text:p>70.102937</text:p>
              </table:table-cell>
              <table:table-cell office:value-type="float" office:value="95.421398">
                <text:p>95.421398</text:p>
              </table:table-cell>
              <table:table-cell office:value-type="float" office:value="66.893202">
                <text:p>66.893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6.2">
                <text:p>146.2</text:p>
              </table:table-cell>
              <table:table-cell office:value-type="float" office:value="140.2">
                <text:p>140.2</text:p>
              </table:table-cell>
              <table:table-cell office:value-type="float" office:value="70.395607">
                <text:p>70.395607</text:p>
              </table:table-cell>
              <table:table-cell office:value-type="float" office:value="95.918796">
                <text:p>95.918796</text:p>
              </table:table-cell>
              <table:table-cell office:value-type="float" office:value="67.522618">
                <text:p>67.522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7.1">
                <text:p>147.1</text:p>
              </table:table-cell>
              <table:table-cell office:value-type="float" office:value="140.6">
                <text:p>140.6</text:p>
              </table:table-cell>
              <table:table-cell office:value-type="float" office:value="70.483057">
                <text:p>70.483057</text:p>
              </table:table-cell>
              <table:table-cell office:value-type="float" office:value="95.578679">
                <text:p>95.578679</text:p>
              </table:table-cell>
              <table:table-cell office:value-type="float" office:value="67.366775">
                <text:p>67.3667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6.7">
                <text:p>146.7</text:p>
              </table:table-cell>
              <table:table-cell office:value-type="float" office:value="140.6">
                <text:p>140.6</text:p>
              </table:table-cell>
              <table:table-cell office:value-type="float" office:value="70.472249">
                <text:p>70.472249</text:p>
              </table:table-cell>
              <table:table-cell office:value-type="float" office:value="95.810821">
                <text:p>95.810821</text:p>
              </table:table-cell>
              <table:table-cell office:value-type="float" office:value="67.52004">
                <text:p>67.52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6.2">
                <text:p>146.2</text:p>
              </table:table-cell>
              <table:table-cell office:value-type="float" office:value="140.4">
                <text:p>140.4</text:p>
              </table:table-cell>
              <table:table-cell office:value-type="float" office:value="70.508935">
                <text:p>70.508935</text:p>
              </table:table-cell>
              <table:table-cell office:value-type="float" office:value="96.042089">
                <text:p>96.042089</text:p>
              </table:table-cell>
              <table:table-cell office:value-type="float" office:value="67.718254">
                <text:p>67.7182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6.4">
                <text:p>146.4</text:p>
              </table:table-cell>
              <table:table-cell office:value-type="float" office:value="140">
                <text:p>140</text:p>
              </table:table-cell>
              <table:table-cell office:value-type="float" office:value="70.266743">
                <text:p>70.266743</text:p>
              </table:table-cell>
              <table:table-cell office:value-type="float" office:value="95.679585">
                <text:p>95.679585</text:p>
              </table:table-cell>
              <table:table-cell office:value-type="float" office:value="67.230928">
                <text:p>67.230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4.7">
                <text:p>144.7</text:p>
              </table:table-cell>
              <table:table-cell office:value-type="float" office:value="139.8">
                <text:p>139.8</text:p>
              </table:table-cell>
              <table:table-cell office:value-type="float" office:value="71.003084">
                <text:p>71.003084</text:p>
              </table:table-cell>
              <table:table-cell office:value-type="float" office:value="96.631498">
                <text:p>96.631498</text:p>
              </table:table-cell>
              <table:table-cell office:value-type="float" office:value="68.611344">
                <text:p>68.611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7.4">
                <text:p>147.4</text:p>
              </table:table-cell>
              <table:table-cell office:value-type="float" office:value="140.6">
                <text:p>140.6</text:p>
              </table:table-cell>
              <table:table-cell office:value-type="float" office:value="70.52713">
                <text:p>70.52713</text:p>
              </table:table-cell>
              <table:table-cell office:value-type="float" office:value="95.342919">
                <text:p>95.342919</text:p>
              </table:table-cell>
              <table:table-cell office:value-type="float" office:value="67.242625">
                <text:p>67.242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7.8">
                <text:p>147.8</text:p>
              </table:table-cell>
              <table:table-cell office:value-type="float" office:value="141.5">
                <text:p>141.5</text:p>
              </table:table-cell>
              <table:table-cell office:value-type="float" office:value="70.613227">
                <text:p>70.613227</text:p>
              </table:table-cell>
              <table:table-cell office:value-type="float" office:value="95.71931">
                <text:p>95.71931</text:p>
              </table:table-cell>
              <table:table-cell office:value-type="float" office:value="67.590494">
                <text:p>67.590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6.4">
                <text:p>146.4</text:p>
              </table:table-cell>
              <table:table-cell office:value-type="float" office:value="140.6">
                <text:p>140.6</text:p>
              </table:table-cell>
              <table:table-cell office:value-type="float" office:value="70.840478">
                <text:p>70.840478</text:p>
              </table:table-cell>
              <table:table-cell office:value-type="float" office:value="96.048128">
                <text:p>96.048128</text:p>
              </table:table-cell>
              <table:table-cell office:value-type="float" office:value="68.040953">
                <text:p>68.040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6.7">
                <text:p>146.7</text:p>
              </table:table-cell>
              <table:table-cell office:value-type="float" office:value="140.7">
                <text:p>140.7</text:p>
              </table:table-cell>
              <table:table-cell office:value-type="float" office:value="70.644397">
                <text:p>70.644397</text:p>
              </table:table-cell>
              <table:table-cell office:value-type="float" office:value="95.937665">
                <text:p>95.937665</text:p>
              </table:table-cell>
              <table:table-cell office:value-type="float" office:value="67.774585">
                <text:p>67.7745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7.8">
                <text:p>147.8</text:p>
              </table:table-cell>
              <table:table-cell office:value-type="float" office:value="141.3">
                <text:p>141.3</text:p>
              </table:table-cell>
              <table:table-cell office:value-type="float" office:value="70.537693">
                <text:p>70.537693</text:p>
              </table:table-cell>
              <table:table-cell office:value-type="float" office:value="95.602064">
                <text:p>95.602064</text:p>
              </table:table-cell>
              <table:table-cell office:value-type="float" office:value="67.435491">
                <text:p>67.4354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6.4">
                <text:p>146.4</text:p>
              </table:table-cell>
              <table:table-cell office:value-type="float" office:value="140.6">
                <text:p>140.6</text:p>
              </table:table-cell>
              <table:table-cell office:value-type="float" office:value="70.344792">
                <text:p>70.344792</text:p>
              </table:table-cell>
              <table:table-cell office:value-type="float" office:value="96.048334">
                <text:p>96.048334</text:p>
              </table:table-cell>
              <table:table-cell office:value-type="float" office:value="67.565001">
                <text:p>67.565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5.3">
                <text:p>145.3</text:p>
              </table:table-cell>
              <table:table-cell office:value-type="float" office:value="137.5">
                <text:p>137.5</text:p>
              </table:table-cell>
              <table:table-cell office:value-type="float" office:value="69.422641">
                <text:p>69.422641</text:p>
              </table:table-cell>
              <table:table-cell office:value-type="float" office:value="94.649987">
                <text:p>94.649987</text:p>
              </table:table-cell>
              <table:table-cell office:value-type="float" office:value="65.708521">
                <text:p>65.7085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2.6">
                <text:p>142.6</text:p>
              </table:table-cell>
              <table:table-cell office:value-type="float" office:value="137.1">
                <text:p>137.1</text:p>
              </table:table-cell>
              <table:table-cell office:value-type="float" office:value="70.513685">
                <text:p>70.513685</text:p>
              </table:table-cell>
              <table:table-cell office:value-type="float" office:value="96.197178">
                <text:p>96.197178</text:p>
              </table:table-cell>
              <table:table-cell office:value-type="float" office:value="67.832175">
                <text:p>67.832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2.6">
                <text:p>142.6</text:p>
              </table:table-cell>
              <table:table-cell office:value-type="float" office:value="137.3">
                <text:p>137.3</text:p>
              </table:table-cell>
              <table:table-cell office:value-type="float" office:value="70.56167">
                <text:p>70.56167</text:p>
              </table:table-cell>
              <table:table-cell office:value-type="float" office:value="96.325046">
                <text:p>96.325046</text:p>
              </table:table-cell>
              <table:table-cell office:value-type="float" office:value="67.968561">
                <text:p>67.968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2.9">
                <text:p>142.9</text:p>
              </table:table-cell>
              <table:table-cell office:value-type="float" office:value="137">
                <text:p>137</text:p>
              </table:table-cell>
              <table:table-cell office:value-type="float" office:value="70.133834">
                <text:p>70.133834</text:p>
              </table:table-cell>
              <table:table-cell office:value-type="float" office:value="95.830933">
                <text:p>95.830933</text:p>
              </table:table-cell>
              <table:table-cell office:value-type="float" office:value="67.209907">
                <text:p>67.2099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2.7">
                <text:p>142.7</text:p>
              </table:table-cell>
              <table:table-cell office:value-type="float" office:value="137">
                <text:p>137</text:p>
              </table:table-cell>
              <table:table-cell office:value-type="float" office:value="70.292653">
                <text:p>70.292653</text:p>
              </table:table-cell>
              <table:table-cell office:value-type="float" office:value="95.952918">
                <text:p>95.952918</text:p>
              </table:table-cell>
              <table:table-cell office:value-type="float" office:value="67.447851">
                <text:p>67.447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3.6">
                <text:p>143.6</text:p>
              </table:table-cell>
              <table:table-cell office:value-type="float" office:value="137.7">
                <text:p>137.7</text:p>
              </table:table-cell>
              <table:table-cell office:value-type="float" office:value="70.602053">
                <text:p>70.602053</text:p>
              </table:table-cell>
              <table:table-cell office:value-type="float" office:value="95.853337">
                <text:p>95.853337</text:p>
              </table:table-cell>
              <table:table-cell office:value-type="float" office:value="67.674424">
                <text:p>67.674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3.5">
                <text:p>143.5</text:p>
              </table:table-cell>
              <table:table-cell office:value-type="float" office:value="137.1">
                <text:p>137.1</text:p>
              </table:table-cell>
              <table:table-cell office:value-type="float" office:value="70.096356">
                <text:p>70.096356</text:p>
              </table:table-cell>
              <table:table-cell office:value-type="float" office:value="95.595374">
                <text:p>95.595374</text:p>
              </table:table-cell>
              <table:table-cell office:value-type="float" office:value="67.008874">
                <text:p>67.008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0.9">
                <text:p>140.9</text:p>
              </table:table-cell>
              <table:table-cell office:value-type="float" office:value="135">
                <text:p>135</text:p>
              </table:table-cell>
              <table:table-cell office:value-type="float" office:value="70.102138">
                <text:p>70.102138</text:p>
              </table:table-cell>
              <table:table-cell office:value-type="float" office:value="95.773611">
                <text:p>95.773611</text:p>
              </table:table-cell>
              <table:table-cell office:value-type="float" office:value="67.139349">
                <text:p>67.139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133.9">
                <text:p>133.9</text:p>
              </table:table-cell>
              <table:table-cell office:value-type="float" office:value="69.676571">
                <text:p>69.676571</text:p>
              </table:table-cell>
              <table:table-cell office:value-type="float" office:value="95.607803">
                <text:p>95.607803</text:p>
              </table:table-cell>
              <table:table-cell office:value-type="float" office:value="66.616239">
                <text:p>66.616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9.1">
                <text:p>139.1</text:p>
              </table:table-cell>
              <table:table-cell office:value-type="float" office:value="134.4">
                <text:p>134.4</text:p>
              </table:table-cell>
              <table:table-cell office:value-type="float" office:value="70.314485">
                <text:p>70.314485</text:p>
              </table:table-cell>
              <table:table-cell office:value-type="float" office:value="96.62162">
                <text:p>96.62162</text:p>
              </table:table-cell>
              <table:table-cell office:value-type="float" office:value="67.938994">
                <text:p>67.938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0.2">
                <text:p>140.2</text:p>
              </table:table-cell>
              <table:table-cell office:value-type="float" office:value="133">
                <text:p>133</text:p>
              </table:table-cell>
              <table:table-cell office:value-type="float" office:value="69.626846">
                <text:p>69.626846</text:p>
              </table:table-cell>
              <table:table-cell office:value-type="float" office:value="94.84182">
                <text:p>94.84182</text:p>
              </table:table-cell>
              <table:table-cell office:value-type="float" office:value="66.035368">
                <text:p>66.035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8.8">
                <text:p>138.8</text:p>
              </table:table-cell>
              <table:table-cell office:value-type="float" office:value="132.8">
                <text:p>132.8</text:p>
              </table:table-cell>
              <table:table-cell office:value-type="float" office:value="69.979783">
                <text:p>69.979783</text:p>
              </table:table-cell>
              <table:table-cell office:value-type="float" office:value="95.7056">
                <text:p>95.7056</text:p>
              </table:table-cell>
              <table:table-cell office:value-type="float" office:value="66.974571">
                <text:p>66.974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  <table:table-cell office:value-type="float" office:value="132.3">
                <text:p>132.3</text:p>
              </table:table-cell>
              <table:table-cell office:value-type="float" office:value="70.226005">
                <text:p>70.226005</text:p>
              </table:table-cell>
              <table:table-cell office:value-type="float" office:value="95.813908">
                <text:p>95.813908</text:p>
              </table:table-cell>
              <table:table-cell office:value-type="float" office:value="67.286279">
                <text:p>67.2862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8">
                <text:p>138</text:p>
              </table:table-cell>
              <table:table-cell office:value-type="float" office:value="131.9">
                <text:p>131.9</text:p>
              </table:table-cell>
              <table:table-cell office:value-type="float" office:value="69.818384">
                <text:p>69.818384</text:p>
              </table:table-cell>
              <table:table-cell office:value-type="float" office:value="95.548638">
                <text:p>95.548638</text:p>
              </table:table-cell>
              <table:table-cell office:value-type="float" office:value="66.710515">
                <text:p>66.710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7.9">
                <text:p>137.9</text:p>
              </table:table-cell>
              <table:table-cell office:value-type="float" office:value="133">
                <text:p>133</text:p>
              </table:table-cell>
              <table:table-cell office:value-type="float" office:value="70.367007">
                <text:p>70.367007</text:p>
              </table:table-cell>
              <table:table-cell office:value-type="float" office:value="96.460171">
                <text:p>96.460171</text:p>
              </table:table-cell>
              <table:table-cell office:value-type="float" office:value="67.876135">
                <text:p>67.876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8.9">
                <text:p>138.9</text:p>
              </table:table-cell>
              <table:table-cell office:value-type="float" office:value="132.8">
                <text:p>132.8</text:p>
              </table:table-cell>
              <table:table-cell office:value-type="float" office:value="69.514508">
                <text:p>69.514508</text:p>
              </table:table-cell>
              <table:table-cell office:value-type="float" office:value="95.581073">
                <text:p>95.581073</text:p>
              </table:table-cell>
              <table:table-cell office:value-type="float" office:value="66.442712">
                <text:p>66.442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7.3">
                <text:p>137.3</text:p>
              </table:table-cell>
              <table:table-cell office:value-type="float" office:value="131.5">
                <text:p>131.5</text:p>
              </table:table-cell>
              <table:table-cell office:value-type="float" office:value="69.724144">
                <text:p>69.724144</text:p>
              </table:table-cell>
              <table:table-cell office:value-type="float" office:value="95.790157">
                <text:p>95.790157</text:p>
              </table:table-cell>
              <table:table-cell office:value-type="float" office:value="66.788867">
                <text:p>66.788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7.1">
                <text:p>137.1</text:p>
              </table:table-cell>
              <table:table-cell office:value-type="float" office:value="131">
                <text:p>131</text:p>
              </table:table-cell>
              <table:table-cell office:value-type="float" office:value="69.669871">
                <text:p>69.669871</text:p>
              </table:table-cell>
              <table:table-cell office:value-type="float" office:value="95.520577">
                <text:p>95.520577</text:p>
              </table:table-cell>
              <table:table-cell office:value-type="float" office:value="66.549063">
                <text:p>66.549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6.6">
                <text:p>136.6</text:p>
              </table:table-cell>
              <table:table-cell office:value-type="float" office:value="131.2">
                <text:p>131.2</text:p>
              </table:table-cell>
              <table:table-cell office:value-type="float" office:value="70.016771">
                <text:p>70.016771</text:p>
              </table:table-cell>
              <table:table-cell office:value-type="float" office:value="96.030574">
                <text:p>96.030574</text:p>
              </table:table-cell>
              <table:table-cell office:value-type="float" office:value="67.237508">
                <text:p>67.237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5.7">
                <text:p>135.7</text:p>
              </table:table-cell>
              <table:table-cell office:value-type="float" office:value="130.1">
                <text:p>130.1</text:p>
              </table:table-cell>
              <table:table-cell office:value-type="float" office:value="69.707797">
                <text:p>69.707797</text:p>
              </table:table-cell>
              <table:table-cell office:value-type="float" office:value="95.869764">
                <text:p>95.869764</text:p>
              </table:table-cell>
              <table:table-cell office:value-type="float" office:value="66.828701">
                <text:p>66.8287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5.5">
                <text:p>135.5</text:p>
              </table:table-cell>
              <table:table-cell office:value-type="float" office:value="130.1">
                <text:p>130.1</text:p>
              </table:table-cell>
              <table:table-cell office:value-type="float" office:value="69.608327">
                <text:p>69.608327</text:p>
              </table:table-cell>
              <table:table-cell office:value-type="float" office:value="96.00305">
                <text:p>96.00305</text:p>
              </table:table-cell>
              <table:table-cell office:value-type="float" office:value="66.826117">
                <text:p>66.826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5.1">
                <text:p>135.1</text:p>
              </table:table-cell>
              <table:table-cell office:value-type="float" office:value="129.2">
                <text:p>129.2</text:p>
              </table:table-cell>
              <table:table-cell office:value-type="float" office:value="69.415862">
                <text:p>69.415862</text:p>
              </table:table-cell>
              <table:table-cell office:value-type="float" office:value="95.591237">
                <text:p>95.591237</text:p>
              </table:table-cell>
              <table:table-cell office:value-type="float" office:value="66.355481">
                <text:p>66.355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4.8">
                <text:p>134.8</text:p>
              </table:table-cell>
              <table:table-cell office:value-type="float" office:value="129.9">
                <text:p>129.9</text:p>
              </table:table-cell>
              <table:table-cell office:value-type="float" office:value="69.770281">
                <text:p>69.770281</text:p>
              </table:table-cell>
              <table:table-cell office:value-type="float" office:value="96.380337">
                <text:p>96.380337</text:p>
              </table:table-cell>
              <table:table-cell office:value-type="float" office:value="67.244832">
                <text:p>67.244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5.5">
                <text:p>135.5</text:p>
              </table:table-cell>
              <table:table-cell office:value-type="float" office:value="129.9">
                <text:p>129.9</text:p>
              </table:table-cell>
              <table:table-cell office:value-type="float" office:value="69.837788">
                <text:p>69.837788</text:p>
              </table:table-cell>
              <table:table-cell office:value-type="float" office:value="95.866667">
                <text:p>95.866667</text:p>
              </table:table-cell>
              <table:table-cell office:value-type="float" office:value="66.951159">
                <text:p>66.951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5.7">
                <text:p>135.7</text:p>
              </table:table-cell>
              <table:table-cell office:value-type="float" office:value="129.7">
                <text:p>129.7</text:p>
              </table:table-cell>
              <table:table-cell office:value-type="float" office:value="69.424609">
                <text:p>69.424609</text:p>
              </table:table-cell>
              <table:table-cell office:value-type="float" office:value="95.603881">
                <text:p>95.603881</text:p>
              </table:table-cell>
              <table:table-cell office:value-type="float" office:value="66.372621">
                <text:p>66.372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5.1">
                <text:p>135.1</text:p>
              </table:table-cell>
              <table:table-cell office:value-type="float" office:value="128.1">
                <text:p>128.1</text:p>
              </table:table-cell>
              <table:table-cell office:value-type="float" office:value="69.003218">
                <text:p>69.003218</text:p>
              </table:table-cell>
              <table:table-cell office:value-type="float" office:value="94.784263">
                <text:p>94.784263</text:p>
              </table:table-cell>
              <table:table-cell office:value-type="float" office:value="65.404191">
                <text:p>65.4041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3.5">
                <text:p>133.5</text:p>
              </table:table-cell>
              <table:table-cell office:value-type="float" office:value="128.5">
                <text:p>128.5</text:p>
              </table:table-cell>
              <table:table-cell office:value-type="float" office:value="69.810689">
                <text:p>69.810689</text:p>
              </table:table-cell>
              <table:table-cell office:value-type="float" office:value="96.211001">
                <text:p>96.211001</text:p>
              </table:table-cell>
              <table:table-cell office:value-type="float" office:value="67.165563">
                <text:p>67.165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2.6">
                <text:p>132.6</text:p>
              </table:table-cell>
              <table:table-cell office:value-type="float" office:value="126.8">
                <text:p>126.8</text:p>
              </table:table-cell>
              <table:table-cell office:value-type="float" office:value="69.28904">
                <text:p>69.28904</text:p>
              </table:table-cell>
              <table:table-cell office:value-type="float" office:value="95.643909">
                <text:p>95.643909</text:p>
              </table:table-cell>
              <table:table-cell office:value-type="float" office:value="66.270746">
                <text:p>66.270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1.9">
                <text:p>131.9</text:p>
              </table:table-cell>
              <table:table-cell office:value-type="float" office:value="126.7">
                <text:p>126.7</text:p>
              </table:table-cell>
              <table:table-cell office:value-type="float" office:value="69.646672">
                <text:p>69.646672</text:p>
              </table:table-cell>
              <table:table-cell office:value-type="float" office:value="96.030253">
                <text:p>96.030253</text:p>
              </table:table-cell>
              <table:table-cell office:value-type="float" office:value="66.881875">
                <text:p>66.88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1.5">
                <text:p>131.5</text:p>
              </table:table-cell>
              <table:table-cell office:value-type="float" office:value="125">
                <text:p>125</text:p>
              </table:table-cell>
              <table:table-cell office:value-type="float" office:value="69.051286">
                <text:p>69.051286</text:p>
              </table:table-cell>
              <table:table-cell office:value-type="float" office:value="95.058357">
                <text:p>95.058357</text:p>
              </table:table-cell>
              <table:table-cell office:value-type="float" office:value="65.639018">
                <text:p>65.639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0.4">
                <text:p>130.4</text:p>
              </table:table-cell>
              <table:table-cell office:value-type="float" office:value="126.3">
                <text:p>126.3</text:p>
              </table:table-cell>
              <table:table-cell office:value-type="float" office:value="69.779632">
                <text:p>69.779632</text:p>
              </table:table-cell>
              <table:table-cell office:value-type="float" office:value="96.814384">
                <text:p>96.814384</text:p>
              </table:table-cell>
              <table:table-cell office:value-type="float" office:value="67.556721">
                <text:p>67.556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1.7">
                <text:p>131.7</text:p>
              </table:table-cell>
              <table:table-cell office:value-type="float" office:value="125.6">
                <text:p>125.6</text:p>
              </table:table-cell>
              <table:table-cell office:value-type="float" office:value="68.924962">
                <text:p>68.924962</text:p>
              </table:table-cell>
              <table:table-cell office:value-type="float" office:value="95.336077">
                <text:p>95.336077</text:p>
              </table:table-cell>
              <table:table-cell office:value-type="float" office:value="65.710355">
                <text:p>65.710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0.8">
                <text:p>130.8</text:p>
              </table:table-cell>
              <table:table-cell office:value-type="float" office:value="124.7">
                <text:p>124.7</text:p>
              </table:table-cell>
              <table:table-cell office:value-type="float" office:value="68.876008">
                <text:p>68.876008</text:p>
              </table:table-cell>
              <table:table-cell office:value-type="float" office:value="95.303808">
                <text:p>95.303808</text:p>
              </table:table-cell>
              <table:table-cell office:value-type="float" office:value="65.641458">
                <text:p>65.641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0.3">
                <text:p>130.3</text:p>
              </table:table-cell>
              <table:table-cell office:value-type="float" office:value="125">
                <text:p>125</text:p>
              </table:table-cell>
              <table:table-cell office:value-type="float" office:value="69.404469">
                <text:p>69.404469</text:p>
              </table:table-cell>
              <table:table-cell office:value-type="float" office:value="95.975889">
                <text:p>95.975889</text:p>
              </table:table-cell>
              <table:table-cell office:value-type="float" office:value="66.611556">
                <text:p>66.611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0.1">
                <text:p>130.1</text:p>
              </table:table-cell>
              <table:table-cell office:value-type="float" office:value="123.9">
                <text:p>123.9</text:p>
              </table:table-cell>
              <table:table-cell office:value-type="float" office:value="68.946173">
                <text:p>68.946173</text:p>
              </table:table-cell>
              <table:table-cell office:value-type="float" office:value="95.277748">
                <text:p>95.277748</text:p>
              </table:table-cell>
              <table:table-cell office:value-type="float" office:value="65.690361">
                <text:p>65.6903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8.3">
                <text:p>128.3</text:p>
              </table:table-cell>
              <table:table-cell office:value-type="float" office:value="123.9">
                <text:p>123.9</text:p>
              </table:table-cell>
              <table:table-cell office:value-type="float" office:value="69.320832">
                <text:p>69.320832</text:p>
              </table:table-cell>
              <table:table-cell office:value-type="float" office:value="96.617252">
                <text:p>96.617252</text:p>
              </table:table-cell>
              <table:table-cell office:value-type="float" office:value="66.975883">
                <text:p>66.9758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8.8">
                <text:p>128.8</text:p>
              </table:table-cell>
              <table:table-cell office:value-type="float" office:value="122.9">
                <text:p>122.9</text:p>
              </table:table-cell>
              <table:table-cell office:value-type="float" office:value="68.664946">
                <text:p>68.664946</text:p>
              </table:table-cell>
              <table:table-cell office:value-type="float" office:value="95.374257">
                <text:p>95.374257</text:p>
              </table:table-cell>
              <table:table-cell office:value-type="float" office:value="65.488682">
                <text:p>65.488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7.2">
                <text:p>127.2</text:p>
              </table:table-cell>
              <table:table-cell office:value-type="float" office:value="121.8">
                <text:p>121.8</text:p>
              </table:table-cell>
              <table:table-cell office:value-type="float" office:value="68.748155">
                <text:p>68.748155</text:p>
              </table:table-cell>
              <table:table-cell office:value-type="float" office:value="95.743195">
                <text:p>95.743195</text:p>
              </table:table-cell>
              <table:table-cell office:value-type="float" office:value="65.82168">
                <text:p>65.82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7.7">
                <text:p>127.7</text:p>
              </table:table-cell>
              <table:table-cell office:value-type="float" office:value="121.8">
                <text:p>121.8</text:p>
              </table:table-cell>
              <table:table-cell office:value-type="float" office:value="68.831713">
                <text:p>68.831713</text:p>
              </table:table-cell>
              <table:table-cell office:value-type="float" office:value="95.331903">
                <text:p>95.331903</text:p>
              </table:table-cell>
              <table:table-cell office:value-type="float" office:value="65.618582">
                <text:p>65.618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7.6">
                <text:p>127.6</text:p>
              </table:table-cell>
              <table:table-cell office:value-type="float" office:value="123">
                <text:p>123</text:p>
              </table:table-cell>
              <table:table-cell office:value-type="float" office:value="69.346263">
                <text:p>69.346263</text:p>
              </table:table-cell>
              <table:table-cell office:value-type="float" office:value="96.458924">
                <text:p>96.458924</text:p>
              </table:table-cell>
              <table:table-cell office:value-type="float" office:value="66.890659">
                <text:p>66.8906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7">
                <text:p>127</text:p>
              </table:table-cell>
              <table:table-cell office:value-type="float" office:value="120.7">
                <text:p>120.7</text:p>
              </table:table-cell>
              <table:table-cell office:value-type="float" office:value="68.405596">
                <text:p>68.405596</text:p>
              </table:table-cell>
              <table:table-cell office:value-type="float" office:value="95.013442">
                <text:p>95.013442</text:p>
              </table:table-cell>
              <table:table-cell office:value-type="float" office:value="64.994511">
                <text:p>64.994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5.9">
                <text:p>125.9</text:p>
              </table:table-cell>
              <table:table-cell office:value-type="float" office:value="121.6">
                <text:p>121.6</text:p>
              </table:table-cell>
              <table:table-cell office:value-type="float" office:value="69.653982">
                <text:p>69.653982</text:p>
              </table:table-cell>
              <table:table-cell office:value-type="float" office:value="96.559958">
                <text:p>96.559958</text:p>
              </table:table-cell>
              <table:table-cell office:value-type="float" office:value="67.257855">
                <text:p>67.257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6.5">
                <text:p>126.5</text:p>
              </table:table-cell>
              <table:table-cell office:value-type="float" office:value="121.2">
                <text:p>121.2</text:p>
              </table:table-cell>
              <table:table-cell office:value-type="float" office:value="69.023561">
                <text:p>69.023561</text:p>
              </table:table-cell>
              <table:table-cell office:value-type="float" office:value="95.856539">
                <text:p>95.856539</text:p>
              </table:table-cell>
              <table:table-cell office:value-type="float" office:value="66.163596">
                <text:p>66.163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6.7">
                <text:p>126.7</text:p>
              </table:table-cell>
              <table:table-cell office:value-type="float" office:value="121.8">
                <text:p>121.8</text:p>
              </table:table-cell>
              <table:table-cell office:value-type="float" office:value="69.345049">
                <text:p>69.345049</text:p>
              </table:table-cell>
              <table:table-cell office:value-type="float" office:value="96.148385">
                <text:p>96.148385</text:p>
              </table:table-cell>
              <table:table-cell office:value-type="float" office:value="66.674145">
                <text:p>66.674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6.8">
                <text:p>126.8</text:p>
              </table:table-cell>
              <table:table-cell office:value-type="float" office:value="121.8">
                <text:p>121.8</text:p>
              </table:table-cell>
              <table:table-cell office:value-type="float" office:value="69.014243">
                <text:p>69.014243</text:p>
              </table:table-cell>
              <table:table-cell office:value-type="float" office:value="96.012242">
                <text:p>96.012242</text:p>
              </table:table-cell>
              <table:table-cell office:value-type="float" office:value="66.262122">
                <text:p>66.262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69.157382">
                <text:p>69.157382</text:p>
              </table:table-cell>
              <table:table-cell office:value-type="float" office:value="96.018356">
                <text:p>96.018356</text:p>
              </table:table-cell>
              <table:table-cell office:value-type="float" office:value="66.403781">
                <text:p>66.403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7.4">
                <text:p>127.4</text:p>
              </table:table-cell>
              <table:table-cell office:value-type="float" office:value="120.7">
                <text:p>120.7</text:p>
              </table:table-cell>
              <table:table-cell office:value-type="float" office:value="68.304745">
                <text:p>68.304745</text:p>
              </table:table-cell>
              <table:table-cell office:value-type="float" office:value="94.750465">
                <text:p>94.750465</text:p>
              </table:table-cell>
              <table:table-cell office:value-type="float" office:value="64.719063">
                <text:p>64.7190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0.3">
                <text:p>120.3</text:p>
              </table:table-cell>
              <table:table-cell office:value-type="float" office:value="69.272014">
                <text:p>69.272014</text:p>
              </table:table-cell>
              <table:table-cell office:value-type="float" office:value="96.241149">
                <text:p>96.241149</text:p>
              </table:table-cell>
              <table:table-cell office:value-type="float" office:value="66.668182">
                <text:p>66.668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0.7">
                <text:p>120.7</text:p>
              </table:table-cell>
              <table:table-cell office:value-type="float" office:value="69.244987">
                <text:p>69.244987</text:p>
              </table:table-cell>
              <table:table-cell office:value-type="float" office:value="96.534389">
                <text:p>96.534389</text:p>
              </table:table-cell>
              <table:table-cell office:value-type="float" office:value="66.845225">
                <text:p>66.845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6.3">
                <text:p>126.3</text:p>
              </table:table-cell>
              <table:table-cell office:value-type="float" office:value="119.8">
                <text:p>119.8</text:p>
              </table:table-cell>
              <table:table-cell office:value-type="float" office:value="68.171446">
                <text:p>68.171446</text:p>
              </table:table-cell>
              <table:table-cell office:value-type="float" office:value="94.848534">
                <text:p>94.848534</text:p>
              </table:table-cell>
              <table:table-cell office:value-type="float" office:value="64.659617">
                <text:p>64.6596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5.4">
                <text:p>125.4</text:p>
              </table:table-cell>
              <table:table-cell office:value-type="float" office:value="121.2">
                <text:p>121.2</text:p>
              </table:table-cell>
              <table:table-cell office:value-type="float" office:value="69.256491">
                <text:p>69.256491</text:p>
              </table:table-cell>
              <table:table-cell office:value-type="float" office:value="96.683309">
                <text:p>96.683309</text:p>
              </table:table-cell>
              <table:table-cell office:value-type="float" office:value="66.959467">
                <text:p>66.9594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5.4">
                <text:p>125.4</text:p>
              </table:table-cell>
              <table:table-cell office:value-type="float" office:value="118">
                <text:p>118</text:p>
              </table:table-cell>
              <table:table-cell office:value-type="float" office:value="67.498475">
                <text:p>67.498475</text:p>
              </table:table-cell>
              <table:table-cell office:value-type="float" office:value="94.093471">
                <text:p>94.093471</text:p>
              </table:table-cell>
              <table:table-cell office:value-type="float" office:value="63.511658">
                <text:p>63.5116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2.5">
                <text:p>122.5</text:p>
              </table:table-cell>
              <table:table-cell office:value-type="float" office:value="120">
                <text:p>120</text:p>
              </table:table-cell>
              <table:table-cell office:value-type="float" office:value="69.967485">
                <text:p>69.967485</text:p>
              </table:table-cell>
              <table:table-cell office:value-type="float" office:value="97.934423">
                <text:p>97.934423</text:p>
              </table:table-cell>
              <table:table-cell office:value-type="float" office:value="68.522253">
                <text:p>68.5222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3.8">
                <text:p>123.8</text:p>
              </table:table-cell>
              <table:table-cell office:value-type="float" office:value="118.2">
                <text:p>118.2</text:p>
              </table:table-cell>
              <table:table-cell office:value-type="float" office:value="68.440683">
                <text:p>68.440683</text:p>
              </table:table-cell>
              <table:table-cell office:value-type="float" office:value="95.473603">
                <text:p>95.473603</text:p>
              </table:table-cell>
              <table:table-cell office:value-type="float" office:value="65.342786">
                <text:p>65.3427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5.2">
                <text:p>125.2</text:p>
              </table:table-cell>
              <table:table-cell office:value-type="float" office:value="117.8">
                <text:p>117.8</text:p>
              </table:table-cell>
              <table:table-cell office:value-type="float" office:value="67.29505">
                <text:p>67.29505</text:p>
              </table:table-cell>
              <table:table-cell office:value-type="float" office:value="94.082205">
                <text:p>94.082205</text:p>
              </table:table-cell>
              <table:table-cell office:value-type="float" office:value="63.312667">
                <text:p>63.312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0.5">
                <text:p>120.5</text:p>
              </table:table-cell>
              <table:table-cell office:value-type="float" office:value="117.3">
                <text:p>117.3</text:p>
              </table:table-cell>
              <table:table-cell office:value-type="float" office:value="69.090806">
                <text:p>69.090806</text:p>
              </table:table-cell>
              <table:table-cell office:value-type="float" office:value="97.301387">
                <text:p>97.301387</text:p>
              </table:table-cell>
              <table:table-cell office:value-type="float" office:value="67.226312">
                <text:p>67.226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3.2">
                <text:p>123.2</text:p>
              </table:table-cell>
              <table:table-cell office:value-type="float" office:value="117.8">
                <text:p>117.8</text:p>
              </table:table-cell>
              <table:table-cell office:value-type="float" office:value="68.0922">
                <text:p>68.0922</text:p>
              </table:table-cell>
              <table:table-cell office:value-type="float" office:value="95.600496">
                <text:p>95.600496</text:p>
              </table:table-cell>
              <table:table-cell office:value-type="float" office:value="65.096481">
                <text:p>65.096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1.6">
                <text:p>121.6</text:p>
              </table:table-cell>
              <table:table-cell office:value-type="float" office:value="117.1">
                <text:p>117.1</text:p>
              </table:table-cell>
              <table:table-cell office:value-type="float" office:value="68.74199">
                <text:p>68.74199</text:p>
              </table:table-cell>
              <table:table-cell office:value-type="float" office:value="96.283224">
                <text:p>96.283224</text:p>
              </table:table-cell>
              <table:table-cell office:value-type="float" office:value="66.187004">
                <text:p>66.187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2.1">
                <text:p>122.1</text:p>
              </table:table-cell>
              <table:table-cell office:value-type="float" office:value="116.5">
                <text:p>116.5</text:p>
              </table:table-cell>
              <table:table-cell office:value-type="float" office:value="68.408759">
                <text:p>68.408759</text:p>
              </table:table-cell>
              <table:table-cell office:value-type="float" office:value="95.416078">
                <text:p>95.416078</text:p>
              </table:table-cell>
              <table:table-cell office:value-type="float" office:value="65.272954">
                <text:p>65.272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0.2">
                <text:p>120.2</text:p>
              </table:table-cell>
              <table:table-cell office:value-type="float" office:value="115.8">
                <text:p>115.8</text:p>
              </table:table-cell>
              <table:table-cell office:value-type="float" office:value="68.688507">
                <text:p>68.688507</text:p>
              </table:table-cell>
              <table:table-cell office:value-type="float" office:value="96.388972">
                <text:p>96.388972</text:p>
              </table:table-cell>
              <table:table-cell office:value-type="float" office:value="66.208145">
                <text:p>66.2081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2.1">
                <text:p>122.1</text:p>
              </table:table-cell>
              <table:table-cell office:value-type="float" office:value="117.4">
                <text:p>117.4</text:p>
              </table:table-cell>
              <table:table-cell office:value-type="float" office:value="68.679298">
                <text:p>68.679298</text:p>
              </table:table-cell>
              <table:table-cell office:value-type="float" office:value="96.154485">
                <text:p>96.154485</text:p>
              </table:table-cell>
              <table:table-cell office:value-type="float" office:value="66.038225">
                <text:p>66.038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2.7">
                <text:p>122.7</text:p>
              </table:table-cell>
              <table:table-cell office:value-type="float" office:value="118">
                <text:p>118</text:p>
              </table:table-cell>
              <table:table-cell office:value-type="float" office:value="68.673589">
                <text:p>68.673589</text:p>
              </table:table-cell>
              <table:table-cell office:value-type="float" office:value="96.175619">
                <text:p>96.175619</text:p>
              </table:table-cell>
              <table:table-cell office:value-type="float" office:value="66.047249">
                <text:p>66.0472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6.9">
                <text:p>116.9</text:p>
              </table:table-cell>
              <table:table-cell office:value-type="float" office:value="68.374757">
                <text:p>68.374757</text:p>
              </table:table-cell>
              <table:table-cell office:value-type="float" office:value="95.85319">
                <text:p>95.85319</text:p>
              </table:table-cell>
              <table:table-cell office:value-type="float" office:value="65.539386">
                <text:p>65.539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0.2">
                <text:p>120.2</text:p>
              </table:table-cell>
              <table:table-cell office:value-type="float" office:value="115.3">
                <text:p>115.3</text:p>
              </table:table-cell>
              <table:table-cell office:value-type="float" office:value="68.029881">
                <text:p>68.029881</text:p>
              </table:table-cell>
              <table:table-cell office:value-type="float" office:value="95.93852">
                <text:p>95.93852</text:p>
              </table:table-cell>
              <table:table-cell office:value-type="float" office:value="65.26686">
                <text:p>65.266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9.6">
                <text:p>119.6</text:p>
              </table:table-cell>
              <table:table-cell office:value-type="float" office:value="114.9">
                <text:p>114.9</text:p>
              </table:table-cell>
              <table:table-cell office:value-type="float" office:value="68.689095">
                <text:p>68.689095</text:p>
              </table:table-cell>
              <table:table-cell office:value-type="float" office:value="96.075016">
                <text:p>96.075016</text:p>
              </table:table-cell>
              <table:table-cell office:value-type="float" office:value="65.993059">
                <text:p>65.993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8.2">
                <text:p>118.2</text:p>
              </table:table-cell>
              <table:table-cell office:value-type="float" office:value="69.147764">
                <text:p>69.147764</text:p>
              </table:table-cell>
              <table:table-cell office:value-type="float" office:value="96.888312">
                <text:p>96.888312</text:p>
              </table:table-cell>
              <table:table-cell office:value-type="float" office:value="66.996101">
                <text:p>66.996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1.2">
                <text:p>121.2</text:p>
              </table:table-cell>
              <table:table-cell office:value-type="float" office:value="115.6">
                <text:p>115.6</text:p>
              </table:table-cell>
              <table:table-cell office:value-type="float" office:value="68.348797">
                <text:p>68.348797</text:p>
              </table:table-cell>
              <table:table-cell office:value-type="float" office:value="95.376783">
                <text:p>95.376783</text:p>
              </table:table-cell>
              <table:table-cell office:value-type="float" office:value="65.188884">
                <text:p>65.188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2.5">
                <text:p>122.5</text:p>
              </table:table-cell>
              <table:table-cell office:value-type="float" office:value="117.8">
                <text:p>117.8</text:p>
              </table:table-cell>
              <table:table-cell office:value-type="float" office:value="68.885089">
                <text:p>68.885089</text:p>
              </table:table-cell>
              <table:table-cell office:value-type="float" office:value="96.167103">
                <text:p>96.167103</text:p>
              </table:table-cell>
              <table:table-cell office:value-type="float" office:value="66.244795">
                <text:p>66.244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2.1">
                <text:p>122.1</text:p>
              </table:table-cell>
              <table:table-cell office:value-type="float" office:value="116.9">
                <text:p>116.9</text:p>
              </table:table-cell>
              <table:table-cell office:value-type="float" office:value="68.837852">
                <text:p>68.837852</text:p>
              </table:table-cell>
              <table:table-cell office:value-type="float" office:value="95.708607">
                <text:p>95.708607</text:p>
              </table:table-cell>
              <table:table-cell office:value-type="float" office:value="65.883749">
                <text:p>65.8837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1.1">
                <text:p>121.1</text:p>
              </table:table-cell>
              <table:table-cell office:value-type="float" office:value="116.4">
                <text:p>116.4</text:p>
              </table:table-cell>
              <table:table-cell office:value-type="float" office:value="69.057054">
                <text:p>69.057054</text:p>
              </table:table-cell>
              <table:table-cell office:value-type="float" office:value="96.120673">
                <text:p>96.120673</text:p>
              </table:table-cell>
              <table:table-cell office:value-type="float" office:value="66.378105">
                <text:p>66.378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1.2">
                <text:p>121.2</text:p>
              </table:table-cell>
              <table:table-cell office:value-type="float" office:value="117.4">
                <text:p>117.4</text:p>
              </table:table-cell>
              <table:table-cell office:value-type="float" office:value="69.292313">
                <text:p>69.292313</text:p>
              </table:table-cell>
              <table:table-cell office:value-type="float" office:value="96.867557">
                <text:p>96.867557</text:p>
              </table:table-cell>
              <table:table-cell office:value-type="float" office:value="67.121771">
                <text:p>67.121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6.5">
                <text:p>116.5</text:p>
              </table:table-cell>
              <table:table-cell office:value-type="float" office:value="68.74118">
                <text:p>68.74118</text:p>
              </table:table-cell>
              <table:table-cell office:value-type="float" office:value="95.557393">
                <text:p>95.557393</text:p>
              </table:table-cell>
              <table:table-cell office:value-type="float" office:value="65.687279">
                <text:p>65.6872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.2">
                <text:p>121.2</text:p>
              </table:table-cell>
              <table:table-cell office:value-type="float" office:value="116.7">
                <text:p>116.7</text:p>
              </table:table-cell>
              <table:table-cell office:value-type="float" office:value="69.233694">
                <text:p>69.233694</text:p>
              </table:table-cell>
              <table:table-cell office:value-type="float" office:value="96.273312">
                <text:p>96.273312</text:p>
              </table:table-cell>
              <table:table-cell office:value-type="float" office:value="66.65357">
                <text:p>66.65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.4">
                <text:p>121.4</text:p>
              </table:table-cell>
              <table:table-cell office:value-type="float" office:value="115.6">
                <text:p>115.6</text:p>
              </table:table-cell>
              <table:table-cell office:value-type="float" office:value="68.73457">
                <text:p>68.73457</text:p>
              </table:table-cell>
              <table:table-cell office:value-type="float" office:value="95.236069">
                <text:p>95.236069</text:p>
              </table:table-cell>
              <table:table-cell office:value-type="float" office:value="65.460102">
                <text:p>65.4601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9.2">
                <text:p>119.2</text:p>
              </table:table-cell>
              <table:table-cell office:value-type="float" office:value="114.9">
                <text:p>114.9</text:p>
              </table:table-cell>
              <table:table-cell office:value-type="float" office:value="69.304785">
                <text:p>69.304785</text:p>
              </table:table-cell>
              <table:table-cell office:value-type="float" office:value="96.363306">
                <text:p>96.363306</text:p>
              </table:table-cell>
              <table:table-cell office:value-type="float" office:value="66.784382">
                <text:p>66.7843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0.5">
                <text:p>120.5</text:p>
              </table:table-cell>
              <table:table-cell office:value-type="float" office:value="116.5">
                <text:p>116.5</text:p>
              </table:table-cell>
              <table:table-cell office:value-type="float" office:value="69.259825">
                <text:p>69.259825</text:p>
              </table:table-cell>
              <table:table-cell office:value-type="float" office:value="96.700994">
                <text:p>96.700994</text:p>
              </table:table-cell>
              <table:table-cell office:value-type="float" office:value="66.974939">
                <text:p>66.974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0.3">
                <text:p>120.3</text:p>
              </table:table-cell>
              <table:table-cell office:value-type="float" office:value="116.2">
                <text:p>116.2</text:p>
              </table:table-cell>
              <table:table-cell office:value-type="float" office:value="69.142788">
                <text:p>69.142788</text:p>
              </table:table-cell>
              <table:table-cell office:value-type="float" office:value="96.547383">
                <text:p>96.547383</text:p>
              </table:table-cell>
              <table:table-cell office:value-type="float" office:value="66.755552">
                <text:p>66.755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.1">
                <text:p>121.1</text:p>
              </table:table-cell>
              <table:table-cell office:value-type="float" office:value="115.6">
                <text:p>115.6</text:p>
              </table:table-cell>
              <table:table-cell office:value-type="float" office:value="68.407424">
                <text:p>68.407424</text:p>
              </table:table-cell>
              <table:table-cell office:value-type="float" office:value="95.52009">
                <text:p>95.52009</text:p>
              </table:table-cell>
              <table:table-cell office:value-type="float" office:value="65.342833">
                <text:p>65.3428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9.8">
                <text:p>119.8</text:p>
              </table:table-cell>
              <table:table-cell office:value-type="float" office:value="114.7">
                <text:p>114.7</text:p>
              </table:table-cell>
              <table:table-cell office:value-type="float" office:value="68.738789">
                <text:p>68.738789</text:p>
              </table:table-cell>
              <table:table-cell office:value-type="float" office:value="95.780741">
                <text:p>95.780741</text:p>
              </table:table-cell>
              <table:table-cell office:value-type="float" office:value="65.838521">
                <text:p>65.8385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9.4">
                <text:p>119.4</text:p>
              </table:table-cell>
              <table:table-cell office:value-type="float" office:value="114.9">
                <text:p>114.9</text:p>
              </table:table-cell>
              <table:table-cell office:value-type="float" office:value="69.063587">
                <text:p>69.063587</text:p>
              </table:table-cell>
              <table:table-cell office:value-type="float" office:value="96.219353">
                <text:p>96.219353</text:p>
              </table:table-cell>
              <table:table-cell office:value-type="float" office:value="66.452536">
                <text:p>66.452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8.7">
                <text:p>118.7</text:p>
              </table:table-cell>
              <table:table-cell office:value-type="float" office:value="114.2">
                <text:p>114.2</text:p>
              </table:table-cell>
              <table:table-cell office:value-type="float" office:value="68.854148">
                <text:p>68.854148</text:p>
              </table:table-cell>
              <table:table-cell office:value-type="float" office:value="96.197633">
                <text:p>96.197633</text:p>
              </table:table-cell>
              <table:table-cell office:value-type="float" office:value="66.23606">
                <text:p>66.236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8.7">
                <text:p>118.7</text:p>
              </table:table-cell>
              <table:table-cell office:value-type="float" office:value="113.1">
                <text:p>113.1</text:p>
              </table:table-cell>
              <table:table-cell office:value-type="float" office:value="68.088424">
                <text:p>68.088424</text:p>
              </table:table-cell>
              <table:table-cell office:value-type="float" office:value="95.283059">
                <text:p>95.283059</text:p>
              </table:table-cell>
              <table:table-cell office:value-type="float" office:value="64.876734">
                <text:p>64.876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8.2">
                <text:p>118.2</text:p>
              </table:table-cell>
              <table:table-cell office:value-type="float" office:value="113.8">
                <text:p>113.8</text:p>
              </table:table-cell>
              <table:table-cell office:value-type="float" office:value="69.205975">
                <text:p>69.205975</text:p>
              </table:table-cell>
              <table:table-cell office:value-type="float" office:value="96.330592">
                <text:p>96.330592</text:p>
              </table:table-cell>
              <table:table-cell office:value-type="float" office:value="66.666525">
                <text:p>66.666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9.6">
                <text:p>119.6</text:p>
              </table:table-cell>
              <table:table-cell office:value-type="float" office:value="115.8">
                <text:p>115.8</text:p>
              </table:table-cell>
              <table:table-cell office:value-type="float" office:value="69.430123">
                <text:p>69.430123</text:p>
              </table:table-cell>
              <table:table-cell office:value-type="float" office:value="96.8313">
                <text:p>96.8313</text:p>
              </table:table-cell>
              <table:table-cell office:value-type="float" office:value="67.230091">
                <text:p>67.2300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14.7">
                <text:p>114.7</text:p>
              </table:table-cell>
              <table:table-cell office:value-type="float" office:value="68.653236">
                <text:p>68.653236</text:p>
              </table:table-cell>
              <table:table-cell office:value-type="float" office:value="95.628257">
                <text:p>95.628257</text:p>
              </table:table-cell>
              <table:table-cell office:value-type="float" office:value="65.651893">
                <text:p>65.651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9.8">
                <text:p>119.8</text:p>
              </table:table-cell>
              <table:table-cell office:value-type="float" office:value="115.6">
                <text:p>115.6</text:p>
              </table:table-cell>
              <table:table-cell office:value-type="float" office:value="69.334182">
                <text:p>69.334182</text:p>
              </table:table-cell>
              <table:table-cell office:value-type="float" office:value="96.534181">
                <text:p>96.534181</text:p>
              </table:table-cell>
              <table:table-cell office:value-type="float" office:value="66.931185">
                <text:p>66.9311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0.3">
                <text:p>120.3</text:p>
              </table:table-cell>
              <table:table-cell office:value-type="float" office:value="114.2">
                <text:p>114.2</text:p>
              </table:table-cell>
              <table:table-cell office:value-type="float" office:value="67.842514">
                <text:p>67.842514</text:p>
              </table:table-cell>
              <table:table-cell office:value-type="float" office:value="94.892918">
                <text:p>94.892918</text:p>
              </table:table-cell>
              <table:table-cell office:value-type="float" office:value="64.377742">
                <text:p>64.377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8.7">
                <text:p>118.7</text:p>
              </table:table-cell>
              <table:table-cell office:value-type="float" office:value="115.1">
                <text:p>115.1</text:p>
              </table:table-cell>
              <table:table-cell office:value-type="float" office:value="69.454204">
                <text:p>69.454204</text:p>
              </table:table-cell>
              <table:table-cell office:value-type="float" office:value="96.957426">
                <text:p>96.957426</text:p>
              </table:table-cell>
              <table:table-cell office:value-type="float" office:value="67.341009">
                <text:p>67.341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9.3">
                <text:p>119.3</text:p>
              </table:table-cell>
              <table:table-cell office:value-type="float" office:value="114.6">
                <text:p>114.6</text:p>
              </table:table-cell>
              <table:table-cell office:value-type="float" office:value="69.041392">
                <text:p>69.041392</text:p>
              </table:table-cell>
              <table:table-cell office:value-type="float" office:value="96.060017">
                <text:p>96.060017</text:p>
              </table:table-cell>
              <table:table-cell office:value-type="float" office:value="66.321173">
                <text:p>66.321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0.3">
                <text:p>120.3</text:p>
              </table:table-cell>
              <table:table-cell office:value-type="float" office:value="115.1">
                <text:p>115.1</text:p>
              </table:table-cell>
              <table:table-cell office:value-type="float" office:value="68.740188">
                <text:p>68.740188</text:p>
              </table:table-cell>
              <table:table-cell office:value-type="float" office:value="95.644802">
                <text:p>95.644802</text:p>
              </table:table-cell>
              <table:table-cell office:value-type="float" office:value="65.746417">
                <text:p>65.746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0.3">
                <text:p>120.3</text:p>
              </table:table-cell>
              <table:table-cell office:value-type="float" office:value="116.2">
                <text:p>116.2</text:p>
              </table:table-cell>
              <table:table-cell office:value-type="float" office:value="69.227679">
                <text:p>69.227679</text:p>
              </table:table-cell>
              <table:table-cell office:value-type="float" office:value="96.547186">
                <text:p>96.547186</text:p>
              </table:table-cell>
              <table:table-cell office:value-type="float" office:value="66.837377">
                <text:p>66.8373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8.3">
                <text:p>118.3</text:p>
              </table:table-cell>
              <table:table-cell office:value-type="float" office:value="112">
                <text:p>112</text:p>
              </table:table-cell>
              <table:table-cell office:value-type="float" office:value="67.624082">
                <text:p>67.624082</text:p>
              </table:table-cell>
              <table:table-cell office:value-type="float" office:value="94.655286">
                <text:p>94.655286</text:p>
              </table:table-cell>
              <table:table-cell office:value-type="float" office:value="64.009768">
                <text:p>64.009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6.4">
                <text:p>116.4</text:p>
              </table:table-cell>
              <table:table-cell office:value-type="float" office:value="113.1">
                <text:p>113.1</text:p>
              </table:table-cell>
              <table:table-cell office:value-type="float" office:value="69.076055">
                <text:p>69.076055</text:p>
              </table:table-cell>
              <table:table-cell office:value-type="float" office:value="97.206752">
                <text:p>97.206752</text:p>
              </table:table-cell>
              <table:table-cell office:value-type="float" office:value="67.146589">
                <text:p>67.1465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6.7">
                <text:p>116.7</text:p>
              </table:table-cell>
              <table:table-cell office:value-type="float" office:value="111.8">
                <text:p>111.8</text:p>
              </table:table-cell>
              <table:table-cell office:value-type="float" office:value="68.690029">
                <text:p>68.690029</text:p>
              </table:table-cell>
              <table:table-cell office:value-type="float" office:value="95.817856">
                <text:p>95.817856</text:p>
              </table:table-cell>
              <table:table-cell office:value-type="float" office:value="65.817314">
                <text:p>65.8173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7.6">
                <text:p>117.6</text:p>
              </table:table-cell>
              <table:table-cell office:value-type="float" office:value="112.9">
                <text:p>112.9</text:p>
              </table:table-cell>
              <table:table-cell office:value-type="float" office:value="68.977178">
                <text:p>68.977178</text:p>
              </table:table-cell>
              <table:table-cell office:value-type="float" office:value="96.000181">
                <text:p>96.000181</text:p>
              </table:table-cell>
              <table:table-cell office:value-type="float" office:value="66.218216">
                <text:p>66.218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6">
                <text:p>116</text:p>
              </table:table-cell>
              <table:table-cell office:value-type="float" office:value="112.4">
                <text:p>112.4</text:p>
              </table:table-cell>
              <table:table-cell office:value-type="float" office:value="69.551505">
                <text:p>69.551505</text:p>
              </table:table-cell>
              <table:table-cell office:value-type="float" office:value="96.887962">
                <text:p>96.887962</text:p>
              </table:table-cell>
              <table:table-cell office:value-type="float" office:value="67.387036">
                <text:p>67.3870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8.5">
                <text:p>118.5</text:p>
              </table:table-cell>
              <table:table-cell office:value-type="float" office:value="114">
                <text:p>114</text:p>
              </table:table-cell>
              <table:table-cell office:value-type="float" office:value="69.000428">
                <text:p>69.000428</text:p>
              </table:table-cell>
              <table:table-cell office:value-type="float" office:value="96.187171">
                <text:p>96.187171</text:p>
              </table:table-cell>
              <table:table-cell office:value-type="float" office:value="66.36956">
                <text:p>66.369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8.5">
                <text:p>118.5</text:p>
              </table:table-cell>
              <table:table-cell office:value-type="float" office:value="113.6">
                <text:p>113.6</text:p>
              </table:table-cell>
              <table:table-cell office:value-type="float" office:value="68.630978">
                <text:p>68.630978</text:p>
              </table:table-cell>
              <table:table-cell office:value-type="float" office:value="95.886682">
                <text:p>95.886682</text:p>
              </table:table-cell>
              <table:table-cell office:value-type="float" office:value="65.807968">
                <text:p>65.807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7.3">
                <text:p>117.3</text:p>
              </table:table-cell>
              <table:table-cell office:value-type="float" office:value="113.3">
                <text:p>113.3</text:p>
              </table:table-cell>
              <table:table-cell office:value-type="float" office:value="69.235342">
                <text:p>69.235342</text:p>
              </table:table-cell>
              <table:table-cell office:value-type="float" office:value="96.612398">
                <text:p>96.612398</text:p>
              </table:table-cell>
              <table:table-cell office:value-type="float" office:value="66.889924">
                <text:p>66.8899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7.1">
                <text:p>117.1</text:p>
              </table:table-cell>
              <table:table-cell office:value-type="float" office:value="112.2">
                <text:p>112.2</text:p>
              </table:table-cell>
              <table:table-cell office:value-type="float" office:value="68.744052">
                <text:p>68.744052</text:p>
              </table:table-cell>
              <table:table-cell office:value-type="float" office:value="95.832799">
                <text:p>95.832799</text:p>
              </table:table-cell>
              <table:table-cell office:value-type="float" office:value="65.879349">
                <text:p>65.8793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6.7">
                <text:p>116.7</text:p>
              </table:table-cell>
              <table:table-cell office:value-type="float" office:value="112.6">
                <text:p>112.6</text:p>
              </table:table-cell>
              <table:table-cell office:value-type="float" office:value="69.288243">
                <text:p>69.288243</text:p>
              </table:table-cell>
              <table:table-cell office:value-type="float" office:value="96.439202">
                <text:p>96.439202</text:p>
              </table:table-cell>
              <table:table-cell office:value-type="float" office:value="66.821029">
                <text:p>66.8210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8.2">
                <text:p>118.2</text:p>
              </table:table-cell>
              <table:table-cell office:value-type="float" office:value="113.6">
                <text:p>113.6</text:p>
              </table:table-cell>
              <table:table-cell office:value-type="float" office:value="69.074493">
                <text:p>69.074493</text:p>
              </table:table-cell>
              <table:table-cell office:value-type="float" office:value="96.179229">
                <text:p>96.179229</text:p>
              </table:table-cell>
              <table:table-cell office:value-type="float" office:value="66.435315">
                <text:p>66.435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8.2">
                <text:p>118.2</text:p>
              </table:table-cell>
              <table:table-cell office:value-type="float" office:value="113.6">
                <text:p>113.6</text:p>
              </table:table-cell>
              <table:table-cell office:value-type="float" office:value="68.92936">
                <text:p>68.92936</text:p>
              </table:table-cell>
              <table:table-cell office:value-type="float" office:value="96.17954">
                <text:p>96.17954</text:p>
              </table:table-cell>
              <table:table-cell office:value-type="float" office:value="66.295941">
                <text:p>66.295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18.5">
                <text:p>118.5</text:p>
              </table:table-cell>
              <table:table-cell office:value-type="float" office:value="114">
                <text:p>114</text:p>
              </table:table-cell>
              <table:table-cell office:value-type="float" office:value="68.905304">
                <text:p>68.905304</text:p>
              </table:table-cell>
              <table:table-cell office:value-type="float" office:value="96.185643">
                <text:p>96.185643</text:p>
              </table:table-cell>
              <table:table-cell office:value-type="float" office:value="66.27701">
                <text:p>66.277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7.8">
                <text:p>117.8</text:p>
              </table:table-cell>
              <table:table-cell office:value-type="float" office:value="114">
                <text:p>114</text:p>
              </table:table-cell>
              <table:table-cell office:value-type="float" office:value="69.650132">
                <text:p>69.650132</text:p>
              </table:table-cell>
              <table:table-cell office:value-type="float" office:value="96.783249">
                <text:p>96.783249</text:p>
              </table:table-cell>
              <table:table-cell office:value-type="float" office:value="67.409661">
                <text:p>67.4096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0.7">
                <text:p>120.7</text:p>
              </table:table-cell>
              <table:table-cell office:value-type="float" office:value="114.4">
                <text:p>114.4</text:p>
              </table:table-cell>
              <table:table-cell office:value-type="float" office:value="68.572319">
                <text:p>68.572319</text:p>
              </table:table-cell>
              <table:table-cell office:value-type="float" office:value="94.761679">
                <text:p>94.761679</text:p>
              </table:table-cell>
              <table:table-cell office:value-type="float" office:value="64.980281">
                <text:p>64.980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8.2">
                <text:p>118.2</text:p>
              </table:table-cell>
              <table:table-cell office:value-type="float" office:value="115.1">
                <text:p>115.1</text:p>
              </table:table-cell>
              <table:table-cell office:value-type="float" office:value="70.011376">
                <text:p>70.011376</text:p>
              </table:table-cell>
              <table:table-cell office:value-type="float" office:value="97.399201">
                <text:p>97.399201</text:p>
              </table:table-cell>
              <table:table-cell office:value-type="float" office:value="68.19052">
                <text:p>68.190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9.6">
                <text:p>119.6</text:p>
              </table:table-cell>
              <table:table-cell office:value-type="float" office:value="114.7">
                <text:p>114.7</text:p>
              </table:table-cell>
              <table:table-cell office:value-type="float" office:value="69.397675">
                <text:p>69.397675</text:p>
              </table:table-cell>
              <table:table-cell office:value-type="float" office:value="95.919388">
                <text:p>95.919388</text:p>
              </table:table-cell>
              <table:table-cell office:value-type="float" office:value="66.565825">
                <text:p>66.5658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0.1">
                <text:p>120.1</text:p>
              </table:table-cell>
              <table:table-cell office:value-type="float" office:value="116.4">
                <text:p>116.4</text:p>
              </table:table-cell>
              <table:table-cell office:value-type="float" office:value="69.74594">
                <text:p>69.74594</text:p>
              </table:table-cell>
              <table:table-cell office:value-type="float" office:value="96.842889">
                <text:p>96.842889</text:p>
              </table:table-cell>
              <table:table-cell office:value-type="float" office:value="67.543983">
                <text:p>67.5439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9.4">
                <text:p>119.4</text:p>
              </table:table-cell>
              <table:table-cell office:value-type="float" office:value="113.6">
                <text:p>113.6</text:p>
              </table:table-cell>
              <table:table-cell office:value-type="float" office:value="68.8293">
                <text:p>68.8293</text:p>
              </table:table-cell>
              <table:table-cell office:value-type="float" office:value="95.16154">
                <text:p>95.16154</text:p>
              </table:table-cell>
              <table:table-cell office:value-type="float" office:value="65.499022">
                <text:p>65.4990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8.5">
                <text:p>118.5</text:p>
              </table:table-cell>
              <table:table-cell office:value-type="float" office:value="113.3">
                <text:p>113.3</text:p>
              </table:table-cell>
              <table:table-cell office:value-type="float" office:value="68.988465">
                <text:p>68.988465</text:p>
              </table:table-cell>
              <table:table-cell office:value-type="float" office:value="95.579847">
                <text:p>95.579847</text:p>
              </table:table-cell>
              <table:table-cell office:value-type="float" office:value="65.939069">
                <text:p>65.9390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8.7">
                <text:p>118.7</text:p>
              </table:table-cell>
              <table:table-cell office:value-type="float" office:value="115.4">
                <text:p>115.4</text:p>
              </table:table-cell>
              <table:table-cell office:value-type="float" office:value="70.190866">
                <text:p>70.190866</text:p>
              </table:table-cell>
              <table:table-cell office:value-type="float" office:value="97.256971">
                <text:p>97.256971</text:p>
              </table:table-cell>
              <table:table-cell office:value-type="float" office:value="68.26551">
                <text:p>68.265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9.1">
                <text:p>119.1</text:p>
              </table:table-cell>
              <table:table-cell office:value-type="float" office:value="114.5">
                <text:p>114.5</text:p>
              </table:table-cell>
              <table:table-cell office:value-type="float" office:value="69.510369">
                <text:p>69.510369</text:p>
              </table:table-cell>
              <table:table-cell office:value-type="float" office:value="96.208329">
                <text:p>96.208329</text:p>
              </table:table-cell>
              <table:table-cell office:value-type="float" office:value="66.874765">
                <text:p>66.8747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1">
                <text:p>121</text:p>
              </table:table-cell>
              <table:table-cell office:value-type="float" office:value="117.4">
                <text:p>117.4</text:p>
              </table:table-cell>
              <table:table-cell office:value-type="float" office:value="70.13258">
                <text:p>70.13258</text:p>
              </table:table-cell>
              <table:table-cell office:value-type="float" office:value="97.014884">
                <text:p>97.014884</text:p>
              </table:table-cell>
              <table:table-cell office:value-type="float" office:value="68.039041">
                <text:p>68.039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22.1">
                <text:p>122.1</text:p>
              </table:table-cell>
              <table:table-cell office:value-type="float" office:value="116">
                <text:p>116</text:p>
              </table:table-cell>
              <table:table-cell office:value-type="float" office:value="68.999203">
                <text:p>68.999203</text:p>
              </table:table-cell>
              <table:table-cell office:value-type="float" office:value="94.969526">
                <text:p>94.969526</text:p>
              </table:table-cell>
              <table:table-cell office:value-type="float" office:value="65.528216">
                <text:p>65.528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8">
                <text:p>118</text:p>
              </table:table-cell>
              <table:table-cell office:value-type="float" office:value="113.3">
                <text:p>113.3</text:p>
              </table:table-cell>
              <table:table-cell office:value-type="float" office:value="70.02215">
                <text:p>70.02215</text:p>
              </table:table-cell>
              <table:table-cell office:value-type="float" office:value="96.019626">
                <text:p>96.019626</text:p>
              </table:table-cell>
              <table:table-cell office:value-type="float" office:value="67.235007">
                <text:p>67.2350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70.392767">
                <text:p>70.392767</text:p>
              </table:table-cell>
              <table:table-cell office:value-type="float" office:value="97.462617">
                <text:p>97.462617</text:p>
              </table:table-cell>
              <table:table-cell office:value-type="float" office:value="68.606633">
                <text:p>68.6066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1.4">
                <text:p>121.4</text:p>
              </table:table-cell>
              <table:table-cell office:value-type="float" office:value="114.9">
                <text:p>114.9</text:p>
              </table:table-cell>
              <table:table-cell office:value-type="float" office:value="68.88745">
                <text:p>68.88745</text:p>
              </table:table-cell>
              <table:table-cell office:value-type="float" office:value="94.64119">
                <text:p>94.64119</text:p>
              </table:table-cell>
              <table:table-cell office:value-type="float" office:value="65.195902">
                <text:p>65.1959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9.6">
                <text:p>119.6</text:p>
              </table:table-cell>
              <table:table-cell office:value-type="float" office:value="116.2">
                <text:p>116.2</text:p>
              </table:table-cell>
              <table:table-cell office:value-type="float" office:value="70.333218">
                <text:p>70.333218</text:p>
              </table:table-cell>
              <table:table-cell office:value-type="float" office:value="97.127936">
                <text:p>97.127936</text:p>
              </table:table-cell>
              <table:table-cell office:value-type="float" office:value="68.313203">
                <text:p>68.3132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9.1">
                <text:p>119.1</text:p>
              </table:table-cell>
              <table:table-cell office:value-type="float" office:value="113.6">
                <text:p>113.6</text:p>
              </table:table-cell>
              <table:table-cell office:value-type="float" office:value="69.370887">
                <text:p>69.370887</text:p>
              </table:table-cell>
              <table:table-cell office:value-type="float" office:value="95.450491">
                <text:p>95.450491</text:p>
              </table:table-cell>
              <table:table-cell office:value-type="float" office:value="66.214852">
                <text:p>66.214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9.8">
                <text:p>119.8</text:p>
              </table:table-cell>
              <table:table-cell office:value-type="float" office:value="115.3">
                <text:p>115.3</text:p>
              </table:table-cell>
              <table:table-cell office:value-type="float" office:value="69.991743">
                <text:p>69.991743</text:p>
              </table:table-cell>
              <table:table-cell office:value-type="float" office:value="96.226452">
                <text:p>96.226452</text:p>
              </table:table-cell>
              <table:table-cell office:value-type="float" office:value="67.35057">
                <text:p>67.350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9.4">
                <text:p>119.4</text:p>
              </table:table-cell>
              <table:table-cell office:value-type="float" office:value="114">
                <text:p>114</text:p>
              </table:table-cell>
              <table:table-cell office:value-type="float" office:value="69.1215">
                <text:p>69.1215</text:p>
              </table:table-cell>
              <table:table-cell office:value-type="float" office:value="95.456474">
                <text:p>95.456474</text:p>
              </table:table-cell>
              <table:table-cell office:value-type="float" office:value="65.980947">
                <text:p>65.980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8.5">
                <text:p>118.5</text:p>
              </table:table-cell>
              <table:table-cell office:value-type="float" office:value="112.9">
                <text:p>112.9</text:p>
              </table:table-cell>
              <table:table-cell office:value-type="float" office:value="69.43295">
                <text:p>69.43295</text:p>
              </table:table-cell>
              <table:table-cell office:value-type="float" office:value="95.274523">
                <text:p>95.274523</text:p>
              </table:table-cell>
              <table:table-cell office:value-type="float" office:value="66.151912">
                <text:p>66.151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8">
                <text:p>118</text:p>
              </table:table-cell>
              <table:table-cell office:value-type="float" office:value="114.5">
                <text:p>114.5</text:p>
              </table:table-cell>
              <table:table-cell office:value-type="float" office:value="70.2494">
                <text:p>70.2494</text:p>
              </table:table-cell>
              <table:table-cell office:value-type="float" office:value="97.087126">
                <text:p>97.087126</text:p>
              </table:table-cell>
              <table:table-cell office:value-type="float" office:value="68.203124">
                <text:p>68.203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8.9">
                <text:p>118.9</text:p>
              </table:table-cell>
              <table:table-cell office:value-type="float" office:value="115.6">
                <text:p>115.6</text:p>
              </table:table-cell>
              <table:table-cell office:value-type="float" office:value="70.468232">
                <text:p>70.468232</text:p>
              </table:table-cell>
              <table:table-cell office:value-type="float" office:value="97.265782">
                <text:p>97.265782</text:p>
              </table:table-cell>
              <table:table-cell office:value-type="float" office:value="68.541477">
                <text:p>68.5414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20.1">
                <text:p>120.1</text:p>
              </table:table-cell>
              <table:table-cell office:value-type="float" office:value="113.5">
                <text:p>113.5</text:p>
              </table:table-cell>
              <table:table-cell office:value-type="float" office:value="68.670866">
                <text:p>68.670866</text:p>
              </table:table-cell>
              <table:table-cell office:value-type="float" office:value="94.436245">
                <text:p>94.436245</text:p>
              </table:table-cell>
              <table:table-cell office:value-type="float" office:value="64.850187">
                <text:p>64.8501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7.8">
                <text:p>117.8</text:p>
              </table:table-cell>
              <table:table-cell office:value-type="float" office:value="114.4">
                <text:p>114.4</text:p>
              </table:table-cell>
              <table:table-cell office:value-type="float" office:value="70.088293">
                <text:p>70.088293</text:p>
              </table:table-cell>
              <table:table-cell office:value-type="float" office:value="97.080896">
                <text:p>97.080896</text:p>
              </table:table-cell>
              <table:table-cell office:value-type="float" office:value="68.042343">
                <text:p>68.042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8">
                <text:p>118</text:p>
              </table:table-cell>
              <table:table-cell office:value-type="float" office:value="112.2">
                <text:p>112.2</text:p>
              </table:table-cell>
              <table:table-cell office:value-type="float" office:value="69.028983">
                <text:p>69.028983</text:p>
              </table:table-cell>
              <table:table-cell office:value-type="float" office:value="95.102011">
                <text:p>95.102011</text:p>
              </table:table-cell>
              <table:table-cell office:value-type="float" office:value="65.647951">
                <text:p>65.6479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7.1">
                <text:p>117.1</text:p>
              </table:table-cell>
              <table:table-cell office:value-type="float" office:value="112.2">
                <text:p>112.2</text:p>
              </table:table-cell>
              <table:table-cell office:value-type="float" office:value="69.579094">
                <text:p>69.579094</text:p>
              </table:table-cell>
              <table:table-cell office:value-type="float" office:value="95.8378">
                <text:p>95.8378</text:p>
              </table:table-cell>
              <table:table-cell office:value-type="float" office:value="66.683073">
                <text:p>66.6830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113.3">
                <text:p>113.3</text:p>
              </table:table-cell>
              <table:table-cell office:value-type="float" office:value="70.035242">
                <text:p>70.035242</text:p>
              </table:table-cell>
              <table:table-cell office:value-type="float" office:value="96.914646">
                <text:p>96.914646</text:p>
              </table:table-cell>
              <table:table-cell office:value-type="float" office:value="67.874407">
                <text:p>67.874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6.5">
                <text:p>116.5</text:p>
              </table:table-cell>
              <table:table-cell office:value-type="float" office:value="112">
                <text:p>112</text:p>
              </table:table-cell>
              <table:table-cell office:value-type="float" office:value="69.506881">
                <text:p>69.506881</text:p>
              </table:table-cell>
              <table:table-cell office:value-type="float" office:value="96.122839">
                <text:p>96.122839</text:p>
              </table:table-cell>
              <table:table-cell office:value-type="float" office:value="66.811987">
                <text:p>66.8119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6.7">
                <text:p>116.7</text:p>
              </table:table-cell>
              <table:table-cell office:value-type="float" office:value="112.7">
                <text:p>112.7</text:p>
              </table:table-cell>
              <table:table-cell office:value-type="float" office:value="69.832701">
                <text:p>69.832701</text:p>
              </table:table-cell>
              <table:table-cell office:value-type="float" office:value="96.590808">
                <text:p>96.590808</text:p>
              </table:table-cell>
              <table:table-cell office:value-type="float" office:value="67.45197">
                <text:p>67.45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68.689992">
                <text:p>68.689992</text:p>
              </table:table-cell>
              <table:table-cell office:value-type="float" office:value="94.949155">
                <text:p>94.949155</text:p>
              </table:table-cell>
              <table:table-cell office:value-type="float" office:value="65.220567">
                <text:p>65.2205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4.7">
                <text:p>114.7</text:p>
              </table:table-cell>
              <table:table-cell office:value-type="float" office:value="110.6">
                <text:p>110.6</text:p>
              </table:table-cell>
              <table:table-cell office:value-type="float" office:value="69.638166">
                <text:p>69.638166</text:p>
              </table:table-cell>
              <table:table-cell office:value-type="float" office:value="96.382206">
                <text:p>96.382206</text:p>
              </table:table-cell>
              <table:table-cell office:value-type="float" office:value="67.118801">
                <text:p>67.1188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5.6">
                <text:p>115.6</text:p>
              </table:table-cell>
              <table:table-cell office:value-type="float" office:value="111.5">
                <text:p>111.5</text:p>
              </table:table-cell>
              <table:table-cell office:value-type="float" office:value="69.543887">
                <text:p>69.543887</text:p>
              </table:table-cell>
              <table:table-cell office:value-type="float" office:value="96.409081">
                <text:p>96.409081</text:p>
              </table:table-cell>
              <table:table-cell office:value-type="float" office:value="67.046623">
                <text:p>67.0466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6.4">
                <text:p>116.4</text:p>
              </table:table-cell>
              <table:table-cell office:value-type="float" office:value="112.2">
                <text:p>112.2</text:p>
              </table:table-cell>
              <table:table-cell office:value-type="float" office:value="69.481441">
                <text:p>69.481441</text:p>
              </table:table-cell>
              <table:table-cell office:value-type="float" office:value="96.428106">
                <text:p>96.428106</text:p>
              </table:table-cell>
              <table:table-cell office:value-type="float" office:value="66.999638">
                <text:p>66.9996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5.1">
                <text:p>115.1</text:p>
              </table:table-cell>
              <table:table-cell office:value-type="float" office:value="110">
                <text:p>110</text:p>
              </table:table-cell>
              <table:table-cell office:value-type="float" office:value="68.837829">
                <text:p>68.837829</text:p>
              </table:table-cell>
              <table:table-cell office:value-type="float" office:value="95.602947">
                <text:p>95.602947</text:p>
              </table:table-cell>
              <table:table-cell office:value-type="float" office:value="65.810994">
                <text:p>65.8109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4.7">
                <text:p>114.7</text:p>
              </table:table-cell>
              <table:table-cell office:value-type="float" office:value="109.5">
                <text:p>109.5</text:p>
              </table:table-cell>
              <table:table-cell office:value-type="float" office:value="69.026833">
                <text:p>69.026833</text:p>
              </table:table-cell>
              <table:table-cell office:value-type="float" office:value="95.428507">
                <text:p>95.428507</text:p>
              </table:table-cell>
              <table:table-cell office:value-type="float" office:value="65.871277">
                <text:p>65.871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2.7">
                <text:p>112.7</text:p>
              </table:table-cell>
              <table:table-cell office:value-type="float" office:value="110">
                <text:p>110</text:p>
              </table:table-cell>
              <table:table-cell office:value-type="float" office:value="70.160606">
                <text:p>70.160606</text:p>
              </table:table-cell>
              <table:table-cell office:value-type="float" office:value="97.594982">
                <text:p>97.594982</text:p>
              </table:table-cell>
              <table:table-cell office:value-type="float" office:value="68.473231">
                <text:p>68.4732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6.2">
                <text:p>116.2</text:p>
              </table:table-cell>
              <table:table-cell office:value-type="float" office:value="110.6">
                <text:p>110.6</text:p>
              </table:table-cell>
              <table:table-cell office:value-type="float" office:value="68.860666">
                <text:p>68.860666</text:p>
              </table:table-cell>
              <table:table-cell office:value-type="float" office:value="95.182248">
                <text:p>95.182248</text:p>
              </table:table-cell>
              <table:table-cell office:value-type="float" office:value="65.54313">
                <text:p>65.543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4">
                <text:p>114</text:p>
              </table:table-cell>
              <table:table-cell office:value-type="float" office:value="110.8">
                <text:p>110.8</text:p>
              </table:table-cell>
              <table:table-cell office:value-type="float" office:value="69.598598">
                <text:p>69.598598</text:p>
              </table:table-cell>
              <table:table-cell office:value-type="float" office:value="97.146696">
                <text:p>97.146696</text:p>
              </table:table-cell>
              <table:table-cell office:value-type="float" office:value="67.612739">
                <text:p>67.6127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5.5">
                <text:p>115.5</text:p>
              </table:table-cell>
              <table:table-cell office:value-type="float" office:value="110.2">
                <text:p>110.2</text:p>
              </table:table-cell>
              <table:table-cell office:value-type="float" office:value="68.789734">
                <text:p>68.789734</text:p>
              </table:table-cell>
              <table:table-cell office:value-type="float" office:value="95.458903">
                <text:p>95.458903</text:p>
              </table:table-cell>
              <table:table-cell office:value-type="float" office:value="65.665926">
                <text:p>65.665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3.1">
                <text:p>113.1</text:p>
              </table:table-cell>
              <table:table-cell office:value-type="float" office:value="108.8">
                <text:p>108.8</text:p>
              </table:table-cell>
              <table:table-cell office:value-type="float" office:value="68.927694">
                <text:p>68.927694</text:p>
              </table:table-cell>
              <table:table-cell office:value-type="float" office:value="96.166924">
                <text:p>96.166924</text:p>
              </table:table-cell>
              <table:table-cell office:value-type="float" office:value="66.285643">
                <text:p>66.2856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3.3">
                <text:p>113.3</text:p>
              </table:table-cell>
              <table:table-cell office:value-type="float" office:value="109.7">
                <text:p>109.7</text:p>
              </table:table-cell>
              <table:table-cell office:value-type="float" office:value="69.543612">
                <text:p>69.543612</text:p>
              </table:table-cell>
              <table:table-cell office:value-type="float" office:value="96.80883">
                <text:p>96.80883</text:p>
              </table:table-cell>
              <table:table-cell office:value-type="float" office:value="67.324357">
                <text:p>67.3243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5.3">
                <text:p>115.3</text:p>
              </table:table-cell>
              <table:table-cell office:value-type="float" office:value="110.6">
                <text:p>110.6</text:p>
              </table:table-cell>
              <table:table-cell office:value-type="float" office:value="69.047884">
                <text:p>69.047884</text:p>
              </table:table-cell>
              <table:table-cell office:value-type="float" office:value="95.925458">
                <text:p>95.925458</text:p>
              </table:table-cell>
              <table:table-cell office:value-type="float" office:value="66.234499">
                <text:p>66.2344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2.9">
                <text:p>112.9</text:p>
              </table:table-cell>
              <table:table-cell office:value-type="float" office:value="108.2">
                <text:p>108.2</text:p>
              </table:table-cell>
              <table:table-cell office:value-type="float" office:value="68.910904">
                <text:p>68.910904</text:p>
              </table:table-cell>
              <table:table-cell office:value-type="float" office:value="95.842214">
                <text:p>95.842214</text:p>
              </table:table-cell>
              <table:table-cell office:value-type="float" office:value="66.045736">
                <text:p>66.0457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2.9">
                <text:p>112.9</text:p>
              </table:table-cell>
              <table:table-cell office:value-type="float" office:value="108.6">
                <text:p>108.6</text:p>
              </table:table-cell>
              <table:table-cell office:value-type="float" office:value="69.36052">
                <text:p>69.36052</text:p>
              </table:table-cell>
              <table:table-cell office:value-type="float" office:value="96.160113">
                <text:p>96.160113</text:p>
              </table:table-cell>
              <table:table-cell office:value-type="float" office:value="66.697155">
                <text:p>66.6971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2.2">
                <text:p>112.2</text:p>
              </table:table-cell>
              <table:table-cell office:value-type="float" office:value="107.9">
                <text:p>107.9</text:p>
              </table:table-cell>
              <table:table-cell office:value-type="float" office:value="69.304397">
                <text:p>69.304397</text:p>
              </table:table-cell>
              <table:table-cell office:value-type="float" office:value="96.13678">
                <text:p>96.13678</text:p>
              </table:table-cell>
              <table:table-cell office:value-type="float" office:value="66.627016">
                <text:p>66.627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3.5">
                <text:p>113.5</text:p>
              </table:table-cell>
              <table:table-cell office:value-type="float" office:value="108.8">
                <text:p>108.8</text:p>
              </table:table-cell>
              <table:table-cell office:value-type="float" office:value="68.957483">
                <text:p>68.957483</text:p>
              </table:table-cell>
              <table:table-cell office:value-type="float" office:value="95.856322">
                <text:p>95.856322</text:p>
              </table:table-cell>
              <table:table-cell office:value-type="float" office:value="66.100107">
                <text:p>66.1001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1.3">
                <text:p>111.3</text:p>
              </table:table-cell>
              <table:table-cell office:value-type="float" office:value="107.9">
                <text:p>107.9</text:p>
              </table:table-cell>
              <table:table-cell office:value-type="float" office:value="69.754851">
                <text:p>69.754851</text:p>
              </table:table-cell>
              <table:table-cell office:value-type="float" office:value="96.915677">
                <text:p>96.915677</text:p>
              </table:table-cell>
              <table:table-cell office:value-type="float" office:value="67.603385">
                <text:p>67.6033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3.5">
                <text:p>113.5</text:p>
              </table:table-cell>
              <table:table-cell office:value-type="float" office:value="109.1">
                <text:p>109.1</text:p>
              </table:table-cell>
              <table:table-cell office:value-type="float" office:value="69.436546">
                <text:p>69.436546</text:p>
              </table:table-cell>
              <table:table-cell office:value-type="float" office:value="96.175736">
                <text:p>96.175736</text:p>
              </table:table-cell>
              <table:table-cell office:value-type="float" office:value="66.781109">
                <text:p>66.7811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3.1">
                <text:p>113.1</text:p>
              </table:table-cell>
              <table:table-cell office:value-type="float" office:value="108.6">
                <text:p>108.6</text:p>
              </table:table-cell>
              <table:table-cell office:value-type="float" office:value="69.273067">
                <text:p>69.273067</text:p>
              </table:table-cell>
              <table:table-cell office:value-type="float" office:value="96.004668">
                <text:p>96.004668</text:p>
              </table:table-cell>
              <table:table-cell office:value-type="float" office:value="66.505378">
                <text:p>66.5053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2.2">
                <text:p>112.2</text:p>
              </table:table-cell>
              <table:table-cell office:value-type="float" office:value="106.8">
                <text:p>106.8</text:p>
              </table:table-cell>
              <table:table-cell office:value-type="float" office:value="68.429107">
                <text:p>68.429107</text:p>
              </table:table-cell>
              <table:table-cell office:value-type="float" office:value="95.172685">
                <text:p>95.172685</text:p>
              </table:table-cell>
              <table:table-cell office:value-type="float" office:value="65.125818">
                <text:p>65.1258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0.4">
                <text:p>110.4</text:p>
              </table:table-cell>
              <table:table-cell office:value-type="float" office:value="107.5">
                <text:p>107.5</text:p>
              </table:table-cell>
              <table:table-cell office:value-type="float" office:value="69.84672">
                <text:p>69.84672</text:p>
              </table:table-cell>
              <table:table-cell office:value-type="float" office:value="97.379852">
                <text:p>97.379852</text:p>
              </table:table-cell>
              <table:table-cell office:value-type="float" office:value="68.016633">
                <text:p>68.0166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1.5">
                <text:p>111.5</text:p>
              </table:table-cell>
              <table:table-cell office:value-type="float" office:value="106.6">
                <text:p>106.6</text:p>
              </table:table-cell>
              <table:table-cell office:value-type="float" office:value="68.662205">
                <text:p>68.662205</text:p>
              </table:table-cell>
              <table:table-cell office:value-type="float" office:value="95.622623">
                <text:p>95.622623</text:p>
              </table:table-cell>
              <table:table-cell office:value-type="float" office:value="65.656601">
                <text:p>65.6566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1.3">
                <text:p>111.3</text:p>
              </table:table-cell>
              <table:table-cell office:value-type="float" office:value="107.9">
                <text:p>107.9</text:p>
              </table:table-cell>
              <table:table-cell office:value-type="float" office:value="69.485058">
                <text:p>69.485058</text:p>
              </table:table-cell>
              <table:table-cell office:value-type="float" office:value="96.912728">
                <text:p>96.912728</text:p>
              </table:table-cell>
              <table:table-cell office:value-type="float" office:value="67.339865">
                <text:p>67.339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69.089266">
                <text:p>69.089266</text:p>
              </table:table-cell>
              <table:table-cell office:value-type="float" office:value="96.45079">
                <text:p>96.45079</text:p>
              </table:table-cell>
              <table:table-cell office:value-type="float" office:value="66.637143">
                <text:p>66.6371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0.6">
                <text:p>110.6</text:p>
              </table:table-cell>
              <table:table-cell office:value-type="float" office:value="105.5">
                <text:p>105.5</text:p>
              </table:table-cell>
              <table:table-cell office:value-type="float" office:value="68.608188">
                <text:p>68.608188</text:p>
              </table:table-cell>
              <table:table-cell office:value-type="float" office:value="95.424221">
                <text:p>95.424221</text:p>
              </table:table-cell>
              <table:table-cell office:value-type="float" office:value="65.468829">
                <text:p>65.4688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0.6">
                <text:p>110.6</text:p>
              </table:table-cell>
              <table:table-cell office:value-type="float" office:value="107">
                <text:p>107</text:p>
              </table:table-cell>
              <table:table-cell office:value-type="float" office:value="69.3244">
                <text:p>69.3244</text:p>
              </table:table-cell>
              <table:table-cell office:value-type="float" office:value="96.73142">
                <text:p>96.73142</text:p>
              </table:table-cell>
              <table:table-cell office:value-type="float" office:value="67.058477">
                <text:p>67.0584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2.2">
                <text:p>112.2</text:p>
              </table:table-cell>
              <table:table-cell office:value-type="float" office:value="107.7">
                <text:p>107.7</text:p>
              </table:table-cell>
              <table:table-cell office:value-type="float" office:value="69.011916">
                <text:p>69.011916</text:p>
              </table:table-cell>
              <table:table-cell office:value-type="float" office:value="95.972929">
                <text:p>95.972929</text:p>
              </table:table-cell>
              <table:table-cell office:value-type="float" office:value="66.232757">
                <text:p>66.2327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1.1">
                <text:p>111.1</text:p>
              </table:table-cell>
              <table:table-cell office:value-type="float" office:value="107.1">
                <text:p>107.1</text:p>
              </table:table-cell>
              <table:table-cell office:value-type="float" office:value="69.104342">
                <text:p>69.104342</text:p>
              </table:table-cell>
              <table:table-cell office:value-type="float" office:value="96.425014">
                <text:p>96.425014</text:p>
              </table:table-cell>
              <table:table-cell office:value-type="float" office:value="66.633872">
                <text:p>66.633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2">
                <text:p>112</text:p>
              </table:table-cell>
              <table:table-cell office:value-type="float" office:value="107.5">
                <text:p>107.5</text:p>
              </table:table-cell>
              <table:table-cell office:value-type="float" office:value="68.923216">
                <text:p>68.923216</text:p>
              </table:table-cell>
              <table:table-cell office:value-type="float" office:value="95.968516">
                <text:p>95.968516</text:p>
              </table:table-cell>
              <table:table-cell office:value-type="float" office:value="66.144588">
                <text:p>66.1445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0.4">
                <text:p>110.4</text:p>
              </table:table-cell>
              <table:table-cell office:value-type="float" office:value="106.1">
                <text:p>106.1</text:p>
              </table:table-cell>
              <table:table-cell office:value-type="float" office:value="69.106148">
                <text:p>69.106148</text:p>
              </table:table-cell>
              <table:table-cell office:value-type="float" office:value="96.071125">
                <text:p>96.071125</text:p>
              </table:table-cell>
              <table:table-cell office:value-type="float" office:value="66.391054">
                <text:p>66.3910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2.4">
                <text:p>112.4</text:p>
              </table:table-cell>
              <table:table-cell office:value-type="float" office:value="108">
                <text:p>108</text:p>
              </table:table-cell>
              <table:table-cell office:value-type="float" office:value="69.295232">
                <text:p>69.295232</text:p>
              </table:table-cell>
              <table:table-cell office:value-type="float" office:value="96.141218">
                <text:p>96.141218</text:p>
              </table:table-cell>
              <table:table-cell office:value-type="float" office:value="66.62128">
                <text:p>66.62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9.8">
                <text:p>109.8</text:p>
              </table:table-cell>
              <table:table-cell office:value-type="float" office:value="105.9">
                <text:p>105.9</text:p>
              </table:table-cell>
              <table:table-cell office:value-type="float" office:value="69.67447">
                <text:p>69.67447</text:p>
              </table:table-cell>
              <table:table-cell office:value-type="float" office:value="96.380034">
                <text:p>96.380034</text:p>
              </table:table-cell>
              <table:table-cell office:value-type="float" office:value="67.152278">
                <text:p>67.1522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1.8">
                <text:p>111.8</text:p>
              </table:table-cell>
              <table:table-cell office:value-type="float" office:value="107.3">
                <text:p>107.3</text:p>
              </table:table-cell>
              <table:table-cell office:value-type="float" office:value="69.381655">
                <text:p>69.381655</text:p>
              </table:table-cell>
              <table:table-cell office:value-type="float" office:value="95.958247">
                <text:p>95.958247</text:p>
              </table:table-cell>
              <table:table-cell office:value-type="float" office:value="66.57742">
                <text:p>66.57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1.1">
                <text:p>111.1</text:p>
              </table:table-cell>
              <table:table-cell office:value-type="float" office:value="108.2">
                <text:p>108.2</text:p>
              </table:table-cell>
              <table:table-cell office:value-type="float" office:value="70.181098">
                <text:p>70.181098</text:p>
              </table:table-cell>
              <table:table-cell office:value-type="float" office:value="97.401981">
                <text:p>97.401981</text:p>
              </table:table-cell>
              <table:table-cell office:value-type="float" office:value="68.35778">
                <text:p>68.357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13.6">
                <text:p>113.6</text:p>
              </table:table-cell>
              <table:table-cell office:value-type="float" office:value="109.1">
                <text:p>109.1</text:p>
              </table:table-cell>
              <table:table-cell office:value-type="float" office:value="69.339056">
                <text:p>69.339056</text:p>
              </table:table-cell>
              <table:table-cell office:value-type="float" office:value="96.028935">
                <text:p>96.028935</text:p>
              </table:table-cell>
              <table:table-cell office:value-type="float" office:value="66.585557">
                <text:p>66.5855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2">
                <text:p>112</text:p>
              </table:table-cell>
              <table:table-cell office:value-type="float" office:value="106.6">
                <text:p>106.6</text:p>
              </table:table-cell>
              <table:table-cell office:value-type="float" office:value="68.687891">
                <text:p>68.687891</text:p>
              </table:table-cell>
              <table:table-cell office:value-type="float" office:value="95.16129">
                <text:p>95.16129</text:p>
              </table:table-cell>
              <table:table-cell office:value-type="float" office:value="65.364283">
                <text:p>65.3642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0.8">
                <text:p>110.8</text:p>
              </table:table-cell>
              <table:table-cell office:value-type="float" office:value="107.5">
                <text:p>107.5</text:p>
              </table:table-cell>
              <table:table-cell office:value-type="float" office:value="70.084814">
                <text:p>70.084814</text:p>
              </table:table-cell>
              <table:table-cell office:value-type="float" office:value="97.062825">
                <text:p>97.062825</text:p>
              </table:table-cell>
              <table:table-cell office:value-type="float" office:value="68.0263">
                <text:p>68.02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1.5">
                <text:p>111.5</text:p>
              </table:table-cell>
              <table:table-cell office:value-type="float" office:value="106.8">
                <text:p>106.8</text:p>
              </table:table-cell>
              <table:table-cell office:value-type="float" office:value="68.924092">
                <text:p>68.924092</text:p>
              </table:table-cell>
              <table:table-cell office:value-type="float" office:value="95.785251">
                <text:p>95.785251</text:p>
              </table:table-cell>
              <table:table-cell office:value-type="float" office:value="66.019114">
                <text:p>66.019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0.4">
                <text:p>110.4</text:p>
              </table:table-cell>
              <table:table-cell office:value-type="float" office:value="107.5">
                <text:p>107.5</text:p>
              </table:table-cell>
              <table:table-cell office:value-type="float" office:value="69.750374">
                <text:p>69.750374</text:p>
              </table:table-cell>
              <table:table-cell office:value-type="float" office:value="97.374488">
                <text:p>97.374488</text:p>
              </table:table-cell>
              <table:table-cell office:value-type="float" office:value="67.91907">
                <text:p>67.919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1.5">
                <text:p>111.5</text:p>
              </table:table-cell>
              <table:table-cell office:value-type="float" office:value="107">
                <text:p>107</text:p>
              </table:table-cell>
              <table:table-cell office:value-type="float" office:value="68.504114">
                <text:p>68.504114</text:p>
              </table:table-cell>
              <table:table-cell office:value-type="float" office:value="95.948158">
                <text:p>95.948158</text:p>
              </table:table-cell>
              <table:table-cell office:value-type="float" office:value="65.728436">
                <text:p>65.7284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1.3">
                <text:p>111.3</text:p>
              </table:table-cell>
              <table:table-cell office:value-type="float" office:value="106.1">
                <text:p>106.1</text:p>
              </table:table-cell>
              <table:table-cell office:value-type="float" office:value="68.548386">
                <text:p>68.548386</text:p>
              </table:table-cell>
              <table:table-cell office:value-type="float" office:value="95.297966">
                <text:p>95.297966</text:p>
              </table:table-cell>
              <table:table-cell office:value-type="float" office:value="65.325217">
                <text:p>65.3252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0.9">
                <text:p>110.9</text:p>
              </table:table-cell>
              <table:table-cell office:value-type="float" office:value="107.9">
                <text:p>107.9</text:p>
              </table:table-cell>
              <table:table-cell office:value-type="float" office:value="69.980599">
                <text:p>69.980599</text:p>
              </table:table-cell>
              <table:table-cell office:value-type="float" office:value="97.230084">
                <text:p>97.230084</text:p>
              </table:table-cell>
              <table:table-cell office:value-type="float" office:value="68.042195">
                <text:p>68.0421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1.8">
                <text:p>111.8</text:p>
              </table:table-cell>
              <table:table-cell office:value-type="float" office:value="106.6">
                <text:p>106.6</text:p>
              </table:table-cell>
              <table:table-cell office:value-type="float" office:value="68.485148">
                <text:p>68.485148</text:p>
              </table:table-cell>
              <table:table-cell office:value-type="float" office:value="95.320221">
                <text:p>95.320221</text:p>
              </table:table-cell>
              <table:table-cell office:value-type="float" office:value="65.280194">
                <text:p>65.2801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0.6">
                <text:p>110.6</text:p>
              </table:table-cell>
              <table:table-cell office:value-type="float" office:value="106.2">
                <text:p>106.2</text:p>
              </table:table-cell>
              <table:table-cell office:value-type="float" office:value="69.092979">
                <text:p>69.092979</text:p>
              </table:table-cell>
              <table:table-cell office:value-type="float" office:value="96.076986">
                <text:p>96.076986</text:p>
              </table:table-cell>
              <table:table-cell office:value-type="float" office:value="66.382452">
                <text:p>66.3824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0.7">
                <text:p>110.7</text:p>
              </table:table-cell>
              <table:table-cell office:value-type="float" office:value="107">
                <text:p>107</text:p>
              </table:table-cell>
              <table:table-cell office:value-type="float" office:value="69.77358">
                <text:p>69.77358</text:p>
              </table:table-cell>
              <table:table-cell office:value-type="float" office:value="96.571476">
                <text:p>96.571476</text:p>
              </table:table-cell>
              <table:table-cell office:value-type="float" office:value="67.381376">
                <text:p>67.3813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1.1">
                <text:p>111.1</text:p>
              </table:table-cell>
              <table:table-cell office:value-type="float" office:value="107.1">
                <text:p>107.1</text:p>
              </table:table-cell>
              <table:table-cell office:value-type="float" office:value="69.349027">
                <text:p>69.349027</text:p>
              </table:table-cell>
              <table:table-cell office:value-type="float" office:value="96.427077">
                <text:p>96.427077</text:p>
              </table:table-cell>
              <table:table-cell office:value-type="float" office:value="66.871239">
                <text:p>66.8712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0">
                <text:p>110</text:p>
              </table:table-cell>
              <table:table-cell office:value-type="float" office:value="106.1">
                <text:p>106.1</text:p>
              </table:table-cell>
              <table:table-cell office:value-type="float" office:value="69.063163">
                <text:p>69.063163</text:p>
              </table:table-cell>
              <table:table-cell office:value-type="float" office:value="96.388223">
                <text:p>96.388223</text:p>
              </table:table-cell>
              <table:table-cell office:value-type="float" office:value="66.568756">
                <text:p>66.5687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0">
                <text:p>110</text:p>
              </table:table-cell>
              <table:table-cell office:value-type="float" office:value="106.1">
                <text:p>106.1</text:p>
              </table:table-cell>
              <table:table-cell office:value-type="float" office:value="69.029038">
                <text:p>69.029038</text:p>
              </table:table-cell>
              <table:table-cell office:value-type="float" office:value="96.380841">
                <text:p>96.380841</text:p>
              </table:table-cell>
              <table:table-cell office:value-type="float" office:value="66.530767">
                <text:p>66.5307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0.2">
                <text:p>110.2</text:p>
              </table:table-cell>
              <table:table-cell office:value-type="float" office:value="105.2">
                <text:p>105.2</text:p>
              </table:table-cell>
              <table:table-cell office:value-type="float" office:value="68.353294">
                <text:p>68.353294</text:p>
              </table:table-cell>
              <table:table-cell office:value-type="float" office:value="95.409922">
                <text:p>95.409922</text:p>
              </table:table-cell>
              <table:table-cell office:value-type="float" office:value="65.215825">
                <text:p>65.2158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09.5">
                <text:p>109.5</text:p>
              </table:table-cell>
              <table:table-cell office:value-type="float" office:value="106.2">
                <text:p>106.2</text:p>
              </table:table-cell>
              <table:table-cell office:value-type="float" office:value="69.587213">
                <text:p>69.587213</text:p>
              </table:table-cell>
              <table:table-cell office:value-type="float" office:value="97.028897">
                <text:p>97.028897</text:p>
              </table:table-cell>
              <table:table-cell office:value-type="float" office:value="67.519705">
                <text:p>67.5197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0.6">
                <text:p>110.6</text:p>
              </table:table-cell>
              <table:table-cell office:value-type="float" office:value="106.6">
                <text:p>106.6</text:p>
              </table:table-cell>
              <table:table-cell office:value-type="float" office:value="69.15163">
                <text:p>69.15163</text:p>
              </table:table-cell>
              <table:table-cell office:value-type="float" office:value="96.403613">
                <text:p>96.403613</text:p>
              </table:table-cell>
              <table:table-cell office:value-type="float" office:value="66.66467">
                <text:p>66.664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0.9">
                <text:p>110.9</text:p>
              </table:table-cell>
              <table:table-cell office:value-type="float" office:value="107">
                <text:p>107</text:p>
              </table:table-cell>
              <table:table-cell office:value-type="float" office:value="69.033163">
                <text:p>69.033163</text:p>
              </table:table-cell>
              <table:table-cell office:value-type="float" office:value="96.418279">
                <text:p>96.418279</text:p>
              </table:table-cell>
              <table:table-cell office:value-type="float" office:value="66.560588">
                <text:p>66.5605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0">
                <text:p>110</text:p>
              </table:table-cell>
              <table:table-cell office:value-type="float" office:value="106.4">
                <text:p>106.4</text:p>
              </table:table-cell>
              <table:table-cell office:value-type="float" office:value="69.357871">
                <text:p>69.357871</text:p>
              </table:table-cell>
              <table:table-cell office:value-type="float" office:value="96.715938">
                <text:p>96.715938</text:p>
              </table:table-cell>
              <table:table-cell office:value-type="float" office:value="67.080116">
                <text:p>67.080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09.8">
                <text:p>109.8</text:p>
              </table:table-cell>
              <table:table-cell office:value-type="float" office:value="105.1">
                <text:p>105.1</text:p>
              </table:table-cell>
              <table:table-cell office:value-type="float" office:value="68.557677">
                <text:p>68.557677</text:p>
              </table:table-cell>
              <table:table-cell office:value-type="float" office:value="95.718038">
                <text:p>95.718038</text:p>
              </table:table-cell>
              <table:table-cell office:value-type="float" office:value="65.622063">
                <text:p>65.622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9.3">
                <text:p>109.3</text:p>
              </table:table-cell>
              <table:table-cell office:value-type="float" office:value="105.3">
                <text:p>105.3</text:p>
              </table:table-cell>
              <table:table-cell office:value-type="float" office:value="69.219587">
                <text:p>69.219587</text:p>
              </table:table-cell>
              <table:table-cell office:value-type="float" office:value="96.362824">
                <text:p>96.362824</text:p>
              </table:table-cell>
              <table:table-cell office:value-type="float" office:value="66.701949">
                <text:p>66.7019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0.2">
                <text:p>110.2</text:p>
              </table:table-cell>
              <table:table-cell office:value-type="float" office:value="105.1">
                <text:p>105.1</text:p>
              </table:table-cell>
              <table:table-cell office:value-type="float" office:value="68.399953">
                <text:p>68.399953</text:p>
              </table:table-cell>
              <table:table-cell office:value-type="float" office:value="95.407498">
                <text:p>95.407498</text:p>
              </table:table-cell>
              <table:table-cell office:value-type="float" office:value="65.258684">
                <text:p>65.258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9.7">
                <text:p>109.7</text:p>
              </table:table-cell>
              <table:table-cell office:value-type="float" office:value="104.1">
                <text:p>104.1</text:p>
              </table:table-cell>
              <table:table-cell office:value-type="float" office:value="68.135965">
                <text:p>68.135965</text:p>
              </table:table-cell>
              <table:table-cell office:value-type="float" office:value="94.891584">
                <text:p>94.891584</text:p>
              </table:table-cell>
              <table:table-cell office:value-type="float" office:value="64.655296">
                <text:p>64.6552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7.1">
                <text:p>107.1</text:p>
              </table:table-cell>
              <table:table-cell office:value-type="float" office:value="105.1">
                <text:p>105.1</text:p>
              </table:table-cell>
              <table:table-cell office:value-type="float" office:value="70.083208">
                <text:p>70.083208</text:p>
              </table:table-cell>
              <table:table-cell office:value-type="float" office:value="98.141223">
                <text:p>98.141223</text:p>
              </table:table-cell>
              <table:table-cell office:value-type="float" office:value="68.780518">
                <text:p>68.7805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0.2">
                <text:p>110.2</text:p>
              </table:table-cell>
              <table:table-cell office:value-type="float" office:value="105.3">
                <text:p>105.3</text:p>
              </table:table-cell>
              <table:table-cell office:value-type="float" office:value="68.666456">
                <text:p>68.666456</text:p>
              </table:table-cell>
              <table:table-cell office:value-type="float" office:value="95.573757">
                <text:p>95.573757</text:p>
              </table:table-cell>
              <table:table-cell office:value-type="float" office:value="65.627112">
                <text:p>65.627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9.1">
                <text:p>109.1</text:p>
              </table:table-cell>
              <table:table-cell office:value-type="float" office:value="105.5">
                <text:p>105.5</text:p>
              </table:table-cell>
              <table:table-cell office:value-type="float" office:value="69.162439">
                <text:p>69.162439</text:p>
              </table:table-cell>
              <table:table-cell office:value-type="float" office:value="96.681946">
                <text:p>96.681946</text:p>
              </table:table-cell>
              <table:table-cell office:value-type="float" office:value="66.867592">
                <text:p>66.8675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8.4">
                <text:p>108.4</text:p>
              </table:table-cell>
              <table:table-cell office:value-type="float" office:value="103.7">
                <text:p>103.7</text:p>
              </table:table-cell>
              <table:table-cell office:value-type="float" office:value="68.445561">
                <text:p>68.445561</text:p>
              </table:table-cell>
              <table:table-cell office:value-type="float" office:value="95.672318">
                <text:p>95.672318</text:p>
              </table:table-cell>
              <table:table-cell office:value-type="float" office:value="65.483455">
                <text:p>65.4834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7.1">
                <text:p>107.1</text:p>
              </table:table-cell>
              <table:table-cell office:value-type="float" office:value="104.6">
                <text:p>104.6</text:p>
              </table:table-cell>
              <table:table-cell office:value-type="float" office:value="69.624257">
                <text:p>69.624257</text:p>
              </table:table-cell>
              <table:table-cell office:value-type="float" office:value="97.639285">
                <text:p>97.639285</text:p>
              </table:table-cell>
              <table:table-cell office:value-type="float" office:value="67.980626">
                <text:p>67.9806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0.2">
                <text:p>110.2</text:p>
              </table:table-cell>
              <table:table-cell office:value-type="float" office:value="103.5">
                <text:p>103.5</text:p>
              </table:table-cell>
              <table:table-cell office:value-type="float" office:value="67.331529">
                <text:p>67.331529</text:p>
              </table:table-cell>
              <table:table-cell office:value-type="float" office:value="93.93225">
                <text:p>93.93225</text:p>
              </table:table-cell>
              <table:table-cell office:value-type="float" office:value="63.24602">
                <text:p>63.24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6.4">
                <text:p>106.4</text:p>
              </table:table-cell>
              <table:table-cell office:value-type="float" office:value="103.2">
                <text:p>103.2</text:p>
              </table:table-cell>
              <table:table-cell office:value-type="float" office:value="69.320306">
                <text:p>69.320306</text:p>
              </table:table-cell>
              <table:table-cell office:value-type="float" office:value="96.941954">
                <text:p>96.941954</text:p>
              </table:table-cell>
              <table:table-cell office:value-type="float" office:value="67.200459">
                <text:p>67.2004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6.8">
                <text:p>106.8</text:p>
              </table:table-cell>
              <table:table-cell office:value-type="float" office:value="102.4">
                <text:p>102.4</text:p>
              </table:table-cell>
              <table:table-cell office:value-type="float" office:value="68.540599">
                <text:p>68.540599</text:p>
              </table:table-cell>
              <table:table-cell office:value-type="float" office:value="95.939055">
                <text:p>95.939055</text:p>
              </table:table-cell>
              <table:table-cell office:value-type="float" office:value="65.757202">
                <text:p>65.7572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5.7">
                <text:p>105.7</text:p>
              </table:table-cell>
              <table:table-cell office:value-type="float" office:value="102.3">
                <text:p>102.3</text:p>
              </table:table-cell>
              <table:table-cell office:value-type="float" office:value="68.919373">
                <text:p>68.919373</text:p>
              </table:table-cell>
              <table:table-cell office:value-type="float" office:value="96.753164">
                <text:p>96.753164</text:p>
              </table:table-cell>
              <table:table-cell office:value-type="float" office:value="66.681675">
                <text:p>66.681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6.4">
                <text:p>106.4</text:p>
              </table:table-cell>
              <table:table-cell office:value-type="float" office:value="102.6">
                <text:p>102.6</text:p>
              </table:table-cell>
              <table:table-cell office:value-type="float" office:value="68.509893">
                <text:p>68.509893</text:p>
              </table:table-cell>
              <table:table-cell office:value-type="float" office:value="96.436201">
                <text:p>96.436201</text:p>
              </table:table-cell>
              <table:table-cell office:value-type="float" office:value="66.068338">
                <text:p>66.0683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6.6">
                <text:p>106.6</text:p>
              </table:table-cell>
              <table:table-cell office:value-type="float" office:value="102.3">
                <text:p>102.3</text:p>
              </table:table-cell>
              <table:table-cell office:value-type="float" office:value="68.376189">
                <text:p>68.376189</text:p>
              </table:table-cell>
              <table:table-cell office:value-type="float" office:value="95.930078">
                <text:p>95.930078</text:p>
              </table:table-cell>
              <table:table-cell office:value-type="float" office:value="65.593332">
                <text:p>65.5933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7">
                <text:p>107</text:p>
              </table:table-cell>
              <table:table-cell office:value-type="float" office:value="103.3">
                <text:p>103.3</text:p>
              </table:table-cell>
              <table:table-cell office:value-type="float" office:value="69.047291">
                <text:p>69.047291</text:p>
              </table:table-cell>
              <table:table-cell office:value-type="float" office:value="96.617858">
                <text:p>96.617858</text:p>
              </table:table-cell>
              <table:table-cell office:value-type="float" office:value="66.712013">
                <text:p>66.7120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6.8">
                <text:p>106.8</text:p>
              </table:table-cell>
              <table:table-cell office:value-type="float" office:value="103.5">
                <text:p>103.5</text:p>
              </table:table-cell>
              <table:table-cell office:value-type="float" office:value="68.8722">
                <text:p>68.8722</text:p>
              </table:table-cell>
              <table:table-cell office:value-type="float" office:value="96.955876">
                <text:p>96.955876</text:p>
              </table:table-cell>
              <table:table-cell office:value-type="float" office:value="66.775645">
                <text:p>66.7756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7.3">
                <text:p>107.3</text:p>
              </table:table-cell>
              <table:table-cell office:value-type="float" office:value="101.7">
                <text:p>101.7</text:p>
              </table:table-cell>
              <table:table-cell office:value-type="float" office:value="67.952016">
                <text:p>67.952016</text:p>
              </table:table-cell>
              <table:table-cell office:value-type="float" office:value="94.784332">
                <text:p>94.784332</text:p>
              </table:table-cell>
              <table:table-cell office:value-type="float" office:value="64.407864">
                <text:p>64.4078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5">
                <text:p>105</text:p>
              </table:table-cell>
              <table:table-cell office:value-type="float" office:value="101.7">
                <text:p>101.7</text:p>
              </table:table-cell>
              <table:table-cell office:value-type="float" office:value="69.054247">
                <text:p>69.054247</text:p>
              </table:table-cell>
              <table:table-cell office:value-type="float" office:value="96.901466">
                <text:p>96.901466</text:p>
              </table:table-cell>
              <table:table-cell office:value-type="float" office:value="66.914578">
                <text:p>66.9145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6.4">
                <text:p>106.4</text:p>
              </table:table-cell>
              <table:table-cell office:value-type="float" office:value="102.4">
                <text:p>102.4</text:p>
              </table:table-cell>
              <table:table-cell office:value-type="float" office:value="68.252964">
                <text:p>68.252964</text:p>
              </table:table-cell>
              <table:table-cell office:value-type="float" office:value="96.264248">
                <text:p>96.264248</text:p>
              </table:table-cell>
              <table:table-cell office:value-type="float" office:value="65.703203">
                <text:p>65.7032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6.6">
                <text:p>106.6</text:p>
              </table:table-cell>
              <table:table-cell office:value-type="float" office:value="101.5">
                <text:p>101.5</text:p>
              </table:table-cell>
              <table:table-cell office:value-type="float" office:value="67.915413">
                <text:p>67.915413</text:p>
              </table:table-cell>
              <table:table-cell office:value-type="float" office:value="95.257637">
                <text:p>95.257637</text:p>
              </table:table-cell>
              <table:table-cell office:value-type="float" office:value="64.694618">
                <text:p>64.6946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5.2">
                <text:p>105.2</text:p>
              </table:table-cell>
              <table:table-cell office:value-type="float" office:value="101.2">
                <text:p>101.2</text:p>
              </table:table-cell>
              <table:table-cell office:value-type="float" office:value="68.935334">
                <text:p>68.935334</text:p>
              </table:table-cell>
              <table:table-cell office:value-type="float" office:value="96.222573">
                <text:p>96.222573</text:p>
              </table:table-cell>
              <table:table-cell office:value-type="float" office:value="66.331353">
                <text:p>66.3313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5.3">
                <text:p>105.3</text:p>
              </table:table-cell>
              <table:table-cell office:value-type="float" office:value="103.7">
                <text:p>103.7</text:p>
              </table:table-cell>
              <table:table-cell office:value-type="float" office:value="69.98281">
                <text:p>69.98281</text:p>
              </table:table-cell>
              <table:table-cell office:value-type="float" office:value="98.456114">
                <text:p>98.456114</text:p>
              </table:table-cell>
              <table:table-cell office:value-type="float" office:value="68.902355">
                <text:p>68.9023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7.3">
                <text:p>107.3</text:p>
              </table:table-cell>
              <table:table-cell office:value-type="float" office:value="102.3">
                <text:p>102.3</text:p>
              </table:table-cell>
              <table:table-cell office:value-type="float" office:value="68.233847">
                <text:p>68.233847</text:p>
              </table:table-cell>
              <table:table-cell office:value-type="float" office:value="95.289271">
                <text:p>95.289271</text:p>
              </table:table-cell>
              <table:table-cell office:value-type="float" office:value="65.019536">
                <text:p>65.0195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6.6">
                <text:p>106.6</text:p>
              </table:table-cell>
              <table:table-cell office:value-type="float" office:value="102.6">
                <text:p>102.6</text:p>
              </table:table-cell>
              <table:table-cell office:value-type="float" office:value="68.823575">
                <text:p>68.823575</text:p>
              </table:table-cell>
              <table:table-cell office:value-type="float" office:value="96.271822">
                <text:p>96.271822</text:p>
              </table:table-cell>
              <table:table-cell office:value-type="float" office:value="66.25771">
                <text:p>66.257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6.4">
                <text:p>106.4</text:p>
              </table:table-cell>
              <table:table-cell office:value-type="float" office:value="102.4">
                <text:p>102.4</text:p>
              </table:table-cell>
              <table:table-cell office:value-type="float" office:value="69.206528">
                <text:p>69.206528</text:p>
              </table:table-cell>
              <table:table-cell office:value-type="float" office:value="96.267214">
                <text:p>96.267214</text:p>
              </table:table-cell>
              <table:table-cell office:value-type="float" office:value="66.623196">
                <text:p>66.6231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5.7">
                <text:p>105.7</text:p>
              </table:table-cell>
              <table:table-cell office:value-type="float" office:value="101.5">
                <text:p>101.5</text:p>
              </table:table-cell>
              <table:table-cell office:value-type="float" office:value="68.715303">
                <text:p>68.715303</text:p>
              </table:table-cell>
              <table:table-cell office:value-type="float" office:value="96.066923">
                <text:p>96.066923</text:p>
              </table:table-cell>
              <table:table-cell office:value-type="float" office:value="66.012677">
                <text:p>66.0126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6.1">
                <text:p>106.1</text:p>
              </table:table-cell>
              <table:table-cell office:value-type="float" office:value="102.6">
                <text:p>102.6</text:p>
              </table:table-cell>
              <table:table-cell office:value-type="float" office:value="68.917628">
                <text:p>68.917628</text:p>
              </table:table-cell>
              <table:table-cell office:value-type="float" office:value="96.763203">
                <text:p>96.763203</text:p>
              </table:table-cell>
              <table:table-cell office:value-type="float" office:value="66.686905">
                <text:p>66.6869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5.3">
                <text:p>105.3</text:p>
              </table:table-cell>
              <table:table-cell office:value-type="float" office:value="101.2">
                <text:p>101.2</text:p>
              </table:table-cell>
              <table:table-cell office:value-type="float" office:value="68.385098">
                <text:p>68.385098</text:p>
              </table:table-cell>
              <table:table-cell office:value-type="float" office:value="96.055742">
                <text:p>96.055742</text:p>
              </table:table-cell>
              <table:table-cell office:value-type="float" office:value="65.687813">
                <text:p>65.6878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4.2">
                <text:p>104.2</text:p>
              </table:table-cell>
              <table:table-cell office:value-type="float" office:value="100.6">
                <text:p>100.6</text:p>
              </table:table-cell>
              <table:table-cell office:value-type="float" office:value="68.816251">
                <text:p>68.816251</text:p>
              </table:table-cell>
              <table:table-cell office:value-type="float" office:value="96.531776">
                <text:p>96.531776</text:p>
              </table:table-cell>
              <table:table-cell office:value-type="float" office:value="66.42955">
                <text:p>66.429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4.4">
                <text:p>104.4</text:p>
              </table:table-cell>
              <table:table-cell office:value-type="float" office:value="100.3">
                <text:p>100.3</text:p>
              </table:table-cell>
              <table:table-cell office:value-type="float" office:value="68.754933">
                <text:p>68.754933</text:p>
              </table:table-cell>
              <table:table-cell office:value-type="float" office:value="96.022357">
                <text:p>96.022357</text:p>
              </table:table-cell>
              <table:table-cell office:value-type="float" office:value="66.020107">
                <text:p>66.0201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3.9">
                <text:p>103.9</text:p>
              </table:table-cell>
              <table:table-cell office:value-type="float" office:value="100.3">
                <text:p>100.3</text:p>
              </table:table-cell>
              <table:table-cell office:value-type="float" office:value="68.635779">
                <text:p>68.635779</text:p>
              </table:table-cell>
              <table:table-cell office:value-type="float" office:value="96.52492">
                <text:p>96.52492</text:p>
              </table:table-cell>
              <table:table-cell office:value-type="float" office:value="66.25063">
                <text:p>66.250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4.8">
                <text:p>104.8</text:p>
              </table:table-cell>
              <table:table-cell office:value-type="float" office:value="101.4">
                <text:p>101.4</text:p>
              </table:table-cell>
              <table:table-cell office:value-type="float" office:value="69.164419">
                <text:p>69.164419</text:p>
              </table:table-cell>
              <table:table-cell office:value-type="float" office:value="96.727906">
                <text:p>96.727906</text:p>
              </table:table-cell>
              <table:table-cell office:value-type="float" office:value="66.901294">
                <text:p>66.9012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5.3">
                <text:p>105.3</text:p>
              </table:table-cell>
              <table:table-cell office:value-type="float" office:value="102.6">
                <text:p>102.6</text:p>
              </table:table-cell>
              <table:table-cell office:value-type="float" office:value="69.482303">
                <text:p>69.482303</text:p>
              </table:table-cell>
              <table:table-cell office:value-type="float" office:value="97.432217">
                <text:p>97.432217</text:p>
              </table:table-cell>
              <table:table-cell office:value-type="float" office:value="67.698149">
                <text:p>67.6981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6.1">
                <text:p>106.1</text:p>
              </table:table-cell>
              <table:table-cell office:value-type="float" office:value="101.5">
                <text:p>101.5</text:p>
              </table:table-cell>
              <table:table-cell office:value-type="float" office:value="68.196035">
                <text:p>68.196035</text:p>
              </table:table-cell>
              <table:table-cell office:value-type="float" office:value="95.738014">
                <text:p>95.738014</text:p>
              </table:table-cell>
              <table:table-cell office:value-type="float" office:value="65.289529">
                <text:p>65.2895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5.7">
                <text:p>105.7</text:p>
              </table:table-cell>
              <table:table-cell office:value-type="float" office:value="101.9">
                <text:p>101.9</text:p>
              </table:table-cell>
              <table:table-cell office:value-type="float" office:value="68.545445">
                <text:p>68.545445</text:p>
              </table:table-cell>
              <table:table-cell office:value-type="float" office:value="96.417627">
                <text:p>96.417627</text:p>
              </table:table-cell>
              <table:table-cell office:value-type="float" office:value="66.089892">
                <text:p>66.0898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5.5">
                <text:p>105.5</text:p>
              </table:table-cell>
              <table:table-cell office:value-type="float" office:value="101.4">
                <text:p>101.4</text:p>
              </table:table-cell>
              <table:table-cell office:value-type="float" office:value="68.403271">
                <text:p>68.403271</text:p>
              </table:table-cell>
              <table:table-cell office:value-type="float" office:value="96.062496">
                <text:p>96.062496</text:p>
              </table:table-cell>
              <table:table-cell office:value-type="float" office:value="65.70989">
                <text:p>65.709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  <table:table-cell office:value-type="float" office:value="68.706122">
                <text:p>68.706122</text:p>
              </table:table-cell>
              <table:table-cell office:value-type="float" office:value="96.215234">
                <text:p>96.215234</text:p>
              </table:table-cell>
              <table:table-cell office:value-type="float" office:value="66.105756">
                <text:p>66.1057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5.2">
                <text:p>105.2</text:p>
              </table:table-cell>
              <table:table-cell office:value-type="float" office:value="102.1">
                <text:p>102.1</text:p>
              </table:table-cell>
              <table:table-cell office:value-type="float" office:value="69.015252">
                <text:p>69.015252</text:p>
              </table:table-cell>
              <table:table-cell office:value-type="float" office:value="97.075868">
                <text:p>97.075868</text:p>
              </table:table-cell>
              <table:table-cell office:value-type="float" office:value="66.997154">
                <text:p>66.997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5.9">
                <text:p>105.9</text:p>
              </table:table-cell>
              <table:table-cell office:value-type="float" office:value="102.1">
                <text:p>102.1</text:p>
              </table:table-cell>
              <table:table-cell office:value-type="float" office:value="68.616334">
                <text:p>68.616334</text:p>
              </table:table-cell>
              <table:table-cell office:value-type="float" office:value="96.416382">
                <text:p>96.416382</text:p>
              </table:table-cell>
              <table:table-cell office:value-type="float" office:value="66.157387">
                <text:p>66.1573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5.3">
                <text:p>105.3</text:p>
              </table:table-cell>
              <table:table-cell office:value-type="float" office:value="100.6">
                <text:p>100.6</text:p>
              </table:table-cell>
              <table:table-cell office:value-type="float" office:value="68.051824">
                <text:p>68.051824</text:p>
              </table:table-cell>
              <table:table-cell office:value-type="float" office:value="95.538797">
                <text:p>95.538797</text:p>
              </table:table-cell>
              <table:table-cell office:value-type="float" office:value="65.015894">
                <text:p>65.015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3.2">
                <text:p>103.2</text:p>
              </table:table-cell>
              <table:table-cell office:value-type="float" office:value="99.4">
                <text:p>99.4</text:p>
              </table:table-cell>
              <table:table-cell office:value-type="float" office:value="68.456497">
                <text:p>68.456497</text:p>
              </table:table-cell>
              <table:table-cell office:value-type="float" office:value="96.318262">
                <text:p>96.318262</text:p>
              </table:table-cell>
              <table:table-cell office:value-type="float" office:value="65.936108">
                <text:p>65.9361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4.2">
                <text:p>104.2</text:p>
              </table:table-cell>
              <table:table-cell office:value-type="float" office:value="100.5">
                <text:p>100.5</text:p>
              </table:table-cell>
              <table:table-cell office:value-type="float" office:value="68.402517">
                <text:p>68.402517</text:p>
              </table:table-cell>
              <table:table-cell office:value-type="float" office:value="96.355747">
                <text:p>96.355747</text:p>
              </table:table-cell>
              <table:table-cell office:value-type="float" office:value="65.909756">
                <text:p>65.9097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3.9">
                <text:p>103.9</text:p>
              </table:table-cell>
              <table:table-cell office:value-type="float" office:value="101.4">
                <text:p>101.4</text:p>
              </table:table-cell>
              <table:table-cell office:value-type="float" office:value="69.508383">
                <text:p>69.508383</text:p>
              </table:table-cell>
              <table:table-cell office:value-type="float" office:value="97.566939">
                <text:p>97.566939</text:p>
              </table:table-cell>
              <table:table-cell office:value-type="float" office:value="67.817202">
                <text:p>67.8172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5.5">
                <text:p>105.5</text:p>
              </table:table-cell>
              <table:table-cell office:value-type="float" office:value="101.5">
                <text:p>101.5</text:p>
              </table:table-cell>
              <table:table-cell office:value-type="float" office:value="68.293069">
                <text:p>68.293069</text:p>
              </table:table-cell>
              <table:table-cell office:value-type="float" office:value="96.230978">
                <text:p>96.230978</text:p>
              </table:table-cell>
              <table:table-cell office:value-type="float" office:value="65.719088">
                <text:p>65.7190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5.3">
                <text:p>105.3</text:p>
              </table:table-cell>
              <table:table-cell office:value-type="float" office:value="101.2">
                <text:p>101.2</text:p>
              </table:table-cell>
              <table:table-cell office:value-type="float" office:value="68.651447">
                <text:p>68.651447</text:p>
              </table:table-cell>
              <table:table-cell office:value-type="float" office:value="96.052949">
                <text:p>96.052949</text:p>
              </table:table-cell>
              <table:table-cell office:value-type="float" office:value="65.941739">
                <text:p>65.9417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5.5">
                <text:p>105.5</text:p>
              </table:table-cell>
              <table:table-cell office:value-type="float" office:value="102.3">
                <text:p>102.3</text:p>
              </table:table-cell>
              <table:table-cell office:value-type="float" office:value="69.139812">
                <text:p>69.139812</text:p>
              </table:table-cell>
              <table:table-cell office:value-type="float" office:value="96.919145">
                <text:p>96.919145</text:p>
              </table:table-cell>
              <table:table-cell office:value-type="float" office:value="67.009714">
                <text:p>67.009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6.6">
                <text:p>106.6</text:p>
              </table:table-cell>
              <table:table-cell office:value-type="float" office:value="102.3">
                <text:p>102.3</text:p>
              </table:table-cell>
              <table:table-cell office:value-type="float" office:value="68.469565">
                <text:p>68.469565</text:p>
              </table:table-cell>
              <table:table-cell office:value-type="float" office:value="95.936547">
                <text:p>95.936547</text:p>
              </table:table-cell>
              <table:table-cell office:value-type="float" office:value="65.687336">
                <text:p>65.6873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6.6">
                <text:p>106.6</text:p>
              </table:table-cell>
              <table:table-cell office:value-type="float" office:value="102.6">
                <text:p>102.6</text:p>
              </table:table-cell>
              <table:table-cell office:value-type="float" office:value="68.927362">
                <text:p>68.927362</text:p>
              </table:table-cell>
              <table:table-cell office:value-type="float" office:value="96.270944">
                <text:p>96.270944</text:p>
              </table:table-cell>
              <table:table-cell office:value-type="float" office:value="66.357022">
                <text:p>66.3570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5.7">
                <text:p>105.7</text:p>
              </table:table-cell>
              <table:table-cell office:value-type="float" office:value="101.5">
                <text:p>101.5</text:p>
              </table:table-cell>
              <table:table-cell office:value-type="float" office:value="68.723015">
                <text:p>68.723015</text:p>
              </table:table-cell>
              <table:table-cell office:value-type="float" office:value="96.06651">
                <text:p>96.06651</text:p>
              </table:table-cell>
              <table:table-cell office:value-type="float" office:value="66.019803">
                <text:p>66.0198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5">
                <text:p>105</text:p>
              </table:table-cell>
              <table:table-cell office:value-type="float" office:value="100.8">
                <text:p>100.8</text:p>
              </table:table-cell>
              <table:table-cell office:value-type="float" office:value="68.429789">
                <text:p>68.429789</text:p>
              </table:table-cell>
              <table:table-cell office:value-type="float" office:value="96.041801">
                <text:p>96.041801</text:p>
              </table:table-cell>
              <table:table-cell office:value-type="float" office:value="65.721201">
                <text:p>65.7212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5">
                <text:p>105</text:p>
              </table:table-cell>
              <table:table-cell office:value-type="float" office:value="102.4">
                <text:p>102.4</text:p>
              </table:table-cell>
              <table:table-cell office:value-type="float" office:value="69.718826">
                <text:p>69.718826</text:p>
              </table:table-cell>
              <table:table-cell office:value-type="float" office:value="97.5945">
                <text:p>97.5945</text:p>
              </table:table-cell>
              <table:table-cell office:value-type="float" office:value="68.04174">
                <text:p>68.041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5.3">
                <text:p>105.3</text:p>
              </table:table-cell>
              <table:table-cell office:value-type="float" office:value="100.8">
                <text:p>100.8</text:p>
              </table:table-cell>
              <table:table-cell office:value-type="float" office:value="68.326954">
                <text:p>68.326954</text:p>
              </table:table-cell>
              <table:table-cell office:value-type="float" office:value="95.712491">
                <text:p>95.712491</text:p>
              </table:table-cell>
              <table:table-cell office:value-type="float" office:value="65.397429">
                <text:p>65.3974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5.2">
                <text:p>105.2</text:p>
              </table:table-cell>
              <table:table-cell office:value-type="float" office:value="100.5">
                <text:p>100.5</text:p>
              </table:table-cell>
              <table:table-cell office:value-type="float" office:value="68.414714">
                <text:p>68.414714</text:p>
              </table:table-cell>
              <table:table-cell office:value-type="float" office:value="95.531359">
                <text:p>95.531359</text:p>
              </table:table-cell>
              <table:table-cell office:value-type="float" office:value="65.357506">
                <text:p>65.3575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4.6">
                <text:p>104.6</text:p>
              </table:table-cell>
              <table:table-cell office:value-type="float" office:value="100.6">
                <text:p>100.6</text:p>
              </table:table-cell>
              <table:table-cell office:value-type="float" office:value="69.275974">
                <text:p>69.275974</text:p>
              </table:table-cell>
              <table:table-cell office:value-type="float" office:value="96.200315">
                <text:p>96.200315</text:p>
              </table:table-cell>
              <table:table-cell office:value-type="float" office:value="66.643705">
                <text:p>66.6437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5">
                <text:p>105</text:p>
              </table:table-cell>
              <table:table-cell office:value-type="float" office:value="102.1">
                <text:p>102.1</text:p>
              </table:table-cell>
              <table:table-cell office:value-type="float" office:value="69.552818">
                <text:p>69.552818</text:p>
              </table:table-cell>
              <table:table-cell office:value-type="float" office:value="97.24454">
                <text:p>97.24454</text:p>
              </table:table-cell>
              <table:table-cell office:value-type="float" office:value="67.636318">
                <text:p>67.6363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5.2">
                <text:p>105.2</text:p>
              </table:table-cell>
              <table:table-cell office:value-type="float" office:value="99.9">
                <text:p>99.9</text:p>
              </table:table-cell>
              <table:table-cell office:value-type="float" office:value="67.942834">
                <text:p>67.942834</text:p>
              </table:table-cell>
              <table:table-cell office:value-type="float" office:value="95.017182">
                <text:p>95.017182</text:p>
              </table:table-cell>
              <table:table-cell office:value-type="float" office:value="64.557366">
                <text:p>64.5573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3.2">
                <text:p>103.2</text:p>
              </table:table-cell>
              <table:table-cell office:value-type="float" office:value="100.5">
                <text:p>100.5</text:p>
              </table:table-cell>
              <table:table-cell office:value-type="float" office:value="69.499338">
                <text:p>69.499338</text:p>
              </table:table-cell>
              <table:table-cell office:value-type="float" office:value="97.371156">
                <text:p>97.371156</text:p>
              </table:table-cell>
              <table:table-cell office:value-type="float" office:value="67.672309">
                <text:p>67.6723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3.5">
                <text:p>103.5</text:p>
              </table:table-cell>
              <table:table-cell office:value-type="float" office:value="99.6">
                <text:p>99.6</text:p>
              </table:table-cell>
              <table:table-cell office:value-type="float" office:value="68.731592">
                <text:p>68.731592</text:p>
              </table:table-cell>
              <table:table-cell office:value-type="float" office:value="96.161758">
                <text:p>96.161758</text:p>
              </table:table-cell>
              <table:table-cell office:value-type="float" office:value="66.093507">
                <text:p>66.0935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3.9">
                <text:p>103.9</text:p>
              </table:table-cell>
              <table:table-cell office:value-type="float" office:value="99.4">
                <text:p>99.4</text:p>
              </table:table-cell>
              <table:table-cell office:value-type="float" office:value="68.118346">
                <text:p>68.118346</text:p>
              </table:table-cell>
              <table:table-cell office:value-type="float" office:value="95.655563">
                <text:p>95.655563</text:p>
              </table:table-cell>
              <table:table-cell office:value-type="float" office:value="65.158987">
                <text:p>65.1589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4.2">
                <text:p>104.2</text:p>
              </table:table-cell>
              <table:table-cell office:value-type="float" office:value="101.5">
                <text:p>101.5</text:p>
              </table:table-cell>
              <table:table-cell office:value-type="float" office:value="69.422596">
                <text:p>69.422596</text:p>
              </table:table-cell>
              <table:table-cell office:value-type="float" office:value="97.399547">
                <text:p>97.399547</text:p>
              </table:table-cell>
              <table:table-cell office:value-type="float" office:value="67.617294">
                <text:p>67.6172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4.1">
                <text:p>104.1</text:p>
              </table:table-cell>
              <table:table-cell office:value-type="float" office:value="100.5">
                <text:p>100.5</text:p>
              </table:table-cell>
              <table:table-cell office:value-type="float" office:value="68.865235">
                <text:p>68.865235</text:p>
              </table:table-cell>
              <table:table-cell office:value-type="float" office:value="96.524333">
                <text:p>96.524333</text:p>
              </table:table-cell>
              <table:table-cell office:value-type="float" office:value="66.471709">
                <text:p>66.4717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4.1">
                <text:p>104.1</text:p>
              </table:table-cell>
              <table:table-cell office:value-type="float" office:value="99.5">
                <text:p>99.5</text:p>
              </table:table-cell>
              <table:table-cell office:value-type="float" office:value="68.032487">
                <text:p>68.032487</text:p>
              </table:table-cell>
              <table:table-cell office:value-type="float" office:value="95.66202">
                <text:p>95.66202</text:p>
              </table:table-cell>
              <table:table-cell office:value-type="float" office:value="65.081252">
                <text:p>65.0812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3.3">
                <text:p>103.3</text:p>
              </table:table-cell>
              <table:table-cell office:value-type="float" office:value="99.2">
                <text:p>99.2</text:p>
              </table:table-cell>
              <table:table-cell office:value-type="float" office:value="68.549587">
                <text:p>68.549587</text:p>
              </table:table-cell>
              <table:table-cell office:value-type="float" office:value="95.980407">
                <text:p>95.980407</text:p>
              </table:table-cell>
              <table:table-cell office:value-type="float" office:value="65.794172">
                <text:p>65.7941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4.1">
                <text:p>104.1</text:p>
              </table:table-cell>
              <table:table-cell office:value-type="float" office:value="101">
                <text:p>101</text:p>
              </table:table-cell>
              <table:table-cell office:value-type="float" office:value="69.02834">
                <text:p>69.02834</text:p>
              </table:table-cell>
              <table:table-cell office:value-type="float" office:value="97.052497">
                <text:p>97.052497</text:p>
              </table:table-cell>
              <table:table-cell office:value-type="float" office:value="66.993728">
                <text:p>66.993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3.7">
                <text:p>103.7</text:p>
              </table:table-cell>
              <table:table-cell office:value-type="float" office:value="100.1">
                <text:p>100.1</text:p>
              </table:table-cell>
              <table:table-cell office:value-type="float" office:value="68.524005">
                <text:p>68.524005</text:p>
              </table:table-cell>
              <table:table-cell office:value-type="float" office:value="96.516455">
                <text:p>96.516455</text:p>
              </table:table-cell>
              <table:table-cell office:value-type="float" office:value="66.136941">
                <text:p>66.136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3.5">
                <text:p>103.5</text:p>
              </table:table-cell>
              <table:table-cell office:value-type="float" office:value="99.2">
                <text:p>99.2</text:p>
              </table:table-cell>
              <table:table-cell office:value-type="float" office:value="68.472133">
                <text:p>68.472133</text:p>
              </table:table-cell>
              <table:table-cell office:value-type="float" office:value="95.811518">
                <text:p>95.811518</text:p>
              </table:table-cell>
              <table:table-cell office:value-type="float" office:value="65.60419">
                <text:p>65.604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3.3">
                <text:p>103.3</text:p>
              </table:table-cell>
              <table:table-cell office:value-type="float" office:value="98.8">
                <text:p>98.8</text:p>
              </table:table-cell>
              <table:table-cell office:value-type="float" office:value="68.406748">
                <text:p>68.406748</text:p>
              </table:table-cell>
              <table:table-cell office:value-type="float" office:value="95.630142">
                <text:p>95.630142</text:p>
              </table:table-cell>
              <table:table-cell office:value-type="float" office:value="65.41747">
                <text:p>65.417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2.4">
                <text:p>102.4</text:p>
              </table:table-cell>
              <table:table-cell office:value-type="float" office:value="99.4">
                <text:p>99.4</text:p>
              </table:table-cell>
              <table:table-cell office:value-type="float" office:value="69.031862">
                <text:p>69.031862</text:p>
              </table:table-cell>
              <table:table-cell office:value-type="float" office:value="96.999372">
                <text:p>96.999372</text:p>
              </table:table-cell>
              <table:table-cell office:value-type="float" office:value="66.960473">
                <text:p>66.9604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2.3">
                <text:p>102.3</text:p>
              </table:table-cell>
              <table:table-cell office:value-type="float" office:value="98.8">
                <text:p>98.8</text:p>
              </table:table-cell>
              <table:table-cell office:value-type="float" office:value="69.282563">
                <text:p>69.282563</text:p>
              </table:table-cell>
              <table:table-cell office:value-type="float" office:value="96.639905">
                <text:p>96.639905</text:p>
              </table:table-cell>
              <table:table-cell office:value-type="float" office:value="66.954603">
                <text:p>66.9546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3">
                <text:p>103</text:p>
              </table:table-cell>
              <table:table-cell office:value-type="float" office:value="100.3">
                <text:p>100.3</text:p>
              </table:table-cell>
              <table:table-cell office:value-type="float" office:value="69.213637">
                <text:p>69.213637</text:p>
              </table:table-cell>
              <table:table-cell office:value-type="float" office:value="97.365993">
                <text:p>97.365993</text:p>
              </table:table-cell>
              <table:table-cell office:value-type="float" office:value="67.390545">
                <text:p>67.3905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3.7">
                <text:p>103.7</text:p>
              </table:table-cell>
              <table:table-cell office:value-type="float" office:value="99.4">
                <text:p>99.4</text:p>
              </table:table-cell>
              <table:table-cell office:value-type="float" office:value="68.501008">
                <text:p>68.501008</text:p>
              </table:table-cell>
              <table:table-cell office:value-type="float" office:value="95.818883">
                <text:p>95.818883</text:p>
              </table:table-cell>
              <table:table-cell office:value-type="float" office:value="65.636901">
                <text:p>65.6369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3.5">
                <text:p>103.5</text:p>
              </table:table-cell>
              <table:table-cell office:value-type="float" office:value="99.9">
                <text:p>99.9</text:p>
              </table:table-cell>
              <table:table-cell office:value-type="float" office:value="69.051347">
                <text:p>69.051347</text:p>
              </table:table-cell>
              <table:table-cell office:value-type="float" office:value="96.509599">
                <text:p>96.509599</text:p>
              </table:table-cell>
              <table:table-cell office:value-type="float" office:value="66.641178">
                <text:p>66.6411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3.2">
                <text:p>103.2</text:p>
              </table:table-cell>
              <table:table-cell office:value-type="float" office:value="99.6">
                <text:p>99.6</text:p>
              </table:table-cell>
              <table:table-cell office:value-type="float" office:value="69.042727">
                <text:p>69.042727</text:p>
              </table:table-cell>
              <table:table-cell office:value-type="float" office:value="96.498153">
                <text:p>96.498153</text:p>
              </table:table-cell>
              <table:table-cell office:value-type="float" office:value="66.624956">
                <text:p>66.6249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3.9">
                <text:p>103.9</text:p>
              </table:table-cell>
              <table:table-cell office:value-type="float" office:value="100.6">
                <text:p>100.6</text:p>
              </table:table-cell>
              <table:table-cell office:value-type="float" office:value="68.780098">
                <text:p>68.780098</text:p>
              </table:table-cell>
              <table:table-cell office:value-type="float" office:value="96.869565">
                <text:p>96.869565</text:p>
              </table:table-cell>
              <table:table-cell office:value-type="float" office:value="66.626982">
                <text:p>66.6269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3.9">
                <text:p>103.9</text:p>
              </table:table-cell>
              <table:table-cell office:value-type="float" office:value="98.8">
                <text:p>98.8</text:p>
              </table:table-cell>
              <table:table-cell office:value-type="float" office:value="67.950938">
                <text:p>67.950938</text:p>
              </table:table-cell>
              <table:table-cell office:value-type="float" office:value="95.130831">
                <text:p>95.130831</text:p>
              </table:table-cell>
              <table:table-cell office:value-type="float" office:value="64.642292">
                <text:p>64.6422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3.2">
                <text:p>103.2</text:p>
              </table:table-cell>
              <table:table-cell office:value-type="float" office:value="99.6">
                <text:p>99.6</text:p>
              </table:table-cell>
              <table:table-cell office:value-type="float" office:value="68.770015">
                <text:p>68.770015</text:p>
              </table:table-cell>
              <table:table-cell office:value-type="float" office:value="96.497345">
                <text:p>96.497345</text:p>
              </table:table-cell>
              <table:table-cell office:value-type="float" office:value="66.361239">
                <text:p>66.3612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2.6">
                <text:p>102.6</text:p>
              </table:table-cell>
              <table:table-cell office:value-type="float" office:value="99.2">
                <text:p>99.2</text:p>
              </table:table-cell>
              <table:table-cell office:value-type="float" office:value="68.899052">
                <text:p>68.899052</text:p>
              </table:table-cell>
              <table:table-cell office:value-type="float" office:value="96.654563">
                <text:p>96.654563</text:p>
              </table:table-cell>
              <table:table-cell office:value-type="float" office:value="66.594077">
                <text:p>66.5940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2.4">
                <text:p>102.4</text:p>
              </table:table-cell>
              <table:table-cell office:value-type="float" office:value="97.9">
                <text:p>97.9</text:p>
              </table:table-cell>
              <table:table-cell office:value-type="float" office:value="68.142532">
                <text:p>68.142532</text:p>
              </table:table-cell>
              <table:table-cell office:value-type="float" office:value="95.59167">
                <text:p>95.59167</text:p>
              </table:table-cell>
              <table:table-cell office:value-type="float" office:value="65.138584">
                <text:p>65.1385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0.6">
                <text:p>100.6</text:p>
              </table:table-cell>
              <table:table-cell office:value-type="float" office:value="97.6">
                <text:p>97.6</text:p>
              </table:table-cell>
              <table:table-cell office:value-type="float" office:value="69.078822">
                <text:p>69.078822</text:p>
              </table:table-cell>
              <table:table-cell office:value-type="float" office:value="96.945552">
                <text:p>96.945552</text:p>
              </table:table-cell>
              <table:table-cell office:value-type="float" office:value="66.968846">
                <text:p>66.9688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2.4">
                <text:p>102.4</text:p>
              </table:table-cell>
              <table:table-cell office:value-type="float" office:value="98.8">
                <text:p>98.8</text:p>
              </table:table-cell>
              <table:table-cell office:value-type="float" office:value="68.332866">
                <text:p>68.332866</text:p>
              </table:table-cell>
              <table:table-cell office:value-type="float" office:value="96.473801">
                <text:p>96.473801</text:p>
              </table:table-cell>
              <table:table-cell office:value-type="float" office:value="65.923313">
                <text:p>65.9233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2.8">
                <text:p>102.8</text:p>
              </table:table-cell>
              <table:table-cell office:value-type="float" office:value="99.4">
                <text:p>99.4</text:p>
              </table:table-cell>
              <table:table-cell office:value-type="float" office:value="68.828235">
                <text:p>68.828235</text:p>
              </table:table-cell>
              <table:table-cell office:value-type="float" office:value="96.658431">
                <text:p>96.658431</text:p>
              </table:table-cell>
              <table:table-cell office:value-type="float" office:value="66.528292">
                <text:p>66.5282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2.8">
                <text:p>102.8</text:p>
              </table:table-cell>
              <table:table-cell office:value-type="float" office:value="98.5">
                <text:p>98.5</text:p>
              </table:table-cell>
              <table:table-cell office:value-type="float" office:value="68.320535">
                <text:p>68.320535</text:p>
              </table:table-cell>
              <table:table-cell office:value-type="float" office:value="95.783695">
                <text:p>95.783695</text:p>
              </table:table-cell>
              <table:table-cell office:value-type="float" office:value="65.439932">
                <text:p>65.4399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2.6">
                <text:p>102.6</text:p>
              </table:table-cell>
              <table:table-cell office:value-type="float" office:value="99.9">
                <text:p>99.9</text:p>
              </table:table-cell>
              <table:table-cell office:value-type="float" office:value="69.302093">
                <text:p>69.302093</text:p>
              </table:table-cell>
              <table:table-cell office:value-type="float" office:value="97.361084">
                <text:p>97.361084</text:p>
              </table:table-cell>
              <table:table-cell office:value-type="float" office:value="67.473269">
                <text:p>67.4732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3.7">
                <text:p>103.7</text:p>
              </table:table-cell>
              <table:table-cell office:value-type="float" office:value="99">
                <text:p>99</text:p>
              </table:table-cell>
              <table:table-cell office:value-type="float" office:value="68.095848">
                <text:p>68.095848</text:p>
              </table:table-cell>
              <table:table-cell office:value-type="float" office:value="95.471216">
                <text:p>95.471216</text:p>
              </table:table-cell>
              <table:table-cell office:value-type="float" office:value="65.011935">
                <text:p>65.0119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2.3">
                <text:p>102.3</text:p>
              </table:table-cell>
              <table:table-cell office:value-type="float" office:value="99">
                <text:p>99</text:p>
              </table:table-cell>
              <table:table-cell office:value-type="float" office:value="68.848415">
                <text:p>68.848415</text:p>
              </table:table-cell>
              <table:table-cell office:value-type="float" office:value="96.818895">
                <text:p>96.818895</text:p>
              </table:table-cell>
              <table:table-cell office:value-type="float" office:value="66.658275">
                <text:p>66.6582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2.8">
                <text:p>102.8</text:p>
              </table:table-cell>
              <table:table-cell office:value-type="float" office:value="98.5">
                <text:p>98.5</text:p>
              </table:table-cell>
              <table:table-cell office:value-type="float" office:value="68.164061">
                <text:p>68.164061</text:p>
              </table:table-cell>
              <table:table-cell office:value-type="float" office:value="95.784506">
                <text:p>95.784506</text:p>
              </table:table-cell>
              <table:table-cell office:value-type="float" office:value="65.290609">
                <text:p>65.2906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1.9">
                <text:p>101.9</text:p>
              </table:table-cell>
              <table:table-cell office:value-type="float" office:value="97.6">
                <text:p>97.6</text:p>
              </table:table-cell>
              <table:table-cell office:value-type="float" office:value="68.130718">
                <text:p>68.130718</text:p>
              </table:table-cell>
              <table:table-cell office:value-type="float" office:value="95.745499">
                <text:p>95.745499</text:p>
              </table:table-cell>
              <table:table-cell office:value-type="float" office:value="65.232096">
                <text:p>65.2320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9.9">
                <text:p>99.9</text:p>
              </table:table-cell>
              <table:table-cell office:value-type="float" office:value="95.8">
                <text:p>95.8</text:p>
              </table:table-cell>
              <table:table-cell office:value-type="float" office:value="67.979748">
                <text:p>67.979748</text:p>
              </table:table-cell>
              <table:table-cell office:value-type="float" office:value="95.840833">
                <text:p>95.840833</text:p>
              </table:table-cell>
              <table:table-cell office:value-type="float" office:value="65.152357">
                <text:p>65.1523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9.7">
                <text:p>99.7</text:p>
              </table:table-cell>
              <table:table-cell office:value-type="float" office:value="96.7">
                <text:p>96.7</text:p>
              </table:table-cell>
              <table:table-cell office:value-type="float" office:value="68.644565">
                <text:p>68.644565</text:p>
              </table:table-cell>
              <table:table-cell office:value-type="float" office:value="96.921125">
                <text:p>96.921125</text:p>
              </table:table-cell>
              <table:table-cell office:value-type="float" office:value="66.531085">
                <text:p>66.5310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1">
                <text:p>101</text:p>
              </table:table-cell>
              <table:table-cell office:value-type="float" office:value="97.2">
                <text:p>97.2</text:p>
              </table:table-cell>
              <table:table-cell office:value-type="float" office:value="68.430722">
                <text:p>68.430722</text:p>
              </table:table-cell>
              <table:table-cell office:value-type="float" office:value="96.243292">
                <text:p>96.243292</text:p>
              </table:table-cell>
              <table:table-cell office:value-type="float" office:value="65.85998">
                <text:p>65.859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9.4">
                <text:p>99.4</text:p>
              </table:table-cell>
              <table:table-cell office:value-type="float" office:value="97.2">
                <text:p>97.2</text:p>
              </table:table-cell>
              <table:table-cell office:value-type="float" office:value="69.272811">
                <text:p>69.272811</text:p>
              </table:table-cell>
              <table:table-cell office:value-type="float" office:value="97.813944">
                <text:p>97.813944</text:p>
              </table:table-cell>
              <table:table-cell office:value-type="float" office:value="67.758468">
                <text:p>67.7584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2.6">
                <text:p>102.6</text:p>
              </table:table-cell>
              <table:table-cell office:value-type="float" office:value="98.5">
                <text:p>98.5</text:p>
              </table:table-cell>
              <table:table-cell office:value-type="float" office:value="68.095216">
                <text:p>68.095216</text:p>
              </table:table-cell>
              <table:table-cell office:value-type="float" office:value="95.952295">
                <text:p>95.952295</text:p>
              </table:table-cell>
              <table:table-cell office:value-type="float" office:value="65.338923">
                <text:p>65.3389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0.6">
                <text:p>100.6</text:p>
              </table:table-cell>
              <table:table-cell office:value-type="float" office:value="96.1">
                <text:p>96.1</text:p>
              </table:table-cell>
              <table:table-cell office:value-type="float" office:value="67.735822">
                <text:p>67.735822</text:p>
              </table:table-cell>
              <table:table-cell office:value-type="float" office:value="95.517244">
                <text:p>95.517244</text:p>
              </table:table-cell>
              <table:table-cell office:value-type="float" office:value="64.699391">
                <text:p>64.6993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9.9">
                <text:p>99.9</text:p>
              </table:table-cell>
              <table:table-cell office:value-type="float" office:value="97.4">
                <text:p>97.4</text:p>
              </table:table-cell>
              <table:table-cell office:value-type="float" office:value="68.838634">
                <text:p>68.838634</text:p>
              </table:table-cell>
              <table:table-cell office:value-type="float" office:value="97.470065">
                <text:p>97.470065</text:p>
              </table:table-cell>
              <table:table-cell office:value-type="float" office:value="67.097061">
                <text:p>67.0970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0.3">
                <text:p>100.3</text:p>
              </table:table-cell>
              <table:table-cell office:value-type="float" office:value="96.1">
                <text:p>96.1</text:p>
              </table:table-cell>
              <table:table-cell office:value-type="float" office:value="67.740061">
                <text:p>67.740061</text:p>
              </table:table-cell>
              <table:table-cell office:value-type="float" office:value="95.855136">
                <text:p>95.855136</text:p>
              </table:table-cell>
              <table:table-cell office:value-type="float" office:value="64.932327">
                <text:p>64.9323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1.4">
                <text:p>101.4</text:p>
              </table:table-cell>
              <table:table-cell office:value-type="float" office:value="98.5">
                <text:p>98.5</text:p>
              </table:table-cell>
              <table:table-cell office:value-type="float" office:value="68.853962">
                <text:p>68.853962</text:p>
              </table:table-cell>
              <table:table-cell office:value-type="float" office:value="97.14795">
                <text:p>97.14795</text:p>
              </table:table-cell>
              <table:table-cell office:value-type="float" office:value="66.890212">
                <text:p>66.8902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2.4">
                <text:p>102.4</text:p>
              </table:table-cell>
              <table:table-cell office:value-type="float" office:value="97.4">
                <text:p>97.4</text:p>
              </table:table-cell>
              <table:table-cell office:value-type="float" office:value="67.609424">
                <text:p>67.609424</text:p>
              </table:table-cell>
              <table:table-cell office:value-type="float" office:value="95.059368">
                <text:p>95.059368</text:p>
              </table:table-cell>
              <table:table-cell office:value-type="float" office:value="64.269091">
                <text:p>64.2690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9.6">
                <text:p>99.6</text:p>
              </table:table-cell>
              <table:table-cell office:value-type="float" office:value="97">
                <text:p>97</text:p>
              </table:table-cell>
              <table:table-cell office:value-type="float" office:value="68.839021">
                <text:p>68.839021</text:p>
              </table:table-cell>
              <table:table-cell office:value-type="float" office:value="97.456051">
                <text:p>97.456051</text:p>
              </table:table-cell>
              <table:table-cell office:value-type="float" office:value="67.087792">
                <text:p>67.0877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1.4">
                <text:p>101.4</text:p>
              </table:table-cell>
              <table:table-cell office:value-type="float" office:value="97.9">
                <text:p>97.9</text:p>
              </table:table-cell>
              <table:table-cell office:value-type="float" office:value="68.33869">
                <text:p>68.33869</text:p>
              </table:table-cell>
              <table:table-cell office:value-type="float" office:value="96.614041">
                <text:p>96.614041</text:p>
              </table:table-cell>
              <table:table-cell office:value-type="float" office:value="66.02477">
                <text:p>66.024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1.2">
                <text:p>101.2</text:p>
              </table:table-cell>
              <table:table-cell office:value-type="float" office:value="96.5">
                <text:p>96.5</text:p>
              </table:table-cell>
              <table:table-cell office:value-type="float" office:value="67.619058">
                <text:p>67.619058</text:p>
              </table:table-cell>
              <table:table-cell office:value-type="float" office:value="95.358708">
                <text:p>95.358708</text:p>
              </table:table-cell>
              <table:table-cell office:value-type="float" office:value="64.48066">
                <text:p>64.48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9.6">
                <text:p>99.6</text:p>
              </table:table-cell>
              <table:table-cell office:value-type="float" office:value="96.3">
                <text:p>96.3</text:p>
              </table:table-cell>
              <table:table-cell office:value-type="float" office:value="68.576876">
                <text:p>68.576876</text:p>
              </table:table-cell>
              <table:table-cell office:value-type="float" office:value="96.732106">
                <text:p>96.732106</text:p>
              </table:table-cell>
              <table:table-cell office:value-type="float" office:value="66.335856">
                <text:p>66.3358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0.3">
                <text:p>100.3</text:p>
              </table:table-cell>
              <table:table-cell office:value-type="float" office:value="96.8">
                <text:p>96.8</text:p>
              </table:table-cell>
              <table:table-cell office:value-type="float" office:value="68.299341">
                <text:p>68.299341</text:p>
              </table:table-cell>
              <table:table-cell office:value-type="float" office:value="96.578354">
                <text:p>96.578354</text:p>
              </table:table-cell>
              <table:table-cell office:value-type="float" office:value="65.962379">
                <text:p>65.9623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0.5">
                <text:p>100.5</text:p>
              </table:table-cell>
              <table:table-cell office:value-type="float" office:value="96.8">
                <text:p>96.8</text:p>
              </table:table-cell>
              <table:table-cell office:value-type="float" office:value="68.085421">
                <text:p>68.085421</text:p>
              </table:table-cell>
              <table:table-cell office:value-type="float" office:value="96.402878">
                <text:p>96.402878</text:p>
              </table:table-cell>
              <table:table-cell office:value-type="float" office:value="65.636305">
                <text:p>65.6363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0.1">
                <text:p>100.1</text:p>
              </table:table-cell>
              <table:table-cell office:value-type="float" office:value="96.1">
                <text:p>96.1</text:p>
              </table:table-cell>
              <table:table-cell office:value-type="float" office:value="68.009779">
                <text:p>68.009779</text:p>
              </table:table-cell>
              <table:table-cell office:value-type="float" office:value="96.028081">
                <text:p>96.028081</text:p>
              </table:table-cell>
              <table:table-cell office:value-type="float" office:value="65.308486">
                <text:p>65.3084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0.5">
                <text:p>100.5</text:p>
              </table:table-cell>
              <table:table-cell office:value-type="float" office:value="96.8">
                <text:p>96.8</text:p>
              </table:table-cell>
              <table:table-cell office:value-type="float" office:value="68.473602">
                <text:p>68.473602</text:p>
              </table:table-cell>
              <table:table-cell office:value-type="float" office:value="96.401895">
                <text:p>96.401895</text:p>
              </table:table-cell>
              <table:table-cell office:value-type="float" office:value="66.00985">
                <text:p>66.009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0.8">
                <text:p>100.8</text:p>
              </table:table-cell>
              <table:table-cell office:value-type="float" office:value="97.2">
                <text:p>97.2</text:p>
              </table:table-cell>
              <table:table-cell office:value-type="float" office:value="68.17571">
                <text:p>68.17571</text:p>
              </table:table-cell>
              <table:table-cell office:value-type="float" office:value="96.414974">
                <text:p>96.414974</text:p>
              </table:table-cell>
              <table:table-cell office:value-type="float" office:value="65.731592">
                <text:p>65.7315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9.9">
                <text:p>99.9</text:p>
              </table:table-cell>
              <table:table-cell office:value-type="float" office:value="96.3">
                <text:p>96.3</text:p>
              </table:table-cell>
              <table:table-cell office:value-type="float" office:value="68.133225">
                <text:p>68.133225</text:p>
              </table:table-cell>
              <table:table-cell office:value-type="float" office:value="96.384258">
                <text:p>96.384258</text:p>
              </table:table-cell>
              <table:table-cell office:value-type="float" office:value="65.669703">
                <text:p>65.6697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9.9">
                <text:p>99.9</text:p>
              </table:table-cell>
              <table:table-cell office:value-type="float" office:value="96.3">
                <text:p>96.3</text:p>
              </table:table-cell>
              <table:table-cell office:value-type="float" office:value="68.063685">
                <text:p>68.063685</text:p>
              </table:table-cell>
              <table:table-cell office:value-type="float" office:value="96.385092">
                <text:p>96.385092</text:p>
              </table:table-cell>
              <table:table-cell office:value-type="float" office:value="65.603245">
                <text:p>65.6032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0.5">
                <text:p>100.5</text:p>
              </table:table-cell>
              <table:table-cell office:value-type="float" office:value="97.4">
                <text:p>97.4</text:p>
              </table:table-cell>
              <table:table-cell office:value-type="float" office:value="68.590491">
                <text:p>68.590491</text:p>
              </table:table-cell>
              <table:table-cell office:value-type="float" office:value="96.943891">
                <text:p>96.943891</text:p>
              </table:table-cell>
              <table:table-cell office:value-type="float" office:value="66.49429">
                <text:p>66.494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0.5">
                <text:p>100.5</text:p>
              </table:table-cell>
              <table:table-cell office:value-type="float" office:value="95.9">
                <text:p>95.9</text:p>
              </table:table-cell>
              <table:table-cell office:value-type="float" office:value="67.786957">
                <text:p>67.786957</text:p>
              </table:table-cell>
              <table:table-cell office:value-type="float" office:value="95.501208">
                <text:p>95.501208</text:p>
              </table:table-cell>
              <table:table-cell office:value-type="float" office:value="64.737362">
                <text:p>64.7373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8.7">
                <text:p>98.7</text:p>
              </table:table-cell>
              <table:table-cell office:value-type="float" office:value="95.8">
                <text:p>95.8</text:p>
              </table:table-cell>
              <table:table-cell office:value-type="float" office:value="68.730898">
                <text:p>68.730898</text:p>
              </table:table-cell>
              <table:table-cell office:value-type="float" office:value="97.068745">
                <text:p>97.068745</text:p>
              </table:table-cell>
              <table:table-cell office:value-type="float" office:value="66.71622">
                <text:p>66.716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0.5">
                <text:p>100.5</text:p>
              </table:table-cell>
              <table:table-cell office:value-type="float" office:value="96.3">
                <text:p>96.3</text:p>
              </table:table-cell>
              <table:table-cell office:value-type="float" office:value="68.184431">
                <text:p>68.184431</text:p>
              </table:table-cell>
              <table:table-cell office:value-type="float" office:value="95.867361">
                <text:p>95.867361</text:p>
              </table:table-cell>
              <table:table-cell office:value-type="float" office:value="65.366614">
                <text:p>65.3666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9">
                <text:p>99</text:p>
              </table:table-cell>
              <table:table-cell office:value-type="float" office:value="95.9">
                <text:p>95.9</text:p>
              </table:table-cell>
              <table:table-cell office:value-type="float" office:value="68.802528">
                <text:p>68.802528</text:p>
              </table:table-cell>
              <table:table-cell office:value-type="float" office:value="96.901068">
                <text:p>96.901068</text:p>
              </table:table-cell>
              <table:table-cell office:value-type="float" office:value="66.670385">
                <text:p>66.6703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0.1">
                <text:p>100.1</text:p>
              </table:table-cell>
              <table:table-cell office:value-type="float" office:value="96.3">
                <text:p>96.3</text:p>
              </table:table-cell>
              <table:table-cell office:value-type="float" office:value="68.375298">
                <text:p>68.375298</text:p>
              </table:table-cell>
              <table:table-cell office:value-type="float" office:value="96.209386">
                <text:p>96.209386</text:p>
              </table:table-cell>
              <table:table-cell office:value-type="float" office:value="65.783455">
                <text:p>65.783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0.8">
                <text:p>100.8</text:p>
              </table:table-cell>
              <table:table-cell office:value-type="float" office:value="97.2">
                <text:p>97.2</text:p>
              </table:table-cell>
              <table:table-cell office:value-type="float" office:value="68.277929">
                <text:p>68.277929</text:p>
              </table:table-cell>
              <table:table-cell office:value-type="float" office:value="96.412583">
                <text:p>96.412583</text:p>
              </table:table-cell>
              <table:table-cell office:value-type="float" office:value="65.828515">
                <text:p>65.8285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9.7">
                <text:p>99.7</text:p>
              </table:table-cell>
              <table:table-cell office:value-type="float" office:value="95.6">
                <text:p>95.6</text:p>
              </table:table-cell>
              <table:table-cell office:value-type="float" office:value="68.166695">
                <text:p>68.166695</text:p>
              </table:table-cell>
              <table:table-cell office:value-type="float" office:value="95.831697">
                <text:p>95.831697</text:p>
              </table:table-cell>
              <table:table-cell office:value-type="float" office:value="65.3253">
                <text:p>65.32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9.4">
                <text:p>99.4</text:p>
              </table:table-cell>
              <table:table-cell office:value-type="float" office:value="97.7">
                <text:p>97.7</text:p>
              </table:table-cell>
              <table:table-cell office:value-type="float" office:value="69.903114">
                <text:p>69.903114</text:p>
              </table:table-cell>
              <table:table-cell office:value-type="float" office:value="98.364558">
                <text:p>98.364558</text:p>
              </table:table-cell>
              <table:table-cell office:value-type="float" office:value="68.759889">
                <text:p>68.7598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2.8">
                <text:p>102.8</text:p>
              </table:table-cell>
              <table:table-cell office:value-type="float" office:value="98.6">
                <text:p>98.6</text:p>
              </table:table-cell>
              <table:table-cell office:value-type="float" office:value="68.08316">
                <text:p>68.08316</text:p>
              </table:table-cell>
              <table:table-cell office:value-type="float" office:value="95.95701">
                <text:p>95.95701</text:p>
              </table:table-cell>
              <table:table-cell office:value-type="float" office:value="65.330564">
                <text:p>65.3305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0.8">
                <text:p>100.8</text:p>
              </table:table-cell>
              <table:table-cell office:value-type="float" office:value="97">
                <text:p>97</text:p>
              </table:table-cell>
              <table:table-cell office:value-type="float" office:value="68.354445">
                <text:p>68.354445</text:p>
              </table:table-cell>
              <table:table-cell office:value-type="float" office:value="96.239918">
                <text:p>96.239918</text:p>
              </table:table-cell>
              <table:table-cell office:value-type="float" office:value="65.784261">
                <text:p>65.7842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0.3">
                <text:p>100.3</text:p>
              </table:table-cell>
              <table:table-cell office:value-type="float" office:value="95.9">
                <text:p>95.9</text:p>
              </table:table-cell>
              <table:table-cell office:value-type="float" office:value="68.053789">
                <text:p>68.053789</text:p>
              </table:table-cell>
              <table:table-cell office:value-type="float" office:value="95.674845">
                <text:p>95.674845</text:p>
              </table:table-cell>
              <table:table-cell office:value-type="float" office:value="65.110357">
                <text:p>65.1103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0.5">
                <text:p>100.5</text:p>
              </table:table-cell>
              <table:table-cell office:value-type="float" office:value="96.5">
                <text:p>96.5</text:p>
              </table:table-cell>
              <table:table-cell office:value-type="float" office:value="68.270691">
                <text:p>68.270691</text:p>
              </table:table-cell>
              <table:table-cell office:value-type="float" office:value="96.043133">
                <text:p>96.043133</text:p>
              </table:table-cell>
              <table:table-cell office:value-type="float" office:value="65.569311">
                <text:p>65.5693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0.3">
                <text:p>100.3</text:p>
              </table:table-cell>
              <table:table-cell office:value-type="float" office:value="98.1">
                <text:p>98.1</text:p>
              </table:table-cell>
              <table:table-cell office:value-type="float" office:value="69.558829">
                <text:p>69.558829</text:p>
              </table:table-cell>
              <table:table-cell office:value-type="float" office:value="97.832056">
                <text:p>97.832056</text:p>
              </table:table-cell>
              <table:table-cell office:value-type="float" office:value="68.050832">
                <text:p>68.0508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2.1">
                <text:p>102.1</text:p>
              </table:table-cell>
              <table:table-cell office:value-type="float" office:value="97.4">
                <text:p>97.4</text:p>
              </table:table-cell>
              <table:table-cell office:value-type="float" office:value="67.594047">
                <text:p>67.594047</text:p>
              </table:table-cell>
              <table:table-cell office:value-type="float" office:value="95.399788">
                <text:p>95.399788</text:p>
              </table:table-cell>
              <table:table-cell office:value-type="float" office:value="64.484577">
                <text:p>64.4845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8.8">
                <text:p>98.8</text:p>
              </table:table-cell>
              <table:table-cell office:value-type="float" office:value="95.2">
                <text:p>95.2</text:p>
              </table:table-cell>
              <table:table-cell office:value-type="float" office:value="68.246402">
                <text:p>68.246402</text:p>
              </table:table-cell>
              <table:table-cell office:value-type="float" office:value="96.341163">
                <text:p>96.341163</text:p>
              </table:table-cell>
              <table:table-cell office:value-type="float" office:value="65.749377">
                <text:p>65.7493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9">
                <text:p>99</text:p>
              </table:table-cell>
              <table:table-cell office:value-type="float" office:value="95.8">
                <text:p>95.8</text:p>
              </table:table-cell>
              <table:table-cell office:value-type="float" office:value="68.335532">
                <text:p>68.335532</text:p>
              </table:table-cell>
              <table:table-cell office:value-type="float" office:value="96.716957">
                <text:p>96.716957</text:p>
              </table:table-cell>
              <table:table-cell office:value-type="float" office:value="66.092046">
                <text:p>66.0920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0.8">
                <text:p>100.8</text:p>
              </table:table-cell>
              <table:table-cell office:value-type="float" office:value="96.8">
                <text:p>96.8</text:p>
              </table:table-cell>
              <table:table-cell office:value-type="float" office:value="68.163351">
                <text:p>68.163351</text:p>
              </table:table-cell>
              <table:table-cell office:value-type="float" office:value="96.060504">
                <text:p>96.060504</text:p>
              </table:table-cell>
              <table:table-cell office:value-type="float" office:value="65.478058">
                <text:p>65.4780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0.1">
                <text:p>100.1</text:p>
              </table:table-cell>
              <table:table-cell office:value-type="float" office:value="96.8">
                <text:p>96.8</text:p>
              </table:table-cell>
              <table:table-cell office:value-type="float" office:value="68.636975">
                <text:p>68.636975</text:p>
              </table:table-cell>
              <table:table-cell office:value-type="float" office:value="96.749881">
                <text:p>96.749881</text:p>
              </table:table-cell>
              <table:table-cell office:value-type="float" office:value="66.406192">
                <text:p>66.4061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0.3">
                <text:p>100.3</text:p>
              </table:table-cell>
              <table:table-cell office:value-type="float" office:value="97">
                <text:p>97</text:p>
              </table:table-cell>
              <table:table-cell office:value-type="float" office:value="68.664808">
                <text:p>68.664808</text:p>
              </table:table-cell>
              <table:table-cell office:value-type="float" office:value="96.758191">
                <text:p>96.758191</text:p>
              </table:table-cell>
              <table:table-cell office:value-type="float" office:value="66.438826">
                <text:p>66.438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0.6">
                <text:p>100.6</text:p>
              </table:table-cell>
              <table:table-cell office:value-type="float" office:value="96.5">
                <text:p>96.5</text:p>
              </table:table-cell>
              <table:table-cell office:value-type="float" office:value="68.199382">
                <text:p>68.199382</text:p>
              </table:table-cell>
              <table:table-cell office:value-type="float" office:value="95.86435">
                <text:p>95.86435</text:p>
              </table:table-cell>
              <table:table-cell office:value-type="float" office:value="65.378895">
                <text:p>65.3788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0.1">
                <text:p>100.1</text:p>
              </table:table-cell>
              <table:table-cell office:value-type="float" office:value="96.1">
                <text:p>96.1</text:p>
              </table:table-cell>
              <table:table-cell office:value-type="float" office:value="68.425886">
                <text:p>68.425886</text:p>
              </table:table-cell>
              <table:table-cell office:value-type="float" office:value="96.024883">
                <text:p>96.024883</text:p>
              </table:table-cell>
              <table:table-cell office:value-type="float" office:value="65.705877">
                <text:p>65.7058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9.9">
                <text:p>99.9</text:p>
              </table:table-cell>
              <table:table-cell office:value-type="float" office:value="96.5">
                <text:p>96.5</text:p>
              </table:table-cell>
              <table:table-cell office:value-type="float" office:value="68.547501">
                <text:p>68.547501</text:p>
              </table:table-cell>
              <table:table-cell office:value-type="float" office:value="96.564078">
                <text:p>96.564078</text:p>
              </table:table-cell>
              <table:table-cell office:value-type="float" office:value="66.192263">
                <text:p>66.1922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9.2">
                <text:p>99.2</text:p>
              </table:table-cell>
              <table:table-cell office:value-type="float" office:value="95">
                <text:p>95</text:p>
              </table:table-cell>
              <table:table-cell office:value-type="float" office:value="68.120529">
                <text:p>68.120529</text:p>
              </table:table-cell>
              <table:table-cell office:value-type="float" office:value="95.807611">
                <text:p>95.807611</text:p>
              </table:table-cell>
              <table:table-cell office:value-type="float" office:value="65.264652">
                <text:p>65.2646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8.6">
                <text:p>98.6</text:p>
              </table:table-cell>
              <table:table-cell office:value-type="float" office:value="95.6">
                <text:p>95.6</text:p>
              </table:table-cell>
              <table:table-cell office:value-type="float" office:value="68.571602">
                <text:p>68.571602</text:p>
              </table:table-cell>
              <table:table-cell office:value-type="float" office:value="96.888876">
                <text:p>96.888876</text:p>
              </table:table-cell>
              <table:table-cell office:value-type="float" office:value="66.438254">
                <text:p>66.4382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9.7">
                <text:p>99.7</text:p>
              </table:table-cell>
              <table:table-cell office:value-type="float" office:value="96.8">
                <text:p>96.8</text:p>
              </table:table-cell>
              <table:table-cell office:value-type="float" office:value="68.771583">
                <text:p>68.771583</text:p>
              </table:table-cell>
              <table:table-cell office:value-type="float" office:value="97.102212">
                <text:p>97.102212</text:p>
              </table:table-cell>
              <table:table-cell office:value-type="float" office:value="66.778728">
                <text:p>66.7787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9.4">
                <text:p>99.4</text:p>
              </table:table-cell>
              <table:table-cell office:value-type="float" office:value="95.6">
                <text:p>95.6</text:p>
              </table:table-cell>
              <table:table-cell office:value-type="float" office:value="68.211996">
                <text:p>68.211996</text:p>
              </table:table-cell>
              <table:table-cell office:value-type="float" office:value="96.177625">
                <text:p>96.177625</text:p>
              </table:table-cell>
              <table:table-cell office:value-type="float" office:value="65.604677">
                <text:p>65.6046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9.2">
                <text:p>99.2</text:p>
              </table:table-cell>
              <table:table-cell office:value-type="float" office:value="95.6">
                <text:p>95.6</text:p>
              </table:table-cell>
              <table:table-cell office:value-type="float" office:value="68.314078">
                <text:p>68.314078</text:p>
              </table:table-cell>
              <table:table-cell office:value-type="float" office:value="96.35938">
                <text:p>96.35938</text:p>
              </table:table-cell>
              <table:table-cell office:value-type="float" office:value="65.827022">
                <text:p>65.8270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9.7">
                <text:p>99.7</text:p>
              </table:table-cell>
              <table:table-cell office:value-type="float" office:value="95.4">
                <text:p>95.4</text:p>
              </table:table-cell>
              <table:table-cell office:value-type="float" office:value="68.070642">
                <text:p>68.070642</text:p>
              </table:table-cell>
              <table:table-cell office:value-type="float" office:value="95.650466">
                <text:p>95.650466</text:p>
              </table:table-cell>
              <table:table-cell office:value-type="float" office:value="65.109886">
                <text:p>65.1098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8.1">
                <text:p>98.1</text:p>
              </table:table-cell>
              <table:table-cell office:value-type="float" office:value="94.7">
                <text:p>94.7</text:p>
              </table:table-cell>
              <table:table-cell office:value-type="float" office:value="68.232056">
                <text:p>68.232056</text:p>
              </table:table-cell>
              <table:table-cell office:value-type="float" office:value="96.499174">
                <text:p>96.499174</text:p>
              </table:table-cell>
              <table:table-cell office:value-type="float" office:value="65.84337">
                <text:p>65.843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7.7">
                <text:p>97.7</text:p>
              </table:table-cell>
              <table:table-cell office:value-type="float" office:value="94.3">
                <text:p>94.3</text:p>
              </table:table-cell>
              <table:table-cell office:value-type="float" office:value="68.195369">
                <text:p>68.195369</text:p>
              </table:table-cell>
              <table:table-cell office:value-type="float" office:value="96.484575">
                <text:p>96.484575</text:p>
              </table:table-cell>
              <table:table-cell office:value-type="float" office:value="65.798012">
                <text:p>65.7980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7.7">
                <text:p>97.7</text:p>
              </table:table-cell>
              <table:table-cell office:value-type="float" office:value="94.1">
                <text:p>94.1</text:p>
              </table:table-cell>
              <table:table-cell office:value-type="float" office:value="67.94105">
                <text:p>67.94105</text:p>
              </table:table-cell>
              <table:table-cell office:value-type="float" office:value="96.302493">
                <text:p>96.302493</text:p>
              </table:table-cell>
              <table:table-cell office:value-type="float" office:value="65.428924">
                <text:p>65.4289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7.6">
                <text:p>97.6</text:p>
              </table:table-cell>
              <table:table-cell office:value-type="float" office:value="94.9">
                <text:p>94.9</text:p>
              </table:table-cell>
              <table:table-cell office:value-type="float" office:value="68.536774">
                <text:p>68.536774</text:p>
              </table:table-cell>
              <table:table-cell office:value-type="float" office:value="97.220443">
                <text:p>97.220443</text:p>
              </table:table-cell>
              <table:table-cell office:value-type="float" office:value="66.631755">
                <text:p>66.6317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9.2">
                <text:p>99.2</text:p>
              </table:table-cell>
              <table:table-cell office:value-type="float" office:value="95.2">
                <text:p>95.2</text:p>
              </table:table-cell>
              <table:table-cell office:value-type="float" office:value="68.059032">
                <text:p>68.059032</text:p>
              </table:table-cell>
              <table:table-cell office:value-type="float" office:value="95.995187">
                <text:p>95.995187</text:p>
              </table:table-cell>
              <table:table-cell office:value-type="float" office:value="65.333395">
                <text:p>65.333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8.6">
                <text:p>98.6</text:p>
              </table:table-cell>
              <table:table-cell office:value-type="float" office:value="95.4">
                <text:p>95.4</text:p>
              </table:table-cell>
              <table:table-cell office:value-type="float" office:value="68.317405">
                <text:p>68.317405</text:p>
              </table:table-cell>
              <table:table-cell office:value-type="float" office:value="96.704002">
                <text:p>96.704002</text:p>
              </table:table-cell>
              <table:table-cell office:value-type="float" office:value="66.065665">
                <text:p>66.0656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8.6">
                <text:p>98.6</text:p>
              </table:table-cell>
              <table:table-cell office:value-type="float" office:value="95">
                <text:p>95</text:p>
              </table:table-cell>
              <table:table-cell office:value-type="float" office:value="67.977097">
                <text:p>67.977097</text:p>
              </table:table-cell>
              <table:table-cell office:value-type="float" office:value="96.333167">
                <text:p>96.333167</text:p>
              </table:table-cell>
              <table:table-cell office:value-type="float" office:value="65.48449">
                <text:p>65.484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8.6">
                <text:p>98.6</text:p>
              </table:table-cell>
              <table:table-cell office:value-type="float" office:value="96.3">
                <text:p>96.3</text:p>
              </table:table-cell>
              <table:table-cell office:value-type="float" office:value="68.864621">
                <text:p>68.864621</text:p>
              </table:table-cell>
              <table:table-cell office:value-type="float" office:value="97.612229">
                <text:p>97.612229</text:p>
              </table:table-cell>
              <table:table-cell office:value-type="float" office:value="67.220291">
                <text:p>67.2202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0.8">
                <text:p>100.8</text:p>
              </table:table-cell>
              <table:table-cell office:value-type="float" office:value="95.4">
                <text:p>95.4</text:p>
              </table:table-cell>
              <table:table-cell office:value-type="float" office:value="66.937455">
                <text:p>66.937455</text:p>
              </table:table-cell>
              <table:table-cell office:value-type="float" office:value="94.628394">
                <text:p>94.628394</text:p>
              </table:table-cell>
              <table:table-cell office:value-type="float" office:value="63.341838">
                <text:p>63.3418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7.7">
                <text:p>97.7</text:p>
              </table:table-cell>
              <table:table-cell office:value-type="float" office:value="94.7">
                <text:p>94.7</text:p>
              </table:table-cell>
              <table:table-cell office:value-type="float" office:value="68.34428">
                <text:p>68.34428</text:p>
              </table:table-cell>
              <table:table-cell office:value-type="float" office:value="96.86276">
                <text:p>96.86276</text:p>
              </table:table-cell>
              <table:table-cell office:value-type="float" office:value="66.200156">
                <text:p>66.2001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8.1">
                <text:p>98.1</text:p>
              </table:table-cell>
              <table:table-cell office:value-type="float" office:value="94.3">
                <text:p>94.3</text:p>
              </table:table-cell>
              <table:table-cell office:value-type="float" office:value="68.006167">
                <text:p>68.006167</text:p>
              </table:table-cell>
              <table:table-cell office:value-type="float" office:value="96.13361">
                <text:p>96.13361</text:p>
              </table:table-cell>
              <table:table-cell office:value-type="float" office:value="65.376784">
                <text:p>65.3767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7">
                <text:p>97</text:p>
              </table:table-cell>
              <table:table-cell office:value-type="float" office:value="92.7">
                <text:p>92.7</text:p>
              </table:table-cell>
              <table:table-cell office:value-type="float" office:value="67.558923">
                <text:p>67.558923</text:p>
              </table:table-cell>
              <table:table-cell office:value-type="float" office:value="95.534753">
                <text:p>95.534753</text:p>
              </table:table-cell>
              <table:table-cell office:value-type="float" office:value="64.54225">
                <text:p>64.542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6.5">
                <text:p>96.5</text:p>
              </table:table-cell>
              <table:table-cell office:value-type="float" office:value="93.6">
                <text:p>93.6</text:p>
              </table:table-cell>
              <table:table-cell office:value-type="float" office:value="68.518776">
                <text:p>68.518776</text:p>
              </table:table-cell>
              <table:table-cell office:value-type="float" office:value="97.007405">
                <text:p>97.007405</text:p>
              </table:table-cell>
              <table:table-cell office:value-type="float" office:value="66.468287">
                <text:p>66.4682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6.3">
                <text:p>96.3</text:p>
              </table:table-cell>
              <table:table-cell office:value-type="float" office:value="92.1">
                <text:p>92.1</text:p>
              </table:table-cell>
              <table:table-cell office:value-type="float" office:value="67.577067">
                <text:p>67.577067</text:p>
              </table:table-cell>
              <table:table-cell office:value-type="float" office:value="95.683035">
                <text:p>95.683035</text:p>
              </table:table-cell>
              <table:table-cell office:value-type="float" office:value="64.659789">
                <text:p>64.6597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6.3">
                <text:p>96.3</text:p>
              </table:table-cell>
              <table:table-cell office:value-type="float" office:value="93.6">
                <text:p>93.6</text:p>
              </table:table-cell>
              <table:table-cell office:value-type="float" office:value="68.729162">
                <text:p>68.729162</text:p>
              </table:table-cell>
              <table:table-cell office:value-type="float" office:value="97.186484">
                <text:p>97.186484</text:p>
              </table:table-cell>
              <table:table-cell office:value-type="float" office:value="66.795456">
                <text:p>66.7954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6.8">
                <text:p>96.8</text:p>
              </table:table-cell>
              <table:table-cell office:value-type="float" office:value="93.4">
                <text:p>93.4</text:p>
              </table:table-cell>
              <table:table-cell office:value-type="float" office:value="67.888821">
                <text:p>67.888821</text:p>
              </table:table-cell>
              <table:table-cell office:value-type="float" office:value="96.459496">
                <text:p>96.459496</text:p>
              </table:table-cell>
              <table:table-cell office:value-type="float" office:value="65.485215">
                <text:p>65.4852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5.8">
                <text:p>95.8</text:p>
              </table:table-cell>
              <table:table-cell office:value-type="float" office:value="92.7">
                <text:p>92.7</text:p>
              </table:table-cell>
              <table:table-cell office:value-type="float" office:value="68.052208">
                <text:p>68.052208</text:p>
              </table:table-cell>
              <table:table-cell office:value-type="float" office:value="96.791583">
                <text:p>96.791583</text:p>
              </table:table-cell>
              <table:table-cell office:value-type="float" office:value="65.868809">
                <text:p>65.8688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5.2">
                <text:p>95.2</text:p>
              </table:table-cell>
              <table:table-cell office:value-type="float" office:value="92.3">
                <text:p>92.3</text:p>
              </table:table-cell>
              <table:table-cell office:value-type="float" office:value="68.089512">
                <text:p>68.089512</text:p>
              </table:table-cell>
              <table:table-cell office:value-type="float" office:value="96.963894">
                <text:p>96.963894</text:p>
              </table:table-cell>
              <table:table-cell office:value-type="float" office:value="66.022242">
                <text:p>66.0222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6.3">
                <text:p>96.3</text:p>
              </table:table-cell>
              <table:table-cell office:value-type="float" office:value="92">
                <text:p>92</text:p>
              </table:table-cell>
              <table:table-cell office:value-type="float" office:value="66.934685">
                <text:p>66.934685</text:p>
              </table:table-cell>
              <table:table-cell office:value-type="float" office:value="95.500083">
                <text:p>95.500083</text:p>
              </table:table-cell>
              <table:table-cell office:value-type="float" office:value="63.92268">
                <text:p>63.922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5.2">
                <text:p>95.2</text:p>
              </table:table-cell>
              <table:table-cell office:value-type="float" office:value="92.5">
                <text:p>92.5</text:p>
              </table:table-cell>
              <table:table-cell office:value-type="float" office:value="68.155158">
                <text:p>68.155158</text:p>
              </table:table-cell>
              <table:table-cell office:value-type="float" office:value="97.15285">
                <text:p>97.15285</text:p>
              </table:table-cell>
              <table:table-cell office:value-type="float" office:value="66.214678">
                <text:p>66.2146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5.9">
                <text:p>95.9</text:p>
              </table:table-cell>
              <table:table-cell office:value-type="float" office:value="91.2">
                <text:p>91.2</text:p>
              </table:table-cell>
              <table:table-cell office:value-type="float" office:value="67.115811">
                <text:p>67.115811</text:p>
              </table:table-cell>
              <table:table-cell office:value-type="float" office:value="95.102348">
                <text:p>95.102348</text:p>
              </table:table-cell>
              <table:table-cell office:value-type="float" office:value="63.828712">
                <text:p>63.8287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3.8">
                <text:p>93.8</text:p>
              </table:table-cell>
              <table:table-cell office:value-type="float" office:value="91.4">
                <text:p>91.4</text:p>
              </table:table-cell>
              <table:table-cell office:value-type="float" office:value="68.292842">
                <text:p>68.292842</text:p>
              </table:table-cell>
              <table:table-cell office:value-type="float" office:value="97.495139">
                <text:p>97.495139</text:p>
              </table:table-cell>
              <table:table-cell office:value-type="float" office:value="66.582201">
                <text:p>66.5822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4.9">
                <text:p>94.9</text:p>
              </table:table-cell>
              <table:table-cell office:value-type="float" office:value="91.1">
                <text:p>91.1</text:p>
              </table:table-cell>
              <table:table-cell office:value-type="float" office:value="67.230792">
                <text:p>67.230792</text:p>
              </table:table-cell>
              <table:table-cell office:value-type="float" office:value="95.999086">
                <text:p>95.999086</text:p>
              </table:table-cell>
              <table:table-cell office:value-type="float" office:value="64.540946">
                <text:p>64.5409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4.5">
                <text:p>94.5</text:p>
              </table:table-cell>
              <table:table-cell office:value-type="float" office:value="92.5">
                <text:p>92.5</text:p>
              </table:table-cell>
              <table:table-cell office:value-type="float" office:value="68.672741">
                <text:p>68.672741</text:p>
              </table:table-cell>
              <table:table-cell office:value-type="float" office:value="97.898439">
                <text:p>97.898439</text:p>
              </table:table-cell>
              <table:table-cell office:value-type="float" office:value="67.229542">
                <text:p>67.229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5.4">
                <text:p>95.4</text:p>
              </table:table-cell>
              <table:table-cell office:value-type="float" office:value="91.2">
                <text:p>91.2</text:p>
              </table:table-cell>
              <table:table-cell office:value-type="float" office:value="67.015683">
                <text:p>67.015683</text:p>
              </table:table-cell>
              <table:table-cell office:value-type="float" office:value="95.645534">
                <text:p>95.645534</text:p>
              </table:table-cell>
              <table:table-cell office:value-type="float" office:value="64.097508">
                <text:p>64.0975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4.5">
                <text:p>94.5</text:p>
              </table:table-cell>
              <table:table-cell office:value-type="float" office:value="91.2">
                <text:p>91.2</text:p>
              </table:table-cell>
              <table:table-cell office:value-type="float" office:value="67.607767">
                <text:p>67.607767</text:p>
              </table:table-cell>
              <table:table-cell office:value-type="float" office:value="96.55795">
                <text:p>96.55795</text:p>
              </table:table-cell>
              <table:table-cell office:value-type="float" office:value="65.280674">
                <text:p>65.2806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5">
                <text:p>95</text:p>
              </table:table-cell>
              <table:table-cell office:value-type="float" office:value="92.9">
                <text:p>92.9</text:p>
              </table:table-cell>
              <table:table-cell office:value-type="float" office:value="68.02497">
                <text:p>68.02497</text:p>
              </table:table-cell>
              <table:table-cell office:value-type="float" office:value="97.715083">
                <text:p>97.715083</text:p>
              </table:table-cell>
              <table:table-cell office:value-type="float" office:value="66.470656">
                <text:p>66.4706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5">
                <text:p>95</text:p>
              </table:table-cell>
              <table:table-cell office:value-type="float" office:value="90.5">
                <text:p>90.5</text:p>
              </table:table-cell>
              <table:table-cell office:value-type="float" office:value="66.515671">
                <text:p>66.515671</text:p>
              </table:table-cell>
              <table:table-cell office:value-type="float" office:value="95.247065">
                <text:p>95.247065</text:p>
              </table:table-cell>
              <table:table-cell office:value-type="float" office:value="63.354224">
                <text:p>63.3542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3.6">
                <text:p>93.6</text:p>
              </table:table-cell>
              <table:table-cell office:value-type="float" office:value="89.8">
                <text:p>89.8</text:p>
              </table:table-cell>
              <table:table-cell office:value-type="float" office:value="67.620673">
                <text:p>67.620673</text:p>
              </table:table-cell>
              <table:table-cell office:value-type="float" office:value="95.948088">
                <text:p>95.948088</text:p>
              </table:table-cell>
              <table:table-cell office:value-type="float" office:value="64.880743">
                <text:p>64.8807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3.8">
                <text:p>93.8</text:p>
              </table:table-cell>
              <table:table-cell office:value-type="float" office:value="90.9">
                <text:p>90.9</text:p>
              </table:table-cell>
              <table:table-cell office:value-type="float" office:value="67.757101">
                <text:p>67.757101</text:p>
              </table:table-cell>
              <table:table-cell office:value-type="float" office:value="96.916232">
                <text:p>96.916232</text:p>
              </table:table-cell>
              <table:table-cell office:value-type="float" office:value="65.667629">
                <text:p>65.6676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4.3">
                <text:p>94.3</text:p>
              </table:table-cell>
              <table:table-cell office:value-type="float" office:value="91.2">
                <text:p>91.2</text:p>
              </table:table-cell>
              <table:table-cell office:value-type="float" office:value="67.527695">
                <text:p>67.527695</text:p>
              </table:table-cell>
              <table:table-cell office:value-type="float" office:value="96.746772">
                <text:p>96.746772</text:p>
              </table:table-cell>
              <table:table-cell office:value-type="float" office:value="65.330866">
                <text:p>65.3308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3.9">
                <text:p>93.9</text:p>
              </table:table-cell>
              <table:table-cell office:value-type="float" office:value="90.5">
                <text:p>90.5</text:p>
              </table:table-cell>
              <table:table-cell office:value-type="float" office:value="67.344491">
                <text:p>67.344491</text:p>
              </table:table-cell>
              <table:table-cell office:value-type="float" office:value="96.346154">
                <text:p>96.346154</text:p>
              </table:table-cell>
              <table:table-cell office:value-type="float" office:value="64.883827">
                <text:p>64.8838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2.9">
                <text:p>92.9</text:p>
              </table:table-cell>
              <table:table-cell office:value-type="float" office:value="89.6">
                <text:p>89.6</text:p>
              </table:table-cell>
              <table:table-cell office:value-type="float" office:value="67.423295">
                <text:p>67.423295</text:p>
              </table:table-cell>
              <table:table-cell office:value-type="float" office:value="96.50059">
                <text:p>96.50059</text:p>
              </table:table-cell>
              <table:table-cell office:value-type="float" office:value="65.063877">
                <text:p>65.0638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2.9">
                <text:p>92.9</text:p>
              </table:table-cell>
              <table:table-cell office:value-type="float" office:value="91.4">
                <text:p>91.4</text:p>
              </table:table-cell>
              <table:table-cell office:value-type="float" office:value="68.49619">
                <text:p>68.49619</text:p>
              </table:table-cell>
              <table:table-cell office:value-type="float" office:value="98.444874">
                <text:p>98.444874</text:p>
              </table:table-cell>
              <table:table-cell office:value-type="float" office:value="67.430988">
                <text:p>67.4309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5.6">
                <text:p>95.6</text:p>
              </table:table-cell>
              <table:table-cell office:value-type="float" office:value="91.1">
                <text:p>91.1</text:p>
              </table:table-cell>
              <table:table-cell office:value-type="float" office:value="66.73668">
                <text:p>66.73668</text:p>
              </table:table-cell>
              <table:table-cell office:value-type="float" office:value="95.276594">
                <text:p>95.276594</text:p>
              </table:table-cell>
              <table:table-cell office:value-type="float" office:value="63.584436">
                <text:p>63.5844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3.8">
                <text:p>93.8</text:p>
              </table:table-cell>
              <table:table-cell office:value-type="float" office:value="90.9">
                <text:p>90.9</text:p>
              </table:table-cell>
              <table:table-cell office:value-type="float" office:value="67.494093">
                <text:p>67.494093</text:p>
              </table:table-cell>
              <table:table-cell office:value-type="float" office:value="96.917148">
                <text:p>96.917148</text:p>
              </table:table-cell>
              <table:table-cell office:value-type="float" office:value="65.41335">
                <text:p>65.413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3.2">
                <text:p>93.2</text:p>
              </table:table-cell>
              <table:table-cell office:value-type="float" office:value="90">
                <text:p>90</text:p>
              </table:table-cell>
              <table:table-cell office:value-type="float" office:value="67.210099">
                <text:p>67.210099</text:p>
              </table:table-cell>
              <table:table-cell office:value-type="float" office:value="96.515079">
                <text:p>96.515079</text:p>
              </table:table-cell>
              <table:table-cell office:value-type="float" office:value="64.86788">
                <text:p>64.867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2.5">
                <text:p>92.5</text:p>
              </table:table-cell>
              <table:table-cell office:value-type="float" office:value="88.9">
                <text:p>88.9</text:p>
              </table:table-cell>
              <table:table-cell office:value-type="float" office:value="66.945484">
                <text:p>66.945484</text:p>
              </table:table-cell>
              <table:table-cell office:value-type="float" office:value="96.09375">
                <text:p>96.09375</text:p>
              </table:table-cell>
              <table:table-cell office:value-type="float" office:value="64.330426">
                <text:p>64.3304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2.5">
                <text:p>92.5</text:p>
              </table:table-cell>
              <table:table-cell office:value-type="float" office:value="89.8">
                <text:p>89.8</text:p>
              </table:table-cell>
              <table:table-cell office:value-type="float" office:value="67.749194">
                <text:p>67.749194</text:p>
              </table:table-cell>
              <table:table-cell office:value-type="float" office:value="97.069412">
                <text:p>97.069412</text:p>
              </table:table-cell>
              <table:table-cell office:value-type="float" office:value="65.763744">
                <text:p>65.7637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3">
                <text:p>93</text:p>
              </table:table-cell>
              <table:table-cell office:value-type="float" office:value="89.8">
                <text:p>89.8</text:p>
              </table:table-cell>
              <table:table-cell office:value-type="float" office:value="67.821803">
                <text:p>67.821803</text:p>
              </table:table-cell>
              <table:table-cell office:value-type="float" office:value="96.506552">
                <text:p>96.506552</text:p>
              </table:table-cell>
              <table:table-cell office:value-type="float" office:value="65.452483">
                <text:p>65.4524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67.565636">
                <text:p>67.565636</text:p>
              </table:table-cell>
              <table:table-cell office:value-type="float" office:value="96.696788">
                <text:p>96.696788</text:p>
              </table:table-cell>
              <table:table-cell office:value-type="float" office:value="65.3338">
                <text:p>65.33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2">
                <text:p>92</text:p>
              </table:table-cell>
              <table:table-cell office:value-type="float" office:value="88.9">
                <text:p>88.9</text:p>
              </table:table-cell>
              <table:table-cell office:value-type="float" office:value="67.572414">
                <text:p>67.572414</text:p>
              </table:table-cell>
              <table:table-cell office:value-type="float" office:value="96.659181">
                <text:p>96.659181</text:p>
              </table:table-cell>
              <table:table-cell office:value-type="float" office:value="65.314942">
                <text:p>65.3149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1.8">
                <text:p>91.8</text:p>
              </table:table-cell>
              <table:table-cell office:value-type="float" office:value="88.7">
                <text:p>88.7</text:p>
              </table:table-cell>
              <table:table-cell office:value-type="float" office:value="67.77171">
                <text:p>67.77171</text:p>
              </table:table-cell>
              <table:table-cell office:value-type="float" office:value="96.654391">
                <text:p>96.654391</text:p>
              </table:table-cell>
              <table:table-cell office:value-type="float" office:value="65.504333">
                <text:p>65.504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2.5">
                <text:p>92.5</text:p>
              </table:table-cell>
              <table:table-cell office:value-type="float" office:value="90.5">
                <text:p>90.5</text:p>
              </table:table-cell>
              <table:table-cell office:value-type="float" office:value="68.170348">
                <text:p>68.170348</text:p>
              </table:table-cell>
              <table:table-cell office:value-type="float" office:value="97.854561">
                <text:p>97.854561</text:p>
              </table:table-cell>
              <table:table-cell office:value-type="float" office:value="66.707795">
                <text:p>66.7077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4.3">
                <text:p>94.3</text:p>
              </table:table-cell>
              <table:table-cell office:value-type="float" office:value="91.8">
                <text:p>91.8</text:p>
              </table:table-cell>
              <table:table-cell office:value-type="float" office:value="67.784294">
                <text:p>67.784294</text:p>
              </table:table-cell>
              <table:table-cell office:value-type="float" office:value="97.318289">
                <text:p>97.318289</text:p>
              </table:table-cell>
              <table:table-cell office:value-type="float" office:value="65.966515">
                <text:p>65.9665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4.7">
                <text:p>94.7</text:p>
              </table:table-cell>
              <table:table-cell office:value-type="float" office:value="90">
                <text:p>90</text:p>
              </table:table-cell>
              <table:table-cell office:value-type="float" office:value="66.367278">
                <text:p>66.367278</text:p>
              </table:table-cell>
              <table:table-cell office:value-type="float" office:value="95.038124">
                <text:p>95.038124</text:p>
              </table:table-cell>
              <table:table-cell office:value-type="float" office:value="63.074216">
                <text:p>63.0742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1.1">
                <text:p>91.1</text:p>
              </table:table-cell>
              <table:table-cell office:value-type="float" office:value="89.6">
                <text:p>89.6</text:p>
              </table:table-cell>
              <table:table-cell office:value-type="float" office:value="68.358321">
                <text:p>68.358321</text:p>
              </table:table-cell>
              <table:table-cell office:value-type="float" office:value="98.409982">
                <text:p>98.409982</text:p>
              </table:table-cell>
              <table:table-cell office:value-type="float" office:value="67.271411">
                <text:p>67.2714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4.3">
                <text:p>94.3</text:p>
              </table:table-cell>
              <table:table-cell office:value-type="float" office:value="89.6">
                <text:p>89.6</text:p>
              </table:table-cell>
              <table:table-cell office:value-type="float" office:value="66.362331">
                <text:p>66.362331</text:p>
              </table:table-cell>
              <table:table-cell office:value-type="float" office:value="95.016594">
                <text:p>95.016594</text:p>
              </table:table-cell>
              <table:table-cell office:value-type="float" office:value="63.055226">
                <text:p>63.0552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2.5">
                <text:p>92.5</text:p>
              </table:table-cell>
              <table:table-cell office:value-type="float" office:value="90">
                <text:p>90</text:p>
              </table:table-cell>
              <table:table-cell office:value-type="float" office:value="68.252125">
                <text:p>68.252125</text:p>
              </table:table-cell>
              <table:table-cell office:value-type="float" office:value="97.263331">
                <text:p>97.263331</text:p>
              </table:table-cell>
              <table:table-cell office:value-type="float" office:value="66.38429">
                <text:p>66.384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2.7">
                <text:p>92.7</text:p>
              </table:table-cell>
              <table:table-cell office:value-type="float" office:value="90">
                <text:p>90</text:p>
              </table:table-cell>
              <table:table-cell office:value-type="float" office:value="68.008516">
                <text:p>68.008516</text:p>
              </table:table-cell>
              <table:table-cell office:value-type="float" office:value="97.082482">
                <text:p>97.082482</text:p>
              </table:table-cell>
              <table:table-cell office:value-type="float" office:value="66.024356">
                <text:p>66.024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2.3">
                <text:p>92.3</text:p>
              </table:table-cell>
              <table:table-cell office:value-type="float" office:value="88.9">
                <text:p>88.9</text:p>
              </table:table-cell>
              <table:table-cell office:value-type="float" office:value="67.349889">
                <text:p>67.349889</text:p>
              </table:table-cell>
              <table:table-cell office:value-type="float" office:value="96.285277">
                <text:p>96.285277</text:p>
              </table:table-cell>
              <table:table-cell office:value-type="float" office:value="64.848027">
                <text:p>64.8480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2">
                <text:p>92</text:p>
              </table:table-cell>
              <table:table-cell office:value-type="float" office:value="88.2">
                <text:p>88.2</text:p>
              </table:table-cell>
              <table:table-cell office:value-type="float" office:value="67.027845">
                <text:p>67.027845</text:p>
              </table:table-cell>
              <table:table-cell office:value-type="float" office:value="95.875095">
                <text:p>95.875095</text:p>
              </table:table-cell>
              <table:table-cell office:value-type="float" office:value="64.26301">
                <text:p>64.263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1.1">
                <text:p>91.1</text:p>
              </table:table-cell>
              <table:table-cell office:value-type="float" office:value="88.9">
                <text:p>88.9</text:p>
              </table:table-cell>
              <table:table-cell office:value-type="float" office:value="68.327044">
                <text:p>68.327044</text:p>
              </table:table-cell>
              <table:table-cell office:value-type="float" office:value="97.621771">
                <text:p>97.621771</text:p>
              </table:table-cell>
              <table:table-cell office:value-type="float" office:value="66.70207">
                <text:p>66.702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2.7">
                <text:p>92.7</text:p>
              </table:table-cell>
              <table:table-cell office:value-type="float" office:value="89.4">
                <text:p>89.4</text:p>
              </table:table-cell>
              <table:table-cell office:value-type="float" office:value="67.44461">
                <text:p>67.44461</text:p>
              </table:table-cell>
              <table:table-cell office:value-type="float" office:value="96.492064">
                <text:p>96.492064</text:p>
              </table:table-cell>
              <table:table-cell office:value-type="float" office:value="65.078697">
                <text:p>65.0786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1.6">
                <text:p>91.6</text:p>
              </table:table-cell>
              <table:table-cell office:value-type="float" office:value="88.7">
                <text:p>88.7</text:p>
              </table:table-cell>
              <table:table-cell office:value-type="float" office:value="67.56852">
                <text:p>67.56852</text:p>
              </table:table-cell>
              <table:table-cell office:value-type="float" office:value="96.847424">
                <text:p>96.847424</text:p>
              </table:table-cell>
              <table:table-cell office:value-type="float" office:value="65.438371">
                <text:p>65.4383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2.5">
                <text:p>92.5</text:p>
              </table:table-cell>
              <table:table-cell office:value-type="float" office:value="90">
                <text:p>90</text:p>
              </table:table-cell>
              <table:table-cell office:value-type="float" office:value="67.983448">
                <text:p>67.983448</text:p>
              </table:table-cell>
              <table:table-cell office:value-type="float" office:value="97.263848">
                <text:p>97.263848</text:p>
              </table:table-cell>
              <table:table-cell office:value-type="float" office:value="66.123317">
                <text:p>66.1233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3.2">
                <text:p>93.2</text:p>
              </table:table-cell>
              <table:table-cell office:value-type="float" office:value="89.8">
                <text:p>89.8</text:p>
              </table:table-cell>
              <table:table-cell office:value-type="float" office:value="67.27856">
                <text:p>67.27856</text:p>
              </table:table-cell>
              <table:table-cell office:value-type="float" office:value="96.318658">
                <text:p>96.318658</text:p>
              </table:table-cell>
              <table:table-cell office:value-type="float" office:value="64.801806">
                <text:p>64.8018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3.6">
                <text:p>93.6</text:p>
              </table:table-cell>
              <table:table-cell office:value-type="float" office:value="91.4">
                <text:p>91.4</text:p>
              </table:table-cell>
              <table:table-cell office:value-type="float" office:value="68.488389">
                <text:p>68.488389</text:p>
              </table:table-cell>
              <table:table-cell office:value-type="float" office:value="97.681272">
                <text:p>97.681272</text:p>
              </table:table-cell>
              <table:table-cell office:value-type="float" office:value="66.90033">
                <text:p>66.900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3.9">
                <text:p>93.9</text:p>
              </table:table-cell>
              <table:table-cell office:value-type="float" office:value="89.8">
                <text:p>89.8</text:p>
              </table:table-cell>
              <table:table-cell office:value-type="float" office:value="67.053677">
                <text:p>67.053677</text:p>
              </table:table-cell>
              <table:table-cell office:value-type="float" office:value="95.574898">
                <text:p>95.574898</text:p>
              </table:table-cell>
              <table:table-cell office:value-type="float" office:value="64.086484">
                <text:p>64.0864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2.3">
                <text:p>92.3</text:p>
              </table:table-cell>
              <table:table-cell office:value-type="float" office:value="89.8">
                <text:p>89.8</text:p>
              </table:table-cell>
              <table:table-cell office:value-type="float" office:value="68.259236">
                <text:p>68.259236</text:p>
              </table:table-cell>
              <table:table-cell office:value-type="float" office:value="97.25769">
                <text:p>97.25769</text:p>
              </table:table-cell>
              <table:table-cell office:value-type="float" office:value="66.387356">
                <text:p>66.3873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67.911312">
                <text:p>67.911312</text:p>
              </table:table-cell>
              <table:table-cell office:value-type="float" office:value="96.702195">
                <text:p>96.702195</text:p>
              </table:table-cell>
              <table:table-cell office:value-type="float" office:value="65.67173">
                <text:p>65.671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3.4">
                <text:p>93.4</text:p>
              </table:table-cell>
              <table:table-cell office:value-type="float" office:value="91.4">
                <text:p>91.4</text:p>
              </table:table-cell>
              <table:table-cell office:value-type="float" office:value="68.33439">
                <text:p>68.33439</text:p>
              </table:table-cell>
              <table:table-cell office:value-type="float" office:value="97.874941">
                <text:p>97.874941</text:p>
              </table:table-cell>
              <table:table-cell office:value-type="float" office:value="66.882244">
                <text:p>66.8822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5.8">
                <text:p>95.8</text:p>
              </table:table-cell>
              <table:table-cell office:value-type="float" office:value="92.1">
                <text:p>92.1</text:p>
              </table:table-cell>
              <table:table-cell office:value-type="float" office:value="67.646354">
                <text:p>67.646354</text:p>
              </table:table-cell>
              <table:table-cell office:value-type="float" office:value="96.225446">
                <text:p>96.225446</text:p>
              </table:table-cell>
              <table:table-cell office:value-type="float" office:value="65.093006">
                <text:p>65.0930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4.1">
                <text:p>94.1</text:p>
              </table:table-cell>
              <table:table-cell office:value-type="float" office:value="90.3">
                <text:p>90.3</text:p>
              </table:table-cell>
              <table:table-cell office:value-type="float" office:value="67.690527">
                <text:p>67.690527</text:p>
              </table:table-cell>
              <table:table-cell office:value-type="float" office:value="95.970863">
                <text:p>95.970863</text:p>
              </table:table-cell>
              <table:table-cell office:value-type="float" office:value="64.963183">
                <text:p>64.963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3.8">
                <text:p>93.8</text:p>
              </table:table-cell>
              <table:table-cell office:value-type="float" office:value="91.2">
                <text:p>91.2</text:p>
              </table:table-cell>
              <table:table-cell office:value-type="float" office:value="68.166719">
                <text:p>68.166719</text:p>
              </table:table-cell>
              <table:table-cell office:value-type="float" office:value="97.306176">
                <text:p>97.306176</text:p>
              </table:table-cell>
              <table:table-cell office:value-type="float" office:value="66.330427">
                <text:p>66.3304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4.5">
                <text:p>94.5</text:p>
              </table:table-cell>
              <table:table-cell office:value-type="float" office:value="92.3">
                <text:p>92.3</text:p>
              </table:table-cell>
              <table:table-cell office:value-type="float" office:value="68.251763">
                <text:p>68.251763</text:p>
              </table:table-cell>
              <table:table-cell office:value-type="float" office:value="97.704623">
                <text:p>97.704623</text:p>
              </table:table-cell>
              <table:table-cell office:value-type="float" office:value="66.685128">
                <text:p>66.6851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4.5">
                <text:p>94.5</text:p>
              </table:table-cell>
              <table:table-cell office:value-type="float" office:value="91.2">
                <text:p>91.2</text:p>
              </table:table-cell>
              <table:table-cell office:value-type="float" office:value="67.505668">
                <text:p>67.505668</text:p>
              </table:table-cell>
              <table:table-cell office:value-type="float" office:value="96.557828">
                <text:p>96.557828</text:p>
              </table:table-cell>
              <table:table-cell office:value-type="float" office:value="65.182007">
                <text:p>65.1820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4.7">
                <text:p>94.7</text:p>
              </table:table-cell>
              <table:table-cell office:value-type="float" office:value="91.6">
                <text:p>91.6</text:p>
              </table:table-cell>
              <table:table-cell office:value-type="float" office:value="68.014281">
                <text:p>68.014281</text:p>
              </table:table-cell>
              <table:table-cell office:value-type="float" office:value="96.753397">
                <text:p>96.753397</text:p>
              </table:table-cell>
              <table:table-cell office:value-type="float" office:value="65.806127">
                <text:p>65.8061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4.3">
                <text:p>94.3</text:p>
              </table:table-cell>
              <table:table-cell office:value-type="float" office:value="90.1">
                <text:p>90.1</text:p>
              </table:table-cell>
              <table:table-cell office:value-type="float" office:value="66.915339">
                <text:p>66.915339</text:p>
              </table:table-cell>
              <table:table-cell office:value-type="float" office:value="95.603929">
                <text:p>95.603929</text:p>
              </table:table-cell>
              <table:table-cell office:value-type="float" office:value="63.973694">
                <text:p>63.9736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2.5">
                <text:p>92.5</text:p>
              </table:table-cell>
              <table:table-cell office:value-type="float" office:value="89.4">
                <text:p>89.4</text:p>
              </table:table-cell>
              <table:table-cell office:value-type="float" office:value="68.002823">
                <text:p>68.002823</text:p>
              </table:table-cell>
              <table:table-cell office:value-type="float" office:value="96.681685">
                <text:p>96.681685</text:p>
              </table:table-cell>
              <table:table-cell office:value-type="float" office:value="65.746275">
                <text:p>65.7462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68.512173">
                <text:p>68.512173</text:p>
              </table:table-cell>
              <table:table-cell office:value-type="float" office:value="97.860361">
                <text:p>97.860361</text:p>
              </table:table-cell>
              <table:table-cell office:value-type="float" office:value="67.046259">
                <text:p>67.0462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3.9">
                <text:p>93.9</text:p>
              </table:table-cell>
              <table:table-cell office:value-type="float" office:value="90.3">
                <text:p>90.3</text:p>
              </table:table-cell>
              <table:table-cell office:value-type="float" office:value="67.617947">
                <text:p>67.617947</text:p>
              </table:table-cell>
              <table:table-cell office:value-type="float" office:value="96.153312">
                <text:p>96.153312</text:p>
              </table:table-cell>
              <table:table-cell office:value-type="float" office:value="65.016896">
                <text:p>65.0168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4.3">
                <text:p>94.3</text:p>
              </table:table-cell>
              <table:table-cell office:value-type="float" office:value="92.1">
                <text:p>92.1</text:p>
              </table:table-cell>
              <table:table-cell office:value-type="float" office:value="68.438134">
                <text:p>68.438134</text:p>
              </table:table-cell>
              <table:table-cell office:value-type="float" office:value="97.701871">
                <text:p>97.701871</text:p>
              </table:table-cell>
              <table:table-cell office:value-type="float" office:value="66.865337">
                <text:p>66.8653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4.3">
                <text:p>94.3</text:p>
              </table:table-cell>
              <table:table-cell office:value-type="float" office:value="91.1">
                <text:p>91.1</text:p>
              </table:table-cell>
              <table:table-cell office:value-type="float" office:value="67.78253">
                <text:p>67.78253</text:p>
              </table:table-cell>
              <table:table-cell office:value-type="float" office:value="96.551188">
                <text:p>96.551188</text:p>
              </table:table-cell>
              <table:table-cell office:value-type="float" office:value="65.444838">
                <text:p>65.4448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3.6">
                <text:p>93.6</text:p>
              </table:table-cell>
              <table:table-cell office:value-type="float" office:value="90.3">
                <text:p>90.3</text:p>
              </table:table-cell>
              <table:table-cell office:value-type="float" office:value="67.952184">
                <text:p>67.952184</text:p>
              </table:table-cell>
              <table:table-cell office:value-type="float" office:value="96.523346">
                <text:p>96.523346</text:p>
              </table:table-cell>
              <table:table-cell office:value-type="float" office:value="65.589722">
                <text:p>65.5897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3.8">
                <text:p>93.8</text:p>
              </table:table-cell>
              <table:table-cell office:value-type="float" office:value="91.1">
                <text:p>91.1</text:p>
              </table:table-cell>
              <table:table-cell office:value-type="float" office:value="68.366388">
                <text:p>68.366388</text:p>
              </table:table-cell>
              <table:table-cell office:value-type="float" office:value="97.110664">
                <text:p>97.110664</text:p>
              </table:table-cell>
              <table:table-cell office:value-type="float" office:value="66.391053">
                <text:p>66.3910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3.9">
                <text:p>93.9</text:p>
              </table:table-cell>
              <table:table-cell office:value-type="float" office:value="90.5">
                <text:p>90.5</text:p>
              </table:table-cell>
              <table:table-cell office:value-type="float" office:value="67.496726">
                <text:p>67.496726</text:p>
              </table:table-cell>
              <table:table-cell office:value-type="float" office:value="96.346219">
                <text:p>96.346219</text:p>
              </table:table-cell>
              <table:table-cell office:value-type="float" office:value="65.030543">
                <text:p>65.030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2.7">
                <text:p>92.7</text:p>
              </table:table-cell>
              <table:table-cell office:value-type="float" office:value="89.8">
                <text:p>89.8</text:p>
              </table:table-cell>
              <table:table-cell office:value-type="float" office:value="67.96457">
                <text:p>67.96457</text:p>
              </table:table-cell>
              <table:table-cell office:value-type="float" office:value="96.879576">
                <text:p>96.879576</text:p>
              </table:table-cell>
              <table:table-cell office:value-type="float" office:value="65.843787">
                <text:p>65.8437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3.8">
                <text:p>93.8</text:p>
              </table:table-cell>
              <table:table-cell office:value-type="float" office:value="90.3">
                <text:p>90.3</text:p>
              </table:table-cell>
              <table:table-cell office:value-type="float" office:value="67.512259">
                <text:p>67.512259</text:p>
              </table:table-cell>
              <table:table-cell office:value-type="float" office:value="96.336054">
                <text:p>96.336054</text:p>
              </table:table-cell>
              <table:table-cell office:value-type="float" office:value="65.038646">
                <text:p>65.0386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3.2">
                <text:p>93.2</text:p>
              </table:table-cell>
              <table:table-cell office:value-type="float" office:value="90.2">
                <text:p>90.2</text:p>
              </table:table-cell>
              <table:table-cell office:value-type="float" office:value="67.773258">
                <text:p>67.773258</text:p>
              </table:table-cell>
              <table:table-cell office:value-type="float" office:value="96.709285">
                <text:p>96.709285</text:p>
              </table:table-cell>
              <table:table-cell office:value-type="float" office:value="65.543034">
                <text:p>65.5430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2.9">
                <text:p>92.9</text:p>
              </table:table-cell>
              <table:table-cell office:value-type="float" office:value="89.8">
                <text:p>89.8</text:p>
              </table:table-cell>
              <table:table-cell office:value-type="float" office:value="67.556067">
                <text:p>67.556067</text:p>
              </table:table-cell>
              <table:table-cell office:value-type="float" office:value="96.692607">
                <text:p>96.692607</text:p>
              </table:table-cell>
              <table:table-cell office:value-type="float" office:value="65.321723">
                <text:p>65.3217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1.2">
                <text:p>91.2</text:p>
              </table:table-cell>
              <table:table-cell office:value-type="float" office:value="88.3">
                <text:p>88.3</text:p>
              </table:table-cell>
              <table:table-cell office:value-type="float" office:value="67.301553">
                <text:p>67.301553</text:p>
              </table:table-cell>
              <table:table-cell office:value-type="float" office:value="96.831683">
                <text:p>96.831683</text:p>
              </table:table-cell>
              <table:table-cell office:value-type="float" office:value="65.169226">
                <text:p>65.1692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1.1">
                <text:p>91.1</text:p>
              </table:table-cell>
              <table:table-cell office:value-type="float" office:value="88.9">
                <text:p>88.9</text:p>
              </table:table-cell>
              <table:table-cell office:value-type="float" office:value="67.868573">
                <text:p>67.868573</text:p>
              </table:table-cell>
              <table:table-cell office:value-type="float" office:value="97.615431">
                <text:p>97.615431</text:p>
              </table:table-cell>
              <table:table-cell office:value-type="float" office:value="66.2502">
                <text:p>66.25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2.9">
                <text:p>92.9</text:p>
              </table:table-cell>
              <table:table-cell office:value-type="float" office:value="88.9">
                <text:p>88.9</text:p>
              </table:table-cell>
              <table:table-cell office:value-type="float" office:value="66.711911">
                <text:p>66.711911</text:p>
              </table:table-cell>
              <table:table-cell office:value-type="float" office:value="95.722498">
                <text:p>95.722498</text:p>
              </table:table-cell>
              <table:table-cell office:value-type="float" office:value="63.858308">
                <text:p>63.8583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0.5">
                <text:p>90.5</text:p>
              </table:table-cell>
              <table:table-cell office:value-type="float" office:value="86.9">
                <text:p>86.9</text:p>
              </table:table-cell>
              <table:table-cell office:value-type="float" office:value="67.016067">
                <text:p>67.016067</text:p>
              </table:table-cell>
              <table:table-cell office:value-type="float" office:value="96.008559">
                <text:p>96.008559</text:p>
              </table:table-cell>
              <table:table-cell office:value-type="float" office:value="64.34116">
                <text:p>64.341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0">
                <text:p>90</text:p>
              </table:table-cell>
              <table:table-cell office:value-type="float" office:value="88.2">
                <text:p>88.2</text:p>
              </table:table-cell>
              <table:table-cell office:value-type="float" office:value="68.185916">
                <text:p>68.185916</text:p>
              </table:table-cell>
              <table:table-cell office:value-type="float" office:value="97.99264">
                <text:p>97.99264</text:p>
              </table:table-cell>
              <table:table-cell office:value-type="float" office:value="66.81718">
                <text:p>66.817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88.5">
                <text:p>88.5</text:p>
              </table:table-cell>
              <table:table-cell office:value-type="float" office:value="67.631077">
                <text:p>67.631077</text:p>
              </table:table-cell>
              <table:table-cell office:value-type="float" office:value="96.648004">
                <text:p>96.648004</text:p>
              </table:table-cell>
              <table:table-cell office:value-type="float" office:value="65.364086">
                <text:p>65.3640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1.4">
                <text:p>91.4</text:p>
              </table:table-cell>
              <table:table-cell office:value-type="float" office:value="88.9">
                <text:p>88.9</text:p>
              </table:table-cell>
              <table:table-cell office:value-type="float" office:value="67.769818">
                <text:p>67.769818</text:p>
              </table:table-cell>
              <table:table-cell office:value-type="float" office:value="97.233202">
                <text:p>97.233202</text:p>
              </table:table-cell>
              <table:table-cell office:value-type="float" office:value="65.894763">
                <text:p>65.8947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0.9">
                <text:p>90.9</text:p>
              </table:table-cell>
              <table:table-cell office:value-type="float" office:value="87.4">
                <text:p>87.4</text:p>
              </table:table-cell>
              <table:table-cell office:value-type="float" office:value="66.979721">
                <text:p>66.979721</text:p>
              </table:table-cell>
              <table:table-cell office:value-type="float" office:value="96.221686">
                <text:p>96.221686</text:p>
              </table:table-cell>
              <table:table-cell office:value-type="float" office:value="64.449017">
                <text:p>64.4490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1.1">
                <text:p>91.1</text:p>
              </table:table-cell>
              <table:table-cell office:value-type="float" office:value="88.2">
                <text:p>88.2</text:p>
              </table:table-cell>
              <table:table-cell office:value-type="float" office:value="67.34188">
                <text:p>67.34188</text:p>
              </table:table-cell>
              <table:table-cell office:value-type="float" office:value="96.826283">
                <text:p>96.826283</text:p>
              </table:table-cell>
              <table:table-cell office:value-type="float" office:value="65.204639">
                <text:p>65.2046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1.2">
                <text:p>91.2</text:p>
              </table:table-cell>
              <table:table-cell office:value-type="float" office:value="88.5">
                <text:p>88.5</text:p>
              </table:table-cell>
              <table:table-cell office:value-type="float" office:value="67.630797">
                <text:p>67.630797</text:p>
              </table:table-cell>
              <table:table-cell office:value-type="float" office:value="97.024484">
                <text:p>97.024484</text:p>
              </table:table-cell>
              <table:table-cell office:value-type="float" office:value="65.618432">
                <text:p>65.6184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1.6">
                <text:p>91.6</text:p>
              </table:table-cell>
              <table:table-cell office:value-type="float" office:value="88.4">
                <text:p>88.4</text:p>
              </table:table-cell>
              <table:table-cell office:value-type="float" office:value="67.148793">
                <text:p>67.148793</text:p>
              </table:table-cell>
              <table:table-cell office:value-type="float" office:value="96.450284">
                <text:p>96.450284</text:p>
              </table:table-cell>
              <table:table-cell office:value-type="float" office:value="64.765202">
                <text:p>64.7652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9.8">
                <text:p>89.8</text:p>
              </table:table-cell>
              <table:table-cell office:value-type="float" office:value="86.2">
                <text:p>86.2</text:p>
              </table:table-cell>
              <table:table-cell office:value-type="float" office:value="66.710575">
                <text:p>66.710575</text:p>
              </table:table-cell>
              <table:table-cell office:value-type="float" office:value="95.973005">
                <text:p>95.973005</text:p>
              </table:table-cell>
              <table:table-cell office:value-type="float" office:value="64.024144">
                <text:p>64.024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9.8">
                <text:p>89.8</text:p>
              </table:table-cell>
              <table:table-cell office:value-type="float" office:value="87.4">
                <text:p>87.4</text:p>
              </table:table-cell>
              <table:table-cell office:value-type="float" office:value="67.615035">
                <text:p>67.615035</text:p>
              </table:table-cell>
              <table:table-cell office:value-type="float" office:value="97.384416">
                <text:p>97.384416</text:p>
              </table:table-cell>
              <table:table-cell office:value-type="float" office:value="65.846508">
                <text:p>65.8465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1.1">
                <text:p>91.1</text:p>
              </table:table-cell>
              <table:table-cell office:value-type="float" office:value="88.3">
                <text:p>88.3</text:p>
              </table:table-cell>
              <table:table-cell office:value-type="float" office:value="67.443631">
                <text:p>67.443631</text:p>
              </table:table-cell>
              <table:table-cell office:value-type="float" office:value="97.020203">
                <text:p>97.020203</text:p>
              </table:table-cell>
              <table:table-cell office:value-type="float" office:value="65.433947">
                <text:p>65.4339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9.3">
                <text:p>89.3</text:p>
              </table:table-cell>
              <table:table-cell office:value-type="float" office:value="86.7">
                <text:p>86.7</text:p>
              </table:table-cell>
              <table:table-cell office:value-type="float" office:value="67.267373">
                <text:p>67.267373</text:p>
              </table:table-cell>
              <table:table-cell office:value-type="float" office:value="97.165992">
                <text:p>97.165992</text:p>
              </table:table-cell>
              <table:table-cell office:value-type="float" office:value="65.36101">
                <text:p>65.361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9.4">
                <text:p>89.4</text:p>
              </table:table-cell>
              <table:table-cell office:value-type="float" office:value="85.8">
                <text:p>85.8</text:p>
              </table:table-cell>
              <table:table-cell office:value-type="float" office:value="66.545232">
                <text:p>66.545232</text:p>
              </table:table-cell>
              <table:table-cell office:value-type="float" office:value="95.955796">
                <text:p>95.955796</text:p>
              </table:table-cell>
              <table:table-cell office:value-type="float" office:value="63.854007">
                <text:p>63.8540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9.6">
                <text:p>89.6</text:p>
              </table:table-cell>
              <table:table-cell office:value-type="float" office:value="88.9">
                <text:p>88.9</text:p>
              </table:table-cell>
              <table:table-cell office:value-type="float" office:value="68.464173">
                <text:p>68.464173</text:p>
              </table:table-cell>
              <table:table-cell office:value-type="float" office:value="99.191882">
                <text:p>99.191882</text:p>
              </table:table-cell>
              <table:table-cell office:value-type="float" office:value="67.910902">
                <text:p>67.9109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1.4">
                <text:p>91.4</text:p>
              </table:table-cell>
              <table:table-cell office:value-type="float" office:value="86.2">
                <text:p>86.2</text:p>
              </table:table-cell>
              <table:table-cell office:value-type="float" office:value="65.604455">
                <text:p>65.604455</text:p>
              </table:table-cell>
              <table:table-cell office:value-type="float" office:value="94.271572">
                <text:p>94.271572</text:p>
              </table:table-cell>
              <table:table-cell office:value-type="float" office:value="61.846351">
                <text:p>61.8463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9.1">
                <text:p>89.1</text:p>
              </table:table-cell>
              <table:table-cell office:value-type="float" office:value="86.7">
                <text:p>86.7</text:p>
              </table:table-cell>
              <table:table-cell office:value-type="float" office:value="67.336763">
                <text:p>67.336763</text:p>
              </table:table-cell>
              <table:table-cell office:value-type="float" office:value="97.366826">
                <text:p>97.366826</text:p>
              </table:table-cell>
              <table:table-cell office:value-type="float" office:value="65.563669">
                <text:p>65.5636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8.5">
                <text:p>88.5</text:p>
              </table:table-cell>
              <table:table-cell office:value-type="float" office:value="85.8">
                <text:p>85.8</text:p>
              </table:table-cell>
              <table:table-cell office:value-type="float" office:value="67.086727">
                <text:p>67.086727</text:p>
              </table:table-cell>
              <table:table-cell office:value-type="float" office:value="96.940658">
                <text:p>96.940658</text:p>
              </table:table-cell>
              <table:table-cell office:value-type="float" office:value="65.034314">
                <text:p>65.0343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0">
                <text:p>90</text:p>
              </table:table-cell>
              <table:table-cell office:value-type="float" office:value="87.3">
                <text:p>87.3</text:p>
              </table:table-cell>
              <table:table-cell office:value-type="float" office:value="67.370711">
                <text:p>67.370711</text:p>
              </table:table-cell>
              <table:table-cell office:value-type="float" office:value="96.985043">
                <text:p>96.985043</text:p>
              </table:table-cell>
              <table:table-cell office:value-type="float" office:value="65.339513">
                <text:p>65.3395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8.7">
                <text:p>88.7</text:p>
              </table:table-cell>
              <table:table-cell office:value-type="float" office:value="86">
                <text:p>86</text:p>
              </table:table-cell>
              <table:table-cell office:value-type="float" office:value="67.527678">
                <text:p>67.527678</text:p>
              </table:table-cell>
              <table:table-cell office:value-type="float" office:value="96.945068">
                <text:p>96.945068</text:p>
              </table:table-cell>
              <table:table-cell office:value-type="float" office:value="65.464753">
                <text:p>65.4647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0.5">
                <text:p>90.5</text:p>
              </table:table-cell>
              <table:table-cell office:value-type="float" office:value="87.8">
                <text:p>87.8</text:p>
              </table:table-cell>
              <table:table-cell office:value-type="float" office:value="67.340173">
                <text:p>67.340173</text:p>
              </table:table-cell>
              <table:table-cell office:value-type="float" office:value="97.005731">
                <text:p>97.005731</text:p>
              </table:table-cell>
              <table:table-cell office:value-type="float" office:value="65.323826">
                <text:p>65.3238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67.717041">
                <text:p>67.717041</text:p>
              </table:table-cell>
              <table:table-cell office:value-type="float" office:value="97.793964">
                <text:p>97.793964</text:p>
              </table:table-cell>
              <table:table-cell office:value-type="float" office:value="66.223178">
                <text:p>66.2231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0">
                <text:p>90</text:p>
              </table:table-cell>
              <table:table-cell office:value-type="float" office:value="85.8">
                <text:p>85.8</text:p>
              </table:table-cell>
              <table:table-cell office:value-type="float" office:value="66.413857">
                <text:p>66.413857</text:p>
              </table:table-cell>
              <table:table-cell office:value-type="float" office:value="95.380643">
                <text:p>95.380643</text:p>
              </table:table-cell>
              <table:table-cell office:value-type="float" office:value="63.345963">
                <text:p>63.345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8.7">
                <text:p>88.7</text:p>
              </table:table-cell>
              <table:table-cell office:value-type="float" office:value="85.3">
                <text:p>85.3</text:p>
              </table:table-cell>
              <table:table-cell office:value-type="float" office:value="66.87469">
                <text:p>66.87469</text:p>
              </table:table-cell>
              <table:table-cell office:value-type="float" office:value="96.132225">
                <text:p>96.132225</text:p>
              </table:table-cell>
              <table:table-cell office:value-type="float" office:value="64.288128">
                <text:p>64.2881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6.9">
                <text:p>86.9</text:p>
              </table:table-cell>
              <table:table-cell office:value-type="float" office:value="84">
                <text:p>84</text:p>
              </table:table-cell>
              <table:table-cell office:value-type="float" office:value="66.690679">
                <text:p>66.690679</text:p>
              </table:table-cell>
              <table:table-cell office:value-type="float" office:value="96.671519">
                <text:p>96.671519</text:p>
              </table:table-cell>
              <table:table-cell office:value-type="float" office:value="64.470893">
                <text:p>64.4708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7.6">
                <text:p>87.6</text:p>
              </table:table-cell>
              <table:table-cell office:value-type="float" office:value="86.5">
                <text:p>86.5</text:p>
              </table:table-cell>
              <table:table-cell office:value-type="float" office:value="68.139706">
                <text:p>68.139706</text:p>
              </table:table-cell>
              <table:table-cell office:value-type="float" office:value="98.768593">
                <text:p>98.768593</text:p>
              </table:table-cell>
              <table:table-cell office:value-type="float" office:value="67.300629">
                <text:p>67.3006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0">
                <text:p>90</text:p>
              </table:table-cell>
              <table:table-cell office:value-type="float" office:value="86.2">
                <text:p>86.2</text:p>
              </table:table-cell>
              <table:table-cell office:value-type="float" office:value="66.147536">
                <text:p>66.147536</text:p>
              </table:table-cell>
              <table:table-cell office:value-type="float" office:value="95.783211">
                <text:p>95.783211</text:p>
              </table:table-cell>
              <table:table-cell office:value-type="float" office:value="63.358234">
                <text:p>63.3582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7.6">
                <text:p>87.6</text:p>
              </table:table-cell>
              <table:table-cell office:value-type="float" office:value="84.6">
                <text:p>84.6</text:p>
              </table:table-cell>
              <table:table-cell office:value-type="float" office:value="66.49908">
                <text:p>66.49908</text:p>
              </table:table-cell>
              <table:table-cell office:value-type="float" office:value="96.495896">
                <text:p>96.495896</text:p>
              </table:table-cell>
              <table:table-cell office:value-type="float" office:value="64.168883">
                <text:p>64.168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7.8">
                <text:p>87.8</text:p>
              </table:table-cell>
              <table:table-cell office:value-type="float" office:value="84.7">
                <text:p>84.7</text:p>
              </table:table-cell>
              <table:table-cell office:value-type="float" office:value="66.761503">
                <text:p>66.761503</text:p>
              </table:table-cell>
              <table:table-cell office:value-type="float" office:value="96.501017">
                <text:p>96.501017</text:p>
              </table:table-cell>
              <table:table-cell office:value-type="float" office:value="64.425529">
                <text:p>64.4255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7.3">
                <text:p>87.3</text:p>
              </table:table-cell>
              <table:table-cell office:value-type="float" office:value="85.8">
                <text:p>85.8</text:p>
              </table:table-cell>
              <table:table-cell office:value-type="float" office:value="67.811158">
                <text:p>67.811158</text:p>
              </table:table-cell>
              <table:table-cell office:value-type="float" office:value="98.346502">
                <text:p>98.346502</text:p>
              </table:table-cell>
              <table:table-cell office:value-type="float" office:value="66.689902">
                <text:p>66.6899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8.2">
                <text:p>88.2</text:p>
              </table:table-cell>
              <table:table-cell office:value-type="float" office:value="84.9">
                <text:p>84.9</text:p>
              </table:table-cell>
              <table:table-cell office:value-type="float" office:value="66.592238">
                <text:p>66.592238</text:p>
              </table:table-cell>
              <table:table-cell office:value-type="float" office:value="96.310565">
                <text:p>96.310565</text:p>
              </table:table-cell>
              <table:table-cell office:value-type="float" office:value="64.135361">
                <text:p>64.1353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8.4">
                <text:p>88.4</text:p>
              </table:table-cell>
              <table:table-cell office:value-type="float" office:value="85.1">
                <text:p>85.1</text:p>
              </table:table-cell>
              <table:table-cell office:value-type="float" office:value="66.487104">
                <text:p>66.487104</text:p>
              </table:table-cell>
              <table:table-cell office:value-type="float" office:value="96.316293">
                <text:p>96.316293</text:p>
              </table:table-cell>
              <table:table-cell office:value-type="float" office:value="64.037914">
                <text:p>64.0379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7.8">
                <text:p>87.8</text:p>
              </table:table-cell>
              <table:table-cell office:value-type="float" office:value="85.1">
                <text:p>85.1</text:p>
              </table:table-cell>
              <table:table-cell office:value-type="float" office:value="66.989841">
                <text:p>66.989841</text:p>
              </table:table-cell>
              <table:table-cell office:value-type="float" office:value="96.913488">
                <text:p>96.913488</text:p>
              </table:table-cell>
              <table:table-cell office:value-type="float" office:value="64.922192">
                <text:p>64.9221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7.4">
                <text:p>87.4</text:p>
              </table:table-cell>
              <table:table-cell office:value-type="float" office:value="84.4">
                <text:p>84.4</text:p>
              </table:table-cell>
              <table:table-cell office:value-type="float" office:value="66.807214">
                <text:p>66.807214</text:p>
              </table:table-cell>
              <table:table-cell office:value-type="float" office:value="96.486684">
                <text:p>96.486684</text:p>
              </table:table-cell>
              <table:table-cell office:value-type="float" office:value="64.460065">
                <text:p>64.4600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7.4">
                <text:p>87.4</text:p>
              </table:table-cell>
              <table:table-cell office:value-type="float" office:value="85.3">
                <text:p>85.3</text:p>
              </table:table-cell>
              <table:table-cell office:value-type="float" office:value="67.131909">
                <text:p>67.131909</text:p>
              </table:table-cell>
              <table:table-cell office:value-type="float" office:value="97.519717">
                <text:p>97.519717</text:p>
              </table:table-cell>
              <table:table-cell office:value-type="float" office:value="65.466848">
                <text:p>65.4668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7.8">
                <text:p>87.8</text:p>
              </table:table-cell>
              <table:table-cell office:value-type="float" office:value="84.7">
                <text:p>84.7</text:p>
              </table:table-cell>
              <table:table-cell office:value-type="float" office:value="66.586426">
                <text:p>66.586426</text:p>
              </table:table-cell>
              <table:table-cell office:value-type="float" office:value="96.501966">
                <text:p>96.501966</text:p>
              </table:table-cell>
              <table:table-cell office:value-type="float" office:value="64.25721">
                <text:p>64.257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7.8">
                <text:p>87.8</text:p>
              </table:table-cell>
              <table:table-cell office:value-type="float" office:value="84.4">
                <text:p>84.4</text:p>
              </table:table-cell>
              <table:table-cell office:value-type="float" office:value="66.538227">
                <text:p>66.538227</text:p>
              </table:table-cell>
              <table:table-cell office:value-type="float" office:value="96.093177">
                <text:p>96.093177</text:p>
              </table:table-cell>
              <table:table-cell office:value-type="float" office:value="63.938696">
                <text:p>63.9386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7.1">
                <text:p>87.1</text:p>
              </table:table-cell>
              <table:table-cell office:value-type="float" office:value="84">
                <text:p>84</text:p>
              </table:table-cell>
              <table:table-cell office:value-type="float" office:value="66.883413">
                <text:p>66.883413</text:p>
              </table:table-cell>
              <table:table-cell office:value-type="float" office:value="96.475421">
                <text:p>96.475421</text:p>
              </table:table-cell>
              <table:table-cell office:value-type="float" office:value="64.526055">
                <text:p>64.5260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6.9">
                <text:p>86.9</text:p>
              </table:table-cell>
              <table:table-cell office:value-type="float" office:value="85.5">
                <text:p>85.5</text:p>
              </table:table-cell>
              <table:table-cell office:value-type="float" office:value="67.862388">
                <text:p>67.862388</text:p>
              </table:table-cell>
              <table:table-cell office:value-type="float" office:value="98.339595">
                <text:p>98.339595</text:p>
              </table:table-cell>
              <table:table-cell office:value-type="float" office:value="66.735598">
                <text:p>66.7355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8.4">
                <text:p>88.4</text:p>
              </table:table-cell>
              <table:table-cell office:value-type="float" office:value="84.9">
                <text:p>84.9</text:p>
              </table:table-cell>
              <table:table-cell office:value-type="float" office:value="66.304934">
                <text:p>66.304934</text:p>
              </table:table-cell>
              <table:table-cell office:value-type="float" office:value="96.114666">
                <text:p>96.114666</text:p>
              </table:table-cell>
              <table:table-cell office:value-type="float" office:value="63.728766">
                <text:p>63.7287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7.4">
                <text:p>87.4</text:p>
              </table:table-cell>
              <table:table-cell office:value-type="float" office:value="84">
                <text:p>84</text:p>
              </table:table-cell>
              <table:table-cell office:value-type="float" office:value="66.382257">
                <text:p>66.382257</text:p>
              </table:table-cell>
              <table:table-cell office:value-type="float" office:value="96.073264">
                <text:p>96.073264</text:p>
              </table:table-cell>
              <table:table-cell office:value-type="float" office:value="63.775601">
                <text:p>63.7756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7.6">
                <text:p>87.6</text:p>
              </table:table-cell>
              <table:table-cell office:value-type="float" office:value="86.9">
                <text:p>86.9</text:p>
              </table:table-cell>
              <table:table-cell office:value-type="float" office:value="68.317691">
                <text:p>68.317691</text:p>
              </table:table-cell>
              <table:table-cell office:value-type="float" office:value="99.173371">
                <text:p>99.173371</text:p>
              </table:table-cell>
              <table:table-cell office:value-type="float" office:value="67.752957">
                <text:p>67.7529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9.4">
                <text:p>89.4</text:p>
              </table:table-cell>
              <table:table-cell office:value-type="float" office:value="84.6">
                <text:p>84.6</text:p>
              </table:table-cell>
              <table:table-cell office:value-type="float" office:value="65.553112">
                <text:p>65.553112</text:p>
              </table:table-cell>
              <table:table-cell office:value-type="float" office:value="94.542507">
                <text:p>94.542507</text:p>
              </table:table-cell>
              <table:table-cell office:value-type="float" office:value="61.975555">
                <text:p>61.9755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6.5">
                <text:p>86.5</text:p>
              </table:table-cell>
              <table:table-cell office:value-type="float" office:value="83.8">
                <text:p>83.8</text:p>
              </table:table-cell>
              <table:table-cell office:value-type="float" office:value="66.708952">
                <text:p>66.708952</text:p>
              </table:table-cell>
              <table:table-cell office:value-type="float" office:value="96.87314">
                <text:p>96.87314</text:p>
              </table:table-cell>
              <table:table-cell office:value-type="float" office:value="64.623057">
                <text:p>64.6230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7.4">
                <text:p>87.4</text:p>
              </table:table-cell>
              <table:table-cell office:value-type="float" office:value="85.6">
                <text:p>85.6</text:p>
              </table:table-cell>
              <table:table-cell office:value-type="float" office:value="67.590273">
                <text:p>67.590273</text:p>
              </table:table-cell>
              <table:table-cell office:value-type="float" office:value="97.933963">
                <text:p>97.933963</text:p>
              </table:table-cell>
              <table:table-cell office:value-type="float" office:value="66.193833">
                <text:p>66.1938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8.2">
                <text:p>88.2</text:p>
              </table:table-cell>
              <table:table-cell office:value-type="float" office:value="85.1">
                <text:p>85.1</text:p>
              </table:table-cell>
              <table:table-cell office:value-type="float" office:value="66.755138">
                <text:p>66.755138</text:p>
              </table:table-cell>
              <table:table-cell office:value-type="float" office:value="96.52">
                <text:p>96.52</text:p>
              </table:table-cell>
              <table:table-cell office:value-type="float" office:value="64.432059">
                <text:p>64.4320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6.5">
                <text:p>86.5</text:p>
              </table:table-cell>
              <table:table-cell office:value-type="float" office:value="83.5">
                <text:p>83.5</text:p>
              </table:table-cell>
              <table:table-cell office:value-type="float" office:value="66.626835">
                <text:p>66.626835</text:p>
              </table:table-cell>
              <table:table-cell office:value-type="float" office:value="96.443609">
                <text:p>96.443609</text:p>
              </table:table-cell>
              <table:table-cell office:value-type="float" office:value="64.257325">
                <text:p>64.2573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6">
                <text:p>86</text:p>
              </table:table-cell>
              <table:table-cell office:value-type="float" office:value="83.1">
                <text:p>83.1</text:p>
              </table:table-cell>
              <table:table-cell office:value-type="float" office:value="66.551986">
                <text:p>66.551986</text:p>
              </table:table-cell>
              <table:table-cell office:value-type="float" office:value="96.636848">
                <text:p>96.636848</text:p>
              </table:table-cell>
              <table:table-cell office:value-type="float" office:value="64.313741">
                <text:p>64.3137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5.3">
                <text:p>85.3</text:p>
              </table:table-cell>
              <table:table-cell office:value-type="float" office:value="82.6">
                <text:p>82.6</text:p>
              </table:table-cell>
              <table:table-cell office:value-type="float" office:value="66.549404">
                <text:p>66.549404</text:p>
              </table:table-cell>
              <table:table-cell office:value-type="float" office:value="96.823073">
                <text:p>96.823073</text:p>
              </table:table-cell>
              <table:table-cell office:value-type="float" office:value="64.435178">
                <text:p>64.4351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6.5">
                <text:p>86.5</text:p>
              </table:table-cell>
              <table:table-cell office:value-type="float" office:value="84.2">
                <text:p>84.2</text:p>
              </table:table-cell>
              <table:table-cell office:value-type="float" office:value="67.066584">
                <text:p>67.066584</text:p>
              </table:table-cell>
              <table:table-cell office:value-type="float" office:value="97.286975">
                <text:p>97.286975</text:p>
              </table:table-cell>
              <table:table-cell office:value-type="float" office:value="65.247051">
                <text:p>65.2470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5.6">
                <text:p>85.6</text:p>
              </table:table-cell>
              <table:table-cell office:value-type="float" office:value="83.5">
                <text:p>83.5</text:p>
              </table:table-cell>
              <table:table-cell office:value-type="float" office:value="66.952036">
                <text:p>66.952036</text:p>
              </table:table-cell>
              <table:table-cell office:value-type="float" office:value="97.463682">
                <text:p>97.463682</text:p>
              </table:table-cell>
              <table:table-cell office:value-type="float" office:value="65.25392">
                <text:p>65.253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7.6">
                <text:p>87.6</text:p>
              </table:table-cell>
              <table:table-cell office:value-type="float" office:value="83.5">
                <text:p>83.5</text:p>
              </table:table-cell>
              <table:table-cell office:value-type="float" office:value="65.592268">
                <text:p>65.592268</text:p>
              </table:table-cell>
              <table:table-cell office:value-type="float" office:value="95.259724">
                <text:p>95.259724</text:p>
              </table:table-cell>
              <table:table-cell office:value-type="float" office:value="62.483014">
                <text:p>62.4830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6.4">
                <text:p>86.4</text:p>
              </table:table-cell>
              <table:table-cell office:value-type="float" office:value="84.4">
                <text:p>84.4</text:p>
              </table:table-cell>
              <table:table-cell office:value-type="float" office:value="67.52096">
                <text:p>67.52096</text:p>
              </table:table-cell>
              <table:table-cell office:value-type="float" office:value="97.700719">
                <text:p>97.700719</text:p>
              </table:table-cell>
              <table:table-cell office:value-type="float" office:value="65.968463">
                <text:p>65.9684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6">
                <text:p>86</text:p>
              </table:table-cell>
              <table:table-cell office:value-type="float" office:value="83.5">
                <text:p>83.5</text:p>
              </table:table-cell>
              <table:table-cell office:value-type="float" office:value="66.718597">
                <text:p>66.718597</text:p>
              </table:table-cell>
              <table:table-cell office:value-type="float" office:value="97.066142">
                <text:p>97.066142</text:p>
              </table:table-cell>
              <table:table-cell office:value-type="float" office:value="64.761168">
                <text:p>64.7611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5.3">
                <text:p>85.3</text:p>
              </table:table-cell>
              <table:table-cell office:value-type="float" office:value="81.8">
                <text:p>81.8</text:p>
              </table:table-cell>
              <table:table-cell office:value-type="float" office:value="65.62968">
                <text:p>65.62968</text:p>
              </table:table-cell>
              <table:table-cell office:value-type="float" office:value="95.974753">
                <text:p>95.974753</text:p>
              </table:table-cell>
              <table:table-cell office:value-type="float" office:value="62.987923">
                <text:p>62.9879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4.4">
                <text:p>84.4</text:p>
              </table:table-cell>
              <table:table-cell office:value-type="float" office:value="81.5">
                <text:p>81.5</text:p>
              </table:table-cell>
              <table:table-cell office:value-type="float" office:value="66.223736">
                <text:p>66.223736</text:p>
              </table:table-cell>
              <table:table-cell office:value-type="float" office:value="96.577827">
                <text:p>96.577827</text:p>
              </table:table-cell>
              <table:table-cell office:value-type="float" office:value="63.957445">
                <text:p>63.9574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5.6">
                <text:p>85.6</text:p>
              </table:table-cell>
              <table:table-cell office:value-type="float" office:value="83.3">
                <text:p>83.3</text:p>
              </table:table-cell>
              <table:table-cell office:value-type="float" office:value="66.755861">
                <text:p>66.755861</text:p>
              </table:table-cell>
              <table:table-cell office:value-type="float" office:value="97.25933">
                <text:p>97.25933</text:p>
              </table:table-cell>
              <table:table-cell office:value-type="float" office:value="64.926303">
                <text:p>64.9263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5.5">
                <text:p>85.5</text:p>
              </table:table-cell>
              <table:table-cell office:value-type="float" office:value="82.9">
                <text:p>82.9</text:p>
              </table:table-cell>
              <table:table-cell office:value-type="float" office:value="66.922098">
                <text:p>66.922098</text:p>
              </table:table-cell>
              <table:table-cell office:value-type="float" office:value="97.040169">
                <text:p>97.040169</text:p>
              </table:table-cell>
              <table:table-cell office:value-type="float" office:value="64.941317">
                <text:p>64.9413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5.8">
                <text:p>85.8</text:p>
              </table:table-cell>
              <table:table-cell office:value-type="float" office:value="83.1">
                <text:p>83.1</text:p>
              </table:table-cell>
              <table:table-cell office:value-type="float" office:value="66.627778">
                <text:p>66.627778</text:p>
              </table:table-cell>
              <table:table-cell office:value-type="float" office:value="96.845666">
                <text:p>96.845666</text:p>
              </table:table-cell>
              <table:table-cell office:value-type="float" office:value="64.526115">
                <text:p>64.5261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5.6">
                <text:p>85.6</text:p>
              </table:table-cell>
              <table:table-cell office:value-type="float" office:value="82.8">
                <text:p>82.8</text:p>
              </table:table-cell>
              <table:table-cell office:value-type="float" office:value="66.520795">
                <text:p>66.520795</text:p>
              </table:table-cell>
              <table:table-cell office:value-type="float" office:value="96.62097">
                <text:p>96.62097</text:p>
              </table:table-cell>
              <table:table-cell office:value-type="float" office:value="64.273037">
                <text:p>64.2730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6.4">
                <text:p>86.4</text:p>
              </table:table-cell>
              <table:table-cell office:value-type="float" office:value="84.9">
                <text:p>84.9</text:p>
              </table:table-cell>
              <table:table-cell office:value-type="float" office:value="67.541154">
                <text:p>67.541154</text:p>
              </table:table-cell>
              <table:table-cell office:value-type="float" office:value="98.330316">
                <text:p>98.330316</text:p>
              </table:table-cell>
              <table:table-cell office:value-type="float" office:value="66.41343">
                <text:p>66.413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6.4">
                <text:p>86.4</text:p>
              </table:table-cell>
              <table:table-cell office:value-type="float" office:value="83.3">
                <text:p>83.3</text:p>
              </table:table-cell>
              <table:table-cell office:value-type="float" office:value="66.400233">
                <text:p>66.400233</text:p>
              </table:table-cell>
              <table:table-cell office:value-type="float" office:value="96.443446">
                <text:p>96.443446</text:p>
              </table:table-cell>
              <table:table-cell office:value-type="float" office:value="64.038672">
                <text:p>64.0386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6.5">
                <text:p>86.5</text:p>
              </table:table-cell>
              <table:table-cell office:value-type="float" office:value="83.8">
                <text:p>83.8</text:p>
              </table:table-cell>
              <table:table-cell office:value-type="float" office:value="66.720374">
                <text:p>66.720374</text:p>
              </table:table-cell>
              <table:table-cell office:value-type="float" office:value="96.866354">
                <text:p>96.866354</text:p>
              </table:table-cell>
              <table:table-cell office:value-type="float" office:value="64.629594">
                <text:p>64.6295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6.9">
                <text:p>86.9</text:p>
              </table:table-cell>
              <table:table-cell office:value-type="float" office:value="83.7">
                <text:p>83.7</text:p>
              </table:table-cell>
              <table:table-cell office:value-type="float" office:value="66.578801">
                <text:p>66.578801</text:p>
              </table:table-cell>
              <table:table-cell office:value-type="float" office:value="96.252966">
                <text:p>96.252966</text:p>
              </table:table-cell>
              <table:table-cell office:value-type="float" office:value="64.084071">
                <text:p>64.0840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5.5">
                <text:p>85.5</text:p>
              </table:table-cell>
              <table:table-cell office:value-type="float" office:value="83.5">
                <text:p>83.5</text:p>
              </table:table-cell>
              <table:table-cell office:value-type="float" office:value="66.854422">
                <text:p>66.854422</text:p>
              </table:table-cell>
              <table:table-cell office:value-type="float" office:value="97.67045">
                <text:p>97.67045</text:p>
              </table:table-cell>
              <table:table-cell office:value-type="float" office:value="65.297015">
                <text:p>65.2970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5.6">
                <text:p>85.6</text:p>
              </table:table-cell>
              <table:table-cell office:value-type="float" office:value="82.4">
                <text:p>82.4</text:p>
              </table:table-cell>
              <table:table-cell office:value-type="float" office:value="65.96416">
                <text:p>65.96416</text:p>
              </table:table-cell>
              <table:table-cell office:value-type="float" office:value="96.198435">
                <text:p>96.198435</text:p>
              </table:table-cell>
              <table:table-cell office:value-type="float" office:value="63.456489">
                <text:p>63.4564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5.3">
                <text:p>85.3</text:p>
              </table:table-cell>
              <table:table-cell office:value-type="float" office:value="82.4">
                <text:p>82.4</text:p>
              </table:table-cell>
              <table:table-cell office:value-type="float" office:value="66.213511">
                <text:p>66.213511</text:p>
              </table:table-cell>
              <table:table-cell office:value-type="float" office:value="96.609878">
                <text:p>96.609878</text:p>
              </table:table-cell>
              <table:table-cell office:value-type="float" office:value="63.968792">
                <text:p>63.9687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5.6">
                <text:p>85.6</text:p>
              </table:table-cell>
              <table:table-cell office:value-type="float" office:value="82.8">
                <text:p>82.8</text:p>
              </table:table-cell>
              <table:table-cell office:value-type="float" office:value="66.572164">
                <text:p>66.572164</text:p>
              </table:table-cell>
              <table:table-cell office:value-type="float" office:value="96.624698">
                <text:p>96.624698</text:p>
              </table:table-cell>
              <table:table-cell office:value-type="float" office:value="64.325153">
                <text:p>64.3251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4.9">
                <text:p>84.9</text:p>
              </table:table-cell>
              <table:table-cell office:value-type="float" office:value="82.6">
                <text:p>82.6</text:p>
              </table:table-cell>
              <table:table-cell office:value-type="float" office:value="66.968639">
                <text:p>66.968639</text:p>
              </table:table-cell>
              <table:table-cell office:value-type="float" office:value="97.236719">
                <text:p>97.236719</text:p>
              </table:table-cell>
              <table:table-cell office:value-type="float" office:value="65.118107">
                <text:p>65.1181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5.5">
                <text:p>85.5</text:p>
              </table:table-cell>
              <table:table-cell office:value-type="float" office:value="82.9">
                <text:p>82.9</text:p>
              </table:table-cell>
              <table:table-cell office:value-type="float" office:value="66.792297">
                <text:p>66.792297</text:p>
              </table:table-cell>
              <table:table-cell office:value-type="float" office:value="97.041836">
                <text:p>97.041836</text:p>
              </table:table-cell>
              <table:table-cell office:value-type="float" office:value="64.816471">
                <text:p>64.8164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5.1">
                <text:p>85.1</text:p>
              </table:table-cell>
              <table:table-cell office:value-type="float" office:value="82.4">
                <text:p>82.4</text:p>
              </table:table-cell>
              <table:table-cell office:value-type="float" office:value="66.677171">
                <text:p>66.677171</text:p>
              </table:table-cell>
              <table:table-cell office:value-type="float" office:value="96.818937">
                <text:p>96.818937</text:p>
              </table:table-cell>
              <table:table-cell office:value-type="float" office:value="64.556128">
                <text:p>64.5561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5.1">
                <text:p>85.1</text:p>
              </table:table-cell>
              <table:table-cell office:value-type="float" office:value="82.8">
                <text:p>82.8</text:p>
              </table:table-cell>
              <table:table-cell office:value-type="float" office:value="67.227218">
                <text:p>67.227218</text:p>
              </table:table-cell>
              <table:table-cell office:value-type="float" office:value="97.237228">
                <text:p>97.237228</text:p>
              </table:table-cell>
              <table:table-cell office:value-type="float" office:value="65.369883">
                <text:p>65.3698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5.5">
                <text:p>85.5</text:p>
              </table:table-cell>
              <table:table-cell office:value-type="float" office:value="82.6">
                <text:p>82.6</text:p>
              </table:table-cell>
              <table:table-cell office:value-type="float" office:value="66.611752">
                <text:p>66.611752</text:p>
              </table:table-cell>
              <table:table-cell office:value-type="float" office:value="96.621347">
                <text:p>96.621347</text:p>
              </table:table-cell>
              <table:table-cell office:value-type="float" office:value="64.361172">
                <text:p>64.3611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6.2">
                <text:p>86.2</text:p>
              </table:table-cell>
              <table:table-cell office:value-type="float" office:value="84.6">
                <text:p>84.6</text:p>
              </table:table-cell>
              <table:table-cell office:value-type="float" office:value="67.757309">
                <text:p>67.757309</text:p>
              </table:table-cell>
              <table:table-cell office:value-type="float" office:value="98.112157">
                <text:p>98.112157</text:p>
              </table:table-cell>
              <table:table-cell office:value-type="float" office:value="66.478157">
                <text:p>66.4781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7.1">
                <text:p>87.1</text:p>
              </table:table-cell>
              <table:table-cell office:value-type="float" office:value="83.3">
                <text:p>83.3</text:p>
              </table:table-cell>
              <table:table-cell office:value-type="float" office:value="65.921381">
                <text:p>65.921381</text:p>
              </table:table-cell>
              <table:table-cell office:value-type="float" office:value="95.640169">
                <text:p>95.640169</text:p>
              </table:table-cell>
              <table:table-cell office:value-type="float" office:value="63.04732">
                <text:p>63.047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4.7">
                <text:p>84.7</text:p>
              </table:table-cell>
              <table:table-cell office:value-type="float" office:value="82">
                <text:p>82</text:p>
              </table:table-cell>
              <table:table-cell office:value-type="float" office:value="66.765665">
                <text:p>66.765665</text:p>
              </table:table-cell>
              <table:table-cell office:value-type="float" office:value="96.801468">
                <text:p>96.801468</text:p>
              </table:table-cell>
              <table:table-cell office:value-type="float" office:value="64.630144">
                <text:p>64.6301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5.6">
                <text:p>85.6</text:p>
              </table:table-cell>
              <table:table-cell office:value-type="float" office:value="82.8">
                <text:p>82.8</text:p>
              </table:table-cell>
              <table:table-cell office:value-type="float" office:value="66.585674">
                <text:p>66.585674</text:p>
              </table:table-cell>
              <table:table-cell office:value-type="float" office:value="96.624698">
                <text:p>96.624698</text:p>
              </table:table-cell>
              <table:table-cell office:value-type="float" office:value="64.338206">
                <text:p>64.33820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4.6">
                <text:p>84.6</text:p>
              </table:table-cell>
              <table:table-cell office:value-type="float" office:value="82.6">
                <text:p>82.6</text:p>
              </table:table-cell>
              <table:table-cell office:value-type="float" office:value="67.379638">
                <text:p>67.379638</text:p>
              </table:table-cell>
              <table:table-cell office:value-type="float" office:value="97.649288">
                <text:p>97.649288</text:p>
              </table:table-cell>
              <table:table-cell office:value-type="float" office:value="65.795736">
                <text:p>65.7957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4.9">
                <text:p>84.9</text:p>
              </table:table-cell>
              <table:table-cell office:value-type="float" office:value="81.8">
                <text:p>81.8</text:p>
              </table:table-cell>
              <table:table-cell office:value-type="float" office:value="66.403704">
                <text:p>66.403704</text:p>
              </table:table-cell>
              <table:table-cell office:value-type="float" office:value="96.383278">
                <text:p>96.383278</text:p>
              </table:table-cell>
              <table:table-cell office:value-type="float" office:value="64.002067">
                <text:p>64.0020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5.5">
                <text:p>85.5</text:p>
              </table:table-cell>
              <table:table-cell office:value-type="float" office:value="83.1">
                <text:p>83.1</text:p>
              </table:table-cell>
              <table:table-cell office:value-type="float" office:value="66.889532">
                <text:p>66.889532</text:p>
              </table:table-cell>
              <table:table-cell office:value-type="float" office:value="97.249635">
                <text:p>97.249635</text:p>
              </table:table-cell>
              <table:table-cell office:value-type="float" office:value="65.049826">
                <text:p>65.0498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4.9">
                <text:p>84.9</text:p>
              </table:table-cell>
              <table:table-cell office:value-type="float" office:value="82">
                <text:p>82</text:p>
              </table:table-cell>
              <table:table-cell office:value-type="float" office:value="66.64767">
                <text:p>66.64767</text:p>
              </table:table-cell>
              <table:table-cell office:value-type="float" office:value="96.59202">
                <text:p>96.59202</text:p>
              </table:table-cell>
              <table:table-cell office:value-type="float" office:value="64.376331">
                <text:p>64.3763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4.2">
                <text:p>84.2</text:p>
              </table:table-cell>
              <table:table-cell office:value-type="float" office:value="81.1">
                <text:p>81.1</text:p>
              </table:table-cell>
              <table:table-cell office:value-type="float" office:value="66.207002">
                <text:p>66.207002</text:p>
              </table:table-cell>
              <table:table-cell office:value-type="float" office:value="96.351859">
                <text:p>96.351859</text:p>
              </table:table-cell>
              <table:table-cell office:value-type="float" office:value="63.791677">
                <text:p>63.7916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3.7">
                <text:p>83.7</text:p>
              </table:table-cell>
              <table:table-cell office:value-type="float" office:value="80.8">
                <text:p>80.8</text:p>
              </table:table-cell>
              <table:table-cell office:value-type="float" office:value="66.481036">
                <text:p>66.481036</text:p>
              </table:table-cell>
              <table:table-cell office:value-type="float" office:value="96.549292">
                <text:p>96.549292</text:p>
              </table:table-cell>
              <table:table-cell office:value-type="float" office:value="64.186969">
                <text:p>64.1869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4.2">
                <text:p>84.2</text:p>
              </table:table-cell>
              <table:table-cell office:value-type="float" office:value="82">
                <text:p>82</text:p>
              </table:table-cell>
              <table:table-cell office:value-type="float" office:value="66.891951">
                <text:p>66.891951</text:p>
              </table:table-cell>
              <table:table-cell office:value-type="float" office:value="97.426545">
                <text:p>97.426545</text:p>
              </table:table-cell>
              <table:table-cell office:value-type="float" office:value="65.170517">
                <text:p>65.1705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3.7">
                <text:p>83.7</text:p>
              </table:table-cell>
              <table:table-cell office:value-type="float" office:value="82.6">
                <text:p>82.6</text:p>
              </table:table-cell>
              <table:table-cell office:value-type="float" office:value="67.461242">
                <text:p>67.461242</text:p>
              </table:table-cell>
              <table:table-cell office:value-type="float" office:value="98.701141">
                <text:p>98.701141</text:p>
              </table:table-cell>
              <table:table-cell office:value-type="float" office:value="66.585015">
                <text:p>66.5850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65.569245">
                <text:p>65.569245</text:p>
              </table:table-cell>
              <table:table-cell office:value-type="float" office:value="95.378302">
                <text:p>95.378302</text:p>
              </table:table-cell>
              <table:table-cell office:value-type="float" office:value="62.538833">
                <text:p>62.5388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67.129446">
                <text:p>67.129446</text:p>
              </table:table-cell>
              <table:table-cell office:value-type="float" office:value="97.635354">
                <text:p>97.635354</text:p>
              </table:table-cell>
              <table:table-cell office:value-type="float" office:value="65.542072">
                <text:p>65.5420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5.6">
                <text:p>85.6</text:p>
              </table:table-cell>
              <table:table-cell office:value-type="float" office:value="81.7">
                <text:p>81.7</text:p>
              </table:table-cell>
              <table:table-cell office:value-type="float" office:value="65.479206">
                <text:p>65.479206</text:p>
              </table:table-cell>
              <table:table-cell office:value-type="float" office:value="95.357995">
                <text:p>95.357995</text:p>
              </table:table-cell>
              <table:table-cell office:value-type="float" office:value="62.439658">
                <text:p>62.4396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3.7">
                <text:p>83.7</text:p>
              </table:table-cell>
              <table:table-cell office:value-type="float" office:value="81.8">
                <text:p>81.8</text:p>
              </table:table-cell>
              <table:table-cell office:value-type="float" office:value="66.807786">
                <text:p>66.807786</text:p>
              </table:table-cell>
              <table:table-cell office:value-type="float" office:value="97.842825">
                <text:p>97.842825</text:p>
              </table:table-cell>
              <table:table-cell office:value-type="float" office:value="65.366625">
                <text:p>65.3666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5.1">
                <text:p>85.1</text:p>
              </table:table-cell>
              <table:table-cell office:value-type="float" office:value="82.4">
                <text:p>82.4</text:p>
              </table:table-cell>
              <table:table-cell office:value-type="float" office:value="66.651589">
                <text:p>66.651589</text:p>
              </table:table-cell>
              <table:table-cell office:value-type="float" office:value="96.813773">
                <text:p>96.813773</text:p>
              </table:table-cell>
              <table:table-cell office:value-type="float" office:value="64.527918">
                <text:p>64.5279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5.6">
                <text:p>85.6</text:p>
              </table:table-cell>
              <table:table-cell office:value-type="float" office:value="83.1">
                <text:p>83.1</text:p>
              </table:table-cell>
              <table:table-cell office:value-type="float" office:value="66.780612">
                <text:p>66.780612</text:p>
              </table:table-cell>
              <table:table-cell office:value-type="float" office:value="97.041749">
                <text:p>97.041749</text:p>
              </table:table-cell>
              <table:table-cell office:value-type="float" office:value="64.805074">
                <text:p>64.8050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4.6">
                <text:p>84.6</text:p>
              </table:table-cell>
              <table:table-cell office:value-type="float" office:value="82.4">
                <text:p>82.4</text:p>
              </table:table-cell>
              <table:table-cell office:value-type="float" office:value="66.94232">
                <text:p>66.94232</text:p>
              </table:table-cell>
              <table:table-cell office:value-type="float" office:value="97.438879">
                <text:p>97.438879</text:p>
              </table:table-cell>
              <table:table-cell office:value-type="float" office:value="65.227846">
                <text:p>65.2278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6.5">
                <text:p>86.5</text:p>
              </table:table-cell>
              <table:table-cell office:value-type="float" office:value="83.3">
                <text:p>83.3</text:p>
              </table:table-cell>
              <table:table-cell office:value-type="float" office:value="66.415098">
                <text:p>66.415098</text:p>
              </table:table-cell>
              <table:table-cell office:value-type="float" office:value="96.242171">
                <text:p>96.242171</text:p>
              </table:table-cell>
              <table:table-cell office:value-type="float" office:value="63.919333">
                <text:p>63.919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5.5">
                <text:p>85.5</text:p>
              </table:table-cell>
              <table:table-cell office:value-type="float" office:value="82">
                <text:p>82</text:p>
              </table:table-cell>
              <table:table-cell office:value-type="float" office:value="66.079342">
                <text:p>66.079342</text:p>
              </table:table-cell>
              <table:table-cell office:value-type="float" office:value="95.987963">
                <text:p>95.987963</text:p>
              </table:table-cell>
              <table:table-cell office:value-type="float" office:value="63.428214">
                <text:p>63.4282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3.8">
                <text:p>83.8</text:p>
              </table:table-cell>
              <table:table-cell office:value-type="float" office:value="80.9">
                <text:p>80.9</text:p>
              </table:table-cell>
              <table:table-cell office:value-type="float" office:value="66.192203">
                <text:p>66.192203</text:p>
              </table:table-cell>
              <table:table-cell office:value-type="float" office:value="96.553781">
                <text:p>96.553781</text:p>
              </table:table-cell>
              <table:table-cell office:value-type="float" office:value="63.911075">
                <text:p>63.9110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3.8">
                <text:p>83.8</text:p>
              </table:table-cell>
              <table:table-cell office:value-type="float" office:value="81.8">
                <text:p>81.8</text:p>
              </table:table-cell>
              <table:table-cell office:value-type="float" office:value="66.903417">
                <text:p>66.903417</text:p>
              </table:table-cell>
              <table:table-cell office:value-type="float" office:value="97.63234">
                <text:p>97.63234</text:p>
              </table:table-cell>
              <table:table-cell office:value-type="float" office:value="65.319371">
                <text:p>65.3193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4">
                <text:p>84</text:p>
              </table:table-cell>
              <table:table-cell office:value-type="float" office:value="80.9">
                <text:p>80.9</text:p>
              </table:table-cell>
              <table:table-cell office:value-type="float" office:value="65.974615">
                <text:p>65.974615</text:p>
              </table:table-cell>
              <table:table-cell office:value-type="float" office:value="96.346497">
                <text:p>96.346497</text:p>
              </table:table-cell>
              <table:table-cell office:value-type="float" office:value="63.56423">
                <text:p>63.564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3.5">
                <text:p>83.5</text:p>
              </table:table-cell>
              <table:table-cell office:value-type="float" office:value="81.8">
                <text:p>81.8</text:p>
              </table:table-cell>
              <table:table-cell office:value-type="float" office:value="67.19169">
                <text:p>67.19169</text:p>
              </table:table-cell>
              <table:table-cell office:value-type="float" office:value="98.050284">
                <text:p>98.050284</text:p>
              </table:table-cell>
              <table:table-cell office:value-type="float" office:value="65.881643">
                <text:p>65.8816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3.7">
                <text:p>83.7</text:p>
              </table:table-cell>
              <table:table-cell office:value-type="float" office:value="80">
                <text:p>80</text:p>
              </table:table-cell>
              <table:table-cell office:value-type="float" office:value="65.777263">
                <text:p>65.777263</text:p>
              </table:table-cell>
              <table:table-cell office:value-type="float" office:value="95.681058">
                <text:p>95.681058</text:p>
              </table:table-cell>
              <table:table-cell office:value-type="float" office:value="62.936381">
                <text:p>62.9363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66.859229">
                <text:p>66.859229</text:p>
              </table:table-cell>
              <table:table-cell office:value-type="float" office:value="97.631792">
                <text:p>97.631792</text:p>
              </table:table-cell>
              <table:table-cell office:value-type="float" office:value="65.275863">
                <text:p>65.2758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4.4">
                <text:p>84.4</text:p>
              </table:table-cell>
              <table:table-cell office:value-type="float" office:value="82">
                <text:p>82</text:p>
              </table:table-cell>
              <table:table-cell office:value-type="float" office:value="66.885817">
                <text:p>66.885817</text:p>
              </table:table-cell>
              <table:table-cell office:value-type="float" office:value="97.217317">
                <text:p>97.217317</text:p>
              </table:table-cell>
              <table:table-cell office:value-type="float" office:value="65.024597">
                <text:p>65.0245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4.9">
                <text:p>84.9</text:p>
              </table:table-cell>
              <table:table-cell office:value-type="float" office:value="82.8">
                <text:p>82.8</text:p>
              </table:table-cell>
              <table:table-cell office:value-type="float" office:value="66.970292">
                <text:p>66.970292</text:p>
              </table:table-cell>
              <table:table-cell office:value-type="float" office:value="97.453318">
                <text:p>97.453318</text:p>
              </table:table-cell>
              <table:table-cell office:value-type="float" office:value="65.264772">
                <text:p>65.2647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4.4">
                <text:p>84.4</text:p>
              </table:table-cell>
              <table:table-cell office:value-type="float" office:value="80.6">
                <text:p>80.6</text:p>
              </table:table-cell>
              <table:table-cell office:value-type="float" office:value="65.503696">
                <text:p>65.503696</text:p>
              </table:table-cell>
              <table:table-cell office:value-type="float" office:value="95.502741">
                <text:p>95.502741</text:p>
              </table:table-cell>
              <table:table-cell office:value-type="float" office:value="62.557826">
                <text:p>62.5578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4.4">
                <text:p>84.4</text:p>
              </table:table-cell>
              <table:table-cell office:value-type="float" office:value="82.2">
                <text:p>82.2</text:p>
              </table:table-cell>
              <table:table-cell office:value-type="float" office:value="66.508095">
                <text:p>66.508095</text:p>
              </table:table-cell>
              <table:table-cell office:value-type="float" office:value="97.424273">
                <text:p>97.424273</text:p>
              </table:table-cell>
              <table:table-cell office:value-type="float" office:value="64.795028">
                <text:p>64.7950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4.6">
                <text:p>84.6</text:p>
              </table:table-cell>
              <table:table-cell office:value-type="float" office:value="82.2">
                <text:p>82.2</text:p>
              </table:table-cell>
              <table:table-cell office:value-type="float" office:value="66.851764">
                <text:p>66.851764</text:p>
              </table:table-cell>
              <table:table-cell office:value-type="float" office:value="97.224412">
                <text:p>97.224412</text:p>
              </table:table-cell>
              <table:table-cell office:value-type="float" office:value="64.996234">
                <text:p>64.9962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4.6">
                <text:p>84.6</text:p>
              </table:table-cell>
              <table:table-cell office:value-type="float" office:value="82">
                <text:p>82</text:p>
              </table:table-cell>
              <table:table-cell office:value-type="float" office:value="66.694802">
                <text:p>66.694802</text:p>
              </table:table-cell>
              <table:table-cell office:value-type="float" office:value="97.010577">
                <text:p>97.010577</text:p>
              </table:table-cell>
              <table:table-cell office:value-type="float" office:value="64.701012">
                <text:p>64.7010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5.8">
                <text:p>85.8</text:p>
              </table:table-cell>
              <table:table-cell office:value-type="float" office:value="82.6">
                <text:p>82.6</text:p>
              </table:table-cell>
              <table:table-cell office:value-type="float" office:value="66.358695">
                <text:p>66.358695</text:p>
              </table:table-cell>
              <table:table-cell office:value-type="float" office:value="96.208883">
                <text:p>96.208883</text:p>
              </table:table-cell>
              <table:table-cell office:value-type="float" office:value="63.842959">
                <text:p>63.8429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4.6">
                <text:p>84.6</text:p>
              </table:table-cell>
              <table:table-cell office:value-type="float" office:value="82.8">
                <text:p>82.8</text:p>
              </table:table-cell>
              <table:table-cell office:value-type="float" office:value="66.970562">
                <text:p>66.970562</text:p>
              </table:table-cell>
              <table:table-cell office:value-type="float" office:value="97.861491">
                <text:p>97.861491</text:p>
              </table:table-cell>
              <table:table-cell office:value-type="float" office:value="65.538391">
                <text:p>65.5383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6">
                <text:p>86</text:p>
              </table:table-cell>
              <table:table-cell office:value-type="float" office:value="84.2">
                <text:p>84.2</text:p>
              </table:table-cell>
              <table:table-cell office:value-type="float" office:value="67.045944">
                <text:p>67.045944</text:p>
              </table:table-cell>
              <table:table-cell office:value-type="float" office:value="97.898315">
                <text:p>97.898315</text:p>
              </table:table-cell>
              <table:table-cell office:value-type="float" office:value="65.636849">
                <text:p>65.6368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5.6">
                <text:p>85.6</text:p>
              </table:table-cell>
              <table:table-cell office:value-type="float" office:value="81.3">
                <text:p>81.3</text:p>
              </table:table-cell>
              <table:table-cell office:value-type="float" office:value="65.267265">
                <text:p>65.267265</text:p>
              </table:table-cell>
              <table:table-cell office:value-type="float" office:value="94.94498">
                <text:p>94.94498</text:p>
              </table:table-cell>
              <table:table-cell office:value-type="float" office:value="61.967992">
                <text:p>61.9679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4.7">
                <text:p>84.7</text:p>
              </table:table-cell>
              <table:table-cell office:value-type="float" office:value="81.8">
                <text:p>81.8</text:p>
              </table:table-cell>
              <table:table-cell office:value-type="float" office:value="66.551833">
                <text:p>66.551833</text:p>
              </table:table-cell>
              <table:table-cell office:value-type="float" office:value="96.594485">
                <text:p>96.594485</text:p>
              </table:table-cell>
              <table:table-cell office:value-type="float" office:value="64.285401">
                <text:p>64.2854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3.3">
                <text:p>83.3</text:p>
              </table:table-cell>
              <table:table-cell office:value-type="float" office:value="81.3">
                <text:p>81.3</text:p>
              </table:table-cell>
              <table:table-cell office:value-type="float" office:value="66.798485">
                <text:p>66.798485</text:p>
              </table:table-cell>
              <table:table-cell office:value-type="float" office:value="97.614907">
                <text:p>97.614907</text:p>
              </table:table-cell>
              <table:table-cell office:value-type="float" office:value="65.205279">
                <text:p>65.2052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5.6">
                <text:p>85.6</text:p>
              </table:table-cell>
              <table:table-cell office:value-type="float" office:value="82.8">
                <text:p>82.8</text:p>
              </table:table-cell>
              <table:table-cell office:value-type="float" office:value="66.424216">
                <text:p>66.424216</text:p>
              </table:table-cell>
              <table:table-cell office:value-type="float" office:value="96.625155">
                <text:p>96.625155</text:p>
              </table:table-cell>
              <table:table-cell office:value-type="float" office:value="64.182502">
                <text:p>64.1825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4.2">
                <text:p>84.2</text:p>
              </table:table-cell>
              <table:table-cell office:value-type="float" office:value="80.9">
                <text:p>80.9</text:p>
              </table:table-cell>
              <table:table-cell office:value-type="float" office:value="66.232974">
                <text:p>66.232974</text:p>
              </table:table-cell>
              <table:table-cell office:value-type="float" office:value="96.137492">
                <text:p>96.137492</text:p>
              </table:table-cell>
              <table:table-cell office:value-type="float" office:value="63.67472">
                <text:p>63.674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3.8">
                <text:p>83.8</text:p>
              </table:table-cell>
              <table:table-cell office:value-type="float" office:value="82.4">
                <text:p>82.4</text:p>
              </table:table-cell>
              <table:table-cell office:value-type="float" office:value="67.470502">
                <text:p>67.470502</text:p>
              </table:table-cell>
              <table:table-cell office:value-type="float" office:value="98.273243">
                <text:p>98.273243</text:p>
              </table:table-cell>
              <table:table-cell office:value-type="float" office:value="66.305451">
                <text:p>66.3054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4.9">
                <text:p>84.9</text:p>
              </table:table-cell>
              <table:table-cell office:value-type="float" office:value="81.5">
                <text:p>81.5</text:p>
              </table:table-cell>
              <table:table-cell office:value-type="float" office:value="65.988574">
                <text:p>65.988574</text:p>
              </table:table-cell>
              <table:table-cell office:value-type="float" office:value="95.958033">
                <text:p>95.958033</text:p>
              </table:table-cell>
              <table:table-cell office:value-type="float" office:value="63.321338">
                <text:p>63.3213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4">
                <text:p>84</text:p>
              </table:table-cell>
              <table:table-cell office:value-type="float" office:value="81.9">
                <text:p>81.9</text:p>
              </table:table-cell>
              <table:table-cell office:value-type="float" office:value="66.860494">
                <text:p>66.860494</text:p>
              </table:table-cell>
              <table:table-cell office:value-type="float" office:value="97.420944">
                <text:p>97.420944</text:p>
              </table:table-cell>
              <table:table-cell office:value-type="float" office:value="65.136124">
                <text:p>65.1361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4">
                <text:p>84</text:p>
              </table:table-cell>
              <table:table-cell office:value-type="float" office:value="80.9">
                <text:p>80.9</text:p>
              </table:table-cell>
              <table:table-cell office:value-type="float" office:value="65.972556">
                <text:p>65.972556</text:p>
              </table:table-cell>
              <table:table-cell office:value-type="float" office:value="96.343239">
                <text:p>96.343239</text:p>
              </table:table-cell>
              <table:table-cell office:value-type="float" office:value="63.560098">
                <text:p>63.5600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5.1">
                <text:p>85.1</text:p>
              </table:table-cell>
              <table:table-cell office:value-type="float" office:value="81.7">
                <text:p>81.7</text:p>
              </table:table-cell>
              <table:table-cell office:value-type="float" office:value="66.307826">
                <text:p>66.307826</text:p>
              </table:table-cell>
              <table:table-cell office:value-type="float" office:value="95.966671">
                <text:p>95.966671</text:p>
              </table:table-cell>
              <table:table-cell office:value-type="float" office:value="63.633413">
                <text:p>63.6334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3.8">
                <text:p>83.8</text:p>
              </table:table-cell>
              <table:table-cell office:value-type="float" office:value="81.7">
                <text:p>81.7</text:p>
              </table:table-cell>
              <table:table-cell office:value-type="float" office:value="66.977525">
                <text:p>66.977525</text:p>
              </table:table-cell>
              <table:table-cell office:value-type="float" office:value="97.412671">
                <text:p>97.412671</text:p>
              </table:table-cell>
              <table:table-cell office:value-type="float" office:value="65.244596">
                <text:p>65.2445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3.8">
                <text:p>83.8</text:p>
              </table:table-cell>
              <table:table-cell office:value-type="float" office:value="81.7">
                <text:p>81.7</text:p>
              </table:table-cell>
              <table:table-cell office:value-type="float" office:value="67.029305">
                <text:p>67.029305</text:p>
              </table:table-cell>
              <table:table-cell office:value-type="float" office:value="97.410888">
                <text:p>97.410888</text:p>
              </table:table-cell>
              <table:table-cell office:value-type="float" office:value="65.293841">
                <text:p>65.2938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2.8">
                <text:p>82.8</text:p>
              </table:table-cell>
              <table:table-cell office:value-type="float" office:value="79.9">
                <text:p>79.9</text:p>
              </table:table-cell>
              <table:table-cell office:value-type="float" office:value="66.217017">
                <text:p>66.217017</text:p>
              </table:table-cell>
              <table:table-cell office:value-type="float" office:value="96.504998">
                <text:p>96.504998</text:p>
              </table:table-cell>
              <table:table-cell office:value-type="float" office:value="63.902731">
                <text:p>63.9027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3.5">
                <text:p>83.5</text:p>
              </table:table-cell>
              <table:table-cell office:value-type="float" office:value="81.3">
                <text:p>81.3</text:p>
              </table:table-cell>
              <table:table-cell office:value-type="float" office:value="66.682123">
                <text:p>66.682123</text:p>
              </table:table-cell>
              <table:table-cell office:value-type="float" office:value="97.404938">
                <text:p>97.404938</text:p>
              </table:table-cell>
              <table:table-cell office:value-type="float" office:value="64.951681">
                <text:p>64.9516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3.1">
                <text:p>83.1</text:p>
              </table:table-cell>
              <table:table-cell office:value-type="float" office:value="81.1">
                <text:p>81.1</text:p>
              </table:table-cell>
              <table:table-cell office:value-type="float" office:value="66.827045">
                <text:p>66.827045</text:p>
              </table:table-cell>
              <table:table-cell office:value-type="float" office:value="97.604128">
                <text:p>97.604128</text:p>
              </table:table-cell>
              <table:table-cell office:value-type="float" office:value="65.225955">
                <text:p>65.2259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3.3">
                <text:p>83.3</text:p>
              </table:table-cell>
              <table:table-cell office:value-type="float" office:value="80.6">
                <text:p>80.6</text:p>
              </table:table-cell>
              <table:table-cell office:value-type="float" office:value="66.418274">
                <text:p>66.418274</text:p>
              </table:table-cell>
              <table:table-cell office:value-type="float" office:value="96.750835">
                <text:p>96.750835</text:p>
              </table:table-cell>
              <table:table-cell office:value-type="float" office:value="64.260234">
                <text:p>64.2602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4.7">
                <text:p>84.7</text:p>
              </table:table-cell>
              <table:table-cell office:value-type="float" office:value="82.6">
                <text:p>82.6</text:p>
              </table:table-cell>
              <table:table-cell office:value-type="float" office:value="66.600072">
                <text:p>66.600072</text:p>
              </table:table-cell>
              <table:table-cell office:value-type="float" office:value="97.443482">
                <text:p>97.443482</text:p>
              </table:table-cell>
              <table:table-cell office:value-type="float" office:value="64.897429">
                <text:p>64.8974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3.7">
                <text:p>83.7</text:p>
              </table:table-cell>
              <table:table-cell office:value-type="float" office:value="79.9">
                <text:p>79.9</text:p>
              </table:table-cell>
              <table:table-cell office:value-type="float" office:value="65.438238">
                <text:p>65.438238</text:p>
              </table:table-cell>
              <table:table-cell office:value-type="float" office:value="95.460243">
                <text:p>95.460243</text:p>
              </table:table-cell>
              <table:table-cell office:value-type="float" office:value="62.467501">
                <text:p>62.4675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2.4">
                <text:p>82.4</text:p>
              </table:table-cell>
              <table:table-cell office:value-type="float" office:value="80.6">
                <text:p>80.6</text:p>
              </table:table-cell>
              <table:table-cell office:value-type="float" office:value="66.914446">
                <text:p>66.914446</text:p>
              </table:table-cell>
              <table:table-cell office:value-type="float" office:value="97.80449">
                <text:p>97.80449</text:p>
              </table:table-cell>
              <table:table-cell office:value-type="float" office:value="65.445333">
                <text:p>65.445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3.1">
                <text:p>83.1</text:p>
              </table:table-cell>
              <table:table-cell office:value-type="float" office:value="80.9">
                <text:p>80.9</text:p>
              </table:table-cell>
              <table:table-cell office:value-type="float" office:value="66.650225">
                <text:p>66.650225</text:p>
              </table:table-cell>
              <table:table-cell office:value-type="float" office:value="97.39331">
                <text:p>97.39331</text:p>
              </table:table-cell>
              <table:table-cell office:value-type="float" office:value="64.912861">
                <text:p>64.9128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3.7">
                <text:p>83.7</text:p>
              </table:table-cell>
              <table:table-cell office:value-type="float" office:value="80.4">
                <text:p>80.4</text:p>
              </table:table-cell>
              <table:table-cell office:value-type="float" office:value="65.866935">
                <text:p>65.866935</text:p>
              </table:table-cell>
              <table:table-cell office:value-type="float" office:value="96.11266">
                <text:p>96.11266</text:p>
              </table:table-cell>
              <table:table-cell office:value-type="float" office:value="63.306463">
                <text:p>63.3064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4.7">
                <text:p>84.7</text:p>
              </table:table-cell>
              <table:table-cell office:value-type="float" office:value="81.1">
                <text:p>81.1</text:p>
              </table:table-cell>
              <table:table-cell office:value-type="float" office:value="66.128987">
                <text:p>66.128987</text:p>
              </table:table-cell>
              <table:table-cell office:value-type="float" office:value="95.73715">
                <text:p>95.73715</text:p>
              </table:table-cell>
              <table:table-cell office:value-type="float" office:value="63.310008">
                <text:p>63.3100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2.9">
                <text:p>82.9</text:p>
              </table:table-cell>
              <table:table-cell office:value-type="float" office:value="81.1">
                <text:p>81.1</text:p>
              </table:table-cell>
              <table:table-cell office:value-type="float" office:value="66.983681">
                <text:p>66.983681</text:p>
              </table:table-cell>
              <table:table-cell office:value-type="float" office:value="97.826222">
                <text:p>97.826222</text:p>
              </table:table-cell>
              <table:table-cell office:value-type="float" office:value="65.527605">
                <text:p>65.5276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2.6">
                <text:p>82.6</text:p>
              </table:table-cell>
              <table:table-cell office:value-type="float" office:value="79.9">
                <text:p>79.9</text:p>
              </table:table-cell>
              <table:table-cell office:value-type="float" office:value="66.147462">
                <text:p>66.147462</text:p>
              </table:table-cell>
              <table:table-cell office:value-type="float" office:value="96.715236">
                <text:p>96.715236</text:p>
              </table:table-cell>
              <table:table-cell office:value-type="float" office:value="63.974674">
                <text:p>63.9746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2">
                <text:p>82</text:p>
              </table:table-cell>
              <table:table-cell office:value-type="float" office:value="79.7">
                <text:p>79.7</text:p>
              </table:table-cell>
              <table:table-cell office:value-type="float" office:value="66.262735">
                <text:p>66.262735</text:p>
              </table:table-cell>
              <table:table-cell office:value-type="float" office:value="97.142057">
                <text:p>97.142057</text:p>
              </table:table-cell>
              <table:table-cell office:value-type="float" office:value="64.368984">
                <text:p>64.3689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2">
                <text:p>82</text:p>
              </table:table-cell>
              <table:table-cell office:value-type="float" office:value="79.7">
                <text:p>79.7</text:p>
              </table:table-cell>
              <table:table-cell office:value-type="float" office:value="66.592015">
                <text:p>66.592015</text:p>
              </table:table-cell>
              <table:table-cell office:value-type="float" office:value="97.13602">
                <text:p>97.13602</text:p>
              </table:table-cell>
              <table:table-cell office:value-type="float" office:value="64.684833">
                <text:p>64.6848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2.6">
                <text:p>82.6</text:p>
              </table:table-cell>
              <table:table-cell office:value-type="float" office:value="79.7">
                <text:p>79.7</text:p>
              </table:table-cell>
              <table:table-cell office:value-type="float" office:value="65.985325">
                <text:p>65.985325</text:p>
              </table:table-cell>
              <table:table-cell office:value-type="float" office:value="96.500748">
                <text:p>96.500748</text:p>
              </table:table-cell>
              <table:table-cell office:value-type="float" office:value="63.676332">
                <text:p>63.6763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1.5">
                <text:p>81.5</text:p>
              </table:table-cell>
              <table:table-cell office:value-type="float" office:value="78.8">
                <text:p>78.8</text:p>
              </table:table-cell>
              <table:table-cell office:value-type="float" office:value="66.451107">
                <text:p>66.451107</text:p>
              </table:table-cell>
              <table:table-cell office:value-type="float" office:value="96.67491">
                <text:p>96.67491</text:p>
              </table:table-cell>
              <table:table-cell office:value-type="float" office:value="64.241548">
                <text:p>64.2415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2.4">
                <text:p>82.4</text:p>
              </table:table-cell>
              <table:table-cell office:value-type="float" office:value="79.3">
                <text:p>79.3</text:p>
              </table:table-cell>
              <table:table-cell office:value-type="float" office:value="66.382039">
                <text:p>66.382039</text:p>
              </table:table-cell>
              <table:table-cell office:value-type="float" office:value="96.280487">
                <text:p>96.280487</text:p>
              </table:table-cell>
              <table:table-cell office:value-type="float" office:value="63.91295">
                <text:p>63.912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2.4">
                <text:p>82.4</text:p>
              </table:table-cell>
              <table:table-cell office:value-type="float" office:value="80.8">
                <text:p>80.8</text:p>
              </table:table-cell>
              <table:table-cell office:value-type="float" office:value="67.127969">
                <text:p>67.127969</text:p>
              </table:table-cell>
              <table:table-cell office:value-type="float" office:value="98.0354">
                <text:p>98.0354</text:p>
              </table:table-cell>
              <table:table-cell office:value-type="float" office:value="65.809172">
                <text:p>65.8091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4">
                <text:p>84</text:p>
              </table:table-cell>
              <table:table-cell office:value-type="float" office:value="81.1">
                <text:p>81.1</text:p>
              </table:table-cell>
              <table:table-cell office:value-type="float" office:value="66.362052">
                <text:p>66.362052</text:p>
              </table:table-cell>
              <table:table-cell office:value-type="float" office:value="96.554899">
                <text:p>96.554899</text:p>
              </table:table-cell>
              <table:table-cell office:value-type="float" office:value="64.075813">
                <text:p>64.0758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2.8">
                <text:p>82.8</text:p>
              </table:table-cell>
              <table:table-cell office:value-type="float" office:value="80.6">
                <text:p>80.6</text:p>
              </table:table-cell>
              <table:table-cell office:value-type="float" office:value="66.686473">
                <text:p>66.686473</text:p>
              </table:table-cell>
              <table:table-cell office:value-type="float" office:value="97.382828">
                <text:p>97.382828</text:p>
              </table:table-cell>
              <table:table-cell office:value-type="float" office:value="64.941174">
                <text:p>64.9411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3.5">
                <text:p>83.5</text:p>
              </table:table-cell>
              <table:table-cell office:value-type="float" office:value="80.4">
                <text:p>80.4</text:p>
              </table:table-cell>
              <table:table-cell office:value-type="float" office:value="65.936022">
                <text:p>65.936022</text:p>
              </table:table-cell>
              <table:table-cell office:value-type="float" office:value="96.318497">
                <text:p>96.318497</text:p>
              </table:table-cell>
              <table:table-cell office:value-type="float" office:value="63.508585">
                <text:p>63.5085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2.6">
                <text:p>82.6</text:p>
              </table:table-cell>
              <table:table-cell office:value-type="float" office:value="80.2">
                <text:p>80.2</text:p>
              </table:table-cell>
              <table:table-cell office:value-type="float" office:value="66.503667">
                <text:p>66.503667</text:p>
              </table:table-cell>
              <table:table-cell office:value-type="float" office:value="97.147517">
                <text:p>97.147517</text:p>
              </table:table-cell>
              <table:table-cell office:value-type="float" office:value="64.606661">
                <text:p>64.6066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3.7">
                <text:p>83.7</text:p>
              </table:table-cell>
              <table:table-cell office:value-type="float" office:value="81.3">
                <text:p>81.3</text:p>
              </table:table-cell>
              <table:table-cell office:value-type="float" office:value="66.591853">
                <text:p>66.591853</text:p>
              </table:table-cell>
              <table:table-cell office:value-type="float" office:value="97.18669">
                <text:p>97.18669</text:p>
              </table:table-cell>
              <table:table-cell office:value-type="float" office:value="64.718418">
                <text:p>64.7184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2">
                <text:p>82</text:p>
              </table:table-cell>
              <table:table-cell office:value-type="float" office:value="78.4">
                <text:p>78.4</text:p>
              </table:table-cell>
              <table:table-cell office:value-type="float" office:value="65.461437">
                <text:p>65.461437</text:p>
              </table:table-cell>
              <table:table-cell office:value-type="float" office:value="95.592261">
                <text:p>95.592261</text:p>
              </table:table-cell>
              <table:table-cell office:value-type="float" office:value="62.576068">
                <text:p>62.5760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1.5">
                <text:p>81.5</text:p>
              </table:table-cell>
              <table:table-cell office:value-type="float" office:value="78.6">
                <text:p>78.6</text:p>
              </table:table-cell>
              <table:table-cell office:value-type="float" office:value="66.081691">
                <text:p>66.081691</text:p>
              </table:table-cell>
              <table:table-cell office:value-type="float" office:value="96.450174">
                <text:p>96.450174</text:p>
              </table:table-cell>
              <table:table-cell office:value-type="float" office:value="63.735906">
                <text:p>63.7359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0.9">
                <text:p>80.9</text:p>
              </table:table-cell>
              <table:table-cell office:value-type="float" office:value="79.1">
                <text:p>79.1</text:p>
              </table:table-cell>
              <table:table-cell office:value-type="float" office:value="66.663358">
                <text:p>66.663358</text:p>
              </table:table-cell>
              <table:table-cell office:value-type="float" office:value="97.766314">
                <text:p>97.766314</text:p>
              </table:table-cell>
              <table:table-cell office:value-type="float" office:value="65.174308">
                <text:p>65.1743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1.8">
                <text:p>81.8</text:p>
              </table:table-cell>
              <table:table-cell office:value-type="float" office:value="79.1">
                <text:p>79.1</text:p>
              </table:table-cell>
              <table:table-cell office:value-type="float" office:value="66.071919">
                <text:p>66.071919</text:p>
              </table:table-cell>
              <table:table-cell office:value-type="float" office:value="96.689763">
                <text:p>96.689763</text:p>
              </table:table-cell>
              <table:table-cell office:value-type="float" office:value="63.884781">
                <text:p>63.8847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2">
                <text:p>82</text:p>
              </table:table-cell>
              <table:table-cell office:value-type="float" office:value="80.6">
                <text:p>80.6</text:p>
              </table:table-cell>
              <table:table-cell office:value-type="float" office:value="67.145293">
                <text:p>67.145293</text:p>
              </table:table-cell>
              <table:table-cell office:value-type="float" office:value="98.234405">
                <text:p>98.234405</text:p>
              </table:table-cell>
              <table:table-cell office:value-type="float" office:value="65.959779">
                <text:p>65.9597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2">
                <text:p>82</text:p>
              </table:table-cell>
              <table:table-cell office:value-type="float" office:value="77.9">
                <text:p>77.9</text:p>
              </table:table-cell>
              <table:table-cell office:value-type="float" office:value="65.033181">
                <text:p>65.033181</text:p>
              </table:table-cell>
              <table:table-cell office:value-type="float" office:value="94.938274">
                <text:p>94.938274</text:p>
              </table:table-cell>
              <table:table-cell office:value-type="float" office:value="61.741379">
                <text:p>61.7413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1.1">
                <text:p>81.1</text:p>
              </table:table-cell>
              <table:table-cell office:value-type="float" office:value="78.2">
                <text:p>78.2</text:p>
              </table:table-cell>
              <table:table-cell office:value-type="float" office:value="66.239932">
                <text:p>66.239932</text:p>
              </table:table-cell>
              <table:table-cell office:value-type="float" office:value="96.441848">
                <text:p>96.441848</text:p>
              </table:table-cell>
              <table:table-cell office:value-type="float" office:value="63.883014">
                <text:p>63.8830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1.7">
                <text:p>81.7</text:p>
              </table:table-cell>
              <table:table-cell office:value-type="float" office:value="80.9">
                <text:p>80.9</text:p>
              </table:table-cell>
              <table:table-cell office:value-type="float" office:value="67.571196">
                <text:p>67.571196</text:p>
              </table:table-cell>
              <table:table-cell office:value-type="float" office:value="99.105893">
                <text:p>99.105893</text:p>
              </table:table-cell>
              <table:table-cell office:value-type="float" office:value="66.967037">
                <text:p>66.9670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3.8">
                <text:p>83.8</text:p>
              </table:table-cell>
              <table:table-cell office:value-type="float" office:value="80.2">
                <text:p>80.2</text:p>
              </table:table-cell>
              <table:table-cell office:value-type="float" office:value="65.563084">
                <text:p>65.563084</text:p>
              </table:table-cell>
              <table:table-cell office:value-type="float" office:value="95.695008">
                <text:p>95.695008</text:p>
              </table:table-cell>
              <table:table-cell office:value-type="float" office:value="62.740598">
                <text:p>62.7405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2.4">
                <text:p>82.4</text:p>
              </table:table-cell>
              <table:table-cell office:value-type="float" office:value="80.4">
                <text:p>80.4</text:p>
              </table:table-cell>
              <table:table-cell office:value-type="float" office:value="67.048867">
                <text:p>67.048867</text:p>
              </table:table-cell>
              <table:table-cell office:value-type="float" office:value="97.587841">
                <text:p>97.587841</text:p>
              </table:table-cell>
              <table:table-cell office:value-type="float" office:value="65.431542">
                <text:p>65.4315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3.1">
                <text:p>83.1</text:p>
              </table:table-cell>
              <table:table-cell office:value-type="float" office:value="80.9">
                <text:p>80.9</text:p>
              </table:table-cell>
              <table:table-cell office:value-type="float" office:value="66.646588">
                <text:p>66.646588</text:p>
              </table:table-cell>
              <table:table-cell office:value-type="float" office:value="97.391304">
                <text:p>97.391304</text:p>
              </table:table-cell>
              <table:table-cell office:value-type="float" office:value="64.907982">
                <text:p>64.9079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2.8">
                <text:p>82.8</text:p>
              </table:table-cell>
              <table:table-cell office:value-type="float" office:value="80.6">
                <text:p>80.6</text:p>
              </table:table-cell>
              <table:table-cell office:value-type="float" office:value="66.404603">
                <text:p>66.404603</text:p>
              </table:table-cell>
              <table:table-cell office:value-type="float" office:value="97.379397">
                <text:p>97.379397</text:p>
              </table:table-cell>
              <table:table-cell office:value-type="float" office:value="64.664402">
                <text:p>64.6644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65.792093">
                <text:p>65.792093</text:p>
              </table:table-cell>
              <table:table-cell office:value-type="float" office:value="95.88761">
                <text:p>95.88761</text:p>
              </table:table-cell>
              <table:table-cell office:value-type="float" office:value="63.086465">
                <text:p>63.0864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2.4">
                <text:p>82.4</text:p>
              </table:table-cell>
              <table:table-cell office:value-type="float" office:value="80">
                <text:p>80</text:p>
              </table:table-cell>
              <table:table-cell office:value-type="float" office:value="66.676048">
                <text:p>66.676048</text:p>
              </table:table-cell>
              <table:table-cell office:value-type="float" office:value="97.149042">
                <text:p>97.149042</text:p>
              </table:table-cell>
              <table:table-cell office:value-type="float" office:value="64.775142">
                <text:p>64.7751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1.5">
                <text:p>81.5</text:p>
              </table:table-cell>
              <table:table-cell office:value-type="float" office:value="77.9">
                <text:p>77.9</text:p>
              </table:table-cell>
              <table:table-cell office:value-type="float" office:value="65.754944">
                <text:p>65.754944</text:p>
              </table:table-cell>
              <table:table-cell office:value-type="float" office:value="95.566155">
                <text:p>95.566155</text:p>
              </table:table-cell>
              <table:table-cell office:value-type="float" office:value="62.839472">
                <text:p>62.8394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0.8">
                <text:p>80.8</text:p>
              </table:table-cell>
              <table:table-cell office:value-type="float" office:value="78.4">
                <text:p>78.4</text:p>
              </table:table-cell>
              <table:table-cell office:value-type="float" office:value="66.530748">
                <text:p>66.530748</text:p>
              </table:table-cell>
              <table:table-cell office:value-type="float" office:value="97.092214">
                <text:p>97.092214</text:p>
              </table:table-cell>
              <table:table-cell office:value-type="float" office:value="64.596176">
                <text:p>64.596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2.4">
                <text:p>82.4</text:p>
              </table:table-cell>
              <table:table-cell office:value-type="float" office:value="79.5">
                <text:p>79.5</text:p>
              </table:table-cell>
              <table:table-cell office:value-type="float" office:value="66.272891">
                <text:p>66.272891</text:p>
              </table:table-cell>
              <table:table-cell office:value-type="float" office:value="96.489099">
                <text:p>96.489099</text:p>
              </table:table-cell>
              <table:table-cell office:value-type="float" office:value="63.946115">
                <text:p>63.9461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0.9">
                <text:p>80.9</text:p>
              </table:table-cell>
              <table:table-cell office:value-type="float" office:value="80.6">
                <text:p>80.6</text:p>
              </table:table-cell>
              <table:table-cell office:value-type="float" office:value="68.021418">
                <text:p>68.021418</text:p>
              </table:table-cell>
              <table:table-cell office:value-type="float" office:value="99.551062">
                <text:p>99.551062</text:p>
              </table:table-cell>
              <table:table-cell office:value-type="float" office:value="67.716044">
                <text:p>67.7160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3.7">
                <text:p>83.7</text:p>
              </table:table-cell>
              <table:table-cell office:value-type="float" office:value="80.2">
                <text:p>80.2</text:p>
              </table:table-cell>
              <table:table-cell office:value-type="float" office:value="65.659677">
                <text:p>65.659677</text:p>
              </table:table-cell>
              <table:table-cell office:value-type="float" office:value="95.890842">
                <text:p>95.890842</text:p>
              </table:table-cell>
              <table:table-cell office:value-type="float" office:value="62.961617">
                <text:p>62.9616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2.2">
                <text:p>82.2</text:p>
              </table:table-cell>
              <table:table-cell office:value-type="float" office:value="80">
                <text:p>80</text:p>
              </table:table-cell>
              <table:table-cell office:value-type="float" office:value="66.717185">
                <text:p>66.717185</text:p>
              </table:table-cell>
              <table:table-cell office:value-type="float" office:value="97.361052">
                <text:p>97.361052</text:p>
              </table:table-cell>
              <table:table-cell office:value-type="float" office:value="64.956554">
                <text:p>64.9565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3.1">
                <text:p>83.1</text:p>
              </table:table-cell>
              <table:table-cell office:value-type="float" office:value="80.2">
                <text:p>80.2</text:p>
              </table:table-cell>
              <table:table-cell office:value-type="float" office:value="66.208743">
                <text:p>66.208743</text:p>
              </table:table-cell>
              <table:table-cell office:value-type="float" office:value="96.517258">
                <text:p>96.517258</text:p>
              </table:table-cell>
              <table:table-cell office:value-type="float" office:value="63.902863">
                <text:p>63.9028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1.7">
                <text:p>81.7</text:p>
              </table:table-cell>
              <table:table-cell office:value-type="float" office:value="79">
                <text:p>79</text:p>
              </table:table-cell>
              <table:table-cell office:value-type="float" office:value="66.301234">
                <text:p>66.301234</text:p>
              </table:table-cell>
              <table:table-cell office:value-type="float" office:value="96.685565">
                <text:p>96.685565</text:p>
              </table:table-cell>
              <table:table-cell office:value-type="float" office:value="64.103723">
                <text:p>64.1037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1.8">
                <text:p>81.8</text:p>
              </table:table-cell>
              <table:table-cell office:value-type="float" office:value="79.1">
                <text:p>79.1</text:p>
              </table:table-cell>
              <table:table-cell office:value-type="float" office:value="66.294645">
                <text:p>66.294645</text:p>
              </table:table-cell>
              <table:table-cell office:value-type="float" office:value="96.683413">
                <text:p>96.683413</text:p>
              </table:table-cell>
              <table:table-cell office:value-type="float" office:value="64.095926">
                <text:p>64.0959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2">
                <text:p>82</text:p>
              </table:table-cell>
              <table:table-cell office:value-type="float" office:value="80.6">
                <text:p>80.6</text:p>
              </table:table-cell>
              <table:table-cell office:value-type="float" office:value="67.047249">
                <text:p>67.047249</text:p>
              </table:table-cell>
              <table:table-cell office:value-type="float" office:value="98.235925">
                <text:p>98.235925</text:p>
              </table:table-cell>
              <table:table-cell office:value-type="float" office:value="65.864486">
                <text:p>65.8644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3.1">
                <text:p>83.1</text:p>
              </table:table-cell>
              <table:table-cell office:value-type="float" office:value="79.7">
                <text:p>79.7</text:p>
              </table:table-cell>
              <table:table-cell office:value-type="float" office:value="65.947199">
                <text:p>65.947199</text:p>
              </table:table-cell>
              <table:table-cell office:value-type="float" office:value="95.865566">
                <text:p>95.865566</text:p>
              </table:table-cell>
              <table:table-cell office:value-type="float" office:value="63.220655">
                <text:p>63.2206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2.6">
                <text:p>82.6</text:p>
              </table:table-cell>
              <table:table-cell office:value-type="float" office:value="80.9">
                <text:p>80.9</text:p>
              </table:table-cell>
              <table:table-cell office:value-type="float" office:value="67.176739">
                <text:p>67.176739</text:p>
              </table:table-cell>
              <table:table-cell office:value-type="float" office:value="98.029685">
                <text:p>98.029685</text:p>
              </table:table-cell>
              <table:table-cell office:value-type="float" office:value="65.853146">
                <text:p>65.8531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1.7">
                <text:p>81.7</text:p>
              </table:table-cell>
              <table:table-cell office:value-type="float" office:value="78.4">
                <text:p>78.4</text:p>
              </table:table-cell>
              <table:table-cell office:value-type="float" office:value="65.723655">
                <text:p>65.723655</text:p>
              </table:table-cell>
              <table:table-cell office:value-type="float" office:value="96.015902">
                <text:p>96.015902</text:p>
              </table:table-cell>
              <table:table-cell office:value-type="float" office:value="63.105161">
                <text:p>63.1051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1.7">
                <text:p>81.7</text:p>
              </table:table-cell>
              <table:table-cell office:value-type="float" office:value="78.8">
                <text:p>78.8</text:p>
              </table:table-cell>
              <table:table-cell office:value-type="float" office:value="66.09212">
                <text:p>66.09212</text:p>
              </table:table-cell>
              <table:table-cell office:value-type="float" office:value="96.462562">
                <text:p>96.462562</text:p>
              </table:table-cell>
              <table:table-cell office:value-type="float" office:value="63.754152">
                <text:p>63.7541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0.9">
                <text:p>80.9</text:p>
              </table:table-cell>
              <table:table-cell office:value-type="float" office:value="79.3">
                <text:p>79.3</text:p>
              </table:table-cell>
              <table:table-cell office:value-type="float" office:value="67.031027">
                <text:p>67.031027</text:p>
              </table:table-cell>
              <table:table-cell office:value-type="float" office:value="97.983068">
                <text:p>97.983068</text:p>
              </table:table-cell>
              <table:table-cell office:value-type="float" office:value="65.679057">
                <text:p>65.6790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1.3">
                <text:p>81.3</text:p>
              </table:table-cell>
              <table:table-cell office:value-type="float" office:value="78.4">
                <text:p>78.4</text:p>
              </table:table-cell>
              <table:table-cell office:value-type="float" office:value="65.946915">
                <text:p>65.946915</text:p>
              </table:table-cell>
              <table:table-cell office:value-type="float" office:value="96.443971">
                <text:p>96.443971</text:p>
              </table:table-cell>
              <table:table-cell office:value-type="float" office:value="63.601823">
                <text:p>63.6018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1.8">
                <text:p>81.8</text:p>
              </table:table-cell>
              <table:table-cell office:value-type="float" office:value="79.5">
                <text:p>79.5</text:p>
              </table:table-cell>
              <table:table-cell office:value-type="float" office:value="66.473924">
                <text:p>66.473924</text:p>
              </table:table-cell>
              <table:table-cell office:value-type="float" office:value="97.130155">
                <text:p>97.130155</text:p>
              </table:table-cell>
              <table:table-cell office:value-type="float" office:value="64.566226">
                <text:p>64.5662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1.8">
                <text:p>81.8</text:p>
              </table:table-cell>
              <table:table-cell office:value-type="float" office:value="78.1">
                <text:p>78.1</text:p>
              </table:table-cell>
              <table:table-cell office:value-type="float" office:value="64.875599">
                <text:p>64.875599</text:p>
              </table:table-cell>
              <table:table-cell office:value-type="float" office:value="95.364427">
                <text:p>95.364427</text:p>
              </table:table-cell>
              <table:table-cell office:value-type="float" office:value="61.868244">
                <text:p>61.8682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0.4">
                <text:p>80.4</text:p>
              </table:table-cell>
              <table:table-cell office:value-type="float" office:value="78.8">
                <text:p>78.8</text:p>
              </table:table-cell>
              <table:table-cell office:value-type="float" office:value="66.994575">
                <text:p>66.994575</text:p>
              </table:table-cell>
              <table:table-cell office:value-type="float" office:value="97.983113">
                <text:p>97.983113</text:p>
              </table:table-cell>
              <table:table-cell office:value-type="float" office:value="65.64337">
                <text:p>65.643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1.8">
                <text:p>81.8</text:p>
              </table:table-cell>
              <table:table-cell office:value-type="float" office:value="81.1">
                <text:p>81.1</text:p>
              </table:table-cell>
              <table:table-cell office:value-type="float" office:value="67.631448">
                <text:p>67.631448</text:p>
              </table:table-cell>
              <table:table-cell office:value-type="float" office:value="99.115015">
                <text:p>99.115015</text:p>
              </table:table-cell>
              <table:table-cell office:value-type="float" office:value="67.032921">
                <text:p>67.0329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2.4">
                <text:p>82.4</text:p>
              </table:table-cell>
              <table:table-cell office:value-type="float" office:value="78.8">
                <text:p>78.8</text:p>
              </table:table-cell>
              <table:table-cell office:value-type="float" office:value="65.386143">
                <text:p>65.386143</text:p>
              </table:table-cell>
              <table:table-cell office:value-type="float" office:value="95.609945">
                <text:p>95.609945</text:p>
              </table:table-cell>
              <table:table-cell office:value-type="float" office:value="62.515656">
                <text:p>62.5156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0.9">
                <text:p>80.9</text:p>
              </table:table-cell>
              <table:table-cell office:value-type="float" office:value="79.3">
                <text:p>79.3</text:p>
              </table:table-cell>
              <table:table-cell office:value-type="float" office:value="66.635985">
                <text:p>66.635985</text:p>
              </table:table-cell>
              <table:table-cell office:value-type="float" office:value="97.993539">
                <text:p>97.993539</text:p>
              </table:table-cell>
              <table:table-cell office:value-type="float" office:value="65.298961">
                <text:p>65.2989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2.4">
                <text:p>82.4</text:p>
              </table:table-cell>
              <table:table-cell office:value-type="float" office:value="77.9">
                <text:p>77.9</text:p>
              </table:table-cell>
              <table:table-cell office:value-type="float" office:value="64.999495">
                <text:p>64.999495</text:p>
              </table:table-cell>
              <table:table-cell office:value-type="float" office:value="94.515984">
                <text:p>94.515984</text:p>
              </table:table-cell>
              <table:table-cell office:value-type="float" office:value="61.434912">
                <text:p>61.4349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0.2">
                <text:p>80.2</text:p>
              </table:table-cell>
              <table:table-cell office:value-type="float" office:value="79">
                <text:p>79</text:p>
              </table:table-cell>
              <table:table-cell office:value-type="float" office:value="67.349612">
                <text:p>67.349612</text:p>
              </table:table-cell>
              <table:table-cell office:value-type="float" office:value="98.426556">
                <text:p>98.426556</text:p>
              </table:table-cell>
              <table:table-cell office:value-type="float" office:value="66.289904">
                <text:p>66.2899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2">
                <text:p>82</text:p>
              </table:table-cell>
              <table:table-cell office:value-type="float" office:value="78.4">
                <text:p>78.4</text:p>
              </table:table-cell>
              <table:table-cell office:value-type="float" office:value="65.364253">
                <text:p>65.364253</text:p>
              </table:table-cell>
              <table:table-cell office:value-type="float" office:value="95.601136">
                <text:p>95.601136</text:p>
              </table:table-cell>
              <table:table-cell office:value-type="float" office:value="62.488968">
                <text:p>62.4889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0">
                <text:p>80</text:p>
              </table:table-cell>
              <table:table-cell office:value-type="float" office:value="77.9">
                <text:p>77.9</text:p>
              </table:table-cell>
              <table:table-cell office:value-type="float" office:value="66.496873">
                <text:p>66.496873</text:p>
              </table:table-cell>
              <table:table-cell office:value-type="float" office:value="97.290459">
                <text:p>97.290459</text:p>
              </table:table-cell>
              <table:table-cell office:value-type="float" office:value="64.695113">
                <text:p>64.6951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0.2">
                <text:p>80.2</text:p>
              </table:table-cell>
              <table:table-cell office:value-type="float" office:value="78.4">
                <text:p>78.4</text:p>
              </table:table-cell>
              <table:table-cell office:value-type="float" office:value="66.266548">
                <text:p>66.266548</text:p>
              </table:table-cell>
              <table:table-cell office:value-type="float" office:value="97.74378">
                <text:p>97.74378</text:p>
              </table:table-cell>
              <table:table-cell office:value-type="float" office:value="64.771429">
                <text:p>64.7714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0.8">
                <text:p>80.8</text:p>
              </table:table-cell>
              <table:table-cell office:value-type="float" office:value="77.5">
                <text:p>77.5</text:p>
              </table:table-cell>
              <table:table-cell office:value-type="float" office:value="65.622531">
                <text:p>65.622531</text:p>
              </table:table-cell>
              <table:table-cell office:value-type="float" office:value="95.971495">
                <text:p>95.971495</text:p>
              </table:table-cell>
              <table:table-cell office:value-type="float" office:value="62.978924">
                <text:p>62.9789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9.7">
                <text:p>79.7</text:p>
              </table:table-cell>
              <table:table-cell office:value-type="float" office:value="77.5">
                <text:p>77.5</text:p>
              </table:table-cell>
              <table:table-cell office:value-type="float" office:value="66.140293">
                <text:p>66.140293</text:p>
              </table:table-cell>
              <table:table-cell office:value-type="float" office:value="97.272508">
                <text:p>97.272508</text:p>
              </table:table-cell>
              <table:table-cell office:value-type="float" office:value="64.336322">
                <text:p>64.3363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0.6">
                <text:p>80.6</text:p>
              </table:table-cell>
              <table:table-cell office:value-type="float" office:value="77.3">
                <text:p>77.3</text:p>
              </table:table-cell>
              <table:table-cell office:value-type="float" office:value="65.760612">
                <text:p>65.760612</text:p>
              </table:table-cell>
              <table:table-cell office:value-type="float" office:value="95.962279">
                <text:p>95.962279</text:p>
              </table:table-cell>
              <table:table-cell office:value-type="float" office:value="63.105381">
                <text:p>63.1053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9.7">
                <text:p>79.7</text:p>
              </table:table-cell>
              <table:table-cell office:value-type="float" office:value="77.3">
                <text:p>77.3</text:p>
              </table:table-cell>
              <table:table-cell office:value-type="float" office:value="66.26212">
                <text:p>66.26212</text:p>
              </table:table-cell>
              <table:table-cell office:value-type="float" office:value="97.04811">
                <text:p>97.04811</text:p>
              </table:table-cell>
              <table:table-cell office:value-type="float" office:value="64.306136">
                <text:p>64.3061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0.9">
                <text:p>80.9</text:p>
              </table:table-cell>
              <table:table-cell office:value-type="float" office:value="79.1">
                <text:p>79.1</text:p>
              </table:table-cell>
              <table:table-cell office:value-type="float" office:value="66.700506">
                <text:p>66.700506</text:p>
              </table:table-cell>
              <table:table-cell office:value-type="float" office:value="97.766473">
                <text:p>97.766473</text:p>
              </table:table-cell>
              <table:table-cell office:value-type="float" office:value="65.210733">
                <text:p>65.2107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0.8">
                <text:p>80.8</text:p>
              </table:table-cell>
              <table:table-cell office:value-type="float" office:value="78.6">
                <text:p>78.6</text:p>
              </table:table-cell>
              <table:table-cell office:value-type="float" office:value="66.158119">
                <text:p>66.158119</text:p>
              </table:table-cell>
              <table:table-cell office:value-type="float" office:value="97.319564">
                <text:p>97.319564</text:p>
              </table:table-cell>
              <table:table-cell office:value-type="float" office:value="64.384792">
                <text:p>64.384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0.6">
                <text:p>80.6</text:p>
              </table:table-cell>
              <table:table-cell office:value-type="float" office:value="78.1">
                <text:p>78.1</text:p>
              </table:table-cell>
              <table:table-cell office:value-type="float" office:value="65.982065">
                <text:p>65.982065</text:p>
              </table:table-cell>
              <table:table-cell office:value-type="float" office:value="96.859746">
                <text:p>96.859746</text:p>
              </table:table-cell>
              <table:table-cell office:value-type="float" office:value="63.91006">
                <text:p>63.9100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1.1">
                <text:p>81.1</text:p>
              </table:table-cell>
              <table:table-cell office:value-type="float" office:value="77.9">
                <text:p>77.9</text:p>
              </table:table-cell>
              <table:table-cell office:value-type="float" office:value="65.360128">
                <text:p>65.360128</text:p>
              </table:table-cell>
              <table:table-cell office:value-type="float" office:value="95.988996">
                <text:p>95.988996</text:p>
              </table:table-cell>
              <table:table-cell office:value-type="float" office:value="62.738531">
                <text:p>62.7385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0.4">
                <text:p>80.4</text:p>
              </table:table-cell>
              <table:table-cell office:value-type="float" office:value="78.2">
                <text:p>78.2</text:p>
              </table:table-cell>
              <table:table-cell office:value-type="float" office:value="66.620012">
                <text:p>66.620012</text:p>
              </table:table-cell>
              <table:table-cell office:value-type="float" office:value="97.305557">
                <text:p>97.305557</text:p>
              </table:table-cell>
              <table:table-cell office:value-type="float" office:value="64.824974">
                <text:p>64.8249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0.6">
                <text:p>80.6</text:p>
              </table:table-cell>
              <table:table-cell office:value-type="float" office:value="78.1">
                <text:p>78.1</text:p>
              </table:table-cell>
              <table:table-cell office:value-type="float" office:value="65.953592">
                <text:p>65.953592</text:p>
              </table:table-cell>
              <table:table-cell office:value-type="float" office:value="96.866571">
                <text:p>96.866571</text:p>
              </table:table-cell>
              <table:table-cell office:value-type="float" office:value="63.886983">
                <text:p>63.8869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0.4">
                <text:p>80.4</text:p>
              </table:table-cell>
              <table:table-cell office:value-type="float" office:value="77.5">
                <text:p>77.5</text:p>
              </table:table-cell>
              <table:table-cell office:value-type="float" office:value="66.118753">
                <text:p>66.118753</text:p>
              </table:table-cell>
              <table:table-cell office:value-type="float" office:value="96.406723">
                <text:p>96.406723</text:p>
              </table:table-cell>
              <table:table-cell office:value-type="float" office:value="63.742923">
                <text:p>63.7429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9.1">
                <text:p>79.1</text:p>
              </table:table-cell>
              <table:table-cell office:value-type="float" office:value="77">
                <text:p>77</text:p>
              </table:table-cell>
              <table:table-cell office:value-type="float" office:value="66.471666">
                <text:p>66.471666</text:p>
              </table:table-cell>
              <table:table-cell office:value-type="float" office:value="97.25701">
                <text:p>97.25701</text:p>
              </table:table-cell>
              <table:table-cell office:value-type="float" office:value="64.648354">
                <text:p>64.6483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9.5">
                <text:p>79.5</text:p>
              </table:table-cell>
              <table:table-cell office:value-type="float" office:value="78.2">
                <text:p>78.2</text:p>
              </table:table-cell>
              <table:table-cell office:value-type="float" office:value="67.13612">
                <text:p>67.13612</text:p>
              </table:table-cell>
              <table:table-cell office:value-type="float" office:value="98.408847">
                <text:p>98.408847</text:p>
              </table:table-cell>
              <table:table-cell office:value-type="float" office:value="66.067881">
                <text:p>66.0678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0.9">
                <text:p>80.9</text:p>
              </table:table-cell>
              <table:table-cell office:value-type="float" office:value="77.9">
                <text:p>77.9</text:p>
              </table:table-cell>
              <table:table-cell office:value-type="float" office:value="65.811328">
                <text:p>65.811328</text:p>
              </table:table-cell>
              <table:table-cell office:value-type="float" office:value="96.202868">
                <text:p>96.202868</text:p>
              </table:table-cell>
              <table:table-cell office:value-type="float" office:value="63.312386">
                <text:p>63.3123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0">
                <text:p>80</text:p>
              </table:table-cell>
              <table:table-cell office:value-type="float" office:value="78.1">
                <text:p>78.1</text:p>
              </table:table-cell>
              <table:table-cell office:value-type="float" office:value="66.254508">
                <text:p>66.254508</text:p>
              </table:table-cell>
              <table:table-cell office:value-type="float" office:value="97.522007">
                <text:p>97.522007</text:p>
              </table:table-cell>
              <table:table-cell office:value-type="float" office:value="64.612726">
                <text:p>64.6127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0.9">
                <text:p>80.9</text:p>
              </table:table-cell>
              <table:table-cell office:value-type="float" office:value="77.2">
                <text:p>77.2</text:p>
              </table:table-cell>
              <table:table-cell office:value-type="float" office:value="65.343665">
                <text:p>65.343665</text:p>
              </table:table-cell>
              <table:table-cell office:value-type="float" office:value="95.310273">
                <text:p>95.310273</text:p>
              </table:table-cell>
              <table:table-cell office:value-type="float" office:value="62.279225">
                <text:p>62.2792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9">
                <text:p>79</text:p>
              </table:table-cell>
              <table:table-cell office:value-type="float" office:value="76.8">
                <text:p>76.8</text:p>
              </table:table-cell>
              <table:table-cell office:value-type="float" office:value="66.257978">
                <text:p>66.257978</text:p>
              </table:table-cell>
              <table:table-cell office:value-type="float" office:value="97.257287">
                <text:p>97.257287</text:p>
              </table:table-cell>
              <table:table-cell office:value-type="float" office:value="64.440711">
                <text:p>64.4407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8.8">
                <text:p>78.8</text:p>
              </table:table-cell>
              <table:table-cell office:value-type="float" office:value="76.2">
                <text:p>76.2</text:p>
              </table:table-cell>
              <table:table-cell office:value-type="float" office:value="66.07805">
                <text:p>66.07805</text:p>
              </table:table-cell>
              <table:table-cell office:value-type="float" office:value="96.788172">
                <text:p>96.788172</text:p>
              </table:table-cell>
              <table:table-cell office:value-type="float" office:value="63.955736">
                <text:p>63.9557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8.4">
                <text:p>78.4</text:p>
              </table:table-cell>
              <table:table-cell office:value-type="float" office:value="76.2">
                <text:p>76.2</text:p>
              </table:table-cell>
              <table:table-cell office:value-type="float" office:value="66.081604">
                <text:p>66.081604</text:p>
              </table:table-cell>
              <table:table-cell office:value-type="float" office:value="97.242463">
                <text:p>97.242463</text:p>
              </table:table-cell>
              <table:table-cell office:value-type="float" office:value="64.259379">
                <text:p>64.2593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9.1">
                <text:p>79.1</text:p>
              </table:table-cell>
              <table:table-cell office:value-type="float" office:value="77.2">
                <text:p>77.2</text:p>
              </table:table-cell>
              <table:table-cell office:value-type="float" office:value="66.477972">
                <text:p>66.477972</text:p>
              </table:table-cell>
              <table:table-cell office:value-type="float" office:value="97.489743">
                <text:p>97.489743</text:p>
              </table:table-cell>
              <table:table-cell office:value-type="float" office:value="64.809204">
                <text:p>64.8092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9.5">
                <text:p>79.5</text:p>
              </table:table-cell>
              <table:table-cell office:value-type="float" office:value="76.6">
                <text:p>76.6</text:p>
              </table:table-cell>
              <table:table-cell office:value-type="float" office:value="65.80736">
                <text:p>65.80736</text:p>
              </table:table-cell>
              <table:table-cell office:value-type="float" office:value="96.354882">
                <text:p>96.354882</text:p>
              </table:table-cell>
              <table:table-cell office:value-type="float" office:value="63.408604">
                <text:p>63.4086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9.3">
                <text:p>79.3</text:p>
              </table:table-cell>
              <table:table-cell office:value-type="float" office:value="77.3">
                <text:p>77.3</text:p>
              </table:table-cell>
              <table:table-cell office:value-type="float" office:value="66.456591">
                <text:p>66.456591</text:p>
              </table:table-cell>
              <table:table-cell office:value-type="float" office:value="97.492896">
                <text:p>97.492896</text:p>
              </table:table-cell>
              <table:table-cell office:value-type="float" office:value="64.790455">
                <text:p>64.7904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0.2">
                <text:p>80.2</text:p>
              </table:table-cell>
              <table:table-cell office:value-type="float" office:value="77.2">
                <text:p>77.2</text:p>
              </table:table-cell>
              <table:table-cell office:value-type="float" office:value="65.542427">
                <text:p>65.542427</text:p>
              </table:table-cell>
              <table:table-cell office:value-type="float" office:value="96.164378">
                <text:p>96.164378</text:p>
              </table:table-cell>
              <table:table-cell office:value-type="float" office:value="63.028467">
                <text:p>63.0284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9.1">
                <text:p>79.1</text:p>
              </table:table-cell>
              <table:table-cell office:value-type="float" office:value="77.7">
                <text:p>77.7</text:p>
              </table:table-cell>
              <table:table-cell office:value-type="float" office:value="66.986722">
                <text:p>66.986722</text:p>
              </table:table-cell>
              <table:table-cell office:value-type="float" office:value="98.174026">
                <text:p>98.174026</text:p>
              </table:table-cell>
              <table:table-cell office:value-type="float" office:value="65.763562">
                <text:p>65.7635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1.1">
                <text:p>81.1</text:p>
              </table:table-cell>
              <table:table-cell office:value-type="float" office:value="78.8">
                <text:p>78.8</text:p>
              </table:table-cell>
              <table:table-cell office:value-type="float" office:value="66.290816">
                <text:p>66.290816</text:p>
              </table:table-cell>
              <table:table-cell office:value-type="float" office:value="97.10764">
                <text:p>97.10764</text:p>
              </table:table-cell>
              <table:table-cell office:value-type="float" office:value="64.373447">
                <text:p>64.3734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0.9">
                <text:p>80.9</text:p>
              </table:table-cell>
              <table:table-cell office:value-type="float" office:value="78.1">
                <text:p>78.1</text:p>
              </table:table-cell>
              <table:table-cell office:value-type="float" office:value="66.113636">
                <text:p>66.113636</text:p>
              </table:table-cell>
              <table:table-cell office:value-type="float" office:value="96.432087">
                <text:p>96.432087</text:p>
              </table:table-cell>
              <table:table-cell office:value-type="float" office:value="63.754758">
                <text:p>63.7547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0.6">
                <text:p>80.6</text:p>
              </table:table-cell>
              <table:table-cell office:value-type="float" office:value="78.8">
                <text:p>78.8</text:p>
              </table:table-cell>
              <table:table-cell office:value-type="float" office:value="66.597603">
                <text:p>66.597603</text:p>
              </table:table-cell>
              <table:table-cell office:value-type="float" office:value="97.756837">
                <text:p>97.756837</text:p>
              </table:table-cell>
              <table:table-cell office:value-type="float" office:value="65.10371">
                <text:p>65.103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0.9">
                <text:p>80.9</text:p>
              </table:table-cell>
              <table:table-cell office:value-type="float" office:value="77.2">
                <text:p>77.2</text:p>
              </table:table-cell>
              <table:table-cell office:value-type="float" office:value="65.123715">
                <text:p>65.123715</text:p>
              </table:table-cell>
              <table:table-cell office:value-type="float" office:value="95.316425">
                <text:p>95.316425</text:p>
              </table:table-cell>
              <table:table-cell office:value-type="float" office:value="62.073597">
                <text:p>62.0735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9.3">
                <text:p>79.3</text:p>
              </table:table-cell>
              <table:table-cell office:value-type="float" office:value="77.1">
                <text:p>77.1</text:p>
              </table:table-cell>
              <table:table-cell office:value-type="float" office:value="66.496135">
                <text:p>66.496135</text:p>
              </table:table-cell>
              <table:table-cell office:value-type="float" office:value="97.266572">
                <text:p>97.266572</text:p>
              </table:table-cell>
              <table:table-cell office:value-type="float" office:value="64.678511">
                <text:p>64.6785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9.3">
                <text:p>79.3</text:p>
              </table:table-cell>
              <table:table-cell office:value-type="float" office:value="77.3">
                <text:p>77.3</text:p>
              </table:table-cell>
              <table:table-cell office:value-type="float" office:value="66.64429">
                <text:p>66.64429</text:p>
              </table:table-cell>
              <table:table-cell office:value-type="float" office:value="97.49547">
                <text:p>97.49547</text:p>
              </table:table-cell>
              <table:table-cell office:value-type="float" office:value="64.975163">
                <text:p>64.9751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0">
                <text:p>80</text:p>
              </table:table-cell>
              <table:table-cell office:value-type="float" office:value="78.1">
                <text:p>78.1</text:p>
              </table:table-cell>
              <table:table-cell office:value-type="float" office:value="66.880926">
                <text:p>66.880926</text:p>
              </table:table-cell>
              <table:table-cell office:value-type="float" office:value="97.517945">
                <text:p>97.517945</text:p>
              </table:table-cell>
              <table:table-cell office:value-type="float" office:value="65.220905">
                <text:p>65.2209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2">
                <text:p>82</text:p>
              </table:table-cell>
              <table:table-cell office:value-type="float" office:value="78.4">
                <text:p>78.4</text:p>
              </table:table-cell>
              <table:table-cell office:value-type="float" office:value="65.665081">
                <text:p>65.665081</text:p>
              </table:table-cell>
              <table:table-cell office:value-type="float" office:value="95.596938">
                <text:p>95.596938</text:p>
              </table:table-cell>
              <table:table-cell office:value-type="float" office:value="62.773806">
                <text:p>62.7738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9.5">
                <text:p>79.5</text:p>
              </table:table-cell>
              <table:table-cell office:value-type="float" office:value="78.1">
                <text:p>78.1</text:p>
              </table:table-cell>
              <table:table-cell office:value-type="float" office:value="67.273353">
                <text:p>67.273353</text:p>
              </table:table-cell>
              <table:table-cell office:value-type="float" office:value="98.181818">
                <text:p>98.181818</text:p>
              </table:table-cell>
              <table:table-cell office:value-type="float" office:value="66.050202">
                <text:p>66.0502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1.5">
                <text:p>81.5</text:p>
              </table:table-cell>
              <table:table-cell office:value-type="float" office:value="78.8">
                <text:p>78.8</text:p>
              </table:table-cell>
              <table:table-cell office:value-type="float" office:value="66.277424">
                <text:p>66.277424</text:p>
              </table:table-cell>
              <table:table-cell office:value-type="float" office:value="96.670035">
                <text:p>96.670035</text:p>
              </table:table-cell>
              <table:table-cell office:value-type="float" office:value="64.070409">
                <text:p>64.0704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0.8">
                <text:p>80.8</text:p>
              </table:table-cell>
              <table:table-cell office:value-type="float" office:value="77.7">
                <text:p>77.7</text:p>
              </table:table-cell>
              <table:table-cell office:value-type="float" office:value="66.04184">
                <text:p>66.04184</text:p>
              </table:table-cell>
              <table:table-cell office:value-type="float" office:value="96.197861">
                <text:p>96.197861</text:p>
              </table:table-cell>
              <table:table-cell office:value-type="float" office:value="63.530837">
                <text:p>63.5308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0.2">
                <text:p>80.2</text:p>
              </table:table-cell>
              <table:table-cell office:value-type="float" office:value="78.2">
                <text:p>78.2</text:p>
              </table:table-cell>
              <table:table-cell office:value-type="float" office:value="66.708335">
                <text:p>66.708335</text:p>
              </table:table-cell>
              <table:table-cell office:value-type="float" office:value="97.519406">
                <text:p>97.519406</text:p>
              </table:table-cell>
              <table:table-cell office:value-type="float" office:value="65.053572">
                <text:p>65.0535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9.7">
                <text:p>79.7</text:p>
              </table:table-cell>
              <table:table-cell office:value-type="float" office:value="77.1">
                <text:p>77.1</text:p>
              </table:table-cell>
              <table:table-cell office:value-type="float" office:value="66.083334">
                <text:p>66.083334</text:p>
              </table:table-cell>
              <table:table-cell office:value-type="float" office:value="96.824351">
                <text:p>96.824351</text:p>
              </table:table-cell>
              <table:table-cell office:value-type="float" office:value="63.984759">
                <text:p>63.9847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2">
                <text:p>82</text:p>
              </table:table-cell>
              <table:table-cell office:value-type="float" office:value="79.7">
                <text:p>79.7</text:p>
              </table:table-cell>
              <table:table-cell office:value-type="float" office:value="66.553319">
                <text:p>66.553319</text:p>
              </table:table-cell>
              <table:table-cell office:value-type="float" office:value="97.136564">
                <text:p>97.136564</text:p>
              </table:table-cell>
              <table:table-cell office:value-type="float" office:value="64.647607">
                <text:p>64.6476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0.6">
                <text:p>80.6</text:p>
              </table:table-cell>
              <table:table-cell office:value-type="float" office:value="77.9">
                <text:p>77.9</text:p>
              </table:table-cell>
              <table:table-cell office:value-type="float" office:value="66.410467">
                <text:p>66.410467</text:p>
              </table:table-cell>
              <table:table-cell office:value-type="float" office:value="96.633068">
                <text:p>96.633068</text:p>
              </table:table-cell>
              <table:table-cell office:value-type="float" office:value="64.174472">
                <text:p>64.1744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9.9">
                <text:p>79.9</text:p>
              </table:table-cell>
              <table:table-cell office:value-type="float" office:value="78">
                <text:p>78</text:p>
              </table:table-cell>
              <table:table-cell office:value-type="float" office:value="67.128024">
                <text:p>67.128024</text:p>
              </table:table-cell>
              <table:table-cell office:value-type="float" office:value="97.738577">
                <text:p>97.738577</text:p>
              </table:table-cell>
              <table:table-cell office:value-type="float" office:value="65.609975">
                <text:p>65.6099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0.2">
                <text:p>80.2</text:p>
              </table:table-cell>
              <table:table-cell office:value-type="float" office:value="78.1">
                <text:p>78.1</text:p>
              </table:table-cell>
              <table:table-cell office:value-type="float" office:value="66.558416">
                <text:p>66.558416</text:p>
              </table:table-cell>
              <table:table-cell office:value-type="float" office:value="97.300094">
                <text:p>97.300094</text:p>
              </table:table-cell>
              <table:table-cell office:value-type="float" office:value="64.761401">
                <text:p>64.7614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2">
                <text:p>82</text:p>
              </table:table-cell>
              <table:table-cell office:value-type="float" office:value="79.5">
                <text:p>79.5</text:p>
              </table:table-cell>
              <table:table-cell office:value-type="float" office:value="66.586494">
                <text:p>66.586494</text:p>
              </table:table-cell>
              <table:table-cell office:value-type="float" office:value="96.917284">
                <text:p>96.917284</text:p>
              </table:table-cell>
              <table:table-cell office:value-type="float" office:value="64.533822">
                <text:p>64.5338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1.7">
                <text:p>81.7</text:p>
              </table:table-cell>
              <table:table-cell office:value-type="float" office:value="79.7">
                <text:p>79.7</text:p>
              </table:table-cell>
              <table:table-cell office:value-type="float" office:value="66.879846">
                <text:p>66.879846</text:p>
              </table:table-cell>
              <table:table-cell office:value-type="float" office:value="97.566372">
                <text:p>97.566372</text:p>
              </table:table-cell>
              <table:table-cell office:value-type="float" office:value="65.252239">
                <text:p>65.2522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1.5">
                <text:p>81.5</text:p>
              </table:table-cell>
              <table:table-cell office:value-type="float" office:value="78.1">
                <text:p>78.1</text:p>
              </table:table-cell>
              <table:table-cell office:value-type="float" office:value="65.813605">
                <text:p>65.813605</text:p>
              </table:table-cell>
              <table:table-cell office:value-type="float" office:value="95.788162">
                <text:p>95.788162</text:p>
              </table:table-cell>
              <table:table-cell office:value-type="float" office:value="63.041643">
                <text:p>63.0416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1.7">
                <text:p>81.7</text:p>
              </table:table-cell>
              <table:table-cell office:value-type="float" office:value="79">
                <text:p>79</text:p>
              </table:table-cell>
              <table:table-cell office:value-type="float" office:value="66.685908">
                <text:p>66.685908</text:p>
              </table:table-cell>
              <table:table-cell office:value-type="float" office:value="96.680429">
                <text:p>96.680429</text:p>
              </table:table-cell>
              <table:table-cell office:value-type="float" office:value="64.472223">
                <text:p>64.4722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0.2">
                <text:p>80.2</text:p>
              </table:table-cell>
              <table:table-cell office:value-type="float" office:value="77.5">
                <text:p>77.5</text:p>
              </table:table-cell>
              <table:table-cell office:value-type="float" office:value="66.072085">
                <text:p>66.072085</text:p>
              </table:table-cell>
              <table:table-cell office:value-type="float" office:value="96.621622">
                <text:p>96.621622</text:p>
              </table:table-cell>
              <table:table-cell office:value-type="float" office:value="63.83992">
                <text:p>63.839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9.9">
                <text:p>79.9</text:p>
              </table:table-cell>
              <table:table-cell office:value-type="float" office:value="77.7">
                <text:p>77.7</text:p>
              </table:table-cell>
              <table:table-cell office:value-type="float" office:value="66.539237">
                <text:p>66.539237</text:p>
              </table:table-cell>
              <table:table-cell office:value-type="float" office:value="97.287155">
                <text:p>97.287155</text:p>
              </table:table-cell>
              <table:table-cell office:value-type="float" office:value="64.734131">
                <text:p>64.7341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0.4">
                <text:p>80.4</text:p>
              </table:table-cell>
              <table:table-cell office:value-type="float" office:value="77.5">
                <text:p>77.5</text:p>
              </table:table-cell>
              <table:table-cell office:value-type="float" office:value="65.887439">
                <text:p>65.887439</text:p>
              </table:table-cell>
              <table:table-cell office:value-type="float" office:value="96.401385">
                <text:p>96.401385</text:p>
              </table:table-cell>
              <table:table-cell office:value-type="float" office:value="63.516404">
                <text:p>63.5164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0">
                <text:p>80</text:p>
              </table:table-cell>
              <table:table-cell office:value-type="float" office:value="78.2">
                <text:p>78.2</text:p>
              </table:table-cell>
              <table:table-cell office:value-type="float" office:value="66.864454">
                <text:p>66.864454</text:p>
              </table:table-cell>
              <table:table-cell office:value-type="float" office:value="97.740581">
                <text:p>97.740581</text:p>
              </table:table-cell>
              <table:table-cell office:value-type="float" office:value="65.353706">
                <text:p>65.3537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9.9">
                <text:p>79.9</text:p>
              </table:table-cell>
              <table:table-cell office:value-type="float" office:value="77.7">
                <text:p>77.7</text:p>
              </table:table-cell>
              <table:table-cell office:value-type="float" office:value="66.430757">
                <text:p>66.430757</text:p>
              </table:table-cell>
              <table:table-cell office:value-type="float" office:value="97.284866">
                <text:p>97.284866</text:p>
              </table:table-cell>
              <table:table-cell office:value-type="float" office:value="64.627073">
                <text:p>64.6270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1.1">
                <text:p>81.1</text:p>
              </table:table-cell>
              <table:table-cell office:value-type="float" office:value="78.6">
                <text:p>78.6</text:p>
              </table:table-cell>
              <table:table-cell office:value-type="float" office:value="66.139322">
                <text:p>66.139322</text:p>
              </table:table-cell>
              <table:table-cell office:value-type="float" office:value="96.879905">
                <text:p>96.879905</text:p>
              </table:table-cell>
              <table:table-cell office:value-type="float" office:value="64.075712">
                <text:p>64.0757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1.3">
                <text:p>81.3</text:p>
              </table:table-cell>
              <table:table-cell office:value-type="float" office:value="79.1">
                <text:p>79.1</text:p>
              </table:table-cell>
              <table:table-cell office:value-type="float" office:value="66.653842">
                <text:p>66.653842</text:p>
              </table:table-cell>
              <table:table-cell office:value-type="float" office:value="97.331283">
                <text:p>97.331283</text:p>
              </table:table-cell>
              <table:table-cell office:value-type="float" office:value="64.87504">
                <text:p>64.875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1.3">
                <text:p>81.3</text:p>
              </table:table-cell>
              <table:table-cell office:value-type="float" office:value="77.5">
                <text:p>77.5</text:p>
              </table:table-cell>
              <table:table-cell office:value-type="float" office:value="65.708135">
                <text:p>65.708135</text:p>
              </table:table-cell>
              <table:table-cell office:value-type="float" office:value="95.333333">
                <text:p>95.333333</text:p>
              </table:table-cell>
              <table:table-cell office:value-type="float" office:value="62.641755">
                <text:p>62.6417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9.9">
                <text:p>79.9</text:p>
              </table:table-cell>
              <table:table-cell office:value-type="float" office:value="79">
                <text:p>79</text:p>
              </table:table-cell>
              <table:table-cell office:value-type="float" office:value="67.93894">
                <text:p>67.93894</text:p>
              </table:table-cell>
              <table:table-cell office:value-type="float" office:value="98.86981">
                <text:p>98.86981</text:p>
              </table:table-cell>
              <table:table-cell office:value-type="float" office:value="67.171101">
                <text:p>67.1711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1.1">
                <text:p>81.1</text:p>
              </table:table-cell>
              <table:table-cell office:value-type="float" office:value="77">
                <text:p>77</text:p>
              </table:table-cell>
              <table:table-cell office:value-type="float" office:value="65.236706">
                <text:p>65.236706</text:p>
              </table:table-cell>
              <table:table-cell office:value-type="float" office:value="94.876478">
                <text:p>94.876478</text:p>
              </table:table-cell>
              <table:table-cell office:value-type="float" office:value="61.89429">
                <text:p>61.894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0.6">
                <text:p>80.6</text:p>
              </table:table-cell>
              <table:table-cell office:value-type="float" office:value="78.4">
                <text:p>78.4</text:p>
              </table:table-cell>
              <table:table-cell office:value-type="float" office:value="66.761924">
                <text:p>66.761924</text:p>
              </table:table-cell>
              <table:table-cell office:value-type="float" office:value="97.30637">
                <text:p>97.30637</text:p>
              </table:table-cell>
              <table:table-cell office:value-type="float" office:value="64.963605">
                <text:p>64.9636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9.5">
                <text:p>79.5</text:p>
              </table:table-cell>
              <table:table-cell office:value-type="float" office:value="76.8">
                <text:p>76.8</text:p>
              </table:table-cell>
              <table:table-cell office:value-type="float" office:value="66.485905">
                <text:p>66.485905</text:p>
              </table:table-cell>
              <table:table-cell office:value-type="float" office:value="96.587836">
                <text:p>96.587836</text:p>
              </table:table-cell>
              <table:table-cell office:value-type="float" office:value="64.217297">
                <text:p>64.2172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0.8">
                <text:p>80.8</text:p>
              </table:table-cell>
              <table:table-cell office:value-type="float" office:value="79.1">
                <text:p>79.1</text:p>
              </table:table-cell>
              <table:table-cell office:value-type="float" office:value="67.02223">
                <text:p>67.02223</text:p>
              </table:table-cell>
              <table:table-cell office:value-type="float" office:value="97.985215">
                <text:p>97.985215</text:p>
              </table:table-cell>
              <table:table-cell office:value-type="float" office:value="65.671876">
                <text:p>65.6718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0.6">
                <text:p>80.6</text:p>
              </table:table-cell>
              <table:table-cell office:value-type="float" office:value="78.4">
                <text:p>78.4</text:p>
              </table:table-cell>
              <table:table-cell office:value-type="float" office:value="66.620982">
                <text:p>66.620982</text:p>
              </table:table-cell>
              <table:table-cell office:value-type="float" office:value="97.31143">
                <text:p>97.31143</text:p>
              </table:table-cell>
              <table:table-cell office:value-type="float" office:value="64.82983">
                <text:p>64.829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1.7">
                <text:p>81.7</text:p>
              </table:table-cell>
              <table:table-cell office:value-type="float" office:value="78.4">
                <text:p>78.4</text:p>
              </table:table-cell>
              <table:table-cell office:value-type="float" office:value="65.828552">
                <text:p>65.828552</text:p>
              </table:table-cell>
              <table:table-cell office:value-type="float" office:value="96.015577">
                <text:p>96.015577</text:p>
              </table:table-cell>
              <table:table-cell office:value-type="float" office:value="63.205664">
                <text:p>63.2056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9.5">
                <text:p>79.5</text:p>
              </table:table-cell>
              <table:table-cell office:value-type="float" office:value="77">
                <text:p>77</text:p>
              </table:table-cell>
              <table:table-cell office:value-type="float" office:value="66.276514">
                <text:p>66.276514</text:p>
              </table:table-cell>
              <table:table-cell office:value-type="float" office:value="96.819197">
                <text:p>96.819197</text:p>
              </table:table-cell>
              <table:table-cell office:value-type="float" office:value="64.168388">
                <text:p>64.1683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0.6">
                <text:p>80.6</text:p>
              </table:table-cell>
              <table:table-cell office:value-type="float" office:value="78">
                <text:p>78</text:p>
              </table:table-cell>
              <table:table-cell office:value-type="float" office:value="66.938826">
                <text:p>66.938826</text:p>
              </table:table-cell>
              <table:table-cell office:value-type="float" office:value="96.85908">
                <text:p>96.85908</text:p>
              </table:table-cell>
              <table:table-cell office:value-type="float" office:value="64.836332">
                <text:p>64.8363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0">
                <text:p>80</text:p>
              </table:table-cell>
              <table:table-cell office:value-type="float" office:value="77.9">
                <text:p>77.9</text:p>
              </table:table-cell>
              <table:table-cell office:value-type="float" office:value="66.841349">
                <text:p>66.841349</text:p>
              </table:table-cell>
              <table:table-cell office:value-type="float" office:value="97.292209">
                <text:p>97.292209</text:p>
              </table:table-cell>
              <table:table-cell office:value-type="float" office:value="65.031425">
                <text:p>65.0314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0.6">
                <text:p>80.6</text:p>
              </table:table-cell>
              <table:table-cell office:value-type="float" office:value="79">
                <text:p>79</text:p>
              </table:table-cell>
              <table:table-cell office:value-type="float" office:value="67.127014">
                <text:p>67.127014</text:p>
              </table:table-cell>
              <table:table-cell office:value-type="float" office:value="97.981029">
                <text:p>97.981029</text:p>
              </table:table-cell>
              <table:table-cell office:value-type="float" office:value="65.771739">
                <text:p>65.77173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1.3">
                <text:p>81.3</text:p>
              </table:table-cell>
              <table:table-cell office:value-type="float" office:value="77.5">
                <text:p>77.5</text:p>
              </table:table-cell>
              <table:table-cell office:value-type="float" office:value="65.646016">
                <text:p>65.646016</text:p>
              </table:table-cell>
              <table:table-cell office:value-type="float" office:value="95.331082">
                <text:p>95.331082</text:p>
              </table:table-cell>
              <table:table-cell office:value-type="float" office:value="62.581057">
                <text:p>62.5810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0.4">
                <text:p>80.4</text:p>
              </table:table-cell>
              <table:table-cell office:value-type="float" office:value="78.8">
                <text:p>78.8</text:p>
              </table:table-cell>
              <table:table-cell office:value-type="float" office:value="67.259542">
                <text:p>67.259542</text:p>
              </table:table-cell>
              <table:table-cell office:value-type="float" office:value="97.976852">
                <text:p>97.976852</text:p>
              </table:table-cell>
              <table:table-cell office:value-type="float" office:value="65.898782">
                <text:p>65.8987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1.1">
                <text:p>81.1</text:p>
              </table:table-cell>
              <table:table-cell office:value-type="float" office:value="78.8">
                <text:p>78.8</text:p>
              </table:table-cell>
              <table:table-cell office:value-type="float" office:value="66.353269">
                <text:p>66.353269</text:p>
              </table:table-cell>
              <table:table-cell office:value-type="float" office:value="97.101476">
                <text:p>97.101476</text:p>
              </table:table-cell>
              <table:table-cell office:value-type="float" office:value="64.430004">
                <text:p>64.4300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1.3">
                <text:p>81.3</text:p>
              </table:table-cell>
              <table:table-cell office:value-type="float" office:value="79.5">
                <text:p>79.5</text:p>
              </table:table-cell>
              <table:table-cell office:value-type="float" office:value="67.150988">
                <text:p>67.150988</text:p>
              </table:table-cell>
              <table:table-cell office:value-type="float" office:value="97.777322">
                <text:p>97.777322</text:p>
              </table:table-cell>
              <table:table-cell office:value-type="float" office:value="65.658438">
                <text:p>65.6584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1.8">
                <text:p>81.8</text:p>
              </table:table-cell>
              <table:table-cell office:value-type="float" office:value="77.5">
                <text:p>77.5</text:p>
              </table:table-cell>
              <table:table-cell office:value-type="float" office:value="65.331333">
                <text:p>65.331333</text:p>
              </table:table-cell>
              <table:table-cell office:value-type="float" office:value="94.701076">
                <text:p>94.701076</text:p>
              </table:table-cell>
              <table:table-cell office:value-type="float" office:value="61.869475">
                <text:p>61.8694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9.7">
                <text:p>79.7</text:p>
              </table:table-cell>
              <table:table-cell office:value-type="float" office:value="77.3">
                <text:p>77.3</text:p>
              </table:table-cell>
              <table:table-cell office:value-type="float" office:value="66.592908">
                <text:p>66.592908</text:p>
              </table:table-cell>
              <table:table-cell office:value-type="float" office:value="97.054184">
                <text:p>97.054184</text:p>
              </table:table-cell>
              <table:table-cell office:value-type="float" office:value="64.631204">
                <text:p>64.6312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8.6">
                <text:p>78.6</text:p>
              </table:table-cell>
              <table:table-cell office:value-type="float" office:value="76.1">
                <text:p>76.1</text:p>
              </table:table-cell>
              <table:table-cell office:value-type="float" office:value="66.465785">
                <text:p>66.465785</text:p>
              </table:table-cell>
              <table:table-cell office:value-type="float" office:value="96.780549">
                <text:p>96.780549</text:p>
              </table:table-cell>
              <table:table-cell office:value-type="float" office:value="64.325951">
                <text:p>64.3259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9.3">
                <text:p>79.3</text:p>
              </table:table-cell>
              <table:table-cell office:value-type="float" office:value="77.5">
                <text:p>77.5</text:p>
              </table:table-cell>
              <table:table-cell office:value-type="float" office:value="66.621921">
                <text:p>66.621921</text:p>
              </table:table-cell>
              <table:table-cell office:value-type="float" office:value="97.722096">
                <text:p>97.722096</text:p>
              </table:table-cell>
              <table:table-cell office:value-type="float" office:value="65.104338">
                <text:p>65.1043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9">
                <text:p>79</text:p>
              </table:table-cell>
              <table:table-cell office:value-type="float" office:value="76.6">
                <text:p>76.6</text:p>
              </table:table-cell>
              <table:table-cell office:value-type="float" office:value="66.214465">
                <text:p>66.214465</text:p>
              </table:table-cell>
              <table:table-cell office:value-type="float" office:value="97.024116">
                <text:p>97.024116</text:p>
              </table:table-cell>
              <table:table-cell office:value-type="float" office:value="64.243999">
                <text:p>64.2439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9.1">
                <text:p>79.1</text:p>
              </table:table-cell>
              <table:table-cell office:value-type="float" office:value="75">
                <text:p>75</text:p>
              </table:table-cell>
              <table:table-cell office:value-type="float" office:value="64.289636">
                <text:p>64.289636</text:p>
              </table:table-cell>
              <table:table-cell office:value-type="float" office:value="94.748858">
                <text:p>94.748858</text:p>
              </table:table-cell>
              <table:table-cell office:value-type="float" office:value="60.913696">
                <text:p>60.913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6.6">
                <text:p>76.6</text:p>
              </table:table-cell>
              <table:table-cell office:value-type="float" office:value="73.7">
                <text:p>73.7</text:p>
              </table:table-cell>
              <table:table-cell office:value-type="float" office:value="65.392268">
                <text:p>65.392268</text:p>
              </table:table-cell>
              <table:table-cell office:value-type="float" office:value="96.22428">
                <text:p>96.22428</text:p>
              </table:table-cell>
              <table:table-cell office:value-type="float" office:value="62.92324">
                <text:p>62.923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7.1">
                <text:p>77.1</text:p>
              </table:table-cell>
              <table:table-cell office:value-type="float" office:value="75.7">
                <text:p>75.7</text:p>
              </table:table-cell>
              <table:table-cell office:value-type="float" office:value="66.825793">
                <text:p>66.825793</text:p>
              </table:table-cell>
              <table:table-cell office:value-type="float" office:value="98.126381">
                <text:p>98.126381</text:p>
              </table:table-cell>
              <table:table-cell office:value-type="float" office:value="65.573732">
                <text:p>65.5737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8.8">
                <text:p>78.8</text:p>
              </table:table-cell>
              <table:table-cell office:value-type="float" office:value="76.2">
                <text:p>76.2</text:p>
              </table:table-cell>
              <table:table-cell office:value-type="float" office:value="66.180165">
                <text:p>66.180165</text:p>
              </table:table-cell>
              <table:table-cell office:value-type="float" office:value="96.785715">
                <text:p>96.785715</text:p>
              </table:table-cell>
              <table:table-cell office:value-type="float" office:value="64.052946">
                <text:p>64.0529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7.9">
                <text:p>77.9</text:p>
              </table:table-cell>
              <table:table-cell office:value-type="float" office:value="76.1">
                <text:p>76.1</text:p>
              </table:table-cell>
              <table:table-cell office:value-type="float" office:value="66.525564">
                <text:p>66.525564</text:p>
              </table:table-cell>
              <table:table-cell office:value-type="float" office:value="97.676678">
                <text:p>97.676678</text:p>
              </table:table-cell>
              <table:table-cell office:value-type="float" office:value="64.979961">
                <text:p>64.9799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9.1">
                <text:p>79.1</text:p>
              </table:table-cell>
              <table:table-cell office:value-type="float" office:value="76.1">
                <text:p>76.1</text:p>
              </table:table-cell>
              <table:table-cell office:value-type="float" office:value="65.860662">
                <text:p>65.860662</text:p>
              </table:table-cell>
              <table:table-cell office:value-type="float" office:value="96.116434">
                <text:p>96.116434</text:p>
              </table:table-cell>
              <table:table-cell office:value-type="float" office:value="63.30292">
                <text:p>63.302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8.2">
                <text:p>78.2</text:p>
              </table:table-cell>
              <table:table-cell office:value-type="float" office:value="75">
                <text:p>75</text:p>
              </table:table-cell>
              <table:table-cell office:value-type="float" office:value="65.468231">
                <text:p>65.468231</text:p>
              </table:table-cell>
              <table:table-cell office:value-type="float" office:value="95.845086">
                <text:p>95.845086</text:p>
              </table:table-cell>
              <table:table-cell office:value-type="float" office:value="62.748083">
                <text:p>62.7480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6.2">
                <text:p>76.2</text:p>
              </table:table-cell>
              <table:table-cell office:value-type="float" office:value="75">
                <text:p>75</text:p>
              </table:table-cell>
              <table:table-cell office:value-type="float" office:value="67.018195">
                <text:p>67.018195</text:p>
              </table:table-cell>
              <table:table-cell office:value-type="float" office:value="98.347755">
                <text:p>98.347755</text:p>
              </table:table-cell>
              <table:table-cell office:value-type="float" office:value="65.91089">
                <text:p>65.910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6.6">
                <text:p>76.6</text:p>
              </table:table-cell>
              <table:table-cell office:value-type="float" office:value="73.4">
                <text:p>73.4</text:p>
              </table:table-cell>
              <table:table-cell office:value-type="float" office:value="64.877256">
                <text:p>64.877256</text:p>
              </table:table-cell>
              <table:table-cell office:value-type="float" office:value="95.754717">
                <text:p>95.754717</text:p>
              </table:table-cell>
              <table:table-cell office:value-type="float" office:value="62.123033">
                <text:p>62.1230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7.1">
                <text:p>77.1</text:p>
              </table:table-cell>
              <table:table-cell office:value-type="float" office:value="75.7">
                <text:p>75.7</text:p>
              </table:table-cell>
              <table:table-cell office:value-type="float" office:value="66.856026">
                <text:p>66.856026</text:p>
              </table:table-cell>
              <table:table-cell office:value-type="float" office:value="98.124344">
                <text:p>98.124344</text:p>
              </table:table-cell>
              <table:table-cell office:value-type="float" office:value="65.602037">
                <text:p>65.6020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7.5">
                <text:p>77.5</text:p>
              </table:table-cell>
              <table:table-cell office:value-type="float" office:value="74.6">
                <text:p>74.6</text:p>
              </table:table-cell>
              <table:table-cell office:value-type="float" office:value="65.482616">
                <text:p>65.482616</text:p>
              </table:table-cell>
              <table:table-cell office:value-type="float" office:value="96.275527">
                <text:p>96.275527</text:p>
              </table:table-cell>
              <table:table-cell office:value-type="float" office:value="63.043733">
                <text:p>63.0437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6.8">
                <text:p>76.8</text:p>
              </table:table-cell>
              <table:table-cell office:value-type="float" office:value="74.8">
                <text:p>74.8</text:p>
              </table:table-cell>
              <table:table-cell office:value-type="float" office:value="66.357965">
                <text:p>66.357965</text:p>
              </table:table-cell>
              <table:table-cell office:value-type="float" office:value="97.416106">
                <text:p>97.416106</text:p>
              </table:table-cell>
              <table:table-cell office:value-type="float" office:value="64.643346">
                <text:p>64.6433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7.3">
                <text:p>77.3</text:p>
              </table:table-cell>
              <table:table-cell office:value-type="float" office:value="74.1">
                <text:p>74.1</text:p>
              </table:table-cell>
              <table:table-cell office:value-type="float" office:value="65.330469">
                <text:p>65.330469</text:p>
              </table:table-cell>
              <table:table-cell office:value-type="float" office:value="95.791158">
                <text:p>95.791158</text:p>
              </table:table-cell>
              <table:table-cell office:value-type="float" office:value="62.580813">
                <text:p>62.5808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7">
                <text:p>77</text:p>
              </table:table-cell>
              <table:table-cell office:value-type="float" office:value="74.8">
                <text:p>74.8</text:p>
              </table:table-cell>
              <table:table-cell office:value-type="float" office:value="66.04448">
                <text:p>66.04448</text:p>
              </table:table-cell>
              <table:table-cell office:value-type="float" office:value="97.18095">
                <text:p>97.18095</text:p>
              </table:table-cell>
              <table:table-cell office:value-type="float" office:value="64.182653">
                <text:p>64.1826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7.9">
                <text:p>77.9</text:p>
              </table:table-cell>
              <table:table-cell office:value-type="float" office:value="75.3">
                <text:p>75.3</text:p>
              </table:table-cell>
              <table:table-cell office:value-type="float" office:value="65.829241">
                <text:p>65.829241</text:p>
              </table:table-cell>
              <table:table-cell office:value-type="float" office:value="96.745528">
                <text:p>96.745528</text:p>
              </table:table-cell>
              <table:table-cell office:value-type="float" office:value="63.686846">
                <text:p>63.6868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6.8">
                <text:p>76.8</text:p>
              </table:table-cell>
              <table:table-cell office:value-type="float" office:value="75.3">
                <text:p>75.3</text:p>
              </table:table-cell>
              <table:table-cell office:value-type="float" office:value="66.719543">
                <text:p>66.719543</text:p>
              </table:table-cell>
              <table:table-cell office:value-type="float" office:value="98.119763">
                <text:p>98.119763</text:p>
              </table:table-cell>
              <table:table-cell office:value-type="float" office:value="65.465058">
                <text:p>65.4650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7">
                <text:p>77</text:p>
              </table:table-cell>
              <table:table-cell office:value-type="float" office:value="73.4">
                <text:p>73.4</text:p>
              </table:table-cell>
              <table:table-cell office:value-type="float" office:value="64.715771">
                <text:p>64.715771</text:p>
              </table:table-cell>
              <table:table-cell office:value-type="float" office:value="95.30295">
                <text:p>95.30295</text:p>
              </table:table-cell>
              <table:table-cell office:value-type="float" office:value="61.676038">
                <text:p>61.6760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5.9">
                <text:p>75.9</text:p>
              </table:table-cell>
              <table:table-cell office:value-type="float" office:value="73.9">
                <text:p>73.9</text:p>
              </table:table-cell>
              <table:table-cell office:value-type="float" office:value="66.045328">
                <text:p>66.045328</text:p>
              </table:table-cell>
              <table:table-cell office:value-type="float" office:value="97.379883">
                <text:p>97.379883</text:p>
              </table:table-cell>
              <table:table-cell office:value-type="float" office:value="64.314863">
                <text:p>64.3148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5.9">
                <text:p>75.9</text:p>
              </table:table-cell>
              <table:table-cell office:value-type="float" office:value="73.5">
                <text:p>73.5</text:p>
              </table:table-cell>
              <table:table-cell office:value-type="float" office:value="65.824419">
                <text:p>65.824419</text:p>
              </table:table-cell>
              <table:table-cell office:value-type="float" office:value="96.902633">
                <text:p>96.902633</text:p>
              </table:table-cell>
              <table:table-cell office:value-type="float" office:value="63.785595">
                <text:p>63.7855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6.8">
                <text:p>76.8</text:p>
              </table:table-cell>
              <table:table-cell office:value-type="float" office:value="76.1">
                <text:p>76.1</text:p>
              </table:table-cell>
              <table:table-cell office:value-type="float" office:value="67.213321">
                <text:p>67.213321</text:p>
              </table:table-cell>
              <table:table-cell office:value-type="float" office:value="99.065343">
                <text:p>99.065343</text:p>
              </table:table-cell>
              <table:table-cell office:value-type="float" office:value="66.585107">
                <text:p>66.5851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8.1">
                <text:p>78.1</text:p>
              </table:table-cell>
              <table:table-cell office:value-type="float" office:value="74.1">
                <text:p>74.1</text:p>
              </table:table-cell>
              <table:table-cell office:value-type="float" office:value="64.637855">
                <text:p>64.637855</text:p>
              </table:table-cell>
              <table:table-cell office:value-type="float" office:value="94.909271">
                <text:p>94.909271</text:p>
              </table:table-cell>
              <table:table-cell office:value-type="float" office:value="61.347316">
                <text:p>61.3473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6.2">
                <text:p>76.2</text:p>
              </table:table-cell>
              <table:table-cell office:value-type="float" office:value="74.3">
                <text:p>74.3</text:p>
              </table:table-cell>
              <table:table-cell office:value-type="float" office:value="65.880666">
                <text:p>65.880666</text:p>
              </table:table-cell>
              <table:table-cell office:value-type="float" office:value="97.393422">
                <text:p>97.393422</text:p>
              </table:table-cell>
              <table:table-cell office:value-type="float" office:value="64.163435">
                <text:p>64.1634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5.7">
                <text:p>75.7</text:p>
              </table:table-cell>
              <table:table-cell office:value-type="float" office:value="73.4">
                <text:p>73.4</text:p>
              </table:table-cell>
              <table:table-cell office:value-type="float" office:value="65.73153">
                <text:p>65.73153</text:p>
              </table:table-cell>
              <table:table-cell office:value-type="float" office:value="96.892937">
                <text:p>96.892937</text:p>
              </table:table-cell>
              <table:table-cell office:value-type="float" office:value="63.68921">
                <text:p>63.689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6.1">
                <text:p>76.1</text:p>
              </table:table-cell>
              <table:table-cell office:value-type="float" office:value="73.7">
                <text:p>73.7</text:p>
              </table:table-cell>
              <table:table-cell office:value-type="float" office:value="65.414663">
                <text:p>65.414663</text:p>
              </table:table-cell>
              <table:table-cell office:value-type="float" office:value="96.912114">
                <text:p>96.912114</text:p>
              </table:table-cell>
              <table:table-cell office:value-type="float" office:value="63.394733">
                <text:p>63.3947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5.3">
                <text:p>75.3</text:p>
              </table:table-cell>
              <table:table-cell office:value-type="float" office:value="73.5">
                <text:p>73.5</text:p>
              </table:table-cell>
              <table:table-cell office:value-type="float" office:value="66.047603">
                <text:p>66.047603</text:p>
              </table:table-cell>
              <table:table-cell office:value-type="float" office:value="97.602918">
                <text:p>97.602918</text:p>
              </table:table-cell>
              <table:table-cell office:value-type="float" office:value="64.464388">
                <text:p>64.4643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6.4">
                <text:p>76.4</text:p>
              </table:table-cell>
              <table:table-cell office:value-type="float" office:value="73.2">
                <text:p>73.2</text:p>
              </table:table-cell>
              <table:table-cell office:value-type="float" office:value="64.813443">
                <text:p>64.813443</text:p>
              </table:table-cell>
              <table:table-cell office:value-type="float" office:value="95.738232">
                <text:p>95.738232</text:p>
              </table:table-cell>
              <table:table-cell office:value-type="float" office:value="62.051244">
                <text:p>62.0512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5.9">
                <text:p>75.9</text:p>
              </table:table-cell>
              <table:table-cell office:value-type="float" office:value="73.2">
                <text:p>73.2</text:p>
              </table:table-cell>
              <table:table-cell office:value-type="float" office:value="65.469201">
                <text:p>65.469201</text:p>
              </table:table-cell>
              <table:table-cell office:value-type="float" office:value="96.427709">
                <text:p>96.427709</text:p>
              </table:table-cell>
              <table:table-cell office:value-type="float" office:value="63.130451">
                <text:p>63.13045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5.2">
                <text:p>75.2</text:p>
              </table:table-cell>
              <table:table-cell office:value-type="float" office:value="73.9">
                <text:p>73.9</text:p>
              </table:table-cell>
              <table:table-cell office:value-type="float" office:value="66.29008">
                <text:p>66.29008</text:p>
              </table:table-cell>
              <table:table-cell office:value-type="float" office:value="98.311874">
                <text:p>98.311874</text:p>
              </table:table-cell>
              <table:table-cell office:value-type="float" office:value="65.17102">
                <text:p>65.171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6.6">
                <text:p>76.6</text:p>
              </table:table-cell>
              <table:table-cell office:value-type="float" office:value="74.8">
                <text:p>74.8</text:p>
              </table:table-cell>
              <table:table-cell office:value-type="float" office:value="65.865413">
                <text:p>65.865413</text:p>
              </table:table-cell>
              <table:table-cell office:value-type="float" office:value="97.639436">
                <text:p>97.639436</text:p>
              </table:table-cell>
              <table:table-cell office:value-type="float" office:value="64.310618">
                <text:p>64.3106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6.2">
                <text:p>76.2</text:p>
              </table:table-cell>
              <table:table-cell office:value-type="float" office:value="73.7">
                <text:p>73.7</text:p>
              </table:table-cell>
              <table:table-cell office:value-type="float" office:value="65.179059">
                <text:p>65.179059</text:p>
              </table:table-cell>
              <table:table-cell office:value-type="float" office:value="96.684504">
                <text:p>96.684504</text:p>
              </table:table-cell>
              <table:table-cell office:value-type="float" office:value="63.01805">
                <text:p>63.018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6.1">
                <text:p>76.1</text:p>
              </table:table-cell>
              <table:table-cell office:value-type="float" office:value="73.9">
                <text:p>73.9</text:p>
              </table:table-cell>
              <table:table-cell office:value-type="float" office:value="65.503413">
                <text:p>65.503413</text:p>
              </table:table-cell>
              <table:table-cell office:value-type="float" office:value="97.146513">
                <text:p>97.146513</text:p>
              </table:table-cell>
              <table:table-cell office:value-type="float" office:value="63.634282">
                <text:p>63.6342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7">
                <text:p>77</text:p>
              </table:table-cell>
              <table:table-cell office:value-type="float" office:value="74.1">
                <text:p>74.1</text:p>
              </table:table-cell>
              <table:table-cell office:value-type="float" office:value="65.380135">
                <text:p>65.380135</text:p>
              </table:table-cell>
              <table:table-cell office:value-type="float" office:value="96.247258">
                <text:p>96.247258</text:p>
              </table:table-cell>
              <table:table-cell office:value-type="float" office:value="62.926587">
                <text:p>62.9265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5.9">
                <text:p>75.9</text:p>
              </table:table-cell>
              <table:table-cell office:value-type="float" office:value="73.2">
                <text:p>73.2</text:p>
              </table:table-cell>
              <table:table-cell office:value-type="float" office:value="65.363332">
                <text:p>65.363332</text:p>
              </table:table-cell>
              <table:table-cell office:value-type="float" office:value="96.427277">
                <text:p>96.427277</text:p>
              </table:table-cell>
              <table:table-cell office:value-type="float" office:value="63.028082">
                <text:p>63.02808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6.1">
                <text:p>76.1</text:p>
              </table:table-cell>
              <table:table-cell office:value-type="float" office:value="74.1">
                <text:p>74.1</text:p>
              </table:table-cell>
              <table:table-cell office:value-type="float" office:value="65.702564">
                <text:p>65.702564</text:p>
              </table:table-cell>
              <table:table-cell office:value-type="float" office:value="97.380811">
                <text:p>97.380811</text:p>
              </table:table-cell>
              <table:table-cell office:value-type="float" office:value="63.98169">
                <text:p>63.981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6.8">
                <text:p>76.8</text:p>
              </table:table-cell>
              <table:table-cell office:value-type="float" office:value="75">
                <text:p>75</text:p>
              </table:table-cell>
              <table:table-cell office:value-type="float" office:value="65.919508">
                <text:p>65.919508</text:p>
              </table:table-cell>
              <table:table-cell office:value-type="float" office:value="97.642922">
                <text:p>97.642922</text:p>
              </table:table-cell>
              <table:table-cell office:value-type="float" office:value="64.365733">
                <text:p>64.3657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7">
                <text:p>77</text:p>
              </table:table-cell>
              <table:table-cell office:value-type="float" office:value="73.7">
                <text:p>73.7</text:p>
              </table:table-cell>
              <table:table-cell office:value-type="float" office:value="65.123024">
                <text:p>65.123024</text:p>
              </table:table-cell>
              <table:table-cell office:value-type="float" office:value="95.774511">
                <text:p>95.774511</text:p>
              </table:table-cell>
              <table:table-cell office:value-type="float" office:value="62.371257">
                <text:p>62.3712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5.3">
                <text:p>75.3</text:p>
              </table:table-cell>
              <table:table-cell office:value-type="float" office:value="72.8">
                <text:p>72.8</text:p>
              </table:table-cell>
              <table:table-cell office:value-type="float" office:value="65.662511">
                <text:p>65.662511</text:p>
              </table:table-cell>
              <table:table-cell office:value-type="float" office:value="96.64912">
                <text:p>96.64912</text:p>
              </table:table-cell>
              <table:table-cell office:value-type="float" office:value="63.462239">
                <text:p>63.4622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3.9">
                <text:p>73.9</text:p>
              </table:table-cell>
              <table:table-cell office:value-type="float" office:value="72.6">
                <text:p>72.6</text:p>
              </table:table-cell>
              <table:table-cell office:value-type="float" office:value="66.341786">
                <text:p>66.341786</text:p>
              </table:table-cell>
              <table:table-cell office:value-type="float" office:value="98.287284">
                <text:p>98.287284</text:p>
              </table:table-cell>
              <table:table-cell office:value-type="float" office:value="65.20554">
                <text:p>65.205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5.5">
                <text:p>75.5</text:p>
              </table:table-cell>
              <table:table-cell office:value-type="float" office:value="73">
                <text:p>73</text:p>
              </table:table-cell>
              <table:table-cell office:value-type="float" office:value="65.233817">
                <text:p>65.233817</text:p>
              </table:table-cell>
              <table:table-cell office:value-type="float" office:value="96.655021">
                <text:p>96.655021</text:p>
              </table:table-cell>
              <table:table-cell office:value-type="float" office:value="63.051759">
                <text:p>63.0517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6.2">
                <text:p>76.2</text:p>
              </table:table-cell>
              <table:table-cell office:value-type="float" office:value="74.1">
                <text:p>74.1</text:p>
              </table:table-cell>
              <table:table-cell office:value-type="float" office:value="65.623596">
                <text:p>65.623596</text:p>
              </table:table-cell>
              <table:table-cell office:value-type="float" office:value="97.16077">
                <text:p>97.16077</text:p>
              </table:table-cell>
              <table:table-cell office:value-type="float" office:value="63.760392">
                <text:p>63.7603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6.6">
                <text:p>76.6</text:p>
              </table:table-cell>
              <table:table-cell office:value-type="float" office:value="74.1">
                <text:p>74.1</text:p>
              </table:table-cell>
              <table:table-cell office:value-type="float" office:value="65.889473">
                <text:p>65.889473</text:p>
              </table:table-cell>
              <table:table-cell office:value-type="float" office:value="96.693728">
                <text:p>96.693728</text:p>
              </table:table-cell>
              <table:table-cell office:value-type="float" office:value="63.710987">
                <text:p>63.7109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7.2">
                <text:p>77.2</text:p>
              </table:table-cell>
              <table:table-cell office:value-type="float" office:value="75">
                <text:p>75</text:p>
              </table:table-cell>
              <table:table-cell office:value-type="float" office:value="65.639917">
                <text:p>65.639917</text:p>
              </table:table-cell>
              <table:table-cell office:value-type="float" office:value="97.188645">
                <text:p>97.188645</text:p>
              </table:table-cell>
              <table:table-cell office:value-type="float" office:value="63.794546">
                <text:p>63.7945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6.4">
                <text:p>76.4</text:p>
              </table:table-cell>
              <table:table-cell office:value-type="float" office:value="73.9">
                <text:p>73.9</text:p>
              </table:table-cell>
              <table:table-cell office:value-type="float" office:value="65.36761">
                <text:p>65.36761</text:p>
              </table:table-cell>
              <table:table-cell office:value-type="float" office:value="96.684944">
                <text:p>96.684944</text:p>
              </table:table-cell>
              <table:table-cell office:value-type="float" office:value="63.200637">
                <text:p>63.2006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5">
                <text:p>75</text:p>
              </table:table-cell>
              <table:table-cell office:value-type="float" office:value="72.6">
                <text:p>72.6</text:p>
              </table:table-cell>
              <table:table-cell office:value-type="float" office:value="65.333865">
                <text:p>65.333865</text:p>
              </table:table-cell>
              <table:table-cell office:value-type="float" office:value="96.864399">
                <text:p>96.864399</text:p>
              </table:table-cell>
              <table:table-cell office:value-type="float" office:value="63.285256">
                <text:p>63.2852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5.7">
                <text:p>75.7</text:p>
              </table:table-cell>
              <table:table-cell office:value-type="float" office:value="73.2">
                <text:p>73.2</text:p>
              </table:table-cell>
              <table:table-cell office:value-type="float" office:value="65.429986">
                <text:p>65.429986</text:p>
              </table:table-cell>
              <table:table-cell office:value-type="float" office:value="96.662913">
                <text:p>96.662913</text:p>
              </table:table-cell>
              <table:table-cell office:value-type="float" office:value="63.24653">
                <text:p>63.246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6.2">
                <text:p>76.2</text:p>
              </table:table-cell>
              <table:table-cell office:value-type="float" office:value="75">
                <text:p>75</text:p>
              </table:table-cell>
              <table:table-cell office:value-type="float" office:value="66.583925">
                <text:p>66.583925</text:p>
              </table:table-cell>
              <table:table-cell office:value-type="float" office:value="98.342216">
                <text:p>98.342216</text:p>
              </table:table-cell>
              <table:table-cell office:value-type="float" office:value="65.480107">
                <text:p>65.4801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7.1">
                <text:p>77.1</text:p>
              </table:table-cell>
              <table:table-cell office:value-type="float" office:value="73.4">
                <text:p>73.4</text:p>
              </table:table-cell>
              <table:table-cell office:value-type="float" office:value="64.860507">
                <text:p>64.860507</text:p>
              </table:table-cell>
              <table:table-cell office:value-type="float" office:value="95.086394">
                <text:p>95.086394</text:p>
              </table:table-cell>
              <table:table-cell office:value-type="float" office:value="61.673518">
                <text:p>61.6735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6.4">
                <text:p>76.4</text:p>
              </table:table-cell>
              <table:table-cell office:value-type="float" office:value="74.8">
                <text:p>74.8</text:p>
              </table:table-cell>
              <table:table-cell office:value-type="float" office:value="66.81657">
                <text:p>66.81657</text:p>
              </table:table-cell>
              <table:table-cell office:value-type="float" office:value="97.873322">
                <text:p>97.873322</text:p>
              </table:table-cell>
              <table:table-cell office:value-type="float" office:value="65.395597">
                <text:p>65.3955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6.4">
                <text:p>76.4</text:p>
              </table:table-cell>
              <table:table-cell office:value-type="float" office:value="74.8">
                <text:p>74.8</text:p>
              </table:table-cell>
              <table:table-cell office:value-type="float" office:value="66.658947">
                <text:p>66.658947</text:p>
              </table:table-cell>
              <table:table-cell office:value-type="float" office:value="97.871336">
                <text:p>97.871336</text:p>
              </table:table-cell>
              <table:table-cell office:value-type="float" office:value="65.240002">
                <text:p>65.2400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7.3">
                <text:p>77.3</text:p>
              </table:table-cell>
              <table:table-cell office:value-type="float" office:value="73.7">
                <text:p>73.7</text:p>
              </table:table-cell>
              <table:table-cell office:value-type="float" office:value="64.7766">
                <text:p>64.7766</text:p>
              </table:table-cell>
              <table:table-cell office:value-type="float" office:value="95.327103">
                <text:p>95.327103</text:p>
              </table:table-cell>
              <table:table-cell office:value-type="float" office:value="61.749656">
                <text:p>61.7496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6.1">
                <text:p>76.1</text:p>
              </table:table-cell>
              <table:table-cell office:value-type="float" office:value="74.6">
                <text:p>74.6</text:p>
              </table:table-cell>
              <table:table-cell office:value-type="float" office:value="67.148985">
                <text:p>67.148985</text:p>
              </table:table-cell>
              <table:table-cell office:value-type="float" office:value="98.099762">
                <text:p>98.099762</text:p>
              </table:table-cell>
              <table:table-cell office:value-type="float" office:value="65.872995">
                <text:p>65.8729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6.4">
                <text:p>76.4</text:p>
              </table:table-cell>
              <table:table-cell office:value-type="float" office:value="74.6">
                <text:p>74.6</text:p>
              </table:table-cell>
              <table:table-cell office:value-type="float" office:value="66.464931">
                <text:p>66.464931</text:p>
              </table:table-cell>
              <table:table-cell office:value-type="float" office:value="97.635934">
                <text:p>97.635934</text:p>
              </table:table-cell>
              <table:table-cell office:value-type="float" office:value="64.893656">
                <text:p>64.8936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8.6">
                <text:p>78.6</text:p>
              </table:table-cell>
              <table:table-cell office:value-type="float" office:value="76.8">
                <text:p>76.8</text:p>
              </table:table-cell>
              <table:table-cell office:value-type="float" office:value="66.465367">
                <text:p>66.465367</text:p>
              </table:table-cell>
              <table:table-cell office:value-type="float" office:value="97.700211">
                <text:p>97.700211</text:p>
              </table:table-cell>
              <table:table-cell office:value-type="float" office:value="64.936803">
                <text:p>64.9368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7.9">
                <text:p>77.9</text:p>
              </table:table-cell>
              <table:table-cell office:value-type="float" office:value="73.4">
                <text:p>73.4</text:p>
              </table:table-cell>
              <table:table-cell office:value-type="float" office:value="64.376247">
                <text:p>64.376247</text:p>
              </table:table-cell>
              <table:table-cell office:value-type="float" office:value="94.196636">
                <text:p>94.196636</text:p>
              </table:table-cell>
              <table:table-cell office:value-type="float" office:value="60.640259">
                <text:p>60.6402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6.1">
                <text:p>76.1</text:p>
              </table:table-cell>
              <table:table-cell office:value-type="float" office:value="74.8">
                <text:p>74.8</text:p>
              </table:table-cell>
              <table:table-cell office:value-type="float" office:value="66.790358">
                <text:p>66.790358</text:p>
              </table:table-cell>
              <table:table-cell office:value-type="float" office:value="98.330828">
                <text:p>98.330828</text:p>
              </table:table-cell>
              <table:table-cell office:value-type="float" office:value="65.675512">
                <text:p>65.6755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6.4">
                <text:p>76.4</text:p>
              </table:table-cell>
              <table:table-cell office:value-type="float" office:value="73.7">
                <text:p>73.7</text:p>
              </table:table-cell>
              <table:table-cell office:value-type="float" office:value="65.792554">
                <text:p>65.792554</text:p>
              </table:table-cell>
              <table:table-cell office:value-type="float" office:value="96.457109">
                <text:p>96.457109</text:p>
              </table:table-cell>
              <table:table-cell office:value-type="float" office:value="63.461596">
                <text:p>63.461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